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1"/>
    <style:font-face style:name="Liberation Sans1" svg:font-family="'Liberation Sans1'"/>
    <style:font-face style:name="Liberation Sans11" svg:font-family="'Liberation Sans11'"/>
    <style:font-face style:name="Liberation Serif" svg:font-family="'Liberation Serif'"/>
    <style:font-face style:name="LiberationSerif" svg:font-family="LiberationSerif"/>
    <style:font-face style:name="Times New Roman" svg:font-family="'Times New Roman'"/>
    <style:font-face style:name="Times New Roman1" svg:font-family="'Times New Roman1'"/>
    <style:font-face style:name="Ubuntu Mono" svg:font-family="'Ubuntu Mon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0.9mm"/>
    </style:style>
    <style:style style:name="co2" style:family="table-column">
      <style:table-column-properties fo:break-before="auto" style:column-width="267.07mm"/>
    </style:style>
    <style:style style:name="co3" style:family="table-column">
      <style:table-column-properties fo:break-before="auto" style:column-width="22.58mm"/>
    </style:style>
    <style:style style:name="co4" style:family="table-column">
      <style:table-column-properties fo:break-before="auto" style:column-width="81.92mm"/>
    </style:style>
    <style:style style:name="co5" style:family="table-column">
      <style:table-column-properties fo:break-before="auto" style:column-width="108.36mm"/>
    </style:style>
    <style:style style:name="co6" style:family="table-column">
      <style:table-column-properties fo:break-before="auto" style:column-width="86.11mm"/>
    </style:style>
    <style:style style:name="co7" style:family="table-column">
      <style:table-column-properties fo:break-before="auto" style:column-width="59.99mm"/>
    </style:style>
    <style:style style:name="co8" style:family="table-column">
      <style:table-column-properties fo:break-before="auto" style:column-width="39.33mm"/>
    </style:style>
    <style:style style:name="co9" style:family="table-column">
      <style:table-column-properties fo:break-before="auto" style:column-width="34.66mm"/>
    </style:style>
    <style:style style:name="co10" style:family="table-column">
      <style:table-column-properties fo:break-before="auto" style:column-width="20.64mm"/>
    </style:style>
    <style:style style:name="co11" style:family="table-column">
      <style:table-column-properties fo:break-before="auto" style:column-width="31.27mm"/>
    </style:style>
    <style:style style:name="co12" style:family="table-column">
      <style:table-column-properties fo:break-before="auto" style:column-width="64.56mm"/>
    </style:style>
    <style:style style:name="co13" style:family="table-column">
      <style:table-column-properties fo:break-before="auto" style:column-width="41.8mm"/>
    </style:style>
    <style:style style:name="co14" style:family="table-column">
      <style:table-column-properties fo:break-before="auto" style:column-width="117.48mm"/>
    </style:style>
    <style:style style:name="co15" style:family="table-column">
      <style:table-column-properties fo:break-before="auto" style:column-width="227.01mm"/>
    </style:style>
    <style:style style:name="co16" style:family="table-column">
      <style:table-column-properties fo:break-before="auto" style:column-width="104.78mm"/>
    </style:style>
    <style:style style:name="co17" style:family="table-column">
      <style:table-column-properties fo:break-before="auto" style:column-width="22.49mm"/>
    </style:style>
    <style:style style:name="co18" style:family="table-column">
      <style:table-column-properties fo:break-before="auto" style:column-width="202.67mm"/>
    </style:style>
    <style:style style:name="co19" style:family="table-column">
      <style:table-column-properties fo:break-before="auto" style:column-width="69.59mm"/>
    </style:style>
    <style:style style:name="co20" style:family="table-column">
      <style:table-column-properties fo:break-before="auto" style:column-width="21.17mm"/>
    </style:style>
    <style:style style:name="co21" style:family="table-column">
      <style:table-column-properties fo:break-before="auto" style:column-width="27.52mm"/>
    </style:style>
    <style:style style:name="co22" style:family="table-column">
      <style:table-column-properties fo:break-before="auto" style:column-width="35.19mm"/>
    </style:style>
    <style:style style:name="co23" style:family="table-column">
      <style:table-column-properties fo:break-before="auto" style:column-width="19.05mm"/>
    </style:style>
    <style:style style:name="co24" style:family="table-column">
      <style:table-column-properties fo:break-before="auto" style:column-width="201.61mm"/>
    </style:style>
    <style:style style:name="co25" style:family="table-column">
      <style:table-column-properties fo:break-before="auto" style:column-width="187.06mm"/>
    </style:style>
    <style:style style:name="co26" style:family="table-column">
      <style:table-column-properties fo:break-before="auto" style:column-width="133.35mm"/>
    </style:style>
    <style:style style:name="co27" style:family="table-column">
      <style:table-column-properties fo:break-before="auto" style:column-width="34.93mm"/>
    </style:style>
    <style:style style:name="co28" style:family="table-column">
      <style:table-column-properties fo:break-before="auto" style:column-width="138.64mm"/>
    </style:style>
    <style:style style:name="co29" style:family="table-column">
      <style:table-column-properties fo:break-before="auto" style:column-width="182.83mm"/>
    </style:style>
    <style:style style:name="co30" style:family="table-column">
      <style:table-column-properties fo:break-before="auto" style:column-width="224.37mm"/>
    </style:style>
    <style:style style:name="co31" style:family="table-column">
      <style:table-column-properties fo:break-before="auto" style:column-width="43.66mm"/>
    </style:style>
    <style:style style:name="co32" style:family="table-column">
      <style:table-column-properties fo:break-before="auto" style:column-width="104.51mm"/>
    </style:style>
    <style:style style:name="co33" style:family="table-column">
      <style:table-column-properties fo:break-before="auto" style:column-width="121.18mm"/>
    </style:style>
    <style:style style:name="co34" style:family="table-column">
      <style:table-column-properties fo:break-before="auto" style:column-width="49.21mm"/>
    </style:style>
    <style:style style:name="co35" style:family="table-column">
      <style:table-column-properties fo:break-before="auto" style:column-width="46.04mm"/>
    </style:style>
    <style:style style:name="co36" style:family="table-column">
      <style:table-column-properties fo:break-before="auto" style:column-width="76.99mm"/>
    </style:style>
    <style:style style:name="co37" style:family="table-column">
      <style:table-column-properties fo:break-before="auto" style:column-width="44.45mm"/>
    </style:style>
    <style:style style:name="co38" style:family="table-column">
      <style:table-column-properties fo:break-before="auto" style:column-width="72.5mm"/>
    </style:style>
    <style:style style:name="co39" style:family="table-column">
      <style:table-column-properties fo:break-before="auto" style:column-width="41.01mm"/>
    </style:style>
    <style:style style:name="co40" style:family="table-column">
      <style:table-column-properties fo:break-before="auto" style:column-width="42.33mm"/>
    </style:style>
    <style:style style:name="co41" style:family="table-column">
      <style:table-column-properties fo:break-before="auto" style:column-width="36.51mm"/>
    </style:style>
    <style:style style:name="co42" style:family="table-column">
      <style:table-column-properties fo:break-before="auto" style:column-width="31.22mm"/>
    </style:style>
    <style:style style:name="co43" style:family="table-column">
      <style:table-column-properties fo:break-before="auto" style:column-width="42.6mm"/>
    </style:style>
    <style:style style:name="co44" style:family="table-column">
      <style:table-column-properties fo:break-before="auto" style:column-width="33.6mm"/>
    </style:style>
    <style:style style:name="co45" style:family="table-column">
      <style:table-column-properties fo:break-before="auto" style:column-width="38.36mm"/>
    </style:style>
    <style:style style:name="co46" style:family="table-column">
      <style:table-column-properties fo:break-before="auto" style:column-width="132.82mm"/>
    </style:style>
    <style:style style:name="co47" style:family="table-column">
      <style:table-column-properties fo:break-before="auto" style:column-width="44.98mm"/>
    </style:style>
    <style:style style:name="co48" style:family="table-column">
      <style:table-column-properties fo:break-before="auto" style:column-width="40.75mm"/>
    </style:style>
    <style:style style:name="co49" style:family="table-column">
      <style:table-column-properties fo:break-before="auto" style:column-width="52.39mm"/>
    </style:style>
    <style:style style:name="co50" style:family="table-column">
      <style:table-column-properties fo:break-before="auto" style:column-width="193.94mm"/>
    </style:style>
    <style:style style:name="co51" style:family="table-column">
      <style:table-column-properties fo:break-before="auto" style:column-width="108.48mm"/>
    </style:style>
    <style:style style:name="co52" style:family="table-column">
      <style:table-column-properties fo:break-before="auto" style:column-width="101.86mm"/>
    </style:style>
    <style:style style:name="co53" style:family="table-column">
      <style:table-column-properties fo:break-before="auto" style:column-width="160.87mm"/>
    </style:style>
    <style:style style:name="co54" style:family="table-column">
      <style:table-column-properties fo:break-before="auto" style:column-width="254.53mm"/>
    </style:style>
    <style:style style:name="co55" style:family="table-column">
      <style:table-column-properties fo:break-before="auto" style:column-width="168.01mm"/>
    </style:style>
    <style:style style:name="co56" style:family="table-column">
      <style:table-column-properties fo:break-before="auto" style:column-width="87.58mm"/>
    </style:style>
    <style:style style:name="co57" style:family="table-column">
      <style:table-column-properties fo:break-before="auto" style:column-width="99.22mm"/>
    </style:style>
    <style:style style:name="co58" style:family="table-column">
      <style:table-column-properties fo:break-before="auto" style:column-width="125.15mm"/>
    </style:style>
    <style:style style:name="co59" style:family="table-column">
      <style:table-column-properties fo:break-before="auto" style:column-width="172.51mm"/>
    </style:style>
    <style:style style:name="co60" style:family="table-column">
      <style:table-column-properties fo:break-before="auto" style:column-width="181.5mm"/>
    </style:style>
    <style:style style:name="co61" style:family="table-column">
      <style:table-column-properties fo:break-before="auto" style:column-width="251.62mm"/>
    </style:style>
    <style:style style:name="co62" style:family="table-column">
      <style:table-column-properties fo:break-before="auto" style:column-width="200.03mm"/>
    </style:style>
    <style:style style:name="co63" style:family="table-column">
      <style:table-column-properties fo:break-before="auto" style:column-width="192.09mm"/>
    </style:style>
    <style:style style:name="co64" style:family="table-column">
      <style:table-column-properties fo:break-before="auto" style:column-width="380.47mm"/>
    </style:style>
    <style:style style:name="co65" style:family="table-column">
      <style:table-column-properties fo:break-before="auto" style:column-width="374.39mm"/>
    </style:style>
    <style:style style:name="co66" style:family="table-column">
      <style:table-column-properties fo:break-before="auto" style:column-width="175.42mm"/>
    </style:style>
    <style:style style:name="co67" style:family="table-column">
      <style:table-column-properties fo:break-before="auto" style:column-width="91.81mm"/>
    </style:style>
    <style:style style:name="co68" style:family="table-column">
      <style:table-column-properties fo:break-before="auto" style:column-width="83.61mm"/>
    </style:style>
    <style:style style:name="co69" style:family="table-column">
      <style:table-column-properties fo:break-before="auto" style:column-width="223.84mm"/>
    </style:style>
    <style:style style:name="ro1" style:family="table-row">
      <style:table-row-properties style:row-height="4.87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4.23mm" fo:break-before="auto" style:use-optimal-row-height="false"/>
    </style:style>
    <style:style style:name="ro4" style:family="table-row">
      <style:table-row-properties style:row-height="86.4mm" fo:break-before="auto" style:use-optimal-row-height="true"/>
    </style:style>
    <style:style style:name="ro5" style:family="table-row">
      <style:table-row-properties style:row-height="16.74mm" fo:break-before="auto" style:use-optimal-row-height="true"/>
    </style:style>
    <style:style style:name="ro6" style:family="table-row">
      <style:table-row-properties style:row-height="15.06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4.45mm" fo:break-before="auto" style:use-optimal-row-height="true"/>
    </style:style>
    <style:style style:name="ro10" style:family="table-row">
      <style:table-row-properties style:row-height="10.04mm" fo:break-before="auto" style:use-optimal-row-height="true"/>
    </style:style>
    <style:style style:name="ro11" style:family="table-row">
      <style:table-row-properties style:row-height="5.26mm" fo:break-before="auto" style:use-optimal-row-height="true"/>
    </style:style>
    <style:style style:name="ro12" style:family="table-row">
      <style:table-row-properties style:row-height="19.76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3.72mm" fo:break-before="auto" style:use-optimal-row-height="true"/>
    </style:style>
    <style:style style:name="ro15" style:family="table-row">
      <style:table-row-properties style:row-height="56.92mm" fo:break-before="auto" style:use-optimal-row-height="true"/>
    </style:style>
    <style:style style:name="ro16" style:family="table-row">
      <style:table-row-properties style:row-height="13.39mm" fo:break-before="auto" style:use-optimal-row-height="true"/>
    </style:style>
    <style:style style:name="ro17" style:family="table-row">
      <style:table-row-properties style:row-height="9.37mm" fo:break-before="auto" style:use-optimal-row-height="true"/>
    </style:style>
    <style:style style:name="ro18" style:family="table-row">
      <style:table-row-properties style:row-height="64.49mm" fo:break-before="auto" style:use-optimal-row-height="true"/>
    </style:style>
    <style:style style:name="ro19" style:family="table-row">
      <style:table-row-properties style:row-height="3.18mm" fo:break-before="auto" style:use-optimal-row-height="false"/>
    </style:style>
    <style:style style:name="ro20" style:family="table-row">
      <style:table-row-properties style:row-height="75.69mm" fo:break-before="auto" style:use-optimal-row-height="true"/>
    </style:style>
    <style:style style:name="ro21" style:family="table-row">
      <style:table-row-properties style:row-height="22.77mm" fo:break-before="auto" style:use-optimal-row-height="true"/>
    </style:style>
    <style:style style:name="ro22" style:family="table-row">
      <style:table-row-properties style:row-height="41.19mm" fo:break-before="auto" style:use-optimal-row-height="true"/>
    </style:style>
    <style:style style:name="ro23" style:family="table-row">
      <style:table-row-properties style:row-height="2.91mm" fo:break-before="auto" style:use-optimal-row-height="false"/>
    </style:style>
    <style:style style:name="ro24" style:family="table-row">
      <style:table-row-properties style:row-height="5.29mm" fo:break-before="auto" style:use-optimal-row-height="true"/>
    </style:style>
    <style:style style:name="ro25" style:family="table-row">
      <style:table-row-properties style:row-height="5.68mm" fo:break-before="auto" style:use-optimal-row-height="true"/>
    </style:style>
    <style:style style:name="ro26" style:family="table-row">
      <style:table-row-properties style:row-height="48.22mm" fo:break-before="auto" style:use-optimal-row-height="true"/>
    </style:style>
    <style:style style:name="ro27" style:family="table-row">
      <style:table-row-properties style:row-height="33.81mm" fo:break-before="auto" style:use-optimal-row-height="true"/>
    </style:style>
    <style:style style:name="ro28" style:family="table-row">
      <style:table-row-properties style:row-height="52.92mm" fo:break-before="auto" style:use-optimal-row-height="true"/>
    </style:style>
    <style:style style:name="ro29" style:family="table-row">
      <style:table-row-properties style:row-height="131.62mm" fo:break-before="auto" style:use-optimal-row-height="true"/>
    </style:style>
    <style:style style:name="ro30" style:family="table-row">
      <style:table-row-properties style:row-height="35.82mm" fo:break-before="auto" style:use-optimal-row-height="true"/>
    </style:style>
    <style:style style:name="ro31" style:family="table-row">
      <style:table-row-properties style:row-height="34.82mm" fo:break-before="auto" style:use-optimal-row-height="true"/>
    </style:style>
    <style:style style:name="ro32" style:family="table-row">
      <style:table-row-properties style:row-height="2.65mm" fo:break-before="auto" style:use-optimal-row-height="false"/>
    </style:style>
    <style:style style:name="ro33" style:family="table-row">
      <style:table-row-properties style:row-height="10.2mm" fo:break-before="auto" style:use-optimal-row-height="false"/>
    </style:style>
    <style:style style:name="ro34" style:family="table-row">
      <style:table-row-properties style:row-height="71.6mm" fo:break-before="auto" style:use-optimal-row-height="true"/>
    </style:style>
    <style:style style:name="ro35" style:family="table-row">
      <style:table-row-properties style:row-height="29.12mm" fo:break-before="auto" style:use-optimal-row-height="true"/>
    </style:style>
    <style:style style:name="ro36" style:family="table-row">
      <style:table-row-properties style:row-height="71.67mm" fo:break-before="auto" style:use-optimal-row-height="true"/>
    </style:style>
    <style:style style:name="ro37" style:family="table-row">
      <style:table-row-properties style:row-height="23.11mm" fo:break-before="auto" style:use-optimal-row-height="true"/>
    </style:style>
    <style:style style:name="ro38" style:family="table-row">
      <style:table-row-properties style:row-height="17.41mm" fo:break-before="auto" style:use-optimal-row-height="true"/>
    </style:style>
    <style:style style:name="ro39" style:family="table-row">
      <style:table-row-properties style:row-height="9.21mm" fo:break-before="auto" style:use-optimal-row-height="true"/>
    </style:style>
    <style:style style:name="ro40" style:family="table-row">
      <style:table-row-properties style:row-height="216.34mm" fo:break-before="auto" style:use-optimal-row-height="true"/>
    </style:style>
    <style:style style:name="ro41" style:family="table-row">
      <style:table-row-properties style:row-height="28.95mm" fo:break-before="auto" style:use-optimal-row-height="true"/>
    </style:style>
    <style:style style:name="ro42" style:family="table-row">
      <style:table-row-properties style:row-height="24.22mm" fo:break-before="auto" style:use-optimal-row-height="true"/>
    </style:style>
    <style:style style:name="ro43" style:family="table-row">
      <style:table-row-properties style:row-height="33.69mm" fo:break-before="auto" style:use-optimal-row-height="true"/>
    </style:style>
    <style:style style:name="ro44" style:family="table-row">
      <style:table-row-properties style:row-height="19.47mm" fo:break-before="auto" style:use-optimal-row-height="true"/>
    </style:style>
    <style:style style:name="ro45" style:family="table-row">
      <style:table-row-properties style:row-height="57.38mm" fo:break-before="auto" style:use-optimal-row-height="true"/>
    </style:style>
    <style:style style:name="ro46" style:family="table-row">
      <style:table-row-properties style:row-height="43.16mm" fo:break-before="auto" style:use-optimal-row-height="true"/>
    </style:style>
    <style:style style:name="ro47" style:family="table-row">
      <style:table-row-properties style:row-height="47.91mm" fo:break-before="auto" style:use-optimal-row-height="true"/>
    </style:style>
    <style:style style:name="ro48" style:family="table-row">
      <style:table-row-properties style:row-height="58.28mm" fo:break-before="auto" style:use-optimal-row-height="false"/>
    </style:style>
    <style:style style:name="ro49" style:family="table-row">
      <style:table-row-properties style:row-height="52.92mm" fo:break-before="auto" style:use-optimal-row-height="false"/>
    </style:style>
    <style:style style:name="ro50" style:family="table-row">
      <style:table-row-properties style:row-height="62.12mm" fo:break-before="auto" style:use-optimal-row-height="false"/>
    </style:style>
    <style:style style:name="ro51" style:family="table-row">
      <style:table-row-properties style:row-height="8.41mm" fo:break-before="auto" style:use-optimal-row-height="true"/>
    </style:style>
    <style:style style:name="ro52" style:family="table-row">
      <style:table-row-properties style:row-height="52.65mm" fo:break-before="auto" style:use-optimal-row-height="true"/>
    </style:style>
    <style:style style:name="ro53" style:family="table-row">
      <style:table-row-properties style:row-height="22.63mm" fo:break-before="auto" style:use-optimal-row-height="true"/>
    </style:style>
    <style:style style:name="ro54" style:family="table-row">
      <style:table-row-properties style:row-height="40.8mm" fo:break-before="auto" style:use-optimal-row-height="true"/>
    </style:style>
    <style:style style:name="ro55" style:family="table-row">
      <style:table-row-properties style:row-height="38.44mm" fo:break-before="auto" style:use-optimal-row-height="true"/>
    </style:style>
    <style:style style:name="ro56" style:family="table-row">
      <style:table-row-properties style:row-height="125.31mm" fo:break-before="auto" style:use-optimal-row-height="true"/>
    </style:style>
    <style:style style:name="ro57" style:family="table-row">
      <style:table-row-properties style:row-height="27.38mm" fo:break-before="auto" style:use-optimal-row-height="true"/>
    </style:style>
    <style:style style:name="ro58" style:family="table-row">
      <style:table-row-properties style:row-height="32.63mm" fo:break-before="auto" style:use-optimal-row-height="true"/>
    </style:style>
    <style:style style:name="ro59" style:family="table-row">
      <style:table-row-properties style:row-height="61.6mm" fo:break-before="auto" style:use-optimal-row-height="true"/>
    </style:style>
    <style:style style:name="ro60" style:family="table-row">
      <style:table-row-properties style:row-height="17.11mm" fo:break-before="auto" style:use-optimal-row-height="true"/>
    </style:style>
    <style:style style:name="ro61" style:family="table-row">
      <style:table-row-properties style:row-height="213.77mm" fo:break-before="auto" style:use-optimal-row-height="true"/>
    </style:style>
    <style:style style:name="ro62" style:family="table-row">
      <style:table-row-properties style:row-height="4.52mm" fo:break-before="auto" style:use-optimal-row-height="true"/>
    </style:style>
    <style:style style:name="ro63" style:family="table-row">
      <style:table-row-properties style:row-height="5.03mm" fo:break-before="auto" style:use-optimal-row-height="true"/>
    </style:style>
    <style:style style:name="ro64" style:family="table-row">
      <style:table-row-properties style:row-height="9mm" fo:break-before="auto" style:use-optimal-row-height="true"/>
    </style:style>
    <style:style style:name="ro65" style:family="table-row">
      <style:table-row-properties style:row-height="10.05mm" fo:break-before="auto" style:use-optimal-row-height="true"/>
    </style:style>
    <style:style style:name="ro66" style:family="table-row">
      <style:table-row-properties style:row-height="20.11mm" fo:break-before="auto" style:use-optimal-row-height="true"/>
    </style:style>
    <style:style style:name="ro67" style:family="table-row">
      <style:table-row-properties style:row-height="15.08mm" fo:break-before="auto" style:use-optimal-row-height="true"/>
    </style:style>
    <style:style style:name="ro68" style:family="table-row">
      <style:table-row-properties style:row-height="144.5mm" fo:break-before="auto" style:use-optimal-row-height="true"/>
    </style:style>
    <style:style style:name="ro69" style:family="table-row">
      <style:table-row-properties style:row-height="55.3mm" fo:break-before="auto" style:use-optimal-row-height="true"/>
    </style:style>
    <style:style style:name="ro70" style:family="table-row">
      <style:table-row-properties style:row-height="65.35mm" fo:break-before="auto" style:use-optimal-row-height="true"/>
    </style:style>
    <style:style style:name="ro71" style:family="table-row">
      <style:table-row-properties style:row-height="30.16mm" fo:break-before="auto" style:use-optimal-row-height="true"/>
    </style:style>
    <style:style style:name="ro72" style:family="table-row">
      <style:table-row-properties style:row-height="10.58mm" fo:break-before="auto" style:use-optimal-row-height="true"/>
    </style:style>
    <style:style style:name="ro73" style:family="table-row">
      <style:table-row-properties style:row-height="100.54mm" fo:break-before="auto" style:use-optimal-row-height="true"/>
    </style:style>
    <style:style style:name="ro74" style:family="table-row">
      <style:table-row-properties style:row-height="70.38mm" fo:break-before="auto" style:use-optimal-row-height="true"/>
    </style:style>
    <style:style style:name="ro75" style:family="table-row">
      <style:table-row-properties style:row-height="25.14mm" fo:break-before="auto" style:use-optimal-row-height="true"/>
    </style:style>
    <style:style style:name="ro76" style:family="table-row">
      <style:table-row-properties style:row-height="4.9mm" fo:break-before="auto" style:use-optimal-row-height="true"/>
    </style:style>
    <style:style style:name="ro77" style:family="table-row">
      <style:table-row-properties style:row-height="5.56mm" fo:break-before="auto" style:use-optimal-row-height="true"/>
    </style:style>
    <style:style style:name="ro78" style:family="table-row">
      <style:table-row-properties style:row-height="75.41mm" fo:break-before="auto" style:use-optimal-row-height="true"/>
    </style:style>
    <style:style style:name="ro79" style:family="table-row">
      <style:table-row-properties style:row-height="45.24m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40" style:family="table-cell" style:parent-style-name="Default" style:data-style-name="N0">
      <style:table-cell-properties style:vertical-align="middle"/>
    </style:style>
    <style:style style:name="ce141"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142"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143" style:family="table-cell" style:parent-style-name="Default" style:data-style-name="N0">
      <style:table-cell-properties fo:background-color="#bcaed5" style:text-align-source="fix" style:repeat-content="false" style:vertical-align="middle"/>
      <style:paragraph-properties fo:text-align="center"/>
      <style:text-properties fo:font-weight="bold" style:font-weight-asian="bold" style:font-weight-complex="bold"/>
    </style:style>
    <style:style style:name="ce144" style:family="table-cell" style:parent-style-name="Default" style:data-style-name="N0">
      <style:table-cell-properties fo:background-color="#333333" style:vertical-align="middle"/>
    </style:style>
    <style:style style:name="ce145" style:family="table-cell" style:parent-style-name="Default" style:data-style-name="N0">
      <style:table-cell-properties fo:background-color="transparent" style:vertical-align="middle"/>
    </style:style>
    <style:style style:name="ce146" style:family="table-cell" style:parent-style-name="Default" style:data-style-name="N0"/>
    <style:style style:name="ce147" style:family="table-cell" style:parent-style-name="Default" style:data-style-name="N0">
      <style:table-cell-properties fo:background-color="#333333" style:text-align-source="fix" style:repeat-content="false" style:vertical-align="middle"/>
      <style:paragraph-properties fo:text-align="justify"/>
      <style:text-properties style:font-name="Liberation Sans11" fo:font-size="18pt" fo:font-weight="bold" style:font-name-asian="Liberation Sans11" style:font-size-asian="18pt" style:font-weight-asian="bold" style:font-name-complex="Liberation Sans11" style:font-size-complex="18pt" style:font-weight-complex="bold"/>
    </style:style>
    <style:style style:name="ce148" style:family="table-cell" style:parent-style-name="Default" style:data-style-name="N0">
      <style:table-cell-properties fo:background-color="#ce181e" style:vertical-align="middle"/>
    </style:style>
    <style:style style:name="ce149" style:family="table-cell" style:parent-style-name="Default" style:data-style-name="N0">
      <style:table-cell-properties fo:background-color="transparent"/>
      <style:text-properties style:use-window-font-color="true"/>
    </style:style>
    <style:style style:name="ce150" style:family="table-cell" style:parent-style-name="Default" style:data-style-name="N0">
      <style:text-properties style:use-window-font-color="true"/>
    </style:style>
    <style:style style:name="ce151" style:family="table-cell" style:parent-style-name="Default" style:data-style-name="N0">
      <style:table-cell-properties fo:background-color="transparent"/>
      <style:text-properties fo:color="#43c330"/>
    </style:style>
    <style:style style:name="ce152" style:family="table-cell" style:parent-style-name="Default" style:data-style-name="N0">
      <style:table-cell-properties fo:background-color="#000000" style:vertical-align="middle"/>
    </style:style>
    <style:style style:name="ce153" style:family="table-cell" style:parent-style-name="Default" style:data-style-name="N0">
      <style:table-cell-properties style:vertical-align="middle"/>
      <style:text-properties style:font-name="sans-serif" fo:font-size="8pt" style:font-name-asian="sans-serif" style:font-size-asian="8pt" style:font-name-complex="sans-serif" style:font-size-complex="8pt"/>
    </style:style>
    <style:style style:name="ce154" style:family="table-cell" style:parent-style-name="Default" style:data-style-name="N0">
      <style:table-cell-properties fo:background-color="#bcaed5" style:text-align-source="fix" style:repeat-content="false" style:vertical-align="middle"/>
      <style:paragraph-properties fo:text-align="start" fo:margin-left="0mm"/>
      <style:text-properties fo:font-style="italic" fo:font-weight="bold" style:font-style-asian="italic" style:font-weight-asian="bold" style:font-style-complex="italic" style:font-weight-complex="bold"/>
    </style:style>
    <style:style style:name="ce155" style:family="table-cell" style:parent-style-name="Default" style:data-style-name="N0">
      <style:table-cell-properties fo:wrap-option="wrap" style:vertical-align="automatic"/>
    </style:style>
    <style:style style:name="ce156" style:family="table-cell" style:parent-style-name="Default" style:data-style-name="N0">
      <style:table-cell-properties fo:wrap-option="wrap" style:vertical-align="middle"/>
    </style:style>
    <style:style style:name="ce157" style:family="table-cell" style:parent-style-name="Default" style:data-style-name="N0">
      <style:table-cell-properties fo:background-color="#000000"/>
    </style:style>
    <style:style style:name="ce158" style:family="table-cell" style:parent-style-name="Default" style:data-style-name="N0">
      <style:table-cell-properties fo:background-color="#bcaed5" style:text-align-source="fix" style:repeat-content="false" fo:wrap-option="wrap" style:vertical-align="middle"/>
      <style:paragraph-properties fo:text-align="start" fo:margin-left="0mm"/>
      <style:text-properties fo:font-style="italic" fo:font-weight="bold" style:font-style-asian="italic" style:font-weight-asian="bold" style:font-style-complex="italic" style:font-weight-complex="bold"/>
    </style:style>
    <style:style style:name="ce159" style:family="table-cell" style:parent-style-name="Default" style:data-style-name="N0">
      <style:table-cell-properties fo:background-color="transparent"/>
    </style:style>
    <style:style style:name="ce160"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data-style-name="N0">
      <style:text-properties fo:color="#43c330"/>
    </style:style>
    <style:style style:name="ce162" style:family="table-cell" style:parent-style-name="Default" style:data-style-name="N0">
      <style:table-cell-properties style:vertical-align="middle"/>
      <style:text-properties fo:color="#000000"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data-style-name="N0">
      <style:text-properties style:use-window-font-color="true"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0">
      <style:table-cell-properties style:vertical-align="middle"/>
      <style:text-properties fo:color="#ce181e"/>
    </style:style>
    <style:style style:name="ce165" style:family="table-cell" style:parent-style-name="Default" style:data-style-name="N0">
      <style:table-cell-properties style:vertical-align="middle"/>
      <style:text-properties style:use-window-font-color="true"/>
    </style:style>
    <style:style style:name="ce166" style:family="table-cell" style:parent-style-name="Default" style:data-style-name="N0">
      <style:text-properties fo:font-size="12pt" style:font-size-asian="12pt" style:font-size-complex="12pt"/>
    </style:style>
    <style:style style:name="ce167" style:family="table-cell" style:parent-style-name="Default" style:data-style-name="N0">
      <style:text-properties fo:color="#ce181e" fo:font-size="12pt" style:font-size-asian="12pt" style:font-size-complex="12pt"/>
    </style:style>
    <style:style style:name="ce168"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69"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0"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1"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style>
    <style:style style:name="ce172"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3" style:family="table-cell" style:parent-style-name="Default" style:data-style-name="N0">
      <style:table-cell-properties fo:background-color="#ce181e"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4"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26"/>
      <style:map style:condition="cell-content()=&quot;ESPERANDO&quot;" style:apply-style-name="cf59" style:base-cell-address="english.I126"/>
      <style:map style:condition="cell-content()=&quot;EN PROGRESO&quot;" style:apply-style-name="cf58" style:base-cell-address="english.I126"/>
      <style:map style:condition="cell-content()=&quot;BLOQUEADO&quot;" style:apply-style-name="cf57" style:base-cell-address="english.I126"/>
    </style:style>
    <style:style style:name="ce175" style:family="table-cell" style:parent-style-name="Default" style:data-style-name="N0">
      <style:table-cell-properties fo:background-color="#f58220" style:text-align-source="fix" style:repeat-content="false" style:vertical-align="middle"/>
      <style:paragraph-properties fo:text-align="center"/>
      <style:text-properties style:use-window-font-color="true" fo:font-weight="bold" style:font-weight-asian="bold" style:font-weight-complex="bold"/>
    </style:style>
    <style:style style:name="ce176"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77"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8"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83"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84"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5"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6" style:family="table-cell" style:parent-style-name="Default">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7"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J1"/>
      <style:map style:condition="cell-content()=&quot;ESPERANDO&quot;" style:apply-style-name="cf59" style:base-cell-address="english.J1"/>
    </style:style>
    <style:style style:name="ce188" style:family="table-cell" style:parent-style-name="Default" style:data-style-name="N0">
      <style:table-cell-properties style:text-align-source="fix" style:repeat-content="false" style:vertical-align="middle"/>
      <style:paragraph-properties fo:text-align="center"/>
    </style:style>
    <style:style style:name="ce189" style:family="table-cell" style:parent-style-name="Default" style:data-style-name="N0">
      <style:table-cell-properties fo:background-color="#333333" style:text-align-source="fix" style:repeat-content="false" style:vertical-align="middle"/>
      <style:paragraph-properties fo:text-align="center"/>
    </style:style>
    <style:style style:name="ce190" style:family="table-cell" style:parent-style-name="Default" style:data-style-name="N0">
      <style:table-cell-properties style:text-align-source="fix" style:repeat-content="false" fo:background-color="transparent" style:vertical-align="middle"/>
      <style:paragraph-properties fo:text-align="center"/>
    </style:style>
    <style:style style:name="ce191" style:family="table-cell" style:parent-style-name="Default" style:data-style-name="N0">
      <style:table-cell-properties fo:background-color="#ce181e" style:text-align-source="fix" style:repeat-content="false" style:vertical-align="middle"/>
      <style:paragraph-properties fo:text-align="center"/>
    </style:style>
    <style:style style:name="ce192" style:family="table-cell" style:parent-style-name="Default" style:data-style-name="N0">
      <style:table-cell-properties style:text-align-source="fix" style:repeat-content="false" style:vertical-align="middle"/>
      <style:paragraph-properties fo:text-align="center"/>
      <style:text-properties style:use-window-font-color="true"/>
    </style:style>
    <style:style style:name="ce193" style:family="table-cell" style:parent-style-name="Default" style:data-style-name="N0">
      <style:table-cell-properties fo:background-color="#000000" style:text-align-source="fix" style:repeat-content="false" style:vertical-align="middle"/>
      <style:paragraph-properties fo:text-align="center"/>
    </style:style>
    <style:style style:name="ce195" style:family="table-cell" style:parent-style-name="Default" style:data-style-name="N0">
      <style:table-cell-properties fo:background-color="#bcaed5" style:text-align-source="fix" style:repeat-content="false" fo:wrap-option="wrap" style:vertical-align="middle"/>
      <style:paragraph-properties fo:text-align="center"/>
      <style:text-properties fo:font-style="italic" fo:font-weight="bold" style:font-style-asian="italic" style:font-weight-asian="bold" style:font-style-complex="italic" style:font-weight-complex="bold"/>
    </style:style>
    <style:style style:name="ce196" style:family="table-cell" style:parent-style-name="Default" style:data-style-name="N0">
      <style:table-cell-properties fo:background-color="#333333" fo:wrap-option="wrap" style:vertical-align="middle"/>
    </style:style>
    <style:style style:name="ce197" style:family="table-cell" style:parent-style-name="Default" style:data-style-name="N0">
      <style:table-cell-properties fo:background-color="transparent" fo:wrap-option="wrap" style:vertical-align="automatic"/>
      <style:text-properties fo:font-size="10pt" style:font-size-asian="10pt" style:font-size-complex="10pt"/>
    </style:style>
    <style:style style:name="ce198" style:family="table-cell" style:parent-style-name="Default" style:data-style-name="N0">
      <style:table-cell-properties fo:background-color="transparent" fo:wrap-option="wrap" style:vertical-align="middle"/>
    </style:style>
    <style:style style:name="ce199" style:family="table-cell" style:parent-style-name="Default" style:data-style-name="N0">
      <style:table-cell-properties fo:background-color="#ce181e" fo:wrap-option="wrap" style:vertical-align="automatic"/>
    </style:style>
    <style:style style:name="ce200" style:family="table-cell" style:parent-style-name="Default" style:data-style-name="N0">
      <style:table-cell-properties style:text-align-source="fix" style:repeat-content="false" style:vertical-align="automatic"/>
      <style:paragraph-properties fo:text-align="justify"/>
      <style:text-properties style:font-name="LiberationSerif" fo:font-size="12pt" style:font-name-asian="LiberationSerif" style:font-size-asian="12pt" style:font-name-complex="LiberationSerif" style:font-size-complex="12pt"/>
    </style:style>
    <style:style style:name="ce201" style:family="table-cell" style:parent-style-name="Default" style:data-style-name="N0">
      <style:table-cell-properties style:vertical-align="middle"/>
      <style:text-properties style:font-name="Times New Roman1" fo:font-size="12pt" style:font-name-asian="Times New Roman1" style:font-size-asian="12pt" style:font-name-complex="Times New Roman1" style:font-size-complex="12pt"/>
    </style:style>
    <style:style style:name="ce202" style:family="table-cell" style:parent-style-name="Default" style:data-style-name="N0">
      <style:table-cell-properties fo:background-color="#333333" style:text-align-source="fix" style:repeat-content="false" fo:wrap-option="wrap" style:vertical-align="middle"/>
      <style:paragraph-properties fo:text-align="justify"/>
      <style:text-properties style:font-name="sans-serif" fo:font-size="12pt" style:font-name-asian="sans-serif" style:font-size-asian="12pt" style:font-name-complex="sans-serif" style:font-size-complex="12pt"/>
    </style:style>
    <style:style style:name="ce203" style:family="table-cell" style:parent-style-name="Default" style:data-style-name="N0">
      <style:table-cell-properties fo:wrap-option="wrap" style:vertical-align="automatic"/>
      <style:text-properties style:use-window-font-color="true"/>
    </style:style>
    <style:style style:name="ce204" style:family="table-cell" style:parent-style-name="Default" style:data-style-name="N0">
      <style:table-cell-properties fo:wrap-option="wrap" style:vertical-align="middle"/>
      <style:text-properties style:use-window-font-color="true"/>
    </style:style>
    <style:style style:name="ce205" style:family="table-cell" style:parent-style-name="Default" style:data-style-name="N0">
      <style:table-cell-properties fo:background-color="transparent" fo:wrap-option="wrap" style:vertical-align="middle"/>
      <style:text-properties style:use-window-font-color="true"/>
    </style:style>
    <style:style style:name="ce206" style:family="table-cell" style:parent-style-name="Default" style:data-style-name="N0">
      <style:table-cell-properties fo:background-color="transparent" style:vertical-align="middle"/>
      <style:text-properties style:use-window-font-color="true"/>
    </style:style>
    <style:style style:name="ce207" style:family="table-cell" style:parent-style-name="Default" style:data-style-name="N0">
      <style:table-cell-properties fo:background-color="#bcaed5" fo:wrap-option="wrap" style:vertical-align="middle"/>
      <style:text-properties fo:font-weight="bold" style:font-weight-asian="bold" style:font-weight-complex="bold"/>
    </style:style>
    <style:style style:name="ce208" style:family="table-cell" style:parent-style-name="Default" style:data-style-name="N0">
      <style:text-properties fo:color="#ce181e"/>
    </style:style>
    <style:style style:name="ce209" style:family="table-cell" style:parent-style-name="Default" style:data-style-name="N0">
      <style:table-cell-properties style:text-align-source="fix" style:repeat-content="false" style:vertical-align="automatic"/>
      <style:paragraph-properties fo:text-align="justify"/>
      <style:text-properties fo:font-size="10pt" style:font-size-asian="10pt" style:font-size-complex="10pt"/>
    </style:style>
    <style:style style:name="ce210" style:family="table-cell" style:parent-style-name="Default" style:data-style-name="N0">
      <style:table-cell-properties fo:background-color="#ce181e" fo:wrap-option="wrap" style:vertical-align="middle"/>
    </style:style>
    <style:style style:name="ce211" style:family="table-cell" style:parent-style-name="Default" style:data-style-name="N0">
      <style:table-cell-properties fo:wrap-option="wrap" style:vertical-align="middle"/>
      <style:text-properties style:font-name="Times New Roman" fo:font-size="12pt" style:font-name-asian="Times New Roman" style:font-size-asian="12pt" style:font-name-complex="Times New Roman" style:font-size-complex="12pt"/>
    </style:style>
    <style:style style:name="ce212" style:family="table-cell" style:parent-style-name="Default" style:data-style-name="N0">
      <style:table-cell-properties fo:wrap-option="wrap" style:vertical-align="middle"/>
      <style:text-properties fo:color="#ce181e"/>
    </style:style>
    <style:style style:name="ce214" style:family="table-cell" style:parent-style-name="Default" style:data-style-name="N0">
      <style:table-cell-properties fo:background-color="#bcaed5" style:vertical-align="middle"/>
      <style:text-properties fo:font-weight="bold" style:font-weight-asian="bold" style:font-weight-complex="bold"/>
    </style:style>
    <style:style style:name="ce215" style:family="table-cell" style:parent-style-name="Default" style:data-style-name="N0">
      <style:table-cell-properties style:vertical-align="middle"/>
      <style:text-properties fo:font-size="12pt" style:font-size-asian="12pt" style:font-size-complex="12pt"/>
    </style:style>
    <style:style style:name="ce216" style:family="table-cell" style:parent-style-name="Default" style:data-style-name="N0">
      <style:table-cell-properties style:vertical-align="middle"/>
      <style:text-properties fo:color="#43c330"/>
    </style:style>
    <style:style style:name="ce217" style:family="table-cell" style:parent-style-name="Default" style:data-style-name="N0">
      <style:table-cell-properties fo:background-color="#fff200" style:vertical-align="middle"/>
    </style:style>
    <style:style style:name="ce220" style:family="table-cell" style:parent-style-name="Default" style:data-style-name="N0">
      <style:table-cell-properties fo:background-color="#fff200"/>
    </style:style>
    <style:style style:name="ce222" style:family="table-cell" style:parent-style-name="Default" style:data-style-name="N0">
      <style:table-cell-properties fo:background-color="transparent"/>
      <style:text-properties fo:color="#18a303"/>
    </style:style>
    <style:style style:name="ce75"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6"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7"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8"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9" style:family="table-cell" style:parent-style-name="Default">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0"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28"/>
      <style:map style:condition="cell-content()=&quot;ESPERANDO&quot;" style:apply-style-name="cf59" style:base-cell-address="spanish.H128"/>
      <style:map style:condition="cell-content()=&quot;EN PROGRESO&quot;" style:apply-style-name="cf58" style:base-cell-address="spanish.H128"/>
      <style:map style:condition="cell-content()=&quot;BLOQUEADO&quot;" style:apply-style-name="cf57" style:base-cell-address="spanish.H128"/>
    </style:style>
    <style:style style:name="ce81"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2"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3"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4"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5"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6"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7"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I1"/>
      <style:map style:condition="cell-content()=&quot;ESPERANDO&quot;" style:apply-style-name="cf59" style:base-cell-address="spanish.I1"/>
    </style:style>
    <style:style style:name="ce265" style:family="table-cell" style:parent-style-name="Default" style:data-style-name="N0">
      <style:table-cell-properties fo:background-color="#fff200" style:text-align-source="fix" style:repeat-content="false" style:vertical-align="middle"/>
      <style:paragraph-properties fo:text-align="center"/>
    </style:style>
    <style:style style:name="ce266" style:family="table-cell" style:parent-style-name="Default" style:data-style-name="N0">
      <style:table-cell-properties fo:background-color="#fff200" fo:wrap-option="wrap" style:vertical-align="middle"/>
    </style:style>
    <style:style style:name="ce267" style:family="table-cell" style:parent-style-name="Default" style:data-style-name="N0">
      <style:table-cell-properties fo:background-color="#fff200" fo:wrap-option="wrap" style:vertical-align="automatic"/>
    </style:style>
    <style:style style:name="ce268" style:family="table-cell" style:parent-style-name="Default" style:data-style-name="N0">
      <style:table-cell-properties fo:wrap-option="wrap" style:vertical-align="automatic"/>
      <style:text-properties fo:color="#43c330"/>
    </style:style>
    <style:style style:name="ce269" style:family="table-cell" style:parent-style-name="Default" style:data-style-name="N0">
      <style:table-cell-properties fo:background-color="transparent" style:vertical-align="middle"/>
      <style:text-properties fo:color="#18a303"/>
    </style:style>
    <style:style style:name="ce270" style:family="table-cell" style:parent-style-name="Default" style:data-style-name="N0">
      <style:text-properties fo:font-weight="bold" style:font-weight-asian="bold" style:font-weight-complex="bold"/>
    </style:style>
    <style:style style:name="ce275" style:family="table-cell" style:parent-style-name="Default" style:data-style-name="N0">
      <style:text-properties fo:color="#0000ff" fo:font-style="italic" style:font-style-asian="italic" style:font-style-complex="italic"/>
    </style:style>
    <style:style style:name="ce285" style:family="table-cell" style:parent-style-name="Default" style:data-style-name="N0">
      <style:text-properties fo:color="#0000ff"/>
    </style:style>
    <style:style style:name="ce286" style:family="table-cell" style:parent-style-name="Default" style:data-style-name="N0">
      <style:table-cell-properties fo:background-color="#1c99e0"/>
    </style:style>
    <style:style style:name="ce287" style:family="table-cell" style:parent-style-name="Default" style:data-style-name="N0">
      <style:table-cell-properties fo:background-color="#43c330"/>
    </style:style>
    <style:style style:name="ce288" style:family="table-cell" style:parent-style-name="Default" style:data-style-name="N0">
      <style:table-cell-properties fo:background-color="#f2cbf8" fo:border="0.06pt solid #000000"/>
    </style:style>
    <style:style style:name="ce301" style:family="table-cell" style:parent-style-name="Default" style:data-style-name="N0">
      <style:table-cell-properties fo:background-color="#f5cd53"/>
    </style:style>
    <style:style style:name="ce302" style:family="table-cell" style:parent-style-name="Default" style:data-style-name="N0">
      <style:table-cell-properties fo:background-color="#f2cbf8"/>
    </style:style>
    <style:style style:name="ce303" style:family="table-cell" style:parent-style-name="Default" style:data-style-name="N0">
      <style:text-properties fo:color="#21409a"/>
    </style:style>
    <style:style style:name="ce304" style:family="table-cell" style:parent-style-name="Default" style:data-style-name="N0">
      <style:table-cell-properties fo:wrap-option="wrap" style:vertical-align="automatic"/>
      <style:text-properties fo:font-weight="bold" style:font-weight-asian="bold" style:font-weight-complex="bold"/>
    </style:style>
    <style:style style:name="ce305" style:family="table-cell" style:parent-style-name="Default" style:data-style-name="N0">
      <style:table-cell-properties style:text-align-source="fix" style:repeat-content="false" style:vertical-align="automatic"/>
      <style:paragraph-properties fo:text-align="justify"/>
      <style:text-properties style:font-name="Calibri1" fo:font-size="10pt" style:text-underline-style="solid" style:text-underline-width="auto" style:text-underline-color="font-color" style:font-name-asian="Calibri1" style:font-size-asian="10pt" style:font-name-complex="Calibri1" style:font-size-complex="10pt"/>
    </style:style>
    <style:style style:name="ce306" style:family="table-cell" style:parent-style-name="Default" style:data-style-name="N0">
      <style:table-cell-properties style:text-align-source="fix" style:repeat-content="false" style:vertical-align="automatic"/>
      <style:paragraph-properties fo:text-align="justify"/>
      <style:text-properties fo:font-size="6pt" style:font-size-asian="6pt" style:font-size-complex="6pt"/>
    </style:style>
    <style:style style:name="ce307" style:family="table-cell" style:parent-style-name="Default" style:data-style-name="N0">
      <style:table-cell-properties style:text-align-source="fix" style:repeat-content="false" fo:wrap-option="wrap" style:vertical-align="top"/>
      <style:paragraph-properties fo:text-align="start" fo:margin-left="0mm"/>
    </style:style>
    <style:style style:name="ce308"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309" style:family="table-cell" style:parent-style-name="Default" style:data-style-name="N0">
      <style:table-cell-properties style:vertical-align="top"/>
    </style:style>
    <style:style style:name="ce310" style:family="table-cell" style:parent-style-name="Default" style:data-style-name="N0">
      <style:table-cell-properties style:vertical-align="top"/>
      <style:text-properties fo:font-size="12pt" style:font-size-asian="12pt" style:font-size-complex="12pt"/>
    </style:style>
    <style:style style:name="ce311" style:family="table-cell" style:parent-style-name="Default" style:data-style-name="N0">
      <style:table-cell-properties style:text-align-source="fix" style:repeat-content="false" style:vertical-align="automatic"/>
      <style:paragraph-properties fo:text-align="start" fo:margin-left="0mm"/>
    </style:style>
    <style:style style:name="ce312" style:family="table-cell" style:parent-style-name="Default" style:data-style-name="N0">
      <style:text-properties style:font-name="Times New Roman1" fo:font-size="12pt" style:font-name-asian="Times New Roman1" style:font-size-asian="12pt" style:font-name-complex="Times New Roman1" style:font-size-complex="12pt"/>
    </style:style>
    <style:style style:name="ce313" style:family="table-cell" style:parent-style-name="Default" style:data-style-name="N0">
      <style:text-properties style:font-name="Times New Roman1" fo:font-size="10pt" style:font-name-asian="Times New Roman1" style:font-size-asian="10pt" style:font-name-complex="Times New Roman1" style:font-size-complex="10pt"/>
    </style:style>
    <style:style style:name="ce314" style:family="table-cell" style:parent-style-name="Default" style:data-style-name="N0">
      <style:table-cell-properties fo:background-color="#18a303"/>
    </style:style>
    <style:style style:name="ce347" style:family="table-cell" style:parent-style-name="Default" style:data-style-name="N0">
      <style:table-cell-properties fo:background-color="#18a303" style:vertical-align="middle"/>
    </style:style>
    <style:style style:name="ce352" style:family="table-cell" style:parent-style-name="Default" style:data-style-name="N0">
      <style:table-cell-properties fo:wrap-option="wrap" style:vertical-align="top"/>
    </style:style>
    <style:style style:name="ce354" style:family="table-cell" style:parent-style-name="Default" style:data-style-name="N0">
      <style:table-cell-properties style:text-align-source="fix" style:repeat-content="false" style:vertical-align="middle"/>
      <style:paragraph-properties fo:text-align="start" fo:margin-left="0mm"/>
    </style:style>
    <style:style style:name="ce355" style:family="table-cell" style:parent-style-name="Default" style:data-style-name="N0">
      <style:table-cell-properties style:text-align-source="fix" style:repeat-content="false" fo:wrap-option="wrap" style:vertical-align="top"/>
      <style:paragraph-properties fo:text-align="center"/>
    </style:style>
    <style:style style:name="ce356" style:family="table-cell" style:parent-style-name="Default" style:data-style-name="N0">
      <style:table-cell-properties fo:background-color="#18a303" fo:wrap-option="wrap" style:vertical-align="automatic"/>
    </style:style>
    <style:style style:name="ce357" style:family="table-cell" style:parent-style-name="Default" style:data-style-name="N0">
      <style:table-cell-properties style:vertical-align="automatic"/>
    </style:style>
    <style:style style:name="ce358" style:family="table-cell" style:parent-style-name="Default" style:data-style-name="N0">
      <style:table-cell-properties fo:background-color="#18a303"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120"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360" style:family="table-cell" style:parent-style-name="Default" style:data-style-name="N0">
      <style:table-cell-properties fo:background-color="#18a303" style:text-align-source="fix" style:repeat-content="false" style:vertical-align="middle"/>
      <style:paragraph-properties fo:text-align="center"/>
    </style:style>
    <style:style style:name="ce361" style:family="table-cell" style:parent-style-name="Default" style:data-style-name="N0">
      <style:table-cell-properties fo:background-color="#18a303" fo:wrap-option="wrap" style:vertical-align="middle"/>
    </style:style>
    <style:style style:name="ce362"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363"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125"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365" style:family="table-cell" style:parent-style-name="Default" style:data-style-name="N0">
      <style:table-cell-properties style:text-align-source="fix" style:repeat-content="false" style:vertical-align="middle"/>
      <style:paragraph-properties fo:text-align="center"/>
      <style:text-properties fo:color="#43c330"/>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2" style:family="text">
      <style:text-properties style:font-name="Liberation Sans1" style:language-complex="hi" style:country-complex="IN" fo:font-size="11pt" fo:font-weight="bold" style:text-underline-style="none" style:text-underline-color="font-color" style:text-line-through-type="none" fo:font-style="italic" style:text-outline="false" fo:text-shadow="none" style:text-line-through-mode="continuous" fo:language="es" fo:country="ES" style:language-asian="zh" style:country-asian="CN" fo:color="#000000" style:font-name-asian="Liberation Sans1" style:font-name-complex="Liberation Sans1" style:font-size-asian="11pt" style:font-size-complex="11pt" style:font-weight-asian="bold" style:font-weight-complex="bold" style:font-style-asian="italic" style:font-style-complex="italic" style:text-emphasize="none" style:font-relief="none" style:text-overline-style="none" style:text-overline-color="font-color"/>
    </style:style>
    <style:style style:name="T3" style:family="text">
      <style:text-properties style:font-name="Liberation Sans1" style:language-complex="hi" style:country-complex="IN" fo:font-size="11pt" fo:font-weight="bold" style:text-underline-style="none" style:text-underline-color="font-color" style:text-line-through-type="none" style:text-outline="false" fo:text-shadow="none" style:text-line-through-mode="continuous" fo:language="es" fo:country="ES" style:language-asian="zh" style:country-asian="CN" fo:color="#000000" style:font-name-asian="Liberation Sans1" style:font-name-complex="Liberation Sans1" style:font-size-asian="11pt" style:font-size-complex="11pt" style:font-weight-asian="bold" style:font-weight-complex="bold" style:text-emphasize="none" style:font-relief="none" style:text-overline-style="none" style:text-overline-color="font-color" fo:font-style="normal" style:font-style-asian="normal" style:font-style-complex="normal"/>
    </style:style>
    <style:style style:name="T4" style:family="text">
      <style:text-properties fo:color="#000000" style:font-name="Liberation Sans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beration Sans1"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text-shadow="none" style:font-name="Liberation Sans" fo:font-size="10pt" fo:font-weight="normal" style:text-underline-style="none" style:text-underline-color="font-color" style:text-line-through-type="none" fo:font-style="normal" style:text-outline="false" style:font-name-asian="Liberation Sans" fo:color="#000000" style:font-name-complex="Liberation Sans" style:font-size-asian="10pt" style:font-size-complex="10pt" style:font-weight-asian="normal" style:font-weight-complex="normal" style:font-style-asian="normal" style:font-style-complex="normal"/>
    </style:style>
    <style:style style:name="T6" style:family="text">
      <style:text-properties fo:text-shadow="none" style:font-name="Liberation Sans" fo:font-size="10pt" style:text-underline-style="none" style:text-underline-color="font-color" style:text-line-through-type="none" fo:font-style="normal" style:text-outline="false" style:font-name-asian="Liberation Sans" fo:color="#000000" style:font-name-complex="Liberation Sans" style:font-size-asian="10pt" style:font-size-complex="10pt" style:font-style-asian="normal" style:font-style-complex="normal" fo:font-weight="bold" style:font-weight-asian="bold" style:font-weight-complex="bold"/>
    </style:style>
    <style:style style:name="T7" style:family="text">
      <style:text-properties fo:text-shadow="none" style:font-name="Liberation Sans" fo:font-size="10pt" style:text-underline-style="none" style:text-underline-color="font-color" style:text-line-through-type="none" fo:font-style="normal" style:text-outline="false" style:font-name-asian="Liberation Sans" fo:color="#000000" style:font-name-complex="Liberation Sans" style:font-size-asian="10pt" style:font-size-complex="10pt" style:font-style-asian="normal" style:font-style-complex="normal" fo:font-weight="normal" style:font-weight-asian="normal" style:font-weight-complex="normal"/>
    </style:style>
    <style:style style:name="T8" style:family="text">
      <style:text-properties fo:color="#000000" style:font-name="Liberation Sans" fo:font-size="10pt" fo:font-weight="bold"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bold" style:font-weight-complex="bold" style:font-style-asian="normal" style:font-style-complex="normal"/>
    </style:style>
    <style:style style:name="T9" style:family="text">
      <style:text-properties style:font-name-asian="Liberation Sans1" style:font-name="Liberation Sans1" style:font-relief="none" style:text-emphasize="none" style:font-style-complex="normal" style:font-style-asian="normal" style:font-weight-complex="normal" style:font-weight-asian="normal" style:font-size-complex="11pt" style:font-size-asian="11pt" style:font-name-complex="Liberation Sans1" style:language-complex="hi" style:country-complex="IN" fo:color="#000000" style:language-asian="zh" style:country-asian="CN" fo:font-size="11pt" fo:font-weight="normal" style:text-underline-style="none" style:text-underline-color="font-color" style:text-line-through-type="none" fo:font-style="normal" style:text-outline="false" fo:text-shadow="none" style:text-line-through-mode="continuous" fo:language="es" fo:country="ES" style:text-overline-style="none" style:text-overline-color="font-color"/>
    </style:style>
    <style:style style:name="T10" style:family="text">
      <style:text-properties style:font-style-complex="normal" style:font-style-asian="normal" style:font-weight-complex="normal" style:font-weight-asian="normal" fo:color="#000000" fo:font-weight="normal" style:text-underline-style="none" style:text-underline-color="font-color" style:text-line-through-type="none" fo:font-style="normal" style:text-outline="false" fo:text-shadow="none" style:font-name="Liberation Sans" fo:font-size="10pt" style:font-name-asian="Liberation Sans" style:font-name-complex="Liberation Sans" style:font-size-asian="10pt" style:font-size-complex="10pt"/>
    </style:style>
    <style:style style:name="T11" style:family="text">
      <style:text-properties style:text-outline="false" fo:font-weight="normal" style:font-weight-asian="normal" style:font-size-complex="12pt" style:font-size-asian="12pt" style:font-name-complex="Times New Roman" fo:text-shadow="none" fo:font-style="normal" style:font-style-asian="normal" style:text-underline-style="none" style:text-underline-color="font-color" style:text-line-through-type="none" style:font-weight-complex="normal" style:font-name="Times New Roman" fo:font-size="12pt" fo:color="#000000" style:font-style-complex="normal" style:font-name-asian="Times New Roman"/>
    </style:style>
    <style:style style:name="T12"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asian="bold" fo:font-weight="bold" style:font-weight-complex="bold"/>
    </style:style>
    <style:style style:name="T13"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normal" style:font-weight-asian="normal" style:font-weight-complex="normal"/>
    </style:style>
    <style:style style:name="T14"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bold" style:font-weight-complex="bold" style:font-weight-asian="bold"/>
    </style:style>
    <style:style style:name="T15"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normal" style:font-weight-complex="normal" style:font-weight-asian="normal"/>
    </style:style>
    <style:style style:name="T16"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complex="bold" style:font-weight-asian="bold" fo:font-weight="bold"/>
    </style:style>
    <style:style style:name="T17"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complex="normal" style:font-weight-asian="normal" fo:font-weight="normal"/>
    </style:style>
    <style:style style:name="T18"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bold" style:font-weight-asian="bold" style:font-weight-complex="bold"/>
    </style:style>
    <style:style style:name="T19" style:family="text">
      <style:text-properties fo:color="#000000" style:font-name="Times New Roman"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20" style:family="text">
      <style:text-properties fo:color="#4c4c4c" style:font-name="Ubuntu Mono" fo:font-size="12pt" fo:font-weight="normal" style:text-underline-style="none" style:text-underline-color="font-color" style:text-line-through-type="none" fo:font-style="normal" style:text-outline="false" fo:text-shadow="none" style:font-name-asian="Ubuntu Mono" style:font-name-complex="Ubuntu Mono" style:font-size-asian="12pt" style:font-size-complex="12pt" style:font-weight-asian="normal" style:font-weight-complex="normal" style:font-style-asian="normal" style:font-style-complex="normal"/>
    </style:style>
    <style:style style:name="T21" style:family="text">
      <style:text-properties fo:color="#000000" style:font-name="Liberation Sans1" fo:font-size="11pt" fo:font-weight="normal"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normal" style:font-weight-complex="normal" style:font-style-asian="normal" style:font-style-complex="normal"/>
    </style:style>
    <style:style style:name="T22"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23" style:family="text">
      <style:text-properties fo:color="#000000"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24" style:family="text">
      <style:text-properties style:font-name="Times New Roman" style:font-style-complex="normal" style:font-style-asian="normal" style:font-weight-complex="bold" style:font-weight-asian="bold" style:font-size-complex="12pt" style:font-size-asian="12pt" style:font-name-complex="Times New Roman" fo:color="#000000" style:font-name-asian="Times New Roman" style:text-outline="false" fo:font-style="normal" style:text-line-through-type="none" style:text-underline-style="none" style:text-underline-color="font-color" fo:font-weight="bold" fo:font-size="12pt" fo:text-shadow="none"/>
    </style:style>
    <style:style style:name="T25" style:family="text">
      <style:text-properties style:font-name="Times New Roman" style:font-style-complex="normal" style:font-style-asian="normal" style:font-size-complex="12pt" style:font-size-asian="12pt" style:font-name-complex="Times New Roman" fo:color="#000000" style:font-name-asian="Times New Roman" style:text-outline="false" fo:font-style="normal" style:text-line-through-type="none" style:text-underline-style="none" style:text-underline-color="font-color" fo:font-size="12pt" fo:text-shadow="none" fo:font-weight="normal" style:font-weight-asian="normal" style:font-weight-complex="normal"/>
    </style:style>
    <style:style style:name="T26" style:family="text">
      <style:text-properties fo:text-shadow="none" style:font-name="Times New Roman" fo:font-size="12pt" fo:font-weight="normal" style:text-underline-style="none" style:text-underline-color="font-color" style:text-line-through-type="none" fo:font-style="normal" style:text-outline="false" style:font-name-asian="Times New Roman" fo:color="#000000" style:font-name-complex="Times New Roman" style:font-size-asian="12pt" style:font-size-complex="12pt" style:font-weight-asian="normal" style:font-weight-complex="normal" style:font-style-asian="normal" style:font-style-complex="normal"/>
    </style:style>
    <style:style style:name="T27" style:family="text">
      <style:text-properties fo:text-shadow="none" style:font-name="Times New Roman" fo:font-size="12pt" style:text-underline-style="none" style:text-underline-color="font-color" style:text-line-through-type="none" fo:font-style="normal" style:text-outline="false" style:font-name-asian="Times New Roman" fo:color="#000000" style:font-name-complex="Times New Roman" style:font-size-asian="12pt" style:font-size-complex="12pt" style:font-style-asian="normal" style:font-style-complex="normal" fo:font-weight="bold" style:font-weight-asian="bold" style:font-weight-complex="bold"/>
    </style:style>
    <style:style style:name="T28" style:family="text">
      <style:text-properties fo:text-shadow="none" style:font-name="Times New Roman" fo:font-size="12pt" style:text-underline-style="none" style:text-underline-color="font-color" style:text-line-through-type="none" fo:font-style="normal" style:text-outline="false" style:font-name-asian="Times New Roman" fo:color="#000000" style:font-name-complex="Times New Roman" style:font-size-asian="12pt" style:font-size-complex="12pt" style:font-style-asian="normal" style:font-style-complex="normal" fo:font-weight="normal" style:font-weight-asian="normal" style:font-weight-complex="normal"/>
    </style:style>
    <style:style style:name="T29" style:family="text">
      <style:text-properties style:font-name="Times New Roman" fo:color="#000000" style:font-name-asian="Times New Roman" fo:font-size="12pt" fo:font-weight="normal" style:text-underline-style="none" style:text-underline-color="font-color" style:text-line-through-type="none" fo:font-style="normal" style:text-outline="false" style:font-name-complex="Times New Roman" style:font-size-asian="12pt" style:font-size-complex="12pt" style:font-weight-asian="normal" style:font-weight-complex="normal" style:font-style-asian="normal" style:font-style-complex="normal" fo:text-shadow="none"/>
    </style:style>
    <style:style style:name="T30" style:family="text">
      <style:text-properties fo:text-shadow="none" style:text-outline="false" fo:color="#000000" style:font-name="Times New Roman" fo:font-size="12pt" style:font-weight-complex="normal" style:font-style-asian="normal" style:font-weight-asian="normal" style:font-size-complex="12pt" style:text-underline-style="none" style:text-underline-color="font-color" fo:font-style="normal" style:text-line-through-type="none" fo:font-weight="normal" style:font-size-asian="12pt" style:font-name-complex="Times New Roman" style:font-name-asian="Times New Roman" style:font-style-complex="normal"/>
    </style:style>
    <style:style style:name="T31" style:family="text">
      <style:text-properties style:font-name-asian="Times New Roman" style:font-name-complex="Times New Roman" style:font-size-asian="12pt" style:font-size-complex="12pt" style:font-weight-asian="normal" style:font-weight-complex="normal" style:font-style-asian="italic" style:font-style-complex="italic" style:font-name="Times New Roman" style:text-outline="false" fo:font-style="italic" style:text-line-through-type="none" style:text-underline-style="none" style:text-underline-color="font-color" fo:font-weight="normal" fo:font-size="12pt" fo:color="#000000" fo:text-shadow="none"/>
    </style:style>
    <style:style style:name="T32" style:family="text">
      <style:text-properties fo:text-shadow="none" style:font-name="Times New Roman" fo:font-size="12pt" fo:font-weight="normal" style:font-size-complex="12pt" style:font-style-asian="italic" style:text-line-through-type="none" fo:font-style="italic" style:font-style-complex="italic" fo:color="#000000" style:font-weight-complex="normal" style:font-weight-asian="normal" style:text-underline-style="none" style:text-underline-color="font-color" style:font-size-asian="12pt" style:font-name-complex="Times New Roman" style:font-name-asian="Times New Roman" style:text-outline="false"/>
    </style:style>
    <style:style style:name="T33" style:family="text">
      <style:text-properties fo:text-shadow="none" style:font-name="Times New Roman" fo:font-size="12pt" fo:font-weight="normal" style:font-size-complex="12pt" style:text-line-through-type="none" fo:color="#000000" style:font-weight-complex="normal" style:font-weight-asian="normal" style:text-underline-style="none" style:text-underline-color="font-color" style:font-size-asian="12pt" style:font-name-complex="Times New Roman" style:font-name-asian="Times New Roman" style:text-outline="false" fo:font-style="normal" style:font-style-asian="normal" style:font-style-complex="normal"/>
    </style:style>
  </office:automatic-styles>
  <office:body>
    <office:spreadsheet>
      <table:calculation-settings table:automatic-find-labels="false" table:use-regular-expressions="false" table:use-wildcards="true"/>
      <table:table table:name="information" table:style-name="ta1">
        <table:table-column table:style-name="co1" table:default-cell-style-name="Default"/>
        <table:table-column table:style-name="co2" table:default-cell-style-name="Default"/>
        <table:table-row table:style-name="ro1">
          <table:table-cell office:value-type="string" calcext:value-type="string">
            <text:p>DESCRIPTIVE</text:p>
          </table:table-cell>
          <table:table-cell/>
        </table:table-row>
        <table:table-row table:style-name="ro1">
          <table:table-cell office:value-type="string" calcext:value-type="string">
            <text:p>Number of words (total)</text:p>
          </table:table-cell>
          <table:table-cell office:value-type="string" calcext:value-type="string">
            <text:p>The total number of words in the text without punctuation marks.</text:p>
          </table:table-cell>
        </table:table-row>
        <table:table-row table:style-name="ro1">
          <table:table-cell office:value-type="string" calcext:value-type="string">
            <text:p>Number of distinct words (total)</text:p>
          </table:table-cell>
          <table:table-cell office:value-type="string" calcext:value-type="string">
            <text:p>The total number of distinct lower words in the text without punctuation marks, without digits, without spaces, <text:s/>(only words with alphabetic characters)</text:p>
          </table:table-cell>
        </table:table-row>
        <table:table-row table:style-name="ro1">
          <table:table-cell office:value-type="string" calcext:value-type="string">
            <text:p>Number of words with punctuation (total)</text:p>
          </table:table-cell>
          <table:table-cell office:value-type="string" calcext:value-type="string">
            <text:p>The total number of words in the text with punctuation marks.</text:p>
          </table:table-cell>
        </table:table-row>
        <table:table-row table:style-name="ro1">
          <table:table-cell office:value-type="string" calcext:value-type="string">
            <text:p>Number of paragraphs (total)</text:p>
          </table:table-cell>
          <table:table-cell office:value-type="string" calcext:value-type="string">
            <text:p>The total number of paragraphs in the text (Paragraphs <text:s/>are defined by hard returns within the text).</text:p>
          </table:table-cell>
        </table:table-row>
        <table:table-row table:style-name="ro1">
          <table:table-cell office:value-type="string" calcext:value-type="string">
            <text:p>Number of paragraphs (incidence per 1000 words)</text:p>
          </table:table-cell>
          <table:table-cell office:value-type="string" calcext:value-type="string">
            <text:p>The number of paragraphs in the text per 1000 words.</text:p>
          </table:table-cell>
        </table:table-row>
        <table:table-row table:style-name="ro1">
          <table:table-cell office:value-type="string" calcext:value-type="string">
            <text:p>Number of sentences (total)</text:p>
          </table:table-cell>
          <table:table-cell office:value-type="string" calcext:value-type="string">
            <text:p>The total number of sentences in the text.</text:p>
          </table:table-cell>
        </table:table-row>
        <table:table-row table:style-name="ro1">
          <table:table-cell office:value-type="string" calcext:value-type="string">
            <text:p>Number of sentences (incidence per 1000 words)</text:p>
          </table:table-cell>
          <table:table-cell office:value-type="string" calcext:value-type="string">
            <text:p>The number of sentences in the text per 1000 words.</text:p>
          </table:table-cell>
        </table:table-row>
        <table:table-row table:style-name="ro1">
          <table:table-cell office:value-type="string" calcext:value-type="string">
            <text:p>Length of paragraphs (mean)</text:p>
          </table:table-cell>
          <table:table-cell office:value-type="string" calcext:value-type="string">
            <text:p>The average number of sentences in each paragraph within the text</text:p>
          </table:table-cell>
        </table:table-row>
        <table:table-row table:style-name="ro1">
          <table:table-cell office:value-type="string" calcext:value-type="string">
            <text:p>Standard deviation of length of paragraphs</text:p>
          </table:table-cell>
          <table:table-cell office:value-type="string" calcext:value-type="string">
            <text:p>The standard deviation of the measure for the mean length of paragraphs within the text.</text:p>
          </table:table-cell>
        </table:table-row>
        <table:table-row table:style-name="ro1">
          <table:table-cell office:value-type="string" calcext:value-type="string">
            <text:p>Number of words (length) in sentences (mean)</text:p>
          </table:table-cell>
          <table:table-cell office:value-type="string" calcext:value-type="string">
            <text:p>The average number of words in each sentence within the text.</text:p>
          </table:table-cell>
        </table:table-row>
        <table:table-row table:style-name="ro1">
          <table:table-cell office:value-type="string" calcext:value-type="string">
            <text:p>Number of words (length) in sentences (standard deviation)</text:p>
          </table:table-cell>
          <table:table-cell office:value-type="string" calcext:value-type="string">
            <text:p>The standard deviation of the measure for the mean length of sentences within the text.</text:p>
          </table:table-cell>
        </table:table-row>
        <table:table-row table:style-name="ro1">
          <table:table-cell office:value-type="string" calcext:value-type="string">
            <text:p>Number of words (length) of sentences without stopwords (mean)</text:p>
          </table:table-cell>
          <table:table-cell office:value-type="string" calcext:value-type="string">
            <text:p>The average number of words in each sentence within the text without stop words (NLTK stop words: https://pythonspot.com/nltk-stop-words/https://pythonspot.com/nltk-stop-words/ )</text:p>
          </table:table-cell>
        </table:table-row>
        <table:table-row table:style-name="ro1">
          <table:table-cell office:value-type="string" calcext:value-type="string">
            <text:p>Number of words (length) of sentences without stopwords (standard deviation)</text:p>
          </table:table-cell>
          <table:table-cell office:value-type="string" calcext:value-type="string">
            <text:p>The standard deviation of the measure for the mean length of sentences within the text without stop words.</text:p>
          </table:table-cell>
        </table:table-row>
        <table:table-row table:style-name="ro1">
          <table:table-cell office:value-type="string" calcext:value-type="string">
            <text:p>Mean number of syllables (length) in words</text:p>
          </table:table-cell>
          <table:table-cell office:value-type="string" calcext:value-type="string">
            <text:p>The average number of syllables in words. We are using cmudict (a pronouncing dictionary for north american english words) to separate words into syllables.</text:p>
          </table:table-cell>
        </table:table-row>
        <table:table-row table:style-name="ro1">
          <table:table-cell office:value-type="string" calcext:value-type="string">
            <text:p>Standard deviation of the mean number of syllables in words</text:p>
          </table:table-cell>
          <table:table-cell office:value-type="string" calcext:value-type="string">
            <text:p>The standard deviation of the measure for the mean number of syllables in the words within the text.</text:p>
          </table:table-cell>
        </table:table-row>
        <table:table-row table:style-name="ro1">
          <table:table-cell office:value-type="string" calcext:value-type="string">
            <text:p>Mean number of letters (length) in words</text:p>
          </table:table-cell>
          <table:table-cell office:value-type="string" calcext:value-type="string">
            <text:p>The average number of letters in words</text:p>
          </table:table-cell>
        </table:table-row>
        <table:table-row table:style-name="ro1">
          <table:table-cell office:value-type="string" calcext:value-type="string">
            <text:p>Standard deviation of the mean number of letters in words</text:p>
          </table:table-cell>
          <table:table-cell office:value-type="string" calcext:value-type="string">
            <text:p>The standard deviation of the mean number of letters in words</text:p>
          </table:table-cell>
        </table:table-row>
        <table:table-row table:style-name="ro1">
          <table:table-cell office:value-type="string" calcext:value-type="string">
            <text:p>Mean number of letters (length) in words without stopwords</text:p>
          </table:table-cell>
          <table:table-cell office:value-type="string" calcext:value-type="string">
            <text:p>The average number of letters in words without stop words</text:p>
          </table:table-cell>
        </table:table-row>
        <table:table-row table:style-name="ro1">
          <table:table-cell office:value-type="string" calcext:value-type="string">
            <text:p>Standard deviation of the mean number of letters in words without stopwords</text:p>
          </table:table-cell>
          <table:table-cell office:value-type="string" calcext:value-type="string">
            <text:p>The standard deviation of the mean number of letters in words without stop words</text:p>
          </table:table-cell>
        </table:table-row>
        <table:table-row table:style-name="ro1">
          <table:table-cell office:value-type="string" calcext:value-type="string">
            <text:p>Mean number of letters (length) in lemmas</text:p>
          </table:table-cell>
          <table:table-cell office:value-type="string" calcext:value-type="string">
            <text:p>The average number of letters in lemmas</text:p>
          </table:table-cell>
        </table:table-row>
        <table:table-row table:style-name="ro1">
          <table:table-cell office:value-type="string" calcext:value-type="string">
            <text:p>Standard deviation of the mean number of letters in lemmas</text:p>
          </table:table-cell>
          <table:table-cell office:value-type="string" calcext:value-type="string">
            <text:p>The standard deviation of the mean number of letters in lemmas</text:p>
          </table:table-cell>
        </table:table-row>
        <table:table-row table:style-name="ro1">
          <table:table-cell table:number-columns-repeated="2"/>
        </table:table-row>
        <table:table-row table:style-name="ro1">
          <table:table-cell office:value-type="string" calcext:value-type="string">
            <text:p>LEXICAL DIVERSITY</text:p>
          </table:table-cell>
          <table:table-cell/>
        </table:table-row>
        <table:table-row table:style-name="ro1">
          <table:table-cell office:value-type="string" calcext:value-type="string">
            <text:p>Lexical Density</text:p>
          </table:table-cell>
          <table:table-cell office:value-type="string" calcext:value-type="string">
            <text:p>Lexical Density is the ratio obtained by dividing the types (the total number of content words) occurring in a text by the total number of words.Ratio: Content/(Content+Functional)</text:p>
          </table:table-cell>
        </table:table-row>
        <table:table-row table:style-name="ro1">
          <table:table-cell office:value-type="string" calcext:value-type="string">
            <text:p>Noun Density</text:p>
          </table:table-cell>
          <table:table-cell office:value-type="string" calcext:value-type="string">
            <text:p>Noun Density is the ratio obtained by dividing the types (the total number of nouns) occurring in a text by the total number of words.</text:p>
          </table:table-cell>
        </table:table-row>
        <table:table-row table:style-name="ro1">
          <table:table-cell office:value-type="string" calcext:value-type="string">
            <text:p>Verb Density</text:p>
          </table:table-cell>
          <table:table-cell office:value-type="string" calcext:value-type="string">
            <text:p>Verb Density is the ratio obtained by dividing the types (the total number of verbs) occurring in a text by the total number of words.</text:p>
          </table:table-cell>
        </table:table-row>
        <table:table-row table:style-name="ro1">
          <table:table-cell office:value-type="string" calcext:value-type="string">
            <text:p>Adjective Density</text:p>
          </table:table-cell>
          <table:table-cell office:value-type="string" calcext:value-type="string">
            <text:p>Adjective Density is the ratio obtained by dividing the types (the total number of adjectives) occurring in a text by the total number of words.</text:p>
          </table:table-cell>
        </table:table-row>
        <table:table-row table:style-name="ro1">
          <table:table-cell office:value-type="string" calcext:value-type="string">
            <text:p>Adverb Density</text:p>
          </table:table-cell>
          <table:table-cell office:value-type="string" calcext:value-type="string">
            <text:p>Adverb Density is the ratio obtained by dividing the types (the total number of adverbs) occurring in a text by the total number of words.</text:p>
          </table:table-cell>
        </table:table-row>
        <table:table-row table:style-name="ro1">
          <table:table-cell office:value-type="string" calcext:value-type="string">
            <text:p>STTR (Simple Type-Token Ratio)</text:p>
          </table:table-cell>
          <table:table-cell office:value-type="string" calcext:value-type="string">
            <text:p>STTR is the ratio obtained by dividing the types (the total number of different words) occurring in a text by its tokens (the total number of words) (1957, Templin)</text:p>
          </table:table-cell>
        </table:table-row>
        <table:table-row table:style-name="ro1">
          <table:table-cell office:value-type="string" calcext:value-type="string">
            <text:p>CTTR (Content Type-Token Ratio)</text:p>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row>
        <table:table-row table:style-name="ro1">
          <table:table-cell office:value-type="string" calcext:value-type="string">
            <text:p>NTTR (Noun Type-Token Ratio)</text:p>
          </table:table-cell>
          <table:table-cell office:value-type="string" calcext:value-type="string">
            <text:p>NTTR is the ratio obtained by dividing the types (the total number of different nouns) occurring in a text by its tokens (the total number of nouns).</text:p>
          </table:table-cell>
        </table:table-row>
        <table:table-row table:style-name="ro1">
          <table:table-cell office:value-type="string" calcext:value-type="string">
            <text:p>VTTR (Verb Type-Token Ratio)</text:p>
          </table:table-cell>
          <table:table-cell office:value-type="string" calcext:value-type="string">
            <text:p>VTTR is the ratio obtained by dividing the types (the total number of different verbs) occurring in a text by its tokens (the total number of verbs).</text:p>
          </table:table-cell>
        </table:table-row>
        <table:table-row table:style-name="ro1">
          <table:table-cell office:value-type="string" calcext:value-type="string">
            <text:p>AdjTTR (Adj Type-Token Ratio)</text:p>
          </table:table-cell>
          <table:table-cell office:value-type="string" calcext:value-type="string">
            <text:p>AdjTTR is the ratio obtained by dividing the types (the total number of different adjectives) occurring in a text by its tokens (the total number of adjectives).</text:p>
          </table:table-cell>
        </table:table-row>
        <table:table-row table:style-name="ro1">
          <table:table-cell office:value-type="string" calcext:value-type="string">
            <text:p>AdvTTR (Adv Type-Token Ratio)</text:p>
          </table:table-cell>
          <table:table-cell office:value-type="string" calcext:value-type="string">
            <text:p>AdvTTR is the ratio obtained by dividing the types (the total number of different adverbs) occurring in a text by its tokens (the total number of adverbs).</text:p>
          </table:table-cell>
        </table:table-row>
        <table:table-row table:style-name="ro1">
          <table:table-cell office:value-type="string" calcext:value-type="string">
            <text:p>LSTTR (Lemma Simple Type-Token Ratio)</text:p>
          </table:table-cell>
          <table:table-cell office:value-type="string" calcext:value-type="string">
            <text:p>LSTTR is the ratio obtained by dividing the types (the total number of different lemmas) occurring in a text by its tokens (the total number of words).</text:p>
          </table:table-cell>
        </table:table-row>
        <table:table-row table:style-name="ro1">
          <table:table-cell office:value-type="string" calcext:value-type="string">
            <text:p>LCTTR (Lemma Content Type-Token Ratio)</text:p>
          </table:table-cell>
          <table:table-cell office:value-type="string" calcext:value-type="string">
            <text:p>LCTTR is the ratio obtained by dividing the types (the total number of different content lemmas) occurring in a text by its tokens (the total number of content words).</text:p>
          </table:table-cell>
        </table:table-row>
        <table:table-row table:style-name="ro1">
          <table:table-cell office:value-type="string" calcext:value-type="string">
            <text:p>LNTTR (Lemma Noun Type-Token Ratio)</text:p>
          </table:table-cell>
          <table:table-cell office:value-type="string" calcext:value-type="string">
            <text:p>LNTTR is the ratio obtained by dividing the types (the total number of different lemmas of noun category) occurring in a text by its tokens (the total number of nouns).</text:p>
          </table:table-cell>
        </table:table-row>
        <table:table-row table:style-name="ro1">
          <table:table-cell office:value-type="string" calcext:value-type="string">
            <text:p>LVTTR (Lemma Verb Type-Token Ratio)</text:p>
          </table:table-cell>
          <table:table-cell office:value-type="string" calcext:value-type="string">
            <text:p>LVTTR is the ratio obtained by dividing the types (the total number of different lemmas of verb category) occurring in a text by its tokens (the total number of verbs).</text:p>
          </table:table-cell>
        </table:table-row>
        <table:table-row table:style-name="ro1">
          <table:table-cell office:value-type="string" calcext:value-type="string">
            <text:p>LAdjTTR (Lemma Adj Type-Token Ratio)</text:p>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row>
        <table:table-row table:style-name="ro1">
          <table:table-cell office:value-type="string" calcext:value-type="string">
            <text:p>LAdvTTR (Lemma Adv Type-Token Ratio)</text:p>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row>
        <table:table-row table:style-name="ro1">
          <table:table-cell office:value-type="string" calcext:value-type="string">
            <text:p>Honoré Lexical Density</text:p>
          </table:table-cell>
          <table:table-cell office:value-type="string" calcext:value-type="string">
            <text:p>Honore = (100 * log N)/(1- ( V1 / V)) ; N is the total number of words in the text, V is the total number of different words in the text and V1 is the hapax legomena (Honoré, 1979)</text:p>
          </table:table-cell>
        </table:table-row>
        <table:table-row table:style-name="ro1">
          <table:table-cell office:value-type="string" calcext:value-type="string">
            <text:p>Maas Lexical Density</text:p>
          </table:table-cell>
          <table:table-cell office:value-type="string" calcext:value-type="string">
            <text:p>Maas = (log N – log V) / (log² V) ;N is the total number of words in the text and V is the total number of different words in the text (Maas, 1966)</text:p>
          </table:table-cell>
        </table:table-row>
        <table:table-row table:style-name="ro1">
          <table:table-cell office:value-type="string" calcext:value-type="string">
            <text:p>Measure of Textual Lexical Diversity (MTLD)</text:p>
          </table:table-cell>
          <table:table-cell office:value-type="string" calcext:value-type="string">
            <text:p>MTLD (measure of textual lexical diversity) (2005, McCarthy).</text:p>
          </table:table-cell>
        </table:table-row>
        <table:table-row table:style-name="ro1">
          <table:table-cell table:number-columns-repeated="2"/>
        </table:table-row>
        <table:table-row table:style-name="ro1">
          <table:table-cell office:value-type="string" calcext:value-type="string">
            <text:p>READABILITY</text:p>
          </table:table-cell>
          <table:table-cell/>
        </table:table-row>
        <table:table-row table:style-name="ro1">
          <table:table-cell office:value-type="string" calcext:value-type="string">
            <text:p>Flesch-Kincaid Grade level</text:p>
          </table:table-cell>
          <table:table-cell office:value-type="string" calcext:value-type="string">
            <text:p>Flesch-Kincaid grade level (Flesch,1948), tells you the American school grade you would need to be in to comprehend the material on the page. Flesch-Kincaid grade level formula = 0.39 x (words/sentences) + 11.8 x (syllables/words) - 15.59.</text:p>
          </table:table-cell>
        </table:table-row>
        <table:table-row table:style-name="ro1">
          <table:table-cell office:value-type="string" calcext:value-type="string">
            <text:p>Flesch readability ease</text:p>
          </table:table-cell>
          <table:table-cell office:value-type="string" calcext:value-type="string">
            <text:p>Flesch readability ease (Flesch,1948), is based on a ranking scale of 0-100. Flesch-Kincaid reading ease formula= 206.835 - 1.015 x (words/sentences) - 84.6 x (syllables/words)</text:p>
          </table:table-cell>
        </table:table-row>
        <table:table-row table:style-name="ro1">
          <table:table-cell office:value-type="string" calcext:value-type="string">
            <text:p>Dale-Chall readability formula</text:p>
          </table:table-cell>
          <table:table-cell office:value-type="string" calcext:value-type="string">
            <text:p>Dale-Chall readability formula (Dale and Chall 1948) is 15,79 * (totalcomplex/totalsentences) + 0,0496 (totalwords/totalsentences). If the percentage of difficult words is above 5%, then add 3.6365 to the raw score to get the adjusted score, otherwise the adjusted score is equal to the raw score Totalcomplex are all words that are not on the Dale-Chall word list that can be found in http://www.readabilityformulas.com/articles/dale-chall-readability-word-list.php</text:p>
          </table:table-cell>
        </table:table-row>
        <table:table-row table:style-name="ro1">
          <table:table-cell office:value-type="string" calcext:value-type="string">
            <text:p>Simple Measure Of Gobbledygook (SMOG) grade</text:p>
          </table:table-cell>
          <table:table-cell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row>
        <table:table-row table:style-name="ro1">
          <table:table-cell table:number-columns-repeated="2"/>
        </table:table-row>
        <table:table-row table:style-name="ro1">
          <table:table-cell office:value-type="string" calcext:value-type="string">
            <text:p>WORD MORPHOLOGICAL INFORMATION</text:p>
          </table:table-cell>
          <table:table-cell/>
        </table:table-row>
        <table:table-row table:style-name="ro1">
          <table:table-cell office:value-type="string" calcext:value-type="string">
            <text:p>Number of content words</text:p>
          </table:table-cell>
          <table:table-cell office:value-type="string" calcext:value-type="string">
            <text:p>The number of content words </text:p>
          </table:table-cell>
        </table:table-row>
        <table:table-row table:style-name="ro1">
          <table:table-cell office:value-type="string" calcext:value-type="string">
            <text:p>Number of content words (incidence per 1000 words)</text:p>
          </table:table-cell>
          <table:table-cell office:value-type="string" calcext:value-type="string">
            <text:p>The number of content words in the text per 1000 words</text:p>
          </table:table-cell>
        </table:table-row>
        <table:table-row table:style-name="ro1">
          <table:table-cell office:value-type="string" calcext:value-type="string">
            <text:p>Number of nouns</text:p>
          </table:table-cell>
          <table:table-cell office:value-type="string" calcext:value-type="string">
            <text:p>The number of nouns</text:p>
          </table:table-cell>
        </table:table-row>
        <table:table-row table:style-name="ro1">
          <table:table-cell office:value-type="string" calcext:value-type="string">
            <text:p>Number of nouns (incidence per 1000 words)</text:p>
          </table:table-cell>
          <table:table-cell office:value-type="string" calcext:value-type="string">
            <text:p>The number of nouns in the text per 1000 words</text:p>
          </table:table-cell>
        </table:table-row>
        <table:table-row table:style-name="ro1">
          <table:table-cell office:value-type="string" calcext:value-type="string">
            <text:p>Number of adjectives</text:p>
          </table:table-cell>
          <table:table-cell office:value-type="string" calcext:value-type="string">
            <text:p>The number of adjectives</text:p>
          </table:table-cell>
        </table:table-row>
        <table:table-row table:style-name="ro1">
          <table:table-cell office:value-type="string" calcext:value-type="string">
            <text:p>Number of adjectives (incidence per 1000 words)</text:p>
          </table:table-cell>
          <table:table-cell office:value-type="string" calcext:value-type="string">
            <text:p>The number of adjectives in the text per 1000 words</text:p>
          </table:table-cell>
        </table:table-row>
        <table:table-row table:style-name="ro1">
          <table:table-cell office:value-type="string" calcext:value-type="string">
            <text:p>Number of adverbs</text:p>
          </table:table-cell>
          <table:table-cell office:value-type="string" calcext:value-type="string">
            <text:p>The number of adverbs</text:p>
          </table:table-cell>
        </table:table-row>
        <table:table-row table:style-name="ro1">
          <table:table-cell office:value-type="string" calcext:value-type="string">
            <text:p>Number of adverbs (incidence per 1000 words)</text:p>
          </table:table-cell>
          <table:table-cell office:value-type="string" calcext:value-type="string">
            <text:p>The number of adverbs in the text per 1000 words</text:p>
          </table:table-cell>
        </table:table-row>
        <table:table-row table:style-name="ro1">
          <table:table-cell office:value-type="string" calcext:value-type="string">
            <text:p>Number of verbs</text:p>
          </table:table-cell>
          <table:table-cell office:value-type="string" calcext:value-type="string">
            <text:p>The number of verbs</text:p>
          </table:table-cell>
        </table:table-row>
        <table:table-row table:style-name="ro1">
          <table:table-cell office:value-type="string" calcext:value-type="string">
            <text:p>Number of verbs (incidence per 1000 words)</text:p>
          </table:table-cell>
          <table:table-cell office:value-type="string" calcext:value-type="string">
            <text:p>The number of verbs in the text per 1000 words</text:p>
          </table:table-cell>
        </table:table-row>
        <table:table-row table:style-name="ro1">
          <table:table-cell office:value-type="string" calcext:value-type="string">
            <text:p>Number of verbs in past tense</text:p>
          </table:table-cell>
          <table:table-cell office:value-type="string" calcext:value-type="string">
            <text:p>The number of verbs in past tense in the text</text:p>
          </table:table-cell>
        </table:table-row>
        <table:table-row table:style-name="ro1">
          <table:table-cell office:value-type="string" calcext:value-type="string">
            <text:p>Number of verbs in past tense (incidence per 1000 words)</text:p>
          </table:table-cell>
          <table:table-cell office:value-type="string" calcext:value-type="string">
            <text:p>The number of verbs in past tense per 1000 words</text:p>
          </table:table-cell>
        </table:table-row>
        <table:table-row table:style-name="ro1">
          <table:table-cell office:value-type="string" calcext:value-type="string">
            <text:p>Number of verbs in present tense</text:p>
          </table:table-cell>
          <table:table-cell office:value-type="string" calcext:value-type="string">
            <text:p>The number of verbs in present tense in the text</text:p>
          </table:table-cell>
        </table:table-row>
        <table:table-row table:style-name="ro1">
          <table:table-cell office:value-type="string" calcext:value-type="string">
            <text:p>Number of verbs in present tense (incidence per 1000 words)</text:p>
          </table:table-cell>
          <table:table-cell office:value-type="string" calcext:value-type="string">
            <text:p>The number of verbs in present tense per 1000 words</text:p>
          </table:table-cell>
        </table:table-row>
        <table:table-row table:style-name="ro1">
          <table:table-cell office:value-type="string" calcext:value-type="string">
            <text:p>Number of verbs in future tense</text:p>
          </table:table-cell>
          <table:table-cell office:value-type="string" calcext:value-type="string">
            <text:p>The number of verbs in future tense in the text</text:p>
          </table:table-cell>
        </table:table-row>
        <table:table-row table:style-name="ro1">
          <table:table-cell office:value-type="string" calcext:value-type="string">
            <text:p>Number of verbs in future tense (incidence per 1000 words)</text:p>
          </table:table-cell>
          <table:table-cell office:value-type="string" calcext:value-type="string">
            <text:p>The number of verbs in future tense per 1000 words</text:p>
          </table:table-cell>
        </table:table-row>
        <table:table-row table:style-name="ro1">
          <table:table-cell office:value-type="string" calcext:value-type="string">
            <text:p>Number of verbs in indicative mood</text:p>
          </table:table-cell>
          <table:table-cell office:value-type="string" calcext:value-type="string">
            <text:p>The number of verbs in indicative mood in the text</text:p>
          </table:table-cell>
        </table:table-row>
        <table:table-row table:style-name="ro1">
          <table:table-cell office:value-type="string" calcext:value-type="string">
            <text:p>Number of verbs in indicative mood (incidence per 1000 words)</text:p>
          </table:table-cell>
          <table:table-cell office:value-type="string" calcext:value-type="string">
            <text:p>The number of verbs in indicative mood per 1000 words</text:p>
          </table:table-cell>
        </table:table-row>
        <table:table-row table:style-name="ro1">
          <table:table-cell office:value-type="string" calcext:value-type="string">
            <text:p>Number of verbs in imperative mood</text:p>
          </table:table-cell>
          <table:table-cell office:value-type="string" calcext:value-type="string">
            <text:p>The number of verbs in imperative mood in the text</text:p>
          </table:table-cell>
        </table:table-row>
        <table:table-row table:style-name="ro1">
          <table:table-cell office:value-type="string" calcext:value-type="string">
            <text:p>Number of verbs in imperative mood (incidence per 1000 words)</text:p>
          </table:table-cell>
          <table:table-cell office:value-type="string" calcext:value-type="string">
            <text:p>The number of verbs in imperative mood per 1000 words</text:p>
          </table:table-cell>
        </table:table-row>
        <table:table-row table:style-name="ro1">
          <table:table-cell office:value-type="string" calcext:value-type="string">
            <text:p>Number of irregular verbs in past tense</text:p>
          </table:table-cell>
          <table:table-cell office:value-type="string" calcext:value-type="string">
            <text:p>The number of irregular verbs in past tense</text:p>
          </table:table-cell>
        </table:table-row>
        <table:table-row table:style-name="ro1">
          <table:table-cell office:value-type="string" calcext:value-type="string">
            <text:p>Number of irregular verbs in past tense (incidence per 1000 words)</text:p>
          </table:table-cell>
          <table:table-cell office:value-type="string" calcext:value-type="string">
            <text:p>The number of irregular verbs in past tense per 1000 words</text:p>
          </table:table-cell>
        </table:table-row>
        <table:table-row table:style-name="ro1">
          <table:table-cell office:value-type="string" calcext:value-type="string">
            <text:p>Mean of irregular verbs in past tense in relation to the number of verbs in past tense</text:p>
          </table:table-cell>
          <table:table-cell office:value-type="string" calcext:value-type="string">
            <text:p>Mean of the number of irregular verbs in past / number of verbs in past</text:p>
          </table:table-cell>
        </table:table-row>
        <table:table-row table:style-name="ro1">
          <table:table-cell office:value-type="string" calcext:value-type="string">
            <text:p>number of personal pronouns</text:p>
          </table:table-cell>
          <table:table-cell office:value-type="string" calcext:value-type="string">
            <text:p>The number of pronouns</text:p>
          </table:table-cell>
        </table:table-row>
        <table:table-row table:style-name="ro1">
          <table:table-cell office:value-type="string" calcext:value-type="string">
            <text:p>incidence score of pronouns <text:s/>(per 1000 words)</text:p>
          </table:table-cell>
          <table:table-cell office:value-type="string" calcext:value-type="string">
            <text:p>Number of pronouns per 1000 words</text:p>
          </table:table-cell>
        </table:table-row>
        <table:table-row table:style-name="ro1">
          <table:table-cell office:value-type="string" calcext:value-type="string">
            <text:p>Number of pronouns in first person</text:p>
          </table:table-cell>
          <table:table-cell office:value-type="string" calcext:value-type="string">
            <text:p>The number of first-person pronouns</text:p>
          </table:table-cell>
        </table:table-row>
        <table:table-row table:style-name="ro1">
          <table:table-cell office:value-type="string" calcext:value-type="string">
            <text:p>Incidence score of pronouns in first person <text:s/>(per 1000 words)</text:p>
          </table:table-cell>
          <table:table-cell office:value-type="string" calcext:value-type="string">
            <text:p>The number of first-person pronouns per 1000 words</text:p>
          </table:table-cell>
        </table:table-row>
        <table:table-row table:style-name="ro1">
          <table:table-cell office:value-type="string" calcext:value-type="string">
            <text:p>Number of pronouns in singular first person</text:p>
          </table:table-cell>
          <table:table-cell office:value-type="string" calcext:value-type="string">
            <text:p>The number of first-person singular pronouns</text:p>
          </table:table-cell>
        </table:table-row>
        <table:table-row table:style-name="ro1">
          <table:table-cell office:value-type="string" calcext:value-type="string">
            <text:p>Incidence score of pronouns in singular first person <text:s/>(per 1000 words)</text:p>
          </table:table-cell>
          <table:table-cell office:value-type="string" calcext:value-type="string">
            <text:p>The number of first-person singular pronouns per 1000 words</text:p>
          </table:table-cell>
        </table:table-row>
        <table:table-row table:style-name="ro1">
          <table:table-cell office:value-type="string" calcext:value-type="string">
            <text:p>Number of pronouns, third person</text:p>
          </table:table-cell>
          <table:table-cell office:value-type="string" calcext:value-type="string">
            <text:p>The number of third-person pronouns</text:p>
          </table:table-cell>
        </table:table-row>
        <table:table-row table:style-name="ro1">
          <table:table-cell office:value-type="string" calcext:value-type="string">
            <text:p>incidence score of pronouns, third person (per 1000 words)</text:p>
          </table:table-cell>
          <table:table-cell office:value-type="string" calcext:value-type="string">
            <text:p>The number of third-person pronouns per 1000 words</text:p>
          </table:table-cell>
        </table:table-row>
        <table:table-row table:style-name="ro1">
          <table:table-cell table:number-columns-repeated="2"/>
        </table:table-row>
        <table:table-row table:style-name="ro1">
          <table:table-cell office:value-type="string" calcext:value-type="string">
            <text:p>WORD FREQUENCY</text:p>
          </table:table-cell>
          <table:table-cell/>
        </table:table-row>
        <table:table-row table:style-name="ro1">
          <table:table-cell office:value-type="string" calcext:value-type="string">
            <text:p>The minimum word frequency per sentence</text:p>
          </table:table-cell>
          <table:table-cell office:value-type="string" calcext:value-type="string">
            <text:p>Average of word frequency of the lowest word frequency word in each sentence</text:p>
          </table:table-cell>
        </table:table-row>
        <table:table-row table:style-name="ro1">
          <table:table-cell office:value-type="string" calcext:value-type="string">
            <text:p>Number of rare nouns (word frequency &lt;= 4) :</text:p>
          </table:table-cell>
          <table:table-cell office:value-type="string" calcext:value-type="string">
            <text:p>The number of rare nouns. A rare noun is a noun whose word frequency value is less than or equal to 4 logarithm value.   </text:p>
          </table:table-cell>
        </table:table-row>
        <table:table-row table:style-name="ro1">
          <table:table-cell office:value-type="string" calcext:value-type="string">
            <text:p>Number of rare nouns (word frequency &lt;= 4)  (incidence per 1000 words)</text:p>
          </table:table-cell>
          <table:table-cell office:value-type="string" calcext:value-type="string">
            <text:p>The number of rare nouns (whose word frequency value is less than or equal to 4 logarithm value) in the text per 1000 words </text:p>
          </table:table-cell>
        </table:table-row>
        <table:table-row table:style-name="ro1">
          <table:table-cell office:value-type="string" calcext:value-type="string">
            <text:p>Number of rare adjectives <text:s/>(word frequency &lt;= 4)</text:p>
          </table:table-cell>
          <table:table-cell office:value-type="string" calcext:value-type="string">
            <text:p>The number of rare adjectives. A rare adjective is an adjective noun whose word frequency value is less than or equal to 4 logarithm value.  </text:p>
          </table:table-cell>
        </table:table-row>
        <table:table-row table:style-name="ro1">
          <table:table-cell office:value-type="string" calcext:value-type="string">
            <text:p>Number of rare adjectives <text:s/>(word frequency &lt;= 4) (incidence per 1000 words)</text:p>
          </table:table-cell>
          <table:table-cell office:value-type="string" calcext:value-type="string">
            <text:p>The number of rare adjectives (whose word frequency value is less than or equal to 4 logarithm value) in the text per 1000 words </text:p>
          </table:table-cell>
        </table:table-row>
        <table:table-row table:style-name="ro1">
          <table:table-cell office:value-type="string" calcext:value-type="string">
            <text:p>Number of rare verbs <text:s/>(word frequency &lt;= 4)</text:p>
          </table:table-cell>
          <table:table-cell office:value-type="string" calcext:value-type="string">
            <text:p>The number of rare verbs. A rare verb is a verb whose word frequency value is less than or equal to 4 logarithm value. </text:p>
          </table:table-cell>
        </table:table-row>
        <table:table-row table:style-name="ro1">
          <table:table-cell office:value-type="string" calcext:value-type="string">
            <text:p>Number of rare verbs <text:s/>(word frequency &lt;= 4) (incidence per 1000 words)</text:p>
          </table:table-cell>
          <table:table-cell office:value-type="string" calcext:value-type="string">
            <text:p>The number of rare verbs (whose word frequency value is less than or equal to 4 logarithm value) in the text per 1000 words </text:p>
          </table:table-cell>
        </table:table-row>
        <table:table-row table:style-name="ro1">
          <table:table-cell office:value-type="string" calcext:value-type="string">
            <text:p>Number of rare adverbs <text:s/>(word frequency &lt;= 4):</text:p>
          </table:table-cell>
          <table:table-cell office:value-type="string" calcext:value-type="string">
            <text:p>The number of rare adverbs. A rare adverb is an adverb whose word frequency value is less than or equal to 4 logarithm value. </text:p>
          </table:table-cell>
        </table:table-row>
        <table:table-row table:style-name="ro1">
          <table:table-cell office:value-type="string" calcext:value-type="string">
            <text:p>Number of rare adverbs <text:s/>(word frequency &lt;= 4) (incidence per 1000 words)</text:p>
          </table:table-cell>
          <table:table-cell office:value-type="string" calcext:value-type="string">
            <text:p>The number of rare adverbs (whose word frequency value is less than or equal to 4 logarithm value) in the text per 1000 words </text:p>
          </table:table-cell>
        </table:table-row>
        <table:table-row table:style-name="ro1">
          <table:table-cell office:value-type="string" calcext:value-type="string">
            <text:p>Number of rare content words (word frequency &lt;= 4) </text:p>
          </table:table-cell>
          <table:table-cell office:value-type="string" calcext:value-type="string">
            <text:p>The number of rare content words. Rare content words are nouns, verbs, adjectives and adverbs whose word frequency value is less than 4 </text:p>
          </table:table-cell>
        </table:table-row>
        <table:table-row table:style-name="ro1">
          <table:table-cell office:value-type="string" calcext:value-type="string">
            <text:p>Number of rare content words (word frequency &lt;= 4)  (incidence per 1000 words):</text:p>
          </table:table-cell>
          <table:table-cell office:value-type="string" calcext:value-type="string">
            <text:p>The number of rare content words (whose word frequency value is less than 4) in the text per 1000 words</text:p>
          </table:table-cell>
        </table:table-row>
        <table:table-row table:style-name="ro1">
          <table:table-cell office:value-type="string" calcext:value-type="string">
            <text:p>Number of distinct rare content words (word frequency &lt;= 4)</text:p>
          </table:table-cell>
          <table:table-cell office:value-type="string" calcext:value-type="string">
            <text:p>The number of distinct rare content words. Rare content words are nouns, verbs, adjectives and adverbs whose word frequency value is less than 4</text:p>
          </table:table-cell>
        </table:table-row>
        <table:table-row table:style-name="ro1">
          <table:table-cell office:value-type="string" calcext:value-type="string">
            <text:p>Number of distinct rare content words (word frequency &lt;= 4) (incidence per 1000 words):</text:p>
          </table:table-cell>
          <table:table-cell office:value-type="string" calcext:value-type="string">
            <text:p>The number of distinct rare content words (whose word frequency value is less than 4) in the text per 1000 words</text:p>
          </table:table-cell>
        </table:table-row>
        <table:table-row table:style-name="ro1">
          <table:table-cell office:value-type="string" calcext:value-type="string">
            <text:p>Mean of rare lexical words (word frequency &lt;= 4) </text:p>
          </table:table-cell>
          <table:table-cell office:value-type="string" calcext:value-type="string">
            <text:p>The average of rare lexical words (whose word frequency value is less than 4) with respect to the total of lexical words</text:p>
          </table:table-cell>
        </table:table-row>
        <table:table-row table:style-name="ro1">
          <table:table-cell office:value-type="string" calcext:value-type="string">
            <text:p>Mean of distinct rare lexical words ( word frequency &lt;= 4)</text:p>
          </table:table-cell>
          <table:table-cell office:value-type="string" calcext:value-type="string">
            <text:p>The average of distinct rare lexical words (whose word frequency value is less than 4) with respect to the total of distinct lexical words</text:p>
          </table:table-cell>
        </table:table-row>
        <table:table-row table:style-name="ro1">
          <table:table-cell table:number-columns-repeated="2"/>
        </table:table-row>
        <table:table-row table:style-name="ro1">
          <table:table-cell office:value-type="string" calcext:value-type="string">
            <text:p>VOCABULARY KNOWLEDGE</text:p>
          </table:table-cell>
          <table:table-cell/>
        </table:table-row>
        <table:table-row table:style-name="ro1">
          <table:table-cell office:value-type="string" calcext:value-type="string">
            <text:p>number of A1 vocabulary in the text</text:p>
          </table:table-cell>
          <table:table-cell office:value-type="string" calcext:value-type="string">
            <text:p>The number of A1 vocabulary in the text</text:p>
          </table:table-cell>
        </table:table-row>
        <table:table-row table:style-name="ro1">
          <table:table-cell office:value-type="string" calcext:value-type="string">
            <text:p>incidence score of A1 vocabulary <text:s/>(per 1000 words)</text:p>
          </table:table-cell>
          <table:table-cell office:value-type="string" calcext:value-type="string">
            <text:p>The number of A1 vocabulary in the text per 1000 words </text:p>
          </table:table-cell>
        </table:table-row>
        <table:table-row table:style-name="ro1">
          <table:table-cell office:value-type="string" calcext:value-type="string">
            <text:p>number of A2 vocabulary in the text</text:p>
          </table:table-cell>
          <table:table-cell office:value-type="string" calcext:value-type="string">
            <text:p>The number of A2 vocabulary in the text</text:p>
          </table:table-cell>
        </table:table-row>
        <table:table-row table:style-name="ro1">
          <table:table-cell office:value-type="string" calcext:value-type="string">
            <text:p>incidence score of A2 vocabulary <text:s/>(per 1000 words)</text:p>
          </table:table-cell>
          <table:table-cell office:value-type="string" calcext:value-type="string">
            <text:p>The number of A2 vocabulary in the text per 1000 words </text:p>
          </table:table-cell>
        </table:table-row>
        <table:table-row table:style-name="ro1">
          <table:table-cell office:value-type="string" calcext:value-type="string">
            <text:p>number of B1 vocabulary in the text</text:p>
          </table:table-cell>
          <table:table-cell office:value-type="string" calcext:value-type="string">
            <text:p>The number of B1 vocabulary in the text</text:p>
          </table:table-cell>
        </table:table-row>
        <table:table-row table:style-name="ro1">
          <table:table-cell office:value-type="string" calcext:value-type="string">
            <text:p>incidence score of B1 vocabulary <text:s/>(per 1000 words)</text:p>
          </table:table-cell>
          <table:table-cell office:value-type="string" calcext:value-type="string">
            <text:p>The number of B1 vocabulary in the text per 1000 words </text:p>
          </table:table-cell>
        </table:table-row>
        <table:table-row table:style-name="ro1">
          <table:table-cell office:value-type="string" calcext:value-type="string">
            <text:p>number of B2 vocabulary in the text</text:p>
          </table:table-cell>
          <table:table-cell office:value-type="string" calcext:value-type="string">
            <text:p>The number of B2 vocabulary in the text</text:p>
          </table:table-cell>
        </table:table-row>
        <table:table-row table:style-name="ro1">
          <table:table-cell office:value-type="string" calcext:value-type="string">
            <text:p>incidence score of B2 vocabulary <text:s/>(per 1000 words)</text:p>
          </table:table-cell>
          <table:table-cell office:value-type="string" calcext:value-type="string">
            <text:p>The number of B2 vocabulary in the text per 1000 words </text:p>
          </table:table-cell>
        </table:table-row>
        <table:table-row table:style-name="ro1">
          <table:table-cell office:value-type="string" calcext:value-type="string">
            <text:p>number of C1 vocabulary in the text</text:p>
          </table:table-cell>
          <table:table-cell office:value-type="string" calcext:value-type="string">
            <text:p>The number of C1 vocabulary in the text</text:p>
          </table:table-cell>
        </table:table-row>
        <table:table-row table:style-name="ro1">
          <table:table-cell office:value-type="string" calcext:value-type="string">
            <text:p>incidence score of C1 vocabulary <text:s/>(per 1000 words)</text:p>
          </table:table-cell>
          <table:table-cell office:value-type="string" calcext:value-type="string">
            <text:p>The number of C1 vocabulary in the text per 1000 words </text:p>
          </table:table-cell>
        </table:table-row>
        <table:table-row table:style-name="ro1">
          <table:table-cell office:value-type="string" calcext:value-type="string">
            <text:p>Number of content words not in A1-C1 vocabulary</text:p>
          </table:table-cell>
          <table:table-cell office:value-type="string" calcext:value-type="string">
            <text:p>The number of content words not in A1-C1 vocabulary in the text</text:p>
          </table:table-cell>
        </table:table-row>
        <table:table-row table:style-name="ro1">
          <table:table-cell office:value-type="string" calcext:value-type="string">
            <text:p>Incidence score of content words not in A1-C1 vocabulary (per 1000 words)</text:p>
          </table:table-cell>
          <table:table-cell office:value-type="string" calcext:value-type="string">
            <text:p>The number of content words not in A1-C1 vocabulary in the text per 1000 words </text:p>
          </table:table-cell>
        </table:table-row>
        <table:table-row table:style-name="ro1">
          <table:table-cell table:number-columns-repeated="2"/>
        </table:table-row>
        <table:table-row table:style-name="ro1">
          <table:table-cell office:value-type="string" calcext:value-type="string">
            <text:p>SYNTACTIC COMPLEXITY &amp; SYNTACTIC PATTERN DENSITY</text:p>
          </table:table-cell>
          <table:table-cell/>
        </table:table-row>
        <table:table-row table:style-name="ro1">
          <table:table-cell office:value-type="string" calcext:value-type="string">
            <text:p>Left embeddedness (Mean of number of words before the main verb)</text:p>
          </table:table-cell>
          <table:table-cell office:value-type="string" calcext:value-type="string">
            <text:p>The mean of the number of words before the main verb of the main clause in sentences</text:p>
          </table:table-cell>
        </table:table-row>
        <table:table-row table:style-name="ro1">
          <table:table-cell office:value-type="string" calcext:value-type="string">
            <text:p>Number of decendents per noun phrase (mean)</text:p>
          </table:table-cell>
          <table:table-cell office:value-type="string" calcext:value-type="string">
            <text:p>The mean of the number of decendents per noun phrase</text:p>
          </table:table-cell>
        </table:table-row>
        <table:table-row table:style-name="ro1">
          <table:table-cell office:value-type="string" calcext:value-type="string">
            <text:p>Number of modifiers per noun phrase (mean)</text:p>
          </table:table-cell>
          <table:table-cell office:value-type="string" calcext:value-type="string">
            <text:p>The mean of the number of modifiers per noun phrase</text:p>
          </table:table-cell>
        </table:table-row>
        <table:table-row table:style-name="ro1">
          <table:table-cell office:value-type="string" calcext:value-type="string">
            <text:p>Mean of the number of levels of dependency tree(Depth)</text:p>
          </table:table-cell>
          <table:table-cell office:value-type="string" calcext:value-type="string">
            <text:p>The average of the number of levels of dependency tree per sentence</text:p>
          </table:table-cell>
        </table:table-row>
        <table:table-row table:style-name="ro1">
          <table:table-cell office:value-type="string" calcext:value-type="string">
            <text:p>Number of subordinate clauses</text:p>
          </table:table-cell>
          <table:table-cell office:value-type="string" calcext:value-type="string">
            <text:p>The number of subordinate clauses in the text</text:p>
          </table:table-cell>
        </table:table-row>
        <table:table-row table:style-name="ro1">
          <table:table-cell office:value-type="string" calcext:value-type="string">
            <text:p>Number of subordinate clauses  (incidence per 1000 words)</text:p>
          </table:table-cell>
          <table:table-cell office:value-type="string" calcext:value-type="string">
            <text:p>The number of subordinate clauses in the text per 1000 words</text:p>
          </table:table-cell>
        </table:table-row>
        <table:table-row table:style-name="ro1">
          <table:table-cell office:value-type="string" calcext:value-type="string">
            <text:p>Number of relative subordinate clauses</text:p>
          </table:table-cell>
          <table:table-cell office:value-type="string" calcext:value-type="string">
            <text:p>The number of relative subordinate clauses in the text</text:p>
          </table:table-cell>
        </table:table-row>
        <table:table-row table:style-name="ro1">
          <table:table-cell office:value-type="string" calcext:value-type="string">
            <text:p>Number of relative subordinate clauses (incidence per 1000 words)</text:p>
          </table:table-cell>
          <table:table-cell office:value-type="string" calcext:value-type="string">
            <text:p>The number of relative subordinate clauses in the text per 1000 words</text:p>
          </table:table-cell>
        </table:table-row>
        <table:table-row table:style-name="ro1">
          <table:table-cell office:value-type="string" calcext:value-type="string">
            <text:p>Mean of punctuation marks per sentence</text:p>
          </table:table-cell>
          <table:table-cell office:value-type="string" calcext:value-type="string">
            <text:p>The average of punctuation marks per sentence</text:p>
          </table:table-cell>
        </table:table-row>
        <table:table-row table:style-name="ro1">
          <table:table-cell table:number-columns-repeated="2" office:value-type="string" calcext:value-type="string">
            <text:p>Number of propositions</text:p>
          </table:table-cell>
        </table:table-row>
        <table:table-row table:style-name="ro1">
          <table:table-cell office:value-type="string" calcext:value-type="string">
            <text:p>Mean of the number of propositions per sentence</text:p>
          </table:table-cell>
          <table:table-cell office:value-type="string" calcext:value-type="string">
            <text:p>The average of the number of propositions per sentence </text:p>
          </table:table-cell>
        </table:table-row>
        <table:table-row table:style-name="ro1">
          <table:table-cell office:value-type="string" calcext:value-type="string">
            <text:p>Mean of the number of VPs per sentence</text:p>
          </table:table-cell>
          <table:table-cell office:value-type="string" calcext:value-type="string">
            <text:p>The average of the number of VPs per sentence </text:p>
          </table:table-cell>
        </table:table-row>
        <table:table-row table:style-name="ro1">
          <table:table-cell office:value-type="string" calcext:value-type="string">
            <text:p>Mean of the number of NPs per sentence</text:p>
          </table:table-cell>
          <table:table-cell office:value-type="string" calcext:value-type="string">
            <text:p>The average of the number of NPs per sentence </text:p>
          </table:table-cell>
        </table:table-row>
        <table:table-row table:style-name="ro1">
          <table:table-cell office:value-type="string" calcext:value-type="string">
            <text:p>Noun phrase density, incidence</text:p>
          </table:table-cell>
          <table:table-cell office:value-type="string" calcext:value-type="string">
            <text:p>The number of noun phrases in the text per 1000 words</text:p>
          </table:table-cell>
        </table:table-row>
        <table:table-row table:style-name="ro1">
          <table:table-cell office:value-type="string" calcext:value-type="string">
            <text:p>Verb phrase density, incidence</text:p>
          </table:table-cell>
          <table:table-cell office:value-type="string" calcext:value-type="string">
            <text:p>The number of verb phrases in the text per 1000 words</text:p>
          </table:table-cell>
        </table:table-row>
        <table:table-row table:style-name="ro1">
          <table:table-cell office:value-type="string" calcext:value-type="string">
            <text:p>Number of passive voice verbs</text:p>
          </table:table-cell>
          <table:table-cell office:value-type="string" calcext:value-type="string">
            <text:p>The number of verbs in passive voice in the text</text:p>
          </table:table-cell>
        </table:table-row>
        <table:table-row table:style-name="ro1">
          <table:table-cell office:value-type="string" calcext:value-type="string">
            <text:p>Number of passive voice verbs (incidence per 1000 words)</text:p>
          </table:table-cell>
          <table:table-cell office:value-type="string" calcext:value-type="string">
            <text:p>The number of verbs in passive voice per 1000 words</text:p>
          </table:table-cell>
        </table:table-row>
        <table:table-row table:style-name="ro1">
          <table:table-cell table:number-columns-repeated="2" office:value-type="string" calcext:value-type="string">
            <text:p>Mean of passive voice verbs</text:p>
          </table:table-cell>
        </table:table-row>
        <table:table-row table:style-name="ro1">
          <table:table-cell office:value-type="string" calcext:value-type="string">
            <text:p>Number of agentless passive voice verbs</text:p>
          </table:table-cell>
          <table:table-cell office:value-type="string" calcext:value-type="string">
            <text:p>The number of agentless passive voice verbs in the text</text:p>
          </table:table-cell>
        </table:table-row>
        <table:table-row table:style-name="ro1">
          <table:table-cell office:value-type="string" calcext:value-type="string">
            <text:p>Agentless passive voice density, incidence</text:p>
          </table:table-cell>
          <table:table-cell office:value-type="string" calcext:value-type="string">
            <text:p>The number of verbs in passive voice per 1000 words</text:p>
          </table:table-cell>
        </table:table-row>
        <table:table-row table:style-name="ro1">
          <table:table-cell office:value-type="string" calcext:value-type="string">
            <text:p>Number of negative words</text:p>
          </table:table-cell>
          <table:table-cell office:value-type="string" calcext:value-type="string">
            <text:p>The number of words with lemma "not"</text:p>
          </table:table-cell>
        </table:table-row>
        <table:table-row table:style-name="ro1">
          <table:table-cell office:value-type="string" calcext:value-type="string">
            <text:p>Negation density, incidence</text:p>
          </table:table-cell>
          <table:table-cell office:value-type="string" calcext:value-type="string">
            <text:p>The number of words with lemma "not" per 1000 words</text:p>
          </table:table-cell>
        </table:table-row>
        <table:table-row table:style-name="ro1">
          <table:table-cell office:value-type="string" calcext:value-type="string">
            <text:p>Number of verbs in gerund form</text:p>
          </table:table-cell>
          <table:table-cell office:value-type="string" calcext:value-type="string">
            <text:p>The number of verbs in gerund form in the text</text:p>
          </table:table-cell>
        </table:table-row>
        <table:table-row table:style-name="ro1">
          <table:table-cell office:value-type="string" calcext:value-type="string">
            <text:p>Gerund density, incidence</text:p>
          </table:table-cell>
          <table:table-cell office:value-type="string" calcext:value-type="string">
            <text:p>The number of verbs in gerund form per 1000 words</text:p>
          </table:table-cell>
        </table:table-row>
        <table:table-row table:style-name="ro1">
          <table:table-cell office:value-type="string" calcext:value-type="string">
            <text:p>Number of verbs in infinitive form</text:p>
          </table:table-cell>
          <table:table-cell office:value-type="string" calcext:value-type="string">
            <text:p>The number of verbs in infinitive form in the text</text:p>
          </table:table-cell>
        </table:table-row>
        <table:table-row table:style-name="ro1">
          <table:table-cell office:value-type="string" calcext:value-type="string">
            <text:p>Infinitive density, incidence</text:p>
          </table:table-cell>
          <table:table-cell office:value-type="string" calcext:value-type="string">
            <text:p>The number of verbs in infinitive form per 1000 words</text:p>
          </table:table-cell>
        </table:table-row>
        <table:table-row table:style-name="ro1">
          <table:table-cell table:number-columns-repeated="2"/>
        </table:table-row>
        <table:table-row table:style-name="ro1">
          <table:table-cell office:value-type="string" calcext:value-type="string">
            <text:p>WORD SEMANTIC INFORMATION</text:p>
          </table:table-cell>
          <table:table-cell/>
        </table:table-row>
        <table:table-row table:style-name="ro1">
          <table:table-cell office:value-type="string" calcext:value-type="string">
            <text:p>Mean values of polysemy in the WordNet lexicon</text:p>
          </table:table-cell>
          <table:table-cell office:value-type="string" calcext:value-type="string">
            <text:p>The average of the polysemy values of nouns and verbs in the text that have entries in the WordNet lexicon</text:p>
          </table:table-cell>
        </table:table-row>
        <table:table-row table:style-name="ro1">
          <table:table-cell office:value-type="string" calcext:value-type="string">
            <text:p>Mean hypernym values of verbs in the WordNet lexicon</text:p>
          </table:table-cell>
          <table:table-cell office:value-type="string" calcext:value-type="string">
            <text:p>The average of the hypernym values of verbs in the text that have entries in the WordNet lexicon</text:p>
          </table:table-cell>
        </table:table-row>
        <table:table-row table:style-name="ro1">
          <table:table-cell office:value-type="string" calcext:value-type="string">
            <text:p>Mean hypernym values of nouns in the WordNet lexicon</text:p>
          </table:table-cell>
          <table:table-cell office:value-type="string" calcext:value-type="string">
            <text:p>The average of the hypernym values of nouns in the text that have entries in the WordNet lexicon</text:p>
          </table:table-cell>
        </table:table-row>
        <table:table-row table:style-name="ro1">
          <table:table-cell office:value-type="string" calcext:value-type="string">
            <text:p>Mean hypernym values of nouns and verbs in the WordNet lexicon</text:p>
          </table:table-cell>
          <table:table-cell office:value-type="string" calcext:value-type="string">
            <text:p>The average of the hypernym values of nouns and verbs in the text that have entries in the WordNet lexicon</text:p>
          </table:table-cell>
        </table:table-row>
        <table:table-row table:style-name="ro1">
          <table:table-cell table:number-columns-repeated="2"/>
        </table:table-row>
        <table:table-row table:style-name="ro1">
          <table:table-cell office:value-type="string" calcext:value-type="string">
            <text:p>REFERENTIAL COHESION</text:p>
          </table:table-cell>
          <table:table-cell/>
        </table:table-row>
        <table:table-row table:style-name="ro1">
          <table:table-cell office:value-type="string" calcext:value-type="string">
            <text:p>Noun overlap, adjacent sentences, binary, mean</text:p>
          </table:table-cell>
          <table:table-cell office:value-type="string" calcext:value-type="string">
            <text:p>Noun overlap measure is binary (there either is or is not any overlap between a pair of adjacent sentences in a text ). Noun overlap measures the proportion of sentences in a text for which there are overlapping nouns,in the sense that the noun must match exactly.</text:p>
          </table:table-cell>
        </table:table-row>
        <table:table-row table:style-name="ro1">
          <table:table-cell office:value-type="string" calcext:value-type="string">
            <text:p>Noun overlap, all of the sentences in a paragraph or text, binary, mean</text:p>
          </table:table-cell>
          <table:table-cell office:value-type="string" calcext:value-type="string">
            <text:p>Global Noun overlap measures which is the average overlap between all pairs of sentences in the text for which there are overlapping nouns, in the sense that the noun must match exactly.</text:p>
          </table:table-cell>
        </table:table-row>
        <table:table-row table:style-name="ro1">
          <table:table-cell office:value-type="string" calcext:value-type="string">
            <text:p>Argument overlap, adjacent sentences, binary, mean</text:p>
          </table:table-cell>
          <table:table-cell office:value-type="string" calcext:value-type="string">
            <text:p>Argument overlap measure is binary (there either is or is not any overlap between a pair of adjacent sentences in a text ). Argument overlap measures the proportion of sentences in a text for which there are overlapping the between nouns (in singular or plural form=lemma, e.g., “table”/”tables”) and personal pronouns (“he”/”he”)</text:p>
          </table:table-cell>
        </table:table-row>
        <table:table-row table:style-name="ro1">
          <table:table-cell office:value-type="string" calcext:value-type="string">
            <text:p>Argument overlap, all of the sentences in a paragraph or text, binary, mean</text:p>
          </table:table-cell>
          <table:table-cell office:value-type="string" calcext:value-type="string">
            <text:p>Global Argument overlap measures which is the average overlap between all pairs of sentences in the text for which there are overlapping stem nouns and personal pronouns.</text:p>
          </table:table-cell>
        </table:table-row>
        <table:table-row table:style-name="ro1">
          <table:table-cell office:value-type="string" calcext:value-type="string">
            <text:p>Stem overlap, adjacent sentences, binary, mean</text:p>
          </table:table-cell>
          <table:table-cell office:value-type="string" calcext:value-type="string">
            <text:p>Stem overlap measure is binary (there either is or is not any overlap between a pair of adjacent sentences in a text ). Stem overlap measures the proportion of sentences in a text for which there are overlapping between a noun in one sentence and a content word (i.e., nouns,verbs, adjectives, adverbs) in a previous sentence that shares a common lemma (e.g., “tree”/”treed”;”mouse”/”mousey”). </text:p>
          </table:table-cell>
        </table:table-row>
        <table:table-row table:style-name="ro1">
          <table:table-cell office:value-type="string" calcext:value-type="string">
            <text:p>Stem overlap, all of the sentences in a paragraph or text, binary, mean</text:p>
          </table:table-cell>
          <table:table-cell office:value-type="string" calcext:value-type="string">
            <text:p>Global Stem overlap measures which is the average overlap between all pairs of sentences in the text for which there are overlapping. Between a noun in one sentence and a content word (i.e., nouns,verbs, adjectives, adverbs) in a previous sentence that shares a common lemma (e.g., “tree”/”treed”;”mouse”/”mousey”).</text:p>
          </table:table-cell>
        </table:table-row>
        <table:table-row table:style-name="ro1">
          <table:table-cell office:value-type="string" calcext:value-type="string">
            <text:p>Content word overlap, adjacent sentences, proporcional, mean</text:p>
          </table:table-cell>
          <table:table-cell office:value-type="string" calcext:value-type="string">
            <text:p>Content word overlap adjacent sentences proporcional mean refers to the proportion of content words (nouns, verbs,adverbs,adjectives, pronouns) that shared between pairs of sentences.For example, if a sentence pair has fewer words and two words overlap, The proportion is greater than if a pair has many words and two words overlap. This measure may be particulaly useful when the lenghts of the sentences in the text are principal concern.</text:p>
          </table:table-cell>
        </table:table-row>
        <table:table-row table:style-name="ro1">
          <table:table-cell office:value-type="string" calcext:value-type="string">
            <text:p>Content word overlap, adjacent sentences, proporcional, standard deviation</text:p>
          </table:table-cell>
          <table:table-cell office:value-type="string" calcext:value-type="string">
            <text:p>The standard deviation of the measure for the mean content word overlap of sentences within the text.</text:p>
          </table:table-cell>
        </table:table-row>
        <table:table-row table:style-name="ro1">
          <table:table-cell office:value-type="string" calcext:value-type="string">
            <text:p>Content word overlap, all of the sentences in a paragraph or text, proporcional, mean</text:p>
          </table:table-cell>
          <table:table-cell office:value-type="string" calcext:value-type="string">
            <text:p>Content word overlap adjacent sentences proporcional mean refers to the proportion of content words (nouns, verbs,adverbs,adjectives, pronouns) that shared between pairs of sentences.For example, if a sentence pair has fewer words and two words overlap, The proportion is greater than if a pair has many words and two words overlap. This measure may be particulaly useful when the lenghts of the sentences in the text are principal concern.</text:p>
          </table:table-cell>
        </table:table-row>
        <table:table-row table:style-name="ro1">
          <table:table-cell office:value-type="string" calcext:value-type="string">
            <text:p>Content word overlap, all of the sentences in a paragraph or text, standard deviation</text:p>
          </table:table-cell>
          <table:table-cell office:value-type="string" calcext:value-type="string">
            <text:p>The standard deviation of the measure for the mean content word overlap of sentences within the text.</text:p>
          </table:table-cell>
        </table:table-row>
        <table:table-row table:style-name="ro1">
          <table:table-cell office:value-type="string" calcext:value-type="string">
            <text:p>Semantic Similarity between adjacent sentences (mean)</text:p>
          </table:table-cell>
          <table:table-cell office:value-type="string" calcext:value-type="string">
            <text:p>This index computes mean semantic similarity cosines for adjacent sentences. This measures how conceptually similar each sentence is to the next sentence.</text:p>
          </table:table-cell>
        </table:table-row>
        <table:table-row table:style-name="ro1">
          <table:table-cell office:value-type="string" calcext:value-type="string">
            <text:p>Semantic Similarity between all possible pairs of sentences in a paragraph (mean)</text:p>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row>
        <table:table-row table:style-name="ro1">
          <table:table-cell office:value-type="string" calcext:value-type="string">
            <text:p>Semantic Similarity between adjacent paragraps (mean)</text:p>
          </table:table-cell>
          <table:table-cell office:value-type="string" calcext:value-type="string">
            <text:p>This index computes the mean of the semantic similarity (cosines) between adjacent paragraphs.</text:p>
          </table:table-cell>
        </table:table-row>
        <table:table-row table:style-name="ro1">
          <table:table-cell office:value-type="string" calcext:value-type="string">
            <text:p>Semantic Similarity between adjacent sentences (standard deviation)</text:p>
          </table:table-cell>
          <table:table-cell office:value-type="string" calcext:value-type="string">
            <text:p>This index computes standard deviation of semantic similarity (cosines) for adjacent sentences. This measures how consistent adjacent sentences are overlaped semantically.</text:p>
          </table:table-cell>
        </table:table-row>
        <table:table-row table:style-name="ro1">
          <table:table-cell office:value-type="string" calcext:value-type="string">
            <text:p>Semantic Similarity between all possible pairs of sentences in a paragraph (standard deviation)</text:p>
          </table:table-cell>
          <table:table-cell office:value-type="string" calcext:value-type="string">
            <text:p>This index computes the standard deviation of semantic similarity (cosine) of all sentence pairs within paragraphs.</text:p>
          </table:table-cell>
        </table:table-row>
        <table:table-row table:style-name="ro1">
          <table:table-cell office:value-type="string" calcext:value-type="string">
            <text:p>Semantic Similarity between adjacent paragraps (standard deviation)</text:p>
          </table:table-cell>
          <table:table-cell office:value-type="string" calcext:value-type="string">
            <text:p>This index is the standard deviation of semantic similarity (cosines) between adjacent paragraphs.</text:p>
          </table:table-cell>
        </table:table-row>
        <table:table-row table:style-name="ro1">
          <table:table-cell table:number-columns-repeated="2"/>
        </table:table-row>
        <table:table-row table:style-name="ro1">
          <table:table-cell office:value-type="string" calcext:value-type="string">
            <text:p>CONNECTIVES</text:p>
          </table:table-cell>
          <table:table-cell/>
        </table:table-row>
        <table:table-row table:style-name="ro1">
          <table:table-cell office:value-type="string" calcext:value-type="string">
            <text:p>Number of all connectives (incidence per 1000 words)</text:p>
          </table:table-cell>
          <table:table-cell office:value-type="string" calcext:value-type="string">
            <text:p>The number of causal, logical, adversative, temporal and conditional connectives per 1000 words.</text:p>
          </table:table-cell>
        </table:table-row>
        <table:table-row table:style-name="ro1">
          <table:table-cell office:value-type="string" calcext:value-type="string">
            <text:p>Causal connectives (incidence per 1000 words)</text:p>
          </table:table-cell>
          <table:table-cell office:value-type="string" calcext:value-type="string">
            <text:p>The number of causal connectives per 1000 words.</text:p>
          </table:table-cell>
        </table:table-row>
        <table:table-row table:style-name="ro1">
          <table:table-cell office:value-type="string" calcext:value-type="string">
            <text:p>Logical connectives (incidence per 1000 words)</text:p>
          </table:table-cell>
          <table:table-cell office:value-type="string" calcext:value-type="string">
            <text:p>The number of logical connectives per 1000 words.</text:p>
          </table:table-cell>
        </table:table-row>
        <table:table-row table:style-name="ro1">
          <table:table-cell office:value-type="string" calcext:value-type="string">
            <text:p>Adversative/contrastive connectives (incidence per 1000 words)</text:p>
          </table:table-cell>
          <table:table-cell office:value-type="string" calcext:value-type="string">
            <text:p>The number of adversative connectives per 1000 words.</text:p>
          </table:table-cell>
        </table:table-row>
        <table:table-row table:style-name="ro1">
          <table:table-cell office:value-type="string" calcext:value-type="string">
            <text:p>Temporal connectives (incidence per 1000 words)</text:p>
          </table:table-cell>
          <table:table-cell office:value-type="string" calcext:value-type="string">
            <text:p>The number of temporal connectives per 1000 words.</text:p>
          </table:table-cell>
        </table:table-row>
        <table:table-row table:style-name="ro1">
          <table:table-cell office:value-type="string" calcext:value-type="string">
            <text:p>Conditional connectives (incidence per 1000 words)</text:p>
          </table:table-cell>
          <table:table-cell office:value-type="string" calcext:value-type="string">
            <text:p>The number of conditional connectives per 1000 words.</text:p>
          </table:table-cell>
        </table:table-row>
        <table:table-row table:style-name="ro1" table:number-rows-repeated="1048401">
          <table:table-cell table:number-columns-repeated="2"/>
        </table:table-row>
        <table:table-row table:style-name="ro1">
          <table:table-cell table:number-columns-repeated="2"/>
        </table:table-row>
      </table:table>
      <table:table table:name="english" table:style-name="ta2">
        <table:table-column table:style-name="co4" table:visibility="collapse" table:default-cell-style-name="ce140"/>
        <table:table-column table:style-name="co5" table:default-cell-style-name="ce140"/>
        <table:table-column table:style-name="co6" table:default-cell-style-name="ce140"/>
        <table:table-column table:style-name="co7" table:visibility="collapse" table:default-cell-style-name="ce140"/>
        <table:table-column table:style-name="co8" table:visibility="collapse" table:default-cell-style-name="ce140"/>
        <table:table-column table:style-name="co9" table:visibility="collapse" table:default-cell-style-name="ce140"/>
        <table:table-column table:style-name="co10" table:visibility="collapse" table:default-cell-style-name="ce140"/>
        <table:table-column table:style-name="co11" table:default-cell-style-name="ce140"/>
        <table:table-column table:style-name="co12" table:default-cell-style-name="ce169"/>
        <table:table-column table:style-name="co13" table:default-cell-style-name="ce188"/>
        <table:table-column table:style-name="co14" table:default-cell-style-name="ce156"/>
        <table:table-column table:style-name="co15" table:default-cell-style-name="ce156"/>
        <table:table-column table:style-name="co16" table:default-cell-style-name="ce140"/>
        <table:table-column table:style-name="co17" table:number-columns-repeated="1011" table:default-cell-style-name="ce140"/>
        <table:table-row table:style-name="ro2">
          <table:table-cell office:value-type="string" calcext:value-type="string">
            <text:p>Readability assessment tool and readability assessment formula</text:p>
          </table:table-cell>
          <table:table-cell table:number-columns-repeated="7"/>
          <table:table-cell table:style-name="ce168" office:value-type="string" calcext:value-type="string">
            <text:p>Posibles estados:</text:p>
          </table:table-cell>
          <table:table-cell table:style-name="ce187" office:value-type="string" calcext:value-type="string">
            <text:p>TERMINADO</text:p>
          </table:table-cell>
          <table:table-cell office:value-type="string" calcext:value-type="string">
            <text:p>El indicador ya ha sido programado.</text:p>
          </table:table-cell>
          <table:table-cell table:number-columns-repeated="1013"/>
        </table:table-row>
        <table:table-row table:style-name="ro2">
          <table:table-cell office:value-type="string" calcext:value-type="string">
            <text:p>Multipurpose Readability Assessment System:MultiRead</text:p>
          </table:table-cell>
          <table:table-cell table:number-columns-repeated="8"/>
          <table:table-cell table:style-name="ce187" office:value-type="string" calcext:value-type="string">
            <text:p>ESPERANDO</text:p>
          </table:table-cell>
          <table:table-cell office:value-type="string" calcext:value-type="string">
            <text:p>El indicador está a la espera de ser programado.</text:p>
          </table:table-cell>
          <table:table-cell table:number-columns-repeated="1013"/>
        </table:table-row>
        <table:table-row table:style-name="ro2">
          <table:table-cell table:number-columns-repeated="9"/>
          <table:table-cell table:style-name="ce169" office:value-type="string" calcext:value-type="string">
            <text:p>EN PROGRESO</text:p>
          </table:table-cell>
          <table:table-cell office:value-type="string" calcext:value-type="string">
            <text:p>El indicador se está programando.</text:p>
          </table:table-cell>
          <table:table-cell table:number-columns-repeated="1013"/>
        </table:table-row>
        <table:table-row table:style-name="ro3">
          <table:table-cell table:number-columns-repeated="9"/>
          <table:table-cell table:style-name="ce169" office:value-type="string" calcext:value-type="string">
            <text:p>BLOQUEADO</text:p>
          </table:table-cell>
          <table:table-cell office:value-type="string" calcext:value-type="string">
            <text:p>El indicador no se programará por el momento.</text:p>
          </table:table-cell>
          <table:table-cell table:number-columns-repeated="1013"/>
        </table:table-row>
        <table:table-row table:style-name="ro4">
          <table:table-cell office:value-type="string" calcext:value-type="string">
            <text:p>The complexity in the</text:p>
            <text:p>reading comprehension process. Reading is one of the most useful tools</text:p>
            <text:p>in the learning process, since it is our reading capability the</text:p>
            <text:p>one that let us access all this information (PISA, 2009).</text:p>
            <text:p>Three interrelated components assess the complexity in the</text:p>
            <text:p>reading comprehension process:</text:p>
            <text:p>i) qualitative dimension,</text:p>
            <text:p>where complexity is assessed by the meaning or purpose of</text:p>
            <text:p>the text; ii) quantitative dimension, where indices related</text:p>
            <text:p>to quantitative aspects of the texts (word length, frequency,</text:p>
            <text:p>incidence of grammar structures, etc.) are used to assess</text:p>
            <text:p>complexity; and iii) reader-task, where variables related to</text:p>
            <text:p>the reader, like motivation and knowledge of the task, are</text:p>
            <text:p>considered (Fisher et al., 2012).Qualitative and reader-task assessments require human</text:p>
            <text:p>readers, professional judgment and experience. However,</text:p>
            <text:p>quantitative assessment can be automated, thereby giving</text:p>
            <text:p>the opportunity to explore linguistic features and analyse</text:p>
            <text:p>how they reflect the complexity of the text.</text:p>
          </table:table-cell>
          <table:table-cell table:number-columns-repeated="8"/>
          <table:table-cell table:style-name="ce171" office:value-type="string" calcext:value-type="string">
            <text:p>VALIDADO</text:p>
          </table:table-cell>
          <table:table-cell office:value-type="string" calcext:value-type="string">
            <text:p>El indicador se ha validado y funciona correctamente.</text:p>
          </table:table-cell>
          <table:table-cell table:number-columns-repeated="1013"/>
        </table:table-row>
        <table:table-row table:style-name="ro5">
          <table:table-cell table:style-name="ce141" office:value-type="string" calcext:value-type="string">
            <text:p>AzterTest use NLP-Cube  that provides state-of-the-art text segmentation (tokenization and sentence-splitting), lemmatization, POS tagging and dependency parsing for over 50 languages.  </text:p>
          </table:table-cell>
          <table:table-cell table:style-name="ce153" office:value-type="string" calcext:value-type="string">
            <text:p>NLP-Cube: End-to-end raw text processing with neural networks. Boroș, T., Dumitrescu, S. D., &amp; Burtica, R. (2018)</text:p>
          </table:table-cell>
          <table:table-cell table:number-columns-repeated="7"/>
          <table:table-cell table:style-name="ce169"/>
          <table:table-cell table:number-columns-repeated="1014"/>
        </table:table-row>
        <table:table-row table:style-name="ro2">
          <table:table-cell table:style-name="ce142" office:value-type="string" calcext:value-type="string">
            <text:p>Tipo: Léxico/Sintáctico/Semántico/Discurso</text:p>
          </table:table-cell>
          <table:table-cell table:style-name="ce142" office:value-type="string" calcext:value-type="string">
            <text:p>Mensaje Indicador</text:p>
          </table:table-cell>
          <table:table-cell table:style-name="ce142" office:value-type="string" calcext:value-type="string">
            <text:p>AZTERTEST indicator</text:p>
          </table:table-cell>
          <table:table-cell table:style-name="ce142" office:value-type="string" calcext:value-type="string">
            <text:p>En weka</text:p>
          </table:table-cell>
          <table:table-cell table:style-name="ce142" office:value-type="string" calcext:value-type="string">
            <text:p>cohmetrix</text:p>
          </table:table-cell>
          <table:table-cell table:style-name="ce142" office:value-type="string" calcext:value-type="string">
            <text:p>Errexail</text:p>
          </table:table-cell>
          <table:table-cell table:style-name="ce142" office:value-type="string" calcext:value-type="string">
            <text:p>ErreXail variable</text:p>
          </table:table-cell>
          <table:table-cell table:style-name="ce142" office:value-type="string" calcext:value-type="string">
            <text:p>Idiomas</text:p>
          </table:table-cell>
          <table:table-cell table:style-name="ce170" office:value-type="string" calcext:value-type="string">
            <text:p>Estado</text:p>
          </table:table-cell>
          <table:table-cell table:style-name="ce142" office:value-type="string" calcext:value-type="string">
            <text:p>Programado por</text:p>
          </table:table-cell>
          <table:table-cell table:style-name="ce195" office:value-type="string" calcext:value-type="string">
            <text:p>Description</text:p>
          </table:table-cell>
          <table:table-cell table:style-name="ce207" office:value-type="string" calcext:value-type="string">
            <text:p>Razón de Uso y Referencia</text:p>
          </table:table-cell>
          <table:table-cell table:style-name="ce214" office:value-type="string" calcext:value-type="string">
            <text:p>Valores</text:p>
          </table:table-cell>
          <table:table-cell table:number-columns-repeated="1011"/>
        </table:table-row>
        <table:table-row table:style-name="ro6">
          <table:table-cell table:style-name="ce143" office:value-type="string" calcext:value-type="string">
            <text:p>Shallow or descriptive measures</text:p>
          </table:table-cell>
          <table:table-cell table:style-name="ce154" office:value-type="string" calcext:value-type="string">
            <text:p>Def:The descriptive indices measure basic information about the text</text:p>
            <text:p>such as sentence count, word count as well as more complex calculations such as word length by</text:p>
            <text:p>both number of letters and syllables.</text:p>
          </table:table-cell>
          <table:table-cell table:style-name="ce142"/>
          <table:table-cell table:style-name="ce142" office:value-type="string" calcext:value-type="string">
            <text:p>representado </text:p>
            <text:p>por otro</text:p>
          </table:table-cell>
          <table:table-cell table:style-name="ce142" table:number-columns-repeated="4"/>
          <table:table-cell table:style-name="ce170"/>
          <table:table-cell table:style-name="ce142"/>
          <table:table-cell table:style-name="ce195"/>
          <table:table-cell table:style-name="ce207"/>
          <table:table-cell table:style-name="ce214"/>
          <table:table-cell table:number-columns-repeated="1011"/>
        </table:table-row>
        <table:table-row table:style-name="ro7">
          <table:table-cell office:value-type="string" calcext:value-type="string">
            <text:p>Shallow or descriptive measures</text:p>
          </table:table-cell>
          <table:table-cell office:value-type="string" calcext:value-type="string">
            <text:p><text:span text:style-name="T1">Number of words </text:span>(total)</text:p>
          </table:table-cell>
          <table:table-cell office:value-type="string" calcext:value-type="string">
            <text:p>num_words</text:p>
          </table:table-cell>
          <table:table-cell/>
          <table:table-cell office:value-type="string" calcext:value-type="string">
            <text:p>DES_WC</text:p>
          </table:table-cell>
          <table:table-cell office:value-type="string" calcext:value-type="string">
            <text:p>Si</text:p>
          </table:table-cell>
          <table:table-cell table:style-name="ce166" office:value-type="string" calcext:value-type="string">
            <text:p>$hitz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words in the text without punctuation mark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2"/>
        </table:table-row>
        <table:table-row table:style-name="ro6">
          <table:table-cell office:value-type="string" calcext:value-type="string">
            <text:p>Shallow or descriptive measures</text:p>
          </table:table-cell>
          <table:table-cell office:value-type="string" calcext:value-type="string">
            <text:p>Number of distinct words (total)</text:p>
          </table:table-cell>
          <table:table-cell office:value-type="string" calcext:value-type="string">
            <text:p>num_different_forms</text:p>
          </table:table-cell>
          <table:table-cell table:style-name="ce160" office:value-type="string" calcext:value-type="string">
            <text:p><text:span text:style-name="T4">num_different_forms_mean</text:span>=num_different_forms / num_words</text:p>
          </table:table-cell>
          <table:table-cell table:style-name="ce164" table:number-columns-repeated="2"/>
          <table:table-cell table:style-name="ce167"/>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08"/>
          <table:table-cell table:style-name="ce164" table:number-columns-repeated="1012"/>
        </table:table-row>
        <table:table-row table:style-name="ro8">
          <table:table-cell office:value-type="string" calcext:value-type="string">
            <text:p>Shallow or descriptive measures</text:p>
          </table:table-cell>
          <table:table-cell office:value-type="string" calcext:value-type="string">
            <text:p>Number of distinct words (mean)</text:p>
          </table:table-cell>
          <table:table-cell office:value-type="string" calcext:value-type="string">
            <text:p>num_different_forms_mean</text:p>
          </table:table-cell>
          <table:table-cell table:style-name="ce160"/>
          <table:table-cell table:style-name="ce164" table:number-columns-repeated="2"/>
          <table:table-cell table:style-name="ce167"/>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08"/>
          <table:table-cell table:style-name="ce164" table:number-columns-repeated="1012"/>
        </table:table-row>
        <table:table-row table:style-name="ro6">
          <table:table-cell office:value-type="string" calcext:value-type="string">
            <text:p>Shallow or descriptive measures</text:p>
          </table:table-cell>
          <table:table-cell office:value-type="string" calcext:value-type="string">
            <text:p><text:span text:style-name="T1">Number of words</text:span> with punctuation (total)</text:p>
          </table:table-cell>
          <table:table-cell office:value-type="string" calcext:value-type="string">
            <text:p>num_words_with_punct</text:p>
          </table:table-cell>
          <table:table-cell table:style-name="ce160" office:value-type="string" calcext:value-type="string">
            <text:p><text:span text:style-name="T4">num_words_with_punct_mean</text:span>=num_words_with_punct / num_words</text:p>
          </table:table-cell>
          <table:table-cell table:number-columns-repeated="2"/>
          <table:table-cell table:style-name="ce16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words in the text with punctuation mark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words</text:span> with punctuation (mean)</text:p>
          </table:table-cell>
          <table:table-cell office:value-type="string" calcext:value-type="string">
            <text:p>num_words_with_punct_mean</text:p>
          </table:table-cell>
          <table:table-cell table:style-name="ce160"/>
          <table:table-cell table:number-columns-repeated="2"/>
          <table:table-cell table:style-name="ce16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words in the text with punctuation mark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paragraphs </text:span>(total)</text:p>
          </table:table-cell>
          <table:table-cell office:value-type="string" calcext:value-type="string">
            <text:p>num_paragraphs</text:p>
          </table:table-cell>
          <table:table-cell office:value-type="string" calcext:value-type="string">
            <text:p>num_paragraphs_incidence</text:p>
          </table:table-cell>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total number of Paragraphs in the text (Paragraphs <text:s/>are defined by hard returns within the text).</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paragraphs (incidence per 1000 words</text:span>)</text:p>
          </table:table-cell>
          <table:table-cell office:value-type="string" calcext:value-type="string">
            <text:p>num_paragraphs_incidence</text:p>
          </table:table-cell>
          <table:table-cell/>
          <table:table-cell office:value-type="string" calcext:value-type="string">
            <text:p>DES_PC</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1000 words * number of paragraphs) / total number of word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sentences</text:span> (total)</text:p>
          </table:table-cell>
          <table:table-cell office:value-type="string" calcext:value-type="string">
            <text:p>num_sentences</text:p>
          </table:table-cell>
          <table:table-cell office:value-type="string" calcext:value-type="string">
            <text:p>num_sentences_incidence</text:p>
          </table:table-cell>
          <table:table-cell/>
          <table:table-cell office:value-type="string" calcext:value-type="string">
            <text:p>Si</text:p>
          </table:table-cell>
          <table:table-cell table:style-name="ce166" office:value-type="string" calcext:value-type="string">
            <text:p>$esaldi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is is the total number of sentences in the text.</text:p>
          </table:table-cell>
          <table:table-cell office:value-type="string" calcext:value-type="string">
            <text:p>Las frases más largas demandan más trabajo para memorizar, y por lo tanto añaden mayor dificultad (Graesser, Karnavat.,2001).</text:p>
          </table:table-cell>
          <table:table-cell table:number-columns-repeated="1012"/>
        </table:table-row>
        <table:table-row table:style-name="ro7">
          <table:table-cell office:value-type="string" calcext:value-type="string">
            <text:p>Shallow or descriptive measures</text:p>
          </table:table-cell>
          <table:table-cell office:value-type="string" calcext:value-type="string">
            <text:p>Number of sentences (incidence per 1000 words)</text:p>
          </table:table-cell>
          <table:table-cell office:value-type="string" calcext:value-type="string">
            <text:p>num_sentences_incidence</text:p>
          </table:table-cell>
          <table:table-cell/>
          <table:table-cell office:value-type="string" calcext:value-type="string">
            <text:p>DES_SC</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1000 words * number of sentences) / total number of word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Length of paragraphs (mean)</text:p>
          </table:table-cell>
          <table:table-cell office:value-type="string" calcext:value-type="string">
            <text:p>sentences_per_paragraph_mean</text:p>
          </table:table-cell>
          <table:table-cell/>
          <table:table-cell office:value-type="string" calcext:value-type="string">
            <text:p>DES_PL</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average number of sentences in each paragraph within the text</text:p>
          </table:table-cell>
          <table:table-cell office:value-type="string" calcext:value-type="string">
            <text:p>Longer paragraphs may be more difficult to process</text:p>
          </table:table-cell>
          <table:table-cell table:number-columns-repeated="1012"/>
        </table:table-row>
        <table:table-row table:style-name="ro7">
          <table:table-cell office:value-type="string" calcext:value-type="string">
            <text:p>Shallow or descriptive measures</text:p>
          </table:table-cell>
          <table:table-cell office:value-type="string" calcext:value-type="string">
            <text:p>Standard deviation of length of paragraphs</text:p>
          </table:table-cell>
          <table:table-cell office:value-type="string" calcext:value-type="string">
            <text:p>sentences_per_paragraph_std</text:p>
          </table:table-cell>
          <table:table-cell/>
          <table:table-cell office:value-type="string" calcext:value-type="string">
            <text:p>DES_Pld</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standard deviation of the measure for the mean length of paragraphs within the text.</text:p>
          </table:table-cell>
          <table:table-cell office:value-type="string" calcext:value-type="string">
            <text:p>A large standard deviation indicates that the text has a large variation in terms of the lengths of its paragraghs.The presence of headers in a short text affects this measure.</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Mean number of words (length) of sentences</text:p>
          </table:table-cell>
          <table:table-cell office:value-type="string" calcext:value-type="string">
            <text:p>sentences_length_mean</text:p>
          </table:table-cell>
          <table:table-cell table:style-name="ce146"/>
          <table:table-cell table:style-name="ce146" office:value-type="string" calcext:value-type="string">
            <text:p>DES_SL</text:p>
          </table:table-cell>
          <table:table-cell table:style-name="ce146" office:value-type="string" calcext:value-type="string">
            <text:p>Si</text:p>
          </table:table-cell>
          <table:table-cell table:style-name="ce146" office:value-type="string" calcext:value-type="string">
            <text:p>$batazbesteHitzEsaldiko</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average number of words in each sentence within the text.</text:p>
          </table:table-cell>
          <table:table-cell office:value-type="string" calcext:value-type="string">
            <text:p>Sentences are slightly longer, both considering and ignoring stop words, with more words may have more complex syntax and may be more difficult to process.</text:p>
          </table:table-cell>
          <table:table-cell office:value-type="string" calcext:value-type="string">
            <text:p>Values: 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1"/>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length of sentences</text:p>
          </table:table-cell>
          <table:table-cell table:style-name="ce146" office:value-type="string" calcext:value-type="string">
            <text:p>sentences_length_std</text:p>
          </table:table-cell>
          <table:table-cell table:style-name="ce146"/>
          <table:table-cell table:style-name="ce146" office:value-type="string" calcext:value-type="string">
            <text:p>DES_Sld</text:p>
          </table:table-cell>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standard deviation of the measure for the mean length of sentences within the text.</text:p>
          </table:table-cell>
          <table:table-cell office:value-type="string" calcext:value-type="string">
            <text:p>The presence of headers in a short text may impact this measure</text:p>
          </table:table-cell>
          <table:table-cell table:number-columns-repeated="1012"/>
        </table:table-row>
        <table:table-row table:style-name="ro9">
          <table:table-cell office:value-type="string" calcext:value-type="string">
            <text:p>Shallow or descriptive measures</text:p>
          </table:table-cell>
          <table:table-cell table:style-name="ce146" office:value-type="string" calcext:value-type="string">
            <text:p>Number of words (length) of sentences without stopwords (mean)</text:p>
          </table:table-cell>
          <table:table-cell table:style-name="ce146" office:value-type="string" calcext:value-type="string">
            <text:p>sentences_length_no_stopwords_mean</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ext:span text:style-name="T1">The average number of words in each sentence within the text without stop words (NLTK stop words: </text:span>https://pythonspot.com/nltk-stop-words/https://pythonspot.com/nltk-stop-words/<text:span text:style-name="T1"> )</text:span></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 The NLTK stopwords come from the original 1980 Porter stemmer paper by M F Porter (the famous one about the Porter stemmer); the sklearn ones come from the Information Retrieval group of the University of Glasgow, as you can read in the library itself.</text:p>
          </table:table-cell>
          <table:table-cell table:number-columns-repeated="1012"/>
        </table:table-row>
        <table:table-row table:style-name="ro10">
          <table:table-cell office:value-type="string" calcext:value-type="string">
            <text:p>Shallow or descriptive measures</text:p>
          </table:table-cell>
          <table:table-cell table:style-name="ce146" office:value-type="string" calcext:value-type="string">
            <text:p>Number of words (length) of sentences without stopwords (standard deviation)</text:p>
          </table:table-cell>
          <table:table-cell table:style-name="ce146" office:value-type="string" calcext:value-type="string">
            <text:p>sentences_length_no_stopwords_std</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standard deviation of the measure for the mean length of sentences within the text without stop words.</text:p>
          </table:table-cell>
          <table:table-cell table:number-columns-repeated="1013"/>
        </table:table-row>
        <table:table-row table:style-name="ro11">
          <table:table-cell office:value-type="string" calcext:value-type="string">
            <text:p>Shallow or descriptive measures</text:p>
          </table:table-cell>
          <table:table-cell table:style-name="ce146" office:value-type="string" calcext:value-type="string">
            <text:p>Mean number of syllables (length) in words</text:p>
          </table:table-cell>
          <table:table-cell table:style-name="ce146" office:value-type="string" calcext:value-type="string">
            <text:p>num_syllabes_words_mean</text:p>
          </table:table-cell>
          <table:table-cell table:style-name="ce146"/>
          <table:table-cell table:style-name="ce146" office:value-type="string" calcext:value-type="string">
            <text:p>DES_WL_sy</text:p>
          </table:table-cell>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table:style-name="ce146" office:value-type="string" calcext:value-type="string">
            <text:p>The average number of syllables in words. We are using cmudict (a pronouncing dictionary for north american english words) to separate words into syllables.</text:p>
          </table:table-cell>
          <table:table-cell office:value-type="string" calcext:value-type="string">
            <text:p>Shorter words are easier to read, and word lenght serve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syllables in words</text:p>
          </table:table-cell>
          <table:table-cell table:style-name="ce146" office:value-type="string" calcext:value-type="string">
            <text:p>num_syllabes_words_std</text:p>
          </table:table-cell>
          <table:table-cell table:style-name="ce146"/>
          <table:table-cell table:style-name="ce146" office:value-type="string" calcext:value-type="string">
            <text:p>DES_WL_syd</text:p>
          </table:table-cell>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standard deviation of the measure for the mean number of syllables in the words within the text.</text:p>
          </table:table-cell>
          <table:table-cell table:number-columns-repeated="1013"/>
        </table:table-row>
        <table:table-row table:style-name="ro8">
          <table:table-cell office:value-type="string" calcext:value-type="string">
            <text:p>Shallow or descriptive measures</text:p>
          </table:table-cell>
          <table:table-cell table:style-name="ce146" office:value-type="string" calcext:value-type="string">
            <text:p>Mean number of letters (length) in words</text:p>
          </table:table-cell>
          <table:table-cell table:style-name="ce146" office:value-type="string" calcext:value-type="string">
            <text:p>words_length_mean</text:p>
          </table:table-cell>
          <table:table-cell table:style-name="ce146"/>
          <table:table-cell table:style-name="ce146" office:value-type="string" calcext:value-type="string">
            <text:p>DES_WL_lt</text:p>
          </table:table-cell>
          <table:table-cell table:style-name="ce146" office:value-type="string" calcext:value-type="string">
            <text:p>Si</text:p>
          </table:table-cell>
          <table:table-cell table:style-name="ce146" office:value-type="string" calcext:value-type="string">
            <text:p>$KaraktereHitzRatio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average number of letters in words</text:p>
          </table:table-cell>
          <table:table-cell office:value-type="string" calcext:value-type="string">
            <text:p>Las palabras más largas tiende a ser menos frecuentes en el lenguaje, como es bien conocido por la ley de Zipf (1949), y las palabras menos frecuentes llevan más tiempo a la hora de leerlas e interpretarlas durante la lectura (Just &amp; Carpenter, 1980).</text:p>
          </table:table-cell>
          <table:table-cell office:value-type="string" calcext:value-type="string">
            <text:p>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1"/>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words</text:p>
          </table:table-cell>
          <table:table-cell table:style-name="ce146" office:value-type="string" calcext:value-type="string">
            <text:p>words_length_std</text:p>
          </table:table-cell>
          <table:table-cell table:style-name="ce146"/>
          <table:table-cell table:style-name="ce146" office:value-type="string" calcext:value-type="string">
            <text:p>DES_WL_ltd</text:p>
          </table:table-cell>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standard deviation of the mean number of letters in words</text:p>
          </table:table-cell>
          <table:table-cell table:number-columns-repeated="1013"/>
        </table:table-row>
        <table:table-row table:style-name="ro12">
          <table:table-cell office:value-type="string" calcext:value-type="string">
            <text:p>Shallow or descriptive measures</text:p>
          </table:table-cell>
          <table:table-cell table:style-name="ce146" office:value-type="string" calcext:value-type="string">
            <text:p>Mean number of letters (length) in words without stopwords</text:p>
          </table:table-cell>
          <table:table-cell table:style-name="ce146" office:value-type="string" calcext:value-type="string">
            <text:p>words_length_no_stopwords_mean</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average number of letters in words without stop words</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text:p>
            <text:p/>
          </table:table-cell>
          <table:table-cell table:number-columns-repeated="1012"/>
        </table:table-row>
        <table:table-row table:style-name="ro10">
          <table:table-cell office:value-type="string" calcext:value-type="string">
            <text:p>Shallow or descriptive measures</text:p>
          </table:table-cell>
          <table:table-cell table:style-name="ce146" office:value-type="string" calcext:value-type="string">
            <text:p>Standard deviation of the mean number of letters in words without stopwords</text:p>
          </table:table-cell>
          <table:table-cell table:style-name="ce146" office:value-type="string" calcext:value-type="string">
            <text:p>words_length_no_stopwords_std</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standard deviation of the mean number of letters in words without stop words</text:p>
          </table:table-cell>
          <table:table-cell table:number-columns-repeated="1013"/>
        </table:table-row>
        <table:table-row table:style-name="ro2">
          <table:table-cell office:value-type="string" calcext:value-type="string">
            <text:p>Shallow or descriptive measures</text:p>
          </table:table-cell>
          <table:table-cell table:style-name="ce146" office:value-type="string" calcext:value-type="string">
            <text:p>Mean number of letters (length) in lemmas</text:p>
          </table:table-cell>
          <table:table-cell table:style-name="ce146" office:value-type="string" calcext:value-type="string">
            <text:p>lemmas_length_mean</text:p>
          </table:table-cell>
          <table:table-cell table:style-name="ce146" table:number-columns-repeated="2"/>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average number of letters in lemma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2"/>
        </table:table-row>
        <table:table-row table:style-name="ro10">
          <table:table-cell office:value-type="string" calcext:value-type="string">
            <text:p>Shallow or descriptive measures</text:p>
          </table:table-cell>
          <table:table-cell table:style-name="ce146" office:value-type="string" calcext:value-type="string">
            <text:p>Standard deviation of the mean number of letters in lemmas</text:p>
          </table:table-cell>
          <table:table-cell table:style-name="ce146" office:value-type="string" calcext:value-type="string">
            <text:p>lemmas_length_std</text:p>
          </table:table-cell>
          <table:table-cell table:style-name="ce146" table:number-columns-repeated="2"/>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standard deviation of the mean number of letters in lemmas</text:p>
          </table:table-cell>
          <table:table-cell table:number-columns-repeated="1013"/>
        </table:table-row>
        <table:table-row table:style-name="ro1">
          <table:table-cell table:style-name="ce144" table:number-columns-repeated="8"/>
          <table:table-cell table:style-name="ce172"/>
          <table:table-cell table:style-name="ce189"/>
          <table:table-cell table:style-name="ce196" table:number-columns-repeated="2"/>
          <table:table-cell table:style-name="ce144" table:number-columns-repeated="1012"/>
        </table:table-row>
        <table:table-row table:style-name="ro10">
          <table:table-cell table:style-name="ce143" office:value-type="string" calcext:value-type="string">
            <text:p>Analysis of lexical quantities and their proportions within texts</text:p>
          </table:table-cell>
          <table:table-cell table:style-name="ce154" office:value-type="string" calcext:value-type="string">
            <text:p>Lexical Diversity. These four readings contain the normal type-token ratios (TTR) as</text:p>
            <text:p>well as the newer MTLD and Maas indices.</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3">
          <table:table-cell table:style-name="ce145" office:value-type="string" calcext:value-type="string">
            <text:p>Lexical Richness/Lexical Density (Depend on text length)</text:p>
          </table:table-cell>
          <table:table-cell table:style-name="ce145" office:value-type="string" calcext:value-type="string">
            <text:p>Lexical Density</text:p>
          </table:table-cell>
          <table:table-cell table:style-name="ce146" office:value-type="string" calcext:value-type="string">
            <text:p>lexical_density</text:p>
          </table:table-cell>
          <table:table-cell table:style-name="ce145"/>
          <table:table-cell table:style-name="ce145" office:value-type="string" calcext:value-type="string">
            <text:p>LDTTRa</text:p>
          </table:table-cell>
          <table:table-cell table:style-name="ce145" table:number-columns-repeated="2"/>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Lexical Density is the ratio obtained by dividing the types (the total number of content words) occurring in a text by the total number of words.Ratio: Content/(Content+Functional)</text:p>
          </table:table-cell>
          <table:table-cell table:style-name="ce159" office:value-type="string" calcext:value-type="string">
            <text:p>Lexical density constitutes the estimated measure of content per functional (grammatical) and lexical units (lexemes) in total. It is used in discourse analysis as a descriptive parameter which varies with register and genre.</text:p>
          </table:table-cell>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Noun Density</text:p>
          </table:table-cell>
          <table:table-cell table:style-name="ce159" office:value-type="string" calcext:value-type="string">
            <text:p>noun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Noun Density is the ratio obtained by dividing the types (the total number of nouns) occurring in a text by the total number of words.</text:p>
          </table:table-cell>
          <table:table-cell table:style-name="ce159"/>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Verb Density</text:p>
          </table:table-cell>
          <table:table-cell table:style-name="ce159" office:value-type="string" calcext:value-type="string">
            <text:p>verb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Verb Density is the ratio obtained by dividing the types (the total number of verbs) occurring in a text by the total number of words.</text:p>
          </table:table-cell>
          <table:table-cell table:style-name="ce159"/>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Adjective Density</text:p>
          </table:table-cell>
          <table:table-cell table:style-name="ce159" office:value-type="string" calcext:value-type="string">
            <text:p>adj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Adjective Density is the ratio obtained by dividing the types (the total number of adjectives) occurring in a text by the total number of words.</text:p>
          </table:table-cell>
          <table:table-cell table:style-name="ce159"/>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Adverb Density</text:p>
          </table:table-cell>
          <table:table-cell table:style-name="ce159" office:value-type="string" calcext:value-type="string">
            <text:p>adv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Adverb Density is the ratio obtained by dividing the types (the total number of adverbs) occurring in a text by the total number of words.</text:p>
          </table:table-cell>
          <table:table-cell table:style-name="ce159"/>
          <table:table-cell table:style-name="ce145" table:number-columns-repeated="1012"/>
        </table:table-row>
        <table:table-row table:style-name="ro15">
          <table:table-cell office:value-type="string" calcext:value-type="string">
            <text:p>Lexical Richness/Lexical Density (Depend on text length)</text:p>
          </table:table-cell>
          <table:table-cell office:value-type="string" calcext:value-type="string">
            <text:p>STTR (Simple Type-Token Ratio)</text:p>
          </table:table-cell>
          <table:table-cell table:style-name="ce146" office:value-type="string" calcext:value-type="string">
            <text:p>simple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STTR is the ratio obtained by dividing the types (the total number of different words) occurring in a text by its tokens (the total number of words) (1957, Templin)</text:p>
          </table:table-cell>
          <table:table-cell office:value-type="string" calcext:value-type="string">
            <text:p><text:span text:style-name="T1">For instance, when the number of word types is equal to the total number of words (tokens), then all of the words are unique. In this situation, when lexical diversity is at a maximum, the text is either very low in cohesion or perhaps the text is very short.</text:span></text:p>
            <text:p><text:span text:style-name="T5">A high TTR indicates a high degree of </text:span><text:span text:style-name="T6">lexical variation </text:span><text:span text:style-name="T7">while a low TTR indicates the opposite. La proporción de token de tipo (TTR) (Templin, 1957) es el número de palabras únicas (llamados tipos) dividido por el número de tokens de estas palabras. Cada palabra única en un texto se considera un tipo de palabra. Cada instancia de una palabra en particular es un token. Por ejemplo, si la palabra dog aparece en el texto 7 veces, su valor de tipo es 1, mientras que su valor de token es 7.ratio palabras/formas = (n.º palabras diferentes en el texto)/nº palabras totales en el texto)*1000</text:span></text:p>
            <text:p>La comprensión debe ser comparativamente difícil porque muchas palabras únicas deben decodificarse e integrarse con el contexto del discurso. A medida que disminuye la relación tipo-token, las palabras se repiten muchas veces en el texto, lo que debería aumentar la facilidad y la velocidad del procesamiento del texto. Aunque esta ratio puede ser indicativa de la variedad y riqueza léxica que se encuentra en un texto (a menor ratio, mayor riqueza léxica), el resultado de este tipo de cálculo depende en gran medida de la longitud del texto (cuanto menor sea la cantidad de palabras en el texto, mayor será la ratio).</text:p>
          </table:table-cell>
          <table:table-cell table:number-columns-repeated="1012"/>
        </table:table-row>
        <table:table-row table:style-name="ro8">
          <table:table-cell office:value-type="string" calcext:value-type="string">
            <text:p>Lexical Richness/Lexical Density (Depend on text length)</text:p>
          </table:table-cell>
          <table:table-cell office:value-type="string" calcext:value-type="string">
            <text:p>CTTR (Content Type-Token Ratio)</text:p>
          </table:table-cell>
          <table:table-cell table:style-name="ce146" office:value-type="string" calcext:value-type="string">
            <text:p>content_ttr</text:p>
          </table:table-cell>
          <table:table-cell/>
          <table:table-cell office:value-type="string" calcext:value-type="string">
            <text:p>LDTTRc</text:p>
          </table:table-cell>
          <table:table-cell office:value-type="string" calcext:value-type="string">
            <text:p>Modificado</text:p>
          </table:table-cell>
          <table:table-cell office:value-type="string" calcext:value-type="string">
            <text:p>"Izenen <text:s/>eta aditzen batuketaren eta hitz guztien arteko ratioa $IzeAditz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cell table:style-name="ce209" office:value-type="string" calcext:value-type="string">
            <text:p>A high TTR indicates a high degree of <text:span text:style-name="T8">lexical variation of content word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NTTR (Noun Type-Token Ratio)</text:p>
          </table:table-cell>
          <table:table-cell table:style-name="ce146" office:value-type="string" calcext:value-type="string">
            <text:p>nttr</text:p>
          </table:table-cell>
          <table:table-cell table:number-columns-repeated="2"/>
          <table:table-cell office:value-type="string" calcext:value-type="string">
            <text:p>Modificado</text:p>
          </table:table-cell>
          <table:table-cell office:value-type="string" calcext:value-type="string">
            <text:p>"Izenen eta hitz guztien arteko ratioa $Ize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NTTR is the ratio obtained by dividing the types (the total number of different nouns) occurring in a text by its tokens (the total number of nouns).</text:p>
          </table:table-cell>
          <table:table-cell table:style-name="ce209" office:value-type="string" calcext:value-type="string">
            <text:p>A high TTR indicates a high degree of <text:span text:style-name="T8">lexical variation of noun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VTTR (Verb Type-Token Ratio)</text:p>
          </table:table-cell>
          <table:table-cell table:style-name="ce146" office:value-type="string" calcext:value-type="string">
            <text:p>vttr</text:p>
          </table:table-cell>
          <table:table-cell table:number-columns-repeated="2"/>
          <table:table-cell office:value-type="string" calcext:value-type="string">
            <text:p>Modificado</text:p>
          </table:table-cell>
          <table:table-cell office:value-type="string" calcext:value-type="string">
            <text:p>"Izenen eta hitz guztien arteko ratioa $Ize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VTTR is the ratio obtained by dividing the types (the total number of different verbs) occurring in a text by its tokens (the total number of verbs).</text:p>
          </table:table-cell>
          <table:table-cell table:style-name="ce209" office:value-type="string" calcext:value-type="string">
            <text:p>A high TTR indicates a high degree of <text:span text:style-name="T8">lexical variation of verbs.</text:span></text:p>
          </table:table-cell>
          <table:table-cell table:number-columns-repeated="1012"/>
        </table:table-row>
        <table:table-row table:style-name="ro16">
          <table:table-cell office:value-type="string" calcext:value-type="string">
            <text:p>Lexical Richness/Lexical Density (Depend on text length)</text:p>
          </table:table-cell>
          <table:table-cell office:value-type="string" calcext:value-type="string">
            <text:p>AdjTTR (Adj Type-Token Ratio)</text:p>
          </table:table-cell>
          <table:table-cell table:style-name="ce146" office:value-type="string" calcext:value-type="string">
            <text:p>adj_ttr</text:p>
          </table:table-cell>
          <table:table-cell table:number-columns-repeated="2"/>
          <table:table-cell office:value-type="string" calcext:value-type="string">
            <text:p>Modificado</text:p>
          </table:table-cell>
          <table:table-cell office:value-type="string" calcext:value-type="string">
            <text:p><text:s/>"Adjektiboen eta hitz guztien arteko ratioa $Adj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ext:span text:style-name="T1">AdjTTR is the ratio obtained by dividing the types (the total number of different adjectives) occurring in a text by its tokens (the total number of adjectives</text:span>).</text:p>
          </table:table-cell>
          <table:table-cell table:style-name="ce209" office:value-type="string" calcext:value-type="string">
            <text:p>A high TTR indicates a high degree of <text:span text:style-name="T8">lexical variation of adjectives.</text:span></text:p>
          </table:table-cell>
          <table:table-cell table:number-columns-repeated="1012"/>
        </table:table-row>
        <table:table-row table:style-name="ro16">
          <table:table-cell office:value-type="string" calcext:value-type="string">
            <text:p>Lexical Richness/Lexical Density (Depend on text length)</text:p>
          </table:table-cell>
          <table:table-cell office:value-type="string" calcext:value-type="string">
            <text:p>AdvTTR (Adv Type-Token Ratio)</text:p>
          </table:table-cell>
          <table:table-cell table:style-name="ce146" office:value-type="string" calcext:value-type="string">
            <text:p>adv_ttr</text:p>
          </table:table-cell>
          <table:table-cell table:number-columns-repeated="2"/>
          <table:table-cell office:value-type="string" calcext:value-type="string">
            <text:p>Modificado</text:p>
          </table:table-cell>
          <table:table-cell office:value-type="string" calcext:value-type="string">
            <text:p>"Adberbioen eta hitz guztien arteko ratioa $Adb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ext:span text:style-name="T1">AdvTTR is the ratio obtained by dividing the types (the total number of different adverbs) occurring in a text by its tokens (the total number of adverbs</text:span>).</text:p>
          </table:table-cell>
          <table:table-cell table:style-name="ce209" office:value-type="string" calcext:value-type="string">
            <text:p>A high TTR indicates a high degree of <text:span text:style-name="T8">lexical variation of adverb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LSTTR (Lemma Simple Type-Token Ratio)</text:p>
          </table:table-cell>
          <table:table-cell table:style-name="ce146" office:value-type="string" calcext:value-type="string">
            <text:p>lemma_ttr</text:p>
          </table:table-cell>
          <table:table-cell table:number-columns-repeated="2"/>
          <table:table-cell office:value-type="string" calcext:value-type="string">
            <text:p>Modificad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STTR is the ratio obtained by dividing the types (the total number of different lemmas) occurring in a text by its tokens (the total number of word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CTTR (Lemma Content Type-Token Ratio)</text:p>
          </table:table-cell>
          <table:table-cell table:style-name="ce146" office:value-type="string" calcext:value-type="string">
            <text:p>lemma_content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CTTR is the ratio obtained by dividing the types (the total number of different content lemmas) occurring in a text by its tokens (the total number of content word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NTTR (Lemma Noun Type-Token Ratio)</text:p>
          </table:table-cell>
          <table:table-cell table:style-name="ce146" office:value-type="string" calcext:value-type="string">
            <text:p>lemma_n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NTTR is the ratio obtained by dividing the types (the total number of different lemmas of noun category) occurring in a text by its tokens (the total number of noun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VTTR (Lemma Verb Type-Token Ratio)</text:p>
          </table:table-cell>
          <table:table-cell table:style-name="ce146" office:value-type="string" calcext:value-type="string">
            <text:p>lemma_v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VTTR is the ratio obtained by dividing the types (the total number of different lemmas of verb category) occurring in a text by its tokens (the total number of verbs).</text:p>
          </table:table-cell>
          <table:table-cell table:number-columns-repeated="1013"/>
        </table:table-row>
        <table:table-row table:style-name="ro12">
          <table:table-cell office:value-type="string" calcext:value-type="string">
            <text:p>Lexical Richness/Lexical Density (Depend on text length)</text:p>
          </table:table-cell>
          <table:table-cell office:value-type="string" calcext:value-type="string">
            <text:p>LAdjTTR (Lemma Adj Type-Token Ratio)</text:p>
          </table:table-cell>
          <table:table-cell table:style-name="ce146" office:value-type="string" calcext:value-type="string">
            <text:p>lemma_adj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cell table:number-columns-repeated="1013"/>
        </table:table-row>
        <table:table-row table:style-name="ro12">
          <table:table-cell office:value-type="string" calcext:value-type="string">
            <text:p>Lexical Richness/Lexical Density (Depend on text length)</text:p>
          </table:table-cell>
          <table:table-cell office:value-type="string" calcext:value-type="string">
            <text:p>LAdvTTR (Lemma Adv Type-Token Ratio)</text:p>
          </table:table-cell>
          <table:table-cell table:style-name="ce146" office:value-type="string" calcext:value-type="string">
            <text:p>lemma_adv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cell table:number-columns-repeated="1013"/>
        </table:table-row>
        <table:table-row table:style-name="ro12">
          <table:table-cell office:value-type="string" calcext:value-type="string">
            <text:p>Lexical Richness/Lexical Density (more stability with respect to the text length)</text:p>
          </table:table-cell>
          <table:table-cell office:value-type="string" calcext:value-type="string">
            <text:p>Honoré Lexical Density</text:p>
          </table:table-cell>
          <table:table-cell table:style-name="ce146" office:value-type="string" calcext:value-type="string">
            <text:p>honor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Honore = (100 * log N)/(1- ( V1 / V)) ; N is the total number of words in the text, V is the total number of different words in the text and V1 is the hapax legomena (Honoré, 1979)</text:p>
          </table:table-cell>
          <table:table-cell office:value-type="string" calcext:value-type="string">
            <text:p><text:span text:style-name="T1">H=(100 * log N)/(1- ( V1 / V)) donde H=Riqueza/Densidad léxica de Honoré ;N=nº de palabras en el texto;V=nº de formas distintas en el texto;V1=nº de palabras usadas una sola vez o hapax legomena. C</text:span>alcular la riqueza léxica de un texto teniendo en cuenta la longitud del texto es la propuesta por Honoré (1979)</text:p>
          </table:table-cell>
          <table:table-cell table:number-columns-repeated="1012"/>
        </table:table-row>
        <table:table-row table:style-name="ro17">
          <table:table-cell office:value-type="string" calcext:value-type="string">
            <text:p>Lexical Richness/Lexical Density (more stability with respect to the text length)</text:p>
          </table:table-cell>
          <table:table-cell office:value-type="string" calcext:value-type="string">
            <text:p>Maas Lexical Density</text:p>
          </table:table-cell>
          <table:table-cell table:style-name="ce146" office:value-type="string" calcext:value-type="string">
            <text:p>maas</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ext:span text:style-name="T1">Maas = (log N – log V) / (log² V) ;N is the total number of words in the text and V is the total number of different words</text:span> in the text (Maas, 1966)</text:p>
          </table:table-cell>
          <table:table-cell office:value-type="string" calcext:value-type="string">
            <text:p>calcular la riqueza léxica de un texto teniendo en cuenta la longitud del texto es la propuesta por Maas (1972)</text:p>
          </table:table-cell>
          <table:table-cell office:value-type="string" calcext:value-type="string">
            <text:p>Values:By analysing lexico-semantic metrics, we see that lexical diversity metrics such as Maas Lexical Density (Maas, 1966), which is analogous to the well-known type-token ratio but controls text length, has a greater value in English texts greater than in Social Science texts, so English texts are less diverse and easier than Social Science texts. Analysed together with those of familiarity, age of acquisition and incidence of rare words, it can be deduced that vocabulary acquisition is exceptionally important in these texts, because these not so common words will appear repeatedly in the texts, so it is crucial that the students learn them. It is also evident that use of less frequent, familiar words suggest that the reader needs more time to process the Social Science texts: indeed, the different means for rare lexical words and distinct rare lexical words support the idea that Social Science texts use more difficult words which perhaps require to expend additional comprehension effort. They also include words with a lower level of polysemy, like “bourgeoisie”, which are typically more specific words. <text:s/>.Maas puede considerarse una medida de la riqueza léxica con una aceptable estabilidad y el más recomendable de los índices que utilizan la corrección logarítmica. Aún así, hay que observar que tiene poca sensibilidad, es decir, cuando se mide en diferentes textos, el margen de variación de sus valores es bastante estrecho. Una segunda observación sobre este índice es que tiene una variación inversa a la que tienen todos los demás índices; es decir, cuanto mayor es su valor, menores la riqueza léxica del texto analizado, lo que hay que tener presente para evitar confusiones.</text:p>
          </table:table-cell>
          <table:table-cell table:number-columns-repeated="1011"/>
        </table:table-row>
        <table:table-row table:style-name="ro18">
          <table:table-cell office:value-type="string" calcext:value-type="string">
            <text:p>Lexical Richness/Lexical Density (more stability with respect to the text length)</text:p>
          </table:table-cell>
          <table:table-cell office:value-type="string" calcext:value-type="string">
            <text:p>Measure of Textual Lexical Diversity (MTLD)</text:p>
          </table:table-cell>
          <table:table-cell table:style-name="ce146" office:value-type="string" calcext:value-type="string">
            <text:p>mtld</text:p>
          </table:table-cell>
          <table:table-cell/>
          <table:table-cell office:value-type="string" calcext:value-type="string">
            <text:p>LDMTLD</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MTLD (measure of textual lexical diversity) (2005, McCarthy).</text:p>
            <text:p/>
          </table:table-cell>
          <table:table-cell office:value-type="string" calcext:value-type="string">
            <text:p><text:span text:style-name="T1">In this process the text to be analysed is divided into segments but the length of the segment is variable and depends precisely on the value that the TTR is displaying as the segments are extended. Each segment ends when its TTR reaches a value of 0.72.</text:span></text:p>
            <text:p><text:span text:style-name="T1">At the end of the text the MTLD = (L / n) , calculation is applied, where L is text length in number of words and n is the number of segments.</text:span></text:p>
            <text:p>El índice llamado MTLD (Measure of Textual Lexical Diversity) fue propuesto por McCarthy (2005). Divide el texto en segmentos y calcula la TTR de cada uno de ellos, pero, en este caso, la longitud de cada segmento es variable y depende precisamente del valor que vaya tomando la TTR a medida que se va aumentando la longitud del segmento de texto. El proceso para obtener la MTLD de un texto es el siguiente: de forma secuencial, comenzando desde el principio del texto, se va creando el primer segmento aumentándolo palabra a palabra y calculando para cada adición el valor que toma la TTR del segmento. Como el valor va disminuyendo a medida que se alarga el texto, cuando este valor se hace inferior a un determinado umbral previamente fijado (normalmente 0,72) se considera que el segmento está completo y se empieza a crear uno de nuevo siguiendo el mismo sistema y repitiendo la operación hasta el final del texto. Al finalizar este proceso, la MTLD se calcula dividiendo el número total de palabras del texto entre el número total de segmentos que se han podido formar.MTLD=(Número de palabras del texto / número de segmentos)</text:p>
          </table:table-cell>
          <table:table-cell table:number-columns-repeated="1012"/>
        </table:table-row>
        <table:table-row table:style-name="ro19">
          <table:table-cell table:style-name="ce144" table:number-columns-repeated="8"/>
          <table:table-cell table:style-name="ce172"/>
          <table:table-cell table:style-name="ce189"/>
          <table:table-cell table:style-name="ce196" table:number-columns-repeated="2"/>
          <table:table-cell table:style-name="ce144" table:number-columns-repeated="1012"/>
        </table:table-row>
        <table:table-row table:style-name="ro9">
          <table:table-cell table:style-name="ce146" office:value-type="string" calcext:value-type="string">
            <text:p>Readability/Text Dimension/Grade Level:</text:p>
          </table:table-cell>
          <table:table-cell table:style-name="ce155" office:value-type="string" calcext:value-type="string">
            <text:p>Rare words o longer words tent to be less frequent and that is why they are usually more difficult for understanding, and longer sentences need greater load on working memory, increase comprehension difficulty.</text:p>
            <text:p/>
          </table:table-cell>
          <table:table-cell table:style-name="ce146" table:number-columns-repeated="1022"/>
        </table:table-row>
        <table:table-row table:style-name="ro20">
          <table:table-cell office:value-type="string" calcext:value-type="string">
            <text:p>Readability/Text Dimension/Grade Level:</text:p>
          </table:table-cell>
          <table:table-cell office:value-type="string" calcext:value-type="string">
            <text:p>Flesch-Kincaid Grade level</text:p>
          </table:table-cell>
          <table:table-cell table:style-name="ce146" office:value-type="string" calcext:value-type="string">
            <text:p>flesch_kincaid</text:p>
          </table:table-cell>
          <table:table-cell/>
          <table:table-cell office:value-type="string" calcext:value-type="string">
            <text:p>RDFKGL</text:p>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ext:span text:style-name="T1">Flesch-Kincaid grade level (Flesch,1948), tells you the American school grade you would need to be in to comprehend the material on the page. </text:span>Flesch-Kincaid grade level formula = 0.39 x (words/sentences) + 11.8 x (syllables/words) - 15.59.</text:p>
          </table:table-cell>
          <table:table-cell office:value-type="string" calcext:value-type="string">
            <text:p>Flesch-Kincaid grade level, tells you the American school grade (From 6 to 7 years 1st grade(LH1),... from 12 to 13 years 7th grade(DBH1), ...16 to 17 years 11th grade (Bachiller1), 17 to 18 years 12th Grade (Bachiller2) you would need to be in to comprehend the material on the page. For example, The Huffington Post’s website has an average grade level of about 7, meaning that it should be easily understood by 12 to 13 year olds. Flesch-Kincaid grade level formula: 0.39 x (words/sentences) + 11.8 x (syllables/words) - 15.59.</text:p>
            <text:p>Ejm: DBH1 en ingles niveles LH5-LH6, mientras que en historia: niveles DBH2-DBH4. Flesch-Kinkaid indices demonstrate that History texts are less readable. Flesch-Kincaid grade level assigns an American School Grade to the text, in our case, 5th school grade (our 5th grade of Primary) for English Texts and 8th school grade (our 2nd grade of Secondary) for History texts. Flesch-Kincaid reading ease assigns the English texts a mean value about 74, but the mean value in History texts is lower than 60. According to this metric, low scores indicate text that the text is complicated to understand. Moreover, according to these metric scores between 60 and 80 should generally be understood by 12 to 15 years old.All the general readability indices show that sentences in the Social Science texts place a heavier burden on the reader, but it should be considered that these metrics do not consider the linguistic models of the processes that the reader brings to bear on the text (lexical, syntactic, semantic and discoursal) (Just &amp; Carpenter,1987; Koda, 2005). Moreover, these metrics do not take account of deeper level of text processing.</text:p>
          </table:table-cell>
          <table:table-cell table:number-columns-repeated="1012"/>
        </table:table-row>
        <table:table-row table:style-name="ro21">
          <table:table-cell office:value-type="string" calcext:value-type="string">
            <text:p>Readability/Text Dimension/Grade Level:</text:p>
          </table:table-cell>
          <table:table-cell office:value-type="string" calcext:value-type="string">
            <text:p>Flesch readability ease</text:p>
          </table:table-cell>
          <table:table-cell table:style-name="ce146" office:value-type="string" calcext:value-type="string">
            <text:p>flesch</text:p>
          </table:table-cell>
          <table:table-cell/>
          <table:table-cell office:value-type="string" calcext:value-type="string">
            <text:p>RDFRE</text:p>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Flesch readability ease (Flesch,1948), is based on a ranking scale of 0-100. Flesch-Kincaid reading ease formula= 206.835 - 1.015 x (words/sentences) - 84.6 x (syllables/words)</text:p>
          </table:table-cell>
          <table:table-cell office:value-type="string" calcext:value-type="string">
            <text:p><text:span text:style-name="T9">Flesch readability ease (Flesch,1948)</text:span><text:span text:style-name="T10">, is based on a ranking scale of 0-100, and the higher your score, the better. Low scores indicate text that is complicated to understand. So if your website receives a low Flesch-Kincaid reading ease score, you will likely need to simplify your text.For most business writing, a score of 65 is a good target, and scores between 60 and 80 should generally be understood by 12 to 15 year olds. Flesch-Kincaid reading ease formula= 206.835 - 1.015 x (words/sentences) - 84.6 x (syllables/words).</text:span>Ejm: DBH1. History: (63+60+44)/3=55,66 and English: (75+72+60+64+74+80+77+78+51+77)/10=70,8 (12-15 years)</text:p>
          </table:table-cell>
          <table:table-cell table:formula="of:=(75+72+60+64+74+80+77+78+51+77)/10" office:value-type="float" office:value="70.8" calcext:value-type="float">
            <text:p>70,8</text:p>
          </table:table-cell>
          <table:table-cell table:number-columns-repeated="1011"/>
        </table:table-row>
        <table:table-row table:style-name="ro22">
          <table:table-cell table:style-name="ce145" office:value-type="string" calcext:value-type="string">
            <text:p>Readability/Text Dimension/Grade Level:</text:p>
          </table:table-cell>
          <table:table-cell table:style-name="ce145" office:value-type="string" calcext:value-type="string">
            <text:p>Dale-Chall readability formula</text:p>
          </table:table-cell>
          <table:table-cell table:style-name="ce159" office:value-type="string" calcext:value-type="string">
            <text:p>dale_chall</text:p>
          </table:table-cell>
          <table:table-cell table:style-name="ce145" table:number-columns-repeated="2"/>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171" office:value-type="string" calcext:value-type="string">
            <text:p>VALIDADO</text:p>
          </table:table-cell>
          <table:table-cell table:style-name="ce190" office:value-type="string" calcext:value-type="string">
            <text:p>kepa</text:p>
          </table:table-cell>
          <table:table-cell table:style-name="ce198" office:value-type="string" calcext:value-type="string">
            <text:p><text:span text:style-name="T1">Dale-Chall readability formula (Dale and Chall 1948) is </text:span>15,79 * (totalcomplex/totalsentences) + 0,0496 (totalwords/totalsentences). If the percentage of difficult words is above 5%, then add 3.6365 to the raw score to get the adjusted score, otherwise the adjusted score is equal to the raw score T<text:span text:style-name="T1">otalcomplex are all words that are not on the Dale-Chall word list that can be found in http://www.readabilityformulas.com/articles/dale-chall-readability-</text:span></text:p>
            <text:p><text:span text:style-name="T1">word-list.php</text:span></text:p>
          </table:table-cell>
          <table:table-cell table:style-name="ce198" office:value-type="string" calcext:value-type="string">
            <text:p>https://en.wikipedia.org/wiki/Dale%E2%80%93Chall_readability_formula</text:p>
            <text:p>totalcomplex palabras que NO aparecen en la siguiente lista: The full list can be found in http://www.readabilityformulas.com/articles/dale-chall-readability-</text:p>
            <text:p>word-list.php</text:p>
            <text:p>Ref:https://pypi.org/project/ReadabilityCalculator/</text:p>
          </table:table-cell>
          <table:table-cell table:style-name="ce145" table:number-columns-repeated="1012"/>
        </table:table-row>
        <table:table-row table:style-name="ro9">
          <table:table-cell table:style-name="ce145" office:value-type="string" calcext:value-type="string">
            <text:p>Readability/Text Dimension/Grade Level:</text:p>
          </table:table-cell>
          <table:table-cell table:style-name="ce145" office:value-type="string" calcext:value-type="string">
            <text:p>Simple Measure Of Gobbledygook (SMOG) grade</text:p>
          </table:table-cell>
          <table:table-cell table:style-name="ce159" office:value-type="string" calcext:value-type="string">
            <text:p>smog</text:p>
          </table:table-cell>
          <table:table-cell table:style-name="ce145" table:number-columns-repeated="2"/>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171" office:value-type="string" calcext:value-type="string">
            <text:p>VALIDADO</text:p>
          </table:table-cell>
          <table:table-cell table:style-name="ce190"/>
          <table:table-cell table:style-name="ce198"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cell table:style-name="ce198" office:value-type="string" calcext:value-type="string">
            <text:p>totalcomplex palabras que tienen más de 3 sílabas.</text:p>
            <text:p>Ref:https://en.wikipedia.org/wiki/SMOG</text:p>
            <text:p>Codigo: https://pypi.org/project/ReadabilityCalculator/</text:p>
          </table:table-cell>
          <table:table-cell table:style-name="ce145" table:number-columns-repeated="1012"/>
        </table:table-row>
        <table:table-row table:style-name="ro23">
          <table:table-cell table:style-name="ce147"/>
          <table:table-cell table:style-name="ce144" table:number-columns-repeated="7"/>
          <table:table-cell table:style-name="ce172"/>
          <table:table-cell table:style-name="ce189"/>
          <table:table-cell table:style-name="ce196"/>
          <table:table-cell table:style-name="ce202"/>
          <table:table-cell table:style-name="ce144" table:number-columns-repeated="1012"/>
        </table:table-row>
        <table:table-row table:style-name="ro12">
          <table:table-cell table:style-name="ce148" office:value-type="string" calcext:value-type="string">
            <text:p>Morphological features/Temporal Cohesion</text:p>
          </table:table-cell>
          <table:table-cell table:style-name="ce148" office:value-type="string" calcext:value-type="string">
            <text:p>Cohesión temporal</text:p>
          </table:table-cell>
          <table:table-cell table:style-name="ce148" table:number-columns-repeated="6"/>
          <table:table-cell table:style-name="ce173" office:value-type="string" calcext:value-type="string">
            <text:p>ESPERANDO</text:p>
          </table:table-cell>
          <table:table-cell table:style-name="ce191"/>
          <table:table-cell table:style-name="ce199" office:value-type="string" calcext:value-type="string">
            <text:p>Este dato me dice como media cuantas veces se repite una forma verbal(simple-compuesta????) y me da una idea de la cohesión , es decir cuantas veces la forma verbal es la misma como media, A mayor cohesión, mayor legibilidad,</text:p>
          </table:table-cell>
          <table:table-cell table:style-name="ce210"/>
          <table:table-cell table:style-name="ce148" table:number-columns-repeated="1012"/>
        </table:table-row>
        <table:table-row table:style-name="ro24">
          <table:table-cell office:value-type="string" calcext:value-type="string">
            <text:p>Morphological features/Verb Tense</text:p>
          </table:table-cell>
          <table:table-cell office:value-type="string" calcext:value-type="string">
            <text:p>Number of verbs in past tense</text:p>
          </table:table-cell>
          <table:table-cell table:style-name="ce146" office:value-type="string" calcext:value-type="string">
            <text:p>num_past</text:p>
          </table:table-cell>
          <table:table-cell office:value-type="string" calcext:value-type="string">
            <text:p>num_past_incidence</text:p>
          </table:table-cell>
          <table:table-cell/>
          <table:table-cell office:value-type="string" calcext:value-type="string">
            <text:p>Si</text:p>
          </table:table-cell>
          <table:table-cell table:style-name="ce166" office:value-type="string" calcext:value-type="string">
            <text:p>$lehenaldi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past tense in the text</text:p>
          </table:table-cell>
          <table:table-cell office:value-type="string" calcext:value-type="string">
            <text:p>In word FEATS when Tense=Past</text:p>
          </table:table-cell>
          <table:table-cell table:number-columns-repeated="1012"/>
        </table:table-row>
        <table:table-row table:style-name="ro25">
          <table:table-cell office:value-type="string" calcext:value-type="string">
            <text:p>Morphological features/Verb Tense</text:p>
          </table:table-cell>
          <table:table-cell office:value-type="string" calcext:value-type="string">
            <text:p>Number of verbs in past tense (incidence per 1000 words)</text:p>
          </table:table-cell>
          <table:table-cell table:style-name="ce146" office:value-type="string" calcext:value-type="string">
            <text:p>num_past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200" office:value-type="string" calcext:value-type="string">
            <text:p>The number of verbs in past tense per 1000 words</text:p>
          </table:table-cell>
          <table:table-cell office:value-type="string" calcext:value-type="string">
            <text:p>(n.º de verbos en pasado/nº de palabras totales)*1000</text:p>
          </table:table-cell>
          <table:table-cell table:number-columns-repeated="1012"/>
        </table:table-row>
        <table:table-row table:style-name="ro11">
          <table:table-cell office:value-type="string" calcext:value-type="string">
            <text:p>Morphological features/Verb Tense</text:p>
          </table:table-cell>
          <table:table-cell office:value-type="string" calcext:value-type="string">
            <text:p>Number of verbs in present tense</text:p>
          </table:table-cell>
          <table:table-cell table:style-name="ce146" office:value-type="string" calcext:value-type="string">
            <text:p>num_pres</text:p>
          </table:table-cell>
          <table:table-cell office:value-type="string" calcext:value-type="string">
            <text:p>num_pres_incidence</text:p>
          </table:table-cell>
          <table:table-cell/>
          <table:table-cell office:value-type="string" calcext:value-type="string">
            <text:p>Si</text:p>
          </table:table-cell>
          <table:table-cell office:value-type="string" calcext:value-type="string">
            <text:p>$orainaldi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present tense in the text</text:p>
          </table:table-cell>
          <table:table-cell table:number-columns-repeated="1013"/>
        </table:table-row>
        <table:table-row table:style-name="ro2">
          <table:table-cell office:value-type="string" calcext:value-type="string">
            <text:p>Morphological features/Verb Tense</text:p>
          </table:table-cell>
          <table:table-cell office:value-type="string" calcext:value-type="string">
            <text:p>Number of verbs in present tense (incidence per 1000 words)</text:p>
          </table:table-cell>
          <table:table-cell table:style-name="ce146" office:value-type="string" calcext:value-type="string">
            <text:p>num_pres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present tense per 1000 words</text:p>
          </table:table-cell>
          <table:table-cell table:number-columns-repeated="1013"/>
        </table:table-row>
        <table:table-row table:style-name="ro26">
          <table:table-cell office:value-type="string" calcext:value-type="string">
            <text:p>Morphological features/Verb Tense</text:p>
          </table:table-cell>
          <table:table-cell office:value-type="string" calcext:value-type="string">
            <text:p>Number of verbs in future tense</text:p>
          </table:table-cell>
          <table:table-cell table:style-name="ce146" office:value-type="string" calcext:value-type="string">
            <text:p>num_future</text:p>
          </table:table-cell>
          <table:table-cell office:value-type="string" calcext:value-type="string">
            <text:p>num_future_incidence</text:p>
          </table:table-cell>
          <table:table-cell/>
          <table:table-cell office:value-type="string" calcext:value-type="string">
            <text:p>Modificado</text:p>
          </table:table-cell>
          <table:table-cell table:style-name="ce156" office:value-type="string" calcext:value-type="string">
            <text:p>\t\t Geroaldiko aspektua duten aditzen kopurua: $aditzGeroKopuru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future tense in the text</text:p>
          </table:table-cell>
          <table:table-cell office:value-type="string" calcext:value-type="string">
            <text:p>Si la palabra es AUX y es "will" o "shall", y el padre es VB, será un verbo en futuro. Basado en: https://github.com/explosion/spaCy/issues/2767#issuecomment-423837492</text:p>
          </table:table-cell>
          <table:table-cell table:number-columns-repeated="1012"/>
        </table:table-row>
        <table:table-row table:style-name="ro11">
          <table:table-cell office:value-type="string" calcext:value-type="string">
            <text:p>Morphological features/Verb Tense</text:p>
          </table:table-cell>
          <table:table-cell office:value-type="string" calcext:value-type="string">
            <text:p>Number of verbs in future tense (incidence per 1000 words)</text:p>
          </table:table-cell>
          <table:table-cell table:style-name="ce146" office:value-type="string" calcext:value-type="string">
            <text:p>num_future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future tense per 1000 words</text:p>
          </table:table-cell>
          <table:table-cell table:number-columns-repeated="1013"/>
        </table:table-row>
        <table:table-row table:style-name="ro2">
          <table:table-cell office:value-type="string" calcext:value-type="string">
            <text:p>Morphological features/Verb Mood</text:p>
          </table:table-cell>
          <table:table-cell office:value-type="string" calcext:value-type="string">
            <text:p>Number of verbs in indicative mood</text:p>
          </table:table-cell>
          <table:table-cell table:style-name="ce146" office:value-type="string" calcext:value-type="string">
            <text:p>num_indic</text:p>
          </table:table-cell>
          <table:table-cell office:value-type="string" calcext:value-type="string">
            <text:p>num_indic_incidence</text:p>
          </table:table-cell>
          <table:table-cell/>
          <table:table-cell office:value-type="string" calcext:value-type="string">
            <text:p>Si</text:p>
          </table:table-cell>
          <table:table-cell table:style-name="ce166" office:value-type="string" calcext:value-type="string">
            <text:p>$indikatibo</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indicative mood in the text</text:p>
          </table:table-cell>
          <table:table-cell office:value-type="string" calcext:value-type="string">
            <text:p>n.º de verbos con la caracteristica “Mood=Ind”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1"/>
        </table:table-row>
        <table:table-row table:style-name="ro27">
          <table:table-cell office:value-type="string" calcext:value-type="string">
            <text:p>Morphological features/Verb Mood</text:p>
          </table:table-cell>
          <table:table-cell office:value-type="string" calcext:value-type="string">
            <text:p>Number of verbs in indicative mood (incidence per 1000 words)</text:p>
          </table:table-cell>
          <table:table-cell table:style-name="ce146" office:value-type="string" calcext:value-type="string">
            <text:p>num_indic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indicative mood per 1000 words</text:p>
          </table:table-cell>
          <table:table-cell office:value-type="string" calcext:value-type="string">
            <text:p>n.º de verbos con la caracteristica “Mood=Ind” / nº de palabras totales</text:p>
          </table:table-cell>
          <table:table-cell office:value-type="string" calcext:value-type="string">
            <text:p>Some morphology phenomena are more frequent than others in everyday language,</text:p>
            <text:p>whereas some phenomena only happen on high level structures of text.</text:p>
            <text:p>As an</text:p>
            <text:p>example, subjunctive mood (if I were) is less frequently used than indicative (I</text:p>
            <text:p>was) tense, and is more common in higher level texts.Ref:TOWARDS MULTIPURPOSE READABILITY</text:p>
            <text:p>ASSESSMENT. Madrazo, 2016</text:p>
            <text:p>In Basque the indicative is not significative (see <text:span text:style-name="T20">"The features with relevance 0 have been analysed as well. Some of them are e.g. the ratio of theinessive among all the case endings, the ratio of the indicative mood among all the verbal moods, the ratio of the adjectives among all the words and the ratio of the ratio of the present tense among all the verbal tenses."Ref: Gonzalez-Dios, I., Aranzabe, M. J., de Ilarraza, A. D., &amp; Salaberri,H. (2014). Simple or complex? assessing the readability of basquetexts. In Proceedings of COLING 2014, the 25th international conference on computational linguistics: Technical papers (pp. 334-344).</text:span></text:p>
          </table:table-cell>
          <table:table-cell table:number-columns-repeated="1011"/>
        </table:table-row>
        <table:table-row table:style-name="ro2">
          <table:table-cell office:value-type="string" calcext:value-type="string">
            <text:p>Morphological features/Verb Mood</text:p>
          </table:table-cell>
          <table:table-cell office:value-type="string" calcext:value-type="string">
            <text:p>Number of verbs in imperative mood</text:p>
          </table:table-cell>
          <table:table-cell table:style-name="ce146" office:value-type="string" calcext:value-type="string">
            <text:p>num_impera</text:p>
          </table:table-cell>
          <table:table-cell office:value-type="string" calcext:value-type="string">
            <text:p>num_impera_incidence</text:p>
          </table:table-cell>
          <table:table-cell/>
          <table:table-cell office:value-type="string" calcext:value-type="string">
            <text:p>Si</text:p>
          </table:table-cell>
          <table:table-cell table:style-name="ce166" office:value-type="string" calcext:value-type="string">
            <text:p>$inperatibo</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imperative mood in the text</text:p>
          </table:table-cell>
          <table:table-cell office:value-type="string" calcext:value-type="string">
            <text:p>n.º de verbos con la caracteristica “Mood=Imp” / nº de palabras totales</text:p>
          </table:table-cell>
          <table:table-cell table:style-name="ce215" office:value-type="string" calcext:value-type="string">
            <text:p>El resto imperativo no hay referencias, pero no te preocupes , enfocalo en la detección de tipo de texto formal e informal mas cerca del lenguaje oral (hablado) y más facil de procesar.</text:p>
          </table:table-cell>
          <table:table-cell table:number-columns-repeated="1011"/>
        </table:table-row>
        <table:table-row table:style-name="ro2">
          <table:table-cell office:value-type="string" calcext:value-type="string">
            <text:p>Morphological features/Verb Mood</text:p>
          </table:table-cell>
          <table:table-cell office:value-type="string" calcext:value-type="string">
            <text:p>Number of verbs in imperative mood (incidence per 1000 words)</text:p>
          </table:table-cell>
          <table:table-cell table:style-name="ce146" office:value-type="string" calcext:value-type="string">
            <text:p>num_impera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imperative mood per 1000 words</text:p>
          </table:table-cell>
          <table:table-cell office:value-type="string" calcext:value-type="string">
            <text:p>n.º de verbos con la caracteristica “Mood=Imp” / nº de palabras totales</text:p>
          </table:table-cell>
          <table:table-cell table:number-columns-repeated="1012"/>
        </table:table-row>
        <table:table-row table:style-name="ro28">
          <table:table-cell/>
          <table:table-cell office:value-type="string" calcext:value-type="string">
            <text:p>Number of irregular verbs in past tense</text:p>
          </table:table-cell>
          <table:table-cell table:style-name="ce146" office:value-type="string" calcext:value-type="string">
            <text:p>num_past_irregular</text:p>
          </table:table-cell>
          <table:table-cell office:value-type="string" calcext:value-type="string">
            <text:p>num_past_irregular_mean</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irregular verbs in past tense</text:p>
          </table:table-cell>
          <table:table-cell table:style-name="ce146" office:value-type="string" calcext:value-type="string">
            <text:p>Aquellos VERB o AUX con las CARACTERÍSTICAS Tense=Past; Lista de verbos irregulares obtenida de: https://github.com/Bryan-Legend/babel-lang/blob/master/Babel.EnglishEmitter/Resources/Irregular%20Verbs.txt</text:p>
            <text:p>Ref:@article{spache1953new,</text:p>
            <text:p>title={A new readability formula for primary-grade reading materials},</text:p>
            <text:p>author={Spache, George},</text:p>
            <text:p>journal={The Elementary School Journal},</text:p>
            <text:p>volume={53},</text:p>
            <text:p>number={7},</text:p>
            <text:p>pages={410--413},</text:p>
            <text:p>year={1953},</text:p>
            <text:p>publisher={University of Chicago Press}</text:p>
            <text:p>}</text:p>
          </table:table-cell>
          <table:table-cell table:number-columns-repeated="1012"/>
        </table:table-row>
        <table:table-row table:style-name="ro10">
          <table:table-cell/>
          <table:table-cell table:style-name="ce156" office:value-type="string" calcext:value-type="string">
            <text:p>Number of irregular verbs in past tense (incidence per 1000 words)</text:p>
          </table:table-cell>
          <table:table-cell table:style-name="ce146" office:value-type="string" calcext:value-type="string">
            <text:p>num_past_irregular_incidence</text:p>
          </table:table-cell>
          <table:table-cell office:value-type="string" calcext:value-type="string">
            <text:p>num_past_irregular_mean</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irregular verbs in past tense per 1000 words</text:p>
          </table:table-cell>
          <table:table-cell table:number-columns-repeated="1013"/>
        </table:table-row>
        <table:table-row table:style-name="ro10">
          <table:table-cell/>
          <table:table-cell table:style-name="ce156" office:value-type="string" calcext:value-type="string">
            <text:p>Mean of irregular verbs in past tense in relation to the number of verbs in past tense</text:p>
          </table:table-cell>
          <table:table-cell table:style-name="ce146" office:value-type="string" calcext:value-type="string">
            <text:p>num_past_irregular_mean</text:p>
          </table:table-cell>
          <table:table-cell table:number-columns-repeated="2"/>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Mean of the number of irregular verbs in past / number of verbs in past</text:p>
          </table:table-cell>
          <table:table-cell table:number-columns-repeated="1013"/>
        </table:table-row>
        <table:table-row table:style-name="ro29">
          <table:table-cell table:style-name="ce146" office:value-type="string" calcext:value-type="string">
            <text:p>Morphological features/Pronouns</text:p>
          </table:table-cell>
          <table:table-cell table:style-name="ce146" office:value-type="string" calcext:value-type="string">
            <text:p>number of personal pronouns</text:p>
          </table:table-cell>
          <table:table-cell table:style-name="ce146" office:value-type="string" calcext:value-type="string">
            <text:p>num_personal_pronouns</text:p>
          </table:table-cell>
          <table:table-cell table:style-name="ce146" office:value-type="string" calcext:value-type="string">
            <text:p>num_personal_pronouns_incidence</text:p>
          </table:table-cell>
          <table:table-cell table:number-columns-repeated="3"/>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pronouns</text:p>
          </table:table-cell>
          <table:table-cell office:value-type="string" calcext:value-type="string">
            <text:p>Def:One of the nine parts of speech in the English language is the pronoun. A pronoun is used instead of a noun or noun phrase in a sentence. A pronoun may take place of the name of a person, place or thing.All pronouns in English with different types:</text:p>
            <text:p>-Subject pronouns: I, you, he, she, it, we, they</text:p>
            <text:p>-Object pronouns: me, you, him, her, it, us, you, them</text:p>
            <text:p>-Demonstrative pronoun list: this, that, these, those.</text:p>
            <text:p>-Reflexive pronoun list: myself, yourself, himself, herself, itself, ourselves, yourselves, themselves.</text:p>
            <text:p>-Intensive pronoun list: myself, yourself, himself, herself, itself, ourselves, yourselves, themselves.</text:p>
            <text:p>-Possessive pronoun list: mine, yours, his, hers, ours, yours, theirs.</text:p>
            <text:p>-Relative pronoun list: who, whom, which, whose, that.</text:p>
            <text:p>-Indefinite pronoun list: another, anybody/ anyone, anything, each, either, enough, everybody/ everyone, everything, less, little, much, neither, nobody/ no-one, nothing, one, other, somebody/ someone, something, both, few, fewer, many, others, several, all, any, more, most, none, some, such.</text:p>
            <text:p>-Interrogative Pronoun List: who, whom, which, what, whose, whoever, whatever, whichever, whomever.</text:p>
            <text:p>Sometimes the pronouns are ambiguous(for cohesion we can replace pronouns with nouns or noun phrases.<text:span text:style-name="T11">The pronoun incidence is a characteristic of face-to-face and pubic conversations (Louwerse et al, 2004). </text:span><text:span text:style-name="T12">Pronouns as co-referent to a previous noun contribute to high levels of co-reference between sentences</text:span><text:span text:style-name="T13">, and this </text:span><text:span text:style-name="T14">enables readers to retain the relevant information,</text:span><text:span text:style-name="T15"> thereby </text:span><text:span text:style-name="T16">diminishing the cognitive load (Una persona media sólo puede mantener 7±2 elementos en su memoria de trabajo.” — Ley de Miller)</text:span><text:span text:style-name="T17">.</text:span><text:span text:style-name="T12"> However, the use of pronouns may threaten textual cohesion</text:span><text:span text:style-name="T13">(Se denomina cohesión textual a la propiedad que permite que cada frase de un texto sea interpretada en relación con las demás. La cohesión también es la manera de relacionar y unir las distintas palabras, oraciones y párrafos del texto.)</text:span><text:span text:style-name="T18"> in ways that make comprehension more difficult. </text:span><text:span text:style-name="T13">Pronouns are important for constructing cohesion in the textbase and situation model</text:span></text:p>
            <text:p><text:span text:style-name="T19">because it can be difficult to link a pronoun to another discourse</text:span></text:p>
            <text:p><text:span text:style-name="T19">unit or to the topic being discussed. This difficulty may threaten</text:span></text:p>
            <text:p><text:span text:style-name="T19">textual cohesion in ways that make comprehension more difficult.</text:span></text:p>
            <text:p><text:span text:style-name="T19">Pronouns are more prevalent in oral discourse, which is generally easier than print</text:span></text:p>
            <text:p><text:span text:style-name="T19">(Biber, 1988; Tannen, 1982).</text:span></text:p>
          </table:table-cell>
          <table:table-cell office:value-type="string" calcext:value-type="string">
            <text:p>Values: Pronouns as co-referent to a previous noun contribute to high levels of co-reference between sentences, and this enables readers to retain the relevant information, thereby diminishing the cognitive load. However, the use of pronouns and frequency of negations may threaten textual cohesion in ways that make comprehension more difficult.</text:p>
          </table:table-cell>
          <table:table-cell table:number-columns-repeated="1011"/>
        </table:table-row>
        <table:table-row table:style-name="ro1">
          <table:table-cell table:style-name="ce146" office:value-type="string" calcext:value-type="string">
            <text:p>Morphological features/Pronouns</text:p>
          </table:table-cell>
          <table:table-cell table:style-name="ce146" office:value-type="string" calcext:value-type="string">
            <text:p>incidence score of pronouns <text:s/>(per 1000 words)</text:p>
          </table:table-cell>
          <table:table-cell table:style-name="ce146" office:value-type="string" calcext:value-type="string">
            <text:p>num_personal_pronouns_incidence</text:p>
          </table:table-cell>
          <table:table-cell/>
          <table:table-cell office:value-type="string" calcext:value-type="string">
            <text:p>WRDPRO</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Number of pronouns per 1000 words</text:p>
          </table:table-cell>
          <table:table-cell table:number-columns-repeated="1013"/>
        </table:table-row>
        <table:table-row table:style-name="ro30">
          <table:table-cell table:style-name="ce146" office:value-type="string" calcext:value-type="string">
            <text:p>Morphological features/Pronouns</text:p>
          </table:table-cell>
          <table:table-cell table:style-name="ce146" office:value-type="string" calcext:value-type="string">
            <text:p>Number of pronouns in first person</text:p>
          </table:table-cell>
          <table:table-cell table:style-name="ce146" office:value-type="string" calcext:value-type="string">
            <text:p>num_first_pers_pron</text:p>
          </table:table-cell>
          <table:table-cell office:value-type="string" calcext:value-type="string">
            <text:p>num_first_pers_pron_incidence</text:p>
          </table:table-cell>
          <table:table-cell table:number-columns-repeated="4"/>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first-person pronouns</text:p>
          </table:table-cell>
          <table:table-cell table:style-name="ce211" office:value-type="string" calcext:value-type="string">
            <text:p>Pronouns are segregated further into first-person pronouns (I, me, we, us) and third-person pronouns (he, she, it, that, those) because this distinction has repercussions at other levels of meaning (Pennebaker, Booth, &amp; Francis, 2007).</text:p>
            <text:p>First-person pronouns are used when the speaker is referring to him or herself. In other words, there is only one person involved: the speaker. So, first-person pronouns are used when there is only one person involved: the speaker. But there are still a bunch of different options for first-person pronouns: 'I,' 'me,' 'we,' 'us,' 'my,' 'mine,' 'our' , 'ours', ‘ourself’, ‘myself’) So, we need to divide this group up a little more.</text:p>
            <text:p>Face-to-face conversations contain more first-person pronouns due to an interpersonal, involved style (Chafe, 1982).</text:p>
          </table:table-cell>
          <table:table-cell table:number-columns-repeated="1012"/>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first person <text:s/>(per 1000 words)</text:p>
          </table:table-cell>
          <table:table-cell table:style-name="ce146" office:value-type="string" calcext:value-type="string">
            <text:p>num_first_pers_pron_incidence</text:p>
          </table:table-cell>
          <table:table-cell/>
          <table:table-cell office:value-type="string" calcext:value-type="string">
            <text:p>WRDPRP1</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first-person pronouns per 1000 words</text:p>
          </table:table-cell>
          <table:table-cell table:number-columns-repeated="1013"/>
        </table:table-row>
        <table:table-row table:style-name="ro31">
          <table:table-cell table:style-name="ce146" office:value-type="string" calcext:value-type="string">
            <text:p>Morphological features/Pronouns</text:p>
          </table:table-cell>
          <table:table-cell table:style-name="ce146" office:value-type="string" calcext:value-type="string">
            <text:p>Number of pronouns in singular first person</text:p>
          </table:table-cell>
          <table:table-cell table:style-name="ce146" office:value-type="string" calcext:value-type="string">
            <text:p>num_first_pers_sing_pron</text:p>
          </table:table-cell>
          <table:table-cell office:value-type="string" calcext:value-type="string">
            <text:p>num_first_pers_sing_pron_incidence</text:p>
          </table:table-cell>
          <table:table-cell table:number-columns-repeated="3"/>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first-person singular pronouns</text:p>
          </table:table-cell>
          <table:table-cell office:value-type="string" calcext:value-type="string">
            <text:p>Def:</text:p>
            <text:p><text:span text:style-name="T19">Interestingly, LIWC researchers have documented that the function words</text:span></text:p>
            <text:p><text:span text:style-name="T19">(particularly pronouns; Pennebaker, 2011) are diagnostic of social status, personality, and various psychological states. There are gender, age, and social class differences in function word use. For example, first-person singular pronouns (e.g., 'I,' 'me,' 'my' and 'mine', myself) have higher usage among women, young people, and people of lower social classes.</text:span></text:p>
            <text:p/>
            <text:p/>
          </table:table-cell>
          <table:table-cell table:number-columns-repeated="1012"/>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singular first person <text:s/>(per 1000 words)</text:p>
          </table:table-cell>
          <table:table-cell table:style-name="ce146" office:value-type="string" calcext:value-type="string">
            <text:p>num_first_pers_sing_pron_incidence</text:p>
          </table:table-cell>
          <table:table-cell/>
          <table:table-cell office:value-type="string" calcext:value-type="string">
            <text:p>WRDPRP1s</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first-person singular pronouns per 1000 words</text:p>
          </table:table-cell>
          <table:table-cell table:number-columns-repeated="1013"/>
        </table:table-row>
        <table:table-row table:style-name="ro10">
          <table:table-cell table:style-name="ce146" office:value-type="string" calcext:value-type="string">
            <text:p>Morphological features/Pronouns</text:p>
          </table:table-cell>
          <table:table-cell table:style-name="ce146" office:value-type="string" calcext:value-type="string">
            <text:p>Number of pronouns, third person</text:p>
          </table:table-cell>
          <table:table-cell table:style-name="ce146" office:value-type="string" calcext:value-type="string">
            <text:p>num_third_pers_pron</text:p>
          </table:table-cell>
          <table:table-cell office:value-type="string" calcext:value-type="string">
            <text:p>num_third_pers_pron_incidence</text:p>
          </table:table-cell>
          <table:table-cell table:number-columns-repeated="3"/>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third-person pronouns</text:p>
          </table:table-cell>
          <table:table-cell office:value-type="string" calcext:value-type="string">
            <text:p>The third-person pronouns include he, him, his, himself, she, her, hers, herself, it, its, itself, they, them, their, theirs, and themselves.</text:p>
          </table:table-cell>
          <table:table-cell table:number-columns-repeated="1012"/>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third person (per 1000 words)</text:p>
          </table:table-cell>
          <table:table-cell table:style-name="ce146" office:value-type="string" calcext:value-type="string">
            <text:p>num_third_pers_pron_incidence</text:p>
          </table:table-cell>
          <table:table-cell/>
          <table:table-cell office:value-type="string" calcext:value-type="string">
            <text:p>WRDPRP3</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third-person pronouns per 1000 words</text:p>
          </table:table-cell>
          <table:table-cell table:number-columns-repeated="1013"/>
        </table:table-row>
        <table:table-row table:style-name="ro32">
          <table:table-cell table:style-name="ce144" table:number-columns-repeated="8"/>
          <table:table-cell table:style-name="ce172"/>
          <table:table-cell table:style-name="ce189"/>
          <table:table-cell table:style-name="ce196" table:number-columns-repeated="2"/>
          <table:table-cell table:style-name="ce144" table:number-columns-repeated="1012"/>
        </table:table-row>
        <table:table-row table:style-name="ro7">
          <table:table-cell table:style-name="ce143" office:value-type="string" calcext:value-type="string">
            <text:p>Word Information/Word Frequency/Wordfreq</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table-cell table:style-name="ce142" office:value-type="string" calcext:value-type="string">
            <text:p>WEKA</text:p>
          </table:table-cell>
          <table:table-cell table:style-name="ce142" office:value-type="string" calcext:value-type="string">
            <text:p>cohmetrix</text:p>
          </table:table-cell>
          <table:table-cell table:style-name="ce142" table:number-columns-repeated="3"/>
          <table:table-cell table:style-name="ce170"/>
          <table:table-cell table:style-name="ce142"/>
          <table:table-cell table:style-name="ce195" office:value-type="string" calcext:value-type="string">
            <text:p>Word frequencies are provided by the wordfreq Python package (Speer et al., 2016).</text:p>
          </table:table-cell>
          <table:table-cell table:style-name="ce207"/>
          <table:table-cell table:style-name="ce214"/>
          <table:table-cell table:number-columns-repeated="1011"/>
        </table:table-row>
        <table:table-row table:style-name="ro1">
          <table:table-cell table:style-name="ce146" office:value-type="string" calcext:value-type="string">
            <text:p>Word Information/Word Frequency/Wordfreq</text:p>
          </table:table-cell>
          <table:table-cell table:style-name="ce146" office:value-type="string" calcext:value-type="string">
            <text:p>The minimum word frequency per sentence</text:p>
          </table:table-cell>
          <table:table-cell table:style-name="ce146" office:value-type="string" calcext:value-type="string">
            <text:p>min_wf_per_sentence</text:p>
          </table:table-cell>
          <table:table-cell table:style-name="ce146"/>
          <table:table-cell table:style-name="ce146" office:value-type="string" calcext:value-type="string">
            <text:p>WRDFREQ</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style-name="ce146"/>
          <table:table-cell table:style-name="ce146" office:value-type="string" calcext:value-type="string">
            <text:p>Average of word frequency of the lowest word frequency word in each sentence</text:p>
          </table:table-cell>
          <table:table-cell table:style-name="ce146" office:value-type="string" calcext:value-type="string">
            <text:p>El min valor de wordfreq por sentencia, se va sumando. Finalmente dicho sumatorio se divide por el n.º sentencias. Average word frequency is sensitive to adding background information and elaboration</text:p>
          </table:table-cell>
          <table:table-cell table:style-name="ce146" table:number-columns-repeated="1012"/>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nouns (word frequency &lt;= 4) :</text:p>
          </table:table-cell>
          <table:table-cell table:style-name="ce146" office:value-type="string" calcext:value-type="string">
            <text:p>num_rare_nouns_4</text:p>
          </table:table-cell>
          <table:table-cell table:style-name="ce146" office:value-type="string" calcext:value-type="string">
            <text:p>num_rare_nouns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nouns. A rare noun is a noun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nouns (word frequency &lt;= 4)  (incidence per 1000 words)</text:p>
          </table:table-cell>
          <table:table-cell table:style-name="ce146" office:value-type="string" calcext:value-type="string">
            <text:p>num_rare_nouns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nouns (whose word frequency value is less than or equal to 4 logarithm value) in the text per 1000 words </text:p>
          </table:table-cell>
          <table:table-cell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text:p>
          </table:table-cell>
          <table:table-cell table:style-name="ce146" office:value-type="string" calcext:value-type="string">
            <text:p>num_rare_adj_4</text:p>
          </table:table-cell>
          <table:table-cell table:style-name="ce146" office:value-type="string" calcext:value-type="string">
            <text:p>num_rare_adj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jectives. A rare adjective is an adjective noun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 (incidence per 1000 words)</text:p>
          </table:table-cell>
          <table:table-cell table:style-name="ce146" office:value-type="string" calcext:value-type="string">
            <text:p>num_rare_adj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jectives (whose word frequency value is less than or equal to 4 logarithm value) in the text per 1000 words </text:p>
          </table:table-cell>
          <table:table-cell table:number-columns-repeated="1013"/>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rare verbs <text:s/>(word frequency &lt;= 4)</text:p>
          </table:table-cell>
          <table:table-cell table:style-name="ce146" office:value-type="string" calcext:value-type="string">
            <text:p>num_rare_verbs_4</text:p>
          </table:table-cell>
          <table:table-cell table:style-name="ce146" office:value-type="string" calcext:value-type="string">
            <text:p>num_rare_verbs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verbs. A rare verb is a verb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verbs <text:s/>(word frequency &lt;= 4) (incidence per 1000 words)</text:p>
          </table:table-cell>
          <table:table-cell table:style-name="ce146" office:value-type="string" calcext:value-type="string">
            <text:p>num_rare_verbs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verbs (whose word frequency value is less than or equal to 4 logarithm value) in the text per 1000 words </text:p>
          </table:table-cell>
          <table:table-cell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verbs <text:s/>(word frequency &lt;= 4):</text:p>
          </table:table-cell>
          <table:table-cell table:style-name="ce146" office:value-type="string" calcext:value-type="string">
            <text:p>num_rare_advb_4</text:p>
          </table:table-cell>
          <table:table-cell table:style-name="ce146" office:value-type="string" calcext:value-type="string">
            <text:p>num_rare_advb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verbs. A rare adverb is an adverb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adverbs <text:s/>(word frequency &lt;= 4) (incidence per 1000 words)</text:p>
          </table:table-cell>
          <table:table-cell table:style-name="ce146" office:value-type="string" calcext:value-type="string">
            <text:p>num_rare_advb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verbs (whose word frequency value is less than or equal to 4 logarithm value) in the text per 1000 words </text:p>
          </table:table-cell>
          <table:table-cell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content words (word frequency &lt;= 4) </text:p>
          </table:table-cell>
          <table:table-cell table:style-name="ce146" office:value-type="string" calcext:value-type="string">
            <text:p>num_rare_words_4</text:p>
          </table:table-cell>
          <table:table-cell table:style-name="ce146" office:value-type="string" calcext:value-type="string">
            <text:p>mean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content words. Rare content words are nouns, verbs, adjectives and adverbs whose word frequency value is less than 4 </text:p>
          </table:table-cell>
          <table:table-cell table:style-name="ce212"/>
          <table:table-cell table:style-name="ce164" table:number-columns-repeated="1012"/>
        </table:table-row>
        <table:table-row table:style-name="ro10">
          <table:table-cell table:style-name="ce146" office:value-type="string" calcext:value-type="string">
            <text:p>Word Information/Word Frequency/Wordfreq</text:p>
          </table:table-cell>
          <table:table-cell table:style-name="ce146" office:value-type="string" calcext:value-type="string">
            <text:p>Number of rare content words (word frequency &lt;= 4)  (incidence per 1000 words):</text:p>
          </table:table-cell>
          <table:table-cell table:style-name="ce146" office:value-type="string" calcext:value-type="string">
            <text:p>num_rare_words_4_incidence</text:p>
          </table:table-cell>
          <table:table-cell table:style-name="ce146" office:value-type="string" calcext:value-type="string">
            <text:p>mean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content words (whose word frequency value is less than 4) in the text per 1000 words</text:p>
          </table:table-cell>
          <table:table-cell table:style-name="ce212"/>
          <table:table-cell table:style-name="ce164" table:number-columns-repeated="1012"/>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text:p>
          </table:table-cell>
          <table:table-cell table:style-name="ce146" office:value-type="string" calcext:value-type="string">
            <text:p>num_dif_rare_words_4</text:p>
          </table:table-cell>
          <table:table-cell table:style-name="ce146" office:value-type="string" calcext:value-type="string">
            <text:p>mean_distinct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distinct rare content words. Rare content words are nouns, verbs, adjectives and adverbs whose word frequency value is less than 4</text:p>
          </table:table-cell>
          <table:table-cell table:style-name="ce212"/>
          <table:table-cell table:style-name="ce164" table:number-columns-repeated="1012"/>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 (incidence per 1000 words):</text:p>
          </table:table-cell>
          <table:table-cell table:style-name="ce146" office:value-type="string" calcext:value-type="string">
            <text:p>num_dif_rare_words_4_incidence</text:p>
          </table:table-cell>
          <table:table-cell table:style-name="ce146" office:value-type="string" calcext:value-type="string">
            <text:p>mean_distinct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distinct rare content words (whose word frequency value is less than 4) in the text per 1000 words</text:p>
          </table:table-cell>
          <table:table-cell table:style-name="ce212"/>
          <table:table-cell table:style-name="ce164" table:number-columns-repeated="1012"/>
        </table:table-row>
        <table:table-row table:style-name="ro6">
          <table:table-cell table:style-name="ce146" office:value-type="string" calcext:value-type="string">
            <text:p>Word Information/Word Frequency/Wordfreq</text:p>
          </table:table-cell>
          <table:table-cell table:style-name="ce146" office:value-type="string" calcext:value-type="string">
            <text:p>Mean of rare content words (word frequency &lt;= 4) </text:p>
          </table:table-cell>
          <table:table-cell table:style-name="ce146" office:value-type="string" calcext:value-type="string">
            <text:p>mean_rare_4</text:p>
          </table:table-cell>
          <table:table-cell table:style-name="ce146" table:number-columns-repeated="2"/>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average of rare lexical words (whose word frequency value is less than 4) with respect to the total of lexical words</text:p>
          </table:table-cell>
          <table:table-cell table:style-name="ce146"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Mean of distinct rare content words ( word frequency &lt;= 4)</text:p>
          </table:table-cell>
          <table:table-cell table:style-name="ce146" office:value-type="string" calcext:value-type="string">
            <text:p>mean_distinct_rare_4</text:p>
          </table:table-cell>
          <table:table-cell table:style-name="ce146" table:number-columns-repeated="2"/>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average of distinct rare lexical words (whose word frequency value is less than 4) with respect to the total of distinct lexical words</text:p>
          </table:table-cell>
          <table:table-cell table:style-name="ce146" table:number-columns-repeated="1013"/>
        </table:table-row>
        <table:table-row table:style-name="ro10">
          <table:table-cell table:style-name="ce143" office:value-type="string" calcext:value-type="string">
            <text:p>Word Information/Vocabulary knowledge</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1 vocabulary in the text</text:p>
          </table:table-cell>
          <table:table-cell table:style-name="ce146" office:value-type="string" calcext:value-type="string">
            <text:p>num_a1_words</text:p>
          </table:table-cell>
          <table:table-cell table:style-name="ce146" office:value-type="string" calcext:value-type="string">
            <text:p>num_a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1 vocabulary <text:s/>(per 1000 words)</text:p>
          </table:table-cell>
          <table:table-cell table:style-name="ce146" office:value-type="string" calcext:value-type="string">
            <text:p>num_a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2 vocabulary in the text</text:p>
          </table:table-cell>
          <table:table-cell table:style-name="ce146" office:value-type="string" calcext:value-type="string">
            <text:p>num_a2_words</text:p>
          </table:table-cell>
          <table:table-cell table:style-name="ce146" office:value-type="string" calcext:value-type="string">
            <text:p>num_a2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2 vocabulary <text:s/>(per 1000 words)</text:p>
          </table:table-cell>
          <table:table-cell table:style-name="ce146" office:value-type="string" calcext:value-type="string">
            <text:p>num_a2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1 vocabulary in the text</text:p>
          </table:table-cell>
          <table:table-cell table:style-name="ce146" office:value-type="string" calcext:value-type="string">
            <text:p>num_b1_words</text:p>
          </table:table-cell>
          <table:table-cell table:style-name="ce146" office:value-type="string" calcext:value-type="string">
            <text:p>num_b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1 vocabulary <text:s/>(per 1000 words)</text:p>
          </table:table-cell>
          <table:table-cell table:style-name="ce146" office:value-type="string" calcext:value-type="string">
            <text:p>num_b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2 vocabulary in the text</text:p>
          </table:table-cell>
          <table:table-cell table:style-name="ce146" office:value-type="string" calcext:value-type="string">
            <text:p>num_b2_words</text:p>
          </table:table-cell>
          <table:table-cell table:style-name="ce146" office:value-type="string" calcext:value-type="string">
            <text:p>num_b2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2 vocabulary <text:s/>(per 1000 words)</text:p>
          </table:table-cell>
          <table:table-cell table:style-name="ce146" office:value-type="string" calcext:value-type="string">
            <text:p>num_b2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1 vocabulary in the text</text:p>
          </table:table-cell>
          <table:table-cell table:style-name="ce146" office:value-type="string" calcext:value-type="string">
            <text:p>num_c1_words</text:p>
          </table:table-cell>
          <table:table-cell table:style-name="ce146" office:value-type="string" calcext:value-type="string">
            <text:p>num_c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1 vocabulary <text:s/>(per 1000 words)</text:p>
          </table:table-cell>
          <table:table-cell table:style-name="ce146" office:value-type="string" calcext:value-type="string">
            <text:p>num_c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ontent words not in A1-C1 vocabulary</text:p>
          </table:table-cell>
          <table:table-cell table:style-name="ce146" office:value-type="string" calcext:value-type="string">
            <text:p>num_content_words_not_a1_c1_words</text:p>
          </table:table-cell>
          <table:table-cell table:style-name="ce146" office:value-type="string" calcext:value-type="string">
            <text:p>num_content_words_not_a1_c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ontent words not in A1-C1 vocabulary (per 1000 words)</text:p>
          </table:table-cell>
          <table:table-cell table:style-name="ce146" office:value-type="string" calcext:value-type="string">
            <text:p>num_content_words_not_a1_c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32" table:number-rows-repeated="2">
          <table:table-cell table:style-name="ce144" table:number-columns-repeated="8"/>
          <table:table-cell table:style-name="ce172"/>
          <table:table-cell table:style-name="ce189"/>
          <table:table-cell table:style-name="ce202"/>
          <table:table-cell table:style-name="ce196"/>
          <table:table-cell table:style-name="ce144" table:number-columns-repeated="1012"/>
        </table:table-row>
        <table:table-row table:style-name="ro33">
          <table:table-cell table:style-name="ce143" office:value-type="string" calcext:value-type="string">
            <text:p>Word Information/POS (Part-of-speech categori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2">
          <table:table-cell office:value-type="string" calcext:value-type="string">
            <text:p>Syntactic Features/ POS ratios (n-gram=1)</text:p>
          </table:table-cell>
          <table:table-cell office:value-type="string" calcext:value-type="string">
            <text:p>Number of content words</text:p>
          </table:table-cell>
          <table:table-cell table:style-name="ce146" office:value-type="string" calcext:value-type="string">
            <text:p>num_lexic_words</text:p>
          </table:table-cell>
          <table:table-cell office:value-type="string" calcext:value-type="string">
            <text:p>num_lexic_words_incidence</text:p>
          </table:table-cell>
          <table:table-cell/>
          <table:table-cell office:value-type="string" calcext:value-type="string">
            <text:p>Modificad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content words </text:p>
          </table:table-cell>
          <table:table-cell table:number-columns-repeated="1013"/>
        </table:table-row>
        <table:table-row table:style-name="ro2">
          <table:table-cell office:value-type="string" calcext:value-type="string">
            <text:p>Syntactic Features/ POS ratios (n-gram=1)</text:p>
          </table:table-cell>
          <table:table-cell office:value-type="string" calcext:value-type="string">
            <text:p>Number of content words (incidence per 1000 words)</text:p>
          </table:table-cell>
          <table:table-cell table:style-name="ce146" office:value-type="string" calcext:value-type="string">
            <text:p>num_lexic_words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content words in the text per 1000 words</text:p>
          </table:table-cell>
          <table:table-cell office:value-type="string" calcext:value-type="string">
            <text:p>El n.º de palabras léxicas por cada 1000 palabras (1000 palabras x n.º palabras léxicas)/nº palabras en el texto</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nouns</text:p>
          </table:table-cell>
          <table:table-cell table:style-name="ce146" office:value-type="string" calcext:value-type="string">
            <text:p>num_noun</text:p>
          </table:table-cell>
          <table:table-cell office:value-type="string" calcext:value-type="string">
            <text:p>num_noun_incidence</text:p>
          </table:table-cell>
          <table:table-cell/>
          <table:table-cell office:value-type="string" calcext:value-type="string">
            <text:p>Si</text:p>
          </table:table-cell>
          <table:table-cell table:style-name="ce166" office:value-type="string" calcext:value-type="string">
            <text:p>$izen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nouns</text:p>
          </table:table-cell>
          <table:table-cell office:value-type="string" calcext:value-type="string">
            <text:p>Número total de nombres (si la categoria es NOUN)</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nouns (incidence per 1000 words)</text:p>
          </table:table-cell>
          <table:table-cell table:style-name="ce146" office:value-type="string" calcext:value-type="string">
            <text:p>num_noun_incidence</text:p>
          </table:table-cell>
          <table:table-cell/>
          <table:table-cell office:value-type="string" calcext:value-type="string">
            <text:p>WRDNOUN</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nouns in the text per 1000 words</text:p>
          </table:table-cell>
          <table:table-cell office:value-type="string" calcext:value-type="string">
            <text:p>1000* (Número total de nombres/Número total de palabras)</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adjectives</text:p>
          </table:table-cell>
          <table:table-cell table:style-name="ce146" office:value-type="string" calcext:value-type="string">
            <text:p>num_adj</text:p>
          </table:table-cell>
          <table:table-cell office:value-type="string" calcext:value-type="string">
            <text:p>num_adj_incidence</text:p>
          </table:table-cell>
          <table:table-cell/>
          <table:table-cell office:value-type="string" calcext:value-type="string">
            <text:p>Si</text:p>
          </table:table-cell>
          <table:table-cell table:style-name="ce166" office:value-type="string" calcext:value-type="string">
            <text:p>$adj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jectives</text:p>
          </table:table-cell>
          <table:table-cell office:value-type="string" calcext:value-type="string">
            <text:p>Si la categoria es ADJ</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adjectives (incidence per 1000 words)</text:p>
          </table:table-cell>
          <table:table-cell table:style-name="ce146" office:value-type="string" calcext:value-type="string">
            <text:p>num_adj_incidence</text:p>
          </table:table-cell>
          <table:table-cell/>
          <table:table-cell office:value-type="string" calcext:value-type="string">
            <text:p>WRDADJ</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jectives in the text per 1000 words</text:p>
          </table:table-cell>
          <table:table-cell office:value-type="string" calcext:value-type="string">
            <text:p>1000* (Número total de adjetivos/Número total de palabras)</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adverbs</text:p>
          </table:table-cell>
          <table:table-cell table:style-name="ce146" office:value-type="string" calcext:value-type="string">
            <text:p>num_adv</text:p>
          </table:table-cell>
          <table:table-cell office:value-type="string" calcext:value-type="string">
            <text:p>num_adv_incidence</text:p>
          </table:table-cell>
          <table:table-cell/>
          <table:table-cell office:value-type="string" calcext:value-type="string">
            <text:p>Si</text:p>
          </table:table-cell>
          <table:table-cell table:style-name="ce166" office:value-type="string" calcext:value-type="string">
            <text:p>$adb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verbs</text:p>
          </table:table-cell>
          <table:table-cell office:value-type="string" calcext:value-type="string">
            <text:p>Si la categoría es ADV</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adverbs (incidence per 1000 words)</text:p>
          </table:table-cell>
          <table:table-cell table:style-name="ce146" office:value-type="string" calcext:value-type="string">
            <text:p>num_adv_incidence</text:p>
          </table:table-cell>
          <table:table-cell/>
          <table:table-cell office:value-type="string" calcext:value-type="string">
            <text:p>WRDADV</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verbs in the text per 1000 words</text:p>
          </table:table-cell>
          <table:table-cell office:value-type="string" calcext:value-type="string">
            <text:p>1000* (Número total de adverbios/Número total de palabras)</text:p>
          </table:table-cell>
          <table:table-cell table:number-columns-repeated="1012"/>
        </table:table-row>
        <table:table-row table:style-name="ro10">
          <table:table-cell office:value-type="string" calcext:value-type="string">
            <text:p>Syntactic Features/ POS ratios (n-gram=1)</text:p>
          </table:table-cell>
          <table:table-cell office:value-type="string" calcext:value-type="string">
            <text:p>Number of verbs</text:p>
          </table:table-cell>
          <table:table-cell table:style-name="ce146" office:value-type="string" calcext:value-type="string">
            <text:p>num_verb</text:p>
          </table:table-cell>
          <table:table-cell office:value-type="string" calcext:value-type="string">
            <text:p>num_verb_incidence</text:p>
          </table:table-cell>
          <table:table-cell/>
          <table:table-cell office:value-type="string" calcext:value-type="string">
            <text:p>Si</text:p>
          </table:table-cell>
          <table:table-cell office:value-type="string" calcext:value-type="string">
            <text:p><text:s/>$aditz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text:p>
          </table:table-cell>
          <table:table-cell office:value-type="string" calcext:value-type="string">
            <text:p>-Si VERB entonces verbcount++</text:p>
            <text:p>-Si AUX y su padre NO es VERB entonces verbcount++</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verbs (incidence per 1000 words)</text:p>
          </table:table-cell>
          <table:table-cell table:style-name="ce146" office:value-type="string" calcext:value-type="string">
            <text:p>num_verb_incidence</text:p>
          </table:table-cell>
          <table:table-cell/>
          <table:table-cell office:value-type="string" calcext:value-type="string">
            <text:p>WRDVERB</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the text per 1000 words</text:p>
          </table:table-cell>
          <table:table-cell office:value-type="string" calcext:value-type="string">
            <text:p>1000* (Número total de verbos/Número total de palabras)</text:p>
          </table:table-cell>
          <table:table-cell table:number-columns-repeated="1012"/>
        </table:table-row>
        <table:table-row table:style-name="ro12">
          <table:table-cell table:style-name="ce143" office:value-type="string" calcext:value-type="string">
            <text:p>Syntactic Featur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6"/>
          <table:table-cell table:style-name="ce174"/>
          <table:table-cell table:style-name="ce142"/>
          <table:table-cell table:style-name="ce195"/>
          <table:table-cell table:style-name="ce207"/>
          <table:table-cell table:style-name="ce214"/>
          <table:table-cell table:number-columns-repeated="1011"/>
        </table:table-row>
        <table:table-row table:style-name="ro7">
          <table:table-cell table:style-name="ce146" office:value-type="string" calcext:value-type="string">
            <text:p>Syntactic Complexity</text:p>
          </table:table-cell>
          <table:table-cell table:style-name="ce146" office:value-type="string" calcext:value-type="string">
            <text:p>Left embeddedness (Mean of number of words before the main verb)</text:p>
          </table:table-cell>
          <table:table-cell table:style-name="ce146" office:value-type="string" calcext:value-type="string">
            <text:p>left_embeddedness</text:p>
          </table:table-cell>
          <table:table-cell table:style-name="ce146"/>
          <table:table-cell table:style-name="ce146" office:value-type="string" calcext:value-type="string">
            <text:p>SYNLE</text:p>
          </table:table-cell>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55" office:value-type="string" calcext:value-type="string">
            <text:p>The mean of the number of words before the main verb of the main clause in sentences</text:p>
          </table:table-cell>
          <table:table-cell table:style-name="ce146" office:value-type="string" calcext:value-type="string">
            <text:p>Second, it places a high number of words (i.e., 15) before the main verb (i.e., “stay”) of themain clause, thus taxing the reader’s working memory.Contar el número de palabras delante del verbo principal en las oraciones. En las coordinadas solo consideramos el primer verbo principal. Y el procedimiento general será el siguiente: buscamos el primer verbo que tiene como cabeza el root ( indice 0) y el indice de ese verbo -1 nos dirá el número de palabras precedentes al verbo.Comparar con Words before main verb: SYNLE (index 69) <text:s/>Cohmetrix ( This is the mean number of words before the main verb of the main clause in sentences. This is a good index of working memory load.)in the Social Science texts are more likely to have a greater left embeddedness ratio (number of words before the main verb), which is considered a measure of syntactic complexity since it implies a higher working memory load. We can find “Lisa’s favourite subject is ICT.” in the English texts and sentences with a higher left embeddedness such as “Some cities on the river valleys of Mesopotamia, Egypt, China and India grew thanks to trade in the Metal Age. In these cities, systems of social organization and communication emerged” in the other texts. Moreover, the use of subordinate clauses and punctuation marks is also higher in Social Science. <text:s/></text:p>
          </table:table-cell>
          <table:table-cell table:number-columns-repeated="1012"/>
        </table:table-row>
        <table:table-row table:style-name="ro2">
          <table:table-cell table:style-name="Default" office:value-type="string" calcext:value-type="string">
            <text:p>Syntactic Complexity</text:p>
          </table:table-cell>
          <table:table-cell table:style-name="ce146" office:value-type="string" calcext:value-type="string">
            <text:p>Number of decendents per noun phrase (mean)</text:p>
          </table:table-cell>
          <table:table-cell table:style-name="ce146" office:value-type="string" calcext:value-type="string">
            <text:p>num_decendents_noun_phrase</text:p>
          </table:table-cell>
          <table:table-cell table:style-name="ce161" table:number-columns-repeated="4"/>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table:style-name="ce155" office:value-type="string" calcext:value-type="string">
            <text:p>The mean of the number of decendents per noun phrase</text:p>
          </table:table-cell>
          <table:table-cell table:style-name="ce146" office:value-type="string" calcext:value-type="string">
            <text:p>Number of modifiers per noun phrase (mean) (SYNNP) is closely related tophrasal complexity and essentially estimates a write’s propensity to useelaborate nominal groups. (Biber, Gray &amp; Poonpon, 2011; Ortega 2003, 2015)The Minimal NP:Noun/Proper Noun/Pronoun detectamos estas categorias(NOUN,PROPN,PRON) para contar el número de decendientes (nº de hijos directos y descendientes)Modifier Dependents:nmod, nmod:poss, appos, amod, nummod, aclAn nmod is a nominal phrase modifying the head of another nominal phrase, with or without a special case marker. Treebanks may optionally use nmod:poss to distinguish non-adpositional possessives.Ejm:the office of the Chair (Chair -&gt;nmod -&gt;office); the Chair 's office(Chair's -&gt;nmod:poss -&gt;office)An appos is a nominal phrase that follows the head of another nominal phrase and stands in a co-reference or other equivalence relation to it.Ejm:Sam , the manager (manager-&gt;appos-&gt;Sam)An amod is an adjective modifying the head of a nominal phrase. Ejm: a little girl:a-&gt;det-&gt;girl; little-&gt;amod-&gt;girlA nummod is a numeral modifying the head of a nominal phrase. Ejm: Sam spent forty dollars; forty-&gt;nummod-&gt;dollarsAn acl is a clause modifying the head of a nominal phrase, with the relative clause acl:relcl as an important subtype.Ejm: The dog bakes a little girl who was born in Lekeitio (born -&gt;acl:relcl-&gt;girl)Function Word Dependents:Nominals may also contain the following typical function word dependents:Determiners attach to the head of the nominal with the det relation.Ex:"a little girl" a-&gt;det-&gt;girlAdpositions attach to the head of the nominal with the case relation.Ex:"the Chair's office" office-&gt; case-&gt; Chair's or "the office of the Chair" of-&gt; case-&gt; ChairClassifiers attach to a numeral or possessive with the clf relation.Ex:</text:p>
          </table:table-cell>
          <table:table-cell table:style-name="ce216" table:number-columns-repeated="1012"/>
        </table:table-row>
        <table:table-row table:style-name="ro34">
          <table:table-cell table:style-name="Default" office:value-type="string" calcext:value-type="string">
            <text:p>Syntactic Complexity</text:p>
          </table:table-cell>
          <table:table-cell table:style-name="ce146" office:value-type="string" calcext:value-type="string">
            <text:p>Number of modifiers per noun phrase (mean)</text:p>
          </table:table-cell>
          <table:table-cell table:style-name="ce146" office:value-type="string" calcext:value-type="string">
            <text:p>num_modifiers_noun_phrase</text:p>
          </table:table-cell>
          <table:table-cell table:style-name="ce150"/>
          <table:table-cell table:style-name="ce150" office:value-type="string" calcext:value-type="string">
            <text:p>SYNNP</text:p>
          </table:table-cell>
          <table:table-cell table:style-name="ce161" table:number-columns-repeated="2"/>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table:style-name="ce155" office:value-type="string" calcext:value-type="string">
            <text:p>The mean of the number of modifiers per noun phrase</text:p>
          </table:table-cell>
          <table:table-cell table:style-name="ce161" office:value-type="string" calcext:value-type="string">
            <text:p>Number of modifiers per noun phrase (mean) (SYNNP) is closely related to</text:p>
            <text:p>phrasal complexity and essentially estimates a write’s propensity to use</text:p>
            <text:p>elaborate nominal groups. (Biber, Gray &amp; Poonpon, 2011; Ortega 2003, 2015)</text:p>
            <text:p>The Minimal NP:Noun/Proper Noun/Pronoun detectamos estas categorias(NOUN,PROPN,PRON) para contar el número de modificadores</text:p>
            <text:p>Modifier Dependents:nmod, nmod:poss, appos, amod, nummod, acl</text:p>
            <text:p>An nmod is a nominal phrase modifying the head of another nominal phrase, with or without a special case marker. Treebanks may optionally use nmod:poss to distinguish non-adpositional possessives.</text:p>
            <text:p>Ejm:the office of the Chair (Chair -&gt;nmod -&gt;office); the Chair 's office(Chair's -&gt;nmod:poss -&gt;office)</text:p>
            <text:p>An appos is a nominal phrase that follows the head of another nominal phrase and stands in a co-reference or other equivalence relation to it.Ejm:Sam , the manager (manager-&gt;appos-&gt;Sam)</text:p>
            <text:p>An amod is an adjective modifying the head of a nominal phrase. Ejm: a little girl:a-&gt;det-&gt;girl; little-&gt;amod-&gt;girl</text:p>
            <text:p>A nummod is a numeral modifying the head of a nominal phrase. Ejm: Sam spent forty dollars; forty-&gt;nummod-&gt;dollars</text:p>
            <text:p>An acl is a clause modifying the head of a nominal phrase, with the relative clause acl:relcl as an important subtype.Ejm: The dog bakes a little girl who was born in Lekeitio (born -&gt;acl:relcl-&gt;girl)</text:p>
            <text:p>Function Word Dependents:Nominals may also contain the following typical function word dependents:</text:p>
            <text:p>Determiners attach to the head of the nominal with the det relation.Ex:"a little girl" a-&gt;det-&gt;girl</text:p>
            <text:p>Adpositions attach to the head of the nominal with the case relation.Ex:"the Chair's office" office-&gt; case-&gt; Chair's or "the office of the Chair" of-&gt; case-&gt; Chair</text:p>
            <text:p>Classifiers attach to a numeral or possessive with the clf relation.Ex:</text:p>
          </table:table-cell>
          <table:table-cell table:style-name="ce216" table:number-columns-repeated="1012"/>
        </table:table-row>
        <table:table-row table:style-name="ro35">
          <table:table-cell table:style-name="Default" office:value-type="string" calcext:value-type="string">
            <text:p>Syntactic Complexity</text:p>
          </table:table-cell>
          <table:table-cell table:style-name="ce146" office:value-type="string" calcext:value-type="string">
            <text:p>Mean of the number of levels of dependency tree(Depth)</text:p>
          </table:table-cell>
          <table:table-cell table:style-name="ce146" office:value-type="string" calcext:value-type="string">
            <text:p>mean_depth_per_sentence</text:p>
          </table:table-cell>
          <table:table-cell table:style-name="ce161" table:number-columns-repeated="4"/>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office:value-type="string" calcext:value-type="string">
            <text:p>The average of the number of levels of dependency tree per sentence</text:p>
          </table:table-cell>
          <table:table-cell table:style-name="ce161" office:value-type="string" calcext:value-type="string">
            <text:p>The depth of a tree is the maximum distance from the root to any</text:p>
            <text:p>of its leaves. It is measured counting the nodes that the mentioned maximum</text:p>
            <text:p>path needs to go through.</text:p>
          </table:table-cell>
          <table:table-cell table:style-name="ce216" office:value-type="string" calcext:value-type="string">
            <text:p>Ref:@article{madrazo2016towards,</text:p>
            <text:p>title={Towards Multipurpose Readability Assessment},</text:p>
            <text:p>author={Madrazo, Ion},</text:p>
            <text:p>year={2016}</text:p>
            <text:p>}</text:p>
            <text:p/>
          </table:table-cell>
          <table:table-cell table:style-name="ce216" table:number-columns-repeated="1011"/>
        </table:table-row>
        <table:table-row table:style-name="ro36">
          <table:table-cell table:style-name="ce146" office:value-type="string" calcext:value-type="string">
            <text:p>Syntactic Complexity</text:p>
          </table:table-cell>
          <table:table-cell office:value-type="string" calcext:value-type="string">
            <text:p>Number of subordinate clauses</text:p>
          </table:table-cell>
          <table:table-cell table:style-name="ce146" office:value-type="string" calcext:value-type="string">
            <text:p>num_subord</text:p>
          </table:table-cell>
          <table:table-cell office:value-type="string" calcext:value-type="string">
            <text:p>num_subord_incidence</text:p>
          </table:table-cell>
          <table:table-cell/>
          <table:table-cell office:value-type="string" calcext:value-type="string">
            <text:p>Si</text:p>
          </table:table-cell>
          <table:table-cell office:value-type="string" calcext:value-type="string">
            <text:p><text:s/>$mendekoPerpaus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subordinate clauses in the text</text:p>
          </table:table-cell>
          <table:table-cell office:value-type="string" calcext:value-type="string">
            <text:p>Subordinación: cada vez que aparece una relación *csubj *csubj:pass *ccomp *xcomp *advcl *acl y subtipos de acl como *acl:relcl.</text:p>
            <text:p>In text simplification: <text:span text:style-name="T20">Siddharthan, A. (2002). An architecture for a text simplification  system. In Language Engineering Conference, 2002. Proceedings (pp.  64-71). IEEE.Aluísio, S. M., Specia, L., Pardo, T. A., Maziero, E. G., &amp; Fortes, R.  P. (2008). Towards brazilian portuguese automatic text simplification  systems. In Proceedings of the eighth ACM symposium on Document  engineering (pp. 240-248). ACM.Saggion, H., Štajner, S., Bott, S., Mille, S., Rello, L., &amp;  Drndarevic, B. (2015). Making it simplext: Implementation and  evaluation of a text simplification system for spanish. ACM  Transactions on Accessible Computing (TACCESS), 6(4), 14.Aranzabe, M. J., De Ilarraza, A. D., &amp; Gonzalez-Dios, I. (2012). First  approach to automatic text simplification in basque. In Proceedings of  the Natural Language Processing for Improving Textual Accessibility  (NLP4ITA) workshop (LREC 2012) (pp. 1-8).</text:span></text:p>
            <text:p>In portuguese: Ref1: <text:span text:style-name="T20">Aluisio, S., Specia, L., Gasperin, C., &amp; Scarton, C. (2010, June).  Readability assessment for text simplification. In Proceedings of the  NAACL HLT 2010 Fifth Workshop on Innovative Use of NLP for Building  Educational Applications (pp. 1-9). Association for Computational  Linguistics.</text:span></text:p>
          </table:table-cell>
          <table:table-cell table:number-columns-repeated="1012"/>
        </table:table-row>
        <table:table-row table:style-name="ro10">
          <table:table-cell table:style-name="ce146" office:value-type="string" calcext:value-type="string">
            <text:p>Syntactic Complexity</text:p>
          </table:table-cell>
          <table:table-cell office:value-type="string" calcext:value-type="string">
            <text:p>Number of subordinate clauses  (incidence per 1000 words)</text:p>
          </table:table-cell>
          <table:table-cell table:style-name="ce146" office:value-type="string" calcext:value-type="string">
            <text:p>num_subord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subordinate clauses in the text per 1000 words</text:p>
          </table:table-cell>
          <table:table-cell table:number-columns-repeated="1013"/>
        </table:table-row>
        <table:table-row table:style-name="ro37">
          <table:table-cell table:style-name="ce146" office:value-type="string" calcext:value-type="string">
            <text:p>Syntactic Complexity</text:p>
          </table:table-cell>
          <table:table-cell office:value-type="string" calcext:value-type="string">
            <text:p>Number of relative subordinate clauses</text:p>
          </table:table-cell>
          <table:table-cell table:style-name="ce146" office:value-type="string" calcext:value-type="string">
            <text:p>num_rel_subord</text:p>
          </table:table-cell>
          <table:table-cell office:value-type="string" calcext:value-type="string">
            <text:p>num_rel_subord_incidence</text:p>
          </table:table-cell>
          <table:table-cell/>
          <table:table-cell office:value-type="string" calcext:value-type="string">
            <text:p>Si</text:p>
          </table:table-cell>
          <table:table-cell table:style-name="ce166" office:value-type="string" calcext:value-type="string">
            <text:p>$erltPerpaus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relative subordinate clauses in the text</text:p>
          </table:table-cell>
          <table:table-cell table:style-name="ce155" office:value-type="string" calcext:value-type="string">
            <text:p>Contar el número de relaciones del tipo acl:relcl.</text:p>
            <text:p>In text simplification:</text:p>
            <text:p><text:span text:style-name="T20">Dornescu, I., Evans, R., &amp; Orasan, C. (2014). Relative clause  extraction for syntactic simplification. In Proceedings of the  Workshop on Automatic Text Simplification-Methods and Applications in  the Multilingual Society (ATS-MA 2014) (pp. 1-10).</text:span></text:p>
          </table:table-cell>
          <table:table-cell table:number-columns-repeated="1012"/>
        </table:table-row>
        <table:table-row table:style-name="ro10">
          <table:table-cell table:style-name="ce146" office:value-type="string" calcext:value-type="string">
            <text:p>Syntactic Complexity</text:p>
          </table:table-cell>
          <table:table-cell office:value-type="string" calcext:value-type="string">
            <text:p>Number of relative subordinate clauses (incidence per 1000 words)</text:p>
          </table:table-cell>
          <table:table-cell table:style-name="ce146" office:value-type="string" calcext:value-type="string">
            <text:p>num_rel_subord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relative subordinate clauses in the text per 1000 words</text:p>
          </table:table-cell>
          <table:table-cell table:number-columns-repeated="1013"/>
        </table:table-row>
        <table:table-row table:style-name="ro37">
          <table:table-cell table:style-name="ce146" office:value-type="string" calcext:value-type="string">
            <text:p>Syntactic Complexity</text:p>
          </table:table-cell>
          <table:table-cell office:value-type="string" calcext:value-type="string">
            <text:p>Mean of punctuation marks per sentence</text:p>
          </table:table-cell>
          <table:table-cell table:style-name="ce146" office:value-type="string" calcext:value-type="string">
            <text:p>num_punct_marks_per_sent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average of punctuation marks per sentence</text:p>
          </table:table-cell>
          <table:table-cell office:value-type="string" calcext:value-type="string">
            <text:p>Esta medida fue también propuesta por Saggion et al.(2015). En la complejidad de un texto, el número promedio de signos de puntuación se utiliza como uno de los indicadores de complejidad del mismo.Another reference:</text:p>
            <text:p><text:span text:style-name="T20">Mitkov, R., &amp; Štajner, S. (2014). The fewer, the better? A contrastive  study about ways to simplify. In Proceedings of the Workshop on  Automatic Text Simplification-Methods and Applications in the  Multilingual Society (ATS-MA 2014) (pp. 30-40).</text:span></text:p>
          </table:table-cell>
          <table:table-cell table:number-columns-repeated="1012"/>
        </table:table-row>
        <table:table-row table:style-name="ro10">
          <table:table-cell table:style-name="ce146" office:value-type="string" calcext:value-type="string">
            <text:p>Syntactic Complexity</text:p>
          </table:table-cell>
          <table:table-cell office:value-type="string" calcext:value-type="string">
            <text:p>Number of propositions</text:p>
          </table:table-cell>
          <table:table-cell table:style-name="ce146" office:value-type="string" calcext:value-type="string">
            <text:p>num_total_prop</text:p>
          </table:table-cell>
          <table:table-cell office:value-type="string" calcext:value-type="string">
            <text:p>mean_propositions_per_sentence</text:p>
          </table:table-cell>
          <table:table-cell/>
          <table:table-cell office:value-type="string" calcext:value-type="string">
            <text:p>Si</text:p>
          </table:table-cell>
          <table:table-cell table:style-name="ce166" office:value-type="string" calcext:value-type="string">
            <text:p>$perpaus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55" office:value-type="string" calcext:value-type="string">
            <text:p>Number of propositions</text:p>
          </table:table-cell>
          <table:table-cell table:style-name="ce155" office:value-type="string" calcext:value-type="string">
            <text:p>Cada comienzo de oración se contabiliza como proposición y en caso de encontrar una relación de coordinación ‘conj’ o subordinada <text:s/>'csubj' , 'csubj:pass', <text:s/>'ccomp', <text:s/>'xcomp' , <text:s/>'advcl', <text:s/>'acl' o 'acl:relcl' se añade otra proposición</text:p>
          </table:table-cell>
          <table:table-cell table:number-columns-repeated="1012"/>
        </table:table-row>
        <table:table-row table:style-name="ro2">
          <table:table-cell table:style-name="ce146" office:value-type="string" calcext:value-type="string">
            <text:p>Syntactic Complexity</text:p>
          </table:table-cell>
          <table:table-cell table:style-name="ce146" office:value-type="string" calcext:value-type="string">
            <text:p>Mean of the number of propositions per sentence</text:p>
          </table:table-cell>
          <table:table-cell table:style-name="ce146" office:value-type="string" calcext:value-type="string">
            <text:p>mean_propositions_per_sentence</text:p>
          </table:table-cell>
          <table:table-cell table:style-name="ce146" table:number-columns-repeated="2"/>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55" office:value-type="string" calcext:value-type="string">
            <text:p>The average of the number of propositions per sentence </text:p>
          </table:table-cell>
          <table:table-cell table:style-name="ce146" office:value-type="string" calcext:value-type="string">
            <text:p>Cp = (num_total_prop / num_oraciones)*10. El índice diseñado por Simón (SIMON, 1973) o Índice de complejidad numérica (CP1) El índice pone en relación el número de proposiciones y el número de oraciones. Matemáticamente viene expresado por un cociente cuyo numerador es el número de proposiciones del texto y denominador el número de oraciones. Para evitar números muy pequeños el cociente se multiplica por 10. El valor teórico del índice oscila entre un mínimo de 10 y no tiene límite máximo, aunque en la práctica más allá del índice 50 resulta difícil mantener la claridad y la coherencia en la expresión. El índice se obtiene en cada texto y luego se halla una media de grupo.</text:p>
          </table:table-cell>
          <table:table-cell table:number-columns-repeated="1012"/>
        </table:table-row>
        <table:table-row table:style-name="ro2">
          <table:table-cell table:style-name="ce149" office:value-type="string" calcext:value-type="string">
            <text:p>Syntactic Complexity</text:p>
          </table:table-cell>
          <table:table-cell table:style-name="ce150" office:value-type="string" calcext:value-type="string">
            <text:p>Mean of the number of VPs per sentence</text:p>
          </table:table-cell>
          <table:table-cell table:style-name="ce150" office:value-type="string" calcext:value-type="string">
            <text:p>mean_vp_per_sentence</text:p>
          </table:table-cell>
          <table:table-cell table:style-name="ce149" table:number-columns-repeated="4"/>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average of the number of VPs per sentence </text:p>
          </table:table-cell>
          <table:table-cell table:style-name="ce149"/>
          <table:table-cell table:style-name="ce206" table:number-columns-repeated="1012"/>
        </table:table-row>
        <table:table-row table:style-name="ro2">
          <table:table-cell table:style-name="ce149" office:value-type="string" calcext:value-type="string">
            <text:p>Syntactic Complexity</text:p>
          </table:table-cell>
          <table:table-cell table:style-name="ce150" office:value-type="string" calcext:value-type="string">
            <text:p>Mean of the number of NPs per sentence</text:p>
          </table:table-cell>
          <table:table-cell table:style-name="ce150" office:value-type="string" calcext:value-type="string">
            <text:p>mean_np_per_sentence</text:p>
          </table:table-cell>
          <table:table-cell table:style-name="ce149" table:number-columns-repeated="4"/>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average of the number of NPs per sentence </text:p>
          </table:table-cell>
          <table:table-cell table:style-name="ce149"/>
          <table:table-cell table:style-name="ce206" table:number-columns-repeated="1012"/>
        </table:table-row>
        <table:table-row table:style-name="ro2">
          <table:table-cell table:style-name="ce150" office:value-type="string" calcext:value-type="string">
            <text:p>Syntactic Pattern Density</text:p>
          </table:table-cell>
          <table:table-cell table:style-name="ce150" office:value-type="string" calcext:value-type="string">
            <text:p>Noun phrase density, incidence</text:p>
          </table:table-cell>
          <table:table-cell table:style-name="ce150" office:value-type="string" calcext:value-type="string">
            <text:p>noun_phrase_density_incidence</text:p>
          </table:table-cell>
          <table:table-cell table:style-name="ce150" office:value-type="string" calcext:value-type="string">
            <text:p>mean_np_per_sentence</text:p>
          </table:table-cell>
          <table:table-cell table:style-name="ce150" office:value-type="string" calcext:value-type="string">
            <text:p>DRNP</text:p>
          </table:table-cell>
          <table:table-cell table:style-name="ce150" table:number-columns-repeated="2"/>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number of noun phrases in the text per 1000 words</text:p>
          </table:table-cell>
          <table:table-cell table:style-name="ce150" office:value-type="string" calcext:value-type="string">
            <text:p>Expected to affect processing difficulty of the text, particularly with respect to other features in a text.For example, if a text has a higher noun and verb phrase incidence, it is more likely to be informationally dense with complex syntaxCount the number of words whose POS is NOUN or PROPN or PRON per 1000 words(pero no sumar si el nombre tiene una relación de compund, flat, fixedThere are 3 three relations for multiword expressions (MWEs):(https://universaldependencies.org/u/dep/)-The compound relation It is used for any kind of compounding: noun compounds (e.g., phone book, apple pie)-The flat relation: It is used for exocentric (headless) semi-fixed MWEs like names (Hillary Rodham Clinton) and dates (24 December).-The fixed relation: It is used for certain fixed grammaticized expressions that behave like function words or short adverbials. Ex: Sag et al.</text:p>
          </table:table-cell>
          <table:table-cell table:style-name="ce165" table:number-columns-repeated="1012"/>
        </table:table-row>
        <table:table-row table:style-name="ro9">
          <table:table-cell table:style-name="ce150" office:value-type="string" calcext:value-type="string">
            <text:p>Syntactic Pattern Density</text:p>
          </table:table-cell>
          <table:table-cell table:style-name="ce150" office:value-type="string" calcext:value-type="string">
            <text:p>Verb phrase density, incidence </text:p>
          </table:table-cell>
          <table:table-cell table:style-name="ce150" office:value-type="string" calcext:value-type="string">
            <text:p>verb_phrase_density_incidence</text:p>
          </table:table-cell>
          <table:table-cell table:style-name="ce150" office:value-type="string" calcext:value-type="string">
            <text:p>mean_vp_per_sentence</text:p>
          </table:table-cell>
          <table:table-cell table:style-name="ce150" office:value-type="string" calcext:value-type="string">
            <text:p>DRVP</text:p>
          </table:table-cell>
          <table:table-cell table:style-name="ce150" table:number-columns-repeated="2"/>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number of verb phrases in the text per 1000 words</text:p>
          </table:table-cell>
          <table:table-cell table:style-name="ce204" office:value-type="string" calcext:value-type="string">
            <text:p>Expected to affect processing difficulty of the text, particularly with respect to other features in a text. For example, if a text has a higher noun and verb phrase incidence, it is more likely to be informationally dense with complex syntax</text:p>
            <text:p>-Si VERB entonces verbcount++</text:p>
            <text:p>-Si AUX y su padre NO es VERB entonces verbcount++</text:p>
          </table:table-cell>
          <table:table-cell table:style-name="ce165" table:number-columns-repeated="1012"/>
        </table:table-row>
        <table:table-row table:style-name="ro2">
          <table:table-cell table:style-name="ce150" office:value-type="string" calcext:value-type="string">
            <text:p>Syntactic Pattern Density</text:p>
          </table:table-cell>
          <table:table-cell table:style-name="ce150" office:value-type="string" calcext:value-type="string">
            <text:p>Number of passive voice verbs</text:p>
          </table:table-cell>
          <table:table-cell table:style-name="ce150" office:value-type="string" calcext:value-type="string">
            <text:p>num_pass</text:p>
          </table:table-cell>
          <table:table-cell table:style-name="ce162" office:value-type="string" calcext:value-type="string">
            <text:p>num_pass_mean</text:p>
          </table:table-cell>
          <table:table-cell table:style-name="ce165"/>
          <table:table-cell table:style-name="ce165" office:value-type="string" calcext:value-type="string">
            <text:p>no</text:p>
          </table:table-cell>
          <table:table-cell table:style-name="ce165"/>
          <table:table-cell table:style-name="ce165" office:value-type="string" calcext:value-type="string">
            <text:p>EN</text:p>
          </table:table-cell>
          <table:table-cell table:style-name="ce175" office:value-type="string" calcext:value-type="string">
            <text:p>VALIDADO</text:p>
          </table:table-cell>
          <table:table-cell table:style-name="ce192"/>
          <table:table-cell table:style-name="ce204" office:value-type="string" calcext:value-type="string">
            <text:p>The number of verbs in passive voice in the text</text:p>
          </table:table-cell>
          <table:table-cell table:style-name="ce204" office:value-type="string" calcext:value-type="string">
            <text:p><text:span text:style-name="T1">n.º de verbos con la caracteristica “Voice=Pass</text:span>” / nº de palabras totales</text:p>
          </table:table-cell>
          <table:table-cell table:style-name="ce165" table:number-columns-repeated="1012"/>
        </table:table-row>
        <table:table-row table:style-name="ro2">
          <table:table-cell table:style-name="ce150" office:value-type="string" calcext:value-type="string">
            <text:p>Syntactic Pattern Density</text:p>
          </table:table-cell>
          <table:table-cell table:style-name="ce150" office:value-type="string" calcext:value-type="string">
            <text:p>Number of passive voice verbs (incidence per 1000 words)</text:p>
          </table:table-cell>
          <table:table-cell table:style-name="ce150" office:value-type="string" calcext:value-type="string">
            <text:p>num_pass_incidence</text:p>
          </table:table-cell>
          <table:table-cell table:style-name="ce162" office:value-type="string" calcext:value-type="string">
            <text:p>num_pass_mean</text:p>
          </table:table-cell>
          <table:table-cell table:style-name="ce165"/>
          <table:table-cell table:style-name="ce165" office:value-type="string" calcext:value-type="string">
            <text:p>no</text:p>
          </table:table-cell>
          <table:table-cell table:style-name="ce165"/>
          <table:table-cell table:style-name="ce165" office:value-type="string" calcext:value-type="string">
            <text:p>EN</text:p>
          </table:table-cell>
          <table:table-cell table:style-name="ce175" office:value-type="string" calcext:value-type="string">
            <text:p>VALIDADO</text:p>
          </table:table-cell>
          <table:table-cell table:style-name="ce192"/>
          <table:table-cell table:style-name="ce204" office:value-type="string" calcext:value-type="string">
            <text:p>The number of verbs in passive voice per 1000 words</text:p>
          </table:table-cell>
          <table:table-cell table:style-name="ce204" office:value-type="string" calcext:value-type="string">
            <text:p>n.º de verbos con la caracteristica “Voice=Pass” / nº de palabras totales</text:p>
          </table:table-cell>
          <table:table-cell table:style-name="ce165" table:number-columns-repeated="1012"/>
        </table:table-row>
        <table:table-row table:style-name="ro1">
          <table:table-cell office:value-type="string" calcext:value-type="string">
            <text:p>Morphological features/Verb Voice</text:p>
          </table:table-cell>
          <table:table-cell table:style-name="ce146" office:value-type="string" calcext:value-type="string">
            <text:p>Mean of passive voice verbs</text:p>
          </table:table-cell>
          <table:table-cell table:style-name="ce146" office:value-type="string" calcext:value-type="string">
            <text:p>num_pass_mean</text:p>
          </table:table-cell>
          <table:table-cell table:number-columns-repeated="2"/>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table:style-name="ce146" office:value-type="string" calcext:value-type="string">
            <text:p>Mean of passive voice verbs</text:p>
          </table:table-cell>
          <table:table-cell table:style-name="ce146" office:value-type="string" calcext:value-type="string">
            <text:p>frequency of passive voice, which is more difficult to process than active voice (Just &amp; Carpenter, 1987);n.º de verbos con la caracteristica “Voice=Pass” / nº de palabras totales</text:p>
          </table:table-cell>
          <table:table-cell office:value-type="string" calcext:value-type="string">
            <text:p>Values: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1"/>
        </table:table-row>
        <table:table-row table:style-name="ro38">
          <table:table-cell office:value-type="string" calcext:value-type="string">
            <text:p>Morphological features/Verb Voice</text:p>
          </table:table-cell>
          <table:table-cell table:style-name="ce146" office:value-type="string" calcext:value-type="string">
            <text:p>Number of agentless passive voice verbs</text:p>
          </table:table-cell>
          <table:table-cell table:style-name="ce146" office:value-type="string" calcext:value-type="string">
            <text:p>num_agentless</text:p>
          </table:table-cell>
          <table:table-cell table:style-name="ce150" office:value-type="string" calcext:value-type="string">
            <text:p>agentless_passive_density_incidence</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agentless passive voice verbs in the text</text:p>
          </table:table-cell>
          <table:table-cell office:value-type="string" calcext:value-type="string">
            <text:p><text:span text:style-name="T1">active rather than passive voice (Tannen, 1982)</text:span></text:p>
            <text:p><text:span text:style-name="T1">include frequency of passive voice, which is more difficult to process</text:span></text:p>
            <text:p><text:span text:style-name="T1">than active voice (Snow, 2002)</text:span></text:p>
            <text:p><text:span text:style-name="T1">n.º de verbos con la caracteristica Voice =Pass y que no tiene “by”</text:span> / nº de palabras totales</text:p>
          </table:table-cell>
          <table:table-cell office:value-type="string" calcext:value-type="string">
            <text:p>Values: 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1"/>
        </table:table-row>
        <table:table-row table:style-name="ro39">
          <table:table-cell table:style-name="ce150" office:value-type="string" calcext:value-type="string">
            <text:p>Syntactic Pattern Density</text:p>
          </table:table-cell>
          <table:table-cell table:style-name="ce150" office:value-type="string" calcext:value-type="string">
            <text:p>Agentless passive voice density, incidence</text:p>
          </table:table-cell>
          <table:table-cell table:style-name="ce150" office:value-type="string" calcext:value-type="string">
            <text:p>agentless_passive_density_incidence</text:p>
          </table:table-cell>
          <table:table-cell table:style-name="ce150"/>
          <table:table-cell table:style-name="ce150" office:value-type="string" calcext:value-type="string">
            <text:p>DRPVAL</text:p>
          </table:table-cell>
          <table:table-cell table:style-name="ce150" table:number-columns-repeated="2"/>
          <table:table-cell table:style-name="ce150" office:value-type="string" calcext:value-type="string">
            <text:p>EN</text:p>
          </table:table-cell>
          <table:table-cell table:style-name="ce175" office:value-type="string" calcext:value-type="string">
            <text:p>VALIDADO</text:p>
          </table:table-cell>
          <table:table-cell table:style-name="ce192"/>
          <table:table-cell table:style-name="ce205" office:value-type="string" calcext:value-type="string">
            <text:p>The number of verbs in passive voice per 1000 words</text:p>
          </table:table-cell>
          <table:table-cell table:style-name="ce150" office:value-type="string" calcext:value-type="string">
            <text:p><text:span text:style-name="T1">Relative frequency of sentences with passive voice (Just &amp; Carpenter, 1987)</text:span></text:p>
            <text:p><text:span text:style-name="T1">n.º de verbos con la caracteristica “Voice=Pass</text:span>”</text:p>
          </table:table-cell>
          <table:table-cell table:style-name="ce165" table:number-columns-repeated="1012"/>
        </table:table-row>
        <table:table-row table:style-name="ro1">
          <table:table-cell table:style-name="ce151"/>
          <table:table-cell table:style-name="ce146" office:value-type="string" calcext:value-type="string">
            <text:p>Number of negative words</text:p>
          </table:table-cell>
          <table:table-cell table:style-name="ce159" office:value-type="string" calcext:value-type="string">
            <text:p>num_neg</text:p>
          </table:table-cell>
          <table:table-cell table:style-name="ce145" office:value-type="string" calcext:value-type="string">
            <text:p>negation_density_incidence</text:p>
          </table:table-cell>
          <table:table-cell table:style-name="ce145"/>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171" office:value-type="string" calcext:value-type="string">
            <text:p>VALIDADO</text:p>
          </table:table-cell>
          <table:table-cell table:style-name="ce190"/>
          <table:table-cell table:style-name="ce145" office:value-type="string" calcext:value-type="string">
            <text:p>The number of words with lemma "not"</text:p>
          </table:table-cell>
          <table:table-cell table:style-name="ce159"/>
          <table:table-cell table:style-name="ce145" table:number-columns-repeated="1012"/>
        </table:table-row>
        <table:table-row table:style-name="ro8">
          <table:table-cell table:style-name="ce150" office:value-type="string" calcext:value-type="string">
            <text:p>Syntactic Pattern Density</text:p>
          </table:table-cell>
          <table:table-cell table:style-name="ce150" office:value-type="string" calcext:value-type="string">
            <text:p>Negation density, incidence</text:p>
          </table:table-cell>
          <table:table-cell table:style-name="ce150" office:value-type="string" calcext:value-type="string">
            <text:p>negation_density_incidence</text:p>
          </table:table-cell>
          <table:table-cell table:style-name="ce163"/>
          <table:table-cell table:style-name="ce163" office:value-type="string" calcext:value-type="string">
            <text:p>DRNEG</text:p>
          </table:table-cell>
          <table:table-cell table:style-name="ce150" table:number-columns-repeated="2"/>
          <table:table-cell table:style-name="ce150" office:value-type="string" calcext:value-type="string">
            <text:p>EN</text:p>
          </table:table-cell>
          <table:table-cell table:style-name="ce175" office:value-type="string" calcext:value-type="string">
            <text:p>VALIDADO</text:p>
          </table:table-cell>
          <table:table-cell table:style-name="ce192"/>
          <table:table-cell table:style-name="ce206" office:value-type="string" calcext:value-type="string">
            <text:p>The number of words with lemma "not" per 1000 words</text:p>
          </table:table-cell>
          <table:table-cell table:style-name="ce150" office:value-type="string" calcext:value-type="string">
            <text:p>The incidence of negation which is also associated with processing difficulty (Clark &amp; Clark, 1997;Just &amp; Carpenter, 1971)</text:p>
            <text:p><text:span text:style-name="T21">Total de verbos en negativo:NOT o  n't .Se calcula sumando las palabras con lema == 'not':</text:span></text:p>
            <text:p><text:span text:style-name="T21">Values: frequency of negations may threaten textual cohesion in ways that make comprehension more difficult.</text:span></text:p>
          </table:table-cell>
          <table:table-cell table:style-name="ce165" table:number-columns-repeated="1012"/>
        </table:table-row>
        <table:table-row table:style-name="ro2">
          <table:table-cell table:style-name="ce146" office:value-type="string" calcext:value-type="string">
            <text:p>Morphological features</text:p>
          </table:table-cell>
          <table:table-cell table:style-name="ce146" office:value-type="string" calcext:value-type="string">
            <text:p>Number of verbs in gerund form</text:p>
          </table:table-cell>
          <table:table-cell table:style-name="ce146" office:value-type="string" calcext:value-type="string">
            <text:p>num_ger</text:p>
          </table:table-cell>
          <table:table-cell office:value-type="string" calcext:value-type="string">
            <text:p>gerund_density_incidence</text:p>
          </table:table-cell>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gerund form in the text</text:p>
          </table:table-cell>
          <table:table-cell table:style-name="ce155" office:value-type="string" calcext:value-type="string">
            <text:p>VerbForm=Ger</text:p>
          </table:table-cell>
          <table:table-cell table:number-columns-repeated="1012"/>
        </table:table-row>
        <table:table-row table:style-name="ro7">
          <table:table-cell table:style-name="ce146" office:value-type="string" calcext:value-type="string">
            <text:p>Syntactic Pattern Density</text:p>
          </table:table-cell>
          <table:table-cell table:style-name="ce146" office:value-type="string" calcext:value-type="string">
            <text:p>Gerund density, incidence </text:p>
          </table:table-cell>
          <table:table-cell table:style-name="ce146" office:value-type="string" calcext:value-type="string">
            <text:p>gerund_density_incidence</text:p>
          </table:table-cell>
          <table:table-cell table:style-name="ce146"/>
          <table:table-cell table:style-name="ce146" office:value-type="string" calcext:value-type="string">
            <text:p>DRGERUND</text:p>
          </table:table-cell>
          <table:table-cell table:style-name="ce146" table:number-columns-repeated="2"/>
          <table:table-cell office:value-type="string" calcext:value-type="string">
            <text:p>EN,EU,ES</text:p>
          </table:table-cell>
          <table:table-cell table:style-name="ce176" office:value-type="string" calcext:value-type="string">
            <text:p>VALIDADO</text:p>
          </table:table-cell>
          <table:table-cell office:value-type="string" calcext:value-type="string">
            <text:p>Eder</text:p>
          </table:table-cell>
          <table:table-cell office:value-type="string" calcext:value-type="string">
            <text:p>The number of verbs in gerund form per 1000 words</text:p>
          </table:table-cell>
          <table:table-cell table:style-name="ce155" office:value-type="string" calcext:value-type="string">
            <text:p>VerbForm=Ger. The relative frequency of the use of the gerund and infitive are prevalent in situation models with a high density of intentional content.</text:p>
          </table:table-cell>
          <table:table-cell table:number-columns-repeated="1012"/>
        </table:table-row>
        <table:table-row table:style-name="ro2">
          <table:table-cell table:style-name="ce146" office:value-type="string" calcext:value-type="string">
            <text:p>Morphological features</text:p>
          </table:table-cell>
          <table:table-cell table:style-name="ce146" office:value-type="string" calcext:value-type="string">
            <text:p>Number of verbs in infinitive form</text:p>
          </table:table-cell>
          <table:table-cell table:style-name="ce146" office:value-type="string" calcext:value-type="string">
            <text:p>num_inf</text:p>
          </table:table-cell>
          <table:table-cell office:value-type="string" calcext:value-type="string">
            <text:p>infinitive_density_incidence</text:p>
          </table:table-cell>
          <table:table-cell/>
          <table:table-cell office:value-type="string" calcext:value-type="string">
            <text:p>Modificado</text:p>
          </table:table-cell>
          <table:table-cell table:style-name="ce166" office:value-type="string" calcext:value-type="string">
            <text:p><text:s/>"\t Perpaus osagarrien kopurua: $konplPerpausKopuru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infinitive form in the text</text:p>
          </table:table-cell>
          <table:table-cell table:style-name="ce146" office:value-type="string" calcext:value-type="string">
            <text:p><text:span text:style-name="T1">n.º de verbos con la caracteristica “VerbForm=Inf</text:span>” con “to” delante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1"/>
        </table:table-row>
        <table:table-row table:style-name="ro7">
          <table:table-cell table:style-name="ce146" office:value-type="string" calcext:value-type="string">
            <text:p>Syntactic Pattern Density</text:p>
          </table:table-cell>
          <table:table-cell table:style-name="ce146" office:value-type="string" calcext:value-type="string">
            <text:p>Infinitive density, incidence</text:p>
          </table:table-cell>
          <table:table-cell table:style-name="ce146" office:value-type="string" calcext:value-type="string">
            <text:p>infinitive_density_incidence</text:p>
          </table:table-cell>
          <table:table-cell table:style-name="ce146"/>
          <table:table-cell table:style-name="ce146" office:value-type="string" calcext:value-type="string">
            <text:p>DRINF</text:p>
          </table:table-cell>
          <table:table-cell table:style-name="ce146" table:number-columns-repeated="2"/>
          <table:table-cell office:value-type="string" calcext:value-type="string">
            <text:p>EN,EU,ES</text:p>
          </table:table-cell>
          <table:table-cell table:style-name="ce177" office:value-type="string" calcext:value-type="string">
            <text:p>VALIDADO</text:p>
          </table:table-cell>
          <table:table-cell office:value-type="string" calcext:value-type="string">
            <text:p>Eder</text:p>
          </table:table-cell>
          <table:table-cell table:style-name="ce198" office:value-type="string" calcext:value-type="string">
            <text:p>The number of verbs in infinitive form per 1000 words</text:p>
          </table:table-cell>
          <table:table-cell table:style-name="ce155" office:value-type="string" calcext:value-type="string">
            <text:p>The relative frequency of the use of the gerund and infitive are prevalent in situation models with a high density of intentional content. <text:span text:style-name="T1">n.º de verbos con la caracteristica “VerbForm=Inf</text:span>” con “to” delante.</text:p>
          </table:table-cell>
          <table:table-cell table:number-columns-repeated="1012"/>
        </table:table-row>
        <table:table-row table:style-name="ro24">
          <table:table-cell table:style-name="ce144" table:number-columns-repeated="8"/>
          <table:table-cell table:style-name="ce178"/>
          <table:table-cell table:style-name="ce189"/>
          <table:table-cell table:style-name="ce202"/>
          <table:table-cell table:style-name="ce196"/>
          <table:table-cell table:style-name="ce144" table:number-columns-repeated="1012"/>
        </table:table-row>
        <table:table-row table:style-name="ro7">
          <table:table-cell table:style-name="ce146" office:value-type="string" calcext:value-type="string">
            <text:p>semantics. Readability</text:p>
          </table:table-cell>
          <table:table-cell table:style-name="ce146" office:value-type="string" calcext:value-type="string">
            <text:p>Mean values of polysemy in the WordNet lexicon</text:p>
          </table:table-cell>
          <table:table-cell table:style-name="ce146" office:value-type="string" calcext:value-type="string">
            <text:p>polysemic_index</text:p>
          </table:table-cell>
          <table:table-cell table:style-name="ce160"/>
          <table:table-cell table:style-name="ce160" office:value-type="string" calcext:value-type="string">
            <text:p>WRDPOLc</text:p>
          </table:table-cell>
          <table:table-cell table:style-name="ce146" office:value-type="string" calcext:value-type="string">
            <text:p>no</text:p>
          </table:table-cell>
          <table:table-cell table:style-name="ce146" table:number-columns-repeated="2"/>
          <table:table-cell table:style-name="ce183" office:value-type="string" calcext:value-type="string">
            <text:p>TERMINADO</text:p>
          </table:table-cell>
          <table:table-cell office:value-type="string" calcext:value-type="string">
            <text:p>Ibon</text:p>
          </table:table-cell>
          <table:table-cell table:style-name="ce155" office:value-type="string" calcext:value-type="string">
            <text:p>The average of the values of polysemy for the words in the text that have entries in the WordNet lexicon </text:p>
          </table:table-cell>
          <table:table-cell table:style-name="ce146" office:value-type="string" calcext:value-type="string">
            <text:p>Mean values of polysemy of lexicon words that have entries in the WordNet lexicon.Mean values of polysemy are computed for the words in the text that have entries in the WordNet lexicon divided by all the computed words. Polysemy is measured as the number of senses of a word in WordNet (Fellbaum, 1998; Miller, Beckwith, Fellbaum,Gross, &amp; Miller, 1990).Word polysemy is indicative of the degree of ambiguous language utilized in a text.A word with more senses will generally be more ambiguous and slow to process,particularly for less skilled (Gernsbacher &amp; Faust, 1991) andless knowledgeable(McNamara &amp; McDaniel, 2004) readers.</text:p>
            <text:p>https://stackoverflow.com/questions/46537372/compute-the-average-polysemy-of-nouns-verbs-adjectives-and-adverbs-according-t</text:p>
          </table:table-cell>
          <table:table-cell table:number-columns-repeated="1012"/>
        </table:table-row>
        <table:table-row table:style-name="ro7">
          <table:table-cell table:style-name="ce146"/>
          <table:table-cell table:style-name="ce146" office:value-type="string" calcext:value-type="string">
            <text:p>Mean hypernym values of verbs in the WordNet lexicon</text:p>
          </table:table-cell>
          <table:table-cell table:style-name="ce146" office:value-type="string" calcext:value-type="string">
            <text:p>hypernymy_verbs_index</text:p>
          </table:table-cell>
          <table:table-cell table:style-name="ce160"/>
          <table:table-cell table:style-name="ce160" office:value-type="string" calcext:value-type="string">
            <text:p>WRDHYPv </text:p>
          </table:table-cell>
          <table:table-cell table:style-name="ce146" table:number-columns-repeated="3"/>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The average of the hypernym values of verbs in the text that have entries in the WordNet lexicon</text:p>
          </table:table-cell>
          <table:table-cell table:style-name="ce146" office:value-type="string" calcext:value-type="string">
            <text:p>Mean hypernym values of verbs that have entries in the WordNet lexicon.Mean hypernym values of verbs are computed for the verbs in the text that have entries in the WordNet lexicon. The hypernym count is defined as the number of levels in a conceptual taxonomic hierarchy that is above (i.e., superordinate to) a word. For example, chair(in the sense of seat) has seven hypernym levels: seat → furniture → furnishings →in-strumentality → artifact → object → entity. With verbs: Fly -&gt; Travel</text:p>
          </table:table-cell>
          <table:table-cell table:style-name="ce146" table:number-columns-repeated="2"/>
          <table:table-cell table:number-columns-repeated="1010"/>
        </table:table-row>
        <table:table-row table:style-name="ro8">
          <table:table-cell table:style-name="ce146"/>
          <table:table-cell table:style-name="ce146" office:value-type="string" calcext:value-type="string">
            <text:p>Mean hypernym values of nouns in the WordNet lexicon</text:p>
          </table:table-cell>
          <table:table-cell table:style-name="ce146" office:value-type="string" calcext:value-type="string">
            <text:p>hypernymy_nouns_index</text:p>
          </table:table-cell>
          <table:table-cell table:style-name="ce160"/>
          <table:table-cell table:style-name="ce160" office:value-type="string" calcext:value-type="string">
            <text:p>WRDHYPn</text:p>
          </table:table-cell>
          <table:table-cell table:style-name="ce146" table:number-columns-repeated="3"/>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The average of the hypernym values of nouns in the text that have entries in the WordNet lexicon</text:p>
          </table:table-cell>
          <table:table-cell table:style-name="ce146" office:value-type="string" calcext:value-type="string">
            <text:p>Words having many hypernym levels tend to be more concrete, whereas those with few</text:p>
            <text:p>hypernym levels tend to be more abstract.</text:p>
            <text:p>Hypernym o nivel abstración de la palabra se puede medir por el número de niveles dentro de la jerarquia por encima de la palabra en WordNet. Por ejemplo: seat → furniture → furnishings → instrumentally → artifact → object → entity, decimos que “seat” tiene 7 niveles de hypernym. Cuanto menos más abstracta, y cuanto más abstracta más difícil de procesar. La media de los valores de Hypernym de las palabras léxicas.Indice nivel de abstracción del texto: (sumatorio(nivel abstracción de los nombres distintos del texto en wordNet) / total de palabras) * 1000</text:p>
          </table:table-cell>
          <table:table-cell table:number-columns-repeated="1012"/>
        </table:table-row>
        <table:table-row table:style-name="ro7">
          <table:table-cell/>
          <table:table-cell table:style-name="ce146" office:value-type="string" calcext:value-type="string">
            <text:p>Mean hypernym values of nouns and verbs in the WordNet lexicon</text:p>
          </table:table-cell>
          <table:table-cell table:style-name="ce146" office:value-type="string" calcext:value-type="string">
            <text:p>hypernymy_index</text:p>
          </table:table-cell>
          <table:table-cell table:style-name="ce160"/>
          <table:table-cell table:style-name="ce160" office:value-type="string" calcext:value-type="string">
            <text:p>WRDHYPnv </text:p>
          </table:table-cell>
          <table:table-cell table:style-name="ce146" office:value-type="string" calcext:value-type="string">
            <text:p>no</text:p>
          </table:table-cell>
          <table:table-cell table:style-name="ce146" table:number-columns-repeated="2"/>
          <table:table-cell office:value-type="string" calcext:value-type="string">
            <text:p>TERMINADO</text:p>
          </table:table-cell>
          <table:table-cell office:value-type="string" calcext:value-type="string">
            <text:p>Ibon</text:p>
          </table:table-cell>
          <table:table-cell table:style-name="ce155" office:value-type="string" calcext:value-type="string">
            <text:p>The average of the hypernym values of nouns and verbs in the text that have entries in the WordNet lexicon</text:p>
          </table:table-cell>
          <table:table-cell table:number-columns-repeated="1013"/>
        </table:table-row>
        <table:table-row table:style-name="ro1">
          <table:table-cell table:style-name="ce152"/>
          <table:table-cell table:style-name="ce157" table:number-columns-repeated="7"/>
          <table:table-cell table:style-name="ce184"/>
          <table:table-cell table:style-name="ce193"/>
          <table:table-cell table:style-name="ce157" table:number-columns-repeated="2"/>
          <table:table-cell table:style-name="ce152" table:number-columns-repeated="1012"/>
        </table:table-row>
        <table:table-row table:style-name="ro40">
          <table:table-cell table:style-name="ce143" office:value-type="string" calcext:value-type="string">
            <text:p>Textbase.Referential cohesion:</text:p>
            <text:p/>
          </table:table-cell>
          <table:table-cell table:style-name="ce158" office:value-type="string" calcext:value-type="string">
            <text:p>Referential Cohesion. These are the ten main readings for cohesion in Coh-Metrix.</text:p>
            <text:p>Noun overlap, Argument overlap, Stem overlap and Content word overlap are measured in both</text:p>
            <text:p>adjacent and all sentences.</text:p>
            <text:p>Referential cohesion(PC2): This component includes Coh-Metrix indices</text:p>
            <text:p>that assess referential cohesion.High-cohesion text contains words and</text:p>
            <text:p>ideas that overlap across sentences and the entire text, forming explicit</text:p>
            <text:p>threads that connect the text for the reader. Low cohesion text is</text:p>
            <text:p>typically more difficult to process because there are fewer threads that</text:p>
            <text:p>Tie the ideas together for the reader.</text:p>
          </table:table-cell>
          <table:table-cell table:style-name="ce142" table:number-columns-repeated="6"/>
          <table:table-cell table:style-name="ce170"/>
          <table:table-cell table:style-name="ce142"/>
          <table:table-cell table:style-name="ce195" office:value-type="string" calcext:value-type="string">
            <text:p>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207" office:value-type="string" calcext:value-type="string">
            <text:p>Referential cohesion gaps can occur when the words or concepts in a sentence do not overlap with other sentences in the text. As such, cohesion gaps at the textbase level can have varying effects on comprehension and reading time depending on the reader’s abilities. The indices vary from local to more global.</text:p>
            <text:p/>
          </table:table-cell>
          <table:table-cell table:style-name="ce214"/>
          <table:table-cell table:number-columns-repeated="1011"/>
        </table:table-row>
        <table:table-row table:style-name="ro41">
          <table:table-cell table:style-name="ce146" office:value-type="string" calcext:value-type="string">
            <text:p>Textbase.Referential cohesion:</text:p>
          </table:table-cell>
          <table:table-cell table:style-name="ce146" office:value-type="string" calcext:value-type="string">
            <text:p>Noun overlap, adjacent sentences, binary, mean</text:p>
          </table:table-cell>
          <table:table-cell table:style-name="ce146" office:value-type="string" calcext:value-type="string">
            <text:p>noun_overlap_adjacent</text:p>
          </table:table-cell>
          <table:table-cell table:style-name="ce146"/>
          <table:table-cell table:style-name="ce146" office:value-type="string" calcext:value-type="string">
            <text:p>CRFNOl</text:p>
          </table:table-cell>
          <table:table-cell table:style-name="ce146" table:number-columns-repeated="3"/>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Noun overlap measure is binary (there either is or is not any overlap between a pair of adjacent sentences</text:p>
            <text:p>in a text ).</text:p>
            <text:p>Noun overlap measures the proportion of sentences in a text for which there are overlapping nouns,in the sense that the noun must match exactly.</text:p>
          </table:table-cell>
          <table:table-cell table:style-name="ce155" office:value-type="string" calcext:value-type="string">
            <text:p>(número pares de sentencias adjacentes que tienen al menos algún nombre en común)/(Número de pares de sentencias adjacentes)</text:p>
          </table:table-cell>
          <table:table-cell table:style-name="ce146" table:number-columns-repeated="1012"/>
        </table:table-row>
        <table:table-row table:style-name="ro42">
          <table:table-cell table:style-name="ce146" office:value-type="string" calcext:value-type="string">
            <text:p>Textbase.Referential cohesion:</text:p>
          </table:table-cell>
          <table:table-cell table:style-name="ce146" office:value-type="string" calcext:value-type="string">
            <text:p>Noun overlap, all of the sentences in a paragraph or text, binary, mean</text:p>
          </table:table-cell>
          <table:table-cell table:style-name="ce146" office:value-type="string" calcext:value-type="string">
            <text:p>noun_overlap_all</text:p>
          </table:table-cell>
          <table:table-cell table:style-name="ce146"/>
          <table:table-cell table:style-name="ce146" office:value-type="string" calcext:value-type="string">
            <text:p>CRFNOa</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Global Noun overlap measures which is the average overlap between</text:p>
            <text:p>all pairs of sentences in the text for which there are overlapping nouns, in the sense that the noun must match exactl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2"/>
        </table:table-row>
        <table:table-row table:style-name="ro43">
          <table:table-cell table:style-name="ce146" office:value-type="string" calcext:value-type="string">
            <text:p>Textbase.Referential cohesion:</text:p>
          </table:table-cell>
          <table:table-cell table:style-name="ce146" office:value-type="string" calcext:value-type="string">
            <text:p>Argument overlap, adjacent sentences, binary, mean(CRFAOl)</text:p>
          </table:table-cell>
          <table:table-cell table:style-name="ce146" office:value-type="string" calcext:value-type="string">
            <text:p>argument_overlap_adjacent</text:p>
          </table:table-cell>
          <table:table-cell table:style-name="ce146"/>
          <table:table-cell table:style-name="ce146" office:value-type="string" calcext:value-type="string">
            <text:p>CRFAOl</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Argument overlap measure is binary (there either is or is not any overlap between a pair of adjacent sentences</text:p>
            <text:p>in a text ).</text:p>
            <text:p>Argument overlap measures the proportion of sentences in a text for which there are overlapping</text:p>
            <text:p>the between nouns (in singular or plural form=lemma, e.g., “table”/”tables”) and personal pronouns (“he”/”he”)</text:p>
          </table:table-cell>
          <table:table-cell table:style-name="ce155" office:value-type="string" calcext:value-type="string">
            <text:p>(número pares de sentencias adjacentes que tienen al menos algún lema+CPOS=NOUN en común)/(Número de pares de sentencias adjacentes)</text:p>
          </table:table-cell>
          <table:table-cell table:style-name="ce146" table:number-columns-repeated="1012"/>
        </table:table-row>
        <table:table-row table:style-name="ro44">
          <table:table-cell table:style-name="ce146" office:value-type="string" calcext:value-type="string">
            <text:p>Textbase.Referential cohesion:</text:p>
          </table:table-cell>
          <table:table-cell table:style-name="ce146" office:value-type="string" calcext:value-type="string">
            <text:p>Argument overlap, all of the sentences in a paragraph or text, binary, mean(CRFAOa)</text:p>
          </table:table-cell>
          <table:table-cell table:style-name="ce146" office:value-type="string" calcext:value-type="string">
            <text:p>argument_overlap_all</text:p>
          </table:table-cell>
          <table:table-cell table:style-name="ce146"/>
          <table:table-cell table:style-name="ce146" office:value-type="string" calcext:value-type="string">
            <text:p>CRFAOa</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Global Argument overlap measures which is the average overlap between</text:p>
            <text:p>all pairs of sentences in the text for which there are overlapping stem nouns and personal pronouns.</text:p>
          </table:table-cell>
          <table:table-cell table:style-name="ce155" office:value-type="string" calcext:value-type="string">
            <text:p>(Sumatorio de todos pares de sentencias del texto que tienen alguna coincidencia en algún nombre+lema o pronombre)/(todos los pares de sentencias del texto)</text:p>
          </table:table-cell>
          <table:table-cell table:style-name="ce146" table:number-columns-repeated="1012"/>
        </table:table-row>
        <table:table-row table:style-name="ro45">
          <table:table-cell table:style-name="ce146" office:value-type="string" calcext:value-type="string">
            <text:p>Textbase.Referential cohesion:</text:p>
          </table:table-cell>
          <table:table-cell table:style-name="ce146" office:value-type="string" calcext:value-type="string">
            <text:p>Stem overlap, adjacent sentences, binary, mean</text:p>
          </table:table-cell>
          <table:table-cell table:style-name="ce146" office:value-type="string" calcext:value-type="string">
            <text:p>stem_overlap_adjacent</text:p>
          </table:table-cell>
          <table:table-cell table:style-name="ce146"/>
          <table:table-cell table:style-name="ce146" office:value-type="string" calcext:value-type="string">
            <text:p>CRFSOl</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Stem overlap measure is binary (there either is or is not any overlap between a pair of adjacent sentences</text:p>
            <text:p>in a text ).</text:p>
            <text:p>Stem overlap measures the proportion of sentences in a text for which</text:p>
            <text:p>there are overlapping between a noun in one sentence and a content word</text:p>
            <text:p>(i.e., nouns,verbs, adjectives, adverbs) in a previous sentence that</text:p>
            <text:p>shares a common lemma (e.g., “tree”/”treed”;”mouse”/”mousey”).</text:p>
            <text:p/>
          </table:table-cell>
          <table:table-cell table:style-name="ce155" office:value-type="string" calcext:value-type="string">
            <text:p>(número pares de sentencias adjacentes que tienen al menos algún nombre+lema en una frase y lema común+cualquier categoria léxica en la otra)/(Número de pares de sentencias adjacentes)</text:p>
          </table:table-cell>
          <table:table-cell table:style-name="ce146" table:number-columns-repeated="1012"/>
        </table:table-row>
        <table:table-row table:style-name="ro46">
          <table:table-cell table:style-name="ce146" office:value-type="string" calcext:value-type="string">
            <text:p>Textbase.Referential cohesion:</text:p>
          </table:table-cell>
          <table:table-cell table:style-name="ce146" office:value-type="string" calcext:value-type="string">
            <text:p>Stem overlap, all of the sentences in a paragraph or text, binary, mean</text:p>
          </table:table-cell>
          <table:table-cell table:style-name="ce146" office:value-type="string" calcext:value-type="string">
            <text:p>stem_overlap_all</text:p>
          </table:table-cell>
          <table:table-cell table:style-name="ce146"/>
          <table:table-cell table:style-name="ce146" office:value-type="string" calcext:value-type="string">
            <text:p>CRFSOa</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Global Stem overlap measures which is the average overlap between</text:p>
            <text:p>all pairs of sentences in the text for which there are overlapping</text:p>
            <text:p>Between a noun in one sentence and a content word</text:p>
            <text:p>(i.e., nouns,verbs, adjectives, adverbs) in a previous sentence that</text:p>
            <text:p>shares a common lemma (e.g., “tree”/”treed”;”mouse”/”mouse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2"/>
        </table:table-row>
        <table:table-row table:style-name="ro47">
          <table:table-cell table:style-name="ce146" office:value-type="string" calcext:value-type="string">
            <text:p>Textbase.Referential cohesion:</text:p>
          </table:table-cell>
          <table:table-cell table:style-name="ce146" office:value-type="string" calcext:value-type="string">
            <text:p>Content word overlap, adjacent sentences, proporcional, mean</text:p>
          </table:table-cell>
          <table:table-cell table:style-name="ce146" office:value-type="string" calcext:value-type="string">
            <text:p>content_overlap_adjacent_mean</text:p>
          </table:table-cell>
          <table:table-cell table:style-name="ce146"/>
          <table:table-cell table:style-name="ce146" office:value-type="string" calcext:value-type="string">
            <text:p>CRFCWO1</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2"/>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djacent sentences, proporcional, standard deviation</text:p>
          </table:table-cell>
          <table:table-cell table:style-name="ce146" office:value-type="string" calcext:value-type="string">
            <text:p>content_overlap_adjacent_std</text:p>
          </table:table-cell>
          <table:table-cell table:style-name="ce146"/>
          <table:table-cell table:style-name="ce146" office:value-type="string" calcext:value-type="string">
            <text:p>CRFCWO1d</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2"/>
        </table:table-row>
        <table:table-row table:style-name="ro47">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proporcional, mean</text:p>
          </table:table-cell>
          <table:table-cell table:style-name="ce146" office:value-type="string" calcext:value-type="string">
            <text:p>content_overlap_all_mean</text:p>
          </table:table-cell>
          <table:table-cell table:style-name="ce146"/>
          <table:table-cell table:style-name="ce146" office:value-type="string" calcext:value-type="string">
            <text:p>CRFCWOa</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2"/>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standard deviation</text:p>
          </table:table-cell>
          <table:table-cell table:style-name="ce146" office:value-type="string" calcext:value-type="string">
            <text:p>content_overlap_all_std</text:p>
          </table:table-cell>
          <table:table-cell table:style-name="ce146"/>
          <table:table-cell table:style-name="ce146" office:value-type="string" calcext:value-type="string">
            <text:p>CRFCWOad</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2"/>
        </table:table-row>
        <table:table-row table:style-name="ro48">
          <table:table-cell table:style-name="ce143" office:value-type="string" calcext:value-type="string">
            <text:p>Semantic overlap.Cohesion:</text:p>
          </table:table-cell>
          <table:table-cell table:style-name="ce154" office:value-type="string" calcext:value-type="string">
            <text:p/>
            <text:p>Cohesion: gives information about the degree that ideas in</text:p>
            <text:p>the text are explicitly related to each other, facilitating a unified</text:p>
            <text:p>situation model for the reader (Lightman et al., 2006)</text:p>
            <text:p>Semantic overlap.Cohesion: which assesses the similarities of the sentences</text:p>
            <text:p>and paragraphs. Such as: LSA (Latent Semantic Analysis). These eight readings provide a measurement from 0</text:p>
            <text:p>(low cohesion) to 1 (high cohesion) of semantic overlap between sentences or paragraphs. For</text:p>
            <text:p>example, the word “dog” in a sentence will have a high semantic overlap with the word “pet” in</text:p>
            <text:p>another (McNamara et al., 2014).</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
          <table:table-cell table:style-name="ce146" office:value-type="string" calcext:value-type="string">
            <text:p>Semantic overlap.Referential cohesion:</text:p>
          </table:table-cell>
          <table:table-cell table:style-name="ce146" office:value-type="string" calcext:value-type="string">
            <text:p>This measures provide semantic overlap between sentences or between paragraphs</text:p>
          </table:table-cell>
          <table:table-cell table:style-name="ce146" table:number-columns-repeated="2"/>
          <table:table-cell table:style-name="ce146" office:value-type="string" calcext:value-type="string">
            <text:p>LSA</text:p>
          </table:table-cell>
          <table:table-cell table:style-name="ce146" table:number-columns-repeated="5"/>
          <table:table-cell/>
          <table:table-cell table:style-name="ce146" table:number-columns-repeated="1013"/>
        </table:table-row>
        <table:table-row table:style-name="ro6">
          <table:table-cell table:style-name="ce146" office:value-type="string" calcext:value-type="string">
            <text:p>Semantic overlap.Referential cohesion:</text:p>
          </table:table-cell>
          <table:table-cell table:style-name="ce146" office:value-type="string" calcext:value-type="string">
            <text:p>Semantic Similarity between adjacent sentences (mean)</text:p>
          </table:table-cell>
          <table:table-cell table:style-name="ce146" office:value-type="string" calcext:value-type="string">
            <text:p>similarity_adjacent_mean</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mean semantic similarity cosines for adjacent sentences. This measures how conceptually similar each sentence is to the next sentence.</text:p>
          </table:table-cell>
          <table:table-cell table:style-name="ce146" table:number-columns-repeated="1013"/>
        </table:table-row>
        <table:table-row table:style-name="ro9">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mean)</text:p>
          </table:table-cell>
          <table:table-cell table:style-name="ce146" office:value-type="string" calcext:value-type="string">
            <text:p>similarity_pairs_par_mean</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cell table:style-name="ce146" table:number-columns-repeated="1013"/>
        </table:table-row>
        <table:table-row table:style-name="ro10">
          <table:table-cell table:style-name="ce146" office:value-type="string" calcext:value-type="string">
            <text:p>Semantic overlap.Referential cohesion:</text:p>
          </table:table-cell>
          <table:table-cell table:style-name="ce146" office:value-type="string" calcext:value-type="string">
            <text:p>Semantic Similarity between adjacent paragraps (mean)</text:p>
          </table:table-cell>
          <table:table-cell table:style-name="ce146" office:value-type="string" calcext:value-type="string">
            <text:p>similarity_adjacent_par_mean</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the mean of the semantic similarity (cosines) between adjacent paragraphs.</text:p>
          </table:table-cell>
          <table:table-cell table:style-name="ce146" table:number-columns-repeated="1013"/>
        </table:table-row>
        <table:table-row table:style-name="ro12">
          <table:table-cell table:style-name="ce146" office:value-type="string" calcext:value-type="string">
            <text:p>Semantic overlap.Referential cohesion:</text:p>
          </table:table-cell>
          <table:table-cell table:style-name="ce146" office:value-type="string" calcext:value-type="string">
            <text:p>Semantic Similarity between adjacent sentences (standard deviation)</text:p>
          </table:table-cell>
          <table:table-cell table:style-name="ce146" office:value-type="string" calcext:value-type="string">
            <text:p>similarity_adjacent_std</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standard deviation of semantic similarity (cosines) for adjacent sentences. This measures how consistent adjacent sentences are overlaped semantically.</text:p>
          </table:table-cell>
          <table:table-cell table:style-name="ce146" table:number-columns-repeated="1013"/>
        </table:table-row>
        <table:table-row table:style-name="ro10">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standard deviation)</text:p>
          </table:table-cell>
          <table:table-cell table:style-name="ce146" office:value-type="string" calcext:value-type="string">
            <text:p>similarity_pairs_par_std</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the standard deviation of semantic similarity (cosine) of all sentence pairs within paragraphs.</text:p>
          </table:table-cell>
          <table:table-cell table:style-name="ce146" table:number-columns-repeated="1013"/>
        </table:table-row>
        <table:table-row table:style-name="ro10">
          <table:table-cell table:style-name="ce146" office:value-type="string" calcext:value-type="string">
            <text:p>Semantic overlap.Referential cohesion:</text:p>
          </table:table-cell>
          <table:table-cell table:style-name="ce146" office:value-type="string" calcext:value-type="string">
            <text:p>Semantic Similarity between adjacent paragraps (standard deviation)</text:p>
          </table:table-cell>
          <table:table-cell table:style-name="ce146" office:value-type="string" calcext:value-type="string">
            <text:p>similarity_adjacent_par_std</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is the standard deviation of semantic similarity (cosines) between adjacent paragraphs.</text:p>
          </table:table-cell>
          <table:table-cell table:style-name="ce146" table:number-columns-repeated="1013"/>
        </table:table-row>
        <table:table-row table:style-name="ro49">
          <table:table-cell table:style-name="ce143" office:value-type="string" calcext:value-type="string">
            <text:p>Discourse.Connectives</text:p>
          </table:table-cell>
          <table:table-cell table:style-name="ce154" office:value-type="string" calcext:value-type="string">
            <text:p><text:span text:style-name="T2">Def:</text:span><text:span text:style-name="T3">Discourse.</text:span>Connectives. Connectives e.g. “and”, “or”, “but” create cohesive links between ideas and</text:p>
            <text:p>clauses (Cain &amp; Nash, 2011;Crismore, Markkanen &amp; Steffersen, 1993;</text:p>
            <text:p>Logon 1994; Sanders &amp; Noordman 2000;van de Kopple, 1985). An incidence score (occurrence per 1,000 words) is given by Coh-Metrix over the nine</text:p>
            <text:p>indices of the section. The five classes of connectives (Halliday &amp; Ruqaiya, 1976; Louwerse,</text:p>
            <text:p>2001) covered are causal (“because”, “so”), logical (“and, “or”), adversative/contrastive</text:p>
            <text:p>(“although”, “whereas”), temporal (“first”, “until”) and additive (“and”, “moreover”)</text:p>
            <text:p>(McNamara et al., 2014).</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8">
          <table:table-cell table:style-name="ce146" office:value-type="string" calcext:value-type="string">
            <text:p>All connectives incidence</text:p>
          </table:table-cell>
          <table:table-cell table:style-name="ce146" office:value-type="string" calcext:value-type="string">
            <text:p>Number of connectives (incidence per 1000 words)</text:p>
          </table:table-cell>
          <table:table-cell table:style-name="ce146" office:value-type="string" calcext:value-type="string">
            <text:p>all_connectives_incidence</text:p>
          </table:table-cell>
          <table:table-cell table:style-name="ce146"/>
          <table:table-cell table:style-name="ce146" office:value-type="string" calcext:value-type="string">
            <text:p>CNCAll</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office:value-type="string" calcext:value-type="string">
            <text:p><text:span text:style-name="T4">Usage of different kinds of connectives</text:span></text:p>
            <text:p><text:span text:style-name="T4">obtained from the discourse connectives</text:span></text:p>
            <text:p><text:span text:style-name="T4">tagger (Pitler and Nenkova, 2009)</text:span></text:p>
          </table:table-cell>
          <table:table-cell table:style-name="ce146" table:number-columns-repeated="1013"/>
        </table:table-row>
        <table:table-row table:style-name="ro1">
          <table:table-cell table:style-name="ce146" office:value-type="string" calcext:value-type="string">
            <text:p>1.-Causal connectives incidence :-causal connectives: because, so, consenquently</text:p>
          </table:table-cell>
          <table:table-cell table:style-name="ce146" office:value-type="string" calcext:value-type="string">
            <text:p>1.-Causal connectives (incidence per 1000 words) (CNCCaus):-causal connectives: because, so, consenquently</text:p>
          </table:table-cell>
          <table:table-cell table:style-name="ce146" office:value-type="string" calcext:value-type="string">
            <text:p>causal_connectives_incidence</text:p>
          </table:table-cell>
          <table:table-cell table:style-name="ce146"/>
          <table:table-cell table:style-name="ce146" office:value-type="string" calcext:value-type="string">
            <text:p>CNCCaus</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2.-Logical connectives incidence:and, or</text:p>
          </table:table-cell>
          <table:table-cell table:style-name="ce146" office:value-type="string" calcext:value-type="string">
            <text:p>2.-Logical connectives (incidence per 1000 words) (CNCLogic):and, or, not, if-then</text:p>
          </table:table-cell>
          <table:table-cell table:style-name="ce146" office:value-type="string" calcext:value-type="string">
            <text:p>logical_connectives_incidence</text:p>
          </table:table-cell>
          <table:table-cell table:style-name="ce146"/>
          <table:table-cell table:style-name="ce146" office:value-type="string" calcext:value-type="string">
            <text:p>CNCLogic</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3.-Adversative/contrastive connectives incidence :although, whereas</text:p>
          </table:table-cell>
          <table:table-cell table:style-name="ce146" office:value-type="string" calcext:value-type="string">
            <text:p>3.-Adversative/contrastive connectives (incidence per 1000 words) (CNCADC):although, whereas</text:p>
          </table:table-cell>
          <table:table-cell table:style-name="ce146" office:value-type="string" calcext:value-type="string">
            <text:p>adversative_connectives_incidence</text:p>
          </table:table-cell>
          <table:table-cell table:style-name="ce146"/>
          <table:table-cell table:style-name="ce146" office:value-type="string" calcext:value-type="string">
            <text:p>CNCADC</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4.-Temporal connectives incidenc: first, until, after, before, when</text:p>
          </table:table-cell>
          <table:table-cell table:style-name="ce146" office:value-type="string" calcext:value-type="string">
            <text:p>4.-Temporal connectives (incidence per 1000 words) (CNCTemp):first, until, after, before, when</text:p>
          </table:table-cell>
          <table:table-cell table:style-name="ce146" office:value-type="string" calcext:value-type="string">
            <text:p>temporal_connectives_incidence</text:p>
          </table:table-cell>
          <table:table-cell table:style-name="ce146"/>
          <table:table-cell table:style-name="ce146" office:value-type="string" calcext:value-type="string">
            <text:p>CNCTemp</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5.-Additive connectives incidence: also, moreover</text:p>
          </table:table-cell>
          <table:table-cell table:style-name="ce146" office:value-type="string" calcext:value-type="string">
            <text:p>5.-Conditional connectives (incidence per 1000 words) (CNCAdd): also, moreover</text:p>
          </table:table-cell>
          <table:table-cell table:style-name="ce146" office:value-type="string" calcext:value-type="string">
            <text:p>conditional_connectives_incidence</text:p>
          </table:table-cell>
          <table:table-cell table:style-name="ce146"/>
          <table:table-cell table:style-name="ce146" office:value-type="string" calcext:value-type="string">
            <text:p>CNCAdd</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50">
          <table:table-cell table:style-name="ce143" office:value-type="string" calcext:value-type="string">
            <text:p>Coherence/coher-</text:p>
            <text:p>ence relations</text:p>
          </table:table-cell>
          <table:table-cell table:style-name="ce154" office:value-type="string" calcext:value-type="string">
            <text:p>Coherence: the ideas constructed in the mind of the reader</text:p>
            <text:p>about the text (Graesser et al., 2004)</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
          <table:table-cell table:style-name="ce146" table:number-columns-repeated="8"/>
          <table:table-cell table:style-name="ce186"/>
          <table:table-cell table:style-name="ce146" table:number-columns-repeated="1015"/>
        </table:table-row>
        <table:table-row table:style-name="ro1">
          <table:table-cell table:number-columns-repeated="1024"/>
        </table:table-row>
        <table:table-row table:style-name="ro1">
          <table:table-cell office:value-type="string" calcext:value-type="string">
            <text:p>Discourse.Coreference</text:p>
          </table:table-cell>
          <table:table-cell office:value-type="string" calcext:value-type="string">
            <text:p>coreference chains in the text from Stanford CoreNL</text:p>
          </table:table-cell>
          <table:table-cell table:number-columns-repeated="1022"/>
        </table:table-row>
        <table:table-row table:style-name="ro1" table:number-rows-repeated="1048387">
          <table:table-cell table:number-columns-repeated="1024"/>
        </table:table-row>
        <table:table-row table:style-name="ro1">
          <table:table-cell table:number-columns-repeated="1024"/>
        </table:table-row>
        <calcext:conditional-formats>
          <calcext:conditional-format calcext:target-range-address="english.I153:english.I154 english.I150:english.I150">
            <calcext:condition calcext:apply-style-name="cf58" calcext:value="=&quot;EN PROGRESO&quot;" calcext:base-cell-address="english.I150"/>
            <calcext:condition calcext:apply-style-name="cf57" calcext:value="=&quot;BLOQUEADO&quot;" calcext:base-cell-address="english.I150"/>
            <calcext:condition calcext:apply-style-name="cf60" calcext:value="=&quot;TERMINADO&quot;" calcext:base-cell-address="english.I150"/>
            <calcext:condition calcext:apply-style-name="cf59" calcext:value="=&quot;ESPERANDO&quot;" calcext:base-cell-address="english.I150"/>
          </calcext:conditional-format>
          <calcext:conditional-format calcext:target-range-address="english.I1:english.I2 english.I3:english.J4 english.I5:english.I5 english.I6:english.J6 english.I128:english.I130 english.I7:english.I8 english.I32:english.I33 english.I83:english.I84 english.I100:english.I100 english.I113:english.I115 english.I157:english.I159 english.I166:english.I170 english.I172:english.I178 english.I185:english.I1048576 english.I54:english.I54 english.I60:english.I61 english.I152:english.I152">
            <calcext:condition calcext:apply-style-name="cf60" calcext:value="=&quot;TERMINADO&quot;" calcext:base-cell-address="english.I1"/>
            <calcext:condition calcext:apply-style-name="cf59" calcext:value="=&quot;ESPERANDO&quot;" calcext:base-cell-address="english.I1"/>
            <calcext:condition calcext:apply-style-name="cf58" calcext:value="=&quot;EN PROGRESO&quot;" calcext:base-cell-address="english.I1"/>
            <calcext:condition calcext:apply-style-name="cf57" calcext:value="=&quot;BLOQUEADO&quot;" calcext:base-cell-address="english.I1"/>
          </calcext:conditional-format>
          <calcext:conditional-format calcext:target-range-address="english.J1:english.J2">
            <calcext:condition calcext:apply-style-name="cf60" calcext:value="=&quot;TERMINADO&quot;" calcext:base-cell-address="english.J1"/>
            <calcext:condition calcext:apply-style-name="cf59" calcext:value="=&quot;ESPERANDO&quot;" calcext:base-cell-address="english.J1"/>
          </calcext:conditional-format>
          <calcext:conditional-format calcext:target-range-address="english.I126:english.I126">
            <calcext:condition calcext:apply-style-name="cf60" calcext:value="=&quot;TERMINADO&quot;" calcext:base-cell-address="english.I126"/>
            <calcext:condition calcext:apply-style-name="cf59" calcext:value="=&quot;ESPERANDO&quot;" calcext:base-cell-address="english.I126"/>
            <calcext:condition calcext:apply-style-name="cf58" calcext:value="=&quot;EN PROGRESO&quot;" calcext:base-cell-address="english.I126"/>
            <calcext:condition calcext:apply-style-name="cf57" calcext:value="=&quot;BLOQUEADO&quot;" calcext:base-cell-address="english.I126"/>
          </calcext:conditional-format>
        </calcext:conditional-formats>
      </table:table>
      <table:table table:name="spanish" table:style-name="ta1">
        <table:table-column table:style-name="co4" table:default-cell-style-name="ce140"/>
        <table:table-column table:style-name="co18" table:default-cell-style-name="ce140"/>
        <table:table-column table:style-name="co19" table:default-cell-style-name="ce140"/>
        <table:table-column table:style-name="co20" table:default-cell-style-name="ce140"/>
        <table:table-column table:style-name="co9" table:default-cell-style-name="ce140"/>
        <table:table-column table:style-name="co21" table:default-cell-style-name="ce140"/>
        <table:table-column table:style-name="co22" table:default-cell-style-name="ce140"/>
        <table:table-column table:style-name="co12" table:default-cell-style-name="ce76"/>
        <table:table-column table:style-name="co13" table:default-cell-style-name="ce188"/>
        <table:table-column table:style-name="co14" table:default-cell-style-name="ce156"/>
        <table:table-column table:style-name="co15" table:default-cell-style-name="ce156"/>
        <table:table-column table:style-name="co16" table:default-cell-style-name="ce140"/>
        <table:table-column table:style-name="co17" table:number-columns-repeated="1011" table:default-cell-style-name="ce140"/>
        <table:table-column table:style-name="co23" table:default-cell-style-name="ce140"/>
        <table:table-row table:style-name="ro2">
          <table:table-cell office:value-type="string" calcext:value-type="string">
            <text:p>Readability assessment tool and readability assessment formula</text:p>
          </table:table-cell>
          <table:table-cell table:number-columns-repeated="6"/>
          <table:table-cell table:style-name="ce75" office:value-type="string" calcext:value-type="string">
            <text:p>Posibles estados:</text:p>
          </table:table-cell>
          <table:table-cell table:style-name="ce87" office:value-type="string" calcext:value-type="string">
            <text:p>TERMINADO</text:p>
          </table:table-cell>
          <table:table-cell office:value-type="string" calcext:value-type="string">
            <text:p>El indicador ya ha sido programado.</text:p>
          </table:table-cell>
          <table:table-cell table:number-columns-repeated="1014"/>
        </table:table-row>
        <table:table-row table:style-name="ro2">
          <table:table-cell office:value-type="string" calcext:value-type="string">
            <text:p>Multipurpose Readability Assessment System:MultiRead</text:p>
          </table:table-cell>
          <table:table-cell table:number-columns-repeated="7"/>
          <table:table-cell table:style-name="ce87" office:value-type="string" calcext:value-type="string">
            <text:p>ESPERANDO</text:p>
          </table:table-cell>
          <table:table-cell office:value-type="string" calcext:value-type="string">
            <text:p>El indicador está a la espera de ser programado.</text:p>
          </table:table-cell>
          <table:table-cell table:number-columns-repeated="1014"/>
        </table:table-row>
        <table:table-row table:style-name="ro2">
          <table:table-cell table:number-columns-repeated="8"/>
          <table:table-cell table:style-name="ce76" office:value-type="string" calcext:value-type="string">
            <text:p>EN PROGRESO</text:p>
          </table:table-cell>
          <table:table-cell office:value-type="string" calcext:value-type="string">
            <text:p>El indicador se está programando.</text:p>
          </table:table-cell>
          <table:table-cell table:number-columns-repeated="1014"/>
        </table:table-row>
        <table:table-row table:style-name="ro3">
          <table:table-cell table:number-columns-repeated="8"/>
          <table:table-cell table:style-name="ce76" office:value-type="string" calcext:value-type="string">
            <text:p>BLOQUEADO</text:p>
          </table:table-cell>
          <table:table-cell office:value-type="string" calcext:value-type="string">
            <text:p>El indicador no se programará por el momento.</text:p>
          </table:table-cell>
          <table:table-cell table:number-columns-repeated="1014"/>
        </table:table-row>
        <table:table-row table:style-name="ro4">
          <table:table-cell office:value-type="string" calcext:value-type="string">
            <text:p>The complexity in the</text:p>
            <text:p>reading comprehension process. Reading is one of the most useful tools</text:p>
            <text:p>in the learning process, since it is our reading capability the</text:p>
            <text:p>one that let us access all this information (PISA, 2009).</text:p>
            <text:p>Three interrelated components assess the complexity in the</text:p>
            <text:p>reading comprehension process:</text:p>
            <text:p>i) qualitative dimension,</text:p>
            <text:p>where complexity is assessed by the meaning or purpose of</text:p>
            <text:p>the text; ii) quantitative dimension, where indices related</text:p>
            <text:p>to quantitative aspects of the texts (word length, frequency,</text:p>
            <text:p>incidence of grammar structures, etc.) are used to assess</text:p>
            <text:p>complexity; and iii) reader-task, where variables related to</text:p>
            <text:p>the reader, like motivation and knowledge of the task, are</text:p>
            <text:p>considered (Fisher et al., 2012).Qualitative and reader-task assessments require human</text:p>
            <text:p>readers, professional judgment and experience. However,</text:p>
            <text:p>quantitative assessment can be automated, thereby giving</text:p>
            <text:p>the opportunity to explore linguistic features and analyse</text:p>
            <text:p>how they reflect the complexity of the text.</text:p>
          </table:table-cell>
          <table:table-cell table:number-columns-repeated="7"/>
          <table:table-cell table:style-name="ce171" office:value-type="string" calcext:value-type="string">
            <text:p>VALIDADO</text:p>
          </table:table-cell>
          <table:table-cell office:value-type="string" calcext:value-type="string">
            <text:p>El indicador se ha validado y funciona correctamente.</text:p>
          </table:table-cell>
          <table:table-cell table:number-columns-repeated="1014"/>
        </table:table-row>
        <table:table-row table:style-name="ro5">
          <table:table-cell table:style-name="ce141" office:value-type="string" calcext:value-type="string">
            <text:p>AzterTest use NLP-Cube  that provides state-of-the-art text segmentation (tokenization and sentence-splitting), lemmatization, POS tagging and dependency parsing for over 50 languages.  </text:p>
          </table:table-cell>
          <table:table-cell table:style-name="ce153" office:value-type="string" calcext:value-type="string">
            <text:p>NLP-Cube: End-to-end raw text processing with neural networks. Boroș, T., Dumitrescu, S. D., &amp; Burtica, R. (2018)</text:p>
          </table:table-cell>
          <table:table-cell table:number-columns-repeated="6"/>
          <table:table-cell table:style-name="ce76"/>
          <table:table-cell table:number-columns-repeated="1015"/>
        </table:table-row>
        <table:table-row table:style-name="ro2">
          <table:table-cell table:style-name="ce142" office:value-type="string" calcext:value-type="string">
            <text:p>Tipo: Léxico/Sintáctico/Semántico/Discurso</text:p>
          </table:table-cell>
          <table:table-cell table:style-name="ce142" office:value-type="string" calcext:value-type="string">
            <text:p>Mensaje Indicador</text:p>
          </table:table-cell>
          <table:table-cell table:style-name="ce142" office:value-type="string" calcext:value-type="string">
            <text:p>AZTERTEST indicator</text:p>
          </table:table-cell>
          <table:table-cell table:style-name="ce142" office:value-type="string" calcext:value-type="string">
            <text:p>cohmetrix</text:p>
          </table:table-cell>
          <table:table-cell table:style-name="ce142" office:value-type="string" calcext:value-type="string">
            <text:p>Errexail</text:p>
          </table:table-cell>
          <table:table-cell table:style-name="ce142" office:value-type="string" calcext:value-type="string">
            <text:p>ErreXail variable</text:p>
          </table:table-cell>
          <table:table-cell table:style-name="ce142" office:value-type="string" calcext:value-type="string">
            <text:p>Idiomas</text:p>
          </table:table-cell>
          <table:table-cell table:style-name="ce77" office:value-type="string" calcext:value-type="string">
            <text:p>Estado</text:p>
          </table:table-cell>
          <table:table-cell table:style-name="ce142" office:value-type="string" calcext:value-type="string">
            <text:p>Programado por</text:p>
          </table:table-cell>
          <table:table-cell table:style-name="ce195" office:value-type="string" calcext:value-type="string">
            <text:p>Description</text:p>
          </table:table-cell>
          <table:table-cell table:style-name="ce207" office:value-type="string" calcext:value-type="string">
            <text:p>Razón de Uso y Referencia</text:p>
          </table:table-cell>
          <table:table-cell table:style-name="ce214" office:value-type="string" calcext:value-type="string">
            <text:p>Valores</text:p>
          </table:table-cell>
          <table:table-cell table:number-columns-repeated="1012"/>
        </table:table-row>
        <table:table-row table:style-name="ro6">
          <table:table-cell table:style-name="ce143" office:value-type="string" calcext:value-type="string">
            <text:p>Shallow or descriptive measures</text:p>
          </table:table-cell>
          <table:table-cell table:style-name="ce154" office:value-type="string" calcext:value-type="string">
            <text:p>Def:The descriptive indices measure basic information about the text</text:p>
            <text:p>such as sentence count, word count as well as more complex calculations such as word length by</text:p>
            <text:p>both number of letters and syllables.</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7">
          <table:table-cell office:value-type="string" calcext:value-type="string">
            <text:p>Shallow or descriptive measures</text:p>
          </table:table-cell>
          <table:table-cell office:value-type="string" calcext:value-type="string">
            <text:p><text:span text:style-name="T1">Number of words </text:span>(total)</text:p>
          </table:table-cell>
          <table:table-cell office:value-type="string" calcext:value-type="string">
            <text:p>num_words</text:p>
          </table:table-cell>
          <table:table-cell office:value-type="string" calcext:value-type="string">
            <text:p>DES_WC</text:p>
          </table:table-cell>
          <table:table-cell office:value-type="string" calcext:value-type="string">
            <text:p>Si</text:p>
          </table:table-cell>
          <table:table-cell table:style-name="ce166" office:value-type="string" calcext:value-type="string">
            <text:p>$hitzKopurua</text:p>
          </table:table-cell>
          <table:table-cell office:value-type="string" calcext:value-type="string">
            <text:p>EN,EU,ES</text:p>
          </table:table-cell>
          <table:table-cell table:style-name="Default"/>
          <table:table-cell/>
          <table:table-cell office:value-type="string" calcext:value-type="string">
            <text:p>The total number of words in the text without punctuation mark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3"/>
        </table:table-row>
        <table:table-row table:style-name="ro8">
          <table:table-cell office:value-type="string" calcext:value-type="string">
            <text:p>Shallow or descriptive measures</text:p>
          </table:table-cell>
          <table:table-cell office:value-type="string" calcext:value-type="string">
            <text:p>Number of distinct words (total)</text:p>
          </table:table-cell>
          <table:table-cell office:value-type="string" calcext:value-type="string">
            <text:p>num_different_forms</text:p>
          </table:table-cell>
          <table:table-cell table:style-name="ce164" table:number-columns-repeated="2"/>
          <table:table-cell table:style-name="ce167"/>
          <table:table-cell table:style-name="ce164"/>
          <table:table-cell table:style-name="Default"/>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08"/>
          <table:table-cell table:style-name="ce164"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words</text:span> with punctuation (total)</text:p>
          </table:table-cell>
          <table:table-cell office:value-type="string" calcext:value-type="string">
            <text:p>num_words_with_punct</text:p>
          </table:table-cell>
          <table:table-cell table:number-columns-repeated="2"/>
          <table:table-cell table:style-name="ce166"/>
          <table:table-cell/>
          <table:table-cell table:style-name="Default"/>
          <table:table-cell/>
          <table:table-cell office:value-type="string" calcext:value-type="string">
            <text:p>The total number of words in the text with punctuation mark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1">Number of paragraphs </text:span>(total)</text:p>
          </table:table-cell>
          <table:table-cell office:value-type="string" calcext:value-type="string">
            <text:p>num_paragraphs</text:p>
          </table:table-cell>
          <table:table-cell office:value-type="string" calcext:value-type="string">
            <text:p>DES_PC</text:p>
          </table:table-cell>
          <table:table-cell office:value-type="string" calcext:value-type="string">
            <text:p>No</text:p>
          </table:table-cell>
          <table:table-cell table:number-columns-repeated="2"/>
          <table:table-cell table:style-name="Default"/>
          <table:table-cell/>
          <table:table-cell office:value-type="string" calcext:value-type="string">
            <text:p>The total number of Paragraphs in the text (Paragraphs <text:s/>are defined by hard returns within the text).</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1">Number of paragraphs (incidence per 1000 words</text:span>)</text:p>
          </table:table-cell>
          <table:table-cell office:value-type="string" calcext:value-type="string">
            <text:p>num_paragraph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1000 words * number of paragraphs) / total number of word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1">Number of sentences</text:span> (total)</text:p>
          </table:table-cell>
          <table:table-cell office:value-type="string" calcext:value-type="string">
            <text:p>num_sentences</text:p>
          </table:table-cell>
          <table:table-cell office:value-type="string" calcext:value-type="string">
            <text:p>DES_SC</text:p>
          </table:table-cell>
          <table:table-cell office:value-type="string" calcext:value-type="string">
            <text:p>Si</text:p>
          </table:table-cell>
          <table:table-cell table:style-name="ce166" office:value-type="string" calcext:value-type="string">
            <text:p>$esaldiKopurua</text:p>
          </table:table-cell>
          <table:table-cell/>
          <table:table-cell table:style-name="Default"/>
          <table:table-cell/>
          <table:table-cell office:value-type="string" calcext:value-type="string">
            <text:p>This is the total number of sentences in the text.</text:p>
          </table:table-cell>
          <table:table-cell office:value-type="string" calcext:value-type="string">
            <text:p>Las frases más largas demandan más trabajo para memorizar, y por lo tanto añaden mayor dificultad (Graesser, Karnavat.,2001).</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Number of sentences (incidence per 1000 words)</text:p>
          </table:table-cell>
          <table:table-cell office:value-type="string" calcext:value-type="string">
            <text:p>num_sentence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1000 words * number of sentences) / total number of word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Length of paragraphs (mean)</text:p>
          </table:table-cell>
          <table:table-cell office:value-type="string" calcext:value-type="string">
            <text:p>sentences_per_paragraph_mean</text:p>
          </table:table-cell>
          <table:table-cell office:value-type="string" calcext:value-type="string">
            <text:p>DES_PL</text:p>
          </table:table-cell>
          <table:table-cell office:value-type="string" calcext:value-type="string">
            <text:p>No</text:p>
          </table:table-cell>
          <table:table-cell table:number-columns-repeated="2"/>
          <table:table-cell table:style-name="Default"/>
          <table:table-cell/>
          <table:table-cell office:value-type="string" calcext:value-type="string">
            <text:p>The average number of sentences in each paragraph within the text</text:p>
          </table:table-cell>
          <table:table-cell office:value-type="string" calcext:value-type="string">
            <text:p>Longer paragraphs may be more difficult to proces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Standard deviation of length of paragraphs</text:p>
          </table:table-cell>
          <table:table-cell office:value-type="string" calcext:value-type="string">
            <text:p>sentences_per_paragraph_std</text:p>
          </table:table-cell>
          <table:table-cell office:value-type="string" calcext:value-type="string">
            <text:p>DES_Pld</text:p>
          </table:table-cell>
          <table:table-cell office:value-type="string" calcext:value-type="string">
            <text:p>No</text:p>
          </table:table-cell>
          <table:table-cell table:number-columns-repeated="2"/>
          <table:table-cell table:style-name="Default"/>
          <table:table-cell/>
          <table:table-cell office:value-type="string" calcext:value-type="string">
            <text:p>The standard deviation of the measure for the mean length of paragraphs within the text.</text:p>
          </table:table-cell>
          <table:table-cell office:value-type="string" calcext:value-type="string">
            <text:p>A large standard deviation indicates that the text has a large variation in terms of the lengths of its paragraghs.The presence of headers in a short text affects this measure.</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Number of words (length) in sentences (mean)</text:p>
          </table:table-cell>
          <table:table-cell office:value-type="string" calcext:value-type="string">
            <text:p>sentences_length_mean</text:p>
          </table:table-cell>
          <table:table-cell table:style-name="ce146" office:value-type="string" calcext:value-type="string">
            <text:p>DES_SL</text:p>
          </table:table-cell>
          <table:table-cell table:style-name="ce146" office:value-type="string" calcext:value-type="string">
            <text:p>Si</text:p>
          </table:table-cell>
          <table:table-cell table:style-name="ce146" office:value-type="string" calcext:value-type="string">
            <text:p>$batazbesteHitzEsaldiko</text:p>
          </table:table-cell>
          <table:table-cell table:style-name="ce146"/>
          <table:table-cell table:style-name="Default"/>
          <table:table-cell/>
          <table:table-cell office:value-type="string" calcext:value-type="string">
            <text:p>The average number of words in each sentence within the text.</text:p>
          </table:table-cell>
          <table:table-cell office:value-type="string" calcext:value-type="string">
            <text:p>Sentences are slightly longer, both considering and ignoring stop words, with more words may have more complex syntax and may be more difficult to process.</text:p>
          </table:table-cell>
          <table:table-cell office:value-type="string" calcext:value-type="string">
            <text:p>Values: 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Number of words (length) in sentences (standard deviation)</text:p>
          </table:table-cell>
          <table:table-cell table:style-name="ce146" office:value-type="string" calcext:value-type="string">
            <text:p>sentences_length_std</text:p>
          </table:table-cell>
          <table:table-cell table:style-name="ce146" office:value-type="string" calcext:value-type="string">
            <text:p>DES_Sld</text:p>
          </table:table-cell>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sure for the mean length of sentences within the text.</text:p>
          </table:table-cell>
          <table:table-cell office:value-type="string" calcext:value-type="string">
            <text:p>The presence of headers in a short text may impact this measure</text:p>
          </table:table-cell>
          <table:table-cell table:number-columns-repeated="1013"/>
        </table:table-row>
        <table:table-row table:style-name="ro42">
          <table:table-cell office:value-type="string" calcext:value-type="string">
            <text:p>Shallow or descriptive measures</text:p>
          </table:table-cell>
          <table:table-cell table:style-name="ce146" office:value-type="string" calcext:value-type="string">
            <text:p>Number of words (length) of sentences without stopwords (mean)</text:p>
          </table:table-cell>
          <table:table-cell table:style-name="ce146" office:value-type="string" calcext:value-type="string">
            <text:p>sentences_length_no_stopwords_mean</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ext:span text:style-name="T1">The average number of words in each sentence within the text without stop words (NLTK stop words: </text:span>https://pythonspot.com/nltk-stop-words/https://pythonspot.com/nltk-stop-words/<text:span text:style-name="T1"> )</text:span></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 The NLTK stopwords come from the original 1980 Porter stemmer paper by M F Porter (the famous one about the Porter stemmer); the sklearn ones come from the Information Retrieval group of the University of Glasgow, as you can read in the library itself.</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Number of words (length) of sentences without stopwords (standard deviation)</text:p>
          </table:table-cell>
          <table:table-cell table:style-name="ce146" office:value-type="string" calcext:value-type="string">
            <text:p>sentences_length_no_stopwords_std</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sure for the mean length of sentences within the text without stop words.</text:p>
          </table:table-cell>
          <table:table-cell table:number-columns-repeated="1014"/>
        </table:table-row>
        <table:table-row table:style-name="ro11">
          <table:table-cell office:value-type="string" calcext:value-type="string">
            <text:p>Shallow or descriptive measures</text:p>
          </table:table-cell>
          <table:table-cell table:style-name="ce146" office:value-type="string" calcext:value-type="string">
            <text:p>Mean number of syllables (length) in words</text:p>
          </table:table-cell>
          <table:table-cell table:style-name="ce146" office:value-type="string" calcext:value-type="string">
            <text:p>num_syllabes_words_mean</text:p>
          </table:table-cell>
          <table:table-cell table:style-name="ce146" office:value-type="string" calcext:value-type="string">
            <text:p>DES_WL_sy</text:p>
          </table:table-cell>
          <table:table-cell table:style-name="ce146" office:value-type="string" calcext:value-type="string">
            <text:p>No</text:p>
          </table:table-cell>
          <table:table-cell table:style-name="ce146" table:number-columns-repeated="2"/>
          <table:table-cell table:style-name="Default"/>
          <table:table-cell/>
          <table:table-cell table:style-name="ce146" office:value-type="string" calcext:value-type="string">
            <text:p>The average number of syllables in words. We are using cmudict (a pronouncing dictionary for north american english words) to separate words into syllables.</text:p>
          </table:table-cell>
          <table:table-cell office:value-type="string" calcext:value-type="string">
            <text:p>Shorter words are easier to read, and word lenght serve as a common proxy for word frequency</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syllables in words</text:p>
          </table:table-cell>
          <table:table-cell table:style-name="ce146" office:value-type="string" calcext:value-type="string">
            <text:p>num_syllabes_words_std</text:p>
          </table:table-cell>
          <table:table-cell table:style-name="ce146" office:value-type="string" calcext:value-type="string">
            <text:p>DES_WL_syd</text:p>
          </table:table-cell>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sure for the mean number of syllables in the words within the text.</text:p>
          </table:table-cell>
          <table:table-cell table:number-columns-repeated="1014"/>
        </table:table-row>
        <table:table-row table:style-name="ro8">
          <table:table-cell office:value-type="string" calcext:value-type="string">
            <text:p>Shallow or descriptive measures</text:p>
          </table:table-cell>
          <table:table-cell table:style-name="ce146" office:value-type="string" calcext:value-type="string">
            <text:p>Mean number of letters (length) in words</text:p>
          </table:table-cell>
          <table:table-cell table:style-name="ce146" office:value-type="string" calcext:value-type="string">
            <text:p>words_length_mean</text:p>
          </table:table-cell>
          <table:table-cell table:style-name="ce146" office:value-type="string" calcext:value-type="string">
            <text:p>DES_WL_lt</text:p>
          </table:table-cell>
          <table:table-cell table:style-name="ce146" office:value-type="string" calcext:value-type="string">
            <text:p>Si</text:p>
          </table:table-cell>
          <table:table-cell table:style-name="ce146" office:value-type="string" calcext:value-type="string">
            <text:p>$KaraktereHitzRatioa</text:p>
          </table:table-cell>
          <table:table-cell table:style-name="ce146"/>
          <table:table-cell table:style-name="Default"/>
          <table:table-cell/>
          <table:table-cell office:value-type="string" calcext:value-type="string">
            <text:p>The average number of letters in words</text:p>
          </table:table-cell>
          <table:table-cell office:value-type="string" calcext:value-type="string">
            <text:p>Las palabras más largas tiende a ser menos frecuentes en el lenguaje, como es bien conocido por la ley de Zipf (1949), y las palabras menos frecuentes llevan más tiempo a la hora de leerlas e interpretarlas durante la lectura (Just &amp; Carpenter, 1980).</text:p>
          </table:table-cell>
          <table:table-cell office:value-type="string" calcext:value-type="string">
            <text:p>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words</text:p>
          </table:table-cell>
          <table:table-cell table:style-name="ce146" office:value-type="string" calcext:value-type="string">
            <text:p>words_length_std</text:p>
          </table:table-cell>
          <table:table-cell table:style-name="ce146" office:value-type="string" calcext:value-type="string">
            <text:p>DES_WL_ltd</text:p>
          </table:table-cell>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n number of letters in words</text:p>
          </table:table-cell>
          <table:table-cell table:number-columns-repeated="1014"/>
        </table:table-row>
        <table:table-row table:style-name="ro44">
          <table:table-cell office:value-type="string" calcext:value-type="string">
            <text:p>Shallow or descriptive measures</text:p>
          </table:table-cell>
          <table:table-cell table:style-name="ce146" office:value-type="string" calcext:value-type="string">
            <text:p>Mean number of letters (length) in words without stopwords</text:p>
          </table:table-cell>
          <table:table-cell table:style-name="ce146" office:value-type="string" calcext:value-type="string">
            <text:p>words_length_no_stopwords_mean</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average number of letters in words without stop words</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text:p>
            <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words without stopwords</text:p>
          </table:table-cell>
          <table:table-cell table:style-name="ce146" office:value-type="string" calcext:value-type="string">
            <text:p>words_length_no_stopwords_std</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n number of letters in words without stop words</text:p>
          </table:table-cell>
          <table:table-cell table:number-columns-repeated="1014"/>
        </table:table-row>
        <table:table-row table:style-name="ro11">
          <table:table-cell office:value-type="string" calcext:value-type="string">
            <text:p>Shallow or descriptive measures</text:p>
          </table:table-cell>
          <table:table-cell table:style-name="ce146" office:value-type="string" calcext:value-type="string">
            <text:p>Mean number of letters (length) in lemmas</text:p>
          </table:table-cell>
          <table:table-cell table:style-name="ce146" office:value-type="string" calcext:value-type="string">
            <text:p>lemmas_length_mean</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average number of letters in lemma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lemmas</text:p>
          </table:table-cell>
          <table:table-cell table:style-name="ce146" office:value-type="string" calcext:value-type="string">
            <text:p>lemmas_length_std</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n number of letters in lemmas</text:p>
          </table:table-cell>
          <table:table-cell table:number-columns-repeated="1014"/>
        </table:table-row>
        <table:table-row table:style-name="ro1">
          <table:table-cell table:style-name="ce144" table:number-columns-repeated="7"/>
          <table:table-cell table:style-name="ce78"/>
          <table:table-cell table:style-name="ce189"/>
          <table:table-cell table:style-name="ce196" table:number-columns-repeated="2"/>
          <table:table-cell table:style-name="ce144" table:number-columns-repeated="1013"/>
        </table:table-row>
        <table:table-row table:style-name="ro7">
          <table:table-cell table:style-name="ce143" office:value-type="string" calcext:value-type="string">
            <text:p>Analysis of lexical quantities and their proportions within texts</text:p>
          </table:table-cell>
          <table:table-cell table:style-name="ce154" office:value-type="string" calcext:value-type="string">
            <text:p>Lexical Diversity. These four readings contain the normal type-token ratios (TTR) as</text:p>
            <text:p>well as the newer MTLD and Maas indices.</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3">
          <table:table-cell table:style-name="ce145" office:value-type="string" calcext:value-type="string">
            <text:p>Lexical Richness/Lexical Density (Depend on text length)</text:p>
          </table:table-cell>
          <table:table-cell table:style-name="ce145" office:value-type="string" calcext:value-type="string">
            <text:p>Lexical Density</text:p>
          </table:table-cell>
          <table:table-cell table:style-name="ce146" office:value-type="string" calcext:value-type="string">
            <text:p>lexical_density</text:p>
          </table:table-cell>
          <table:table-cell table:style-name="ce145" table:number-columns-repeated="4"/>
          <table:table-cell table:style-name="Default"/>
          <table:table-cell table:style-name="ce190"/>
          <table:table-cell table:style-name="ce197" office:value-type="string" calcext:value-type="string">
            <text:p>Lexical Density is the ratio obtained by dividing the types (the total number of content words) occurring in a text by the total number of words.Ratio: Content/(Content+Functional)</text:p>
          </table:table-cell>
          <table:table-cell table:style-name="ce159" office:value-type="string" calcext:value-type="string">
            <text:p>Lexical density constitutes the estimated measure of content per functional (grammatical) and lexical units (lexemes) in total. It is used in discourse analysis as a descriptive parameter which varies with register and genre.</text:p>
          </table:table-cell>
          <table:table-cell table:style-name="ce145" table:number-columns-repeated="1013"/>
        </table:table-row>
        <table:table-row table:style-name="ro51">
          <table:table-cell table:style-name="ce145" office:value-type="string" calcext:value-type="string">
            <text:p>Lexical Richness/Lexical Density (Depend on text length)</text:p>
          </table:table-cell>
          <table:table-cell table:style-name="ce145" office:value-type="string" calcext:value-type="string">
            <text:p>Noun Density</text:p>
          </table:table-cell>
          <table:table-cell table:style-name="ce159" office:value-type="string" calcext:value-type="string">
            <text:p>noun_density</text:p>
          </table:table-cell>
          <table:table-cell table:style-name="ce145" table:number-columns-repeated="4"/>
          <table:table-cell table:style-name="Default"/>
          <table:table-cell table:style-name="ce190"/>
          <table:table-cell table:style-name="ce197" office:value-type="string" calcext:value-type="string">
            <text:p>Noun Density is the ratio obtained by dividing the types (the total number of nouns) occurring in a text by the total number of words.</text:p>
          </table:table-cell>
          <table:table-cell table:style-name="ce159"/>
          <table:table-cell table:style-name="ce145" table:number-columns-repeated="1013"/>
        </table:table-row>
        <table:table-row table:style-name="ro51">
          <table:table-cell table:style-name="ce145" office:value-type="string" calcext:value-type="string">
            <text:p>Lexical Richness/Lexical Density (Depend on text length)</text:p>
          </table:table-cell>
          <table:table-cell table:style-name="ce145" office:value-type="string" calcext:value-type="string">
            <text:p>Verb Density</text:p>
          </table:table-cell>
          <table:table-cell table:style-name="ce159" office:value-type="string" calcext:value-type="string">
            <text:p>verb_density</text:p>
          </table:table-cell>
          <table:table-cell table:style-name="ce145" table:number-columns-repeated="4"/>
          <table:table-cell table:style-name="Default"/>
          <table:table-cell table:style-name="ce190"/>
          <table:table-cell table:style-name="ce197" office:value-type="string" calcext:value-type="string">
            <text:p>Verb Density is the ratio obtained by dividing the types (the total number of verbs) occurring in a text by the total number of words.</text:p>
          </table:table-cell>
          <table:table-cell table:style-name="ce159"/>
          <table:table-cell table:style-name="ce145" table:number-columns-repeated="1013"/>
        </table:table-row>
        <table:table-row table:style-name="ro13">
          <table:table-cell table:style-name="ce145" office:value-type="string" calcext:value-type="string">
            <text:p>Lexical Richness/Lexical Density (Depend on text length)</text:p>
          </table:table-cell>
          <table:table-cell table:style-name="ce145" office:value-type="string" calcext:value-type="string">
            <text:p>Adjective Density</text:p>
          </table:table-cell>
          <table:table-cell table:style-name="ce159" office:value-type="string" calcext:value-type="string">
            <text:p>adj_density</text:p>
          </table:table-cell>
          <table:table-cell table:style-name="ce145" table:number-columns-repeated="4"/>
          <table:table-cell table:style-name="Default"/>
          <table:table-cell table:style-name="ce190"/>
          <table:table-cell table:style-name="ce197" office:value-type="string" calcext:value-type="string">
            <text:p>Adjective Density is the ratio obtained by dividing the types (the total number of adjectives) occurring in a text by the total number of words.</text:p>
          </table:table-cell>
          <table:table-cell table:style-name="ce159"/>
          <table:table-cell table:style-name="ce145" table:number-columns-repeated="1013"/>
        </table:table-row>
        <table:table-row table:style-name="ro51">
          <table:table-cell table:style-name="ce145" office:value-type="string" calcext:value-type="string">
            <text:p>Lexical Richness/Lexical Density (Depend on text length)</text:p>
          </table:table-cell>
          <table:table-cell table:style-name="ce145" office:value-type="string" calcext:value-type="string">
            <text:p>Adverb Density</text:p>
          </table:table-cell>
          <table:table-cell table:style-name="ce159" office:value-type="string" calcext:value-type="string">
            <text:p>adv_density</text:p>
          </table:table-cell>
          <table:table-cell table:style-name="ce145" table:number-columns-repeated="4"/>
          <table:table-cell table:style-name="Default"/>
          <table:table-cell table:style-name="ce190"/>
          <table:table-cell table:style-name="ce197" office:value-type="string" calcext:value-type="string">
            <text:p>Adverb Density is the ratio obtained by dividing the types (the total number of adverbs) occurring in a text by the total number of words.</text:p>
          </table:table-cell>
          <table:table-cell table:style-name="ce159"/>
          <table:table-cell table:style-name="ce145" table:number-columns-repeated="1013"/>
        </table:table-row>
        <table:table-row table:style-name="ro52">
          <table:table-cell office:value-type="string" calcext:value-type="string">
            <text:p>Lexical Richness/Lexical Density (Depend on text length)</text:p>
          </table:table-cell>
          <table:table-cell office:value-type="string" calcext:value-type="string">
            <text:p>STTR (Simple Type-Token Ratio)</text:p>
          </table:table-cell>
          <table:table-cell table:style-name="ce146" office:value-type="string" calcext:value-type="string">
            <text:p>simple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STTR is the ratio obtained by dividing the types (the total number of different words) occurring in a text by its tokens (the total number of words) (1957, Templin)</text:p>
          </table:table-cell>
          <table:table-cell office:value-type="string" calcext:value-type="string">
            <text:p><text:span text:style-name="T1">For instance, when the number of word types is equal to the total number of words (tokens), then all of the words are unique. In this situation, when lexical diversity is at a maximum, the text is either very low in cohesion or perhaps the text is very short.</text:span></text:p>
            <text:p><text:span text:style-name="T5">A high TTR indicates a high degree of </text:span><text:span text:style-name="T6">lexical variation </text:span><text:span text:style-name="T7">while a low TTR indicates the opposite. La proporción de token de tipo (TTR) (Templin, 1957) es el número de palabras únicas (llamados tipos) dividido por el número de tokens de estas palabras. Cada palabra única en un texto se considera un tipo de palabra. Cada instancia de una palabra en particular es un token. Por ejemplo, si la palabra dog aparece en el texto 7 veces, su valor de tipo es 1, mientras que su valor de token es 7.ratio palabras/formas = (n.º palabras diferentes en el texto)/nº palabras totales en el texto)*1000</text:span></text:p>
            <text:p>La comprensión debe ser comparativamente difícil porque muchas palabras únicas deben decodificarse e integrarse con el contexto del discurso. A medida que disminuye la relación tipo-token, las palabras se repiten muchas veces en el texto, lo que debería aumentar la facilidad y la velocidad del procesamiento del texto. Aunque esta ratio puede ser indicativa de la variedad y riqueza léxica que se encuentra en un texto (a menor ratio, mayor riqueza léxica), el resultado de este tipo de cálculo depende en gran medida de la longitud del texto (cuanto menor sea la cantidad de palabras en el texto, mayor será la ratio).</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CTTR (Content Type-Token Ratio)</text:p>
          </table:table-cell>
          <table:table-cell table:style-name="ce146" office:value-type="string" calcext:value-type="string">
            <text:p>content_ttr</text:p>
          </table:table-cell>
          <table:table-cell/>
          <table:table-cell office:value-type="string" calcext:value-type="string">
            <text:p>Modificado</text:p>
          </table:table-cell>
          <table:table-cell office:value-type="string" calcext:value-type="string">
            <text:p>"Izenen <text:s/>eta aditzen batuketaren eta hitz guztien arteko ratioa $IzeAditzHitzRatioa da.\n";</text:p>
          </table:table-cell>
          <table:table-cell/>
          <table:table-cell table:style-name="Default"/>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cell table:style-name="ce209" office:value-type="string" calcext:value-type="string">
            <text:p>A high TTR indicates a high degree of <text:span text:style-name="T8">lexical variation of content word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NTTR (Noun Type-Token Ratio)</text:p>
          </table:table-cell>
          <table:table-cell table:style-name="ce146" office:value-type="string" calcext:value-type="string">
            <text:p>nttr</text:p>
          </table:table-cell>
          <table:table-cell/>
          <table:table-cell office:value-type="string" calcext:value-type="string">
            <text:p>Modificado</text:p>
          </table:table-cell>
          <table:table-cell office:value-type="string" calcext:value-type="string">
            <text:p>"Izenen eta hitz guztien arteko ratioa $IzeHitzRatioa da.\n";</text:p>
          </table:table-cell>
          <table:table-cell/>
          <table:table-cell table:style-name="Default"/>
          <table:table-cell/>
          <table:table-cell office:value-type="string" calcext:value-type="string">
            <text:p>NTTR is the ratio obtained by dividing the types (the total number of different nouns) occurring in a text by its tokens (the total number of nouns).</text:p>
          </table:table-cell>
          <table:table-cell table:style-name="ce209" office:value-type="string" calcext:value-type="string">
            <text:p>A high TTR indicates a high degree of <text:span text:style-name="T8">lexical variation of noun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VTTR (Verb Type-Token Ratio)</text:p>
          </table:table-cell>
          <table:table-cell table:style-name="ce146" office:value-type="string" calcext:value-type="string">
            <text:p>vttr</text:p>
          </table:table-cell>
          <table:table-cell/>
          <table:table-cell office:value-type="string" calcext:value-type="string">
            <text:p>Modificado</text:p>
          </table:table-cell>
          <table:table-cell office:value-type="string" calcext:value-type="string">
            <text:p>"Izenen eta hitz guztien arteko ratioa $IzeHitzRatioa da.\n";</text:p>
          </table:table-cell>
          <table:table-cell/>
          <table:table-cell table:style-name="Default"/>
          <table:table-cell/>
          <table:table-cell office:value-type="string" calcext:value-type="string">
            <text:p>VTTR is the ratio obtained by dividing the types (the total number of different verbs) occurring in a text by its tokens (the total number of verbs).</text:p>
          </table:table-cell>
          <table:table-cell table:style-name="ce209" office:value-type="string" calcext:value-type="string">
            <text:p>A high TTR indicates a high degree of <text:span text:style-name="T8">lexical variation of verbs.</text:span></text:p>
          </table:table-cell>
          <table:table-cell table:number-columns-repeated="1013"/>
        </table:table-row>
        <table:table-row table:style-name="ro39">
          <table:table-cell office:value-type="string" calcext:value-type="string">
            <text:p>Lexical Richness/Lexical Density (Depend on text length)</text:p>
          </table:table-cell>
          <table:table-cell office:value-type="string" calcext:value-type="string">
            <text:p>AdjTTR (Adj Type-Token Ratio)</text:p>
          </table:table-cell>
          <table:table-cell table:style-name="ce146" office:value-type="string" calcext:value-type="string">
            <text:p>adj_ttr</text:p>
          </table:table-cell>
          <table:table-cell/>
          <table:table-cell office:value-type="string" calcext:value-type="string">
            <text:p>Modificado</text:p>
          </table:table-cell>
          <table:table-cell office:value-type="string" calcext:value-type="string">
            <text:p><text:s/>"Adjektiboen eta hitz guztien arteko ratioa $AdjHitzRatioa da.\n";</text:p>
          </table:table-cell>
          <table:table-cell/>
          <table:table-cell table:style-name="Default"/>
          <table:table-cell/>
          <table:table-cell office:value-type="string" calcext:value-type="string">
            <text:p><text:span text:style-name="T1">AdjTTR is the ratio obtained by dividing the types (the total number of different adjectives) occurring in a text by its tokens (the total number of adjectives</text:span>).</text:p>
          </table:table-cell>
          <table:table-cell table:style-name="ce209" office:value-type="string" calcext:value-type="string">
            <text:p>A high TTR indicates a high degree of <text:span text:style-name="T8">lexical variation of adjectives.</text:span></text:p>
          </table:table-cell>
          <table:table-cell table:number-columns-repeated="1013"/>
        </table:table-row>
        <table:table-row table:style-name="ro39">
          <table:table-cell office:value-type="string" calcext:value-type="string">
            <text:p>Lexical Richness/Lexical Density (Depend on text length)</text:p>
          </table:table-cell>
          <table:table-cell office:value-type="string" calcext:value-type="string">
            <text:p>AdvTTR (Adv Type-Token Ratio)</text:p>
          </table:table-cell>
          <table:table-cell table:style-name="ce146" office:value-type="string" calcext:value-type="string">
            <text:p>adv_ttr</text:p>
          </table:table-cell>
          <table:table-cell/>
          <table:table-cell office:value-type="string" calcext:value-type="string">
            <text:p>Modificado</text:p>
          </table:table-cell>
          <table:table-cell office:value-type="string" calcext:value-type="string">
            <text:p>"Adberbioen eta hitz guztien arteko ratioa $AdbHitzRatioa da.\n";</text:p>
          </table:table-cell>
          <table:table-cell/>
          <table:table-cell table:style-name="Default"/>
          <table:table-cell/>
          <table:table-cell office:value-type="string" calcext:value-type="string">
            <text:p><text:span text:style-name="T1">AdvTTR is the ratio obtained by dividing the types (the total number of different adverbs) occurring in a text by its tokens (the total number of adverbs</text:span>).</text:p>
          </table:table-cell>
          <table:table-cell table:style-name="ce209" office:value-type="string" calcext:value-type="string">
            <text:p>A high TTR indicates a high degree of <text:span text:style-name="T8">lexical variation of adverb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LSTTR (Lemma Simple Type-Token Ratio)</text:p>
          </table:table-cell>
          <table:table-cell table:style-name="ce146" office:value-type="string" calcext:value-type="string">
            <text:p>lemma_ttr</text:p>
          </table:table-cell>
          <table:table-cell/>
          <table:table-cell office:value-type="string" calcext:value-type="string">
            <text:p>Modificado</text:p>
          </table:table-cell>
          <table:table-cell table:number-columns-repeated="2"/>
          <table:table-cell table:style-name="Default"/>
          <table:table-cell/>
          <table:table-cell office:value-type="string" calcext:value-type="string">
            <text:p>LSTTR is the ratio obtained by dividing the types (the total number of different lemmas) occurring in a text by its tokens (the total number of word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CTTR (Lemma Content Type-Token Ratio)</text:p>
          </table:table-cell>
          <table:table-cell table:style-name="ce146" office:value-type="string" calcext:value-type="string">
            <text:p>lemma_content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CTTR is the ratio obtained by dividing the types (the total number of different content lemmas) occurring in a text by its tokens (the total number of content word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NTTR (Lemma Noun Type-Token Ratio)</text:p>
          </table:table-cell>
          <table:table-cell table:style-name="ce146" office:value-type="string" calcext:value-type="string">
            <text:p>lemma_n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NTTR is the ratio obtained by dividing the types (the total number of different lemmas of noun category) occurring in a text by its tokens (the total number of noun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VTTR (Lemma Verb Type-Token Ratio)</text:p>
          </table:table-cell>
          <table:table-cell table:style-name="ce146" office:value-type="string" calcext:value-type="string">
            <text:p>lemma_v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VTTR is the ratio obtained by dividing the types (the total number of different lemmas of verb category) occurring in a text by its tokens (the total number of verbs).</text:p>
          </table:table-cell>
          <table:table-cell table:number-columns-repeated="1014"/>
        </table:table-row>
        <table:table-row table:style-name="ro44">
          <table:table-cell office:value-type="string" calcext:value-type="string">
            <text:p>Lexical Richness/Lexical Density (Depend on text length)</text:p>
          </table:table-cell>
          <table:table-cell office:value-type="string" calcext:value-type="string">
            <text:p>LAdjTTR (Lemma Adj Type-Token Ratio)</text:p>
          </table:table-cell>
          <table:table-cell table:style-name="ce146" office:value-type="string" calcext:value-type="string">
            <text:p>lemma_adj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cell table:number-columns-repeated="1014"/>
        </table:table-row>
        <table:table-row table:style-name="ro44">
          <table:table-cell office:value-type="string" calcext:value-type="string">
            <text:p>Lexical Richness/Lexical Density (Depend on text length)</text:p>
          </table:table-cell>
          <table:table-cell office:value-type="string" calcext:value-type="string">
            <text:p>LAdvTTR (Lemma Adv Type-Token Ratio)</text:p>
          </table:table-cell>
          <table:table-cell table:style-name="ce146" office:value-type="string" calcext:value-type="string">
            <text:p>lemma_adv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cell table:number-columns-repeated="1014"/>
        </table:table-row>
        <table:table-row table:style-name="ro8">
          <table:table-cell office:value-type="string" calcext:value-type="string">
            <text:p>Lexical Richness/Lexical Density (more stability with respect to the text length)</text:p>
          </table:table-cell>
          <table:table-cell office:value-type="string" calcext:value-type="string">
            <text:p>Honoré Lexical Density</text:p>
          </table:table-cell>
          <table:table-cell table:style-name="ce146" office:value-type="string" calcext:value-type="string">
            <text:p>honor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Honore = (100 * log N)/(1- ( V1 / V)) ; N is the total number of words in the text, V is the total number of different words in the text and V1 is the hapax legomena (Honoré, 1979)</text:p>
          </table:table-cell>
          <table:table-cell office:value-type="string" calcext:value-type="string">
            <text:p><text:span text:style-name="T1">H=(100 * log N)/(1- ( V1 / V)) donde H=Riqueza/Densidad léxica de Honoré ;N=nº de palabras en el texto;V=nº de formas distintas en el texto;V1=nº de palabras usadas una sola vez o hapax legomena. C</text:span>alcular la riqueza léxica de un texto teniendo en cuenta la longitud del texto es la propuesta por Honoré (1979)</text:p>
          </table:table-cell>
          <table:table-cell table:number-columns-repeated="1013"/>
        </table:table-row>
        <table:table-row table:style-name="ro39">
          <table:table-cell office:value-type="string" calcext:value-type="string">
            <text:p>Lexical Richness/Lexical Density (more stability with respect to the text length)</text:p>
          </table:table-cell>
          <table:table-cell office:value-type="string" calcext:value-type="string">
            <text:p>Maas Lexical Density</text:p>
          </table:table-cell>
          <table:table-cell table:style-name="ce146" office:value-type="string" calcext:value-type="string">
            <text:p>maas</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ext:span text:style-name="T1">Maas = (log N – log V) / (log² V) ;N is the total number of words in the text and V is the total number of different words</text:span> in the text (Maas, 1966)</text:p>
          </table:table-cell>
          <table:table-cell office:value-type="string" calcext:value-type="string">
            <text:p>calcular la riqueza léxica de un texto teniendo en cuenta la longitud del texto es la propuesta por Maas (1972)</text:p>
          </table:table-cell>
          <table:table-cell office:value-type="string" calcext:value-type="string">
            <text:p>Values:By analysing lexico-semantic metrics, we see that lexical diversity metrics such as Maas Lexical Density (Maas, 1966), which is analogous to the well-known type-token ratio but controls text length, has a greater value in English texts greater than in Social Science texts, so English texts are less diverse and easier than Social Science texts. Analysed together with those of familiarity, age of acquisition and incidence of rare words, it can be deduced that vocabulary acquisition is exceptionally important in these texts, because these not so common words will appear repeatedly in the texts, so it is crucial that the students learn them. It is also evident that use of less frequent, familiar words suggest that the reader needs more time to process the Social Science texts: indeed, the different means for rare lexical words and distinct rare lexical words support the idea that Social Science texts use more difficult words which perhaps require to expend additional comprehension effort. They also include words with a lower level of polysemy, like “bourgeoisie”, which are typically more specific words. <text:s/>.Maas puede considerarse una medida de la riqueza léxica con una aceptable estabilidad y el más recomendable de los índices que utilizan la corrección logarítmica. Aún así, hay que observar que tiene poca sensibilidad, es decir, cuando se mide en diferentes textos, el margen de variación de sus valores es bastante estrecho. Una segunda observación sobre este índice es que tiene una variación inversa a la que tienen todos los demás índices; es decir, cuanto mayor es su valor, menores la riqueza léxica del texto analizado, lo que hay que tener presente para evitar confusiones.</text:p>
          </table:table-cell>
          <table:table-cell table:number-columns-repeated="1012"/>
        </table:table-row>
        <table:table-row table:style-name="ro18">
          <table:table-cell office:value-type="string" calcext:value-type="string">
            <text:p>Lexical Richness/Lexical Density (more stability with respect to the text length)</text:p>
          </table:table-cell>
          <table:table-cell office:value-type="string" calcext:value-type="string">
            <text:p>Measure of Textual Lexical Diversity (MTLD)</text:p>
          </table:table-cell>
          <table:table-cell table:style-name="ce146" office:value-type="string" calcext:value-type="string">
            <text:p>mtld</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MTLD (measure of textual lexical diversity) (2005, McCarthy).</text:p>
            <text:p/>
          </table:table-cell>
          <table:table-cell office:value-type="string" calcext:value-type="string">
            <text:p><text:span text:style-name="T1">In this process the text to be analysed is divided into segments but the length of the segment is variable and depends precisely on the value that the TTR is displaying as the segments are extended. Each segment ends when its TTR reaches a value of 0.72.</text:span></text:p>
            <text:p><text:span text:style-name="T1">At the end of the text the MTLD = (L / n) , calculation is applied, where L is text length in number of words and n is the number of segments.</text:span></text:p>
            <text:p>El índice llamado MTLD (Measure of Textual Lexical Diversity) fue propuesto por McCarthy (2005). Divide el texto en segmentos y calcula la TTR de cada uno de ellos, pero, en este caso, la longitud de cada segmento es variable y depende precisamente del valor que vaya tomando la TTR a medida que se va aumentando la longitud del segmento de texto. El proceso para obtener la MTLD de un texto es el siguiente: de forma secuencial, comenzando desde el principio del texto, se va creando el primer segmento aumentándolo palabra a palabra y calculando para cada adición el valor que toma la TTR del segmento. Como el valor va disminuyendo a medida que se alarga el texto, cuando este valor se hace inferior a un determinado umbral previamente fijado (normalmente 0,72) se considera que el segmento está completo y se empieza a crear uno de nuevo siguiendo el mismo sistema y repitiendo la operación hasta el final del texto. Al finalizar este proceso, la MTLD se calcula dividiendo el número total de palabras del texto entre el número total de segmentos que se han podido formar.MTLD=(Número de palabras del texto / número de segmentos)</text:p>
          </table:table-cell>
          <table:table-cell table:number-columns-repeated="1013"/>
        </table:table-row>
        <table:table-row table:style-name="ro19">
          <table:table-cell table:style-name="ce144" table:number-columns-repeated="7"/>
          <table:table-cell table:style-name="ce78"/>
          <table:table-cell table:style-name="ce189"/>
          <table:table-cell table:style-name="ce196" table:number-columns-repeated="2"/>
          <table:table-cell table:style-name="ce144" table:number-columns-repeated="1013"/>
        </table:table-row>
        <table:table-row table:style-name="ro44">
          <table:table-cell table:style-name="ce146" office:value-type="string" calcext:value-type="string">
            <text:p>Readability/Text Dimension/Grade Level:</text:p>
          </table:table-cell>
          <table:table-cell table:style-name="ce155" office:value-type="string" calcext:value-type="string">
            <text:p>Rare words o longer words tent to be less frequent and that is why they are usually more difficult for understanding, and longer sentences need greater load on working memory, increase comprehension difficulty.</text:p>
            <text:p/>
          </table:table-cell>
          <table:table-cell table:style-name="ce146" table:number-columns-repeated="1022"/>
        </table:table-row>
        <table:table-row table:style-name="ro34">
          <table:table-cell office:value-type="string" calcext:value-type="string">
            <text:p>Readability/Text Dimension/Grade Level:</text:p>
          </table:table-cell>
          <table:table-cell office:value-type="string" calcext:value-type="string">
            <text:p>Flesch-Kincaid Grade level</text:p>
          </table:table-cell>
          <table:table-cell table:style-name="ce146" office:value-type="string" calcext:value-type="string">
            <text:p>flesch_kincaid</text:p>
          </table:table-cell>
          <table:table-cell/>
          <table:table-cell office:value-type="string" calcext:value-type="string">
            <text:p>No</text:p>
          </table:table-cell>
          <table:table-cell/>
          <table:table-cell office:value-type="string" calcext:value-type="string">
            <text:p>EN</text:p>
          </table:table-cell>
          <table:table-cell table:style-name="Default"/>
          <table:table-cell/>
          <table:table-cell office:value-type="string" calcext:value-type="string">
            <text:p><text:span text:style-name="T1">Flesch-Kincaid grade level (Flesch,1948), tells you the American school grade you would need to be in to comprehend the material on the page. </text:span>Flesch-Kincaid grade level formula = 0.39 x (words/sentences) + 11.8 x (syllables/words) - 15.59.</text:p>
          </table:table-cell>
          <table:table-cell office:value-type="string" calcext:value-type="string">
            <text:p>Flesch-Kincaid grade level, tells you the American school grade (From 6 to 7 years 1st grade(LH1),... from 12 to 13 years 7th grade(DBH1), ...16 to 17 years 11th grade (Bachiller1), 17 to 18 years 12th Grade (Bachiller2) you would need to be in to comprehend the material on the page. For example, The Huffington Post’s website has an average grade level of about 7, meaning that it should be easily understood by 12 to 13 year olds. Flesch-Kincaid grade level formula: 0.39 x (words/sentences) + 11.8 x (syllables/words) - 15.59.</text:p>
            <text:p>Ejm: DBH1 en ingles niveles LH5-LH6, mientras que en historia: niveles DBH2-DBH4. Flesch-Kinkaid indices demonstrate that History texts are less readable. Flesch-Kincaid grade level assigns an American School Grade to the text, in our case, 5th school grade (our 5th grade of Primary) for English Texts and 8th school grade (our 2nd grade of Secondary) for History texts. Flesch-Kincaid reading ease assigns the English texts a mean value about 74, but the mean value in History texts is lower than 60. According to this metric, low scores indicate text that the text is complicated to understand. Moreover, according to these metric scores between 60 and 80 should generally be understood by 12 to 15 years old.All the general readability indices show that sentences in the Social Science texts place a heavier burden on the reader, but it should be considered that these metrics do not consider the linguistic models of the processes that the reader brings to bear on the text (lexical, syntactic, semantic and discoursal) (Just &amp; Carpenter,1987; Koda, 2005). Moreover, these metrics do not take account of deeper level of text processing.</text:p>
          </table:table-cell>
          <table:table-cell table:number-columns-repeated="1013"/>
        </table:table-row>
        <table:table-row table:style-name="ro53">
          <table:table-cell office:value-type="string" calcext:value-type="string">
            <text:p>Readability/Text Dimension/Grade Level:</text:p>
          </table:table-cell>
          <table:table-cell office:value-type="string" calcext:value-type="string">
            <text:p>Flesch readability ease</text:p>
          </table:table-cell>
          <table:table-cell table:style-name="ce146" office:value-type="string" calcext:value-type="string">
            <text:p>flesch</text:p>
          </table:table-cell>
          <table:table-cell/>
          <table:table-cell office:value-type="string" calcext:value-type="string">
            <text:p>No</text:p>
          </table:table-cell>
          <table:table-cell/>
          <table:table-cell office:value-type="string" calcext:value-type="string">
            <text:p>EN</text:p>
          </table:table-cell>
          <table:table-cell table:style-name="ce79"/>
          <table:table-cell/>
          <table:table-cell office:value-type="string" calcext:value-type="string">
            <text:p>Flesch readability ease (Flesch,1948), is based on a ranking scale of 0-100. Flesch-Kincaid reading ease formula= 206.835 - 1.015 x (words/sentences) - 84.6 x (syllables/words)</text:p>
          </table:table-cell>
          <table:table-cell office:value-type="string" calcext:value-type="string">
            <text:p><text:span text:style-name="T9">Flesch readability ease (Flesch,1948)</text:span><text:span text:style-name="T10">, is based on a ranking scale of 0-100, and the higher your score, the better. Low scores indicate text that is complicated to understand. So if your website receives a low Flesch-Kincaid reading ease score, you will likely need to simplify your text.For most business writing, a score of 65 is a good target, and scores between 60 and 80 should generally be understood by 12 to 15 year olds. Flesch-Kincaid reading ease formula= 206.835 - 1.015 x (words/sentences) - 84.6 x (syllables/words).</text:span>Ejm: DBH1. History: (63+60+44)/3=55,66 and English: (75+72+60+64+74+80+77+78+51+77)/10=70,8 (12-15 years)</text:p>
          </table:table-cell>
          <table:table-cell table:formula="of:=(75+72+60+64+74+80+77+78+51+77)/10" office:value-type="float" office:value="70.8" calcext:value-type="float">
            <text:p>70,8</text:p>
          </table:table-cell>
          <table:table-cell table:number-columns-repeated="1012"/>
        </table:table-row>
        <table:table-row table:style-name="ro54">
          <table:table-cell table:style-name="ce145" office:value-type="string" calcext:value-type="string">
            <text:p>Readability/Text Dimension/Grade Level:</text:p>
          </table:table-cell>
          <table:table-cell table:style-name="ce145" office:value-type="string" calcext:value-type="string">
            <text:p>Dale-Chall readability formula</text:p>
          </table:table-cell>
          <table:table-cell table:style-name="ce159" office:value-type="string" calcext:value-type="string">
            <text:p>dale_chall</text:p>
          </table:table-cell>
          <table:table-cell table:style-name="ce145"/>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79"/>
          <table:table-cell table:style-name="ce190"/>
          <table:table-cell table:style-name="ce198" office:value-type="string" calcext:value-type="string">
            <text:p><text:span text:style-name="T1">Dale-Chall readability formula (Dale and Chall 1948) is </text:span>15,79 * (totalcomplex/totalsentences) + 0,0496 (totalwords/totalsentences). If the percentage of difficult words is above 5%, then add 3.6365 to the raw score to get the adjusted score, otherwise the adjusted score is equal to the raw score T<text:span text:style-name="T1">otalcomplex are all words that are not on the Dale-Chall word list that can be found in http://www.readabilityformulas.com/articles/dale-chall-readability-</text:span></text:p>
            <text:p><text:span text:style-name="T1">word-list.php</text:span></text:p>
          </table:table-cell>
          <table:table-cell table:style-name="ce198" office:value-type="string" calcext:value-type="string">
            <text:p>https://en.wikipedia.org/wiki/Dale%E2%80%93Chall_readability_formula</text:p>
            <text:p>totalcomplex palabras que NO aparecen en la siguiente lista: The full list can be found in http://www.readabilityformulas.com/articles/dale-chall-readability-</text:p>
            <text:p>word-list.php</text:p>
            <text:p>Ref:https://pypi.org/project/ReadabilityCalculator/</text:p>
          </table:table-cell>
          <table:table-cell table:style-name="ce145" table:number-columns-repeated="1013"/>
        </table:table-row>
        <table:table-row table:style-name="ro42">
          <table:table-cell table:style-name="ce145" office:value-type="string" calcext:value-type="string">
            <text:p>Readability/Text Dimension/Grade Level:</text:p>
          </table:table-cell>
          <table:table-cell table:style-name="ce145" office:value-type="string" calcext:value-type="string">
            <text:p>Simple Measure Of Gobbledygook (SMOG) grade</text:p>
          </table:table-cell>
          <table:table-cell table:style-name="ce159" office:value-type="string" calcext:value-type="string">
            <text:p>smog</text:p>
          </table:table-cell>
          <table:table-cell table:style-name="ce145"/>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79"/>
          <table:table-cell table:style-name="ce190"/>
          <table:table-cell table:style-name="ce198"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cell table:style-name="ce198" office:value-type="string" calcext:value-type="string">
            <text:p>totalcomplex palabras que tienen más de 3 sílabas.</text:p>
            <text:p>Ref:https://en.wikipedia.org/wiki/SMOG</text:p>
            <text:p>Codigo: https://pypi.org/project/ReadabilityCalculator/</text:p>
          </table:table-cell>
          <table:table-cell table:style-name="ce145" table:number-columns-repeated="1013"/>
        </table:table-row>
        <table:table-row table:style-name="ro23">
          <table:table-cell table:style-name="ce147"/>
          <table:table-cell table:style-name="ce144" table:number-columns-repeated="6"/>
          <table:table-cell table:style-name="ce79"/>
          <table:table-cell table:style-name="ce189"/>
          <table:table-cell table:style-name="ce196"/>
          <table:table-cell table:style-name="ce202"/>
          <table:table-cell table:style-name="ce144" table:number-columns-repeated="1013"/>
        </table:table-row>
        <table:table-row table:style-name="ro44">
          <table:table-cell table:style-name="ce148" office:value-type="string" calcext:value-type="string">
            <text:p>Morphological features/Temporal Cohesion</text:p>
          </table:table-cell>
          <table:table-cell table:style-name="ce148" office:value-type="string" calcext:value-type="string">
            <text:p>Cohesión temporal</text:p>
          </table:table-cell>
          <table:table-cell table:style-name="ce148" table:number-columns-repeated="5"/>
          <table:table-cell table:style-name="ce79"/>
          <table:table-cell table:style-name="ce191"/>
          <table:table-cell table:style-name="ce199" office:value-type="string" calcext:value-type="string">
            <text:p>Este dato me dice como media cuantas veces se repite una forma verbal(simple-compuesta????) y me da una idea de la cohesión , es decir cuantas veces la forma verbal es la misma como media, A mayor cohesión, mayor legibilidad,</text:p>
          </table:table-cell>
          <table:table-cell table:style-name="ce210"/>
          <table:table-cell table:style-name="ce148" table:number-columns-repeated="1013"/>
        </table:table-row>
        <table:table-row table:style-name="ro24">
          <table:table-cell office:value-type="string" calcext:value-type="string">
            <text:p>Morphological features/Verb Tense</text:p>
          </table:table-cell>
          <table:table-cell office:value-type="string" calcext:value-type="string">
            <text:p>Number of verbs in past tense</text:p>
          </table:table-cell>
          <table:table-cell table:style-name="ce146" office:value-type="string" calcext:value-type="string">
            <text:p>num_past</text:p>
          </table:table-cell>
          <table:table-cell/>
          <table:table-cell office:value-type="string" calcext:value-type="string">
            <text:p>Si</text:p>
          </table:table-cell>
          <table:table-cell table:style-name="ce166" office:value-type="string" calcext:value-type="string">
            <text:p>$lehenaldia</text:p>
          </table:table-cell>
          <table:table-cell/>
          <table:table-cell table:style-name="ce79"/>
          <table:table-cell/>
          <table:table-cell office:value-type="string" calcext:value-type="string">
            <text:p>The number of verbs in past tense in the text</text:p>
          </table:table-cell>
          <table:table-cell office:value-type="string" calcext:value-type="string">
            <text:p>In word FEATS when Tense=Past</text:p>
          </table:table-cell>
          <table:table-cell table:number-columns-repeated="1013"/>
        </table:table-row>
        <table:table-row table:style-name="ro24">
          <table:table-cell office:value-type="string" calcext:value-type="string">
            <text:p>Morphological features/Verb Tense</text:p>
          </table:table-cell>
          <table:table-cell office:value-type="string" calcext:value-type="string">
            <text:p>Number of verbs in past tense (incidence per 1000 words)</text:p>
          </table:table-cell>
          <table:table-cell table:style-name="ce146" office:value-type="string" calcext:value-type="string">
            <text:p>num_past_incidence</text:p>
          </table:table-cell>
          <table:table-cell/>
          <table:table-cell office:value-type="string" calcext:value-type="string">
            <text:p>No</text:p>
          </table:table-cell>
          <table:table-cell table:number-columns-repeated="2"/>
          <table:table-cell table:style-name="ce79"/>
          <table:table-cell/>
          <table:table-cell table:style-name="ce200" office:value-type="string" calcext:value-type="string">
            <text:p>The number of verbs in past tense per 1000 words</text:p>
          </table:table-cell>
          <table:table-cell office:value-type="string" calcext:value-type="string">
            <text:p>(n.º de verbos en pasado/nº de palabras totales)*1000</text:p>
          </table:table-cell>
          <table:table-cell table:number-columns-repeated="1013"/>
        </table:table-row>
        <table:table-row table:style-name="ro11">
          <table:table-cell office:value-type="string" calcext:value-type="string">
            <text:p>Morphological features/Verb Tense</text:p>
          </table:table-cell>
          <table:table-cell office:value-type="string" calcext:value-type="string">
            <text:p>Number of verbs in present tense</text:p>
          </table:table-cell>
          <table:table-cell table:style-name="ce146" office:value-type="string" calcext:value-type="string">
            <text:p>num_pres</text:p>
          </table:table-cell>
          <table:table-cell/>
          <table:table-cell office:value-type="string" calcext:value-type="string">
            <text:p>Si</text:p>
          </table:table-cell>
          <table:table-cell office:value-type="string" calcext:value-type="string">
            <text:p>$orainaldia</text:p>
          </table:table-cell>
          <table:table-cell/>
          <table:table-cell table:style-name="ce79"/>
          <table:table-cell/>
          <table:table-cell office:value-type="string" calcext:value-type="string">
            <text:p>The number of verbs in present tense in the text</text:p>
          </table:table-cell>
          <table:table-cell table:number-columns-repeated="1014"/>
        </table:table-row>
        <table:table-row table:style-name="ro11">
          <table:table-cell office:value-type="string" calcext:value-type="string">
            <text:p>Morphological features/Verb Tense</text:p>
          </table:table-cell>
          <table:table-cell office:value-type="string" calcext:value-type="string">
            <text:p>Number of verbs in present tense (incidence per 1000 words)</text:p>
          </table:table-cell>
          <table:table-cell table:style-name="ce146" office:value-type="string" calcext:value-type="string">
            <text:p>num_pres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present tense per 1000 words</text:p>
          </table:table-cell>
          <table:table-cell table:number-columns-repeated="1014"/>
        </table:table-row>
        <table:table-row table:style-name="ro55">
          <table:table-cell office:value-type="string" calcext:value-type="string">
            <text:p>Morphological features/Verb Tense</text:p>
          </table:table-cell>
          <table:table-cell office:value-type="string" calcext:value-type="string">
            <text:p>Number of verbs in future tense</text:p>
          </table:table-cell>
          <table:table-cell table:style-name="ce146" office:value-type="string" calcext:value-type="string">
            <text:p>num_future</text:p>
          </table:table-cell>
          <table:table-cell/>
          <table:table-cell office:value-type="string" calcext:value-type="string">
            <text:p>Modificado</text:p>
          </table:table-cell>
          <table:table-cell table:style-name="ce156" office:value-type="string" calcext:value-type="string">
            <text:p>\t\t Geroaldiko aspektua duten aditzen kopurua: $aditzGeroKopurua\n";</text:p>
          </table:table-cell>
          <table:table-cell/>
          <table:table-cell table:style-name="ce79"/>
          <table:table-cell/>
          <table:table-cell office:value-type="string" calcext:value-type="string">
            <text:p>The number of verbs in future tense in the text</text:p>
          </table:table-cell>
          <table:table-cell office:value-type="string" calcext:value-type="string">
            <text:p>Si la palabra es AUX y es "will" o "shall", y el padre es VB, será un verbo en futuro. Basado en: https://github.com/explosion/spaCy/issues/2767#issuecomment-423837492</text:p>
          </table:table-cell>
          <table:table-cell table:number-columns-repeated="1013"/>
        </table:table-row>
        <table:table-row table:style-name="ro11">
          <table:table-cell office:value-type="string" calcext:value-type="string">
            <text:p>Morphological features/Verb Tense</text:p>
          </table:table-cell>
          <table:table-cell office:value-type="string" calcext:value-type="string">
            <text:p>Number of verbs in future tense (incidence per 1000 words)</text:p>
          </table:table-cell>
          <table:table-cell table:style-name="ce146" office:value-type="string" calcext:value-type="string">
            <text:p>num_future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future tense per 1000 words</text:p>
          </table:table-cell>
          <table:table-cell table:number-columns-repeated="1014"/>
        </table:table-row>
        <table:table-row table:style-name="ro24">
          <table:table-cell office:value-type="string" calcext:value-type="string">
            <text:p>Morphological features/Verb Mood</text:p>
          </table:table-cell>
          <table:table-cell office:value-type="string" calcext:value-type="string">
            <text:p>Number of verbs in indicative mood</text:p>
          </table:table-cell>
          <table:table-cell table:style-name="ce146" office:value-type="string" calcext:value-type="string">
            <text:p>num_indic</text:p>
          </table:table-cell>
          <table:table-cell/>
          <table:table-cell office:value-type="string" calcext:value-type="string">
            <text:p>Si</text:p>
          </table:table-cell>
          <table:table-cell table:style-name="ce166" office:value-type="string" calcext:value-type="string">
            <text:p>$indikatibo</text:p>
          </table:table-cell>
          <table:table-cell/>
          <table:table-cell table:style-name="ce79"/>
          <table:table-cell/>
          <table:table-cell office:value-type="string" calcext:value-type="string">
            <text:p>The number of verbs in indicative mood in the text</text:p>
          </table:table-cell>
          <table:table-cell office:value-type="string" calcext:value-type="string">
            <text:p>n.º de verbos con la caracteristica “Mood=Ind”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2"/>
        </table:table-row>
        <table:table-row table:style-name="ro43">
          <table:table-cell office:value-type="string" calcext:value-type="string">
            <text:p>Morphological features/Verb Mood</text:p>
          </table:table-cell>
          <table:table-cell office:value-type="string" calcext:value-type="string">
            <text:p>Number of verbs in indicative mood (incidence per 1000 words)</text:p>
          </table:table-cell>
          <table:table-cell table:style-name="ce146" office:value-type="string" calcext:value-type="string">
            <text:p>num_indic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indicative mood per 1000 words</text:p>
          </table:table-cell>
          <table:table-cell office:value-type="string" calcext:value-type="string">
            <text:p>n.º de verbos con la caracteristica “Mood=Ind” / nº de palabras totales</text:p>
          </table:table-cell>
          <table:table-cell office:value-type="string" calcext:value-type="string">
            <text:p>Some morphology phenomena are more frequent than others in everyday language,</text:p>
            <text:p>whereas some phenomena only happen on high level structures of text.</text:p>
            <text:p>As an</text:p>
            <text:p>example, subjunctive mood (if I were) is less frequently used than indicative (I</text:p>
            <text:p>was) tense, and is more common in higher level texts.Ref:TOWARDS MULTIPURPOSE READABILITY</text:p>
            <text:p>ASSESSMENT. Madrazo, 2016</text:p>
            <text:p>In Basque the indicative is not significative (see <text:span text:style-name="T20">"The features with relevance 0 have been analysed as well. Some of them are e.g. the ratio of theinessive among all the case endings, the ratio of the indicative mood among all the verbal moods, the ratio of the adjectives among all the words and the ratio of the ratio of the present tense among all the verbal tenses."Ref: Gonzalez-Dios, I., Aranzabe, M. J., de Ilarraza, A. D., &amp; Salaberri,H. (2014). Simple or complex? assessing the readability of basquetexts. In Proceedings of COLING 2014, the 25th international conference on computational linguistics: Technical papers (pp. 334-344).</text:span></text:p>
          </table:table-cell>
          <table:table-cell table:number-columns-repeated="1012"/>
        </table:table-row>
        <table:table-row table:style-name="ro24">
          <table:table-cell office:value-type="string" calcext:value-type="string">
            <text:p>Morphological features/Verb Mood</text:p>
          </table:table-cell>
          <table:table-cell office:value-type="string" calcext:value-type="string">
            <text:p>Number of verbs in imperative mood</text:p>
          </table:table-cell>
          <table:table-cell table:style-name="ce146" office:value-type="string" calcext:value-type="string">
            <text:p>num_impera</text:p>
          </table:table-cell>
          <table:table-cell/>
          <table:table-cell office:value-type="string" calcext:value-type="string">
            <text:p>Si</text:p>
          </table:table-cell>
          <table:table-cell table:style-name="ce166" office:value-type="string" calcext:value-type="string">
            <text:p>$inperatibo</text:p>
          </table:table-cell>
          <table:table-cell/>
          <table:table-cell table:style-name="ce79"/>
          <table:table-cell/>
          <table:table-cell office:value-type="string" calcext:value-type="string">
            <text:p>The number of verbs in imperative mood in the text</text:p>
          </table:table-cell>
          <table:table-cell office:value-type="string" calcext:value-type="string">
            <text:p>n.º de verbos con la caracteristica “Mood=Imp” / nº de palabras totales</text:p>
          </table:table-cell>
          <table:table-cell table:style-name="ce215" office:value-type="string" calcext:value-type="string">
            <text:p>El resto imperativo no hay referencias, pero no te preocupes , enfocalo en la detección de tipo de texto formal e informal mas cerca del lenguaje oral (hablado) y más facil de procesar.</text:p>
          </table:table-cell>
          <table:table-cell table:number-columns-repeated="1012"/>
        </table:table-row>
        <table:table-row table:style-name="ro11">
          <table:table-cell office:value-type="string" calcext:value-type="string">
            <text:p>Morphological features/Verb Mood</text:p>
          </table:table-cell>
          <table:table-cell office:value-type="string" calcext:value-type="string">
            <text:p>Number of verbs in imperative mood (incidence per 1000 words)</text:p>
          </table:table-cell>
          <table:table-cell table:style-name="ce146" office:value-type="string" calcext:value-type="string">
            <text:p>num_impera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imperative mood per 1000 words</text:p>
          </table:table-cell>
          <table:table-cell office:value-type="string" calcext:value-type="string">
            <text:p>n.º de verbos con la caracteristica “Mood=Imp” / nº de palabras totales</text:p>
          </table:table-cell>
          <table:table-cell table:number-columns-repeated="1013"/>
        </table:table-row>
        <table:table-row table:style-name="ro1">
          <table:table-cell table:style-name="ce146" office:value-type="string" calcext:value-type="string">
            <text:p>Morphological features</text:p>
          </table:table-cell>
          <table:table-cell table:style-name="ce146" office:value-type="string" calcext:value-type="string">
            <text:p>Inflection Ratio</text:p>
          </table:table-cell>
          <table:table-cell table:style-name="ce146" table:number-columns-repeated="5"/>
          <table:table-cell table:style-name="ce79"/>
          <table:table-cell table:style-name="ce146"/>
          <table:table-cell table:style-name="ce146" office:value-type="string" calcext:value-type="string">
            <text:p>(SUMA( lenght(lemma(w) / lenght(w) ) / total number of words)</text:p>
          </table:table-cell>
          <table:table-cell table:style-name="ce146" office:value-type="string" calcext:value-type="string">
            <text:p>Inflection es la modificación de un término para expresar diferentes categorias gramaticales: case,number, gender, mood, tense, person or voice</text:p>
          </table:table-cell>
          <table:table-cell table:style-name="ce146" table:number-columns-repeated="1013"/>
        </table:table-row>
        <table:table-row table:style-name="ro1">
          <table:table-cell office:value-type="string" calcext:value-type="string">
            <text:p>Morphological features/Case</text:p>
          </table:table-cell>
          <table:table-cell table:style-name="ce146" office:value-type="string" calcext:value-type="string">
            <text:p>Case</text:p>
          </table:table-cell>
          <table:table-cell table:style-name="ce146" table:number-columns-repeated="2"/>
          <table:table-cell table:style-name="ce146" office:value-type="string" calcext:value-type="string">
            <text:p>Si</text:p>
          </table:table-cell>
          <table:table-cell table:style-name="ce146" office:value-type="string" calcext:value-type="string">
            <text:p>uno por casa caso</text:p>
          </table:table-cell>
          <table:table-cell table:style-name="ce146"/>
          <table:table-cell table:style-name="ce79"/>
          <table:table-cell table:style-name="ce146" table:number-columns-repeated="1016"/>
        </table:table-row>
        <table:table-row table:style-name="ro1">
          <table:table-cell office:value-type="string" calcext:value-type="string">
            <text:p>Morphological features/Gender</text:p>
          </table:table-cell>
          <table:table-cell table:style-name="ce146" office:value-type="string" calcext:value-type="string">
            <text:p>Gender</text:p>
          </table:table-cell>
          <table:table-cell table:style-name="ce146" table:number-columns-repeated="5"/>
          <table:table-cell table:style-name="ce79"/>
          <table:table-cell table:style-name="ce146" table:number-columns-repeated="1016"/>
        </table:table-row>
        <table:table-row table:style-name="ro1">
          <table:table-cell office:value-type="string" calcext:value-type="string">
            <text:p>Morphological features/Number</text:p>
          </table:table-cell>
          <table:table-cell table:style-name="ce146" office:value-type="string" calcext:value-type="string">
            <text:p>Number(Plural/Singular)</text:p>
          </table:table-cell>
          <table:table-cell table:style-name="ce146" table:number-columns-repeated="2"/>
          <table:table-cell table:style-name="ce146" office:value-type="string" calcext:value-type="string">
            <text:p>???</text:p>
          </table:table-cell>
          <table:table-cell table:style-name="ce146" table:number-columns-repeated="2"/>
          <table:table-cell table:style-name="ce79"/>
          <table:table-cell table:style-name="ce146" table:number-columns-repeated="1016"/>
        </table:table-row>
        <table:table-row table:style-name="ro52">
          <table:table-cell/>
          <table:table-cell office:value-type="string" calcext:value-type="string">
            <text:p>Number of irregular verbs in past tense</text:p>
          </table:table-cell>
          <table:table-cell table:style-name="ce146" office:value-type="string" calcext:value-type="string">
            <text:p>num_past_irregular</text:p>
          </table:table-cell>
          <table:table-cell/>
          <table:table-cell office:value-type="string" calcext:value-type="string">
            <text:p>no</text:p>
          </table:table-cell>
          <table:table-cell table:number-columns-repeated="2"/>
          <table:table-cell table:style-name="ce79"/>
          <table:table-cell/>
          <table:table-cell table:style-name="ce140" office:value-type="string" calcext:value-type="string">
            <text:p>The number of irregular verbs in past tense</text:p>
          </table:table-cell>
          <table:table-cell table:style-name="ce146" office:value-type="string" calcext:value-type="string">
            <text:p>Aquellos VERB o AUX con las CARACTERÍSTICAS Tense=Past; Lista de verbos irregulares obtenida de: https://github.com/Bryan-Legend/babel-lang/blob/master/Babel.EnglishEmitter/Resources/Irregular%20Verbs.txt</text:p>
            <text:p>Ref:@article{spache1953new,</text:p>
            <text:p>title={A new readability formula for primary-grade reading materials},</text:p>
            <text:p>author={Spache, George},</text:p>
            <text:p>journal={The Elementary School Journal},</text:p>
            <text:p>volume={53},</text:p>
            <text:p>number={7},</text:p>
            <text:p>pages={410--413},</text:p>
            <text:p>year={1953},</text:p>
            <text:p>publisher={University of Chicago Press}</text:p>
            <text:p>}</text:p>
          </table:table-cell>
          <table:table-cell table:number-columns-repeated="1013"/>
        </table:table-row>
        <table:table-row table:style-name="ro11">
          <table:table-cell/>
          <table:table-cell table:style-name="ce156" office:value-type="string" calcext:value-type="string">
            <text:p>Number of irregular verbs in past tense (incidence per 1000 words)</text:p>
          </table:table-cell>
          <table:table-cell table:style-name="ce146" office:value-type="string" calcext:value-type="string">
            <text:p>num_past_irregular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irregular verbs in past tense per 1000 words</text:p>
          </table:table-cell>
          <table:table-cell table:number-columns-repeated="1014"/>
        </table:table-row>
        <table:table-row table:style-name="ro7">
          <table:table-cell/>
          <table:table-cell table:style-name="ce156" office:value-type="string" calcext:value-type="string">
            <text:p>Mean of irregular verbs in past tense in relation to the number of verbs in past tense</text:p>
          </table:table-cell>
          <table:table-cell table:style-name="ce146" office:value-type="string" calcext:value-type="string">
            <text:p>num_past_irregular_mean</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Mean of the number of irregular verbs in past / number of verbs in past</text:p>
          </table:table-cell>
          <table:table-cell table:number-columns-repeated="1014"/>
        </table:table-row>
        <table:table-row table:style-name="ro56">
          <table:table-cell table:style-name="ce146" office:value-type="string" calcext:value-type="string">
            <text:p>Morphological features/Pronouns</text:p>
          </table:table-cell>
          <table:table-cell table:style-name="ce146" office:value-type="string" calcext:value-type="string">
            <text:p>number of personal pronouns</text:p>
          </table:table-cell>
          <table:table-cell table:style-name="ce146" office:value-type="string" calcext:value-type="string">
            <text:p>num_personal_pronouns</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The number of pronouns</text:p>
          </table:table-cell>
          <table:table-cell office:value-type="string" calcext:value-type="string">
            <text:p>Def:One of the nine parts of speech in the English language is the pronoun. A pronoun is used instead of a noun or noun phrase in a sentence. A pronoun may take place of the name of a person, place or thing.All pronouns in English with different types:</text:p>
            <text:p>-Subject pronouns: I, you, he, she, it, we, they</text:p>
            <text:p>-Object pronouns: me, you, him, her, it, us, you, them</text:p>
            <text:p>-Demonstrative pronoun list: this, that, these, those.</text:p>
            <text:p>-Reflexive pronoun list: myself, yourself, himself, herself, itself, ourselves, yourselves, themselves.</text:p>
            <text:p>-Intensive pronoun list: myself, yourself, himself, herself, itself, ourselves, yourselves, themselves.</text:p>
            <text:p>-Possessive pronoun list: mine, yours, his, hers, ours, yours, theirs.</text:p>
            <text:p>-Relative pronoun list: who, whom, which, whose, that.</text:p>
            <text:p>-Indefinite pronoun list: another, anybody/ anyone, anything, each, either, enough, everybody/ everyone, everything, less, little, much, neither, nobody/ no-one, nothing, one, other, somebody/ someone, something, both, few, fewer, many, others, several, all, any, more, most, none, some, such.</text:p>
            <text:p>-Interrogative Pronoun List: who, whom, which, what, whose, whoever, whatever, whichever, whomever.</text:p>
            <text:p>Sometimes the pronouns are ambiguous(for cohesion we can replace pronouns with nouns or noun phrases.<text:span text:style-name="T11">The pronoun incidence is a characteristic of face-to-face and pubic conversations (Louwerse et al, 2004). </text:span><text:span text:style-name="T12">Pronouns as co-referent to a previous noun contribute to high levels of co-reference between sentences</text:span><text:span text:style-name="T13">, and this </text:span><text:span text:style-name="T14">enables readers to retain the relevant information,</text:span><text:span text:style-name="T15"> thereby </text:span><text:span text:style-name="T16">diminishing the cognitive load (Una persona media sólo puede mantener 7±2 elementos en su memoria de trabajo.” — Ley de Miller)</text:span><text:span text:style-name="T17">.</text:span><text:span text:style-name="T12"> However, the use of pronouns may threaten textual cohesion</text:span><text:span text:style-name="T13">(Se denomina cohesión textual a la propiedad que permite que cada frase de un texto sea interpretada en relación con las demás. La cohesión también es la manera de relacionar y unir las distintas palabras, oraciones y párrafos del texto.)</text:span><text:span text:style-name="T18"> in ways that make comprehension more difficult. </text:span><text:span text:style-name="T13">Pronouns are important for constructing cohesion in the textbase and situation model</text:span></text:p>
            <text:p><text:span text:style-name="T19">because it can be difficult to link a pronoun to another discourse</text:span></text:p>
            <text:p><text:span text:style-name="T19">unit or to the topic being discussed. This difficulty may threaten</text:span></text:p>
            <text:p><text:span text:style-name="T19">textual cohesion in ways that make comprehension more difficult.</text:span></text:p>
            <text:p><text:span text:style-name="T19">Pronouns are more prevalent in oral discourse, which is generally easier than print</text:span></text:p>
            <text:p><text:span text:style-name="T19">(Biber, 1988; Tannen, 1982).</text:span></text:p>
          </table:table-cell>
          <table:table-cell office:value-type="string" calcext:value-type="string">
            <text:p>Values: Pronouns as co-referent to a previous noun contribute to high levels of co-reference between sentences, and this enables readers to retain the relevant information, thereby diminishing the cognitive load. However, the use of pronouns and frequency of negations may threaten textual cohesion in ways that make comprehension more difficult.</text:p>
          </table:table-cell>
          <table:table-cell table:number-columns-repeated="1012"/>
        </table:table-row>
        <table:table-row table:style-name="ro1">
          <table:table-cell table:style-name="ce146" office:value-type="string" calcext:value-type="string">
            <text:p>Morphological features/Pronouns</text:p>
          </table:table-cell>
          <table:table-cell table:style-name="ce146" office:value-type="string" calcext:value-type="string">
            <text:p>incidence score of pronouns <text:s/>(per 1000 words)</text:p>
          </table:table-cell>
          <table:table-cell table:style-name="ce146" office:value-type="string" calcext:value-type="string">
            <text:p>num_personal_pronouns_incidence</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Number of pronouns per 1000 words</text:p>
          </table:table-cell>
          <table:table-cell table:number-columns-repeated="1014"/>
        </table:table-row>
        <table:table-row table:style-name="ro57">
          <table:table-cell table:style-name="ce146" office:value-type="string" calcext:value-type="string">
            <text:p>Morphological features/Pronouns</text:p>
          </table:table-cell>
          <table:table-cell table:style-name="ce146" office:value-type="string" calcext:value-type="string">
            <text:p>Number of pronouns in first person</text:p>
          </table:table-cell>
          <table:table-cell table:style-name="ce146" office:value-type="string" calcext:value-type="string">
            <text:p>num_first_pers_pron</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The number of first-person pronouns</text:p>
          </table:table-cell>
          <table:table-cell table:style-name="ce211" office:value-type="string" calcext:value-type="string">
            <text:p>Pronouns are segregated further into first-person pronouns (I, me, we, us) and third-person pronouns (he, she, it, that, those) because this distinction has repercussions at other levels of meaning (Pennebaker, Booth, &amp; Francis, 2007).</text:p>
            <text:p>First-person pronouns are used when the speaker is referring to him or herself. In other words, there is only one person involved: the speaker. So, first-person pronouns are used when there is only one person involved: the speaker. But there are still a bunch of different options for first-person pronouns: 'I,' 'me,' 'we,' 'us,' 'my,' 'mine,' 'our' , 'ours', ‘ourself’, ‘myself’) So, we need to divide this group up a little more.</text:p>
            <text:p>Face-to-face conversations contain more first-person pronouns due to an interpersonal, involved style (Chafe, 1982).</text:p>
          </table:table-cell>
          <table:table-cell table:number-columns-repeated="1013"/>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first person <text:s/>(per 1000 words)</text:p>
          </table:table-cell>
          <table:table-cell table:style-name="ce146" office:value-type="string" calcext:value-type="string">
            <text:p>num_first_pers_pron_incidence</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first-person pronouns per 1000 words</text:p>
          </table:table-cell>
          <table:table-cell table:number-columns-repeated="1014"/>
        </table:table-row>
        <table:table-row table:style-name="ro58">
          <table:table-cell table:style-name="ce146" office:value-type="string" calcext:value-type="string">
            <text:p>Morphological features/Pronouns</text:p>
          </table:table-cell>
          <table:table-cell table:style-name="ce146" office:value-type="string" calcext:value-type="string">
            <text:p>Number of pronouns in singular first person</text:p>
          </table:table-cell>
          <table:table-cell table:style-name="ce146" office:value-type="string" calcext:value-type="string">
            <text:p>num_first_pers_sing_pron</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first-person singular pronouns</text:p>
          </table:table-cell>
          <table:table-cell office:value-type="string" calcext:value-type="string">
            <text:p>Def:</text:p>
            <text:p><text:span text:style-name="T19">Interestingly, LIWC researchers have documented that the function words</text:span></text:p>
            <text:p><text:span text:style-name="T19">(particularly pronouns; Pennebaker, 2011) are diagnostic of social status, personality, and various psychological states. There are gender, age, and social class differences in function word use. For example, first-person singular pronouns (e.g., 'I,' 'me,' 'my' and 'mine', myself) have higher usage among women, young people, and people of lower social classes.</text:span></text:p>
            <text:p/>
            <text:p/>
          </table:table-cell>
          <table:table-cell table:number-columns-repeated="1013"/>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singular first person <text:s/>(per 1000 words)</text:p>
          </table:table-cell>
          <table:table-cell table:style-name="ce146" office:value-type="string" calcext:value-type="string">
            <text:p>num_first_pers_sing_pron_incidence</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first-person singular pronouns per 1000 words</text:p>
          </table:table-cell>
          <table:table-cell table:number-columns-repeated="1014"/>
        </table:table-row>
        <table:table-row table:style-name="ro7">
          <table:table-cell table:style-name="ce146" office:value-type="string" calcext:value-type="string">
            <text:p>Morphological features/Pronouns</text:p>
          </table:table-cell>
          <table:table-cell table:style-name="ce146" office:value-type="string" calcext:value-type="string">
            <text:p>Number of pronouns, third person</text:p>
          </table:table-cell>
          <table:table-cell table:style-name="ce146" office:value-type="string" calcext:value-type="string">
            <text:p>num_third_pers_pron</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The number of third-person pronouns</text:p>
          </table:table-cell>
          <table:table-cell office:value-type="string" calcext:value-type="string">
            <text:p>The third-person pronouns include he, him, his, himself, she, her, hers, herself, it, its, itself, they, them, their, theirs, and themselves.</text:p>
          </table:table-cell>
          <table:table-cell table:number-columns-repeated="1013"/>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third person (per 1000 words)</text:p>
          </table:table-cell>
          <table:table-cell table:style-name="ce146" office:value-type="string" calcext:value-type="string">
            <text:p>num_third_pers_pron_incidence</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third-person pronouns per 1000 words</text:p>
          </table:table-cell>
          <table:table-cell table:number-columns-repeated="1014"/>
        </table:table-row>
        <table:table-row table:style-name="ro32">
          <table:table-cell table:style-name="ce144" table:number-columns-repeated="7"/>
          <table:table-cell table:style-name="ce79"/>
          <table:table-cell table:style-name="ce189"/>
          <table:table-cell table:style-name="ce196" table:number-columns-repeated="2"/>
          <table:table-cell table:style-name="ce144" table:number-columns-repeated="1013"/>
        </table:table-row>
        <table:table-row table:style-name="ro7">
          <table:table-cell table:style-name="ce143" office:value-type="string" calcext:value-type="string">
            <text:p>Word Information/Word Frequency/Wordfreq</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table-cell table:style-name="ce142" office:value-type="string" calcext:value-type="string">
            <text:p>cohmetrix</text:p>
          </table:table-cell>
          <table:table-cell table:style-name="ce142" table:number-columns-repeated="3"/>
          <table:table-cell table:style-name="ce77"/>
          <table:table-cell table:style-name="ce142"/>
          <table:table-cell table:style-name="ce195" office:value-type="string" calcext:value-type="string">
            <text:p>Word frequencies are provided by the wordfreq Python package (Speer et al., 2016).</text:p>
          </table:table-cell>
          <table:table-cell table:style-name="ce207"/>
          <table:table-cell table:style-name="ce214"/>
          <table:table-cell table:number-columns-repeated="1012"/>
        </table:table-row>
        <table:table-row table:style-name="ro1">
          <table:table-cell table:style-name="ce146" office:value-type="string" calcext:value-type="string">
            <text:p>Word Information/Word Frequency/Wordfreq</text:p>
          </table:table-cell>
          <table:table-cell table:style-name="ce146" office:value-type="string" calcext:value-type="string">
            <text:p>The minimum word frequency per sentence</text:p>
          </table:table-cell>
          <table:table-cell table:style-name="ce146" office:value-type="string" calcext:value-type="string">
            <text:p>min_wf_per_sentence</text:p>
          </table:table-cell>
          <table:table-cell table:style-name="ce146" office:value-type="string" calcext:value-type="string">
            <text:p>cohmetrix</text:p>
          </table:table-cell>
          <table:table-cell table:style-name="ce146" table:number-columns-repeated="3"/>
          <table:table-cell table:style-name="Default"/>
          <table:table-cell table:style-name="ce146"/>
          <table:table-cell table:style-name="ce146" office:value-type="string" calcext:value-type="string">
            <text:p>Average of word frequency of the lowest word frequency word in each sentence</text:p>
          </table:table-cell>
          <table:table-cell table:style-name="ce146" office:value-type="string" calcext:value-type="string">
            <text:p>El min valor de wordfreq por sentencia, se va sumando. Finalmente dicho sumatorio se divide por el n.º sentencias. Average word frequency is sensitive to adding background information and elaboration</text:p>
          </table:table-cell>
          <table:table-cell table:style-name="ce146"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nouns (word frequency &lt;= 4) :</text:p>
          </table:table-cell>
          <table:table-cell table:style-name="ce146" office:value-type="string" calcext:value-type="string">
            <text:p>num_rare_noun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nouns. A rare noun is a noun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nouns (word frequency &lt;= 4)  (incidence per 1000 words)</text:p>
          </table:table-cell>
          <table:table-cell table:style-name="ce146" office:value-type="string" calcext:value-type="string">
            <text:p>num_rare_noun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nouns (whose word frequency value is less than or equal to 4 logarithm value) in the text per 1000 words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text:p>
          </table:table-cell>
          <table:table-cell table:style-name="ce146" office:value-type="string" calcext:value-type="string">
            <text:p>num_rare_adj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jectives. A rare adjective is an adjective noun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 (incidence per 1000 words)</text:p>
          </table:table-cell>
          <table:table-cell table:style-name="ce146" office:value-type="string" calcext:value-type="string">
            <text:p>num_rare_adj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jectives (whose word frequency value is less than or equal to 4 logarithm value) in the text per 1000 words </text:p>
          </table:table-cell>
          <table:table-cell table:number-columns-repeated="1014"/>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rare verbs <text:s/>(word frequency &lt;= 4)</text:p>
          </table:table-cell>
          <table:table-cell table:style-name="ce146" office:value-type="string" calcext:value-type="string">
            <text:p>num_rare_verb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verbs. A rare verb is a verb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verbs <text:s/>(word frequency &lt;= 4) (incidence per 1000 words)</text:p>
          </table:table-cell>
          <table:table-cell table:style-name="ce146" office:value-type="string" calcext:value-type="string">
            <text:p>num_rare_verb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verbs (whose word frequency value is less than or equal to 4 logarithm value) in the text per 1000 words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verbs <text:s/>(word frequency &lt;= 4):</text:p>
          </table:table-cell>
          <table:table-cell table:style-name="ce146" office:value-type="string" calcext:value-type="string">
            <text:p>num_rare_advb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verbs. A rare adverb is an adverb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verbs <text:s/>(word frequency &lt;= 4) (incidence per 1000 words)</text:p>
          </table:table-cell>
          <table:table-cell table:style-name="ce146" office:value-type="string" calcext:value-type="string">
            <text:p>num_rare_advb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verbs (whose word frequency value is less than or equal to 4 logarithm value) in the text per 1000 words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content words (word frequency &lt;= 4) </text:p>
          </table:table-cell>
          <table:table-cell table:style-name="ce146" office:value-type="string" calcext:value-type="string">
            <text:p>num_rare_word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content words. Rare content words are nouns, verbs, adjectives and adverbs whose word frequency value is less than 4 </text:p>
          </table:table-cell>
          <table:table-cell table:style-name="ce212"/>
          <table:table-cell table:style-name="ce164" table:number-columns-repeated="1013"/>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rare content words (word frequency &lt;= 4)  (incidence per 1000 words):</text:p>
          </table:table-cell>
          <table:table-cell table:style-name="ce146" office:value-type="string" calcext:value-type="string">
            <text:p>num_rare_word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content words (whose word frequency value is less than 4) in the text per 1000 words</text:p>
          </table:table-cell>
          <table:table-cell table:style-name="ce212"/>
          <table:table-cell table:style-name="ce164"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text:p>
          </table:table-cell>
          <table:table-cell table:style-name="ce146" office:value-type="string" calcext:value-type="string">
            <text:p>num_dif_rare_word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distinct rare content words. Rare content words are nouns, verbs, adjectives and adverbs whose word frequency value is less than 4</text:p>
          </table:table-cell>
          <table:table-cell table:style-name="ce212"/>
          <table:table-cell table:style-name="ce164" table:number-columns-repeated="1013"/>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 (incidence per 1000 words):</text:p>
          </table:table-cell>
          <table:table-cell table:style-name="ce146" office:value-type="string" calcext:value-type="string">
            <text:p>num_dif_rare_word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distinct rare content words (whose word frequency value is less than 4) in the text per 1000 words</text:p>
          </table:table-cell>
          <table:table-cell table:style-name="ce212"/>
          <table:table-cell table:style-name="ce164"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Mean of rare lexical words (word frequency &lt;= 4) </text:p>
          </table:table-cell>
          <table:table-cell table:style-name="ce146" office:value-type="string" calcext:value-type="string">
            <text:p>mean_rare_4</text:p>
          </table:table-cell>
          <table:table-cell table:style-name="ce146"/>
          <table:table-cell/>
          <table:table-cell table:style-name="ce146" table:number-columns-repeated="2"/>
          <table:table-cell table:style-name="Default"/>
          <table:table-cell/>
          <table:table-cell office:value-type="string" calcext:value-type="string">
            <text:p>The average of rare lexical words (whose word frequency value is less than 4) with respect to the total of lexical words</text:p>
          </table:table-cell>
          <table:table-cell table:style-name="ce146"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Mean of distinct rare lexical words ( word frequency &lt;= 4)</text:p>
          </table:table-cell>
          <table:table-cell table:style-name="ce146" office:value-type="string" calcext:value-type="string">
            <text:p>mean_distinct_rare_4</text:p>
          </table:table-cell>
          <table:table-cell table:style-name="ce146"/>
          <table:table-cell/>
          <table:table-cell table:style-name="ce146" table:number-columns-repeated="2"/>
          <table:table-cell table:style-name="Default"/>
          <table:table-cell/>
          <table:table-cell office:value-type="string" calcext:value-type="string">
            <text:p>The average of distinct rare lexical words (whose word frequency value is less than 4) with respect to the total of distinct lexical words</text:p>
          </table:table-cell>
          <table:table-cell table:style-name="ce146" table:number-columns-repeated="1014"/>
        </table:table-row>
        <table:table-row table:style-name="ro7">
          <table:table-cell table:style-name="ce143" office:value-type="string" calcext:value-type="string">
            <text:p>Word Information/Vocabulary knowledge</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1 vocabulary in the text</text:p>
          </table:table-cell>
          <table:table-cell table:style-name="ce146" office:value-type="string" calcext:value-type="string">
            <text:p>num_a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1 vocabulary <text:s/>(per 1000 words)</text:p>
          </table:table-cell>
          <table:table-cell table:style-name="ce146" office:value-type="string" calcext:value-type="string">
            <text:p>num_a1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2 vocabulary in the text</text:p>
          </table:table-cell>
          <table:table-cell table:style-name="ce146" office:value-type="string" calcext:value-type="string">
            <text:p>num_a2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2 vocabulary <text:s/>(per 1000 words)</text:p>
          </table:table-cell>
          <table:table-cell table:style-name="ce146" office:value-type="string" calcext:value-type="string">
            <text:p>num_a2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1 vocabulary in the text</text:p>
          </table:table-cell>
          <table:table-cell table:style-name="ce146" office:value-type="string" calcext:value-type="string">
            <text:p>num_b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1 vocabulary <text:s/>(per 1000 words)</text:p>
          </table:table-cell>
          <table:table-cell table:style-name="ce146" office:value-type="string" calcext:value-type="string">
            <text:p>num_b1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2 vocabulary in the text</text:p>
          </table:table-cell>
          <table:table-cell table:style-name="ce146" office:value-type="string" calcext:value-type="string">
            <text:p>num_b2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2 vocabulary <text:s/>(per 1000 words)</text:p>
          </table:table-cell>
          <table:table-cell table:style-name="ce146" office:value-type="string" calcext:value-type="string">
            <text:p>num_b2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1 vocabulary in the text</text:p>
          </table:table-cell>
          <table:table-cell table:style-name="ce146" office:value-type="string" calcext:value-type="string">
            <text:p>num_c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1 vocabulary <text:s/>(per 1000 words)</text:p>
          </table:table-cell>
          <table:table-cell table:style-name="ce146" office:value-type="string" calcext:value-type="string">
            <text:p>num_c1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ontent words not in A1-C1 vocabulary</text:p>
          </table:table-cell>
          <table:table-cell table:style-name="ce146" office:value-type="string" calcext:value-type="string">
            <text:p>num_content_words_not_a1_c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ontent words not in A1-C1 vocabulary (per 1000 words)</text:p>
          </table:table-cell>
          <table:table-cell table:style-name="ce146" office:value-type="string" calcext:value-type="string">
            <text:p>num_content_words_not_a1_c1_words_incidence</text:p>
          </table:table-cell>
          <table:table-cell table:style-name="ce146" table:number-columns-repeated="4"/>
          <table:table-cell table:style-name="Default"/>
          <table:table-cell/>
          <table:table-cell table:style-name="ce146" table:number-columns-repeated="1015"/>
        </table:table-row>
        <table:table-row table:style-name="ro32" table:number-rows-repeated="2">
          <table:table-cell table:style-name="ce144" table:number-columns-repeated="7"/>
          <table:table-cell table:style-name="ce78"/>
          <table:table-cell table:style-name="ce189"/>
          <table:table-cell table:style-name="ce202"/>
          <table:table-cell table:style-name="ce196"/>
          <table:table-cell table:style-name="ce144" table:number-columns-repeated="1013"/>
        </table:table-row>
        <table:table-row table:style-name="ro33">
          <table:table-cell table:style-name="ce143" office:value-type="string" calcext:value-type="string">
            <text:p>Word Information/POS (Part-of-speech categori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content words</text:p>
          </table:table-cell>
          <table:table-cell table:style-name="ce146" office:value-type="string" calcext:value-type="string">
            <text:p>num_lexic_words</text:p>
          </table:table-cell>
          <table:table-cell/>
          <table:table-cell office:value-type="string" calcext:value-type="string">
            <text:p>Modificado</text:p>
          </table:table-cell>
          <table:table-cell table:number-columns-repeated="2"/>
          <table:table-cell table:style-name="Default"/>
          <table:table-cell/>
          <table:table-cell office:value-type="string" calcext:value-type="string">
            <text:p>The number of content words </text:p>
          </table:table-cell>
          <table:table-cell table:number-columns-repeated="1014"/>
        </table:table-row>
        <table:table-row table:style-name="ro11">
          <table:table-cell office:value-type="string" calcext:value-type="string">
            <text:p>Syntactic Features/ POS ratios (n-gram=1)</text:p>
          </table:table-cell>
          <table:table-cell office:value-type="string" calcext:value-type="string">
            <text:p>Number of content words (incidence per 1000 words)</text:p>
          </table:table-cell>
          <table:table-cell table:style-name="ce146" office:value-type="string" calcext:value-type="string">
            <text:p>num_lexic_word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content words in the text per 1000 words</text:p>
          </table:table-cell>
          <table:table-cell office:value-type="string" calcext:value-type="string">
            <text:p>El n.º de palabras léxicas por cada 1000 palabras (1000 palabras x n.º palabras léxicas)/nº palabras en el texto</text:p>
          </table:table-cell>
          <table:table-cell table:number-columns-repeated="1013"/>
        </table:table-row>
        <table:table-row table:style-name="ro24">
          <table:table-cell office:value-type="string" calcext:value-type="string">
            <text:p>Syntactic Features/ POS ratios (n-gram=1)</text:p>
          </table:table-cell>
          <table:table-cell office:value-type="string" calcext:value-type="string">
            <text:p>Number of nouns</text:p>
          </table:table-cell>
          <table:table-cell table:style-name="ce146" office:value-type="string" calcext:value-type="string">
            <text:p>num_noun</text:p>
          </table:table-cell>
          <table:table-cell/>
          <table:table-cell office:value-type="string" calcext:value-type="string">
            <text:p>Si</text:p>
          </table:table-cell>
          <table:table-cell table:style-name="ce166" office:value-type="string" calcext:value-type="string">
            <text:p>$izenKopurua</text:p>
          </table:table-cell>
          <table:table-cell/>
          <table:table-cell table:style-name="Default"/>
          <table:table-cell/>
          <table:table-cell office:value-type="string" calcext:value-type="string">
            <text:p>The number of nouns</text:p>
          </table:table-cell>
          <table:table-cell office:value-type="string" calcext:value-type="string">
            <text:p>Número total de nombres (si la categoria es NOUN)</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nouns (incidence per 1000 words)</text:p>
          </table:table-cell>
          <table:table-cell table:style-name="ce146" office:value-type="string" calcext:value-type="string">
            <text:p>num_noun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nouns in the text per 1000 words</text:p>
          </table:table-cell>
          <table:table-cell office:value-type="string" calcext:value-type="string">
            <text:p>1000* (Número total de nombres/Número total de palabras)</text:p>
          </table:table-cell>
          <table:table-cell table:number-columns-repeated="1013"/>
        </table:table-row>
        <table:table-row table:style-name="ro24">
          <table:table-cell office:value-type="string" calcext:value-type="string">
            <text:p>Syntactic Features/ POS ratios (n-gram=1)</text:p>
          </table:table-cell>
          <table:table-cell office:value-type="string" calcext:value-type="string">
            <text:p>Number of adjectives</text:p>
          </table:table-cell>
          <table:table-cell table:style-name="ce146" office:value-type="string" calcext:value-type="string">
            <text:p>num_adj</text:p>
          </table:table-cell>
          <table:table-cell/>
          <table:table-cell office:value-type="string" calcext:value-type="string">
            <text:p>Si</text:p>
          </table:table-cell>
          <table:table-cell table:style-name="ce166" office:value-type="string" calcext:value-type="string">
            <text:p>$adjKopurua</text:p>
          </table:table-cell>
          <table:table-cell/>
          <table:table-cell table:style-name="Default"/>
          <table:table-cell/>
          <table:table-cell office:value-type="string" calcext:value-type="string">
            <text:p>The number of adjectives</text:p>
          </table:table-cell>
          <table:table-cell office:value-type="string" calcext:value-type="string">
            <text:p>Si la categoria es ADJ</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adjectives (incidence per 1000 words)</text:p>
          </table:table-cell>
          <table:table-cell table:style-name="ce146" office:value-type="string" calcext:value-type="string">
            <text:p>num_adj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adjectives in the text per 1000 words</text:p>
          </table:table-cell>
          <table:table-cell office:value-type="string" calcext:value-type="string">
            <text:p>1000* (Número total de adjetivos/Número total de palabras)</text:p>
          </table:table-cell>
          <table:table-cell table:number-columns-repeated="1013"/>
        </table:table-row>
        <table:table-row table:style-name="ro24">
          <table:table-cell office:value-type="string" calcext:value-type="string">
            <text:p>Syntactic Features/ POS ratios (n-gram=1)</text:p>
          </table:table-cell>
          <table:table-cell office:value-type="string" calcext:value-type="string">
            <text:p>Number of adverbs</text:p>
          </table:table-cell>
          <table:table-cell table:style-name="ce146" office:value-type="string" calcext:value-type="string">
            <text:p>num_adv</text:p>
          </table:table-cell>
          <table:table-cell/>
          <table:table-cell office:value-type="string" calcext:value-type="string">
            <text:p>Si</text:p>
          </table:table-cell>
          <table:table-cell table:style-name="ce166" office:value-type="string" calcext:value-type="string">
            <text:p>$adbKopurua</text:p>
          </table:table-cell>
          <table:table-cell/>
          <table:table-cell table:style-name="Default"/>
          <table:table-cell/>
          <table:table-cell office:value-type="string" calcext:value-type="string">
            <text:p>The number of adverbs</text:p>
          </table:table-cell>
          <table:table-cell office:value-type="string" calcext:value-type="string">
            <text:p>Si la categoría es ADV</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adverbs (incidence per 1000 words)</text:p>
          </table:table-cell>
          <table:table-cell table:style-name="ce146" office:value-type="string" calcext:value-type="string">
            <text:p>num_adv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adverbs in the text per 1000 words</text:p>
          </table:table-cell>
          <table:table-cell office:value-type="string" calcext:value-type="string">
            <text:p>1000* (Número total de adverbios/Número total de palabras)</text:p>
          </table:table-cell>
          <table:table-cell table:number-columns-repeated="1013"/>
        </table:table-row>
        <table:table-row table:style-name="ro7">
          <table:table-cell office:value-type="string" calcext:value-type="string">
            <text:p>Syntactic Features/ POS ratios (n-gram=1)</text:p>
          </table:table-cell>
          <table:table-cell office:value-type="string" calcext:value-type="string">
            <text:p>Number of verbs</text:p>
          </table:table-cell>
          <table:table-cell table:style-name="ce146" office:value-type="string" calcext:value-type="string">
            <text:p>num_verb</text:p>
          </table:table-cell>
          <table:table-cell/>
          <table:table-cell office:value-type="string" calcext:value-type="string">
            <text:p>Si</text:p>
          </table:table-cell>
          <table:table-cell office:value-type="string" calcext:value-type="string">
            <text:p><text:s/>$aditzKopurua</text:p>
          </table:table-cell>
          <table:table-cell/>
          <table:table-cell table:style-name="Default"/>
          <table:table-cell/>
          <table:table-cell office:value-type="string" calcext:value-type="string">
            <text:p>The number of verbs</text:p>
          </table:table-cell>
          <table:table-cell office:value-type="string" calcext:value-type="string">
            <text:p>-Si VERB entonces verbcount++</text:p>
            <text:p>-Si AUX y su padre NO es VERB entonces verbcount++</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verbs (incidence per 1000 words)</text:p>
          </table:table-cell>
          <table:table-cell table:style-name="ce146" office:value-type="string" calcext:value-type="string">
            <text:p>num_verb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verbs in the text per 1000 words</text:p>
          </table:table-cell>
          <table:table-cell office:value-type="string" calcext:value-type="string">
            <text:p>1000* (Número total de verbos/Número total de palabras)</text:p>
          </table:table-cell>
          <table:table-cell table:number-columns-repeated="1013"/>
        </table:table-row>
        <table:table-row table:style-name="ro44">
          <table:table-cell table:style-name="ce143" office:value-type="string" calcext:value-type="string">
            <text:p>Syntactic Featur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5"/>
          <table:table-cell table:style-name="ce80"/>
          <table:table-cell table:style-name="ce142"/>
          <table:table-cell table:style-name="ce195"/>
          <table:table-cell table:style-name="ce207"/>
          <table:table-cell table:style-name="ce214"/>
          <table:table-cell table:number-columns-repeated="1012"/>
        </table:table-row>
        <table:table-row table:style-name="ro11">
          <table:table-cell table:style-name="ce217"/>
          <table:table-cell table:style-name="ce220" office:value-type="string" calcext:value-type="string">
            <text:p>Prepositional phrases</text:p>
          </table:table-cell>
          <table:table-cell table:style-name="ce220" table:number-columns-repeated="5"/>
          <table:table-cell table:style-name="ce220" office:value-type="string" calcext:value-type="string">
            <text:p>no definido</text:p>
          </table:table-cell>
          <table:table-cell table:style-name="ce220"/>
          <table:table-cell table:style-name="ce266" office:value-type="string" calcext:value-type="string">
            <text:p>The number of prepositional phrases</text:p>
          </table:table-cell>
          <table:table-cell table:style-name="ce220"/>
          <table:table-cell table:style-name="ce220" office:value-type="string" calcext:value-type="string">
            <text:p>Values: Another difficulty found in Social Science texts is the density of preposition phrase, and the reader must be familiarized with expressions as “for the rest of”, “for ages”, “on the coast”, “in the mountains” or “in this time period”. <text:s/></text:p>
          </table:table-cell>
          <table:table-cell table:style-name="ce220" table:number-columns-repeated="1012"/>
        </table:table-row>
        <table:table-row table:style-name="ro1">
          <table:table-cell table:style-name="ce146" office:value-type="string" calcext:value-type="string">
            <text:p>Syntactic Complexity</text:p>
          </table:table-cell>
          <table:table-cell table:style-name="Default" table:number-columns-repeated="1023"/>
        </table:table-row>
        <table:table-row table:style-name="ro7">
          <table:table-cell table:style-name="ce146" office:value-type="string" calcext:value-type="string">
            <text:p>Syntactic Complexity</text:p>
          </table:table-cell>
          <table:table-cell table:style-name="ce146" office:value-type="string" calcext:value-type="string">
            <text:p>Left embeddedness (Mean of number of words before the main verb)(SYNLE)</text:p>
          </table:table-cell>
          <table:table-cell table:style-name="ce146" office:value-type="string" calcext:value-type="string">
            <text:p>left_embeddedness</text:p>
          </table:table-cell>
          <table:table-cell table:style-name="ce146"/>
          <table:table-cell table:style-name="ce146" office:value-type="string" calcext:value-type="string">
            <text:p>no</text:p>
          </table:table-cell>
          <table:table-cell table:style-name="ce146" table:number-columns-repeated="2"/>
          <table:table-cell table:style-name="ce171" office:value-type="string" calcext:value-type="string">
            <text:p>VALIDADO</text:p>
          </table:table-cell>
          <table:table-cell/>
          <table:table-cell table:style-name="ce155" office:value-type="string" calcext:value-type="string">
            <text:p>The mean of the number of words before the main verb of the main clause in sentences</text:p>
          </table:table-cell>
          <table:table-cell table:style-name="ce146" office:value-type="string" calcext:value-type="string">
            <text:p>Second, it places a high number of words (i.e., 15) before the main verb (i.e., “stay”) of themain clause, thus taxing the reader’s working memory.Contar el número de palabras delante del verbo principal en las oraciones. En las coordinadas solo consideramos el primer verbo principal. Y el procedimiento general será el siguiente: buscamos el primer verbo que tiene como cabeza el root ( indice 0) y el indice de ese verbo -1 nos dirá el número de palabras precedentes al verbo.Comparar con Words before main verb: SYNLE (index 69) <text:s/>Cohmetrix ( This is the mean number of words before the main verb of the main clause in sentences. This is a good index of working memory load.)in the Social Science texts are more likely to have a greater left embeddedness ratio (number of words before the main verb), which is considered a measure of syntactic complexity since it implies a higher working memory load. We can find “Lisa’s favourite subject is ICT.” in the English texts and sentences with a higher left embeddedness such as “Some cities on the river valleys of Mesopotamia, Egypt, China and India grew thanks to trade in the Metal Age. In these cities, systems of social organization and communication emerged” in the other texts. Moreover, the use of subordinate clauses and punctuation marks is also higher in Social Science. <text:s/></text:p>
          </table:table-cell>
          <table:table-cell table:number-columns-repeated="1013"/>
        </table:table-row>
        <table:table-row table:style-name="ro7">
          <table:table-cell table:style-name="ce220" office:value-type="string" calcext:value-type="string">
            <text:p>Syntactic Complexity</text:p>
          </table:table-cell>
          <table:table-cell table:style-name="ce220" office:value-type="string" calcext:value-type="string">
            <text:p>Sentence syntax similarity, adjacent senteces mean (SYNSTRUTa)</text:p>
          </table:table-cell>
          <table:table-cell table:style-name="ce220" table:number-columns-repeated="5"/>
          <table:table-cell table:style-name="ce81" office:value-type="string" calcext:value-type="string">
            <text:p>ESPERANDO</text:p>
          </table:table-cell>
          <table:table-cell table:style-name="ce265"/>
          <table:table-cell table:style-name="ce267"/>
          <table:table-cell table:style-name="ce267" office:value-type="string" calcext:value-type="string">
            <text:p>syntactic similarity, or similarity in syntactic structure between pairsof sentences in a paragraph, which facilitates reading speed and comprehension.</text:p>
          </table:table-cell>
          <table:table-cell table:style-name="ce217" table:number-columns-repeated="1013"/>
        </table:table-row>
        <table:table-row table:style-name="ro11">
          <table:table-cell table:style-name="ce220" office:value-type="string" calcext:value-type="string">
            <text:p>Syntactic Complexity</text:p>
          </table:table-cell>
          <table:table-cell table:style-name="ce220" office:value-type="string" calcext:value-type="string">
            <text:p>Sentence syntax similarity, all combinations across paragraphs mean (SYNSTRUTt)</text:p>
          </table:table-cell>
          <table:table-cell table:style-name="ce220" table:number-columns-repeated="5"/>
          <table:table-cell table:style-name="ce81" office:value-type="string" calcext:value-type="string">
            <text:p>ESPERANDO</text:p>
          </table:table-cell>
          <table:table-cell table:style-name="ce265"/>
          <table:table-cell table:style-name="ce267"/>
          <table:table-cell table:style-name="ce220"/>
          <table:table-cell table:style-name="ce217" table:number-columns-repeated="1013"/>
        </table:table-row>
        <table:table-row table:style-name="ro11">
          <table:table-cell table:style-name="Default" office:value-type="string" calcext:value-type="string">
            <text:p>Syntactic Complexity</text:p>
          </table:table-cell>
          <table:table-cell table:style-name="ce146" office:value-type="string" calcext:value-type="string">
            <text:p>Number of decendents per noun phrase (mean)</text:p>
          </table:table-cell>
          <table:table-cell table:style-name="ce146" office:value-type="string" calcext:value-type="string">
            <text:p>num_decendents_noun_phrase</text:p>
          </table:table-cell>
          <table:table-cell table:style-name="ce161" table:number-columns-repeated="4"/>
          <table:table-cell office:value-type="string" calcext:value-type="string">
            <text:p>TERMINADO</text:p>
          </table:table-cell>
          <table:table-cell/>
          <table:table-cell table:style-name="ce155" office:value-type="string" calcext:value-type="string">
            <text:p>The mean of the number of decendents per noun phrase</text:p>
          </table:table-cell>
          <table:table-cell table:style-name="ce146" office:value-type="string" calcext:value-type="string">
            <text:p>Number of modifiers per noun phrase (mean) (SYNNP) is closely related tophrasal complexity and essentially estimates a write’s propensity to useelaborate nominal groups. (Biber, Gray &amp; Poonpon, 2011; Ortega 2003, 2015)The Minimal NP:Noun/Proper Noun/Pronoun detectamos estas categorias(NOUN,PROPN,PRON) para contar el número de decendientes (nº de hijos directos y descendientes)Modifier Dependents:nmod, nmod:poss, appos, amod, nummod, aclAn nmod is a nominal phrase modifying the head of another nominal phrase, with or without a special case marker. Treebanks may optionally use nmod:poss to distinguish non-adpositional possessives.Ejm:the office of the Chair (Chair -&gt;nmod -&gt;office); the Chair 's office(Chair's -&gt;nmod:poss -&gt;office)An appos is a nominal phrase that follows the head of another nominal phrase and stands in a co-reference or other equivalence relation to it.Ejm:Sam , the manager (manager-&gt;appos-&gt;Sam)An amod is an adjective modifying the head of a nominal phrase. Ejm: a little girl:a-&gt;det-&gt;girl; little-&gt;amod-&gt;girlA nummod is a numeral modifying the head of a nominal phrase. Ejm: Sam spent forty dollars; forty-&gt;nummod-&gt;dollarsAn acl is a clause modifying the head of a nominal phrase, with the relative clause acl:relcl as an important subtype.Ejm: The dog bakes a little girl who was born in Lekeitio (born -&gt;acl:relcl-&gt;girl)Function Word Dependents:Nominals may also contain the following typical function word dependents:Determiners attach to the head of the nominal with the det relation.Ex:"a little girl" a-&gt;det-&gt;girlAdpositions attach to the head of the nominal with the case relation.Ex:"the Chair's office" office-&gt; case-&gt; Chair's or "the office of the Chair" of-&gt; case-&gt; ChairClassifiers attach to a numeral or possessive with the clf relation.Ex:</text:p>
          </table:table-cell>
          <table:table-cell table:style-name="ce216" table:number-columns-repeated="1013"/>
        </table:table-row>
        <table:table-row table:style-name="ro34">
          <table:table-cell table:style-name="Default" office:value-type="string" calcext:value-type="string">
            <text:p>Syntactic Complexity</text:p>
          </table:table-cell>
          <table:table-cell table:style-name="ce146" office:value-type="string" calcext:value-type="string">
            <text:p>Number of modifiers per noun phrase (mean) (SYNNP)</text:p>
          </table:table-cell>
          <table:table-cell table:style-name="ce146" office:value-type="string" calcext:value-type="string">
            <text:p>num_modifiers_noun_phrase</text:p>
          </table:table-cell>
          <table:table-cell table:style-name="ce161" table:number-columns-repeated="4"/>
          <table:table-cell office:value-type="string" calcext:value-type="string">
            <text:p>TERMINADO</text:p>
          </table:table-cell>
          <table:table-cell/>
          <table:table-cell table:style-name="ce155" office:value-type="string" calcext:value-type="string">
            <text:p>The mean of the number of modifiers per noun phrase</text:p>
          </table:table-cell>
          <table:table-cell table:style-name="ce161" office:value-type="string" calcext:value-type="string">
            <text:p>Number of modifiers per noun phrase (mean) (SYNNP) is closely related to</text:p>
            <text:p>phrasal complexity and essentially estimates a write’s propensity to use</text:p>
            <text:p>elaborate nominal groups. (Biber, Gray &amp; Poonpon, 2011; Ortega 2003, 2015)</text:p>
            <text:p>The Minimal NP:Noun/Proper Noun/Pronoun detectamos estas categorias(NOUN,PROPN,PRON) para contar el número de modificadores</text:p>
            <text:p>Modifier Dependents:nmod, nmod:poss, appos, amod, nummod, acl</text:p>
            <text:p>An nmod is a nominal phrase modifying the head of another nominal phrase, with or without a special case marker. Treebanks may optionally use nmod:poss to distinguish non-adpositional possessives.</text:p>
            <text:p>Ejm:the office of the Chair (Chair -&gt;nmod -&gt;office); the Chair 's office(Chair's -&gt;nmod:poss -&gt;office)</text:p>
            <text:p>An appos is a nominal phrase that follows the head of another nominal phrase and stands in a co-reference or other equivalence relation to it.Ejm:Sam , the manager (manager-&gt;appos-&gt;Sam)</text:p>
            <text:p>An amod is an adjective modifying the head of a nominal phrase. Ejm: a little girl:a-&gt;det-&gt;girl; little-&gt;amod-&gt;girl</text:p>
            <text:p>A nummod is a numeral modifying the head of a nominal phrase. Ejm: Sam spent forty dollars; forty-&gt;nummod-&gt;dollars</text:p>
            <text:p>An acl is a clause modifying the head of a nominal phrase, with the relative clause acl:relcl as an important subtype.Ejm: The dog bakes a little girl who was born in Lekeitio (born -&gt;acl:relcl-&gt;girl)</text:p>
            <text:p>Function Word Dependents:Nominals may also contain the following typical function word dependents:</text:p>
            <text:p>Determiners attach to the head of the nominal with the det relation.Ex:"a little girl" a-&gt;det-&gt;girl</text:p>
            <text:p>Adpositions attach to the head of the nominal with the case relation.Ex:"the Chair's office" office-&gt; case-&gt; Chair's or "the office of the Chair" of-&gt; case-&gt; Chair</text:p>
            <text:p>Classifiers attach to a numeral or possessive with the clf relation.Ex:</text:p>
          </table:table-cell>
          <table:table-cell table:style-name="ce216" table:number-columns-repeated="1013"/>
        </table:table-row>
        <table:table-row table:style-name="ro41">
          <table:table-cell table:style-name="Default" office:value-type="string" calcext:value-type="string">
            <text:p>Syntactic Complexity</text:p>
          </table:table-cell>
          <table:table-cell table:style-name="ce146" office:value-type="string" calcext:value-type="string">
            <text:p>Mean of the number of levels of dependency tree(Depth)</text:p>
          </table:table-cell>
          <table:table-cell table:style-name="ce146" office:value-type="string" calcext:value-type="string">
            <text:p>mean_depth_per_sentence</text:p>
          </table:table-cell>
          <table:table-cell table:style-name="ce161" table:number-columns-repeated="4"/>
          <table:table-cell office:value-type="string" calcext:value-type="string">
            <text:p>TERMINADO</text:p>
          </table:table-cell>
          <table:table-cell/>
          <table:table-cell office:value-type="string" calcext:value-type="string">
            <text:p>The average of the number of levels of dependency tree per sentence</text:p>
          </table:table-cell>
          <table:table-cell table:style-name="ce161" office:value-type="string" calcext:value-type="string">
            <text:p>The depth of a tree is the maximum distance from the root to any</text:p>
            <text:p>of its leaves. It is measured counting the nodes that the mentioned maximum</text:p>
            <text:p>path needs to go through.</text:p>
          </table:table-cell>
          <table:table-cell table:style-name="ce216" office:value-type="string" calcext:value-type="string">
            <text:p>Ref:@article{madrazo2016towards,</text:p>
            <text:p>title={Towards Multipurpose Readability Assessment},</text:p>
            <text:p>author={Madrazo, Ion},</text:p>
            <text:p>year={2016}</text:p>
            <text:p>}</text:p>
            <text:p/>
          </table:table-cell>
          <table:table-cell table:style-name="ce216" table:number-columns-repeated="1012"/>
        </table:table-row>
        <table:table-row table:style-name="ro59">
          <table:table-cell table:style-name="ce146" office:value-type="string" calcext:value-type="string">
            <text:p>Syntactic Complexity</text:p>
          </table:table-cell>
          <table:table-cell office:value-type="string" calcext:value-type="string">
            <text:p>Number of subordinate clauses</text:p>
          </table:table-cell>
          <table:table-cell table:style-name="ce146" office:value-type="string" calcext:value-type="string">
            <text:p>num_subord</text:p>
          </table:table-cell>
          <table:table-cell/>
          <table:table-cell office:value-type="string" calcext:value-type="string">
            <text:p>Si</text:p>
          </table:table-cell>
          <table:table-cell office:value-type="string" calcext:value-type="string">
            <text:p><text:s/>$mendekoPerpausKopurua</text:p>
          </table:table-cell>
          <table:table-cell/>
          <table:table-cell table:style-name="ce171" office:value-type="string" calcext:value-type="string">
            <text:p>VALIDADO</text:p>
          </table:table-cell>
          <table:table-cell/>
          <table:table-cell office:value-type="string" calcext:value-type="string">
            <text:p>The number of subordinate clauses in the text</text:p>
          </table:table-cell>
          <table:table-cell office:value-type="string" calcext:value-type="string">
            <text:p>Subordinación: cada vez que aparece una relación *csubj *csubj:pass *ccomp *xcomp *advcl *acl y subtipos de acl como *acl:relcl.</text:p>
            <text:p>In text simplification: <text:span text:style-name="T20">Siddharthan, A. (2002). An architecture for a text simplification  system. In Language Engineering Conference, 2002. Proceedings (pp.  64-71). IEEE.Aluísio, S. M., Specia, L., Pardo, T. A., Maziero, E. G., &amp; Fortes, R.  P. (2008). Towards brazilian portuguese automatic text simplification  systems. In Proceedings of the eighth ACM symposium on Document  engineering (pp. 240-248). ACM.Saggion, H., Štajner, S., Bott, S., Mille, S., Rello, L., &amp;  Drndarevic, B. (2015). Making it simplext: Implementation and  evaluation of a text simplification system for spanish. ACM  Transactions on Accessible Computing (TACCESS), 6(4), 14.Aranzabe, M. J., De Ilarraza, A. D., &amp; Gonzalez-Dios, I. (2012). First  approach to automatic text simplification in basque. In Proceedings of  the Natural Language Processing for Improving Textual Accessibility  (NLP4ITA) workshop (LREC 2012) (pp. 1-8).</text:span></text:p>
            <text:p>In portuguese: Ref1: <text:span text:style-name="T20">Aluisio, S., Specia, L., Gasperin, C., &amp; Scarton, C. (2010, June).  Readability assessment for text simplification. In Proceedings of the  NAACL HLT 2010 Fifth Workshop on Innovative Use of NLP for Building  Educational Applications (pp. 1-9). Association for Computational  Linguistics.</text:span></text:p>
          </table:table-cell>
          <table:table-cell table:number-columns-repeated="1013"/>
        </table:table-row>
        <table:table-row table:style-name="ro7">
          <table:table-cell table:style-name="ce146" office:value-type="string" calcext:value-type="string">
            <text:p>Syntactic Complexity</text:p>
          </table:table-cell>
          <table:table-cell office:value-type="string" calcext:value-type="string">
            <text:p>Number of subordinate clauses  (incidence per 1000 words)</text:p>
          </table:table-cell>
          <table:table-cell table:style-name="ce146" office:value-type="string" calcext:value-type="string">
            <text:p>num_subord_incidence</text:p>
          </table:table-cell>
          <table:table-cell/>
          <table:table-cell office:value-type="string" calcext:value-type="string">
            <text:p>no</text:p>
          </table:table-cell>
          <table:table-cell table:number-columns-repeated="2"/>
          <table:table-cell table:style-name="ce171" office:value-type="string" calcext:value-type="string">
            <text:p>VALIDADO</text:p>
          </table:table-cell>
          <table:table-cell/>
          <table:table-cell office:value-type="string" calcext:value-type="string">
            <text:p>The number of subordinate clauses in the text per 1000 words</text:p>
          </table:table-cell>
          <table:table-cell table:number-columns-repeated="1014"/>
        </table:table-row>
        <table:table-row table:style-name="ro53">
          <table:table-cell table:style-name="ce146" office:value-type="string" calcext:value-type="string">
            <text:p>Syntactic Complexity</text:p>
          </table:table-cell>
          <table:table-cell office:value-type="string" calcext:value-type="string">
            <text:p>Number of relative subordinate clauses</text:p>
          </table:table-cell>
          <table:table-cell table:style-name="ce146" office:value-type="string" calcext:value-type="string">
            <text:p>num_rel_subord</text:p>
          </table:table-cell>
          <table:table-cell/>
          <table:table-cell office:value-type="string" calcext:value-type="string">
            <text:p>Si</text:p>
          </table:table-cell>
          <table:table-cell table:style-name="ce166" office:value-type="string" calcext:value-type="string">
            <text:p>$erltPerpausKopurua</text:p>
          </table:table-cell>
          <table:table-cell/>
          <table:table-cell table:style-name="ce171" office:value-type="string" calcext:value-type="string">
            <text:p>VALIDADO</text:p>
          </table:table-cell>
          <table:table-cell/>
          <table:table-cell office:value-type="string" calcext:value-type="string">
            <text:p>The number of relative subordinate clauses in the text</text:p>
          </table:table-cell>
          <table:table-cell table:style-name="ce155" office:value-type="string" calcext:value-type="string">
            <text:p>Contar el número de relaciones del tipo acl:relcl.</text:p>
            <text:p>In text simplification:</text:p>
            <text:p><text:span text:style-name="T20">Dornescu, I., Evans, R., &amp; Orasan, C. (2014). Relative clause  extraction for syntactic simplification. In Proceedings of the  Workshop on Automatic Text Simplification-Methods and Applications in  the Multilingual Society (ATS-MA 2014) (pp. 1-10).</text:span></text:p>
          </table:table-cell>
          <table:table-cell table:number-columns-repeated="1013"/>
        </table:table-row>
        <table:table-row table:style-name="ro7">
          <table:table-cell table:style-name="ce146" office:value-type="string" calcext:value-type="string">
            <text:p>Syntactic Complexity</text:p>
          </table:table-cell>
          <table:table-cell office:value-type="string" calcext:value-type="string">
            <text:p>Number of relative subordinate clauses (incidence per 1000 words)</text:p>
          </table:table-cell>
          <table:table-cell table:style-name="ce146" office:value-type="string" calcext:value-type="string">
            <text:p>num_rel_subord_incidence</text:p>
          </table:table-cell>
          <table:table-cell/>
          <table:table-cell office:value-type="string" calcext:value-type="string">
            <text:p>no</text:p>
          </table:table-cell>
          <table:table-cell table:number-columns-repeated="2"/>
          <table:table-cell table:style-name="ce171" office:value-type="string" calcext:value-type="string">
            <text:p>VALIDADO</text:p>
          </table:table-cell>
          <table:table-cell/>
          <table:table-cell office:value-type="string" calcext:value-type="string">
            <text:p>The number of relative subordinate clauses in the text per 1000 words</text:p>
          </table:table-cell>
          <table:table-cell table:number-columns-repeated="1014"/>
        </table:table-row>
        <table:table-row table:style-name="ro53">
          <table:table-cell table:style-name="ce146" office:value-type="string" calcext:value-type="string">
            <text:p>Syntactic Complexity</text:p>
          </table:table-cell>
          <table:table-cell office:value-type="string" calcext:value-type="string">
            <text:p>Mean of punctuation marks per sentence</text:p>
          </table:table-cell>
          <table:table-cell table:style-name="ce146" office:value-type="string" calcext:value-type="string">
            <text:p>num_punct_marks_per_sentence</text:p>
          </table:table-cell>
          <table:table-cell/>
          <table:table-cell office:value-type="string" calcext:value-type="string">
            <text:p>no</text:p>
          </table:table-cell>
          <table:table-cell table:number-columns-repeated="2"/>
          <table:table-cell table:style-name="ce171" office:value-type="string" calcext:value-type="string">
            <text:p>VALIDADO</text:p>
          </table:table-cell>
          <table:table-cell/>
          <table:table-cell office:value-type="string" calcext:value-type="string">
            <text:p>The average of punctuation marks per sentence</text:p>
          </table:table-cell>
          <table:table-cell office:value-type="string" calcext:value-type="string">
            <text:p>Esta medida fue también propuesta por Saggion et al.(2015). En la complejidad de un texto, el número promedio de signos de puntuación se utiliza como uno de los indicadores de complejidad del mismo.Another reference:</text:p>
            <text:p><text:span text:style-name="T20">Mitkov, R., &amp; Štajner, S. (2014). The fewer, the better? A contrastive  study about ways to simplify. In Proceedings of the Workshop on  Automatic Text Simplification-Methods and Applications in the  Multilingual Society (ATS-MA 2014) (pp. 30-40).</text:span></text:p>
          </table:table-cell>
          <table:table-cell table:number-columns-repeated="1013"/>
        </table:table-row>
        <table:table-row table:style-name="ro7">
          <table:table-cell table:style-name="ce146" office:value-type="string" calcext:value-type="string">
            <text:p>Syntactic Complexity</text:p>
          </table:table-cell>
          <table:table-cell office:value-type="string" calcext:value-type="string">
            <text:p>Number of propositions</text:p>
          </table:table-cell>
          <table:table-cell table:style-name="ce146" office:value-type="string" calcext:value-type="string">
            <text:p>num_total_prop</text:p>
          </table:table-cell>
          <table:table-cell/>
          <table:table-cell office:value-type="string" calcext:value-type="string">
            <text:p>Si</text:p>
          </table:table-cell>
          <table:table-cell table:style-name="ce166" office:value-type="string" calcext:value-type="string">
            <text:p>$perpausKopurua</text:p>
          </table:table-cell>
          <table:table-cell/>
          <table:table-cell table:style-name="ce171" office:value-type="string" calcext:value-type="string">
            <text:p>VALIDADO</text:p>
          </table:table-cell>
          <table:table-cell/>
          <table:table-cell table:style-name="ce155" office:value-type="string" calcext:value-type="string">
            <text:p>Number of propositions</text:p>
          </table:table-cell>
          <table:table-cell table:style-name="ce155" office:value-type="string" calcext:value-type="string">
            <text:p>Cada comienzo de oración se contabiliza como proposición y en caso de encontrar una relación de coordinación ‘conj’ o subordinada <text:s/>'csubj' , 'csubj:pass', <text:s/>'ccomp', <text:s/>'xcomp' , <text:s/>'advcl', <text:s/>'acl' o 'acl:relcl' se añade otra proposición</text:p>
          </table:table-cell>
          <table:table-cell table:number-columns-repeated="1013"/>
        </table:table-row>
        <table:table-row table:style-name="ro11">
          <table:table-cell table:style-name="ce146" office:value-type="string" calcext:value-type="string">
            <text:p>Syntactic Complexity</text:p>
          </table:table-cell>
          <table:table-cell table:style-name="ce146" office:value-type="string" calcext:value-type="string">
            <text:p>Mean of the number of propositions per sentence</text:p>
          </table:table-cell>
          <table:table-cell table:style-name="ce146" office:value-type="string" calcext:value-type="string">
            <text:p>mean_propositions_per_sentence</text:p>
          </table:table-cell>
          <table:table-cell table:style-name="ce146"/>
          <table:table-cell table:style-name="ce146" office:value-type="string" calcext:value-type="string">
            <text:p>no</text:p>
          </table:table-cell>
          <table:table-cell table:style-name="ce146" table:number-columns-repeated="2"/>
          <table:table-cell table:style-name="ce171" office:value-type="string" calcext:value-type="string">
            <text:p>VALIDADO</text:p>
          </table:table-cell>
          <table:table-cell/>
          <table:table-cell table:style-name="ce155" office:value-type="string" calcext:value-type="string">
            <text:p>The average of the number of propositions per sentence </text:p>
          </table:table-cell>
          <table:table-cell table:style-name="ce146" office:value-type="string" calcext:value-type="string">
            <text:p>Cp = (num_total_prop / num_oraciones)*10. El índice diseñado por Simón (SIMON, 1973) o Índice de complejidad numérica (CP1) El índice pone en relación el número de proposiciones y el número de oraciones. Matemáticamente viene expresado por un cociente cuyo numerador es el número de proposiciones del texto y denominador el número de oraciones. Para evitar números muy pequeños el cociente se multiplica por 10. El valor teórico del índice oscila entre un mínimo de 10 y no tiene límite máximo, aunque en la práctica más allá del índice 50 resulta difícil mantener la claridad y la coherencia en la expresión. El índice se obtiene en cada texto y luego se halla una media de grupo.</text:p>
          </table:table-cell>
          <table:table-cell table:number-columns-repeated="1013"/>
        </table:table-row>
        <table:table-row table:style-name="ro11">
          <table:table-cell table:style-name="ce222" office:value-type="string" calcext:value-type="string">
            <text:p>Syntactic Complexity</text:p>
          </table:table-cell>
          <table:table-cell table:style-name="ce146" office:value-type="string" calcext:value-type="string">
            <text:p>Mean of the number of VPs per sentence</text:p>
          </table:table-cell>
          <table:table-cell table:style-name="ce146" office:value-type="string" calcext:value-type="string">
            <text:p>mean_vp_per_sentence</text:p>
          </table:table-cell>
          <table:table-cell table:style-name="ce222" table:number-columns-repeated="4"/>
          <table:table-cell table:style-name="ce171" office:value-type="string" calcext:value-type="string">
            <text:p>VALIDADO</text:p>
          </table:table-cell>
          <table:table-cell/>
          <table:table-cell table:style-name="ce155" office:value-type="string" calcext:value-type="string">
            <text:p>The average of the number of VPs per sentence </text:p>
          </table:table-cell>
          <table:table-cell table:style-name="ce222"/>
          <table:table-cell table:style-name="ce269" table:number-columns-repeated="1013"/>
        </table:table-row>
        <table:table-row table:style-name="ro11">
          <table:table-cell table:style-name="ce222" office:value-type="string" calcext:value-type="string">
            <text:p>Syntactic Complexity</text:p>
          </table:table-cell>
          <table:table-cell table:style-name="ce146" office:value-type="string" calcext:value-type="string">
            <text:p>Mean of the number of NPs per sentence</text:p>
          </table:table-cell>
          <table:table-cell table:style-name="ce146" office:value-type="string" calcext:value-type="string">
            <text:p>mean_np_per_sentence</text:p>
          </table:table-cell>
          <table:table-cell table:style-name="ce222" table:number-columns-repeated="4"/>
          <table:table-cell table:style-name="ce171" office:value-type="string" calcext:value-type="string">
            <text:p>VALIDADO</text:p>
          </table:table-cell>
          <table:table-cell/>
          <table:table-cell table:style-name="ce155" office:value-type="string" calcext:value-type="string">
            <text:p>The average of the number of NPs per sentence </text:p>
          </table:table-cell>
          <table:table-cell table:style-name="ce222"/>
          <table:table-cell table:style-name="ce269" table:number-columns-repeated="1013"/>
        </table:table-row>
        <table:table-row table:style-name="ro11">
          <table:table-cell table:style-name="ce161" office:value-type="string" calcext:value-type="string">
            <text:p>Syntactic Pattern Density</text:p>
          </table:table-cell>
          <table:table-cell table:style-name="ce146" office:value-type="string" calcext:value-type="string">
            <text:p>Noun phrase density, incidence (DRNP)</text:p>
          </table:table-cell>
          <table:table-cell table:style-name="ce146" office:value-type="string" calcext:value-type="string">
            <text:p>noun_phrase_density_incidence</text:p>
          </table:table-cell>
          <table:table-cell table:style-name="ce161" table:number-columns-repeated="4"/>
          <table:table-cell table:style-name="ce171" office:value-type="string" calcext:value-type="string">
            <text:p>VALIDADO</text:p>
          </table:table-cell>
          <table:table-cell/>
          <table:table-cell table:style-name="ce268" office:value-type="string" calcext:value-type="string">
            <text:p>The number of noun phrases in the text per 1000 words</text:p>
          </table:table-cell>
          <table:table-cell table:style-name="ce161" office:value-type="string" calcext:value-type="string">
            <text:p>Expected to affect processing difficulty of the text, particularly with respect to other features in a text.For example, if a text has a higher noun and verb phrase incidence, it is more likely to be informationally dense with complex syntaxCount the number of words whose POS is NOUN or PROPN or PRON per 1000 words(pero no sumar si el nombre tiene una relación de compund, flat, fixedThere are 3 three relations for multiword expressions (MWEs):(https://universaldependencies.org/u/dep/)-The compound relation It is used for any kind of compounding: noun compounds (e.g., phone book, apple pie)-The flat relation: It is used for exocentric (headless) semi-fixed MWEs like names (Hillary Rodham Clinton) and dates (24 December).-The fixed relation: It is used for certain fixed grammaticized expressions that behave like function words or short adverbials. Ex: Sag et al.</text:p>
          </table:table-cell>
          <table:table-cell table:style-name="ce216" table:number-columns-repeated="1013"/>
        </table:table-row>
        <table:table-row table:style-name="ro42">
          <table:table-cell table:style-name="ce161" office:value-type="string" calcext:value-type="string">
            <text:p>Syntactic Pattern Density</text:p>
          </table:table-cell>
          <table:table-cell table:style-name="ce146" office:value-type="string" calcext:value-type="string">
            <text:p>Verb phrase density, incidence (DRVP)</text:p>
          </table:table-cell>
          <table:table-cell table:style-name="ce146" office:value-type="string" calcext:value-type="string">
            <text:p>verb_phrase_density_incidence</text:p>
          </table:table-cell>
          <table:table-cell table:style-name="ce161" table:number-columns-repeated="4"/>
          <table:table-cell table:style-name="ce171" office:value-type="string" calcext:value-type="string">
            <text:p>VALIDADO</text:p>
          </table:table-cell>
          <table:table-cell/>
          <table:table-cell table:style-name="ce268" office:value-type="string" calcext:value-type="string">
            <text:p>The number of verb phrases in the text per 1000 words</text:p>
          </table:table-cell>
          <table:table-cell office:value-type="string" calcext:value-type="string">
            <text:p>Expected to affect processing difficulty of the text, particularly with respect to other features in a text. For example, if a text has a higher noun and verb phrase incidence, it is more likely to be informationally dense with complex syntax</text:p>
            <text:p>-Si VERB entonces verbcount++</text:p>
            <text:p>-Si AUX y su padre NO es VERB entonces verbcount++</text:p>
          </table:table-cell>
          <table:table-cell table:style-name="ce216" table:number-columns-repeated="1013"/>
        </table:table-row>
        <table:table-row table:style-name="ro11">
          <table:table-cell table:style-name="ce161" office:value-type="string" calcext:value-type="string">
            <text:p>Syntactic Pattern Density</text:p>
          </table:table-cell>
          <table:table-cell table:style-name="ce146" office:value-type="string" calcext:value-type="string">
            <text:p>Number of passive voice verbs</text:p>
          </table:table-cell>
          <table:table-cell table:style-name="ce146" office:value-type="string" calcext:value-type="string">
            <text:p>num_pass</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verbs in passive voice in the text</text:p>
          </table:table-cell>
          <table:table-cell office:value-type="string" calcext:value-type="string">
            <text:p><text:span text:style-name="T1">n.º de verbos con la caracteristica “Voice=Pass</text:span>” / nº de palabras totales</text:p>
          </table:table-cell>
          <table:table-cell table:number-columns-repeated="1013"/>
        </table:table-row>
        <table:table-row table:style-name="ro11">
          <table:table-cell table:style-name="ce161" office:value-type="string" calcext:value-type="string">
            <text:p>Syntactic Pattern Density</text:p>
          </table:table-cell>
          <table:table-cell table:style-name="ce146" office:value-type="string" calcext:value-type="string">
            <text:p>Number of passive voice verbs (incidence per 1000 words)</text:p>
          </table:table-cell>
          <table:table-cell table:style-name="ce146" office:value-type="string" calcext:value-type="string">
            <text:p>num_pass_incidence</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verbs in passive voice per 1000 words</text:p>
          </table:table-cell>
          <table:table-cell office:value-type="string" calcext:value-type="string">
            <text:p>n.º de verbos con la caracteristica “Voice=Pass” / nº de palabras totales</text:p>
          </table:table-cell>
          <table:table-cell table:number-columns-repeated="1013"/>
        </table:table-row>
        <table:table-row table:style-name="ro1">
          <table:table-cell office:value-type="string" calcext:value-type="string">
            <text:p>Morphological features/Verb Voice</text:p>
          </table:table-cell>
          <table:table-cell table:style-name="ce146" office:value-type="string" calcext:value-type="string">
            <text:p>Mean of passive voice verbs</text:p>
          </table:table-cell>
          <table:table-cell table:style-name="ce146" office:value-type="string" calcext:value-type="string">
            <text:p>num_pass_mean</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table:style-name="ce146" office:value-type="string" calcext:value-type="string">
            <text:p>Mean of passive voice verbs</text:p>
          </table:table-cell>
          <table:table-cell table:style-name="ce146" office:value-type="string" calcext:value-type="string">
            <text:p>frequency of passive voice, which is more difficult to process than active voice (Just &amp; Carpenter, 1987);n.º de verbos con la caracteristica “Voice=Pass” / nº de palabras totales</text:p>
          </table:table-cell>
          <table:table-cell office:value-type="string" calcext:value-type="string">
            <text:p>Values: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2"/>
        </table:table-row>
        <table:table-row table:style-name="ro60">
          <table:table-cell office:value-type="string" calcext:value-type="string">
            <text:p>Morphological features/Verb Voice</text:p>
          </table:table-cell>
          <table:table-cell table:style-name="ce146" office:value-type="string" calcext:value-type="string">
            <text:p>Number of agentless passive voice verbs</text:p>
          </table:table-cell>
          <table:table-cell table:style-name="ce146" office:value-type="string" calcext:value-type="string">
            <text:p>num_agentless</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agentless passive voice verbs in the text</text:p>
          </table:table-cell>
          <table:table-cell office:value-type="string" calcext:value-type="string">
            <text:p><text:span text:style-name="T1">active rather than passive voice (Tannen, 1982)</text:span></text:p>
            <text:p><text:span text:style-name="T1">include frequency of passive voice, which is more difficult to process</text:span></text:p>
            <text:p><text:span text:style-name="T1">than active voice (Snow, 2002)</text:span></text:p>
            <text:p><text:span text:style-name="T1">n.º de verbos con la caracteristica Voice =Pass y que no tiene “by”</text:span> / nº de palabras totales</text:p>
          </table:table-cell>
          <table:table-cell office:value-type="string" calcext:value-type="string">
            <text:p>Values: 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2"/>
        </table:table-row>
        <table:table-row table:style-name="ro39">
          <table:table-cell table:style-name="ce161" office:value-type="string" calcext:value-type="string">
            <text:p>Syntactic Pattern Density</text:p>
          </table:table-cell>
          <table:table-cell table:style-name="ce146" office:value-type="string" calcext:value-type="string">
            <text:p>Agentless passive voice density, incidence (DRPVAL)</text:p>
          </table:table-cell>
          <table:table-cell table:style-name="ce146" office:value-type="string" calcext:value-type="string">
            <text:p>agentless_passive_density_incidence</text:p>
          </table:table-cell>
          <table:table-cell table:style-name="ce161" table:number-columns-repeated="4"/>
          <table:table-cell table:style-name="ce171" office:value-type="string" calcext:value-type="string">
            <text:p>VALIDADO</text:p>
          </table:table-cell>
          <table:table-cell/>
          <table:table-cell table:style-name="ce198" office:value-type="string" calcext:value-type="string">
            <text:p>The number of verbs in passive voice per 1000 words</text:p>
          </table:table-cell>
          <table:table-cell table:style-name="ce146" office:value-type="string" calcext:value-type="string">
            <text:p><text:span text:style-name="T1">Relative frequency of sentences with passive voice (Just &amp; Carpenter, 1987)</text:span></text:p>
            <text:p><text:span text:style-name="T1">n.º de verbos con la caracteristica “Voice=Pass</text:span>”</text:p>
          </table:table-cell>
          <table:table-cell table:style-name="ce216" table:number-columns-repeated="1013"/>
        </table:table-row>
        <table:table-row table:style-name="ro1">
          <table:table-cell table:style-name="ce151"/>
          <table:table-cell table:style-name="ce146" office:value-type="string" calcext:value-type="string">
            <text:p>Number of negative words</text:p>
          </table:table-cell>
          <table:table-cell table:style-name="ce159" office:value-type="string" calcext:value-type="string">
            <text:p>num_neg</text:p>
          </table:table-cell>
          <table:table-cell table:style-name="ce145"/>
          <table:table-cell table:style-name="ce145" office:value-type="string" calcext:value-type="string">
            <text:p>no</text:p>
          </table:table-cell>
          <table:table-cell table:style-name="ce145" table:number-columns-repeated="2"/>
          <table:table-cell table:style-name="ce171" office:value-type="string" calcext:value-type="string">
            <text:p>VALIDADO</text:p>
          </table:table-cell>
          <table:table-cell table:style-name="ce190"/>
          <table:table-cell table:style-name="ce145" office:value-type="string" calcext:value-type="string">
            <text:p>The number of words with lemma "not"</text:p>
          </table:table-cell>
          <table:table-cell table:style-name="ce159"/>
          <table:table-cell table:style-name="ce145" table:number-columns-repeated="1013"/>
        </table:table-row>
        <table:table-row table:style-name="ro8">
          <table:table-cell table:style-name="ce161" office:value-type="string" calcext:value-type="string">
            <text:p>Syntactic Pattern Density</text:p>
          </table:table-cell>
          <table:table-cell table:style-name="ce146" office:value-type="string" calcext:value-type="string">
            <text:p>Negation density, incidence (DRNEG)</text:p>
          </table:table-cell>
          <table:table-cell table:style-name="ce146" office:value-type="string" calcext:value-type="string">
            <text:p>negation_density_incidence</text:p>
          </table:table-cell>
          <table:table-cell table:style-name="ce161" table:number-columns-repeated="4"/>
          <table:table-cell table:style-name="ce171" office:value-type="string" calcext:value-type="string">
            <text:p>VALIDADO</text:p>
          </table:table-cell>
          <table:table-cell/>
          <table:table-cell table:style-name="ce145" office:value-type="string" calcext:value-type="string">
            <text:p>The number of words with lemma "not" per 1000 words</text:p>
          </table:table-cell>
          <table:table-cell table:style-name="ce161" office:value-type="string" calcext:value-type="string">
            <text:p>The incidence of negation which is also associated with processing difficulty (Clark &amp; Clark, 1997;Just &amp; Carpenter, 1971)</text:p>
            <text:p><text:span text:style-name="T21">Total de verbos en negativo:NOT o  n't .Se calcula sumando las palabras con lema == 'not':</text:span></text:p>
            <text:p><text:span text:style-name="T21">Values: frequency of negations may threaten textual cohesion in ways that make comprehension more difficult.</text:span></text:p>
          </table:table-cell>
          <table:table-cell table:style-name="ce216" table:number-columns-repeated="1013"/>
        </table:table-row>
        <table:table-row table:style-name="ro11">
          <table:table-cell table:style-name="ce146" office:value-type="string" calcext:value-type="string">
            <text:p>Morphological features</text:p>
          </table:table-cell>
          <table:table-cell table:style-name="ce146" office:value-type="string" calcext:value-type="string">
            <text:p>Number of verbs in gerund form</text:p>
          </table:table-cell>
          <table:table-cell table:style-name="ce146" office:value-type="string" calcext:value-type="string">
            <text:p>num_ger</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verbs in gerund form in the text</text:p>
          </table:table-cell>
          <table:table-cell table:style-name="ce155" office:value-type="string" calcext:value-type="string">
            <text:p>VerbForm=Ger</text:p>
          </table:table-cell>
          <table:table-cell table:number-columns-repeated="1013"/>
        </table:table-row>
        <table:table-row table:style-name="ro7">
          <table:table-cell table:style-name="ce146" office:value-type="string" calcext:value-type="string">
            <text:p>Syntactic Pattern Density</text:p>
          </table:table-cell>
          <table:table-cell table:style-name="ce146" office:value-type="string" calcext:value-type="string">
            <text:p>Gerund density, incidence (DRGERUND)</text:p>
          </table:table-cell>
          <table:table-cell table:style-name="ce146" office:value-type="string" calcext:value-type="string">
            <text:p>gerund_density_incidence</text:p>
          </table:table-cell>
          <table:table-cell table:style-name="ce146" table:number-columns-repeated="4"/>
          <table:table-cell table:style-name="ce82" office:value-type="string" calcext:value-type="string">
            <text:p>VALIDADO</text:p>
          </table:table-cell>
          <table:table-cell/>
          <table:table-cell office:value-type="string" calcext:value-type="string">
            <text:p>The number of verbs in gerund form per 1000 words</text:p>
          </table:table-cell>
          <table:table-cell table:style-name="ce155" office:value-type="string" calcext:value-type="string">
            <text:p>VerbForm=Ger. The relative frequency of the use of the gerund and infitive are prevalent in situation models with a high density of intentional content.</text:p>
          </table:table-cell>
          <table:table-cell table:number-columns-repeated="1013"/>
        </table:table-row>
        <table:table-row table:style-name="ro24">
          <table:table-cell table:style-name="ce146" office:value-type="string" calcext:value-type="string">
            <text:p>Morphological features</text:p>
          </table:table-cell>
          <table:table-cell table:style-name="ce146" office:value-type="string" calcext:value-type="string">
            <text:p>Number of verbs in infinitive form</text:p>
          </table:table-cell>
          <table:table-cell table:style-name="ce146" office:value-type="string" calcext:value-type="string">
            <text:p>num_inf</text:p>
          </table:table-cell>
          <table:table-cell/>
          <table:table-cell office:value-type="string" calcext:value-type="string">
            <text:p>Modificado</text:p>
          </table:table-cell>
          <table:table-cell table:style-name="ce166" office:value-type="string" calcext:value-type="string">
            <text:p><text:s/>"\t Perpaus osagarrien kopurua: $konplPerpausKopurua\n";</text:p>
          </table:table-cell>
          <table:table-cell office:value-type="string" calcext:value-type="string">
            <text:p>EN|EU?</text:p>
          </table:table-cell>
          <table:table-cell table:style-name="ce171" office:value-type="string" calcext:value-type="string">
            <text:p>VALIDADO</text:p>
          </table:table-cell>
          <table:table-cell/>
          <table:table-cell office:value-type="string" calcext:value-type="string">
            <text:p>The number of verbs in infinitive form in the text</text:p>
          </table:table-cell>
          <table:table-cell table:style-name="ce146" office:value-type="string" calcext:value-type="string">
            <text:p><text:span text:style-name="T1">n.º de verbos con la caracteristica “VerbForm=Inf</text:span>” con “to” delante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2"/>
        </table:table-row>
        <table:table-row table:style-name="ro7">
          <table:table-cell table:style-name="ce146" office:value-type="string" calcext:value-type="string">
            <text:p>Syntactic Pattern Density</text:p>
          </table:table-cell>
          <table:table-cell table:style-name="ce146" office:value-type="string" calcext:value-type="string">
            <text:p>Infinitive density, incidence (DRINF)</text:p>
          </table:table-cell>
          <table:table-cell table:style-name="ce146" office:value-type="string" calcext:value-type="string">
            <text:p>infinitive_density_incidence</text:p>
          </table:table-cell>
          <table:table-cell table:style-name="ce146" table:number-columns-repeated="4"/>
          <table:table-cell table:style-name="ce83" office:value-type="string" calcext:value-type="string">
            <text:p>VALIDADO</text:p>
          </table:table-cell>
          <table:table-cell/>
          <table:table-cell table:style-name="ce198" office:value-type="string" calcext:value-type="string">
            <text:p>The number of verbs in infinitive form per 1000 words</text:p>
          </table:table-cell>
          <table:table-cell table:style-name="ce155" office:value-type="string" calcext:value-type="string">
            <text:p>The relative frequency of the use of the gerund and infitive are prevalent in situation models with a high density of intentional content. <text:span text:style-name="T1">n.º de verbos con la caracteristica “VerbForm=Inf</text:span>” con “to” delante.</text:p>
          </table:table-cell>
          <table:table-cell table:number-columns-repeated="1013"/>
        </table:table-row>
        <table:table-row table:style-name="ro24">
          <table:table-cell table:style-name="ce144" table:number-columns-repeated="7"/>
          <table:table-cell table:style-name="ce84"/>
          <table:table-cell table:style-name="ce189"/>
          <table:table-cell table:style-name="ce202"/>
          <table:table-cell table:style-name="ce196"/>
          <table:table-cell table:style-name="ce144" table:number-columns-repeated="1013"/>
        </table:table-row>
        <table:table-row table:style-name="ro7">
          <table:table-cell table:style-name="ce146" office:value-type="string" calcext:value-type="string">
            <text:p>semantics. Readability</text:p>
          </table:table-cell>
          <table:table-cell table:style-name="ce146" office:value-type="string" calcext:value-type="string">
            <text:p>Mean values of polysemy in the WordNet lexicon</text:p>
          </table:table-cell>
          <table:table-cell table:style-name="ce146" office:value-type="string" calcext:value-type="string">
            <text:p>polysemic_index</text:p>
          </table:table-cell>
          <table:table-cell table:style-name="ce146"/>
          <table:table-cell table:style-name="ce146" office:value-type="string" calcext:value-type="string">
            <text:p>no</text:p>
          </table:table-cell>
          <table:table-cell table:style-name="ce146" table:number-columns-repeated="2"/>
          <table:table-cell table:style-name="ce85" office:value-type="string" calcext:value-type="string">
            <text:p>TERMINADO</text:p>
          </table:table-cell>
          <table:table-cell/>
          <table:table-cell table:style-name="ce155" office:value-type="string" calcext:value-type="string">
            <text:p>The average of the values of polysemy for the words in the text that have entries in the WordNet lexicon </text:p>
          </table:table-cell>
          <table:table-cell table:style-name="ce146" office:value-type="string" calcext:value-type="string">
            <text:p>Mean values of polysemy of lexicon words that have entries in the WordNet lexicon.Mean values of polysemy are computed for the words in the text that have entries in the WordNet lexicon divided by all the computed words. Polysemy is measured as the number of senses of a word in WordNet (Fellbaum, 1998; Miller, Beckwith, Fellbaum,Gross, &amp; Miller, 1990).Word polysemy is indicative of the degree of ambiguous language utilized in a text.A word with more senses will generally be more ambiguous and slow to process,particularly for less skilled (Gernsbacher &amp; Faust, 1991) andless knowledgeable(McNamara &amp; McDaniel, 2004) readers.</text:p>
            <text:p>https://stackoverflow.com/questions/46537372/compute-the-average-polysemy-of-nouns-verbs-adjectives-and-adverbs-according-t</text:p>
          </table:table-cell>
          <table:table-cell table:number-columns-repeated="1013"/>
        </table:table-row>
        <table:table-row table:style-name="ro7">
          <table:table-cell table:style-name="ce146"/>
          <table:table-cell table:style-name="ce146" office:value-type="string" calcext:value-type="string">
            <text:p>Mean hypernym values of verbs in the WordNet lexicon</text:p>
          </table:table-cell>
          <table:table-cell table:style-name="ce146" office:value-type="string" calcext:value-type="string">
            <text:p>hypernymy_verbs_index</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The average of the hypernym values of verbs in the text that have entries in the WordNet lexicon</text:p>
          </table:table-cell>
          <table:table-cell table:style-name="ce146" office:value-type="string" calcext:value-type="string">
            <text:p>Mean hypernym values of verbs that have entries in the WordNet lexicon.Mean hypernym values of verbs are computed for the verbs in the text that have entries in the WordNet lexicon. The hypernym count is defined as the number of levels in a conceptual taxonomic hierarchy that is above (i.e., superordinate to) a word. For example, chair(in the sense of seat) has seven hypernym levels: seat → furniture → furnishings →in-strumentality → artifact → object → entity. With verbs: Fly -&gt; Travel</text:p>
          </table:table-cell>
          <table:table-cell table:style-name="ce146" table:number-columns-repeated="2"/>
          <table:table-cell table:number-columns-repeated="1011"/>
        </table:table-row>
        <table:table-row table:style-name="ro8">
          <table:table-cell table:style-name="ce146"/>
          <table:table-cell table:style-name="ce146" office:value-type="string" calcext:value-type="string">
            <text:p>Mean hypernym values of nouns in the WordNet lexicon</text:p>
          </table:table-cell>
          <table:table-cell table:style-name="ce146" office:value-type="string" calcext:value-type="string">
            <text:p>hypernymy_nouns_index</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The average of the hypernym values of nouns in the text that have entries in the WordNet lexicon</text:p>
          </table:table-cell>
          <table:table-cell table:style-name="ce146" office:value-type="string" calcext:value-type="string">
            <text:p>Words having many hypernym levels tend to be more concrete, whereas those with few</text:p>
            <text:p>hypernym levels tend to be more abstract.</text:p>
            <text:p>Hypernym o nivel abstración de la palabra se puede medir por el número de niveles dentro de la jerarquia por encima de la palabra en WordNet. Por ejemplo: seat → furniture → furnishings → instrumentally → artifact → object → entity, decimos que “seat” tiene 7 niveles de hypernym. Cuanto menos más abstracta, y cuanto más abstracta más difícil de procesar. La media de los valores de Hypernym de las palabras léxicas.Indice nivel de abstracción del texto: (sumatorio(nivel abstracción de los nombres distintos del texto en wordNet) / total de palabras) * 1000</text:p>
          </table:table-cell>
          <table:table-cell table:number-columns-repeated="1013"/>
        </table:table-row>
        <table:table-row table:style-name="ro7">
          <table:table-cell/>
          <table:table-cell table:style-name="ce146" office:value-type="string" calcext:value-type="string">
            <text:p>Mean hypernym values of nouns and verbs in the WordNet lexicon</text:p>
          </table:table-cell>
          <table:table-cell table:style-name="ce146" office:value-type="string" calcext:value-type="string">
            <text:p>hypernymy_index</text:p>
          </table:table-cell>
          <table:table-cell table:style-name="ce146"/>
          <table:table-cell table:style-name="ce146" office:value-type="string" calcext:value-type="string">
            <text:p>no</text:p>
          </table:table-cell>
          <table:table-cell table:style-name="ce146" table:number-columns-repeated="2"/>
          <table:table-cell office:value-type="string" calcext:value-type="string">
            <text:p>TERMINADO</text:p>
          </table:table-cell>
          <table:table-cell/>
          <table:table-cell table:style-name="ce155" office:value-type="string" calcext:value-type="string">
            <text:p>The average of the hypernym values of nouns and verbs in the text that have entries in the WordNet lexicon</text:p>
          </table:table-cell>
          <table:table-cell table:number-columns-repeated="1014"/>
        </table:table-row>
        <table:table-row table:style-name="ro1">
          <table:table-cell/>
          <table:table-cell table:style-name="ce146" table:number-columns-repeated="6"/>
          <table:table-cell table:number-columns-repeated="2"/>
          <table:table-cell table:style-name="ce155"/>
          <table:table-cell table:number-columns-repeated="1014"/>
        </table:table-row>
        <table:table-row table:style-name="ro1">
          <table:table-cell/>
          <table:table-cell table:style-name="ce146" office:value-type="string" calcext:value-type="string">
            <text:p>Semantic Closeness (the topic is important)</text:p>
          </table:table-cell>
          <table:table-cell table:style-name="ce146" table:number-columns-repeated="2"/>
          <table:table-cell table:style-name="ce146" office:value-type="string" calcext:value-type="string">
            <text:p>no</text:p>
          </table:table-cell>
          <table:table-cell table:style-name="ce146" table:number-columns-repeated="2"/>
          <table:table-cell table:number-columns-repeated="2"/>
          <table:table-cell table:style-name="ce146" office:value-type="string" calcext:value-type="string">
            <text:p>(Kr * Kd) / (||Kr||* ||Kd||)</text:p>
          </table:table-cell>
          <table:table-cell table:style-name="ce146" office:value-type="string" calcext:value-type="string">
            <text:p>Topic o tema es otro criterio a tener en cuenta, el texto es mas facil si se habla de animales que de microbiología. Mide la similitud entre Kd y Kr basado en el ángulo entre 2 vectores,</text:p>
          </table:table-cell>
          <table:table-cell table:number-columns-repeated="1013"/>
        </table:table-row>
        <table:table-row table:style-name="ro1">
          <table:table-cell/>
          <table:table-cell table:style-name="ce146" office:value-type="string" calcext:value-type="string">
            <text:p>Synonym usage</text:p>
          </table:table-cell>
          <table:table-cell table:style-name="ce146" table:number-columns-repeated="2"/>
          <table:table-cell table:style-name="ce146" office:value-type="string" calcext:value-type="string">
            <text:p>no</text:p>
          </table:table-cell>
          <table:table-cell table:style-name="ce146" table:number-columns-repeated="2"/>
          <table:table-cell table:number-columns-repeated="2"/>
          <table:table-cell table:style-name="ce146" office:value-type="string" calcext:value-type="string">
            <text:p>Para cada concepto ci del tema, analizaremos como de equilibrado esta el uso de cada palabra relacionada con <text:s/>el concepto ci entre todas las palabras del texto. Para medir el equilibrado mencionado utilizamod la entropia de Shanon, creando la carac que estima la entropia de cada synset en D.</text:p>
          </table:table-cell>
          <table:table-cell table:style-name="ce146"/>
          <table:table-cell table:number-columns-repeated="1013"/>
        </table:table-row>
        <table:table-row table:style-name="ro1">
          <table:table-cell table:style-name="ce152"/>
          <table:table-cell table:style-name="ce157" table:number-columns-repeated="6"/>
          <table:table-cell table:style-name="ce86"/>
          <table:table-cell table:style-name="ce193"/>
          <table:table-cell table:style-name="ce157" table:number-columns-repeated="2"/>
          <table:table-cell table:style-name="ce152" table:number-columns-repeated="1013"/>
        </table:table-row>
        <table:table-row table:style-name="ro61">
          <table:table-cell table:style-name="ce143" office:value-type="string" calcext:value-type="string">
            <text:p>Textbase.Referential cohesion:</text:p>
            <text:p/>
          </table:table-cell>
          <table:table-cell table:style-name="ce158" office:value-type="string" calcext:value-type="string">
            <text:p>Referential Cohesion. These are the ten main readings for cohesion in Coh-Metrix.</text:p>
            <text:p>Noun overlap, Argument overlap, Stem overlap and Content word overlap are measured in both</text:p>
            <text:p>adjacent and all sentences.</text:p>
            <text:p>Referential cohesion(PC2): This component includes Coh-Metrix indices</text:p>
            <text:p>that assess referential cohesion.High-cohesion text contains words and</text:p>
            <text:p>ideas that overlap across sentences and the entire text, forming explicit</text:p>
            <text:p>threads that connect the text for the reader. Low cohesion text is</text:p>
            <text:p>typically more difficult to process because there are fewer threads that</text:p>
            <text:p>Tie the ideas together for the reader.</text:p>
          </table:table-cell>
          <table:table-cell table:style-name="ce142" table:number-columns-repeated="5"/>
          <table:table-cell table:style-name="ce77"/>
          <table:table-cell table:style-name="ce142"/>
          <table:table-cell table:style-name="ce195" office:value-type="string" calcext:value-type="string">
            <text:p>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207" office:value-type="string" calcext:value-type="string">
            <text:p>Referential cohesion gaps can occur when the words or concepts in a sentence do not overlap with other sentences in the text. As such, cohesion gaps at the textbase level can have varying effects on comprehension and reading time depending on the reader’s abilities. The indices vary from local to more global.</text:p>
            <text:p/>
          </table:table-cell>
          <table:table-cell table:style-name="ce214"/>
          <table:table-cell table:number-columns-repeated="1012"/>
        </table:table-row>
        <table:table-row table:style-name="ro41">
          <table:table-cell table:style-name="ce146" office:value-type="string" calcext:value-type="string">
            <text:p>Textbase.Referential cohesion:</text:p>
          </table:table-cell>
          <table:table-cell table:style-name="ce146" office:value-type="string" calcext:value-type="string">
            <text:p>Noun overlap, adjacent sentences, binary, mean(CRFNOl)</text:p>
          </table:table-cell>
          <table:table-cell table:style-name="ce146" office:value-type="string" calcext:value-type="string">
            <text:p>noun_overlap_adjacent</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Noun overlap measure is binary (there either is or is not any overlap between a pair of adjacent sentences</text:p>
            <text:p>in a text ).</text:p>
            <text:p>Noun overlap measures the proportion of sentences in a text for which there are overlapping nouns,in the sense that the noun must match exactly.</text:p>
          </table:table-cell>
          <table:table-cell table:style-name="ce155" office:value-type="string" calcext:value-type="string">
            <text:p>(número pares de sentencias adjacentes que tienen al menos algún nombre en común)/(Número de pares de sentencias adjacentes)</text:p>
          </table:table-cell>
          <table:table-cell table:style-name="ce146" table:number-columns-repeated="1013"/>
        </table:table-row>
        <table:table-row table:style-name="ro42">
          <table:table-cell table:style-name="ce146" office:value-type="string" calcext:value-type="string">
            <text:p>Textbase.Referential cohesion:</text:p>
          </table:table-cell>
          <table:table-cell table:style-name="ce146" office:value-type="string" calcext:value-type="string">
            <text:p>Noun overlap, all of the sentences in a paragraph or text, binary, mean(CRFNOa)</text:p>
          </table:table-cell>
          <table:table-cell table:style-name="ce146" office:value-type="string" calcext:value-type="string">
            <text:p>noun_overlap_all</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Global Noun overlap measures which is the average overlap between</text:p>
            <text:p>all pairs of sentences in the text for which there are overlapping nouns, in the sense that the noun must match exactl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3"/>
        </table:table-row>
        <table:table-row table:style-name="ro43">
          <table:table-cell table:style-name="ce146" office:value-type="string" calcext:value-type="string">
            <text:p>Textbase.Referential cohesion:</text:p>
          </table:table-cell>
          <table:table-cell table:style-name="ce146" office:value-type="string" calcext:value-type="string">
            <text:p>Argument overlap, adjacent sentences, binary, mean(CRFAOl)</text:p>
          </table:table-cell>
          <table:table-cell table:style-name="ce146" office:value-type="string" calcext:value-type="string">
            <text:p>argument_overlap_adjacent</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Argument overlap measure is binary (there either is or is not any overlap between a pair of adjacent sentences</text:p>
            <text:p>in a text ).</text:p>
            <text:p>Argument overlap measures the proportion of sentences in a text for which there are overlapping</text:p>
            <text:p>the between nouns (in singular or plural form=lemma, e.g., “table”/”tables”) and personal pronouns (“he”/”he”)</text:p>
          </table:table-cell>
          <table:table-cell table:style-name="ce155" office:value-type="string" calcext:value-type="string">
            <text:p>(número pares de sentencias adjacentes que tienen al menos algún lema+CPOS=NOUN en común)/(Número de pares de sentencias adjacentes)</text:p>
          </table:table-cell>
          <table:table-cell table:style-name="ce146" table:number-columns-repeated="1013"/>
        </table:table-row>
        <table:table-row table:style-name="ro44">
          <table:table-cell table:style-name="ce146" office:value-type="string" calcext:value-type="string">
            <text:p>Textbase.Referential cohesion:</text:p>
          </table:table-cell>
          <table:table-cell table:style-name="ce146" office:value-type="string" calcext:value-type="string">
            <text:p>Argument overlap, all of the sentences in a paragraph or text, binary, mean(CRFAOa)</text:p>
          </table:table-cell>
          <table:table-cell table:style-name="ce146" office:value-type="string" calcext:value-type="string">
            <text:p>argument_overlap_all</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Global Argument overlap measures which is the average overlap between</text:p>
            <text:p>all pairs of sentences in the text for which there are overlapping stem nouns and personal pronouns.</text:p>
          </table:table-cell>
          <table:table-cell table:style-name="ce155" office:value-type="string" calcext:value-type="string">
            <text:p>(Sumatorio de todos pares de sentencias del texto que tienen alguna coincidencia en algún nombre+lema o pronombre)/(todos los pares de sentencias del texto)</text:p>
          </table:table-cell>
          <table:table-cell table:style-name="ce146" table:number-columns-repeated="1013"/>
        </table:table-row>
        <table:table-row table:style-name="ro45">
          <table:table-cell table:style-name="ce146" office:value-type="string" calcext:value-type="string">
            <text:p>Textbase.Referential cohesion:</text:p>
          </table:table-cell>
          <table:table-cell table:style-name="ce146" office:value-type="string" calcext:value-type="string">
            <text:p>Stem overlap, adjacent sentences, binary, mean(CRFSOl)</text:p>
          </table:table-cell>
          <table:table-cell table:style-name="ce146" office:value-type="string" calcext:value-type="string">
            <text:p>stem_overlap_adjacent</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Stem overlap measure is binary (there either is or is not any overlap between a pair of adjacent sentences</text:p>
            <text:p>in a text ).</text:p>
            <text:p>Stem overlap measures the proportion of sentences in a text for which</text:p>
            <text:p>there are overlapping between a noun in one sentence and a content word</text:p>
            <text:p>(i.e., nouns,verbs, adjectives, adverbs) in a previous sentence that</text:p>
            <text:p>shares a common lemma (e.g., “tree”/”treed”;”mouse”/”mousey”).</text:p>
            <text:p/>
          </table:table-cell>
          <table:table-cell table:style-name="ce155" office:value-type="string" calcext:value-type="string">
            <text:p>(número pares de sentencias adjacentes que tienen al menos algún nombre+lema en una frase y lema común+cualquier categoria léxica en la otra)/(Número de pares de sentencias adjacentes)</text:p>
          </table:table-cell>
          <table:table-cell table:style-name="ce146" table:number-columns-repeated="1013"/>
        </table:table-row>
        <table:table-row table:style-name="ro46">
          <table:table-cell table:style-name="ce146" office:value-type="string" calcext:value-type="string">
            <text:p>Textbase.Referential cohesion:</text:p>
          </table:table-cell>
          <table:table-cell table:style-name="ce146" office:value-type="string" calcext:value-type="string">
            <text:p>Stem overlap, all of the sentences in a paragraph or text, binary, mean(CRFSOa)</text:p>
          </table:table-cell>
          <table:table-cell table:style-name="ce146" office:value-type="string" calcext:value-type="string">
            <text:p>stem_overlap_all</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Global Stem overlap measures which is the average overlap between</text:p>
            <text:p>all pairs of sentences in the text for which there are overlapping</text:p>
            <text:p>Between a noun in one sentence and a content word</text:p>
            <text:p>(i.e., nouns,verbs, adjectives, adverbs) in a previous sentence that</text:p>
            <text:p>shares a common lemma (e.g., “tree”/”treed”;”mouse”/”mouse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3"/>
        </table:table-row>
        <table:table-row table:style-name="ro47">
          <table:table-cell table:style-name="ce146" office:value-type="string" calcext:value-type="string">
            <text:p>Textbase.Referential cohesion:</text:p>
          </table:table-cell>
          <table:table-cell table:style-name="ce146" office:value-type="string" calcext:value-type="string">
            <text:p>Content word overlap, adjacent sentences, proporcional, mean(CRFCWO1)</text:p>
          </table:table-cell>
          <table:table-cell table:style-name="ce146" office:value-type="string" calcext:value-type="string">
            <text:p>content_overlap_adjacent_mean</text:p>
          </table:table-cell>
          <table:table-cell table:style-name="ce146" table:number-columns-repeated="4"/>
          <table:table-cell table:style-name="ce81" office:value-type="string" calcext:value-type="string">
            <text:p>TERMINADO</text:p>
          </table:table-cell>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3"/>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djacent sentences, proporcional, standard deviation (CRFCWO1d)</text:p>
          </table:table-cell>
          <table:table-cell table:style-name="ce146" office:value-type="string" calcext:value-type="string">
            <text:p>content_overlap_adjacent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3"/>
        </table:table-row>
        <table:table-row table:style-name="ro47">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proporcional, mean(CRFCWOa)</text:p>
          </table:table-cell>
          <table:table-cell table:style-name="ce146" office:value-type="string" calcext:value-type="string">
            <text:p>content_overlap_all_mean</text:p>
          </table:table-cell>
          <table:table-cell table:style-name="ce146" table:number-columns-repeated="4"/>
          <table:table-cell table:style-name="ce81" office:value-type="string" calcext:value-type="string">
            <text:p>TERMINADO</text:p>
          </table:table-cell>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3"/>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standard deviation (CRFCWOad)</text:p>
          </table:table-cell>
          <table:table-cell table:style-name="ce146" office:value-type="string" calcext:value-type="string">
            <text:p>content_overlap_all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3"/>
        </table:table-row>
        <table:table-row table:style-name="ro48">
          <table:table-cell table:style-name="ce143" office:value-type="string" calcext:value-type="string">
            <text:p>Semantic overlap.Cohesion:</text:p>
          </table:table-cell>
          <table:table-cell table:style-name="ce154" office:value-type="string" calcext:value-type="string">
            <text:p/>
            <text:p>Cohesion: gives information about the degree that ideas in</text:p>
            <text:p>the text are explicitly related to each other, facilitating a unified</text:p>
            <text:p>situation model for the reader (Lightman et al., 2006)</text:p>
            <text:p>Semantic overlap.Cohesion: which assesses the similarities of the sentences</text:p>
            <text:p>and paragraphs. Such as: LSA (Latent Semantic Analysis). These eight readings provide a measurement from 0</text:p>
            <text:p>(low cohesion) to 1 (high cohesion) of semantic overlap between sentences or paragraphs. For</text:p>
            <text:p>example, the word “dog” in a sentence will have a high semantic overlap with the word “pet” in</text:p>
            <text:p>another (McNamara et al., 2014).</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
          <table:table-cell table:style-name="ce146" office:value-type="string" calcext:value-type="string">
            <text:p>Semantic overlap.Referential cohesion:</text:p>
          </table:table-cell>
          <table:table-cell table:style-name="ce146" office:value-type="string" calcext:value-type="string">
            <text:p>This measures provide semantic overlap between sentences or between paragraphs</text:p>
          </table:table-cell>
          <table:table-cell table:style-name="ce146" table:number-columns-repeated="7"/>
          <table:table-cell/>
          <table:table-cell table:style-name="ce146" table:number-columns-repeated="1014"/>
        </table:table-row>
        <table:table-row table:style-name="ro8">
          <table:table-cell table:style-name="ce146" office:value-type="string" calcext:value-type="string">
            <text:p>Semantic overlap.Referential cohesion:</text:p>
          </table:table-cell>
          <table:table-cell table:style-name="ce146" office:value-type="string" calcext:value-type="string">
            <text:p>Semantic Similarity between adjacent sentences (mean)</text:p>
          </table:table-cell>
          <table:table-cell table:style-name="ce146" office:value-type="string" calcext:value-type="string">
            <text:p>similarity_adjacent_mean</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mean semantic similarity cosines for adjacent sentences. This measures how conceptually similar each sentence is to the next sentence.</text:p>
          </table:table-cell>
          <table:table-cell table:style-name="ce146" table:number-columns-repeated="1014"/>
        </table:table-row>
        <table:table-row table:style-name="ro42">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mean)</text:p>
          </table:table-cell>
          <table:table-cell table:style-name="ce146" office:value-type="string" calcext:value-type="string">
            <text:p>similarity_pairs_par_mean</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cell table:style-name="ce146" table:number-columns-repeated="1014"/>
        </table:table-row>
        <table:table-row table:style-name="ro7">
          <table:table-cell table:style-name="ce146" office:value-type="string" calcext:value-type="string">
            <text:p>Semantic overlap.Referential cohesion:</text:p>
          </table:table-cell>
          <table:table-cell table:style-name="ce146" office:value-type="string" calcext:value-type="string">
            <text:p>Semantic Similarity between adjacent paragraps (mean)</text:p>
          </table:table-cell>
          <table:table-cell table:style-name="ce146" office:value-type="string" calcext:value-type="string">
            <text:p>similarity_adjacent_par_mean</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the mean of the semantic similarity (cosines) between adjacent paragraphs.</text:p>
          </table:table-cell>
          <table:table-cell table:style-name="ce146" table:number-columns-repeated="1014"/>
        </table:table-row>
        <table:table-row table:style-name="ro44">
          <table:table-cell table:style-name="ce146" office:value-type="string" calcext:value-type="string">
            <text:p>Semantic overlap.Referential cohesion:</text:p>
          </table:table-cell>
          <table:table-cell table:style-name="ce146" office:value-type="string" calcext:value-type="string">
            <text:p>Semantic Similarity between adjacent sentences (standard deviation)</text:p>
          </table:table-cell>
          <table:table-cell table:style-name="ce146" office:value-type="string" calcext:value-type="string">
            <text:p>similarity_adjacent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standard deviation of semantic similarity (cosines) for adjacent sentences. This measures how consistent adjacent sentences are overlaped semantically.</text:p>
          </table:table-cell>
          <table:table-cell table:style-name="ce146" table:number-columns-repeated="1014"/>
        </table:table-row>
        <table:table-row table:style-name="ro7">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standard deviation)</text:p>
          </table:table-cell>
          <table:table-cell table:style-name="ce146" office:value-type="string" calcext:value-type="string">
            <text:p>similarity_pairs_par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the standard deviation of semantic similarity (cosine) of all sentence pairs within paragraphs.</text:p>
          </table:table-cell>
          <table:table-cell table:style-name="ce146" table:number-columns-repeated="1014"/>
        </table:table-row>
        <table:table-row table:style-name="ro7">
          <table:table-cell table:style-name="ce146" office:value-type="string" calcext:value-type="string">
            <text:p>Semantic overlap.Referential cohesion:</text:p>
          </table:table-cell>
          <table:table-cell table:style-name="ce146" office:value-type="string" calcext:value-type="string">
            <text:p>Semantic Similarity between adjacent paragraps (standard deviation)</text:p>
          </table:table-cell>
          <table:table-cell table:style-name="ce146" office:value-type="string" calcext:value-type="string">
            <text:p>similarity_adjacent_par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is the standard deviation of semantic similarity (cosines) between adjacent paragraphs.</text:p>
          </table:table-cell>
          <table:table-cell table:style-name="ce146" table:number-columns-repeated="1014"/>
        </table:table-row>
        <table:table-row table:style-name="ro49">
          <table:table-cell table:style-name="ce143" office:value-type="string" calcext:value-type="string">
            <text:p>Discourse.Connectives</text:p>
          </table:table-cell>
          <table:table-cell table:style-name="ce154" office:value-type="string" calcext:value-type="string">
            <text:p><text:span text:style-name="T2">Def:</text:span><text:span text:style-name="T3">Discourse.</text:span>Connectives. Connectives e.g. “and”, “or”, “but” create cohesive links between ideas and</text:p>
            <text:p>clauses (Cain &amp; Nash, 2011;Crismore, Markkanen &amp; Steffersen, 1993;</text:p>
            <text:p>Logon 1994; Sanders &amp; Noordman 2000;van de Kopple, 1985). An incidence score (occurrence per 1,000 words) is given by Coh-Metrix over the nine</text:p>
            <text:p>indices of the section. The five classes of connectives (Halliday &amp; Ruqaiya, 1976; Louwerse,</text:p>
            <text:p>2001) covered are causal (“because”, “so”), logical (“and, “or”), adversative/contrastive</text:p>
            <text:p>(“although”, “whereas”), temporal (“first”, “until”) and additive (“and”, “moreover”)</text:p>
            <text:p>(McNamara et al., 2014).</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49">
          <table:table-cell table:style-name="ce146"/>
          <table:table-cell table:style-name="ce146" office:value-type="string" calcext:value-type="string">
            <text:p>Usage of different kinds of connectives</text:p>
            <text:p>obtained from the discourse connectives</text:p>
            <text:p>tagger (Pitler and Nenkova, 2009)</text:p>
          </table:table-cell>
          <table:table-cell table:style-name="ce146" table:number-columns-repeated="1022"/>
        </table:table-row>
        <table:table-row table:style-name="ro1">
          <table:table-cell table:style-name="ce146" office:value-type="string" calcext:value-type="string">
            <text:p>All connectives incidence (CNCAll)</text:p>
          </table:table-cell>
          <table:table-cell table:style-name="ce146" office:value-type="string" calcext:value-type="string">
            <text:p>Number of connectives (incidence per 1000 words)</text:p>
          </table:table-cell>
          <table:table-cell table:style-name="ce146" office:value-type="string" calcext:value-type="string">
            <text:p>al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1.-Causal connectives incidence (CNCCaus):-causal connectives: because, so, consenquently</text:p>
          </table:table-cell>
          <table:table-cell table:style-name="ce146" office:value-type="string" calcext:value-type="string">
            <text:p>1.-Causal connectives (incidence per 1000 words) (CNCCaus):-causal connectives: because, so, consenquently</text:p>
          </table:table-cell>
          <table:table-cell table:style-name="ce146" office:value-type="string" calcext:value-type="string">
            <text:p>caus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2.-Logical connectives incidence (CNCLogic):and, or</text:p>
          </table:table-cell>
          <table:table-cell table:style-name="ce146" office:value-type="string" calcext:value-type="string">
            <text:p>2.-Logical connectives (incidence per 1000 words) (CNCLogic):and, or, not, if-then</text:p>
          </table:table-cell>
          <table:table-cell table:style-name="ce146" office:value-type="string" calcext:value-type="string">
            <text:p>logic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3.-Adversative/contrastive connectives incidence (CNCADC):although, whereas</text:p>
          </table:table-cell>
          <table:table-cell table:style-name="ce146" office:value-type="string" calcext:value-type="string">
            <text:p>3.-Adversative/contrastive connectives (incidence per 1000 words) (CNCADC):although, whereas</text:p>
          </table:table-cell>
          <table:table-cell table:style-name="ce146" office:value-type="string" calcext:value-type="string">
            <text:p>adversative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4.-Temporal connectives incidenc (CNCTemp):first, until, after, before, when</text:p>
          </table:table-cell>
          <table:table-cell table:style-name="ce146" office:value-type="string" calcext:value-type="string">
            <text:p>4.-Temporal connectives (incidence per 1000 words) (CNCTemp):first, until, after, before, when</text:p>
          </table:table-cell>
          <table:table-cell table:style-name="ce146" office:value-type="string" calcext:value-type="string">
            <text:p>tempor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5.-Additive connectives incidence (CNCAdd): also, moreover</text:p>
          </table:table-cell>
          <table:table-cell table:style-name="ce146" office:value-type="string" calcext:value-type="string">
            <text:p>5.-Conditional connectives (incidence per 1000 words) (CNCAdd): also, moreover</text:p>
          </table:table-cell>
          <table:table-cell table:style-name="ce146" office:value-type="string" calcext:value-type="string">
            <text:p>condition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50">
          <table:table-cell table:style-name="ce143" office:value-type="string" calcext:value-type="string">
            <text:p>Coherence/coher-</text:p>
            <text:p>ence relations</text:p>
          </table:table-cell>
          <table:table-cell table:style-name="ce154" office:value-type="string" calcext:value-type="string">
            <text:p>Coherence: the ideas constructed in the mind of the reader</text:p>
            <text:p>about the text (Graesser et al., 2004)</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
          <table:table-cell table:style-name="ce146" table:number-columns-repeated="7"/>
          <table:table-cell table:style-name="ce79"/>
          <table:table-cell table:style-name="ce146" table:number-columns-repeated="1016"/>
        </table:table-row>
        <table:table-row table:style-name="ro1">
          <table:table-cell table:number-columns-repeated="1024"/>
        </table:table-row>
        <table:table-row table:style-name="ro1">
          <table:table-cell office:value-type="string" calcext:value-type="string">
            <text:p>Discourse.Coreference</text:p>
          </table:table-cell>
          <table:table-cell office:value-type="string" calcext:value-type="string">
            <text:p>coreference chains in the text from Stanford CoreNL</text:p>
          </table:table-cell>
          <table:table-cell table:number-columns-repeated="1022"/>
        </table:table-row>
        <table:table-row table:style-name="ro1" table:number-rows-repeated="1048375">
          <table:table-cell table:number-columns-repeated="1024"/>
        </table:table-row>
        <table:table-row table:style-name="ro62" table:number-rows-repeated="2">
          <table:table-cell table:number-columns-repeated="1024"/>
        </table:table-row>
        <table:table-row table:style-name="ro62">
          <table:table-cell table:number-columns-repeated="1024"/>
        </table:table-row>
        <calcext:conditional-formats>
          <calcext:conditional-format calcext:target-range-address="spanish.H159:spanish.H160 spanish.H156:spanish.H156">
            <calcext:condition calcext:apply-style-name="cf58" calcext:value="=&quot;EN PROGRESO&quot;" calcext:base-cell-address="spanish.H156"/>
            <calcext:condition calcext:apply-style-name="cf57" calcext:value="=&quot;BLOQUEADO&quot;" calcext:base-cell-address="spanish.H156"/>
            <calcext:condition calcext:apply-style-name="cf60" calcext:value="=&quot;TERMINADO&quot;" calcext:base-cell-address="spanish.H156"/>
            <calcext:condition calcext:apply-style-name="cf59" calcext:value="=&quot;ESPERANDO&quot;" calcext:base-cell-address="spanish.H156"/>
          </calcext:conditional-format>
          <calcext:conditional-format calcext:target-range-address="spanish.H1:spanish.H2 spanish.H3:spanish.I4 spanish.H5:spanish.H5 spanish.H6:spanish.I6 spanish.H132:spanish.H136 spanish.H7:spanish.H8 spanish.H30:spanish.H31 spanish.H55:spanish.H86 spanish.H102:spanish.H102 spanish.H115:spanish.H117 spanish.H163:spanish.H168 spanish.H175:spanish.H179 spanish.H181:spanish.H187 spanish.H195:spanish.H1048576 spanish.H52:spanish.H52 spanish.H158:spanish.H158">
            <calcext:condition calcext:apply-style-name="cf60" calcext:value="=&quot;TERMINADO&quot;" calcext:base-cell-address="spanish.H1"/>
            <calcext:condition calcext:apply-style-name="cf59" calcext:value="=&quot;ESPERANDO&quot;" calcext:base-cell-address="spanish.H1"/>
            <calcext:condition calcext:apply-style-name="cf58" calcext:value="=&quot;EN PROGRESO&quot;" calcext:base-cell-address="spanish.H1"/>
            <calcext:condition calcext:apply-style-name="cf57" calcext:value="=&quot;BLOQUEADO&quot;" calcext:base-cell-address="spanish.H1"/>
          </calcext:conditional-format>
          <calcext:conditional-format calcext:target-range-address="spanish.I1:spanish.I2">
            <calcext:condition calcext:apply-style-name="cf60" calcext:value="=&quot;TERMINADO&quot;" calcext:base-cell-address="spanish.I1"/>
            <calcext:condition calcext:apply-style-name="cf59" calcext:value="=&quot;ESPERANDO&quot;" calcext:base-cell-address="spanish.I1"/>
          </calcext:conditional-format>
          <calcext:conditional-format calcext:target-range-address="spanish.H128:spanish.H128">
            <calcext:condition calcext:apply-style-name="cf60" calcext:value="=&quot;TERMINADO&quot;" calcext:base-cell-address="spanish.H128"/>
            <calcext:condition calcext:apply-style-name="cf59" calcext:value="=&quot;ESPERANDO&quot;" calcext:base-cell-address="spanish.H128"/>
            <calcext:condition calcext:apply-style-name="cf58" calcext:value="=&quot;EN PROGRESO&quot;" calcext:base-cell-address="spanish.H128"/>
            <calcext:condition calcext:apply-style-name="cf57" calcext:value="=&quot;BLOQUEADO&quot;" calcext:base-cell-address="spanish.H128"/>
          </calcext:conditional-format>
        </calcext:conditional-formats>
      </table:table>
      <table:table table:name="spanish2" table:style-name="ta2">
        <table:table-column table:style-name="co24" table:default-cell-style-name="ce146"/>
        <table:table-column table:style-name="co25" table:default-cell-style-name="ce146"/>
        <table:table-column table:style-name="co17" table:number-columns-repeated="2" table:default-cell-style-name="ce146"/>
        <table:table-column table:style-name="co23" table:number-columns-repeated="1020" table:default-cell-style-name="ce146"/>
        <table:table-row table:style-name="ro63">
          <table:table-cell table:number-columns-repeated="1024"/>
        </table:table-row>
        <table:table-row table:style-name="ro63">
          <table:table-cell office:value-type="string" calcext:value-type="string">
            <text:p>we focus on the quantitative dimension of</text:p>
            <text:p>text complexity and analyze how readability indices behave</text:p>
            <text:p>in text complexity assessment. We adapted 45 Coh-metrix</text:p>
            <text:p>indices (Section 3.) to Spanish integrating different natu-</text:p>
            <text:p>ral language processing (NLP) resources (Section 3.1.).</text:p>
            <text:p>To</text:p>
            <text:p>validate the indices, we present an analysis of text com-</text:p>
            <text:p>plexity for texts written in Spanish (Section 4.). The corpus</text:p>
            <text:p>used in this analysis is composed of tales for kids (con-</text:p>
            <text:p>sidered as “simple”) and adults (considered as “complex”)</text:p>
          </table:table-cell>
          <table:table-cell table:number-columns-repeated="1023"/>
        </table:table-row>
        <table:table-row table:style-name="ro63">
          <table:table-cell office:value-type="string" calcext:value-type="string">
            <text:p>we analyzed the indices provided by Coh-Metrix 3.0 and</text:p>
            <text:p>Coh-Metrix-Port. First, we determined, for each metric in</text:p>
            <text:p>the English version, if there was an equivalent for Spanish</text:p>
            <text:p>or if it need to be adapted.Then, for each metric, we ver-</text:p>
            <text:p>ified if it had been implemented in the Portuguese version</text:p>
            <text:p>and checked for the details in its implementation. After</text:p>
            <text:p>that, we determined the tools and external resources that</text:p>
            <text:p>would be required to implement each index in our tool. Af-</text:p>
            <text:p>ter taking all this into account, we adapted 45 Coh-Metrix</text:p>
            <text:p>indices for the Spanish version.</text:p>
          </table:table-cell>
          <table:table-cell table:number-columns-repeated="1023"/>
        </table:table-row>
        <table:table-row table:style-name="ro63">
          <table:table-cell table:number-columns-repeated="2"/>
          <table:table-cell office:value-type="string" calcext:value-type="string">
            <text:p>average values of some indices</text:p>
          </table:table-cell>
          <table:table-cell table:number-columns-repeated="1021"/>
        </table:table-row>
        <table:table-row table:style-name="ro63">
          <table:table-cell table:number-columns-repeated="2"/>
          <table:table-cell table:number-columns-repeated="2" office:value-type="string" calcext:value-type="string">
            <text:p>50 texts</text:p>
          </table:table-cell>
          <table:table-cell table:number-columns-repeated="1020"/>
        </table:table-row>
        <table:table-row table:style-name="ro24">
          <table:table-cell table:style-name="ce270" office:value-type="string" calcext:value-type="string">
            <text:p>Descriptives</text:p>
          </table:table-cell>
          <table:table-cell/>
          <table:table-cell office:value-type="string" calcext:value-type="string">
            <text:p>Simple</text:p>
          </table:table-cell>
          <table:table-cell office:value-type="string" calcext:value-type="string">
            <text:p>Complex</text:p>
          </table:table-cell>
          <table:table-cell table:number-columns-repeated="1020"/>
        </table:table-row>
        <table:table-row table:style-name="ro63">
          <table:table-cell office:value-type="string" calcext:value-type="string">
            <text:p>number of paragraphs, words or sylables per word</text:p>
          </table:table-cell>
          <table:table-cell table:number-columns-repeated="1023"/>
        </table:table-row>
        <table:table-row table:style-name="ro63">
          <table:table-cell office:value-type="string" calcext:value-type="string">
            <text:p>sylables</text:p>
          </table:table-cell>
          <table:table-cell office:value-type="string" calcext:value-type="string">
            <text:p>we implemented a syllable splitter based on regular</text:p>
            <text:p>expressions and using rules stablished for Spanish by the</text:p>
            <text:p>Real Academia Española (Warck, 2005)</text:p>
          </table:table-cell>
          <table:table-cell table:number-columns-repeated="1022"/>
        </table:table-row>
        <table:table-row table:style-name="ro63">
          <table:table-cell office:value-type="string" calcext:value-type="string">
            <text:p>number of paragraphs, number of sen-</text:p>
            <text:p>tences, number of words, number of sentences per</text:p>
            <text:p>paragraph, words per sentence, syllables per word and letters per word.</text:p>
          </table:table-cell>
          <table:table-cell office:value-type="string" calcext:value-type="string">
            <text:p>A paragraph was defined as sen-</text:p>
            <text:p>tences separated by a hard break. Also, the point and</text:p>
            <text:p>exclamation symbols were considered as sentence sep-</text:p>
            <text:p>arators allowing nesting. We also used the syllable</text:p>
            <text:p>splitter described previously.</text:p>
          </table:table-cell>
          <table:table-cell table:number-columns-repeated="1022"/>
        </table:table-row>
        <table:table-row table:style-name="ro63">
          <table:table-cell/>
          <table:table-cell office:value-type="string" calcext:value-type="string">
            <text:p># of paragraphs</text:p>
          </table:table-cell>
          <table:table-cell office:value-type="string" calcext:value-type="string">
            <text:p>224.00</text:p>
          </table:table-cell>
          <table:table-cell office:value-type="string" calcext:value-type="string">
            <text:p>821.00</text:p>
          </table:table-cell>
          <table:table-cell table:number-columns-repeated="1020"/>
        </table:table-row>
        <table:table-row table:style-name="ro63">
          <table:table-cell/>
          <table:table-cell office:value-type="string" calcext:value-type="string">
            <text:p># of sentences</text:p>
          </table:table-cell>
          <table:table-cell office:value-type="string" calcext:value-type="string">
            <text:p>907.00</text:p>
          </table:table-cell>
          <table:table-cell office:value-type="string" calcext:value-type="string">
            <text:p>2432.00</text:p>
          </table:table-cell>
          <table:table-cell table:number-columns-repeated="1020"/>
        </table:table-row>
        <table:table-row table:style-name="ro63">
          <table:table-cell/>
          <table:table-cell office:value-type="string" calcext:value-type="string">
            <text:p># of words</text:p>
          </table:table-cell>
          <table:table-cell office:value-type="string" calcext:value-type="string">
            <text:p>16552.00</text:p>
          </table:table-cell>
          <table:table-cell office:value-type="string" calcext:value-type="string">
            <text:p>33326.00</text:p>
          </table:table-cell>
          <table:table-cell table:number-columns-repeated="1020"/>
        </table:table-row>
        <table:table-row table:style-name="ro63">
          <table:table-cell/>
          <table:table-cell office:value-type="string" calcext:value-type="string">
            <text:p># of syllables in words</text:p>
          </table:table-cell>
          <table:table-cell office:value-type="string" calcext:value-type="string">
            <text:p>98.51</text:p>
          </table:table-cell>
          <table:table-cell office:value-type="string" calcext:value-type="string">
            <text:p>101.21</text:p>
          </table:table-cell>
          <table:table-cell table:number-columns-repeated="1020"/>
        </table:table-row>
        <table:table-row table:style-name="ro63">
          <table:table-cell table:number-columns-repeated="1024"/>
        </table:table-row>
        <table:table-row table:style-name="ro24">
          <table:table-cell table:style-name="ce270" office:value-type="string" calcext:value-type="string">
            <text:p>Text easability principal components scores</text:p>
          </table:table-cell>
          <table:table-cell office:value-type="string" calcext:value-type="string">
            <text:p>which assesses linguistic features</text:p>
            <text:p>in the text such as temporality, narrativity and connectivi-</text:p>
            <text:p>ness</text:p>
          </table:table-cell>
          <table:table-cell table:number-columns-repeated="1022"/>
        </table:table-row>
        <table:table-row table:style-name="ro63">
          <table:table-cell office:value-type="string" calcext:value-type="string">
            <text:p>PCNarrativity, ....</text:p>
          </table:table-cell>
          <table:table-cell table:number-columns-repeated="1023"/>
        </table:table-row>
        <table:table-row table:style-name="ro63" table:number-rows-repeated="3">
          <table:table-cell table:number-columns-repeated="1024"/>
        </table:table-row>
        <table:table-row table:style-name="ro24">
          <table:table-cell table:style-name="ce270" office:value-type="string" calcext:value-type="string">
            <text:p>Referential cohesion</text:p>
          </table:table-cell>
          <table:table-cell office:value-type="string" calcext:value-type="string">
            <text:p>which assesses the number of</text:p>
            <text:p>cohesion relations that a human reader could do based on</text:p>
            <text:p>the propositions and sentences of the text</text:p>
          </table:table-cell>
          <table:table-cell table:number-columns-repeated="1022"/>
        </table:table-row>
        <table:table-row table:style-name="ro63">
          <table:table-cell office:value-type="string" calcext:value-type="string">
            <text:p>noun overlap, argument over-</text:p>
            <text:p>lap, stem overlap, content word overlap and anaphor</text:p>
            <text:p>overlap.</text:p>
          </table:table-cell>
          <table:table-cell office:value-type="string" calcext:value-type="string">
            <text:p>These indices measure the conexions that ex-</text:p>
            <text:p>ist within the text. Each index evaluates a particular</text:p>
            <text:p>type of conexion between adjacent pairs or all pairs</text:p>
            <text:p>of sentences. In each conexion category, counting is</text:p>
            <text:p>done without repetition 3 . Comparison between each</text:p>
            <text:p>pair of sentences can be slow, but allowing repetitions</text:p>
            <text:p>speeds up this process.</text:p>
          </table:table-cell>
          <table:table-cell table:number-columns-repeated="1022"/>
        </table:table-row>
        <table:table-row table:style-name="ro63">
          <table:table-cell office:value-type="string" calcext:value-type="string">
            <text:p>Referential Cohesion</text:p>
            <text:p/>
          </table:table-cell>
          <table:table-cell office:value-type="string" calcext:value-type="string">
            <text:p>Noun overlap (adjacent sentences)</text:p>
          </table:table-cell>
          <table:table-cell office:value-type="string" calcext:value-type="string">
            <text:p>16.67</text:p>
          </table:table-cell>
          <table:table-cell office:value-type="string" calcext:value-type="string">
            <text:p>6.83</text:p>
          </table:table-cell>
          <table:table-cell table:number-columns-repeated="1020"/>
        </table:table-row>
        <table:table-row table:style-name="ro63">
          <table:table-cell/>
          <table:table-cell office:value-type="string" calcext:value-type="string">
            <text:p>Argum. overlap <text:s/>(adjacent sentences)</text:p>
          </table:table-cell>
          <table:table-cell office:value-type="string" calcext:value-type="string">
            <text:p>29.33</text:p>
          </table:table-cell>
          <table:table-cell office:value-type="string" calcext:value-type="string">
            <text:p>16.15</text:p>
          </table:table-cell>
          <table:table-cell table:number-columns-repeated="1020"/>
        </table:table-row>
        <table:table-row table:style-name="ro63">
          <table:table-cell/>
          <table:table-cell office:value-type="string" calcext:value-type="string">
            <text:p>Stem overlap (adjacent sentences)</text:p>
          </table:table-cell>
          <table:table-cell office:value-type="string" calcext:value-type="string">
            <text:p>19.55</text:p>
          </table:table-cell>
          <table:table-cell office:value-type="string" calcext:value-type="string">
            <text:p>8.01</text:p>
          </table:table-cell>
          <table:table-cell table:number-columns-repeated="1020"/>
        </table:table-row>
        <table:table-row table:style-name="ro24">
          <table:table-cell table:style-name="ce270" office:value-type="string" calcext:value-type="string">
            <text:p>Latent semantic analysis</text:p>
          </table:table-cell>
          <table:table-cell office:value-type="string" calcext:value-type="string">
            <text:p>which assesses the similarities of the sentences</text:p>
            <text:p>and paragraphs</text:p>
          </table:table-cell>
          <table:table-cell table:number-columns-repeated="1022"/>
        </table:table-row>
        <table:table-row table:style-name="ro63" table:number-rows-repeated="3">
          <table:table-cell table:number-columns-repeated="1024"/>
        </table:table-row>
        <table:table-row table:style-name="ro24">
          <table:table-cell table:style-name="ce270" office:value-type="string" calcext:value-type="string">
            <text:p>Lexical diversity</text:p>
          </table:table-cell>
          <table:table-cell office:value-type="string" calcext:value-type="string">
            <text:p>which measures the type</text:p>
            <text:p>token ratios to deduce high cohesion;</text:p>
          </table:table-cell>
          <table:table-cell table:number-columns-repeated="1022"/>
        </table:table-row>
        <table:table-row table:style-name="ro63">
          <table:table-cell office:value-type="string" calcext:value-type="string">
            <text:p>type-token ratio of content words</text:p>
            <text:p>and between all words.</text:p>
          </table:table-cell>
          <table:table-cell office:value-type="string" calcext:value-type="string">
            <text:p>type-token ratio of content words</text:p>
            <text:p>and between all words. These indices estimate vocab-</text:p>
            <text:p>ulary diversity in the text. In our implementation, con-</text:p>
            <text:p>tent words can be nouns, verbs, adjetives or adverbs.</text:p>
          </table:table-cell>
          <table:table-cell table:number-columns-repeated="1022"/>
        </table:table-row>
        <table:table-row table:style-name="ro63">
          <table:table-cell table:number-columns-repeated="2" office:value-type="string" calcext:value-type="string">
            <text:p>type-token ratio between all words.</text:p>
          </table:table-cell>
          <table:table-cell table:number-columns-repeated="1022"/>
        </table:table-row>
        <table:table-row table:style-name="ro24">
          <table:table-cell table:style-name="ce270" office:value-type="string" calcext:value-type="string">
            <text:p>Connectives</text:p>
          </table:table-cell>
          <table:table-cell office:value-type="string" calcext:value-type="string">
            <text:p>which</text:p>
            <text:p>counts the incidence of connectives in the text</text:p>
          </table:table-cell>
          <table:table-cell table:number-columns-repeated="1022"/>
        </table:table-row>
        <table:table-row table:style-name="ro63">
          <table:table-cell office:value-type="string" calcext:value-type="string">
            <text:p>casual connectives incidence, logical</text:p>
            <text:p>connectives incidence, adversative connectives inci-</text:p>
            <text:p>dence, temporal connectives incidence, additive con-</text:p>
            <text:p>nectives incidence, all connectives incidence. “Inci-</text:p>
            <text:p>dence” is the number of classified units per one thou-</text:p>
            <text:p>sand words. Here we used the list of connectives and</text:p>
            <text:p>its categories described in the previous section.</text:p>
          </table:table-cell>
          <table:table-cell table:number-columns-repeated="1023"/>
        </table:table-row>
        <table:table-row table:style-name="ro63" table:number-rows-repeated="3">
          <table:table-cell table:number-columns-repeated="1024"/>
        </table:table-row>
        <table:table-row table:style-name="ro24">
          <table:table-cell table:style-name="ce270" office:value-type="string" calcext:value-type="string">
            <text:p>Situation</text:p>
            <text:p>model</text:p>
          </table:table-cell>
          <table:table-cell office:value-type="string" calcext:value-type="string">
            <text:p>with indices related to the reader’s mental repre-</text:p>
            <text:p>sentation of the text</text:p>
          </table:table-cell>
          <table:table-cell table:number-columns-repeated="1022"/>
        </table:table-row>
        <table:table-row table:style-name="ro63" table:number-rows-repeated="3">
          <table:table-cell table:number-columns-repeated="1024"/>
        </table:table-row>
        <table:table-row table:style-name="ro24">
          <table:table-cell table:style-name="ce270" office:value-type="string" calcext:value-type="string">
            <text:p>Syntactic complexity</text:p>
          </table:table-cell>
          <table:table-cell office:value-type="string" calcext:value-type="string">
            <text:p>which syntactically analyzes the sentence and assesses the word density</text:p>
          </table:table-cell>
          <table:table-cell table:number-columns-repeated="1022"/>
        </table:table-row>
        <table:table-row table:style-name="ro63">
          <table:table-cell office:value-type="string" calcext:value-type="string">
            <text:p>number of modifiers per noun</text:p>
            <text:p>phrase.</text:p>
          </table:table-cell>
          <table:table-cell office:value-type="string" calcext:value-type="string">
            <text:p>We considered modifiers as the adjectives within a noun phrase.</text:p>
          </table:table-cell>
          <table:table-cell table:number-columns-repeated="1022"/>
        </table:table-row>
        <table:table-row table:style-name="ro63" table:number-rows-repeated="2">
          <table:table-cell table:number-columns-repeated="1024"/>
        </table:table-row>
        <table:table-row table:style-name="ro24">
          <table:table-cell table:style-name="ce270" office:value-type="string" calcext:value-type="string">
            <text:p>Syntactic pattern density</text:p>
          </table:table-cell>
          <table:table-cell office:value-type="string" calcext:value-type="string">
            <text:p>which assesses the incidence of</text:p>
            <text:p>different types of patterns in the texts</text:p>
          </table:table-cell>
          <table:table-cell table:number-columns-repeated="1022"/>
        </table:table-row>
        <table:table-row table:style-name="ro63">
          <table:table-cell office:value-type="string" calcext:value-type="string">
            <text:p>noun phrase density, ver-</text:p>
            <text:p>bal phrase density and negations.</text:p>
          </table:table-cell>
          <table:table-cell office:value-type="string" calcext:value-type="string">
            <text:p>The rationale here is that the relative density of each of these could affect</text:p>
            <text:p>how difficult it is to process a text, particularly with</text:p>
            <text:p>respect to other features in a text. Negations were de-</text:p>
            <text:p>termined by the use of Spanish negation words, like</text:p>
            <text:p>No.</text:p>
          </table:table-cell>
          <table:table-cell table:number-columns-repeated="1022"/>
        </table:table-row>
        <table:table-row table:style-name="ro63" table:number-rows-repeated="3">
          <table:table-cell table:number-columns-repeated="1024"/>
        </table:table-row>
        <table:table-row table:style-name="ro24">
          <table:table-cell table:style-name="ce270" office:value-type="string" calcext:value-type="string">
            <text:p>Word Information</text:p>
          </table:table-cell>
          <table:table-cell office:value-type="string" calcext:value-type="string">
            <text:p>which shows the word type density in the text</text:p>
          </table:table-cell>
          <table:table-cell table:number-columns-repeated="1022"/>
        </table:table-row>
        <table:table-row table:style-name="ro63">
          <table:table-cell office:value-type="string" calcext:value-type="string">
            <text:p>noun incidence, verb incidence,</text:p>
            <text:p>adjective incidence, adverb incidence, pronoun inci-</text:p>
            <text:p>dence and all variations for pronouns (first person sin-</text:p>
            <text:p>gular, plural, etc). Freeling’s tagset supports all of</text:p>
            <text:p>them.</text:p>
          </table:table-cell>
          <table:table-cell table:number-columns-repeated="1023"/>
        </table:table-row>
        <table:table-row table:style-name="ro63" table:number-rows-repeated="2">
          <table:table-cell table:number-columns-repeated="1024"/>
        </table:table-row>
        <table:table-row table:style-name="ro24">
          <table:table-cell table:style-name="ce270" office:value-type="string" calcext:value-type="string">
            <text:p>readability</text:p>
          </table:table-cell>
          <table:table-cell office:value-type="string" calcext:value-type="string">
            <text:p>which assesses the text readability with formulae</text:p>
          </table:table-cell>
          <table:table-cell table:number-columns-repeated="1022"/>
        </table:table-row>
        <table:table-row table:style-name="ro63">
          <table:table-cell office:value-type="string" calcext:value-type="string">
            <text:p>Flesch Reading Ease and Flesch-Kincaid Grade</text:p>
            <text:p>Level (Graesser et al., 2005)</text:p>
            <text:p>Flesch-Kincaid reading ease formula= 206.835 - 1.015 x (words/sentences) - 84.6 x (syllables/words)</text:p>
          </table:table-cell>
          <table:table-cell table:number-columns-repeated="1023"/>
        </table:table-row>
        <table:table-row table:style-name="ro10">
          <table:table-cell office:value-type="string" calcext:value-type="string">
            <text:p>complexity of texts written in Spanish: Flesh-Fernandez (Fernández Huerta, 1959)</text:p>
            <text:p>Flesh = 206.84 − 60 ∗ meanSyllabelsPerWord − 102 ∗ meanWordPerSentence</text:p>
          </table:table-cell>
          <table:table-cell table:number-columns-repeated="1023"/>
        </table:table-row>
        <table:table-row table:style-name="ro63" table:number-rows-repeated="5">
          <table:table-cell table:number-columns-repeated="1024"/>
        </table:table-row>
        <table:table-row table:style-name="ro63">
          <table:table-cell office:value-type="string" calcext:value-type="string">
            <text:p>Complexity Assesment of Texts:</text:p>
          </table:table-cell>
          <table:table-cell table:number-columns-repeated="1023"/>
        </table:table-row>
        <table:table-row table:style-name="ro63">
          <table:table-cell office:value-type="string" calcext:value-type="string">
            <text:p>In order to validate the correctness of the values calculated</text:p>
            <text:p>by the implemented tool, we gathered a corpus of “simple”</text:p>
            <text:p>and “complex” texts and analyzed the indices’ values on</text:p>
            <text:p>them. Then, we decided to test if the indices could also</text:p>
            <text:p>be used as features for classifiers that could automatically</text:p>
            <text:p>categorize a text according to its complexity level. This</text:p>
            <text:p>section describes both application tests.</text:p>
          </table:table-cell>
          <table:table-cell table:number-columns-repeated="1023"/>
        </table:table-row>
        <table:table-row table:style-name="ro63">
          <table:table-cell office:value-type="string" calcext:value-type="string">
            <text:p>1.-Analyzing the complexity of texts in a corpus</text:p>
          </table:table-cell>
          <table:table-cell table:number-columns-repeated="1023"/>
        </table:table-row>
        <table:table-row table:style-name="ro63">
          <table:table-cell office:value-type="string" calcext:value-type="string">
            <text:p>We used a corpus composed of 100 texts in Spanish clas-</text:p>
            <text:p>sified as either simple or complex (50 texts for each cate-</text:p>
            <text:p>gory). Our “simple” texts are mainly children’s fables while</text:p>
            <text:p>the “complex” ones are stories for adults. Table 1 shows the</text:p>
            <text:p>average values of some indices, for each category of texts</text:p>
            <text:p>in the corpus.</text:p>
          </table:table-cell>
          <table:table-cell table:number-columns-repeated="1023"/>
        </table:table-row>
        <table:table-row table:style-name="ro63" table:number-rows-repeated="1048510">
          <table:table-cell table:number-columns-repeated="1024"/>
        </table:table-row>
        <table:table-row table:style-name="ro63">
          <table:table-cell table:number-columns-repeated="1024"/>
        </table:table-row>
      </table:table>
      <table:table table:name="basque2" table:style-name="ta2">
        <table:table-column table:style-name="co26" table:default-cell-style-name="ce146"/>
        <table:table-column table:style-name="co27" table:default-cell-style-name="ce146"/>
        <table:table-column table:style-name="co17" table:default-cell-style-name="ce146"/>
        <table:table-column table:style-name="co23" table:number-columns-repeated="1021" table:default-cell-style-name="ce146"/>
        <table:table-row table:style-name="ro24">
          <table:table-cell table:style-name="ce270" office:value-type="string" calcext:value-type="string">
            <text:p>Ezaugarri motaren araberako euskararako proposamenak</text:p>
          </table:table-cell>
          <table:table-cell table:style-name="ce270" office:value-type="string" calcext:value-type="string">
            <text:p>Inplementatua</text:p>
          </table:table-cell>
          <table:table-cell table:style-name="ce270"/>
          <table:table-cell table:number-columns-repeated="1021"/>
        </table:table-row>
        <table:table-row table:style-name="ro63">
          <table:table-cell table:number-columns-repeated="1024"/>
        </table:table-row>
        <table:table-row table:style-name="ro24">
          <table:table-cell table:style-name="ce270" office:value-type="string" calcext:value-type="string">
            <text:p>Readability metrikak</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Azalerako ezaugarriak</text:p>
          </table:table-cell>
          <table:table-cell table:number-columns-repeated="1023"/>
        </table:table-row>
        <table:table-row table:style-name="ro63">
          <table:table-cell office:value-type="string" calcext:value-type="string">
            <text:p>Esaldi luzera: hitz kopurua esaldian</text:p>
          </table:table-cell>
          <table:table-cell office:value-type="string" calcext:value-type="string">
            <text:p>BAI</text:p>
          </table:table-cell>
          <table:table-cell table:number-columns-repeated="1022"/>
        </table:table-row>
        <table:table-row table:style-name="ro63">
          <table:table-cell office:value-type="string" calcext:value-type="string">
            <text:p>Esaldi luzera: karaktere kopurua esaldian</text:p>
          </table:table-cell>
          <table:table-cell table:number-columns-repeated="1023"/>
        </table:table-row>
        <table:table-row table:style-name="ro63">
          <table:table-cell office:value-type="string" calcext:value-type="string">
            <text:p>Esaldi luzera: silaba kopurua esaldian</text:p>
          </table:table-cell>
          <table:table-cell table:number-columns-repeated="1023"/>
        </table:table-row>
        <table:table-row table:style-name="ro63">
          <table:table-cell office:value-type="string" calcext:value-type="string">
            <text:p>Hitz luzera: karaktere kopurua hitzan</text:p>
          </table:table-cell>
          <table:table-cell office:value-type="string" calcext:value-type="string">
            <text:p>BAI</text:p>
          </table:table-cell>
          <table:table-cell table:number-columns-repeated="1022"/>
        </table:table-row>
        <table:table-row table:style-name="ro63">
          <table:table-cell office:value-type="string" calcext:value-type="string">
            <text:p>Hitz luzera: silaba kopurua hitzan</text:p>
          </table:table-cell>
          <table:table-cell table:number-columns-repeated="1023"/>
        </table:table-row>
        <table:table-row table:style-name="ro63">
          <table:table-cell office:value-type="string" calcext:value-type="string">
            <text:p>Paragrafo luzera: esaldi kopurua paragrafoan</text:p>
          </table:table-cell>
          <table:table-cell table:number-columns-repeated="1023"/>
        </table:table-row>
        <table:table-row table:style-name="ro63">
          <table:table-cell office:value-type="string" calcext:value-type="string">
            <text:p>Testu luzera hitzetan</text:p>
          </table:table-cell>
          <table:table-cell office:value-type="string" calcext:value-type="string">
            <text:p>BAI</text:p>
          </table:table-cell>
          <table:table-cell table:number-columns-repeated="1022"/>
        </table:table-row>
        <table:table-row table:style-name="ro63">
          <table:table-cell office:value-type="string" calcext:value-type="string">
            <text:p>Testu luzera: paragrafo kopurua testuan</text:p>
          </table:table-cell>
          <table:table-cell table:number-columns-repeated="1023"/>
        </table:table-row>
        <table:table-row table:style-name="ro63">
          <table:table-cell office:value-type="string" calcext:value-type="string">
            <text:p>Testu luzera: esaldi kopurua testuan</text:p>
          </table:table-cell>
          <table:table-cell table:number-columns-repeated="1023"/>
        </table:table-row>
        <table:table-row table:style-name="ro63">
          <table:table-cell office:value-type="string" calcext:value-type="string">
            <text:p>Goiko bakoitzaren bataz bestekoa</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Lexikoa</text:p>
          </table:table-cell>
          <table:table-cell table:number-columns-repeated="1023"/>
        </table:table-row>
        <table:table-row table:style-name="ro63">
          <table:table-cell office:value-type="string" calcext:value-type="string">
            <text:p>Kategoria ezberdinen kopuruak</text:p>
          </table:table-cell>
          <table:table-cell table:number-columns-repeated="1023"/>
        </table:table-row>
        <table:table-row table:style-name="ro63">
          <table:table-cell office:value-type="string" calcext:value-type="string">
            <text:p>Kategoria bakoitzaren kopuruak</text:p>
          </table:table-cell>
          <table:table-cell office:value-type="string" calcext:value-type="string">
            <text:p>BAI</text:p>
          </table:table-cell>
          <table:table-cell table:number-columns-repeated="1022"/>
        </table:table-row>
        <table:table-row table:style-name="ro63">
          <table:table-cell office:value-type="string" calcext:value-type="string">
            <text:p>Behin agertzen diren hitzen kopurua</text:p>
          </table:table-cell>
          <table:table-cell office:value-type="string" calcext:value-type="string">
            <text:p>BAI</text:p>
          </table:table-cell>
          <table:table-cell table:number-columns-repeated="1022"/>
        </table:table-row>
        <table:table-row table:style-name="ro63">
          <table:table-cell office:value-type="string" calcext:value-type="string">
            <text:p>Hitzen distribuzioa, maiztasun hiztegiaren arabera</text:p>
          </table:table-cell>
          <table:table-cell table:number-columns-repeated="1023"/>
        </table:table-row>
        <table:table-row table:style-name="ro63">
          <table:table-cell office:value-type="string" calcext:value-type="string">
            <text:p>Kat/token ratioa</text:p>
          </table:table-cell>
          <table:table-cell office:value-type="string" calcext:value-type="string">
            <text:p>BAI</text:p>
          </table:table-cell>
          <table:table-cell table:number-columns-repeated="1022"/>
        </table:table-row>
        <table:table-row table:style-name="ro63">
          <table:table-cell office:value-type="string" calcext:value-type="string">
            <text:p>Verb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Noun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Verb-Noun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Izen abstraktua</text:p>
          </table:table-cell>
          <table:table-cell table:number-columns-repeated="1023"/>
        </table:table-row>
        <table:table-row table:style-name="ro63">
          <table:table-cell office:value-type="string" calcext:value-type="string">
            <text:p>lemma-type-token-ratio</text:p>
          </table:table-cell>
          <table:table-cell table:number-columns-repeated="1023"/>
        </table:table-row>
        <table:table-row table:style-name="ro63">
          <table:table-cell office:value-type="string" calcext:value-type="string">
            <text:p>wordform-type-token-ratio</text:p>
          </table:table-cell>
          <table:table-cell table:number-columns-repeated="1023"/>
        </table:table-row>
        <table:table-row table:style-name="ro63">
          <table:table-cell office:value-type="string" calcext:value-type="string">
            <text:p>Partikula modalak</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Morfologia</text:p>
          </table:table-cell>
          <table:table-cell table:number-columns-repeated="1023"/>
        </table:table-row>
        <table:table-row table:style-name="ro63">
          <table:table-cell table:style-name="ce275" office:value-type="string" calcext:value-type="string">
            <text:p>Aditzmota(nor-i-k)/aditz ratioa</text:p>
          </table:table-cell>
          <table:table-cell office:value-type="string" calcext:value-type="string">
            <text:p>BAI</text:p>
          </table:table-cell>
          <table:table-cell table:number-columns-repeated="1022"/>
        </table:table-row>
        <table:table-row table:style-name="ro63">
          <table:table-cell office:value-type="string" calcext:value-type="string">
            <text:p>Aspektua/aditzak</text:p>
          </table:table-cell>
          <table:table-cell office:value-type="string" calcext:value-type="string">
            <text:p>BAI</text:p>
          </table:table-cell>
          <table:table-cell table:number-columns-repeated="1022"/>
        </table:table-row>
        <table:table-row table:style-name="ro63">
          <table:table-cell office:value-type="string" calcext:value-type="string">
            <text:p>Aldia/aditzak</text:p>
          </table:table-cell>
          <table:table-cell office:value-type="string" calcext:value-type="string">
            <text:p>BAI</text:p>
          </table:table-cell>
          <table:table-cell table:number-columns-repeated="1022"/>
        </table:table-row>
        <table:table-row table:style-name="ro63">
          <table:table-cell table:style-name="ce285" office:value-type="string" calcext:value-type="string">
            <text:p>Aditz faktitiboak</text:p>
          </table:table-cell>
          <table:table-cell office:value-type="string" calcext:value-type="string">
            <text:p>BAI</text:p>
          </table:table-cell>
          <table:table-cell table:number-columns-repeated="1022"/>
        </table:table-row>
        <table:table-row table:style-name="ro63">
          <table:table-cell office:value-type="string" calcext:value-type="string">
            <text:p>Izen arrunt/IZE ratioa</text:p>
          </table:table-cell>
          <table:table-cell table:number-columns-repeated="1023"/>
        </table:table-row>
        <table:table-row table:style-name="ro63">
          <table:table-cell table:style-name="ce275" office:value-type="string" calcext:value-type="string">
            <text:p>IZB/IZE ratioa</text:p>
          </table:table-cell>
          <table:table-cell office:value-type="string" calcext:value-type="string">
            <text:p>BAI</text:p>
          </table:table-cell>
          <table:table-cell table:number-columns-repeated="1022"/>
        </table:table-row>
        <table:table-row table:style-name="ro63">
          <table:table-cell office:value-type="string" calcext:value-type="string">
            <text:p>Suffix Token Ratio</text:p>
          </table:table-cell>
          <table:table-cell table:number-columns-repeated="1023"/>
        </table:table-row>
        <table:table-row table:style-name="ro63">
          <table:table-cell office:value-type="string" calcext:value-type="string">
            <text:p>Suffix Noun Ratio</text:p>
          </table:table-cell>
          <table:table-cell table:number-columns-repeated="1023"/>
        </table:table-row>
        <table:table-row table:style-name="ro63">
          <table:table-cell office:value-type="string" calcext:value-type="string">
            <text:p>Suffix Derived Noun Ratio</text:p>
          </table:table-cell>
          <table:table-cell table:number-columns-repeated="1023"/>
        </table:table-row>
        <table:table-row table:style-name="ro63">
          <table:table-cell office:value-type="string" calcext:value-type="string">
            <text:p>the ratio of compound nouns to all nouns</text:p>
          </table:table-cell>
          <table:table-cell table:number-columns-repeated="1023"/>
        </table:table-row>
        <table:table-row table:style-name="ro63">
          <table:table-cell office:value-type="string" calcext:value-type="string">
            <text:p>the average number of words in a compound</text:p>
          </table:table-cell>
          <table:table-cell table:number-columns-repeated="1023"/>
        </table:table-row>
        <table:table-row table:style-name="ro63">
          <table:table-cell office:value-type="string" calcext:value-type="string">
            <text:p>Aditzaren modua</text:p>
          </table:table-cell>
          <table:table-cell office:value-type="string" calcext:value-type="string">
            <text:p>BAI</text:p>
          </table:table-cell>
          <table:table-cell table:number-columns-repeated="1022"/>
        </table:table-row>
        <table:table-row table:style-name="ro63">
          <table:table-cell office:value-type="string" calcext:value-type="string">
            <text:p>Aditz modal kopurua</text:p>
          </table:table-cell>
          <table:table-cell office:value-type="string" calcext:value-type="string">
            <text:p>BAI</text:p>
          </table:table-cell>
          <table:table-cell table:number-columns-repeated="1022"/>
        </table:table-row>
        <table:table-row table:style-name="ro63">
          <table:table-cell office:value-type="string" calcext:value-type="string">
            <text:p>Aditzaren pertsona ezberdinen kopurua</text:p>
          </table:table-cell>
          <table:table-cell table:number-columns-repeated="1023"/>
        </table:table-row>
        <table:table-row table:style-name="ro63">
          <table:table-cell office:value-type="string" calcext:value-type="string">
            <text:p>Kasu marka ezberdinak</text:p>
          </table:table-cell>
          <table:table-cell office:value-type="string" calcext:value-type="string">
            <text:p>BAI</text:p>
          </table:table-cell>
          <table:table-cell table:number-columns-repeated="1022"/>
        </table:table-row>
        <table:table-row table:style-name="ro63">
          <table:table-cell office:value-type="string" calcext:value-type="string">
            <text:p>Kasu marka kopurua/ KM</text:p>
          </table:table-cell>
          <table:table-cell table:number-columns-repeated="1023"/>
        </table:table-row>
        <table:table-row table:style-name="ro63">
          <table:table-cell table:style-name="ce275" office:value-type="string" calcext:value-type="string">
            <text:p>Atzizki kopurua hitz batean</text:p>
          </table:table-cell>
          <table:table-cell table:number-columns-repeated="1023"/>
        </table:table-row>
        <table:table-row table:style-name="ro63">
          <table:table-cell office:value-type="string" calcext:value-type="string">
            <text:p>Laburdura eta sigla kopurua/token</text:p>
          </table:table-cell>
          <table:table-cell office:value-type="string" calcext:value-type="string">
            <text:p>BAI</text:p>
          </table:table-cell>
          <table:table-cell table:number-columns-repeated="1022"/>
        </table:table-row>
        <table:table-row table:style-name="ro63">
          <table:table-cell office:value-type="string" calcext:value-type="string">
            <text:p>Num-compound-concepts</text:p>
          </table:table-cell>
          <table:table-cell table:number-columns-repeated="1023"/>
        </table:table-row>
        <table:table-row table:style-name="ro63">
          <table:table-cell office:value-type="string" calcext:value-type="string">
            <text:p>is-deverbal-noun</text:p>
          </table:table-cell>
          <table:table-cell table:number-columns-repeated="1023"/>
        </table:table-row>
        <table:table-row table:style-name="ro63">
          <table:table-cell office:value-type="string" calcext:value-type="string">
            <text:p>is-deadjectival-noun</text:p>
          </table:table-cell>
          <table:table-cell table:number-columns-repeated="1023"/>
        </table:table-row>
        <table:table-row table:style-name="ro63">
          <table:table-cell office:value-type="string" calcext:value-type="string">
            <text:p>is-passive</text:p>
          </table:table-cell>
          <table:table-cell table:number-columns-repeated="1023"/>
        </table:table-row>
        <table:table-row table:style-name="ro63">
          <table:table-cell office:value-type="string" calcext:value-type="string">
            <text:p>Elipsi morfologikoa</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Morfosintaxia</text:p>
          </table:table-cell>
          <table:table-cell table:number-columns-repeated="1023"/>
        </table:table-row>
        <table:table-row table:style-name="ro63">
          <table:table-cell office:value-type="string" calcext:value-type="string">
            <text:p>IS kopurua eta bakoitzaren luzera hitzetan</text:p>
          </table:table-cell>
          <table:table-cell office:value-type="string" calcext:value-type="string">
            <text:p>BAI</text:p>
          </table:table-cell>
          <table:table-cell table:number-columns-repeated="1022"/>
        </table:table-row>
        <table:table-row table:style-name="ro63">
          <table:table-cell office:value-type="string" calcext:value-type="string">
            <text:p>Adizlagun kopurua eta bakoitzaren luzera hitzetan</text:p>
          </table:table-cell>
          <table:table-cell table:number-columns-repeated="1023"/>
        </table:table-row>
        <table:table-row table:style-name="ro63">
          <table:table-cell office:value-type="string" calcext:value-type="string">
            <text:p>Aditzaren luzera</text:p>
          </table:table-cell>
          <table:table-cell table:number-columns-repeated="1023"/>
        </table:table-row>
        <table:table-row table:style-name="ro63">
          <table:table-cell office:value-type="string" calcext:value-type="string">
            <text:p>Aditzaren aurreko hitz kopurua</text:p>
          </table:table-cell>
          <table:table-cell table:number-columns-repeated="1023"/>
        </table:table-row>
        <table:table-row table:style-name="ro63">
          <table:table-cell office:value-type="string" calcext:value-type="string">
            <text:p>Aditzaren ondoko hitz kopurua</text:p>
          </table:table-cell>
          <table:table-cell table:number-columns-repeated="1023"/>
        </table:table-row>
        <table:table-row table:style-name="ro63">
          <table:table-cell office:value-type="string" calcext:value-type="string">
            <text:p>Aditzaren aurreko osagai kopurua</text:p>
          </table:table-cell>
          <table:table-cell table:number-columns-repeated="1023"/>
        </table:table-row>
        <table:table-row table:style-name="ro63">
          <table:table-cell office:value-type="string" calcext:value-type="string">
            <text:p>Aditzaren ondoko osagai kopurua</text:p>
          </table:table-cell>
          <table:table-cell table:number-columns-repeated="1023"/>
        </table:table-row>
        <table:table-row table:style-name="ro63">
          <table:table-cell office:value-type="string" calcext:value-type="string">
            <text:p>Aposizioak</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Sintaxia</text:p>
          </table:table-cell>
          <table:table-cell table:number-columns-repeated="1023"/>
        </table:table-row>
        <table:table-row table:style-name="ro63">
          <table:table-cell table:style-name="ce275" office:value-type="string" calcext:value-type="string">
            <text:p>Aditzaren aurreko perpaus kopurua</text:p>
          </table:table-cell>
          <table:table-cell table:number-columns-repeated="1023"/>
        </table:table-row>
        <table:table-row table:style-name="ro63">
          <table:table-cell table:style-name="ce275" office:value-type="string" calcext:value-type="string">
            <text:p>Aditzaren ondoko perpaus kopurua</text:p>
          </table:table-cell>
          <table:table-cell table:number-columns-repeated="1023"/>
        </table:table-row>
        <table:table-row table:style-name="ro63">
          <table:table-cell office:value-type="string" calcext:value-type="string">
            <text:p>Perpaus mota bakoitza/ perpaus kopurua</text:p>
          </table:table-cell>
          <table:table-cell office:value-type="string" calcext:value-type="string">
            <text:p>BAI</text:p>
          </table:table-cell>
          <table:table-cell table:number-columns-repeated="1022"/>
        </table:table-row>
        <table:table-row table:style-name="ro63">
          <table:table-cell table:style-name="ce275" office:value-type="string" calcext:value-type="string">
            <text:p>Perpaus/esaldiak</text:p>
          </table:table-cell>
          <table:table-cell office:value-type="string" calcext:value-type="string">
            <text:p>BAI</text:p>
          </table:table-cell>
          <table:table-cell table:number-columns-repeated="1022"/>
        </table:table-row>
        <table:table-row table:style-name="ro63">
          <table:table-cell office:value-type="string" calcext:value-type="string">
            <text:p>aposizio kopurua</text:p>
          </table:table-cell>
          <table:table-cell office:value-type="string" calcext:value-type="string">
            <text:p>BAI</text:p>
          </table:table-cell>
          <table:table-cell table:number-columns-repeated="1022"/>
        </table:table-row>
        <table:table-row table:style-name="ro63">
          <table:table-cell office:value-type="string" calcext:value-type="string">
            <text:p>dependentzien sakonera</text:p>
          </table:table-cell>
          <table:table-cell table:number-columns-repeated="1023"/>
        </table:table-row>
        <table:table-row table:style-name="ro63">
          <table:table-cell office:value-type="string" calcext:value-type="string">
            <text:p>mendekoen eta buruaren arteko distantzia</text:p>
          </table:table-cell>
          <table:table-cell table:number-columns-repeated="1023"/>
        </table:table-row>
        <table:table-row table:style-name="ro63">
          <table:table-cell office:value-type="string" calcext:value-type="string">
            <text:p>perpausen luzera</text:p>
          </table:table-cell>
          <table:table-cell table:number-columns-repeated="1023"/>
        </table:table-row>
        <table:table-row table:style-name="ro63">
          <table:table-cell office:value-type="string" calcext:value-type="string">
            <text:p>mendeko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koordinatu kopurua</text:p>
          </table:table-cell>
          <table:table-cell office:value-type="string" calcext:value-type="string">
            <text:p>BAI</text:p>
          </table:table-cell>
          <table:table-cell table:number-columns-repeated="1022"/>
        </table:table-row>
        <table:table-row table:style-name="ro63">
          <table:table-cell office:value-type="string" calcext:value-type="string">
            <text:p>mendeko jokatu gabe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mendeko jokatuak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IS-en mendeko kopuruak</text:p>
          </table:table-cell>
          <table:table-cell office:value-type="string" calcext:value-type="string">
            <text:p>BAI</text:p>
          </table:table-cell>
          <table:table-cell table:number-columns-repeated="1022"/>
        </table:table-row>
        <table:table-row table:style-name="ro63">
          <table:table-cell office:value-type="string" calcext:value-type="string">
            <text:p>Num-complement-ambiguities</text:p>
          </table:table-cell>
          <table:table-cell table:number-columns-repeated="1023"/>
        </table:table-row>
        <table:table-row table:style-name="ro63">
          <table:table-cell office:value-type="string" calcext:value-type="string">
            <text:p>Num-pp-attachment-candidates</text:p>
          </table:table-cell>
          <table:table-cell table:number-columns-repeated="1023"/>
        </table:table-row>
        <table:table-row table:style-name="ro63">
          <table:table-cell office:value-type="string" calcext:value-type="string">
            <text:p>Num-dependents-per-verb</text:p>
          </table:table-cell>
          <table:table-cell table:number-columns-repeated="1023"/>
        </table:table-row>
        <table:table-row table:style-name="ro63">
          <table:table-cell office:value-type="string" calcext:value-type="string">
            <text:p>num-dependents-per-np</text:p>
          </table:table-cell>
          <table:table-cell table:number-columns-repeated="1023"/>
        </table:table-row>
        <table:table-row table:style-name="ro63">
          <table:table-cell office:value-type="string" calcext:value-type="string">
            <text:p>Num-constituents-per-coordination</text:p>
          </table:table-cell>
          <table:table-cell table:number-columns-repeated="1023"/>
        </table:table-row>
        <table:table-row table:style-name="ro63">
          <table:table-cell office:value-type="string" calcext:value-type="string">
            <text:p>Num-np-words</text:p>
          </table:table-cell>
          <table:table-cell table:number-columns-repeated="1023"/>
        </table:table-row>
        <table:table-row table:style-name="ro63">
          <table:table-cell office:value-type="string" calcext:value-type="string">
            <text:p>num-sentence-constituents</text:p>
          </table:table-cell>
          <table:table-cell table:number-columns-repeated="1023"/>
        </table:table-row>
        <table:table-row table:style-name="ro63">
          <table:table-cell office:value-type="string" calcext:value-type="string">
            <text:p>distance-verb-complement</text:p>
          </table:table-cell>
          <table:table-cell table:number-columns-repeated="1023"/>
        </table:table-row>
        <table:table-row table:style-name="ro63">
          <table:table-cell office:value-type="string" calcext:value-type="string">
            <text:p>distance-verb-adjunct</text:p>
          </table:table-cell>
          <table:table-cell table:number-columns-repeated="1023"/>
        </table:table-row>
        <table:table-row table:style-name="ro63">
          <table:table-cell office:value-type="string" calcext:value-type="string">
            <text:p>clause-embedding-depth</text:p>
          </table:table-cell>
          <table:table-cell table:number-columns-repeated="1023"/>
        </table:table-row>
        <table:table-row table:style-name="ro63">
          <table:table-cell office:value-type="string" calcext:value-type="string">
            <text:p>clause-center-embedding-depth</text:p>
          </table:table-cell>
          <table:table-cell table:number-columns-repeated="1023"/>
        </table:table-row>
        <table:table-row table:style-name="ro63">
          <table:table-cell office:value-type="string" calcext:value-type="string">
            <text:p>Perpaus osagarriak</text:p>
          </table:table-cell>
          <table:table-cell office:value-type="string" calcext:value-type="string">
            <text:p>BAI</text:p>
          </table:table-cell>
          <table:table-cell table:number-columns-repeated="1022"/>
        </table:table-row>
        <table:table-row table:style-name="ro63">
          <table:table-cell office:value-type="string" calcext:value-type="string">
            <text:p>Perpaus adjuntuak</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Semantika</text:p>
          </table:table-cell>
          <table:table-cell table:number-columns-repeated="1023"/>
        </table:table-row>
        <table:table-row table:style-name="ro63">
          <table:table-cell office:value-type="string" calcext:value-type="string">
            <text:p>hitz anbiguoen kopurua</text:p>
          </table:table-cell>
          <table:table-cell table:number-columns-repeated="1023"/>
        </table:table-row>
        <table:table-row table:style-name="ro63">
          <table:table-cell office:value-type="string" calcext:value-type="string">
            <text:p>sinonimoak...</text:p>
          </table:table-cell>
          <table:table-cell table:number-columns-repeated="1023"/>
        </table:table-row>
        <table:table-row table:style-name="ro63">
          <table:table-cell office:value-type="string" calcext:value-type="string">
            <text:p>quality of the semantic network</text:p>
          </table:table-cell>
          <table:table-cell table:number-columns-repeated="1023"/>
        </table:table-row>
        <table:table-row table:style-name="ro63">
          <table:table-cell office:value-type="string" calcext:value-type="string">
            <text:p>num-relations-in-cluster</text:p>
          </table:table-cell>
          <table:table-cell table:number-columns-repeated="1023"/>
        </table:table-row>
        <table:table-row table:style-name="ro63">
          <table:table-cell office:value-type="string" calcext:value-type="string">
            <text:p>num-concept-nodes-per-sentence</text:p>
          </table:table-cell>
          <table:table-cell table:number-columns-repeated="1023"/>
        </table:table-row>
        <table:table-row table:style-name="ro63">
          <table:table-cell office:value-type="string" calcext:value-type="string">
            <text:p>num-negation</text:p>
          </table:table-cell>
          <table:table-cell table:number-columns-repeated="1023"/>
        </table:table-row>
        <table:table-row table:style-name="ro63">
          <table:table-cell office:value-type="string" calcext:value-type="string">
            <text:p>num-negated-adjectives</text:p>
          </table:table-cell>
          <table:table-cell table:number-columns-repeated="1023"/>
        </table:table-row>
        <table:table-row table:style-name="ro63">
          <table:table-cell office:value-type="string" calcext:value-type="string">
            <text:p>num-negated-concept</text:p>
          </table:table-cell>
          <table:table-cell table:number-columns-repeated="1023"/>
        </table:table-row>
        <table:table-row table:style-name="ro63">
          <table:table-cell office:value-type="string" calcext:value-type="string">
            <text:p>average number of connections between network nodes</text:p>
          </table:table-cell>
          <table:table-cell table:number-columns-repeated="1023"/>
        </table:table-row>
        <table:table-row table:style-name="ro63">
          <table:table-cell office:value-type="string" calcext:value-type="string">
            <text:p>length of the longest path occurring in the semantic network</text:p>
          </table:table-cell>
          <table:table-cell table:number-columns-repeated="1023"/>
        </table:table-row>
        <table:table-row table:style-name="ro63">
          <table:table-cell office:value-type="string" calcext:value-type="string">
            <text:p>length of the longest path occurring in the sem.network, ignores them, i.e., in the latter case all relations treated as symmetric</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Koherentzia/kohesioa</text:p>
          </table:table-cell>
          <table:table-cell table:number-columns-repeated="1023"/>
        </table:table-row>
        <table:table-row table:style-name="ro63">
          <table:table-cell office:value-type="string" calcext:value-type="string">
            <text:p>Lokailuen eta juntag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Kausaz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Logika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Aurkaritza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Denbora lokailuen kopurua</text:p>
          </table:table-cell>
          <table:table-cell table:number-columns-repeated="1023"/>
        </table:table-row>
        <table:table-row table:style-name="ro63">
          <table:table-cell office:value-type="string" calcext:value-type="string">
            <text:p>Emendioz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Lokailu hautakarien kopurua</text:p>
          </table:table-cell>
          <table:table-cell office:value-type="string" calcext:value-type="string">
            <text:p>BAI</text:p>
          </table:table-cell>
          <table:table-cell table:number-columns-repeated="1022"/>
        </table:table-row>
        <table:table-row table:style-name="ro63">
          <table:table-cell office:value-type="string" calcext:value-type="string">
            <text:p>Ondoriozko <text:s/>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Emendiozko juntagailuen kopurua</text:p>
          </table:table-cell>
          <table:table-cell table:number-columns-repeated="1023"/>
        </table:table-row>
        <table:table-row table:style-name="ro63">
          <table:table-cell office:value-type="string" calcext:value-type="string">
            <text:p>Juntagaili hautakarien kopurua</text:p>
          </table:table-cell>
          <table:table-cell table:number-columns-repeated="1023"/>
        </table:table-row>
        <table:table-row table:style-name="ro63">
          <table:table-cell office:value-type="string" calcext:value-type="string">
            <text:p>Aurkaritzako juntagailuen kopurua</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office:value-type="string" calcext:value-type="string">
            <text:p>Noun overlap</text:p>
          </table:table-cell>
          <table:table-cell table:number-columns-repeated="1023"/>
        </table:table-row>
        <table:table-row table:style-name="ro63">
          <table:table-cell office:value-type="string" calcext:value-type="string">
            <text:p>Argument overlap</text:p>
          </table:table-cell>
          <table:table-cell table:number-columns-repeated="1023"/>
        </table:table-row>
        <table:table-row table:style-name="ro63">
          <table:table-cell office:value-type="string" calcext:value-type="string">
            <text:p>Stem overlap</text:p>
          </table:table-cell>
          <table:table-cell table:number-columns-repeated="1023"/>
        </table:table-row>
        <table:table-row table:style-name="ro63">
          <table:table-cell office:value-type="string" calcext:value-type="string">
            <text:p>Content word overla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Koreferentzia kateak</text:p>
          </table:table-cell>
          <table:table-cell table:number-columns-repeated="1023"/>
        </table:table-row>
        <table:table-row table:style-name="ro63">
          <table:table-cell office:value-type="string" calcext:value-type="string">
            <text:p>total number of coreference chains per document</text:p>
          </table:table-cell>
          <table:table-cell table:number-columns-repeated="1023"/>
        </table:table-row>
        <table:table-row table:style-name="ro63">
          <table:table-cell office:value-type="string" calcext:value-type="string">
            <text:p>avg. num. of coreferences per chain</text:p>
          </table:table-cell>
          <table:table-cell table:number-columns-repeated="1023"/>
        </table:table-row>
        <table:table-row table:style-name="ro63">
          <table:table-cell office:value-type="string" calcext:value-type="string">
            <text:p>avg. chain span</text:p>
          </table:table-cell>
          <table:table-cell table:number-columns-repeated="1023"/>
        </table:table-row>
        <table:table-row table:style-name="ro63">
          <table:table-cell office:value-type="string" calcext:value-type="string">
            <text:p>num. of coref. chains with span ≥ half doc. length</text:p>
          </table:table-cell>
          <table:table-cell table:number-columns-repeated="1023"/>
        </table:table-row>
        <table:table-row table:style-name="ro63">
          <table:table-cell office:value-type="string" calcext:value-type="string">
            <text:p>avg. inference distance per chain</text:p>
          </table:table-cell>
          <table:table-cell table:number-columns-repeated="1023"/>
        </table:table-row>
        <table:table-row table:style-name="ro63">
          <table:table-cell office:value-type="string" calcext:value-type="string">
            <text:p>num. of active coreference chains per word</text:p>
          </table:table-cell>
          <table:table-cell table:number-columns-repeated="1023"/>
        </table:table-row>
        <table:table-row table:style-name="ro63">
          <table:table-cell office:value-type="string" calcext:value-type="string">
            <text:p>num. of active coreference chains per entity</text:p>
          </table:table-cell>
          <table:table-cell table:number-columns-repeated="1023"/>
        </table:table-row>
        <table:table-row table:style-name="ro63">
          <table:table-cell office:value-type="string" calcext:value-type="string">
            <text:p>num-reference-candidates</text:p>
          </table:table-cell>
          <table:table-cell table:number-columns-repeated="1023"/>
        </table:table-row>
        <table:table-row table:style-name="ro63">
          <table:table-cell office:value-type="string" calcext:value-type="string">
            <text:p>Distance of Pronoun and Antecedent:reference-distance-in-words</text:p>
          </table:table-cell>
          <table:table-cell table:number-columns-repeated="1023"/>
        </table:table-row>
        <table:table-row table:style-name="ro63">
          <table:table-cell office:value-type="string" calcext:value-type="string">
            <text:p>Distance of Pronoun and Antecedent:reference-distance-in-sentences</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Diskurtsoa</text:p>
          </table:table-cell>
          <table:table-cell table:number-columns-repeated="1023"/>
        </table:table-row>
        <table:table-row table:style-name="ro63">
          <table:table-cell office:value-type="string" calcext:value-type="string">
            <text:p>diskurtso erlazio kopurua</text:p>
          </table:table-cell>
          <table:table-cell table:number-columns-repeated="1023"/>
        </table:table-row>
        <table:table-row table:style-name="ro63">
          <table:table-cell table:style-name="ce275" office:value-type="string" calcext:value-type="string">
            <text:p>nukleo kopurua</text:p>
          </table:table-cell>
          <table:table-cell table:number-columns-repeated="1023"/>
        </table:table-row>
        <table:table-row table:style-name="ro63">
          <table:table-cell table:style-name="ce275" office:value-type="string" calcext:value-type="string">
            <text:p>satelite kopurua</text:p>
          </table:table-cell>
          <table:table-cell table:number-columns-repeated="1023"/>
        </table:table-row>
        <table:table-row table:style-name="ro63">
          <table:table-cell office:value-type="string" calcext:value-type="string">
            <text:p>num-introduced-concepts-per-sentence</text:p>
          </table:table-cell>
          <table:table-cell table:number-columns-repeated="1023"/>
        </table:table-row>
        <table:table-row table:style-name="ro63">
          <table:table-cell office:value-type="string" calcext:value-type="string">
            <text:p>num-pronouns-without-antecedents</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Entitateak</text:p>
          </table:table-cell>
          <table:table-cell table:number-columns-repeated="1023"/>
        </table:table-row>
        <table:table-row table:style-name="ro63">
          <table:table-cell office:value-type="string" calcext:value-type="string">
            <text:p>entitate kopurua testuan eta ehunekoa</text:p>
          </table:table-cell>
          <table:table-cell table:number-columns-repeated="1023"/>
        </table:table-row>
        <table:table-row table:style-name="ro63">
          <table:table-cell office:value-type="string" calcext:value-type="string">
            <text:p>entitate kopurua esaldian eta ehunekoa</text:p>
          </table:table-cell>
          <table:table-cell office:value-type="string" calcext:value-type="string">
            <text:p>BAI</text:p>
          </table:table-cell>
          <table:table-cell table:number-columns-repeated="1022"/>
        </table:table-row>
        <table:table-row table:style-name="ro63">
          <table:table-cell office:value-type="string" calcext:value-type="string">
            <text:p>entitateak ez diren izenen kopurua eta ehunekoa</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Hizkuntza modeloak</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Testu tipoa</text:p>
          </table:table-cell>
          <table:table-cell table:number-columns-repeated="1023"/>
        </table:table-row>
        <table:table-row table:style-name="ro63">
          <table:table-cell office:value-type="string" calcext:value-type="string">
            <text:p>Testu mota</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Anbiguotasuna</text:p>
          </table:table-cell>
          <table:table-cell table:number-columns-repeated="1023"/>
        </table:table-row>
        <table:table-row table:style-name="ro63">
          <table:table-cell office:value-type="string" calcext:value-type="string">
            <text:p>Verb ambiguity ratio</text:p>
          </table:table-cell>
          <table:table-cell table:number-columns-repeated="1023"/>
        </table:table-row>
        <table:table-row table:style-name="ro63">
          <table:table-cell office:value-type="string" calcext:value-type="string">
            <text:p>Noun ambiguity ratio</text:p>
          </table:table-cell>
          <table:table-cell table:number-columns-repeated="1023"/>
        </table:table-row>
        <table:table-row table:style-name="ro63">
          <table:table-cell office:value-type="string" calcext:value-type="string">
            <text:p>Adverb ambiguity ratio</text:p>
          </table:table-cell>
          <table:table-cell table:number-columns-repeated="1023"/>
        </table:table-row>
        <table:table-row table:style-name="ro63">
          <table:table-cell office:value-type="string" calcext:value-type="string">
            <text:p>Adjective ambiguity ratio</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Situation Model</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Neurohizkuntzalaritza</text:p>
          </table:table-cell>
          <table:table-cell table:number-columns-repeated="1023"/>
        </table:table-row>
        <table:table-row table:style-name="ro63">
          <table:table-cell office:value-type="string" calcext:value-type="string">
            <text:p>Argumentu kopurua aditzaren aurretik</text:p>
          </table:table-cell>
          <table:table-cell table:number-columns-repeated="1023"/>
        </table:table-row>
        <table:table-row table:style-name="ro63">
          <table:table-cell office:value-type="string" calcext:value-type="string">
            <text:p>Argumentu kopurua aditzaren ondoren</text:p>
          </table:table-cell>
          <table:table-cell table:number-columns-repeated="1023"/>
        </table:table-row>
        <table:table-row table:style-name="ro63">
          <table:table-cell office:value-type="string" calcext:value-type="string">
            <text:p>Argumentuen hurrenkera SOV</text:p>
          </table:table-cell>
          <table:table-cell table:number-columns-repeated="1023"/>
        </table:table-row>
        <table:table-row table:style-name="ro63">
          <table:table-cell office:value-type="string" calcext:value-type="string">
            <text:p>Erlatibozko perpausen mota (obj,subj)</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Bestelakoak</text:p>
          </table:table-cell>
          <table:table-cell table:number-columns-repeated="1023"/>
        </table:table-row>
        <table:table-row table:style-name="ro63">
          <table:table-cell office:value-type="string" calcext:value-type="string">
            <text:p>Esaerak</text:p>
          </table:table-cell>
          <table:table-cell table:number-columns-repeated="1023"/>
        </table:table-row>
        <table:table-row table:style-name="ro63">
          <table:table-cell office:value-type="string" calcext:value-type="string">
            <text:p>Kolokazioak</text:p>
          </table:table-cell>
          <table:table-cell table:number-columns-repeated="1023"/>
        </table:table-row>
        <table:table-row table:style-name="ro63">
          <table:table-cell office:value-type="string" calcext:value-type="string">
            <text:p>HAULak</text:p>
          </table:table-cell>
          <table:table-cell table:number-columns-repeated="1023"/>
        </table:table-row>
        <table:table-row table:style-name="ro63">
          <table:table-cell table:style-name="ce275" office:value-type="string" calcext:value-type="string">
            <text:p>Argumentuen elipsia</text:p>
          </table:table-cell>
          <table:table-cell table:number-columns-repeated="1023"/>
        </table:table-row>
        <table:table-row table:style-name="ro63">
          <table:table-cell office:value-type="string" calcext:value-type="string">
            <text:p>Ahoskeran antzekoak (txistukariak)</text:p>
          </table:table-cell>
          <table:table-cell table:number-columns-repeated="1023"/>
        </table:table-row>
        <table:table-row table:style-name="ro63">
          <table:table-cell office:value-type="string" calcext:value-type="string">
            <text:p>Bizilagun ortografikoak</text:p>
          </table:table-cell>
          <table:table-cell table:number-columns-repeated="1023"/>
        </table:table-row>
        <table:table-row table:style-name="ro63">
          <table:table-cell office:value-type="string" calcext:value-type="string">
            <text:p>Hitzaren familiaren tamiana erroa kontuan hartuz</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Hurrenkera</text:p>
          </table:table-cell>
          <table:table-cell table:number-columns-repeated="1023"/>
        </table:table-row>
        <table:table-row table:style-name="ro63">
          <table:table-cell office:value-type="string" calcext:value-type="string">
            <text:p>Esaldiko argumentuen hurrenkera</text:p>
          </table:table-cell>
          <table:table-cell table:number-columns-repeated="1023"/>
        </table:table-row>
        <table:table-row table:style-name="ro63">
          <table:table-cell office:value-type="string" calcext:value-type="string">
            <text:p>Esaldiko adjuntuen hurrenkera</text:p>
          </table:table-cell>
          <table:table-cell table:number-columns-repeated="1023"/>
        </table:table-row>
        <table:table-row table:style-name="ro63">
          <table:table-cell office:value-type="string" calcext:value-type="string">
            <text:p>Esaldiko argumentuen eta adjuntuen hurrenkera</text:p>
          </table:table-cell>
          <table:table-cell table:number-columns-repeated="1023"/>
        </table:table-row>
        <table:table-row table:style-name="ro63" table:number-rows-repeated="1048392">
          <table:table-cell table:number-columns-repeated="1024"/>
        </table:table-row>
        <table:table-row table:style-name="ro63">
          <table:table-cell table:number-columns-repeated="1024"/>
        </table:table-row>
      </table:table>
      <table:table table:name="Resources" table:style-name="ta2">
        <table:table-column table:style-name="co28" table:default-cell-style-name="ce146"/>
        <table:table-column table:style-name="co29" table:default-cell-style-name="ce146"/>
        <table:table-column table:style-name="co17" table:number-columns-repeated="1021" table:default-cell-style-name="ce146"/>
        <table:table-column table:style-name="co23" table:default-cell-style-name="ce146"/>
        <table:table-row table:style-name="ro63">
          <table:table-cell office:value-type="string" calcext:value-type="string">
            <text:p>Lexicons or dictionaries of words:</text:p>
          </table:table-cell>
          <table:table-cell office:value-type="string" calcext:value-type="string">
            <text:p>Description</text:p>
          </table:table-cell>
          <table:table-cell table:number-columns-repeated="1022"/>
        </table:table-row>
        <table:table-row table:style-name="ro63">
          <table:table-cell office:value-type="string" calcext:value-type="string">
            <text:p>WordNet(Fellbaum, 1998) is inspired by psycholinguistic theories of</text:p>
            <text:p>human lexical representation:</text:p>
          </table:table-cell>
          <table:table-cell office:value-type="string" calcext:value-type="string">
            <text:p>Semantic and syntactic features of content words (nouns, verbs, adjectives and adverbs )</text:p>
          </table:table-cell>
          <table:table-cell table:number-columns-repeated="1022"/>
        </table:table-row>
        <table:table-row table:style-name="ro63">
          <table:table-cell office:value-type="string" calcext:value-type="string">
            <text:p>synonymous relation</text:p>
          </table:table-cell>
          <table:table-cell office:value-type="string" calcext:value-type="string">
            <text:p>same or similar meaning</text:p>
          </table:table-cell>
          <table:table-cell table:number-columns-repeated="1022"/>
        </table:table-row>
        <table:table-row table:style-name="ro63">
          <table:table-cell office:value-type="string" calcext:value-type="string">
            <text:p>polysemy relation</text:p>
          </table:table-cell>
          <table:table-cell office:value-type="string" calcext:value-type="string">
            <text:p>the number of senses of the word.</text:p>
            <text:p>-Desadvantage: Ambiguous and slow down processing.</text:p>
            <text:p>-Advantage: More frequent words</text:p>
            <text:p>The correlation of desadvatage and advantage has a positive correlation</text:p>
          </table:table-cell>
          <table:table-cell table:number-columns-repeated="1022"/>
        </table:table-row>
        <table:table-row table:style-name="ro63">
          <table:table-cell office:value-type="string" calcext:value-type="string">
            <text:p>hypernym relation</text:p>
          </table:table-cell>
          <table:table-cell office:value-type="string" calcext:value-type="string">
            <text:p>the number of levels in a conceptual taxonomic hierarchy.</text:p>
            <text:p>A word having many hypernym levels tens to be more concrete</text:p>
          </table:table-cell>
          <table:table-cell table:number-columns-repeated="1022"/>
        </table:table-row>
        <table:table-row table:style-name="ro63">
          <table:table-cell office:value-type="string" calcext:value-type="string">
            <text:p>quality of semantic integrations:</text:p>
          </table:table-cell>
          <table:table-cell office:value-type="string" calcext:value-type="string">
            <text:p><text:span text:style-name="T1">There are nouns features as: +/-HUMAN, +/-ANIMATE AND +/-CONCRETE</text:span></text:p>
            <text:p>Nouns and main verb features in sentences must be coodinated in senses of +/-HUMAN, ANIMATE AND CONCRETE.</text:p>
            <text:p>For example: If a verb need a +HUMAN noun subject</text:p>
          </table:table-cell>
          <table:table-cell table:number-columns-repeated="1022"/>
        </table:table-row>
        <table:table-row table:style-name="ro63">
          <table:table-cell office:value-type="string" calcext:value-type="string">
            <text:p>-verb features</text:p>
          </table:table-cell>
          <table:table-cell office:value-type="string" calcext:value-type="string">
            <text:p>Change-of-state, Stative, Motion, Cognition, Perception, Emotion, Comunication, competition, Consumption,</text:p>
            <text:p>Creation, Possession and Social. This feature can be used to know if a sentence refers</text:p>
            <text:p>to an EVENT, intentional action, versus a state. For example:</text:p>
            <text:p>Events: The soldier remembered the code.</text:p>
            <text:p>Intentional Action: The child rescued her kitten.</text:p>
            <text:p>State:The mountain is serene.</text:p>
            <text:p>Narrative texts and causal knowledge have more events and actions, than states.</text:p>
            <text:p/>
          </table:table-cell>
          <table:table-cell table:number-columns-repeated="1022"/>
        </table:table-row>
        <table:table-row table:style-name="ro63">
          <table:table-cell office:value-type="string" calcext:value-type="string">
            <text:p>-nouns features</text:p>
          </table:table-cell>
          <table:table-cell office:value-type="string" calcext:value-type="string">
            <text:p>+/-HUMAN, +/-ANIMATE AND +/-CONCRETE</text:p>
          </table:table-cell>
          <table:table-cell table:number-columns-repeated="1022"/>
        </table:table-row>
        <table:table-row table:style-name="ro63">
          <table:table-cell office:value-type="string" calcext:value-type="string">
            <text:p>The MCR Psycholinguistic Database( Coltheart, 1981).Eliminados v3.0</text:p>
          </table:table-cell>
          <table:table-cell office:value-type="string" calcext:value-type="string">
            <text:p>has human ratings of thousands of words on familiarity, imagery, concreteness and meaningfulness</text:p>
            <text:p/>
          </table:table-cell>
          <table:table-cell table:number-columns-repeated="1022"/>
        </table:table-row>
        <table:table-row table:style-name="ro24">
          <table:table-cell office:value-type="string" calcext:value-type="string">
            <text:p>-Age-of-acquisition norms<text:span text:style-name="T22">(</text:span>Gilhooly &amp; Logie, 1980<text:span text:style-name="T22">)</text:span></text:p>
          </table:table-cell>
          <table:table-cell office:value-type="string" calcext:value-type="string">
            <text:p>words appear in children’s language</text:p>
          </table:table-cell>
          <table:table-cell table:number-columns-repeated="1022"/>
        </table:table-row>
        <table:table-row table:style-name="ro63">
          <table:table-cell office:value-type="string" calcext:value-type="string">
            <text:p>-Famility</text:p>
          </table:table-cell>
          <table:table-cell office:value-type="string" calcext:value-type="string">
            <text:p>a rating of how familiar a word is to an adult</text:p>
          </table:table-cell>
          <table:table-cell table:number-columns-repeated="1022"/>
        </table:table-row>
        <table:table-row table:style-name="ro63">
          <table:table-cell office:value-type="string" calcext:value-type="string">
            <text:p>-Concreteness</text:p>
          </table:table-cell>
          <table:table-cell office:value-type="string" calcext:value-type="string">
            <text:p>how concrete or abstract a word is</text:p>
          </table:table-cell>
          <table:table-cell table:number-columns-repeated="1022"/>
        </table:table-row>
        <table:table-row table:style-name="ro63">
          <table:table-cell office:value-type="string" calcext:value-type="string">
            <text:p>-Imagability</text:p>
          </table:table-cell>
          <table:table-cell office:value-type="string" calcext:value-type="string">
            <text:p>how easy it is to construct a mental image of the word</text:p>
          </table:table-cell>
          <table:table-cell table:number-columns-repeated="1022"/>
        </table:table-row>
        <table:table-row table:style-name="ro63">
          <table:table-cell office:value-type="string" calcext:value-type="string">
            <text:p>-Colorado meaningfulness</text:p>
          </table:table-cell>
          <table:table-cell office:value-type="string" calcext:value-type="string">
            <text:p>the degree to which the word is associated with other words</text:p>
          </table:table-cell>
          <table:table-cell table:number-columns-repeated="1022"/>
        </table:table-row>
        <table:table-row table:style-name="ro63">
          <table:table-cell office:value-type="string" calcext:value-type="string">
            <text:p>-Paivio Meaningfulness</text:p>
          </table:table-cell>
          <table:table-cell office:value-type="string" calcext:value-type="string">
            <text:p>this rating is based on the norms by Paivio</text:p>
          </table:table-cell>
          <table:table-cell table:number-columns-repeated="1022"/>
        </table:table-row>
        <table:table-row table:style-name="ro63">
          <table:table-cell office:value-type="string" calcext:value-type="string">
            <text:p>The CELEX Lexical Database (Baayen, Piepenbrock &amp; Gulikers, 1995):</text:p>
          </table:table-cell>
          <table:table-cell office:value-type="string" calcext:value-type="string">
            <text:p>has estimates of how frequently English words are used in a very large corpus of documents.</text:p>
            <text:p>The database from the Dutch Centre for Lexical Information (Baayen et al, 1995) analyzed 17.9 millions words.</text:p>
            <text:p/>
          </table:table-cell>
          <table:table-cell table:number-columns-repeated="1022"/>
        </table:table-row>
        <table:table-row table:style-name="ro63">
          <table:table-cell office:value-type="string" calcext:value-type="string">
            <text:p>-CELEX Word Frequency</text:p>
          </table:table-cell>
          <table:table-cell office:value-type="string" calcext:value-type="string">
            <text:p>The relative frequency of words in public documents per million words.</text:p>
          </table:table-cell>
          <table:table-cell table:number-columns-repeated="1022"/>
        </table:table-row>
        <table:table-row table:style-name="ro24">
          <table:table-cell office:value-type="string" calcext:value-type="string">
            <text:p>-Zipf's Law <text:span text:style-name="T22">(</text:span>Zipf, 1949<text:span text:style-name="T22">)</text:span></text:p>
          </table:table-cell>
          <table:table-cell office:value-type="string" calcext:value-type="string">
            <text:p>Frequent words are shorter according to Zip’s law</text:p>
          </table:table-cell>
          <table:table-cell table:number-columns-repeated="1022"/>
        </table:table-row>
        <table:table-row table:style-name="ro63">
          <table:table-cell table:number-columns-repeated="1024"/>
        </table:table-row>
        <table:table-row table:style-name="ro63">
          <table:table-cell office:value-type="string" calcext:value-type="string">
            <text:p>Applications:</text:p>
          </table:table-cell>
          <table:table-cell table:number-columns-repeated="1023"/>
        </table:table-row>
        <table:table-row table:style-name="ro63">
          <table:table-cell table:number-columns-repeated="1024"/>
        </table:table-row>
        <table:table-row table:style-name="ro63">
          <table:table-cell office:value-type="string" calcext:value-type="string">
            <text:p>Syntactic parser (Charniak, 2000) offers :</text:p>
          </table:table-cell>
          <table:table-cell table:number-columns-repeated="1023"/>
        </table:table-row>
        <table:table-row table:style-name="ro63">
          <table:table-cell table:style-name="ce286" office:value-type="string" calcext:value-type="string">
            <text:p>Word Categories level:</text:p>
          </table:table-cell>
          <table:table-cell table:style-name="ce286" office:value-type="string" calcext:value-type="string">
            <text:p>More than 50 POS from Penn Treebank (Marcus et al,.1993),</text:p>
            <text:p>When a category is assigned on the basis of its syntactic content using Charniak</text:p>
          </table:table-cell>
          <table:table-cell table:style-name="ce286" table:number-columns-repeated="1022"/>
        </table:table-row>
        <table:table-row table:style-name="ro63">
          <table:table-cell table:style-name="ce286" office:value-type="string" calcext:value-type="string">
            <text:p>-Special-Purpose Word Categories:</text:p>
          </table:table-cell>
          <table:table-cell table:style-name="ce286" office:value-type="string" calcext:value-type="string">
            <text:p><text:span text:style-name="T1">we can tag content and fuction words.</text:span></text:p>
            <text:p>Connectives are known to contribute to discourse cohesion.</text:p>
            <text:p>-Additive cohesion: also, moreover, but</text:p>
            <text:p>-Temporal cohesion: after, before, until</text:p>
            <text:p>-Causal/Intentional cohesion: because, so, in order to</text:p>
            <text:p>-Logical operators: or, and, not and ifthen</text:p>
            <text:p>Pronouns: a bad consequence on cohesion,if canot bind a pronoun to a referent</text:p>
          </table:table-cell>
          <table:table-cell table:style-name="ce286" table:number-columns-repeated="1022"/>
        </table:table-row>
        <table:table-row table:style-name="ro63">
          <table:table-cell table:style-name="ce287" office:value-type="string" calcext:value-type="string">
            <text:p>Syntax level</text:p>
          </table:table-cell>
          <table:table-cell table:style-name="ce287" table:number-columns-repeated="1023"/>
        </table:table-row>
        <table:table-row table:style-name="ro63">
          <table:table-cell table:style-name="ce287" office:value-type="string" calcext:value-type="string">
            <text:p>- Working memory:</text:p>
          </table:table-cell>
          <table:table-cell table:style-name="ce287" office:value-type="string" calcext:value-type="string">
            <text:p><text:span text:style-name="T1">Working memory is taxed when there are NPs with many modifiers and when many words must be held in</text:span></text:p>
            <text:p><text:span text:style-name="T1">Working memory before the readers receives the main verb of the main clause. (Graesser et al,.2006)</text:span></text:p>
          </table:table-cell>
          <table:table-cell table:style-name="ce287" table:number-columns-repeated="1022"/>
        </table:table-row>
        <table:table-row table:style-name="ro63">
          <table:table-cell table:style-name="ce288" office:value-type="string" calcext:value-type="string">
            <text:p>Textbase level:</text:p>
          </table:table-cell>
          <table:table-cell table:style-name="ce288" office:value-type="string" calcext:value-type="string">
            <text:p>Semantic information that is closely tied to the explicit text</text:p>
          </table:table-cell>
          <table:table-cell table:style-name="ce302" table:number-columns-repeated="1022"/>
        </table:table-row>
        <table:table-row table:style-name="ro63">
          <table:table-cell table:style-name="ce288" office:value-type="string" calcext:value-type="string">
            <text:p>Propositions</text:p>
          </table:table-cell>
          <table:table-cell table:style-name="ce288" office:value-type="string" calcext:value-type="string">
            <text:p>The basic unit of meaning in textbase (Dijk and Kintsch).</text:p>
            <text:p>Each proposition contains a predicate (e.g, main verb, adjective, connective) and</text:p>
            <text:p>one or more arguments (e.g., nouns, pronouns, embedded propositions) that have a thematic role,</text:p>
            <text:p>such as agent, patient, object, time or location. This propositional representation not incorporate more precise indices,</text:p>
            <text:p>such as, tense, aspect, quantifiers and voice for simplification assumption.</text:p>
            <text:p>For example:</text:p>
            <text:p>”When the committee met on Monday, they discovered the society was bankrupt.”</text:p>
            <text:p>In this example there are 4 propositions predicates outside the parentheses:</text:p>
            <text:p>-prop1: verb:meet(AGENT=committee, TIME=Monday)</text:p>
            <text:p>-prop2: verb:discover(PATIENT=committee, prop3)</text:p>
            <text:p>-prop3: adj:bankrupt(OBJECT:society)</text:p>
            <text:p>-prop4: connective:when(EVENT=prop1, EVENT=prop2)</text:p>
            <text:p>A corpus of annotated propositional representations in PropBank (Palmer et al., 2005) for automatic proposition extraction.</text:p>
          </table:table-cell>
          <table:table-cell table:style-name="ce302" table:number-columns-repeated="1022"/>
        </table:table-row>
        <table:table-row table:style-name="ro63">
          <table:table-cell table:style-name="ce288" office:value-type="string" calcext:value-type="string">
            <text:p>Cohesion</text:p>
          </table:table-cell>
          <table:table-cell table:style-name="ce288" office:value-type="string" calcext:value-type="string">
            <text:p>The propositions, clauses, and noun-phrase arguments are connected by principles of cohesion.</text:p>
          </table:table-cell>
          <table:table-cell table:style-name="ce302" table:number-columns-repeated="1022"/>
        </table:table-row>
        <table:table-row table:style-name="ro63">
          <table:table-cell table:style-name="ce288" office:value-type="string" calcext:value-type="string">
            <text:p>Referential cohesion</text:p>
          </table:table-cell>
          <table:table-cell table:style-name="ce288" office:value-type="string" calcext:value-type="string">
            <text:p>when a noun, pronoun or noun phrase that captures an argument refers to another constituent in the text. For example:</text:p>
            <text:p/>
          </table:table-cell>
          <table:table-cell table:style-name="ce302" table:number-columns-repeated="1022"/>
        </table:table-row>
        <table:table-row table:style-name="ro63">
          <table:table-cell table:style-name="ce301" office:value-type="string" calcext:value-type="string">
            <text:p>Situation model level:</text:p>
          </table:table-cell>
          <table:table-cell table:style-name="ce301" office:value-type="string" calcext:value-type="string">
            <text:p>Contains more inferences and global conceptualizations derived from the texst together with world knowledge, genre, and the pragmatic context.</text:p>
          </table:table-cell>
          <table:table-cell table:style-name="ce301" table:number-columns-repeated="1022"/>
        </table:table-row>
        <table:table-row table:style-name="ro63">
          <table:table-cell table:style-name="ce301" table:number-columns-repeated="1024"/>
        </table:table-row>
        <table:table-row table:style-name="ro63">
          <table:table-cell office:value-type="string" calcext:value-type="string">
            <text:p>Stems from Statistical algorithms</text:p>
          </table:table-cell>
          <table:table-cell table:number-columns-repeated="1023"/>
        </table:table-row>
        <table:table-row table:style-name="ro63">
          <table:table-cell office:value-type="string" calcext:value-type="string">
            <text:p>Latent Semantic Analysis (LSA) (Landauder et al 2007)</text:p>
          </table:table-cell>
          <table:table-cell office:value-type="string" calcext:value-type="string">
            <text:p>is a statistical representation of word and world knowledge based on a large corpus (more than 10 million).</text:p>
            <text:p>To compute the conceptual similarity of any two texts(two adjacent sentences).</text:p>
          </table:table-cell>
          <table:table-cell table:number-columns-repeated="1022"/>
        </table:table-row>
        <table:table-row table:style-name="ro63" table:number-rows-repeated="2">
          <table:table-cell table:number-columns-repeated="1024"/>
        </table:table-row>
        <table:table-row table:style-name="ro63">
          <table:table-cell table:style-name="ce141" office:value-type="string" calcext:value-type="string">
            <text:p>The website for quantitative analysis of derivational morphemes</text:p>
          </table:table-cell>
          <table:table-cell office:value-type="string" calcext:value-type="string">
            <text:p>http://morphoquantics.co.uk/default.aspx</text:p>
          </table:table-cell>
          <table:table-cell table:number-columns-repeated="1022"/>
        </table:table-row>
        <table:table-row table:style-name="ro63">
          <table:table-cell table:number-columns-repeated="1024"/>
        </table:table-row>
        <table:table-row table:style-name="ro63">
          <table:table-cell office:value-type="string" calcext:value-type="string">
            <text:p>Our goal is to accommodate virtually any text in the English language that</text:p>
            <text:p>people write with the intention of communicating messages to readers.</text:p>
          </table:table-cell>
          <table:table-cell table:number-columns-repeated="1023"/>
        </table:table-row>
        <table:table-row table:style-name="ro63" table:number-rows-repeated="1048536">
          <table:table-cell table:number-columns-repeated="1024"/>
        </table:table-row>
        <table:table-row table:style-name="ro63">
          <table:table-cell table:number-columns-repeated="1024"/>
        </table:table-row>
      </table:table>
      <table:table table:name="Portuguese" table:style-name="ta2">
        <table:table-column table:style-name="co30" table:default-cell-style-name="ce146"/>
        <table:table-column table:style-name="co23" table:number-columns-repeated="1023" table:default-cell-style-name="ce146"/>
        <table:table-row table:style-name="ro63">
          <table:table-cell office:value-type="string" calcext:value-type="string">
            <text:p>Coh-Metrix-Port was developed to support</text:p>
            <text:p>complexity textual analysis and text simplification (Scarton</text:p>
            <text:p>and Aluı́sio, 2010)</text:p>
          </table:table-cell>
          <table:table-cell table:number-columns-repeated="1023"/>
        </table:table-row>
        <table:table-row table:style-name="ro63" table:number-rows-repeated="1048574">
          <table:table-cell table:number-columns-repeated="1024"/>
        </table:table-row>
        <table:table-row table:style-name="ro63">
          <table:table-cell table:number-columns-repeated="1024"/>
        </table:table-row>
      </table:table>
      <table:table table:name="Guztiak" table:style-name="ta2">
        <table:table-column table:style-name="co31" table:default-cell-style-name="ce146"/>
        <table:table-column table:style-name="co32" table:default-cell-style-name="ce146"/>
        <table:table-column table:style-name="co33" table:default-cell-style-name="ce146"/>
        <table:table-column table:style-name="co34" table:default-cell-style-name="ce146"/>
        <table:table-column table:style-name="co35" table:default-cell-style-name="ce146"/>
        <table:table-column table:style-name="co36" table:default-cell-style-name="ce146"/>
        <table:table-column table:style-name="co37" table:default-cell-style-name="ce146"/>
        <table:table-column table:style-name="co22" table:default-cell-style-name="ce146"/>
        <table:table-column table:style-name="co38" table:default-cell-style-name="ce146"/>
        <table:table-column table:style-name="co39" table:default-cell-style-name="ce146"/>
        <table:table-column table:style-name="co40" table:default-cell-style-name="ce146"/>
        <table:table-column table:style-name="co41" table:default-cell-style-name="ce146"/>
        <table:table-column table:style-name="co42" table:default-cell-style-name="ce146"/>
        <table:table-column table:style-name="co43" table:default-cell-style-name="ce146"/>
        <table:table-column table:style-name="co44" table:default-cell-style-name="ce146"/>
        <table:table-column table:style-name="co45" table:default-cell-style-name="ce146"/>
        <table:table-column table:style-name="co23" table:number-columns-repeated="1008" table:default-cell-style-name="ce146"/>
        <table:table-row table:style-name="ro63">
          <table:table-cell office:value-type="string" calcext:value-type="string">
            <text:p>Ezaugarri mota</text:p>
          </table:table-cell>
          <table:table-cell office:value-type="string" calcext:value-type="string">
            <text:p>SiCallan2001(EN)</text:p>
          </table:table-cell>
          <table:table-cell office:value-type="string" calcext:value-type="string">
            <text:p>Graesseretal2004(EN)</text:p>
          </table:table-cell>
          <table:table-cell office:value-type="string" calcext:value-type="string">
            <text:p>SchwarmOstendorf2005(EN)</text:p>
          </table:table-cell>
          <table:table-cell office:value-type="string" calcext:value-type="string">
            <text:p>Lau2006(ZH)</text:p>
          </table:table-cell>
          <table:table-cell office:value-type="string" calcext:value-type="string">
            <text:p>PitlerNenkova2008(EN)</text:p>
          </table:table-cell>
          <table:table-cell office:value-type="string" calcext:value-type="string">
            <text:p>VorderBrucketal2008(DE)</text:p>
          </table:table-cell>
          <table:table-cell office:value-type="string" calcext:value-type="string">
            <text:p>Aluisioetal2010(PT)</text:p>
          </table:table-cell>
          <table:table-cell office:value-type="string" calcext:value-type="string">
            <text:p>Fengetal2010(EN)</text:p>
          </table:table-cell>
          <table:table-cell office:value-type="string" calcext:value-type="string">
            <text:p>Dell'Orlettaetal2011(IT)</text:p>
          </table:table-cell>
          <table:table-cell office:value-type="string" calcext:value-type="string">
            <text:p>FrançoisFairon2012(FR)</text:p>
          </table:table-cell>
          <table:table-cell office:value-type="string" calcext:value-type="string">
            <text:p>Hanckeetal2012(DE)</text:p>
          </table:table-cell>
          <table:table-cell office:value-type="string" calcext:value-type="string">
            <text:p>Sjöholm2012(SV)</text:p>
          </table:table-cell>
          <table:table-cell office:value-type="string" calcext:value-type="string">
            <text:p>StanjerSaggion2013(ES)</text:p>
          </table:table-cell>
          <table:table-cell office:value-type="string" calcext:value-type="string">
            <text:p>Galaetal2013(FR)</text:p>
          </table:table-cell>
          <table:table-cell office:value-type="string" calcext:value-type="string">
            <text:p>Ezaugarri mota</text:p>
          </table:table-cell>
          <table:table-cell table:number-columns-repeated="1008"/>
        </table:table-row>
        <table:table-row table:style-name="ro63">
          <table:table-cell table:number-columns-repeated="1024"/>
        </table:table-row>
        <table:table-row table:style-name="ro63">
          <table:table-cell office:value-type="string" calcext:value-type="string">
            <text:p>Readability metrikak</text:p>
          </table:table-cell>
          <table:table-cell office:value-type="string" calcext:value-type="string">
            <text:p>FOG</text:p>
          </table:table-cell>
          <table:table-cell table:style-name="ce208" office:value-type="string" calcext:value-type="string">
            <text:p>Flesch Reading Ease</text:p>
          </table:table-cell>
          <table:table-cell table:number-columns-repeated="4"/>
          <table:table-cell office:value-type="string" calcext:value-type="string">
            <text:p>Flesch index for Portuguese</text:p>
          </table:table-cell>
          <table:table-cell office:value-type="string" calcext:value-type="string">
            <text:p>Flesch-Kincaid Grade Level</text:p>
          </table:table-cell>
          <table:table-cell table:number-columns-repeated="3"/>
          <table:table-cell office:value-type="string" calcext:value-type="string">
            <text:p>LIX</text:p>
          </table:table-cell>
          <table:table-cell office:value-type="string" calcext:value-type="string">
            <text:p>Spaulding’s Spanish Readability index</text:p>
          </table:table-cell>
          <table:table-cell/>
          <table:table-cell office:value-type="string" calcext:value-type="string">
            <text:p>Readability metrikak</text:p>
          </table:table-cell>
          <table:table-cell table:number-columns-repeated="1008"/>
        </table:table-row>
        <table:table-row table:style-name="ro63">
          <table:table-cell/>
          <table:table-cell office:value-type="string" calcext:value-type="string">
            <text:p>SMOG</text:p>
          </table:table-cell>
          <table:table-cell table:style-name="ce208" office:value-type="string" calcext:value-type="string">
            <text:p>Flesch_Kincaid Grade Level</text:p>
          </table:table-cell>
          <table:table-cell table:number-columns-repeated="5"/>
          <table:table-cell office:value-type="string" calcext:value-type="string">
            <text:p>SMOG</text:p>
          </table:table-cell>
          <table:table-cell table:number-columns-repeated="3"/>
          <table:table-cell office:value-type="string" calcext:value-type="string">
            <text:p>OVIX</text:p>
          </table:table-cell>
          <table:table-cell office:value-type="string" calcext:value-type="string">
            <text:p>Lexical Complexity index</text:p>
          </table:table-cell>
          <table:table-cell table:number-columns-repeated="1010"/>
        </table:table-row>
        <table:table-row table:style-name="ro63">
          <table:table-cell/>
          <table:table-cell office:value-type="string" calcext:value-type="string">
            <text:p>Flesch-Kincaid</text:p>
          </table:table-cell>
          <table:table-cell table:number-columns-repeated="6"/>
          <table:table-cell office:value-type="string" calcext:value-type="string">
            <text:p>Gunning FOG</text:p>
          </table:table-cell>
          <table:table-cell table:number-columns-repeated="3"/>
          <table:table-cell office:value-type="string" calcext:value-type="string">
            <text:p>Nominal ratio</text:p>
          </table:table-cell>
          <table:table-cell office:value-type="string" calcext:value-type="string">
            <text:p>Sentence Complexity Index</text:p>
          </table:table-cell>
          <table:table-cell table:number-columns-repeated="1010"/>
        </table:table-row>
        <table:table-row table:style-name="ro63">
          <table:table-cell table:number-columns-repeated="8"/>
          <table:table-cell office:value-type="string" calcext:value-type="string">
            <text:p>Chall-Dale difficult words rate per doc.</text:p>
          </table:table-cell>
          <table:table-cell table:number-columns-repeated="1015"/>
        </table:table-row>
        <table:table-row table:style-name="ro63">
          <table:table-cell table:number-columns-repeated="8"/>
          <table:table-cell office:value-type="string" calcext:value-type="string">
            <text:p>Flesch-Kincaid score</text:p>
          </table:table-cell>
          <table:table-cell table:number-columns-repeated="1015"/>
        </table:table-row>
        <table:table-row table:style-name="ro63">
          <table:table-cell table:number-columns-repeated="1024"/>
        </table:table-row>
        <table:table-row table:style-name="ro63">
          <table:table-cell office:value-type="string" calcext:value-type="string">
            <text:p>Azalerako ezaugarriak</text:p>
          </table:table-cell>
          <table:table-cell office:value-type="string" calcext:value-type="string">
            <text:p>sentence length</text:p>
          </table:table-cell>
          <table:table-cell table:style-name="ce208" office:value-type="string" calcext:value-type="string">
            <text:p>Number of paragraphs</text:p>
          </table:table-cell>
          <table:table-cell/>
          <table:table-cell office:value-type="string" calcext:value-type="string">
            <text:p>Sentence Length</text:p>
          </table:table-cell>
          <table:table-cell office:value-type="string" calcext:value-type="string">
            <text:p>the average number of characters per word</text:p>
          </table:table-cell>
          <table:table-cell/>
          <table:table-cell office:value-type="string" calcext:value-type="string">
            <text:p>Number of words</text:p>
          </table:table-cell>
          <table:table-cell office:value-type="string" calcext:value-type="string">
            <text:p>average number of syllables per word</text:p>
          </table:table-cell>
          <table:table-cell office:value-type="string" calcext:value-type="string">
            <text:p>Sentence Length</text:p>
          </table:table-cell>
          <table:table-cell/>
          <table:table-cell office:value-type="string" calcext:value-type="string">
            <text:p>the average sentence length in words</text:p>
          </table:table-cell>
          <table:table-cell office:value-type="string" calcext:value-type="string">
            <text:p>Word length calculated as the average number of characters per word</text:p>
          </table:table-cell>
          <table:table-cell/>
          <table:table-cell office:value-type="string" calcext:value-type="string">
            <text:p>number of letters</text:p>
          </table:table-cell>
          <table:table-cell office:value-type="string" calcext:value-type="string">
            <text:p>Azalerako ezaugarriak</text:p>
          </table:table-cell>
          <table:table-cell table:number-columns-repeated="1008"/>
        </table:table-row>
        <table:table-row table:style-name="ro63">
          <table:table-cell/>
          <table:table-cell office:value-type="string" calcext:value-type="string">
            <text:p>number of syllables per word</text:p>
          </table:table-cell>
          <table:table-cell table:style-name="ce208" office:value-type="string" calcext:value-type="string">
            <text:p>Number of sentences</text:p>
          </table:table-cell>
          <table:table-cell table:number-columns-repeated="2"/>
          <table:table-cell office:value-type="string" calcext:value-type="string">
            <text:p>average number of words per sentence</text:p>
          </table:table-cell>
          <table:table-cell/>
          <table:table-cell office:value-type="string" calcext:value-type="string">
            <text:p>Number of sentences</text:p>
          </table:table-cell>
          <table:table-cell office:value-type="string" calcext:value-type="string">
            <text:p>percentage of poly-syll. words per doc.</text:p>
          </table:table-cell>
          <table:table-cell office:value-type="string" calcext:value-type="string">
            <text:p>Word Length</text:p>
          </table:table-cell>
          <table:table-cell/>
          <table:table-cell office:value-type="string" calcext:value-type="string">
            <text:p>the average number of characters</text:p>
          </table:table-cell>
          <table:table-cell office:value-type="string" calcext:value-type="string">
            <text:p>Word length calculated as the average number of syllables.</text:p>
          </table:table-cell>
          <table:table-cell/>
          <table:table-cell office:value-type="string" calcext:value-type="string">
            <text:p>number of syllables</text:p>
          </table:table-cell>
          <table:table-cell table:number-columns-repeated="1009"/>
        </table:table-row>
        <table:table-row table:style-name="ro63">
          <table:table-cell table:number-columns-repeated="2"/>
          <table:table-cell table:style-name="ce208" office:value-type="string" calcext:value-type="string">
            <text:p>Number of words</text:p>
          </table:table-cell>
          <table:table-cell table:number-columns-repeated="2"/>
          <table:table-cell office:value-type="string" calcext:value-type="string">
            <text:p>maximum number of words per sentence</text:p>
          </table:table-cell>
          <table:table-cell/>
          <table:table-cell office:value-type="string" calcext:value-type="string">
            <text:p>Number of paragraphs</text:p>
          </table:table-cell>
          <table:table-cell office:value-type="string" calcext:value-type="string">
            <text:p>average number of poly-syll. words per sent.</text:p>
          </table:table-cell>
          <table:table-cell table:number-columns-repeated="2"/>
          <table:table-cell office:value-type="string" calcext:value-type="string">
            <text:p>syllables per wor</text:p>
          </table:table-cell>
          <table:table-cell office:value-type="string" calcext:value-type="string">
            <text:p>Sentence length calculated as the number of words in the sentence</text:p>
          </table:table-cell>
          <table:table-cell/>
          <table:table-cell office:value-type="string" calcext:value-type="string">
            <text:p>number of phonemes</text:p>
          </table:table-cell>
          <table:table-cell table:number-columns-repeated="1009"/>
        </table:table-row>
        <table:table-row table:style-name="ro63">
          <table:table-cell table:number-columns-repeated="2"/>
          <table:table-cell table:style-name="ce208" office:value-type="string" calcext:value-type="string">
            <text:p>Mean length of paragraphs</text:p>
          </table:table-cell>
          <table:table-cell table:number-columns-repeated="2"/>
          <table:table-cell office:value-type="string" calcext:value-type="string">
            <text:p>article (text) length</text:p>
          </table:table-cell>
          <table:table-cell/>
          <table:table-cell office:value-type="string" calcext:value-type="string">
            <text:p>Number of verbs</text:p>
          </table:table-cell>
          <table:table-cell office:value-type="string" calcext:value-type="string">
            <text:p>average number of characters per word</text:p>
          </table:table-cell>
          <table:table-cell table:number-columns-repeated="5"/>
          <table:table-cell office:value-type="string" calcext:value-type="string">
            <text:p>syllable structure</text:p>
          </table:table-cell>
          <table:table-cell table:number-columns-repeated="1009"/>
        </table:table-row>
        <table:table-row table:style-name="ro63">
          <table:table-cell table:number-columns-repeated="2"/>
          <table:table-cell table:style-name="ce208" office:value-type="string" calcext:value-type="string">
            <text:p>Standard deviation of the mean length of paragraphs</text:p>
          </table:table-cell>
          <table:table-cell table:number-columns-repeated="4"/>
          <table:table-cell office:value-type="string" calcext:value-type="string">
            <text:p>Number of nouns</text:p>
          </table:table-cell>
          <table:table-cell office:value-type="string" calcext:value-type="string">
            <text:p>average number of words per sentence</text:p>
          </table:table-cell>
          <table:table-cell table:number-columns-repeated="5"/>
          <table:table-cell office:value-type="string" calcext:value-type="string">
            <text:p>consistency of sound-script relationship (hitzak/fonemak)</text:p>
          </table:table-cell>
          <table:table-cell table:number-columns-repeated="1009"/>
        </table:table-row>
        <table:table-row table:style-name="ro63">
          <table:table-cell table:number-columns-repeated="2"/>
          <table:table-cell table:style-name="ce208" office:value-type="string" calcext:value-type="string">
            <text:p>Mean number of words (length) of sentences</text:p>
          </table:table-cell>
          <table:table-cell table:number-columns-repeated="4"/>
          <table:table-cell office:value-type="string" calcext:value-type="string">
            <text:p>Number of adjectives</text:p>
          </table:table-cell>
          <table:table-cell office:value-type="string" calcext:value-type="string">
            <text:p>total number of words per document</text:p>
          </table:table-cell>
          <table:table-cell table:number-columns-repeated="5"/>
          <table:table-cell office:value-type="string" calcext:value-type="string">
            <text:p>spelling patterns</text:p>
          </table:table-cell>
          <table:table-cell table:number-columns-repeated="1009"/>
        </table:table-row>
        <table:table-row table:style-name="ro63">
          <table:table-cell table:number-columns-repeated="2"/>
          <table:table-cell table:style-name="ce208" office:value-type="string" calcext:value-type="string">
            <text:p>Standard deviation of the mean length of sentences</text:p>
          </table:table-cell>
          <table:table-cell table:number-columns-repeated="4"/>
          <table:table-cell office:value-type="string" calcext:value-type="string">
            <text:p>Number of adverbs</text:p>
          </table:table-cell>
          <table:table-cell table:number-columns-repeated="1016"/>
        </table:table-row>
        <table:table-row table:style-name="ro63">
          <table:table-cell table:number-columns-repeated="2"/>
          <table:table-cell table:style-name="ce208" office:value-type="string" calcext:value-type="string">
            <text:p>Mean number of syllables (length) in words</text:p>
          </table:table-cell>
          <table:table-cell table:number-columns-repeated="4"/>
          <table:table-cell office:value-type="string" calcext:value-type="string">
            <text:p>Number of pronouns</text:p>
          </table:table-cell>
          <table:table-cell table:number-columns-repeated="1016"/>
        </table:table-row>
        <table:table-row table:style-name="ro63">
          <table:table-cell table:number-columns-repeated="2"/>
          <table:table-cell table:style-name="ce208" office:value-type="string" calcext:value-type="string">
            <text:p>Standard deviation of the mean number of syllables in words</text:p>
          </table:table-cell>
          <table:table-cell table:number-columns-repeated="4"/>
          <table:table-cell office:value-type="string" calcext:value-type="string">
            <text:p>Average number of words per sentence</text:p>
          </table:table-cell>
          <table:table-cell table:number-columns-repeated="1016"/>
        </table:table-row>
        <table:table-row table:style-name="ro63">
          <table:table-cell table:number-columns-repeated="2"/>
          <table:table-cell table:style-name="ce208" office:value-type="string" calcext:value-type="string">
            <text:p>Mean number of letters (length) in words</text:p>
          </table:table-cell>
          <table:table-cell table:number-columns-repeated="4"/>
          <table:table-cell office:value-type="string" calcext:value-type="string">
            <text:p>Average number of sentences per paragraph</text:p>
          </table:table-cell>
          <table:table-cell table:number-columns-repeated="1016"/>
        </table:table-row>
        <table:table-row table:style-name="ro63">
          <table:table-cell table:number-columns-repeated="2"/>
          <table:table-cell table:style-name="ce208" office:value-type="string" calcext:value-type="string">
            <text:p>Standard deviation of the mean number of letter in words</text:p>
          </table:table-cell>
          <table:table-cell table:number-columns-repeated="4"/>
          <table:table-cell office:value-type="string" calcext:value-type="string">
            <text:p>Average number of syllables per word</text:p>
          </table:table-cell>
          <table:table-cell table:number-columns-repeated="1016"/>
        </table:table-row>
        <table:table-row table:style-name="ro63">
          <table:table-cell table:number-columns-repeated="7"/>
          <table:table-cell office:value-type="string" calcext:value-type="string">
            <text:p>Number of personal pronouns</text:p>
          </table:table-cell>
          <table:table-cell table:number-columns-repeated="1016"/>
        </table:table-row>
        <table:table-row table:style-name="ro63">
          <table:table-cell table:number-columns-repeated="1024"/>
        </table:table-row>
        <table:table-row table:style-name="ro63">
          <table:table-cell office:value-type="string" calcext:value-type="string">
            <text:p>Lexikalak</text:p>
          </table:table-cell>
          <table:table-cell table:number-columns-repeated="3"/>
          <table:table-cell office:value-type="string" calcext:value-type="string">
            <text:p>Radical Familiarity</text:p>
          </table:table-cell>
          <table:table-cell office:value-type="string" calcext:value-type="string">
            <text:p>article likelihood estimated from a language model from WSJ</text:p>
          </table:table-cell>
          <table:table-cell office:value-type="string" calcext:value-type="string">
            <text:p>Frequency-class</text:p>
          </table:table-cell>
          <table:table-cell office:value-type="string" calcext:value-type="string">
            <text:p>Type-token ratio</text:p>
          </table:table-cell>
          <table:table-cell office:value-type="string" calcext:value-type="string">
            <text:p>total number of lexical chains per document</text:p>
          </table:table-cell>
          <table:table-cell office:value-type="string" calcext:value-type="string">
            <text:p>the percentage of all unique words</text:p>
          </table:table-cell>
          <table:table-cell office:value-type="string" calcext:value-type="string">
            <text:p>Statistics of lexical frequencies</text:p>
          </table:table-cell>
          <table:table-cell office:value-type="string" calcext:value-type="string">
            <text:p>Type-Token Ratio</text:p>
          </table:table-cell>
          <table:table-cell office:value-type="string" calcext:value-type="string">
            <text:p>SweVoc lemmas fundamental for communication</text:p>
          </table:table-cell>
          <table:table-cell/>
          <table:table-cell office:value-type="string" calcext:value-type="string">
            <text:p>number of morphemes</text:p>
          </table:table-cell>
          <table:table-cell office:value-type="string" calcext:value-type="string">
            <text:p>Lexikalak</text:p>
          </table:table-cell>
          <table:table-cell table:number-columns-repeated="1008"/>
        </table:table-row>
        <table:table-row table:style-name="ro63">
          <table:table-cell table:number-columns-repeated="2"/>
          <table:table-cell table:style-name="ce208" office:value-type="string" calcext:value-type="string">
            <text:p>Type-token ratio</text:p>
          </table:table-cell>
          <table:table-cell/>
          <table:table-cell office:value-type="string" calcext:value-type="string">
            <text:p>Word Length and Pattern</text:p>
          </table:table-cell>
          <table:table-cell office:value-type="string" calcext:value-type="string">
            <text:p>article likelihood according to a unigram language model from NEWS</text:p>
          </table:table-cell>
          <table:table-cell office:value-type="string" calcext:value-type="string">
            <text:p>inverse-lemma-frequency</text:p>
          </table:table-cell>
          <table:table-cell office:value-type="string" calcext:value-type="string">
            <text:p>Pronoun-NP ratio</text:p>
          </table:table-cell>
          <table:table-cell office:value-type="string" calcext:value-type="string">
            <text:p>avg. lexical chain length</text:p>
          </table:table-cell>
          <table:table-cell office:value-type="string" calcext:value-type="string">
            <text:p>the internal distribution of the occurring basic Italian vocabulary words into the usage classification classes of ‘fundamental words’ (very frequent words), ‘high usage words’ (frequent words) and ‘high availability words’ (relatively lower frequency words referring to everyday objects or actions and thus well known to speakers).</text:p>
          </table:table-cell>
          <table:table-cell office:value-type="string" calcext:value-type="string">
            <text:p>Percentage of words not in a reference list</text:p>
          </table:table-cell>
          <table:table-cell office:value-type="string" calcext:value-type="string">
            <text:p>Root Type-Token Ratio</text:p>
          </table:table-cell>
          <table:table-cell office:value-type="string" calcext:value-type="string">
            <text:p>SweVoc lemmas for everyday use</text:p>
          </table:table-cell>
          <table:table-cell/>
          <table:table-cell office:value-type="string" calcext:value-type="string">
            <text:p>composition</text:p>
          </table:table-cell>
          <table:table-cell table:number-columns-repeated="1009"/>
        </table:table-row>
        <table:table-row table:style-name="ro63">
          <table:table-cell table:number-columns-repeated="2"/>
          <table:table-cell table:style-name="ce208" office:value-type="string" calcext:value-type="string">
            <text:p>Type token ratio for all words</text:p>
          </table:table-cell>
          <table:table-cell/>
          <table:table-cell office:value-type="string" calcext:value-type="string">
            <text:p>Word Familiarity</text:p>
          </table:table-cell>
          <table:table-cell/>
          <table:table-cell office:value-type="string" calcext:value-type="string">
            <text:p>num-readings-from-lookup</text:p>
          </table:table-cell>
          <table:table-cell office:value-type="string" calcext:value-type="string">
            <text:p>Out-of-vocabulary words</text:p>
          </table:table-cell>
          <table:table-cell office:value-type="string" calcext:value-type="string">
            <text:p>avg. lexical chain span</text:p>
          </table:table-cell>
          <table:table-cell office:value-type="string" calcext:value-type="string">
            <text:p>Type/Token Ratio</text:p>
          </table:table-cell>
          <table:table-cell office:value-type="string" calcext:value-type="string">
            <text:p>Word length</text:p>
          </table:table-cell>
          <table:table-cell office:value-type="string" calcext:value-type="string">
            <text:p>Corrected Type-Token Ratio</text:p>
          </table:table-cell>
          <table:table-cell office:value-type="string" calcext:value-type="string">
            <text:p>SweVoc other highly frequent lemmas</text:p>
          </table:table-cell>
          <table:table-cell/>
          <table:table-cell office:value-type="string" calcext:value-type="string">
            <text:p>affix frequency on derived words</text:p>
          </table:table-cell>
          <table:table-cell table:number-columns-repeated="1009"/>
        </table:table-row>
        <table:table-row table:style-name="ro63">
          <table:table-cell table:number-columns-repeated="2"/>
          <table:table-cell table:style-name="ce208" office:value-type="string" calcext:value-type="string">
            <text:p>MTLD lexcical diversity measure for all words</text:p>
          </table:table-cell>
          <table:table-cell/>
          <table:table-cell office:value-type="string" calcext:value-type="string">
            <text:p>Common Words in All Grade Levels</text:p>
          </table:table-cell>
          <table:table-cell/>
          <table:table-cell office:value-type="string" calcext:value-type="string">
            <text:p>num-readings-from-parse</text:p>
          </table:table-cell>
          <table:table-cell/>
          <table:table-cell office:value-type="string" calcext:value-type="string">
            <text:p>num. of lex. chains with span ≥ half doc. length</text:p>
          </table:table-cell>
          <table:table-cell/>
          <table:table-cell office:value-type="string" calcext:value-type="string">
            <text:p>N-grams models</text:p>
          </table:table-cell>
          <table:table-cell office:value-type="string" calcext:value-type="string">
            <text:p>Bilogarithmic Type-Token Ratio</text:p>
          </table:table-cell>
          <table:table-cell office:value-type="string" calcext:value-type="string">
            <text:p>Unique, per lemma, SweVoc words in the sentence</text:p>
          </table:table-cell>
          <table:table-cell/>
          <table:table-cell office:value-type="string" calcext:value-type="string">
            <text:p>lexical frequency</text:p>
          </table:table-cell>
          <table:table-cell table:number-columns-repeated="1009"/>
        </table:table-row>
        <table:table-row table:style-name="ro63">
          <table:table-cell table:number-columns-repeated="2"/>
          <table:table-cell office:value-type="string" calcext:value-type="string">
            <text:p>VOC lexical diversity measure for all words</text:p>
          </table:table-cell>
          <table:table-cell table:number-columns-repeated="3"/>
          <table:table-cell office:value-type="string" calcext:value-type="string">
            <text:p>is-abstract-noun</text:p>
          </table:table-cell>
          <table:table-cell/>
          <table:table-cell office:value-type="string" calcext:value-type="string">
            <text:p>num. of active chains per word</text:p>
          </table:table-cell>
          <table:table-cell/>
          <table:table-cell office:value-type="string" calcext:value-type="string">
            <text:p>type-token ratio</text:p>
          </table:table-cell>
          <table:table-cell office:value-type="string" calcext:value-type="string">
            <text:p>Uber Index</text:p>
          </table:table-cell>
          <table:table-cell table:number-columns-repeated="2"/>
          <table:table-cell office:value-type="string" calcext:value-type="string">
            <text:p>orthographic neighbours</text:p>
          </table:table-cell>
          <table:table-cell table:number-columns-repeated="1009"/>
        </table:table-row>
        <table:table-row table:style-name="ro63">
          <table:table-cell table:number-columns-repeated="2"/>
          <table:table-cell office:value-type="string" calcext:value-type="string">
            <text:p>Age of adquisition: Palabras que aparecen antes que otras a la edad temprana(Gilhooly &amp; Logre,1980)</text:p>
          </table:table-cell>
          <table:table-cell table:number-columns-repeated="3"/>
          <table:table-cell office:value-type="string" calcext:value-type="string">
            <text:p>lemma-type-token-ratio</text:p>
          </table:table-cell>
          <table:table-cell/>
          <table:table-cell office:value-type="string" calcext:value-type="string">
            <text:p>num. of active chains per entity</text:p>
          </table:table-cell>
          <table:table-cell/>
          <table:table-cell office:value-type="string" calcext:value-type="string">
            <text:p>Orthographic neighborhood</text:p>
          </table:table-cell>
          <table:table-cell office:value-type="string" calcext:value-type="string">
            <text:p>Measure of Textual Lexical Diversity (McCarthy, 2005)</text:p>
          </table:table-cell>
          <table:table-cell table:number-columns-repeated="2"/>
          <table:table-cell office:value-type="string" calcext:value-type="string">
            <text:p>presence in a list of simple words</text:p>
          </table:table-cell>
          <table:table-cell table:number-columns-repeated="1009"/>
        </table:table-row>
        <table:table-row table:style-name="ro63">
          <table:table-cell table:number-columns-repeated="2"/>
          <table:table-cell office:value-type="string" calcext:value-type="string">
            <text:p>Familiarity(Con que frecuencia aparece en el texto)</text:p>
          </table:table-cell>
          <table:table-cell table:number-columns-repeated="3"/>
          <table:table-cell office:value-type="string" calcext:value-type="string">
            <text:p>wordform-type-token-ratio</text:p>
          </table:table-cell>
          <table:table-cell table:number-columns-repeated="4"/>
          <table:table-cell office:value-type="string" calcext:value-type="string">
            <text:p>Lexical Density</text:p>
          </table:table-cell>
          <table:table-cell table:number-columns-repeated="2"/>
          <table:table-cell office:value-type="string" calcext:value-type="string">
            <text:p>phonological neighbourhood</text:p>
          </table:table-cell>
          <table:table-cell table:number-columns-repeated="1009"/>
        </table:table-row>
        <table:table-row table:style-name="ro63">
          <table:table-cell table:number-columns-repeated="2"/>
          <table:table-cell office:value-type="string" calcext:value-type="string">
            <text:p>Concreteness (Si es abstracta o concreta)</text:p>
          </table:table-cell>
          <table:table-cell table:number-columns-repeated="8"/>
          <table:table-cell office:value-type="string" calcext:value-type="string">
            <text:p>Lexical Word Variation</text:p>
          </table:table-cell>
          <table:table-cell table:number-columns-repeated="2"/>
          <table:table-cell office:value-type="string" calcext:value-type="string">
            <text:p>abstract-concrete and imageability</text:p>
          </table:table-cell>
          <table:table-cell table:number-columns-repeated="1009"/>
        </table:table-row>
        <table:table-row table:style-name="ro63">
          <table:table-cell table:number-columns-repeated="2"/>
          <table:table-cell office:value-type="string" calcext:value-type="string">
            <text:p>Imagability (Si es facil crearse una imagen de la palabra)</text:p>
          </table:table-cell>
          <table:table-cell table:number-columns-repeated="8"/>
          <table:table-cell office:value-type="string" calcext:value-type="string">
            <text:p>Noun Variation</text:p>
          </table:table-cell>
          <table:table-cell table:number-columns-repeated="2"/>
          <table:table-cell office:value-type="string" calcext:value-type="string">
            <text:p>size of the derivational family</text:p>
          </table:table-cell>
          <table:table-cell table:number-columns-repeated="1009"/>
        </table:table-row>
        <table:table-row table:style-name="ro63">
          <table:table-cell table:number-columns-repeated="2"/>
          <table:table-cell office:value-type="string" calcext:value-type="string">
            <text:p>Paivio meaningfullness(ratio de significado basado en las normas de Paivio et al 1968)</text:p>
          </table:table-cell>
          <table:table-cell table:number-columns-repeated="8"/>
          <table:table-cell office:value-type="string" calcext:value-type="string">
            <text:p>Adjective Variation</text:p>
          </table:table-cell>
          <table:table-cell table:number-columns-repeated="1012"/>
        </table:table-row>
        <table:table-row table:style-name="ro63">
          <table:table-cell table:number-columns-repeated="11"/>
          <table:table-cell office:value-type="string" calcext:value-type="string">
            <text:p>Adverb Variation</text:p>
          </table:table-cell>
          <table:table-cell table:number-columns-repeated="1012"/>
        </table:table-row>
        <table:table-row table:style-name="ro63">
          <table:table-cell table:number-columns-repeated="11"/>
          <table:table-cell office:value-type="string" calcext:value-type="string">
            <text:p>Modifier Variation</text:p>
          </table:table-cell>
          <table:table-cell table:number-columns-repeated="1012"/>
        </table:table-row>
        <table:table-row table:style-name="ro63">
          <table:table-cell table:number-columns-repeated="11"/>
          <table:table-cell office:value-type="string" calcext:value-type="string">
            <text:p>Verb Variation</text:p>
          </table:table-cell>
          <table:table-cell table:number-columns-repeated="1012"/>
        </table:table-row>
        <table:table-row table:style-name="ro63">
          <table:table-cell table:number-columns-repeated="11"/>
          <table:table-cell office:value-type="string" calcext:value-type="string">
            <text:p>Squared Verb Variation</text:p>
          </table:table-cell>
          <table:table-cell table:number-columns-repeated="1012"/>
        </table:table-row>
        <table:table-row table:style-name="ro63">
          <table:table-cell table:number-columns-repeated="11"/>
          <table:table-cell office:value-type="string" calcext:value-type="string">
            <text:p>Corrected Verb Variation</text:p>
          </table:table-cell>
          <table:table-cell table:number-columns-repeated="1012"/>
        </table:table-row>
        <table:table-row table:style-name="ro63">
          <table:table-cell table:number-columns-repeated="11"/>
          <table:table-cell office:value-type="string" calcext:value-type="string">
            <text:p>sein to Verb Token Ratio</text:p>
          </table:table-cell>
          <table:table-cell table:number-columns-repeated="1012"/>
        </table:table-row>
        <table:table-row table:style-name="ro63">
          <table:table-cell table:number-columns-repeated="11"/>
          <table:table-cell office:value-type="string" calcext:value-type="string">
            <text:p>haben to Verb Token Ratio</text:p>
          </table:table-cell>
          <table:table-cell table:number-columns-repeated="1012"/>
        </table:table-row>
        <table:table-row table:style-name="ro63">
          <table:table-cell table:number-columns-repeated="11"/>
          <table:table-cell office:value-type="string" calcext:value-type="string">
            <text:p>Avg. Num. Characters per word</text:p>
          </table:table-cell>
          <table:table-cell table:number-columns-repeated="1012"/>
        </table:table-row>
        <table:table-row table:style-name="ro63">
          <table:table-cell table:number-columns-repeated="11"/>
          <table:table-cell office:value-type="string" calcext:value-type="string">
            <text:p>Avg. Num. Syllables per word</text:p>
          </table:table-cell>
          <table:table-cell table:number-columns-repeated="1012"/>
        </table:table-row>
        <table:table-row table:style-name="ro63">
          <table:table-cell table:number-columns-repeated="11"/>
          <table:table-cell office:value-type="string" calcext:value-type="string">
            <text:p>Verb Token Ratio</text:p>
          </table:table-cell>
          <table:table-cell table:number-columns-repeated="1012"/>
        </table:table-row>
        <table:table-row table:style-name="ro63">
          <table:table-cell table:number-columns-repeated="11"/>
          <table:table-cell office:value-type="string" calcext:value-type="string">
            <text:p>Noun Token Ratio</text:p>
          </table:table-cell>
          <table:table-cell table:number-columns-repeated="1012"/>
        </table:table-row>
        <table:table-row table:style-name="ro63">
          <table:table-cell table:number-columns-repeated="11"/>
          <table:table-cell office:value-type="string" calcext:value-type="string">
            <text:p>Verb-Noun Token Ratio</text:p>
          </table:table-cell>
          <table:table-cell table:number-columns-repeated="1012"/>
        </table:table-row>
        <table:table-row table:style-name="ro63">
          <table:table-cell table:number-columns-repeated="1024"/>
        </table:table-row>
        <table:table-row table:style-name="ro63">
          <table:table-cell office:value-type="string" calcext:value-type="string">
            <text:p>Morfologikoak</text:p>
          </table:table-cell>
          <table:table-cell/>
          <table:table-cell office:value-type="string" calcext:value-type="string">
            <text:p>incidence score of nouns</text:p>
          </table:table-cell>
          <table:table-cell/>
          <table:table-cell office:value-type="string" calcext:value-type="string">
            <text:p>the number of word classes involved in a sentence</text:p>
          </table:table-cell>
          <table:table-cell/>
          <table:table-cell office:value-type="string" calcext:value-type="string">
            <text:p>is-deverbal-noun</text:p>
          </table:table-cell>
          <table:table-cell/>
          <table:table-cell office:value-type="string" calcext:value-type="string">
            <text:p>percent of adjectives (tokens) per document</text:p>
          </table:table-cell>
          <table:table-cell table:number-columns-repeated="2"/>
          <table:table-cell office:value-type="string" calcext:value-type="string">
            <text:p>Num. infinitive Vs / Num. Vs</text:p>
          </table:table-cell>
          <table:table-cell/>
          <table:table-cell office:value-type="string" calcext:value-type="string">
            <text:p>structural complexity</text:p>
          </table:table-cell>
          <table:table-cell/>
          <table:table-cell office:value-type="string" calcext:value-type="string">
            <text:p>Morfologikoak</text:p>
          </table:table-cell>
          <table:table-cell table:number-columns-repeated="1008"/>
        </table:table-row>
        <table:table-row table:style-name="ro63">
          <table:table-cell table:number-columns-repeated="2"/>
          <table:table-cell office:value-type="string" calcext:value-type="string">
            <text:p>incidence score of verbs</text:p>
          </table:table-cell>
          <table:table-cell table:number-columns-repeated="3"/>
          <table:table-cell office:value-type="string" calcext:value-type="string">
            <text:p>is-deadjectival-noun</text:p>
          </table:table-cell>
          <table:table-cell/>
          <table:table-cell office:value-type="string" calcext:value-type="string">
            <text:p>percent of unique adjectives (types) per document</text:p>
          </table:table-cell>
          <table:table-cell table:number-columns-repeated="2"/>
          <table:table-cell office:value-type="string" calcext:value-type="string">
            <text:p>Num. participle Vs / Num. Vs</text:p>
            <text:p/>
          </table:table-cell>
          <table:table-cell table:number-columns-repeated="1012"/>
        </table:table-row>
        <table:table-row table:style-name="ro63">
          <table:table-cell table:number-columns-repeated="2"/>
          <table:table-cell office:value-type="string" calcext:value-type="string">
            <text:p>incidence score of adjectives</text:p>
          </table:table-cell>
          <table:table-cell table:number-columns-repeated="3"/>
          <table:table-cell office:value-type="string" calcext:value-type="string">
            <text:p>num-compound-simplicia</text:p>
          </table:table-cell>
          <table:table-cell/>
          <table:table-cell office:value-type="string" calcext:value-type="string">
            <text:p>ratio of unique adjectives per total unique words in a document</text:p>
          </table:table-cell>
          <table:table-cell table:number-columns-repeated="2"/>
          <table:table-cell office:value-type="string" calcext:value-type="string">
            <text:p>Num. imperative Vs / Num. Vs</text:p>
          </table:table-cell>
          <table:table-cell table:number-columns-repeated="1012"/>
        </table:table-row>
        <table:table-row table:style-name="ro63">
          <table:table-cell table:number-columns-repeated="2"/>
          <table:table-cell office:value-type="string" calcext:value-type="string">
            <text:p>incidence score of adverbs</text:p>
          </table:table-cell>
          <table:table-cell table:number-columns-repeated="3"/>
          <table:table-cell office:value-type="string" calcext:value-type="string">
            <text:p>Num-compound-concepts</text:p>
          </table:table-cell>
          <table:table-cell/>
          <table:table-cell office:value-type="string" calcext:value-type="string">
            <text:p>average number of adjectives per sentence</text:p>
          </table:table-cell>
          <table:table-cell table:number-columns-repeated="2"/>
          <table:table-cell office:value-type="string" calcext:value-type="string">
            <text:p>Num. present tense Vs / Num finite Vs</text:p>
          </table:table-cell>
          <table:table-cell table:number-columns-repeated="1012"/>
        </table:table-row>
        <table:table-row table:style-name="ro63">
          <table:table-cell table:number-columns-repeated="2"/>
          <table:table-cell office:value-type="string" calcext:value-type="string">
            <text:p>number of personal pronouns per 1000 words</text:p>
          </table:table-cell>
          <table:table-cell table:number-columns-repeated="3"/>
          <table:table-cell office:value-type="string" calcext:value-type="string">
            <text:p>abbreviation-type-token-ratio</text:p>
          </table:table-cell>
          <table:table-cell/>
          <table:table-cell office:value-type="string" calcext:value-type="string">
            <text:p>average number of unique adjectives per sentence</text:p>
          </table:table-cell>
          <table:table-cell table:number-columns-repeated="2"/>
          <table:table-cell office:value-type="string" calcext:value-type="string">
            <text:p>Num. past tense Vs / Num. finite Vs</text:p>
          </table:table-cell>
          <table:table-cell table:number-columns-repeated="1012"/>
        </table:table-row>
        <table:table-row table:style-name="ro63">
          <table:table-cell table:number-columns-repeated="2"/>
          <table:table-cell office:value-type="string" calcext:value-type="string">
            <text:p>incidence score of pronouns, first person, single form</text:p>
          </table:table-cell>
          <table:table-cell table:number-columns-repeated="3"/>
          <table:table-cell office:value-type="string" calcext:value-type="string">
            <text:p>acronym-type-token-ratio</text:p>
          </table:table-cell>
          <table:table-cell table:number-columns-repeated="4"/>
          <table:table-cell office:value-type="string" calcext:value-type="string">
            <text:p>Num. 1st person Vs / Num. finite Vs</text:p>
          </table:table-cell>
          <table:table-cell table:number-columns-repeated="1012"/>
        </table:table-row>
        <table:table-row table:style-name="ro63">
          <table:table-cell table:number-columns-repeated="2"/>
          <table:table-cell office:value-type="string" calcext:value-type="string">
            <text:p>incidence score of pronouns, first peron, plural form</text:p>
          </table:table-cell>
          <table:table-cell table:number-columns-repeated="3"/>
          <table:table-cell office:value-type="string" calcext:value-type="string">
            <text:p>Word length:num-syllables</text:p>
          </table:table-cell>
          <table:table-cell table:number-columns-repeated="4"/>
          <table:table-cell office:value-type="string" calcext:value-type="string">
            <text:p>Num. 2nd person Vs / Num. finite Vs</text:p>
          </table:table-cell>
          <table:table-cell table:number-columns-repeated="1012"/>
        </table:table-row>
        <table:table-row table:style-name="ro63">
          <table:table-cell table:number-columns-repeated="2"/>
          <table:table-cell office:value-type="string" calcext:value-type="string">
            <text:p>incidence score of pronouns, second person</text:p>
          </table:table-cell>
          <table:table-cell table:number-columns-repeated="3"/>
          <table:table-cell office:value-type="string" calcext:value-type="string">
            <text:p>Word length:num-characters</text:p>
          </table:table-cell>
          <table:table-cell table:number-columns-repeated="4"/>
          <table:table-cell office:value-type="string" calcext:value-type="string">
            <text:p>Num. 3rd person Vs / Num. finite Vs</text:p>
          </table:table-cell>
          <table:table-cell table:number-columns-repeated="1012"/>
        </table:table-row>
        <table:table-row table:style-name="ro63">
          <table:table-cell table:number-columns-repeated="2"/>
          <table:table-cell office:value-type="string" calcext:value-type="string">
            <text:p>incidence score of pronouns, third person, single form</text:p>
          </table:table-cell>
          <table:table-cell table:number-columns-repeated="8"/>
          <table:table-cell office:value-type="string" calcext:value-type="string">
            <text:p>Num. subjunctive Vs / Num. finite Vs</text:p>
          </table:table-cell>
          <table:table-cell table:number-columns-repeated="1012"/>
        </table:table-row>
        <table:table-row table:style-name="ro63">
          <table:table-cell table:number-columns-repeated="2"/>
          <table:table-cell office:value-type="string" calcext:value-type="string">
            <text:p>incidence score of pronouns, third person, plural form</text:p>
          </table:table-cell>
          <table:table-cell table:number-columns-repeated="8"/>
          <table:table-cell office:value-type="string" calcext:value-type="string">
            <text:p>Num. finite Vs / Num. Vs</text:p>
          </table:table-cell>
          <table:table-cell table:number-columns-repeated="1012"/>
        </table:table-row>
        <table:table-row table:style-name="ro63">
          <table:table-cell table:number-columns-repeated="2"/>
          <table:table-cell office:value-type="string" calcext:value-type="string">
            <text:p>average word frequency for content words</text:p>
          </table:table-cell>
          <table:table-cell table:number-columns-repeated="8"/>
          <table:table-cell office:value-type="string" calcext:value-type="string">
            <text:p>Num. modal Vs / Num. Vs</text:p>
          </table:table-cell>
          <table:table-cell table:number-columns-repeated="1012"/>
        </table:table-row>
        <table:table-row table:style-name="ro63">
          <table:table-cell table:number-columns-repeated="2"/>
          <table:table-cell office:value-type="string" calcext:value-type="string">
            <text:p>average word frequency for all words</text:p>
          </table:table-cell>
          <table:table-cell table:number-columns-repeated="8"/>
          <table:table-cell office:value-type="string" calcext:value-type="string">
            <text:p>Num. auxiliary Vs / Num. Vs</text:p>
          </table:table-cell>
          <table:table-cell table:number-columns-repeated="1012"/>
        </table:table-row>
        <table:table-row table:style-name="ro63">
          <table:table-cell table:number-columns-repeated="2"/>
          <table:table-cell office:value-type="string" calcext:value-type="string">
            <text:p>average minimum word frequency in sentences</text:p>
          </table:table-cell>
          <table:table-cell table:number-columns-repeated="8"/>
          <table:table-cell office:value-type="string" calcext:value-type="string">
            <text:p>Num. Vs / Num. S</text:p>
          </table:table-cell>
          <table:table-cell table:number-columns-repeated="1012"/>
        </table:table-row>
        <table:table-row table:style-name="ro63">
          <table:table-cell table:number-columns-repeated="11"/>
          <table:table-cell office:value-type="string" calcext:value-type="string">
            <text:p>Num. accusative Ns / Num. Ns</text:p>
          </table:table-cell>
          <table:table-cell table:number-columns-repeated="1012"/>
        </table:table-row>
        <table:table-row table:style-name="ro63">
          <table:table-cell table:number-columns-repeated="11"/>
          <table:table-cell office:value-type="string" calcext:value-type="string">
            <text:p>Num. dative. Ns / Num. Ns</text:p>
          </table:table-cell>
          <table:table-cell table:number-columns-repeated="1012"/>
        </table:table-row>
        <table:table-row table:style-name="ro63">
          <table:table-cell table:number-columns-repeated="11"/>
          <table:table-cell office:value-type="string" calcext:value-type="string">
            <text:p>Num. genitive Ns / Num. Ns</text:p>
          </table:table-cell>
          <table:table-cell table:number-columns-repeated="1012"/>
        </table:table-row>
        <table:table-row table:style-name="ro63">
          <table:table-cell table:number-columns-repeated="11"/>
          <table:table-cell office:value-type="string" calcext:value-type="string">
            <text:p>Num. nominative Ns / Num. Ns</text:p>
          </table:table-cell>
          <table:table-cell table:number-columns-repeated="1012"/>
        </table:table-row>
        <table:table-row table:style-name="ro63">
          <table:table-cell table:number-columns-repeated="11"/>
          <table:table-cell office:value-type="string" calcext:value-type="string">
            <text:p>Suffix Token Ratio</text:p>
          </table:table-cell>
          <table:table-cell table:number-columns-repeated="1012"/>
        </table:table-row>
        <table:table-row table:style-name="ro63">
          <table:table-cell table:number-columns-repeated="11"/>
          <table:table-cell office:value-type="string" calcext:value-type="string">
            <text:p>Suffix Noun Ratio</text:p>
          </table:table-cell>
          <table:table-cell table:number-columns-repeated="1012"/>
        </table:table-row>
        <table:table-row table:style-name="ro63">
          <table:table-cell table:number-columns-repeated="11"/>
          <table:table-cell office:value-type="string" calcext:value-type="string">
            <text:p>Suffix Derived Noun Ratio</text:p>
          </table:table-cell>
          <table:table-cell table:number-columns-repeated="1012"/>
        </table:table-row>
        <table:table-row table:style-name="ro63">
          <table:table-cell table:number-columns-repeated="11"/>
          <table:table-cell office:value-type="string" calcext:value-type="string">
            <text:p>the ratio of compound nouns to all nouns</text:p>
          </table:table-cell>
          <table:table-cell table:number-columns-repeated="1012"/>
        </table:table-row>
        <table:table-row table:style-name="ro63">
          <table:table-cell table:number-columns-repeated="11"/>
          <table:table-cell office:value-type="string" calcext:value-type="string">
            <text:p>the average number of words in a compound</text:p>
          </table:table-cell>
          <table:table-cell table:number-columns-repeated="1012"/>
        </table:table-row>
        <table:table-row table:style-name="ro63">
          <table:table-cell table:number-columns-repeated="1024"/>
        </table:table-row>
        <table:table-row table:style-name="ro63">
          <table:table-cell office:value-type="string" calcext:value-type="string">
            <text:p>Morfosintaktikoak</text:p>
          </table:table-cell>
          <table:table-cell/>
          <table:table-cell office:value-type="string" calcext:value-type="string">
            <text:p>incidence score of noun phrases</text:p>
          </table:table-cell>
          <table:table-cell/>
          <table:table-cell office:value-type="string" calcext:value-type="string">
            <text:p>Phrase Length</text:p>
          </table:table-cell>
          <table:table-cell table:number-columns-repeated="2"/>
          <table:table-cell office:value-type="string" calcext:value-type="string">
            <text:p>Incidence of NPs</text:p>
          </table:table-cell>
          <table:table-cell/>
          <table:table-cell office:value-type="string" calcext:value-type="string">
            <text:p>Language Model probability of Part-Of-Speech unigrams</text:p>
          </table:table-cell>
          <table:table-cell table:number-columns-repeated="2"/>
          <table:table-cell office:value-type="string" calcext:value-type="string">
            <text:p>Unigram probabilities for the 26 different part-of-speech tag</text:p>
          </table:table-cell>
          <table:table-cell table:number-columns-repeated="2"/>
          <table:table-cell office:value-type="string" calcext:value-type="string">
            <text:p>Morfosintaktikoak</text:p>
          </table:table-cell>
          <table:table-cell table:number-columns-repeated="1008"/>
        </table:table-row>
        <table:table-row table:style-name="ro63">
          <table:table-cell table:number-columns-repeated="2"/>
          <table:table-cell office:value-type="string" calcext:value-type="string">
            <text:p>incidence score of verb phrases</text:p>
          </table:table-cell>
          <table:table-cell table:number-columns-repeated="4"/>
          <table:table-cell office:value-type="string" calcext:value-type="string">
            <text:p>Number of NP modifiers</text:p>
          </table:table-cell>
          <table:table-cell/>
          <table:table-cell office:value-type="string" calcext:value-type="string">
            <text:p>Lexical density</text:p>
          </table:table-cell>
          <table:table-cell table:number-columns-repeated="2"/>
          <table:table-cell office:value-type="string" calcext:value-type="string">
            <text:p>Lexical density</text:p>
          </table:table-cell>
          <table:table-cell table:number-columns-repeated="1011"/>
        </table:table-row>
        <table:table-row table:style-name="ro63">
          <table:table-cell table:number-columns-repeated="2"/>
          <table:table-cell office:value-type="string" calcext:value-type="string">
            <text:p>incidence score of adverbial phrases</text:p>
          </table:table-cell>
          <table:table-cell table:number-columns-repeated="4"/>
          <table:table-cell office:value-type="string" calcext:value-type="string">
            <text:p>Number of words before the main verb</text:p>
          </table:table-cell>
          <table:table-cell/>
          <table:table-cell office:value-type="string" calcext:value-type="string">
            <text:p>Verbal mood</text:p>
          </table:table-cell>
          <table:table-cell table:number-columns-repeated="1014"/>
        </table:table-row>
        <table:table-row table:style-name="ro63">
          <table:table-cell table:number-columns-repeated="2"/>
          <table:table-cell office:value-type="string" calcext:value-type="string">
            <text:p>incidence score of preposition phrases</text:p>
          </table:table-cell>
          <table:table-cell table:number-columns-repeated="1021"/>
        </table:table-row>
        <table:table-row table:style-name="ro63">
          <table:table-cell table:number-columns-repeated="2"/>
          <table:table-cell table:style-name="ce208" office:value-type="string" calcext:value-type="string">
            <text:p>incidence score of agentless passive voice forms</text:p>
          </table:table-cell>
          <table:table-cell table:number-columns-repeated="1021"/>
        </table:table-row>
        <table:table-row table:style-name="ro63">
          <table:table-cell table:number-columns-repeated="2"/>
          <table:table-cell table:style-name="ce208" office:value-type="string" calcext:value-type="string">
            <text:p>incidence score for negation expressions</text:p>
          </table:table-cell>
          <table:table-cell table:number-columns-repeated="1021"/>
        </table:table-row>
        <table:table-row table:style-name="ro63">
          <table:table-cell table:number-columns-repeated="2"/>
          <table:table-cell office:value-type="string" calcext:value-type="string">
            <text:p>incidence score of gerunds</text:p>
          </table:table-cell>
          <table:table-cell table:number-columns-repeated="1021"/>
        </table:table-row>
        <table:table-row table:style-name="ro63">
          <table:table-cell table:number-columns-repeated="2"/>
          <table:table-cell office:value-type="string" calcext:value-type="string">
            <text:p>incidence score of infinitives</text:p>
          </table:table-cell>
          <table:table-cell table:number-columns-repeated="1021"/>
        </table:table-row>
        <table:table-row table:style-name="ro63">
          <table:table-cell table:number-columns-repeated="10"/>
          <table:table-cell office:value-type="string" calcext:value-type="string">
            <text:p>Sentence length</text:p>
          </table:table-cell>
          <table:table-cell table:number-columns-repeated="1013"/>
        </table:table-row>
        <table:table-row table:style-name="ro63">
          <table:table-cell office:value-type="string" calcext:value-type="string">
            <text:p>Sintaktikoak</text:p>
          </table:table-cell>
          <table:table-cell/>
          <table:table-cell office:value-type="string" calcext:value-type="string">
            <text:p>Syntactic Simplicity</text:p>
          </table:table-cell>
          <table:table-cell office:value-type="string" calcext:value-type="string">
            <text:p>average parse tree height</text:p>
          </table:table-cell>
          <table:table-cell office:value-type="string" calcext:value-type="string">
            <text:p>full sentence (sentence having both subject and predicate)</text:p>
          </table:table-cell>
          <table:table-cell office:value-type="string" calcext:value-type="string">
            <text:p>average parse tree height</text:p>
          </table:table-cell>
          <table:table-cell office:value-type="string" calcext:value-type="string">
            <text:p>Num-complement-ambiguities</text:p>
          </table:table-cell>
          <table:table-cell office:value-type="string" calcext:value-type="string">
            <text:p>Number of high level constituents</text:p>
          </table:table-cell>
          <table:table-cell office:value-type="string" calcext:value-type="string">
            <text:p>total number of the phrases per document</text:p>
          </table:table-cell>
          <table:table-cell office:value-type="string" calcext:value-type="string">
            <text:p>Unconditional probability of dependency types</text:p>
          </table:table-cell>
          <table:table-cell office:value-type="string" calcext:value-type="string">
            <text:p>Part of speech ratios</text:p>
          </table:table-cell>
          <table:table-cell office:value-type="string" calcext:value-type="string">
            <text:p>Avg. length of a clause</text:p>
          </table:table-cell>
          <table:table-cell office:value-type="string" calcext:value-type="string">
            <text:p>average dependency distance</text:p>
          </table:table-cell>
          <table:table-cell table:number-columns-repeated="2"/>
          <table:table-cell office:value-type="string" calcext:value-type="string">
            <text:p>Sintaktikoak</text:p>
          </table:table-cell>
          <table:table-cell table:number-columns-repeated="1008"/>
        </table:table-row>
        <table:table-row table:style-name="ro63">
          <table:table-cell table:number-columns-repeated="2"/>
          <table:table-cell table:style-name="ce208" office:value-type="string" calcext:value-type="string">
            <text:p>Words before main verb</text:p>
          </table:table-cell>
          <table:table-cell office:value-type="string" calcext:value-type="string">
            <text:p>average number of noun phrases per sentence</text:p>
          </table:table-cell>
          <table:table-cell/>
          <table:table-cell office:value-type="string" calcext:value-type="string">
            <text:p>average number of noun phrases per sentence</text:p>
          </table:table-cell>
          <table:table-cell office:value-type="string" calcext:value-type="string">
            <text:p>Num-pp-attachment-candidates</text:p>
          </table:table-cell>
          <table:table-cell office:value-type="string" calcext:value-type="string">
            <text:p>Incidence of clauses</text:p>
          </table:table-cell>
          <table:table-cell office:value-type="string" calcext:value-type="string">
            <text:p>average number of phrases per sentence</text:p>
          </table:table-cell>
          <table:table-cell office:value-type="string" calcext:value-type="string">
            <text:p>the depth of the whole parse tree</text:p>
          </table:table-cell>
          <table:table-cell office:value-type="string" calcext:value-type="string">
            <text:p>Verbs</text:p>
          </table:table-cell>
          <table:table-cell office:value-type="string" calcext:value-type="string">
            <text:p>Avg. length of a sentence</text:p>
          </table:table-cell>
          <table:table-cell office:value-type="string" calcext:value-type="string">
            <text:p>average total length of dependency links</text:p>
          </table:table-cell>
          <table:table-cell table:number-columns-repeated="1011"/>
        </table:table-row>
        <table:table-row table:style-name="ro63">
          <table:table-cell table:number-columns-repeated="2"/>
          <table:table-cell table:style-name="ce303" office:value-type="string" calcext:value-type="string">
            <text:p>NP density(number of modifiers per NP)the lovely little girl (3 modifiers)</text:p>
          </table:table-cell>
          <table:table-cell office:value-type="string" calcext:value-type="string">
            <text:p>average number of verb phrases per sentence</text:p>
          </table:table-cell>
          <table:table-cell/>
          <table:table-cell office:value-type="string" calcext:value-type="string">
            <text:p>average number of verb phrases per sentence</text:p>
          </table:table-cell>
          <table:table-cell office:value-type="string" calcext:value-type="string">
            <text:p>Num-dependents-per-verb</text:p>
          </table:table-cell>
          <table:table-cell office:value-type="string" calcext:value-type="string">
            <text:p>Incidence of adverbial phrases</text:p>
          </table:table-cell>
          <table:table-cell office:value-type="string" calcext:value-type="string">
            <text:p>average phrase length measured by number of words and characters respectively</text:p>
          </table:table-cell>
          <table:table-cell office:value-type="string" calcext:value-type="string">
            <text:p>the average depth of embedded complement ‘chains’ governed by a nominal head and including either prepositional complements or nominal and adjectival modifiers</text:p>
          </table:table-cell>
          <table:table-cell/>
          <table:table-cell office:value-type="string" calcext:value-type="string">
            <text:p>Avg. length of a T-unit</text:p>
          </table:table-cell>
          <table:table-cell office:value-type="string" calcext:value-type="string">
            <text:p>ratio of right dependencies to total number of dependencies</text:p>
          </table:table-cell>
          <table:table-cell table:number-columns-repeated="1011"/>
        </table:table-row>
        <table:table-row table:style-name="ro63">
          <table:table-cell table:number-columns-repeated="2"/>
          <table:table-cell office:value-type="string" calcext:value-type="string">
            <text:p>minimum editorial distance score for part of speech tags</text:p>
          </table:table-cell>
          <table:table-cell office:value-type="string" calcext:value-type="string">
            <text:p>average number of subordinate clauses per sentence (SBARs in the Penn Treebank</text:p>
            <text:p>Tagset)</text:p>
          </table:table-cell>
          <table:table-cell/>
          <table:table-cell office:value-type="string" calcext:value-type="string">
            <text:p>average number of subordinate clauses per sentence (SBARs in the Penn Treebank</text:p>
            <text:p>Tagset)</text:p>
          </table:table-cell>
          <table:table-cell office:value-type="string" calcext:value-type="string">
            <text:p>num-dependents-per-np</text:p>
          </table:table-cell>
          <table:table-cell office:value-type="string" calcext:value-type="string">
            <text:p>Incidence of apposition</text:p>
          </table:table-cell>
          <table:table-cell office:value-type="string" calcext:value-type="string">
            <text:p>average number of non-terminal nodes per parse tree</text:p>
          </table:table-cell>
          <table:table-cell office:value-type="string" calcext:value-type="string">
            <text:p><text:s/>the probability distribution of embedded complement ‘chains’ by depth</text:p>
          </table:table-cell>
          <table:table-cell/>
          <table:table-cell office:value-type="string" calcext:value-type="string">
            <text:p>Num. of Clauses per Sentence</text:p>
          </table:table-cell>
          <table:table-cell office:value-type="string" calcext:value-type="string">
            <text:p>average sentence depth</text:p>
          </table:table-cell>
          <table:table-cell table:number-columns-repeated="1011"/>
        </table:table-row>
        <table:table-row table:style-name="ro63">
          <table:table-cell table:number-columns-repeated="2"/>
          <table:table-cell office:value-type="string" calcext:value-type="string">
            <text:p><text:s/>minimum editorial distance score for words</text:p>
          </table:table-cell>
          <table:table-cell table:number-columns-repeated="3"/>
          <table:table-cell office:value-type="string" calcext:value-type="string">
            <text:p>Num-constituents-per-coordination</text:p>
          </table:table-cell>
          <table:table-cell office:value-type="string" calcext:value-type="string">
            <text:p>Incidence of passive voice</text:p>
          </table:table-cell>
          <table:table-cell office:value-type="string" calcext:value-type="string">
            <text:p>average number of non-terminal nodes per word (terminal node).</text:p>
          </table:table-cell>
          <table:table-cell office:value-type="string" calcext:value-type="string">
            <text:p>range from the number of verbal roots with respect to number of all sentence roots occurring in a text to their arity</text:p>
          </table:table-cell>
          <table:table-cell/>
          <table:table-cell office:value-type="string" calcext:value-type="string">
            <text:p>Num. of T-Units per sentence</text:p>
          </table:table-cell>
          <table:table-cell office:value-type="string" calcext:value-type="string">
            <text:p><text:s/>unigram probabilities for the 63 dependency types</text:p>
          </table:table-cell>
          <table:table-cell table:number-columns-repeated="1011"/>
        </table:table-row>
        <table:table-row table:style-name="ro63">
          <table:table-cell table:number-columns-repeated="2"/>
          <table:table-cell office:value-type="string" calcext:value-type="string">
            <text:p>minimun editorial distance score for lemmas</text:p>
          </table:table-cell>
          <table:table-cell table:number-columns-repeated="3"/>
          <table:table-cell office:value-type="string" calcext:value-type="string">
            <text:p>Num-np-words</text:p>
          </table:table-cell>
          <table:table-cell office:value-type="string" calcext:value-type="string">
            <text:p>Incidence of relative clauses</text:p>
          </table:table-cell>
          <table:table-cell/>
          <table:table-cell office:value-type="string" calcext:value-type="string">
            <text:p>measure the distribution of subordinate vs main clauses</text:p>
          </table:table-cell>
          <table:table-cell/>
          <table:table-cell office:value-type="string" calcext:value-type="string">
            <text:p>Num. of Clauses per T-unit</text:p>
          </table:table-cell>
          <table:table-cell office:value-type="string" calcext:value-type="string">
            <text:p><text:s/>ratio of sentences with a verbal root</text:p>
          </table:table-cell>
          <table:table-cell table:number-columns-repeated="1011"/>
        </table:table-row>
        <table:table-row table:style-name="ro63">
          <table:table-cell table:number-columns-repeated="2"/>
          <table:table-cell office:value-type="string" calcext:value-type="string">
            <text:p>Syntactic structure similarity adjacent</text:p>
          </table:table-cell>
          <table:table-cell table:number-columns-repeated="3"/>
          <table:table-cell office:value-type="string" calcext:value-type="string">
            <text:p>Num-ap-words</text:p>
          </table:table-cell>
          <table:table-cell office:value-type="string" calcext:value-type="string">
            <text:p>Incidence of coordination</text:p>
          </table:table-cell>
          <table:table-cell/>
          <table:table-cell office:value-type="string" calcext:value-type="string">
            <text:p><text:s/>the average depth of ‘chains’ of embedded subordinate clauses</text:p>
          </table:table-cell>
          <table:table-cell/>
          <table:table-cell office:value-type="string" calcext:value-type="string">
            <text:p>Num. of Complex-T-Units per T-unit</text:p>
          </table:table-cell>
          <table:table-cell office:value-type="string" calcext:value-type="string">
            <text:p>average arity of verbs</text:p>
          </table:table-cell>
          <table:table-cell table:number-columns-repeated="1011"/>
        </table:table-row>
        <table:table-row table:style-name="ro63">
          <table:table-cell table:number-columns-repeated="2"/>
          <table:table-cell office:value-type="string" calcext:value-type="string">
            <text:p>Syntactic structure similarity all 01</text:p>
          </table:table-cell>
          <table:table-cell table:number-columns-repeated="3"/>
          <table:table-cell office:value-type="string" calcext:value-type="string">
            <text:p>num-sentence-words</text:p>
          </table:table-cell>
          <table:table-cell office:value-type="string" calcext:value-type="string">
            <text:p>Incidence of subordination</text:p>
          </table:table-cell>
          <table:table-cell/>
          <table:table-cell office:value-type="string" calcext:value-type="string">
            <text:p>the probability distribution of embedded subordinate clauses ‘chains’ by depth</text:p>
          </table:table-cell>
          <table:table-cell/>
          <table:table-cell office:value-type="string" calcext:value-type="string">
            <text:p>Dependent Clause to Clause Ratio</text:p>
          </table:table-cell>
          <table:table-cell office:value-type="string" calcext:value-type="string">
            <text:p>ratios of verbs with an arity of 0-7</text:p>
          </table:table-cell>
          <table:table-cell table:number-columns-repeated="1011"/>
        </table:table-row>
        <table:table-row table:style-name="ro63">
          <table:table-cell table:number-columns-repeated="2"/>
          <table:table-cell table:style-name="ce303" office:value-type="string" calcext:value-type="string">
            <text:p>High-level constituents per word (Media de n.º de constituyentes de nivel superior por palabra)</text:p>
          </table:table-cell>
          <table:table-cell table:number-columns-repeated="3"/>
          <table:table-cell office:value-type="string" calcext:value-type="string">
            <text:p>num-sentence-constituents</text:p>
          </table:table-cell>
          <table:table-cell table:number-columns-repeated="2"/>
          <table:table-cell office:value-type="string" calcext:value-type="string">
            <text:p>the words occurring between the syntactic head and the dependent</text:p>
          </table:table-cell>
          <table:table-cell/>
          <table:table-cell office:value-type="string" calcext:value-type="string">
            <text:p>Dependent Clause to T-unit Ratio</text:p>
          </table:table-cell>
          <table:table-cell office:value-type="string" calcext:value-type="string">
            <text:p>ratio of subordinated clauses to total number of clauses</text:p>
          </table:table-cell>
          <table:table-cell table:number-columns-repeated="1011"/>
        </table:table-row>
        <table:table-row table:style-name="ro63">
          <table:table-cell table:number-columns-repeated="2"/>
          <table:table-cell table:style-name="ce303" office:value-type="string" calcext:value-type="string">
            <text:p>The incidence of word classes that signal logical or analytical difficulty(such as:and,or,if-then, conditional and negation)</text:p>
          </table:table-cell>
          <table:table-cell table:number-columns-repeated="3"/>
          <table:table-cell office:value-type="string" calcext:value-type="string">
            <text:p>distance-verb-prefix</text:p>
          </table:table-cell>
          <table:table-cell table:number-columns-repeated="4"/>
          <table:table-cell office:value-type="string" calcext:value-type="string">
            <text:p>Co-ordinate Phrases per Clause</text:p>
          </table:table-cell>
          <table:table-cell office:value-type="string" calcext:value-type="string">
            <text:p>ratio of subordinated clauses occurring after the main clause</text:p>
          </table:table-cell>
          <table:table-cell table:number-columns-repeated="1011"/>
        </table:table-row>
        <table:table-row table:style-name="ro63">
          <table:table-cell table:number-columns-repeated="6"/>
          <table:table-cell office:value-type="string" calcext:value-type="string">
            <text:p>distance-verb-complement</text:p>
          </table:table-cell>
          <table:table-cell table:number-columns-repeated="4"/>
          <table:table-cell office:value-type="string" calcext:value-type="string">
            <text:p>Co-ordinate Phrases per T-unit</text:p>
          </table:table-cell>
          <table:table-cell office:value-type="string" calcext:value-type="string">
            <text:p>average number of tokens per clause</text:p>
          </table:table-cell>
          <table:table-cell table:number-columns-repeated="1011"/>
        </table:table-row>
        <table:table-row table:style-name="ro63">
          <table:table-cell table:number-columns-repeated="6"/>
          <table:table-cell office:value-type="string" calcext:value-type="string">
            <text:p>distance-verb-adjunct</text:p>
          </table:table-cell>
          <table:table-cell table:number-columns-repeated="4"/>
          <table:table-cell office:value-type="string" calcext:value-type="string">
            <text:p>Complex Nominals per Clause</text:p>
          </table:table-cell>
          <table:table-cell office:value-type="string" calcext:value-type="string">
            <text:p>average number of nominal pre-modifiers per sentence</text:p>
          </table:table-cell>
          <table:table-cell table:number-columns-repeated="1011"/>
        </table:table-row>
        <table:table-row table:style-name="ro63">
          <table:table-cell table:number-columns-repeated="6"/>
          <table:table-cell office:value-type="string" calcext:value-type="string">
            <text:p>distance-verb-group-parts</text:p>
          </table:table-cell>
          <table:table-cell table:number-columns-repeated="4"/>
          <table:table-cell office:value-type="string" calcext:value-type="string">
            <text:p>Complex Nominals per T-unit</text:p>
          </table:table-cell>
          <table:table-cell office:value-type="string" calcext:value-type="string">
            <text:p><text:s/>average number of nominal post-modifiers per sentence</text:p>
          </table:table-cell>
          <table:table-cell table:number-columns-repeated="1011"/>
        </table:table-row>
        <table:table-row table:style-name="ro63">
          <table:table-cell table:number-columns-repeated="6"/>
          <table:table-cell office:value-type="string" calcext:value-type="string">
            <text:p>is-passive</text:p>
          </table:table-cell>
          <table:table-cell table:number-columns-repeated="4"/>
          <table:table-cell office:value-type="string" calcext:value-type="string">
            <text:p>Verb phrases per T-unit</text:p>
          </table:table-cell>
          <table:table-cell office:value-type="string" calcext:value-type="string">
            <text:p>average number of prepositional complements per sentence</text:p>
          </table:table-cell>
          <table:table-cell table:number-columns-repeated="1011"/>
        </table:table-row>
        <table:table-row table:style-name="ro63">
          <table:table-cell table:number-columns-repeated="6"/>
          <table:table-cell office:value-type="string" calcext:value-type="string">
            <text:p>clause-embedding-depth</text:p>
          </table:table-cell>
          <table:table-cell table:number-columns-repeated="4"/>
          <table:table-cell office:value-type="string" calcext:value-type="string">
            <text:p>Num. NPs per sentence</text:p>
          </table:table-cell>
          <table:table-cell table:number-columns-repeated="1012"/>
        </table:table-row>
        <table:table-row table:style-name="ro63">
          <table:table-cell table:number-columns-repeated="6"/>
          <table:table-cell office:value-type="string" calcext:value-type="string">
            <text:p>clause-center-embedding-depth</text:p>
          </table:table-cell>
          <table:table-cell table:number-columns-repeated="4"/>
          <table:table-cell office:value-type="string" calcext:value-type="string">
            <text:p>Num. VPs per sentence</text:p>
          </table:table-cell>
          <table:table-cell table:number-columns-repeated="1012"/>
        </table:table-row>
        <table:table-row table:style-name="ro63">
          <table:table-cell table:number-columns-repeated="11"/>
          <table:table-cell office:value-type="string" calcext:value-type="string">
            <text:p>Num. PPs per sentence</text:p>
          </table:table-cell>
          <table:table-cell table:number-columns-repeated="1012"/>
        </table:table-row>
        <table:table-row table:style-name="ro63">
          <table:table-cell table:number-columns-repeated="11"/>
          <table:table-cell office:value-type="string" calcext:value-type="string">
            <text:p>Num. VZs per sentence</text:p>
          </table:table-cell>
          <table:table-cell table:number-columns-repeated="1012"/>
        </table:table-row>
        <table:table-row table:style-name="ro63">
          <table:table-cell table:number-columns-repeated="11"/>
          <table:table-cell office:value-type="string" calcext:value-type="string">
            <text:p>Avg. length of a NP</text:p>
          </table:table-cell>
          <table:table-cell table:number-columns-repeated="1012"/>
        </table:table-row>
        <table:table-row table:style-name="ro63">
          <table:table-cell table:number-columns-repeated="11"/>
          <table:table-cell office:value-type="string" calcext:value-type="string">
            <text:p>Avg. length of a VP</text:p>
          </table:table-cell>
          <table:table-cell table:number-columns-repeated="1012"/>
        </table:table-row>
        <table:table-row table:style-name="ro63">
          <table:table-cell table:number-columns-repeated="11"/>
          <table:table-cell office:value-type="string" calcext:value-type="string">
            <text:p>Avg. length of a PP</text:p>
          </table:table-cell>
          <table:table-cell table:number-columns-repeated="1012"/>
        </table:table-row>
        <table:table-row table:style-name="ro63">
          <table:table-cell table:number-columns-repeated="11"/>
          <table:table-cell office:value-type="string" calcext:value-type="string">
            <text:p>Num. Dependent Clauses per sentence</text:p>
          </table:table-cell>
          <table:table-cell table:number-columns-repeated="1012"/>
        </table:table-row>
        <table:table-row table:style-name="ro63">
          <table:table-cell table:number-columns-repeated="11"/>
          <table:table-cell office:value-type="string" calcext:value-type="string">
            <text:p>Num. Complex-T units per sentence</text:p>
          </table:table-cell>
          <table:table-cell table:number-columns-repeated="1012"/>
        </table:table-row>
        <table:table-row table:style-name="ro63">
          <table:table-cell table:number-columns-repeated="11"/>
          <table:table-cell office:value-type="string" calcext:value-type="string">
            <text:p>Co-ordinate Phrases per sentence</text:p>
          </table:table-cell>
          <table:table-cell table:number-columns-repeated="1012"/>
        </table:table-row>
        <table:table-row table:style-name="ro63">
          <table:table-cell table:number-columns-repeated="11"/>
          <table:table-cell office:value-type="string" calcext:value-type="string">
            <text:p>Avg. parse tree height</text:p>
          </table:table-cell>
          <table:table-cell table:number-columns-repeated="1012"/>
        </table:table-row>
        <table:table-row table:style-name="ro63">
          <table:table-cell table:number-columns-repeated="10"/>
          <table:table-cell office:value-type="string" calcext:value-type="string">
            <text:p>Personnalization level</text:p>
          </table:table-cell>
          <table:table-cell table:number-columns-repeated="1013"/>
        </table:table-row>
        <table:table-row table:style-name="ro63">
          <table:table-cell office:value-type="string" calcext:value-type="string">
            <text:p>Semantikoak</text:p>
          </table:table-cell>
          <table:table-cell/>
          <table:table-cell office:value-type="string" calcext:value-type="string">
            <text:p>Latent Semantic Analysis(Se usa para calcular la similitud entre 2 sentencias o entre un texto entero y una sentencia)</text:p>
          </table:table-cell>
          <table:table-cell table:number-columns-repeated="3"/>
          <table:table-cell office:value-type="string" calcext:value-type="string">
            <text:p>quality of the semantic network</text:p>
          </table:table-cell>
          <table:table-cell table:number-columns-repeated="3"/>
          <table:table-cell office:value-type="string" calcext:value-type="string">
            <text:p>Conceptual density</text:p>
          </table:table-cell>
          <table:table-cell table:number-columns-repeated="2"/>
          <table:table-cell office:value-type="string" calcext:value-type="string">
            <text:p>ambiguity in meaning</text:p>
          </table:table-cell>
          <table:table-cell/>
          <table:table-cell office:value-type="string" calcext:value-type="string">
            <text:p>Semantikoak</text:p>
          </table:table-cell>
          <table:table-cell table:number-columns-repeated="1008"/>
        </table:table-row>
        <table:table-row table:style-name="ro63">
          <table:table-cell table:number-columns-repeated="2"/>
          <table:table-cell table:style-name="ce208" office:value-type="string" calcext:value-type="string">
            <text:p>Polysemy</text:p>
          </table:table-cell>
          <table:table-cell table:number-columns-repeated="3"/>
          <table:table-cell office:value-type="string" calcext:value-type="string">
            <text:p>num-relations-in-cluster</text:p>
          </table:table-cell>
          <table:table-cell table:number-columns-repeated="3"/>
          <table:table-cell office:value-type="string" calcext:value-type="string">
            <text:p>Lexical cohesion</text:p>
          </table:table-cell>
          <table:table-cell table:number-columns-repeated="1013"/>
        </table:table-row>
        <table:table-row table:style-name="ro63">
          <table:table-cell table:number-columns-repeated="2"/>
          <table:table-cell table:style-name="ce208" office:value-type="string" calcext:value-type="string">
            <text:p>Hypernymy</text:p>
          </table:table-cell>
          <table:table-cell table:number-columns-repeated="3"/>
          <table:table-cell office:value-type="string" calcext:value-type="string">
            <text:p>num-concept-nodes-per-sentence</text:p>
          </table:table-cell>
          <table:table-cell table:number-columns-repeated="1017"/>
        </table:table-row>
        <table:table-row table:style-name="ro63">
          <table:table-cell table:number-columns-repeated="6"/>
          <table:table-cell office:value-type="string" calcext:value-type="string">
            <text:p>num-negation</text:p>
          </table:table-cell>
          <table:table-cell table:number-columns-repeated="1017"/>
        </table:table-row>
        <table:table-row table:style-name="ro63">
          <table:table-cell table:number-columns-repeated="6"/>
          <table:table-cell office:value-type="string" calcext:value-type="string">
            <text:p>num-negated-adjectives</text:p>
          </table:table-cell>
          <table:table-cell table:number-columns-repeated="1017"/>
        </table:table-row>
        <table:table-row table:style-name="ro63">
          <table:table-cell table:number-columns-repeated="6"/>
          <table:table-cell office:value-type="string" calcext:value-type="string">
            <text:p>num-negated-concept</text:p>
          </table:table-cell>
          <table:table-cell table:number-columns-repeated="1017"/>
        </table:table-row>
        <table:table-row table:style-name="ro63">
          <table:table-cell table:number-columns-repeated="6"/>
          <table:table-cell office:value-type="string" calcext:value-type="string">
            <text:p>average number of connections between network nodes</text:p>
          </table:table-cell>
          <table:table-cell table:number-columns-repeated="1017"/>
        </table:table-row>
        <table:table-row table:style-name="ro63">
          <table:table-cell table:number-columns-repeated="6"/>
          <table:table-cell office:value-type="string" calcext:value-type="string">
            <text:p>length of the longest path occurring in the semantic network</text:p>
          </table:table-cell>
          <table:table-cell table:number-columns-repeated="1017"/>
        </table:table-row>
        <table:table-row table:style-name="ro63">
          <table:table-cell table:number-columns-repeated="6"/>
          <table:table-cell office:value-type="string" calcext:value-type="string">
            <text:p>the length of the longest path occurring in the semantic network, ignores them, i.e., in the latter case all relations are treated as symmetric.</text:p>
          </table:table-cell>
          <table:table-cell table:number-columns-repeated="1017"/>
        </table:table-row>
        <table:table-row table:style-name="ro63">
          <table:table-cell table:number-columns-repeated="1024"/>
        </table:table-row>
        <table:table-row table:style-name="ro63">
          <table:table-cell office:value-type="string" calcext:value-type="string">
            <text:p>Koherentzia/kohesioa</text:p>
          </table:table-cell>
          <table:table-cell office:value-type="string" calcext:value-type="string">
            <text:p>Referential Cohesion</text:p>
          </table:table-cell>
          <table:table-cell office:value-type="string" calcext:value-type="string">
            <text:p>Co-Reference Cohesion(Cuando un nombre, pronombre o NP se refiere a otro constituyente en el texto)</text:p>
          </table:table-cell>
          <table:table-cell table:number-columns-repeated="2"/>
          <table:table-cell office:value-type="string" calcext:value-type="string">
            <text:p>Prob. of S-S transition</text:p>
          </table:table-cell>
          <table:table-cell table:number-columns-repeated="9"/>
          <table:table-cell office:value-type="string" calcext:value-type="string">
            <text:p>Koherentzia/kohesioa</text:p>
          </table:table-cell>
          <table:table-cell table:number-columns-repeated="1008"/>
        </table:table-row>
        <table:table-row table:style-name="ro63">
          <table:table-cell/>
          <table:table-cell office:value-type="string" calcext:value-type="string">
            <text:p>Deep Cohesion</text:p>
          </table:table-cell>
          <table:table-cell office:value-type="string" calcext:value-type="string">
            <text:p>3 tipos co-reference:</text:p>
          </table:table-cell>
          <table:table-cell table:number-columns-repeated="2"/>
          <table:table-cell office:value-type="string" calcext:value-type="string">
            <text:p>Prob. of S-O transition</text:p>
          </table:table-cell>
          <table:table-cell table:number-columns-repeated="1018"/>
        </table:table-row>
        <table:table-row table:style-name="ro63">
          <table:table-cell/>
          <table:table-cell office:value-type="string" calcext:value-type="string">
            <text:p>Verb Cohesion</text:p>
          </table:table-cell>
          <table:table-cell office:value-type="string" calcext:value-type="string">
            <text:p>-noun overlap:si 2 sentencias comparten el mismo nombre</text:p>
          </table:table-cell>
          <table:table-cell table:number-columns-repeated="2"/>
          <table:table-cell office:value-type="string" calcext:value-type="string">
            <text:p>Prob. of S-X transition</text:p>
          </table:table-cell>
          <table:table-cell table:number-columns-repeated="1018"/>
        </table:table-row>
        <table:table-row table:style-name="ro24">
          <table:table-cell/>
          <table:table-cell office:value-type="string" calcext:value-type="string">
            <text:p>Connectivity</text:p>
          </table:table-cell>
          <table:table-cell office:value-type="string" calcext:value-type="string">
            <text:p>-argument overlap:si 2 sentencias comparten el mismo <text:span text:style-name="T22">(</text:span>lema + POS<text:span text:style-name="T22">)</text:span></text:p>
          </table:table-cell>
          <table:table-cell table:number-columns-repeated="2"/>
          <table:table-cell office:value-type="string" calcext:value-type="string">
            <text:p>Prob. of S-N transition</text:p>
          </table:table-cell>
          <table:table-cell table:number-columns-repeated="1018"/>
        </table:table-row>
        <table:table-row table:style-name="ro63">
          <table:table-cell/>
          <table:table-cell office:value-type="string" calcext:value-type="string">
            <text:p>Temporality</text:p>
          </table:table-cell>
          <table:table-cell office:value-type="string" calcext:value-type="string">
            <text:p>-stem overlap: si 2 sentencias comparten el mismo lema en cualquier POS</text:p>
          </table:table-cell>
          <table:table-cell table:number-columns-repeated="2"/>
          <table:table-cell office:value-type="string" calcext:value-type="string">
            <text:p>Prob. of O-S transition</text:p>
          </table:table-cell>
          <table:table-cell table:number-columns-repeated="1018"/>
        </table:table-row>
        <table:table-row table:style-name="ro63">
          <table:table-cell/>
          <table:table-cell office:value-type="string" calcext:value-type="string">
            <text:p>Noun overlap</text:p>
          </table:table-cell>
          <table:table-cell office:value-type="string" calcext:value-type="string">
            <text:p>Causal cohesion: a ratio of causal particles (P) to causal verbs (V).Utilizando WordNet detectamos los causal verbs y causal particles de lista de conectores. ratio=(nº de conectores/numeros de verbos causales+1)*100</text:p>
          </table:table-cell>
          <table:table-cell table:number-columns-repeated="2"/>
          <table:table-cell office:value-type="string" calcext:value-type="string">
            <text:p>Prob. of O-O transition</text:p>
          </table:table-cell>
          <table:table-cell table:number-columns-repeated="1018"/>
        </table:table-row>
        <table:table-row table:style-name="ro63">
          <table:table-cell/>
          <table:table-cell office:value-type="string" calcext:value-type="string">
            <text:p>Argument overlap</text:p>
          </table:table-cell>
          <table:table-cell office:value-type="string" calcext:value-type="string">
            <text:p>Particular classes of cohesion:</text:p>
          </table:table-cell>
          <table:table-cell table:number-columns-repeated="2"/>
          <table:table-cell office:value-type="string" calcext:value-type="string">
            <text:p>Prob. of O-X transition</text:p>
          </table:table-cell>
          <table:table-cell table:number-columns-repeated="1018"/>
        </table:table-row>
        <table:table-row table:style-name="ro63">
          <table:table-cell/>
          <table:table-cell office:value-type="string" calcext:value-type="string">
            <text:p>Stem overlap</text:p>
          </table:table-cell>
          <table:table-cell office:value-type="string" calcext:value-type="string">
            <text:p>-clarifying connectives:in other words, that is</text:p>
          </table:table-cell>
          <table:table-cell table:number-columns-repeated="2"/>
          <table:table-cell office:value-type="string" calcext:value-type="string">
            <text:p>Prob. of O-N transition</text:p>
          </table:table-cell>
          <table:table-cell table:number-columns-repeated="1018"/>
        </table:table-row>
        <table:table-row table:style-name="ro63">
          <table:table-cell/>
          <table:table-cell office:value-type="string" calcext:value-type="string">
            <text:p>Content word overlap</text:p>
          </table:table-cell>
          <table:table-cell office:value-type="string" calcext:value-type="string">
            <text:p>-additive connectives: also, moreover</text:p>
          </table:table-cell>
          <table:table-cell table:number-columns-repeated="2"/>
          <table:table-cell office:value-type="string" calcext:value-type="string">
            <text:p>Prob. of X-S transition</text:p>
          </table:table-cell>
          <table:table-cell table:number-columns-repeated="1018"/>
        </table:table-row>
        <table:table-row table:style-name="ro63">
          <table:table-cell/>
          <table:table-cell office:value-type="string" calcext:value-type="string">
            <text:p>Anaphor overlap</text:p>
          </table:table-cell>
          <table:table-cell office:value-type="string" calcext:value-type="string">
            <text:p>-temporal connectives: after, before, when</text:p>
          </table:table-cell>
          <table:table-cell table:number-columns-repeated="2"/>
          <table:table-cell office:value-type="string" calcext:value-type="string">
            <text:p>Prob. of X-O transition</text:p>
          </table:table-cell>
          <table:table-cell table:number-columns-repeated="1018"/>
        </table:table-row>
        <table:table-row table:style-name="ro63">
          <table:table-cell/>
          <table:table-cell office:value-type="string" calcext:value-type="string">
            <text:p>incidence of all connectives</text:p>
          </table:table-cell>
          <table:table-cell office:value-type="string" calcext:value-type="string">
            <text:p>-causal connectives: because, so, consenquently</text:p>
          </table:table-cell>
          <table:table-cell table:number-columns-repeated="2"/>
          <table:table-cell office:value-type="string" calcext:value-type="string">
            <text:p>Prob. of X-X transition</text:p>
          </table:table-cell>
          <table:table-cell table:number-columns-repeated="1018"/>
        </table:table-row>
        <table:table-row table:style-name="ro63">
          <table:table-cell/>
          <table:table-cell office:value-type="string" calcext:value-type="string">
            <text:p>incidence score of causal connectives</text:p>
          </table:table-cell>
          <table:table-cell office:value-type="string" calcext:value-type="string">
            <text:p>-adversative additive connectives:however, in constract</text:p>
          </table:table-cell>
          <table:table-cell table:number-columns-repeated="2"/>
          <table:table-cell office:value-type="string" calcext:value-type="string">
            <text:p>Prob. of X-N transition</text:p>
          </table:table-cell>
          <table:table-cell table:number-columns-repeated="1018"/>
        </table:table-row>
        <table:table-row table:style-name="ro63">
          <table:table-cell/>
          <table:table-cell office:value-type="string" calcext:value-type="string">
            <text:p>incidence score of logic connectives</text:p>
          </table:table-cell>
          <table:table-cell office:value-type="string" calcext:value-type="string">
            <text:p>-adversative causal connectives: although</text:p>
          </table:table-cell>
          <table:table-cell table:number-columns-repeated="2"/>
          <table:table-cell office:value-type="string" calcext:value-type="string">
            <text:p>Prob. of N-S transition</text:p>
          </table:table-cell>
          <table:table-cell table:number-columns-repeated="1018"/>
        </table:table-row>
        <table:table-row table:style-name="ro63">
          <table:table-cell/>
          <table:table-cell office:value-type="string" calcext:value-type="string">
            <text:p>incidence score of adversative/contrastive</text:p>
          </table:table-cell>
          <table:table-cell table:number-columns-repeated="3"/>
          <table:table-cell office:value-type="string" calcext:value-type="string">
            <text:p>Prob. of N-O transition</text:p>
          </table:table-cell>
          <table:table-cell table:number-columns-repeated="1018"/>
        </table:table-row>
        <table:table-row table:style-name="ro63">
          <table:table-cell/>
          <table:table-cell office:value-type="string" calcext:value-type="string">
            <text:p>incidence score of temporal connectives</text:p>
          </table:table-cell>
          <table:table-cell table:number-columns-repeated="3"/>
          <table:table-cell office:value-type="string" calcext:value-type="string">
            <text:p>Prob. of N-X transition</text:p>
          </table:table-cell>
          <table:table-cell table:number-columns-repeated="1018"/>
        </table:table-row>
        <table:table-row table:style-name="ro63">
          <table:table-cell/>
          <table:table-cell office:value-type="string" calcext:value-type="string">
            <text:p>incidence score of extended temporal connectives</text:p>
          </table:table-cell>
          <table:table-cell table:number-columns-repeated="3"/>
          <table:table-cell office:value-type="string" calcext:value-type="string">
            <text:p>Prob. of N-N transition</text:p>
          </table:table-cell>
          <table:table-cell table:number-columns-repeated="1018"/>
        </table:table-row>
        <table:table-row table:style-name="ro63">
          <table:table-cell/>
          <table:table-cell office:value-type="string" calcext:value-type="string">
            <text:p>incidence score of additive connectives</text:p>
          </table:table-cell>
          <table:table-cell table:number-columns-repeated="1022"/>
        </table:table-row>
        <table:table-row table:style-name="ro63">
          <table:table-cell/>
          <table:table-cell office:value-type="string" calcext:value-type="string">
            <text:p>incidence score of positive connectives</text:p>
          </table:table-cell>
          <table:table-cell table:number-columns-repeated="1022"/>
        </table:table-row>
        <table:table-row table:style-name="ro63">
          <table:table-cell/>
          <table:table-cell office:value-type="string" calcext:value-type="string">
            <text:p>incidence score of negative connectives</text:p>
          </table:table-cell>
          <table:table-cell table:number-columns-repeated="1022"/>
        </table:table-row>
        <table:table-row table:style-name="ro63">
          <table:table-cell table:number-columns-repeated="1024"/>
        </table:table-row>
        <table:table-row table:style-name="ro63">
          <table:table-cell office:value-type="string" calcext:value-type="string">
            <text:p>Koreferentzia kateenak</text:p>
          </table:table-cell>
          <table:table-cell table:number-columns-repeated="5"/>
          <table:table-cell office:value-type="string" calcext:value-type="string">
            <text:p>num-reference-candidates</text:p>
          </table:table-cell>
          <table:table-cell/>
          <table:table-cell office:value-type="string" calcext:value-type="string">
            <text:p>total number of coreference chains per document</text:p>
          </table:table-cell>
          <table:table-cell table:number-columns-repeated="6"/>
          <table:table-cell office:value-type="string" calcext:value-type="string">
            <text:p>Koreferentzia kateenak</text:p>
          </table:table-cell>
          <table:table-cell table:number-columns-repeated="1008"/>
        </table:table-row>
        <table:table-row table:style-name="ro63">
          <table:table-cell table:number-columns-repeated="6"/>
          <table:table-cell office:value-type="string" calcext:value-type="string">
            <text:p>Distance of Pronoun and Antecedent:reference-distance-in-words</text:p>
          </table:table-cell>
          <table:table-cell/>
          <table:table-cell office:value-type="string" calcext:value-type="string">
            <text:p>avg. num. of coreferences per chain</text:p>
          </table:table-cell>
          <table:table-cell table:number-columns-repeated="1015"/>
        </table:table-row>
        <table:table-row table:style-name="ro63">
          <table:table-cell table:number-columns-repeated="6"/>
          <table:table-cell office:value-type="string" calcext:value-type="string">
            <text:p>Distance of Pronoun and Antecedent:reference-distance-in-sentences</text:p>
          </table:table-cell>
          <table:table-cell/>
          <table:table-cell office:value-type="string" calcext:value-type="string">
            <text:p>avg. chain span</text:p>
          </table:table-cell>
          <table:table-cell table:number-columns-repeated="1015"/>
        </table:table-row>
        <table:table-row table:style-name="ro63">
          <table:table-cell table:number-columns-repeated="8"/>
          <table:table-cell office:value-type="string" calcext:value-type="string">
            <text:p>num. of coref. chains with span ≥ half doc. length</text:p>
          </table:table-cell>
          <table:table-cell table:number-columns-repeated="1015"/>
        </table:table-row>
        <table:table-row table:style-name="ro63">
          <table:table-cell table:number-columns-repeated="8"/>
          <table:table-cell office:value-type="string" calcext:value-type="string">
            <text:p>avg. inference distance per chain</text:p>
          </table:table-cell>
          <table:table-cell table:number-columns-repeated="1015"/>
        </table:table-row>
        <table:table-row table:style-name="ro63">
          <table:table-cell table:number-columns-repeated="8"/>
          <table:table-cell office:value-type="string" calcext:value-type="string">
            <text:p>num. of active coreference chains per word</text:p>
          </table:table-cell>
          <table:table-cell table:number-columns-repeated="1015"/>
        </table:table-row>
        <table:table-row table:style-name="ro63">
          <table:table-cell table:number-columns-repeated="8"/>
          <table:table-cell office:value-type="string" calcext:value-type="string">
            <text:p>num. of active coreference chains per entity</text:p>
          </table:table-cell>
          <table:table-cell table:number-columns-repeated="1015"/>
        </table:table-row>
        <table:table-row table:style-name="ro63">
          <table:table-cell table:number-columns-repeated="1024"/>
        </table:table-row>
        <table:table-row table:style-name="ro63">
          <table:table-cell office:value-type="string" calcext:value-type="string">
            <text:p>Diskurtsoa</text:p>
          </table:table-cell>
          <table:table-cell table:number-columns-repeated="4"/>
          <table:table-cell office:value-type="string" calcext:value-type="string">
            <text:p>log likelihood of an article based on its discourse relations</text:p>
          </table:table-cell>
          <table:table-cell office:value-type="string" calcext:value-type="string">
            <text:p>num-introduced-concepts-per-sentence</text:p>
          </table:table-cell>
          <table:table-cell office:value-type="string" calcext:value-type="string">
            <text:p>Number of “e” (and)</text:p>
          </table:table-cell>
          <table:table-cell table:number-columns-repeated="7"/>
          <table:table-cell office:value-type="string" calcext:value-type="string">
            <text:p>Diskurtsoa</text:p>
          </table:table-cell>
          <table:table-cell table:number-columns-repeated="1008"/>
        </table:table-row>
        <table:table-row table:style-name="ro63">
          <table:table-cell table:number-columns-repeated="5"/>
          <table:table-cell office:value-type="string" calcext:value-type="string">
            <text:p>number of discourse relations the log likelihood combined with the number of relations as features</text:p>
          </table:table-cell>
          <table:table-cell office:value-type="string" calcext:value-type="string">
            <text:p>num-pronouns-without-antecedents</text:p>
          </table:table-cell>
          <table:table-cell office:value-type="string" calcext:value-type="string">
            <text:p>Number of “ou” (or)</text:p>
          </table:table-cell>
          <table:table-cell table:number-columns-repeated="1016"/>
        </table:table-row>
        <table:table-row table:style-name="ro63">
          <table:table-cell table:number-columns-repeated="5"/>
          <table:table-cell office:value-type="string" calcext:value-type="string">
            <text:p>explicit discourse relations</text:p>
          </table:table-cell>
          <table:table-cell/>
          <table:table-cell office:value-type="string" calcext:value-type="string">
            <text:p>Number of “se” (if)</text:p>
          </table:table-cell>
          <table:table-cell table:number-columns-repeated="1016"/>
        </table:table-row>
        <table:table-row table:style-name="ro63">
          <table:table-cell table:number-columns-repeated="5"/>
          <table:table-cell office:value-type="string" calcext:value-type="string">
            <text:p>implicit discourse relations</text:p>
          </table:table-cell>
          <table:table-cell/>
          <table:table-cell office:value-type="string" calcext:value-type="string">
            <text:p>Number of negations</text:p>
          </table:table-cell>
          <table:table-cell table:number-columns-repeated="1016"/>
        </table:table-row>
        <table:table-row table:style-name="ro63">
          <table:table-cell table:number-columns-repeated="7"/>
          <table:table-cell office:value-type="string" calcext:value-type="string">
            <text:p>Number of logic operators</text:p>
          </table:table-cell>
          <table:table-cell table:number-columns-repeated="1016"/>
        </table:table-row>
        <table:table-row table:style-name="ro63">
          <table:table-cell table:number-columns-repeated="7"/>
          <table:table-cell office:value-type="string" calcext:value-type="string">
            <text:p>Number of connectives</text:p>
          </table:table-cell>
          <table:table-cell table:number-columns-repeated="1016"/>
        </table:table-row>
        <table:table-row table:style-name="ro63">
          <table:table-cell table:number-columns-repeated="7"/>
          <table:table-cell office:value-type="string" calcext:value-type="string">
            <text:p>Number of positive additive connectives</text:p>
          </table:table-cell>
          <table:table-cell table:number-columns-repeated="1016"/>
        </table:table-row>
        <table:table-row table:style-name="ro63">
          <table:table-cell table:number-columns-repeated="7"/>
          <table:table-cell office:value-type="string" calcext:value-type="string">
            <text:p>Number of negative additive connectives</text:p>
          </table:table-cell>
          <table:table-cell table:number-columns-repeated="1016"/>
        </table:table-row>
        <table:table-row table:style-name="ro63">
          <table:table-cell table:number-columns-repeated="7"/>
          <table:table-cell office:value-type="string" calcext:value-type="string">
            <text:p>Number of positive temporal connectives</text:p>
          </table:table-cell>
          <table:table-cell table:number-columns-repeated="1016"/>
        </table:table-row>
        <table:table-row table:style-name="ro63">
          <table:table-cell table:number-columns-repeated="7"/>
          <table:table-cell office:value-type="string" calcext:value-type="string">
            <text:p>Number of negative temporal connectives</text:p>
          </table:table-cell>
          <table:table-cell table:number-columns-repeated="1016"/>
        </table:table-row>
        <table:table-row table:style-name="ro63">
          <table:table-cell table:number-columns-repeated="7"/>
          <table:table-cell office:value-type="string" calcext:value-type="string">
            <text:p>Number of positive causal connectives</text:p>
          </table:table-cell>
          <table:table-cell table:number-columns-repeated="1016"/>
        </table:table-row>
        <table:table-row table:style-name="ro63">
          <table:table-cell table:number-columns-repeated="7"/>
          <table:table-cell office:value-type="string" calcext:value-type="string">
            <text:p>Number of negative causal connectives</text:p>
          </table:table-cell>
          <table:table-cell table:number-columns-repeated="1016"/>
        </table:table-row>
        <table:table-row table:style-name="ro63">
          <table:table-cell table:number-columns-repeated="7"/>
          <table:table-cell office:value-type="string" calcext:value-type="string">
            <text:p>Number of positive logic connectives</text:p>
          </table:table-cell>
          <table:table-cell table:number-columns-repeated="1016"/>
        </table:table-row>
        <table:table-row table:style-name="ro63">
          <table:table-cell table:number-columns-repeated="7"/>
          <table:table-cell office:value-type="string" calcext:value-type="string">
            <text:p>Number of negative logic connectives</text:p>
          </table:table-cell>
          <table:table-cell table:number-columns-repeated="1016"/>
        </table:table-row>
        <table:table-row table:style-name="ro63">
          <table:table-cell table:number-columns-repeated="1024"/>
        </table:table-row>
        <table:table-row table:style-name="ro63">
          <table:table-cell office:value-type="string" calcext:value-type="string">
            <text:p>Entitateak</text:p>
          </table:table-cell>
          <table:table-cell table:number-columns-repeated="7"/>
          <table:table-cell office:value-type="string" calcext:value-type="string">
            <text:p>percentage of named entities per document</text:p>
          </table:table-cell>
          <table:table-cell table:number-columns-repeated="6"/>
          <table:table-cell office:value-type="string" calcext:value-type="string">
            <text:p>Entitateak</text:p>
          </table:table-cell>
          <table:table-cell table:number-columns-repeated="1008"/>
        </table:table-row>
        <table:table-row table:style-name="ro63">
          <table:table-cell table:number-columns-repeated="8"/>
          <table:table-cell office:value-type="string" calcext:value-type="string">
            <text:p>percentage of named entities per sentences</text:p>
          </table:table-cell>
          <table:table-cell table:number-columns-repeated="1015"/>
        </table:table-row>
        <table:table-row table:style-name="ro63">
          <table:table-cell table:number-columns-repeated="8"/>
          <table:table-cell office:value-type="string" calcext:value-type="string">
            <text:p>percentage of overlapping nouns removed</text:p>
          </table:table-cell>
          <table:table-cell table:number-columns-repeated="1015"/>
        </table:table-row>
        <table:table-row table:style-name="ro63">
          <table:table-cell table:number-columns-repeated="8"/>
          <table:table-cell office:value-type="string" calcext:value-type="string">
            <text:p>average number of remaining nouns per sentence</text:p>
          </table:table-cell>
          <table:table-cell table:number-columns-repeated="1015"/>
        </table:table-row>
        <table:table-row table:style-name="ro63">
          <table:table-cell table:number-columns-repeated="8"/>
          <table:table-cell office:value-type="string" calcext:value-type="string">
            <text:p>percentage of named entities in total entities</text:p>
          </table:table-cell>
          <table:table-cell table:number-columns-repeated="1015"/>
        </table:table-row>
        <table:table-row table:style-name="ro63">
          <table:table-cell table:number-columns-repeated="8"/>
          <table:table-cell office:value-type="string" calcext:value-type="string">
            <text:p>percentage of remaining nouns in total entities</text:p>
          </table:table-cell>
          <table:table-cell table:number-columns-repeated="1015"/>
        </table:table-row>
        <table:table-row table:style-name="ro63">
          <table:table-cell table:number-columns-repeated="1024"/>
        </table:table-row>
        <table:table-row table:style-name="ro63">
          <table:table-cell office:value-type="string" calcext:value-type="string">
            <text:p>Hizkuntza modeloenak</text:p>
          </table:table-cell>
          <table:table-cell table:number-columns-repeated="6"/>
          <table:table-cell office:value-type="string" calcext:value-type="string">
            <text:p>LM probability of unigrams</text:p>
          </table:table-cell>
          <table:table-cell office:value-type="string" calcext:value-type="string">
            <text:p>word-token-only sequence (i.e., the original text)</text:p>
          </table:table-cell>
          <table:table-cell table:number-columns-repeated="2"/>
          <table:table-cell office:value-type="string" calcext:value-type="string">
            <text:p>bag-of-words classifier with our language modeling dataset and employed Information Gain for feature selection.</text:p>
          </table:table-cell>
          <table:table-cell table:number-columns-repeated="3"/>
          <table:table-cell office:value-type="string" calcext:value-type="string">
            <text:p>Hizkuntza modeloenak</text:p>
          </table:table-cell>
          <table:table-cell table:number-columns-repeated="1008"/>
        </table:table-row>
        <table:table-row table:style-name="ro63">
          <table:table-cell table:number-columns-repeated="7"/>
          <table:table-cell office:value-type="string" calcext:value-type="string">
            <text:p>LM perplexity of unigrams</text:p>
          </table:table-cell>
          <table:table-cell office:value-type="string" calcext:value-type="string">
            <text:p>POS-only sequence</text:p>
          </table:table-cell>
          <table:table-cell table:number-columns-repeated="1015"/>
        </table:table-row>
        <table:table-row table:style-name="ro63">
          <table:table-cell table:number-columns-repeated="7"/>
          <table:table-cell office:value-type="string" calcext:value-type="string">
            <text:p>LM perplexity of unigrams, without line break</text:p>
          </table:table-cell>
          <table:table-cell office:value-type="string" calcext:value-type="string">
            <text:p>paired word-POS sequence</text:p>
          </table:table-cell>
          <table:table-cell table:number-columns-repeated="1015"/>
        </table:table-row>
        <table:table-row table:style-name="ro63">
          <table:table-cell table:number-columns-repeated="7"/>
          <table:table-cell office:value-type="string" calcext:value-type="string">
            <text:p>LM probability of bigrams</text:p>
          </table:table-cell>
          <table:table-cell table:number-columns-repeated="1016"/>
        </table:table-row>
        <table:table-row table:style-name="ro63">
          <table:table-cell table:number-columns-repeated="7"/>
          <table:table-cell office:value-type="string" calcext:value-type="string">
            <text:p>LM perplexity of bigrams</text:p>
          </table:table-cell>
          <table:table-cell table:number-columns-repeated="1016"/>
        </table:table-row>
        <table:table-row table:style-name="ro63">
          <table:table-cell table:number-columns-repeated="7"/>
          <table:table-cell office:value-type="string" calcext:value-type="string">
            <text:p>LM perplexity of bigrams, without line brea</text:p>
          </table:table-cell>
          <table:table-cell table:number-columns-repeated="1016"/>
        </table:table-row>
        <table:table-row table:style-name="ro63">
          <table:table-cell table:number-columns-repeated="7"/>
          <table:table-cell office:value-type="string" calcext:value-type="string">
            <text:p>LM probability of trigrams</text:p>
          </table:table-cell>
          <table:table-cell table:number-columns-repeated="1016"/>
        </table:table-row>
        <table:table-row table:style-name="ro63">
          <table:table-cell table:number-columns-repeated="7"/>
          <table:table-cell office:value-type="string" calcext:value-type="string">
            <text:p>LM perplexity of trigrams</text:p>
          </table:table-cell>
          <table:table-cell table:number-columns-repeated="1016"/>
        </table:table-row>
        <table:table-row table:style-name="ro63">
          <table:table-cell table:number-columns-repeated="7"/>
          <table:table-cell office:value-type="string" calcext:value-type="string">
            <text:p>LM perplexity of trigrams, without line break</text:p>
          </table:table-cell>
          <table:table-cell table:number-columns-repeated="1016"/>
        </table:table-row>
        <table:table-row table:style-name="ro63">
          <table:table-cell table:number-columns-repeated="1024"/>
        </table:table-row>
        <table:table-row table:style-name="ro63">
          <table:table-cell office:value-type="string" calcext:value-type="string">
            <text:p>Bestelakoak</text:p>
          </table:table-cell>
          <table:table-cell table:number-columns-repeated="3"/>
          <table:table-cell office:value-type="string" calcext:value-type="string">
            <text:p>Effect of Idioms</text:p>
          </table:table-cell>
          <table:table-cell table:number-columns-repeated="3"/>
          <table:table-cell office:value-type="string" calcext:value-type="string">
            <text:p>6 out-of-vocabulary features described in Schwarm and Ostendorf (2005)</text:p>
          </table:table-cell>
          <table:table-cell table:number-columns-repeated="6"/>
          <table:table-cell office:value-type="string" calcext:value-type="string">
            <text:p>Bestelakoak</text:p>
          </table:table-cell>
          <table:table-cell table:number-columns-repeated="1008"/>
        </table:table-row>
        <table:table-row table:style-name="ro63">
          <table:table-cell table:number-columns-repeated="8"/>
          <table:table-cell office:value-type="string" calcext:value-type="string">
            <text:p>12 perplexity features implemented by Schwarm and Ostendorf (2005)</text:p>
          </table:table-cell>
          <table:table-cell table:number-columns-repeated="1015"/>
        </table:table-row>
        <table:table-row table:style-name="ro63">
          <table:table-cell table:number-columns-repeated="8"/>
          <table:table-cell office:value-type="string" calcext:value-type="string">
            <text:p>Entity Grid Features</text:p>
          </table:table-cell>
          <table:table-cell table:number-columns-repeated="1015"/>
        </table:table-row>
        <table:table-row table:style-name="ro63">
          <table:table-cell table:number-columns-repeated="10"/>
          <table:table-cell office:value-type="string" calcext:value-type="string">
            <text:p>Multi-word expressions (MWE)</text:p>
          </table:table-cell>
          <table:table-cell table:number-columns-repeated="1013"/>
        </table:table-row>
        <table:table-row table:style-name="ro63">
          <table:table-cell office:value-type="string" calcext:value-type="string">
            <text:p>Hizkuntzaren eta testu tipoaren ezaugarrienak</text:p>
          </table:table-cell>
          <table:table-cell/>
          <table:table-cell office:value-type="string" calcext:value-type="string">
            <text:p>Narrativity</text:p>
          </table:table-cell>
          <table:table-cell/>
          <table:table-cell office:value-type="string" calcext:value-type="string">
            <text:p>Number of Strokes</text:p>
          </table:table-cell>
          <table:table-cell table:number-columns-repeated="5"/>
          <table:table-cell office:value-type="string" calcext:value-type="string">
            <text:p>Type of text</text:p>
          </table:table-cell>
          <table:table-cell table:number-columns-repeated="4"/>
          <table:table-cell office:value-type="string" calcext:value-type="string">
            <text:p>Hizkuntzaren eta testu tipoaren ezaugarrienak</text:p>
          </table:table-cell>
          <table:table-cell table:number-columns-repeated="1008"/>
        </table:table-row>
        <table:table-row table:style-name="ro63">
          <table:table-cell table:number-columns-repeated="4"/>
          <table:table-cell office:value-type="string" calcext:value-type="string">
            <text:p>Geometry Complexity</text:p>
          </table:table-cell>
          <table:table-cell table:number-columns-repeated="1019"/>
        </table:table-row>
        <table:table-row table:style-name="ro63">
          <table:table-cell table:number-columns-repeated="4"/>
          <table:table-cell office:value-type="string" calcext:value-type="string">
            <text:p>Character Familiarity</text:p>
          </table:table-cell>
          <table:table-cell table:number-columns-repeated="1019"/>
        </table:table-row>
        <table:table-row table:style-name="ro63">
          <table:table-cell table:number-columns-repeated="4"/>
          <table:table-cell office:value-type="string" calcext:value-type="string">
            <text:p>Character Grade</text:p>
          </table:table-cell>
          <table:table-cell table:number-columns-repeated="1019"/>
        </table:table-row>
        <table:table-row table:style-name="ro63">
          <table:table-cell table:number-columns-repeated="4"/>
          <table:table-cell office:value-type="string" calcext:value-type="string">
            <text:p>Common Characters in All Grade LevelsCommon Characters in All Grade Levels</text:p>
          </table:table-cell>
          <table:table-cell table:number-columns-repeated="1019"/>
        </table:table-row>
        <table:table-row table:style-name="ro63">
          <table:table-cell table:number-columns-repeated="1024"/>
        </table:table-row>
        <table:table-row table:style-name="ro63">
          <table:table-cell office:value-type="string" calcext:value-type="string">
            <text:p>Anbiguotasuna</text:p>
          </table:table-cell>
          <table:table-cell table:number-columns-repeated="6"/>
          <table:table-cell office:value-type="string" calcext:value-type="string">
            <text:p>Verb ambiguity ratio</text:p>
          </table:table-cell>
          <table:table-cell table:number-columns-repeated="7"/>
          <table:table-cell office:value-type="string" calcext:value-type="string">
            <text:p>Anbiguotasuna</text:p>
          </table:table-cell>
          <table:table-cell table:number-columns-repeated="1008"/>
        </table:table-row>
        <table:table-row table:style-name="ro63">
          <table:table-cell table:number-columns-repeated="7"/>
          <table:table-cell office:value-type="string" calcext:value-type="string">
            <text:p>Noun ambiguity ratio</text:p>
          </table:table-cell>
          <table:table-cell table:number-columns-repeated="1016"/>
        </table:table-row>
        <table:table-row table:style-name="ro63">
          <table:table-cell table:number-columns-repeated="7"/>
          <table:table-cell office:value-type="string" calcext:value-type="string">
            <text:p>Adverb ambiguity ratio</text:p>
          </table:table-cell>
          <table:table-cell table:number-columns-repeated="1016"/>
        </table:table-row>
        <table:table-row table:style-name="ro63">
          <table:table-cell table:number-columns-repeated="7"/>
          <table:table-cell office:value-type="string" calcext:value-type="string">
            <text:p>Adjective ambiguity ratio</text:p>
          </table:table-cell>
          <table:table-cell table:number-columns-repeated="1016"/>
        </table:table-row>
        <table:table-row table:style-name="ro63">
          <table:table-cell table:number-columns-repeated="1024"/>
        </table:table-row>
        <table:table-row table:style-name="ro63">
          <table:table-cell office:value-type="string" calcext:value-type="string">
            <text:p>Situation Model</text:p>
          </table:table-cell>
          <table:table-cell/>
          <table:table-cell office:value-type="string" calcext:value-type="string">
            <text:p>incidence score of causal verbs</text:p>
          </table:table-cell>
          <table:table-cell table:number-columns-repeated="12"/>
          <table:table-cell office:value-type="string" calcext:value-type="string">
            <text:p>Situation Model</text:p>
          </table:table-cell>
          <table:table-cell table:number-columns-repeated="1008"/>
        </table:table-row>
        <table:table-row table:style-name="ro63">
          <table:table-cell table:number-columns-repeated="2"/>
          <table:table-cell office:value-type="string" calcext:value-type="string">
            <text:p>incidence of causal verbs and causal particles in text</text:p>
          </table:table-cell>
          <table:table-cell table:number-columns-repeated="1021"/>
        </table:table-row>
        <table:table-row table:style-name="ro63">
          <table:table-cell table:number-columns-repeated="2"/>
          <table:table-cell office:value-type="string" calcext:value-type="string">
            <text:p>incidence of intentional actions, events, and particles (per thousand words)</text:p>
          </table:table-cell>
          <table:table-cell table:number-columns-repeated="1021"/>
        </table:table-row>
        <table:table-row table:style-name="ro63">
          <table:table-cell table:number-columns-repeated="2"/>
          <table:table-cell office:value-type="string" calcext:value-type="string">
            <text:p>Causal cohesion: a ratio of causal particles (P) to causal verbs (V).</text:p>
          </table:table-cell>
          <table:table-cell table:number-columns-repeated="1021"/>
        </table:table-row>
        <table:table-row table:style-name="ro63">
          <table:table-cell table:number-columns-repeated="2"/>
          <table:table-cell office:value-type="string" calcext:value-type="string">
            <text:p>ratio of intentional particles to intentional actions/events</text:p>
          </table:table-cell>
          <table:table-cell table:number-columns-repeated="1021"/>
        </table:table-row>
        <table:table-row table:style-name="ro63">
          <table:table-cell table:number-columns-repeated="2"/>
          <table:table-cell office:value-type="string" calcext:value-type="string">
            <text:p>LSA overlap between verbs</text:p>
          </table:table-cell>
          <table:table-cell table:number-columns-repeated="1021"/>
        </table:table-row>
        <table:table-row table:style-name="ro63">
          <table:table-cell table:number-columns-repeated="2"/>
          <table:table-cell office:value-type="string" calcext:value-type="string">
            <text:p>WordNet overlap between verbs</text:p>
          </table:table-cell>
          <table:table-cell table:number-columns-repeated="1021"/>
        </table:table-row>
        <table:table-row table:style-name="ro63">
          <table:table-cell table:number-columns-repeated="2"/>
          <table:table-cell office:value-type="string" calcext:value-type="string">
            <text:p>repetition score for tense and aspect</text:p>
          </table:table-cell>
          <table:table-cell table:number-columns-repeated="1021"/>
        </table:table-row>
        <table:table-row table:style-name="ro63">
          <table:table-cell table:number-columns-repeated="1024"/>
        </table:table-row>
        <table:table-row table:style-name="ro63">
          <table:table-cell office:value-type="string" calcext:value-type="string">
            <text:p>psikolinguistikakoak</text:p>
          </table:table-cell>
          <table:table-cell table:number-columns-repeated="14"/>
          <table:table-cell office:value-type="string" calcext:value-type="string">
            <text:p>psikolinguistikakoak</text:p>
          </table:table-cell>
          <table:table-cell table:number-columns-repeated="1008"/>
        </table:table-row>
        <table:table-row table:style-name="ro63" table:number-rows-repeated="1048378">
          <table:table-cell table:number-columns-repeated="1024"/>
        </table:table-row>
        <table:table-row table:style-name="ro63">
          <table:table-cell table:number-columns-repeated="1024"/>
        </table:table-row>
      </table:table>
      <table:table table:name="Corpus" table:style-name="ta2">
        <table:table-column table:style-name="co46" table:default-cell-style-name="ce146"/>
        <table:table-column table:style-name="co47" table:default-cell-style-name="ce146"/>
        <table:table-column table:style-name="co17" table:default-cell-style-name="ce146"/>
        <table:table-column table:style-name="co48" table:default-cell-style-name="ce146"/>
        <table:table-column table:style-name="co17" table:number-columns-repeated="2" table:default-cell-style-name="ce146"/>
        <table:table-column table:style-name="co49" table:default-cell-style-name="ce146"/>
        <table:table-column table:style-name="co50" table:default-cell-style-name="ce146"/>
        <table:table-column table:style-name="co23" table:number-columns-repeated="1016" table:default-cell-style-name="ce146"/>
        <table:table-row table:style-name="ro63">
          <table:table-cell office:value-type="string" calcext:value-type="string">
            <text:p>Dataset</text:p>
          </table:table-cell>
          <table:table-cell office:value-type="string" calcext:value-type="string">
            <text:p>Sources</text:p>
          </table:table-cell>
          <table:table-cell office:value-type="string" calcext:value-type="string">
            <text:p>Languages</text:p>
          </table:table-cell>
          <table:table-cell office:value-type="string" calcext:value-type="string">
            <text:p>Types</text:p>
          </table:table-cell>
          <table:table-cell office:value-type="string" calcext:value-type="string">
            <text:p>Size</text:p>
          </table:table-cell>
          <table:table-cell office:value-type="string" calcext:value-type="string">
            <text:p>Target Levels</text:p>
          </table:table-cell>
          <table:table-cell table:number-columns-repeated="1018"/>
        </table:table-row>
        <table:table-row table:style-name="ro63">
          <table:table-cell office:value-type="string" calcext:value-type="string">
            <text:p>Vikipedia</text:p>
          </table:table-cell>
          <table:table-cell office:value-type="string" calcext:value-type="string">
            <text:p>http://www.vikidia.org/</text:p>
          </table:table-cell>
          <table:table-cell office:value-type="string" calcext:value-type="string">
            <text:p>En, Es, Eu</text:p>
          </table:table-cell>
          <table:table-cell office:value-type="string" calcext:value-type="string">
            <text:p>Documents</text:p>
          </table:table-cell>
          <table:table-cell office:value-type="float" office:value="12790" calcext:value-type="float">
            <text:p>12790</text:p>
          </table:table-cell>
          <table:table-cell office:value-type="float" office:value="2" calcext:value-type="float">
            <text:p>2</text:p>
          </table:table-cell>
          <table:table-cell office:value-type="string" calcext:value-type="string">
            <text:p>two-level (simple or complex)</text:p>
          </table:table-cell>
          <table:table-cell office:value-type="string" calcext:value-type="string">
            <text:p>1767 documents in English, 4184 in Spanish and 448 in Basque for both simple and complex level.</text:p>
          </table:table-cell>
          <table:table-cell table:number-columns-repeated="1016"/>
        </table:table-row>
        <table:table-row table:style-name="ro63">
          <table:table-cell office:value-type="string" calcext:value-type="string">
            <text:p>Ikasbil</text:p>
          </table:table-cell>
          <table:table-cell office:value-type="string" calcext:value-type="string">
            <text:p>Ikasbil.eus</text:p>
          </table:table-cell>
          <table:table-cell office:value-type="string" calcext:value-type="string">
            <text:p>Eu</text:p>
          </table:table-cell>
          <table:table-cell office:value-type="string" calcext:value-type="string">
            <text:p>Documents</text:p>
          </table:table-cell>
          <table:table-cell office:value-type="float" office:value="3000" calcext:value-type="float">
            <text:p>3000</text:p>
          </table:table-cell>
          <table:table-cell office:value-type="float" office:value="3" calcext:value-type="float">
            <text:p>3</text:p>
          </table:table-cell>
          <table:table-cell office:value-type="string" calcext:value-type="string">
            <text:p>3 maila HABE</text:p>
          </table:table-cell>
          <table:table-cell table:style-name="ce141" office:value-type="string" calcext:value-type="string">
            <text:p>jipbekok@siuc03.si.ehu.es/sc01a7/sisx09/sx09a2/users/jirikasi/corpora/CorpusZuzena/habe/source</text:p>
          </table:table-cell>
          <table:table-cell table:number-columns-repeated="1016"/>
        </table:table-row>
        <table:table-row table:style-name="ro63">
          <table:table-cell table:number-columns-repeated="7"/>
          <table:table-cell office:value-type="string" calcext:value-type="string">
            <text:p>1mailan 394 daude</text:p>
          </table:table-cell>
          <table:table-cell table:number-columns-repeated="1016"/>
        </table:table-row>
        <table:table-row table:style-name="ro63">
          <table:table-cell table:number-columns-repeated="7"/>
          <table:table-cell office:value-type="string" calcext:value-type="string">
            <text:p>3mailan 636 daude</text:p>
          </table:table-cell>
          <table:table-cell table:number-columns-repeated="1016"/>
        </table:table-row>
        <table:table-row table:style-name="ro63">
          <table:table-cell table:number-columns-repeated="7"/>
          <table:table-cell office:value-type="string" calcext:value-type="string">
            <text:p>2maila 2120 daude</text:p>
          </table:table-cell>
          <table:table-cell table:number-columns-repeated="1016"/>
        </table:table-row>
        <table:table-row table:style-name="ro64">
          <table:table-cell table:number-columns-repeated="3"/>
          <table:table-cell office:value-type="string" calcext:value-type="string">
            <text:p>Documents</text:p>
          </table:table-cell>
          <table:table-cell/>
          <table:table-cell office:value-type="float" office:value="2" calcext:value-type="float">
            <text:p>2</text:p>
          </table:table-cell>
          <table:table-cell office:value-type="string" calcext:value-type="string">
            <text:p>two-level (simple or complex)</text:p>
          </table:table-cell>
          <table:table-cell table:style-name="ce141" office:value-type="string" calcext:value-type="string">
            <text:p>Konplexuak: /ixadata/users/igonzalez010/CORPUSAK/elhuyarAldizkariaCorpus eta sinpleak:/ixadata/users/igonzalez010/CORPUSAK/zernolaCorpusa</text:p>
          </table:table-cell>
          <table:table-cell table:number-columns-repeated="1016"/>
        </table:table-row>
        <table:table-row table:style-name="ro63">
          <table:table-cell table:number-columns-repeated="3"/>
          <table:table-cell office:value-type="string" calcext:value-type="string">
            <text:p>Corpus Paraleloak</text:p>
          </table:table-cell>
          <table:table-cell table:number-columns-repeated="3"/>
          <table:table-cell table:style-name="ce141" office:value-type="string" calcext:value-type="string">
            <text:p>/ixadata/users/igonzalez010/CORPUSAK/erregeEtxeaCorpusa</text:p>
          </table:table-cell>
          <table:table-cell table:number-columns-repeated="1016"/>
        </table:table-row>
        <table:table-row table:style-name="ro63">
          <table:table-cell table:number-columns-repeated="1024"/>
        </table:table-row>
        <table:table-row table:style-name="ro63">
          <table:table-cell table:number-columns-repeated="3"/>
          <table:table-cell table:style-name="ce141" office:value-type="string" calcext:value-type="string">
            <text:p>esltreebank.org</text:p>
          </table:table-cell>
          <table:table-cell table:number-columns-repeated="3"/>
          <table:table-cell table:style-name="ce141" office:value-type="string" calcext:value-type="string">
            <text:p>the first publicly available syntactic treebank for English as a Second Language (ESL):https://arxiv.org/abs/1605.04278</text:p>
          </table:table-cell>
          <table:table-cell table:number-columns-repeated="1016"/>
        </table:table-row>
        <table:table-row table:style-name="ro63" table:number-rows-repeated="2">
          <table:table-cell table:number-columns-repeated="1024"/>
        </table:table-row>
        <table:table-row table:style-name="ro64">
          <table:table-cell table:number-columns-repeated="3"/>
          <table:table-cell office:value-type="string" calcext:value-type="string">
            <text:p>Ion Madrazo/Documents</text:p>
          </table:table-cell>
          <table:table-cell/>
          <table:table-cell office:value-type="float" office:value="5" calcext:value-type="float">
            <text:p>5</text:p>
          </table:table-cell>
          <table:table-cell office:value-type="string" calcext:value-type="string">
            <text:p>5 maila <text:s text:c="2"/>HABE</text:p>
          </table:table-cell>
          <table:table-cell table:style-name="ce141" office:value-type="string" calcext:value-type="string">
            <text:p>Hemen testuak analizatuta (Errexailek behar duen formatuan):/sc07a3/users/jmadrazo003/master/readability/prozesua/guztia</text:p>
          </table:table-cell>
          <table:table-cell table:number-columns-repeated="1016"/>
        </table:table-row>
        <table:table-row table:style-name="ro63">
          <table:table-cell table:number-columns-repeated="7"/>
          <table:table-cell office:value-type="string" calcext:value-type="string">
            <text:p>Eta hauek izango dira berak aukeratu zituenak:/sc07a3/users/jmadrazo003/master/readability/prozesua/aukeratua</text:p>
          </table:table-cell>
          <table:table-cell table:number-columns-repeated="1016"/>
        </table:table-row>
        <table:table-row table:style-name="ro63">
          <table:table-cell table:number-columns-repeated="7"/>
          <table:table-cell table:style-name="ce141" office:value-type="string" calcext:value-type="string">
            <text:p>Corpusa txt direktorio honetan:/sc07a3/users/jmadrazo003/master/corpus</text:p>
          </table:table-cell>
          <table:table-cell table:number-columns-repeated="1016"/>
        </table:table-row>
        <table:table-row table:style-name="ro63">
          <table:table-cell table:number-columns-repeated="7"/>
          <table:table-cell table:style-name="ce141" office:value-type="string" calcext:value-type="string">
            <text:p>430-[siuc05 corpus]% find | grep B2 | wc -l</text:p>
          </table:table-cell>
          <table:table-cell table:number-columns-repeated="1016"/>
        </table:table-row>
        <table:table-row table:style-name="ro63">
          <table:table-cell table:number-columns-repeated="7"/>
          <table:table-cell table:style-name="ce141" office:value-type="float" office:value="2497" calcext:value-type="float">
            <text:p>2497</text:p>
          </table:table-cell>
          <table:table-cell table:number-columns-repeated="1016"/>
        </table:table-row>
        <table:table-row table:style-name="ro63">
          <table:table-cell table:number-columns-repeated="7"/>
          <table:table-cell table:style-name="ce141" office:value-type="string" calcext:value-type="string">
            <text:p>431-[siuc05 corpus]% find | grep B1 | wc -l</text:p>
          </table:table-cell>
          <table:table-cell table:number-columns-repeated="1016"/>
        </table:table-row>
        <table:table-row table:style-name="ro63">
          <table:table-cell table:number-columns-repeated="7"/>
          <table:table-cell table:style-name="ce141" office:value-type="float" office:value="481" calcext:value-type="float">
            <text:p>481</text:p>
          </table:table-cell>
          <table:table-cell table:number-columns-repeated="1016"/>
        </table:table-row>
        <table:table-row table:style-name="ro63">
          <table:table-cell table:number-columns-repeated="7"/>
          <table:table-cell table:style-name="ce141" office:value-type="string" calcext:value-type="string">
            <text:p>432-[siuc05 corpus]% find | grep C1 | wc -l</text:p>
          </table:table-cell>
          <table:table-cell table:number-columns-repeated="1016"/>
        </table:table-row>
        <table:table-row table:style-name="ro63">
          <table:table-cell office:value-type="string" calcext:value-type="string">
            <text:p>Txikipedia</text:p>
          </table:table-cell>
          <table:table-cell office:value-type="string" calcext:value-type="string">
            <text:p>https://eu.wikipedia.org/wiki/Txikipedia:Azala</text:p>
          </table:table-cell>
          <table:table-cell table:number-columns-repeated="5"/>
          <table:table-cell table:style-name="ce141" office:value-type="float" office:value="748" calcext:value-type="float">
            <text:p>748</text:p>
          </table:table-cell>
          <table:table-cell table:number-columns-repeated="1016"/>
        </table:table-row>
        <table:table-row table:style-name="ro63">
          <table:table-cell table:number-columns-repeated="7"/>
          <table:table-cell table:style-name="ce141" office:value-type="string" calcext:value-type="string">
            <text:p>433-[siuc05 corpus]% find | grep C2 | wc -l</text:p>
          </table:table-cell>
          <table:table-cell table:number-columns-repeated="1016"/>
        </table:table-row>
        <table:table-row table:style-name="ro63">
          <table:table-cell table:number-columns-repeated="7"/>
          <table:table-cell table:style-name="ce141" office:value-type="float" office:value="39" calcext:value-type="float">
            <text:p>39</text:p>
          </table:table-cell>
          <table:table-cell table:number-columns-repeated="1016"/>
        </table:table-row>
        <table:table-row table:style-name="ro63">
          <table:table-cell table:number-columns-repeated="7"/>
          <table:table-cell table:style-name="ce141" office:value-type="string" calcext:value-type="string">
            <text:p>434-[siuc05 corpus]% find | grep A2 | wc -l</text:p>
          </table:table-cell>
          <table:table-cell table:number-columns-repeated="1016"/>
        </table:table-row>
        <table:table-row table:style-name="ro63">
          <table:table-cell table:number-columns-repeated="7"/>
          <table:table-cell table:style-name="ce141" office:value-type="float" office:value="24" calcext:value-type="float">
            <text:p>24</text:p>
          </table:table-cell>
          <table:table-cell table:number-columns-repeated="1016"/>
        </table:table-row>
        <table:table-row table:style-name="ro63">
          <table:table-cell table:number-columns-repeated="7"/>
          <table:table-cell table:style-name="ce141" office:value-type="string" calcext:value-type="string">
            <text:p>435-[siuc05 corpus]% find | grep A1 | wc -l</text:p>
          </table:table-cell>
          <table:table-cell table:number-columns-repeated="1016"/>
        </table:table-row>
        <table:table-row table:style-name="ro63">
          <table:table-cell table:number-columns-repeated="7"/>
          <table:table-cell table:style-name="ce141" office:value-type="float" office:value="1" calcext:value-type="float">
            <text:p>1</text:p>
          </table:table-cell>
          <table:table-cell table:number-columns-repeated="1016"/>
        </table:table-row>
        <table:table-row table:style-name="ro63" table:number-rows-repeated="3">
          <table:table-cell table:number-columns-repeated="1024"/>
        </table:table-row>
        <table:table-row table:style-name="ro63">
          <table:table-cell office:value-type="string" calcext:value-type="string">
            <text:p>Corpusak bilatzen zorte txarra ari naiz izaten, baina begiratu hau,</text:p>
            <text:p>ingelesezko 3000 edo 5000 hitz erabilienak dagokien CEFR mailarekin!</text:p>
            <text:p/>
            <text:p>https://www.oxfordlearnersdictionaries.com/wordlists/oxford3000-5000</text:p>
            <text:p/>
            <text:p>PDFez jaitsi daiteke. Eta hemen info gehiago:</text:p>
            <text:p>https://www.oxfordlearnersdictionaries.com/about/wordlists/oxford3000-5000</text:p>
          </table:table-cell>
          <table:table-cell table:number-columns-repeated="1023"/>
        </table:table-row>
        <table:table-row table:style-name="ro63" table:number-rows-repeated="4">
          <table:table-cell table:number-columns-repeated="1024"/>
        </table:table-row>
        <table:table-row table:style-name="ro63">
          <table:table-cell table:style-name="ce155" office:value-type="string" calcext:value-type="string">
            <text:p>Fairy tales Corpus</text:p>
          </table:table-cell>
          <table:table-cell office:value-type="string" calcext:value-type="string">
            <text:p><text:a xlink:href="http://www.gutenberg.org/" xlink:type="simple">http://www.gutenberg.org</text:a></text:p>
          </table:table-cell>
          <table:table-cell table:number-columns-repeated="1022"/>
        </table:table-row>
        <table:table-row table:style-name="ro63">
          <table:table-cell/>
          <table:table-cell table:style-name="ce155" table:number-columns-repeated="2"/>
          <table:table-cell table:number-columns-repeated="1021"/>
        </table:table-row>
        <table:table-row table:style-name="ro63">
          <table:table-cell table:number-columns-repeated="1024"/>
        </table:table-row>
        <table:table-row table:style-name="ro65">
          <table:table-cell office:value-type="string" calcext:value-type="string">
            <text:p>WordNet</text:p>
          </table:table-cell>
          <table:table-cell table:style-name="ce155" office:value-type="string" calcext:value-type="string">
            <text:p>http://wordnetweb.princeton.edu/perl/webwn</text:p>
          </table:table-cell>
          <table:table-cell table:number-columns-repeated="1022"/>
        </table:table-row>
        <table:table-row table:style-name="ro66">
          <table:table-cell table:style-name="ce155" office:value-type="string" calcext:value-type="string">
            <text:p>The Inter-Lingual-Index (ILI) was created to provide anefficient mapping across the autonomous WordNets. Via this index, languages areinterconnected so that it is possible to go from the words in one language to theequivalent words in any other language listed.</text:p>
          </table:table-cell>
          <table:table-cell/>
          <table:table-cell table:style-name="ce155" office:value-type="string" calcext:value-type="string">
            <text:p>http://projects.illc.uva.nl/EuroWordNet/</text:p>
          </table:table-cell>
          <table:table-cell table:number-columns-repeated="1021"/>
        </table:table-row>
        <table:table-row table:style-name="ro63">
          <table:table-cell office:value-type="string" calcext:value-type="string">
            <text:p>Open Multilingual WordNet [9] (OMW)8—a product ofthe</text:p>
            <text:p>Global WordNet Association9— provides access to open WordNets</text:p>
            <text:p>in over 150languages, all linked to the English WordNet.</text:p>
            <text:p>which is a suite of Python libraries and software for symbolic and</text:p>
            <text:p>statistical NLP, and we have used it to substitute words</text:p>
            <text:p>(the lemmas, exactly) withsemantically related concepts or</text:p>
            <text:p>with its equivalents in other languages</text:p>
          </table:table-cell>
          <table:table-cell office:value-type="string" calcext:value-type="string">
            <text:p><text:a xlink:href="http://globalwordnet.org/" xlink:type="simple">http://globalwordnet.org/</text:a></text:p>
          </table:table-cell>
          <table:table-cell office:value-type="string" calcext:value-type="string">
            <text:p><text:a xlink:href="http://compling.hss.ntu.edu.sg/omw" xlink:type="simple">http://compling.hss.ntu.edu.sg/omw</text:a></text:p>
          </table:table-cell>
          <table:table-cell table:style-name="ce155"/>
          <table:table-cell table:number-columns-repeated="1020"/>
        </table:table-row>
        <table:table-row table:style-name="ro67">
          <table:table-cell table:style-name="ce155" office:value-type="string" calcext:value-type="string">
            <text:p>ImageNet10[13] is a large-scale image database arranged according to the hierarchy inWordNet. By means of that, we have been able to create texts with imagessimilar to texts with pictograms.</text:p>
          </table:table-cell>
          <table:table-cell office:value-type="string" calcext:value-type="string">
            <text:p><text:a xlink:href="http://www.image-net.org/" xlink:type="simple">http://www.image-net.org</text:a></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British Council</text:p>
          </table:table-cell>
          <table:table-cell office:value-type="string" calcext:value-type="string">
            <text:p><text:a xlink:href="https://learnenglishteens.britishcouncil.org/content" xlink:type="simple">https://learnenglishteens.britishcouncil.org/content</text:a></text:p>
          </table:table-cell>
          <table:table-cell table:number-columns-repeated="1022"/>
        </table:table-row>
        <table:table-row table:style-name="ro63">
          <table:table-cell office:value-type="string" calcext:value-type="string">
            <text:p>Text simplification data sets</text:p>
          </table:table-cell>
          <table:table-cell office:value-type="string" calcext:value-type="string">
            <text:p><text:a xlink:href="http://www.cs.pomona.edu/~dkauchak/simplification/" xlink:type="simple">http://www.cs.pomona.edu/~dkauchak/simplification/</text:a></text:p>
          </table:table-cell>
          <table:table-cell table:number-columns-repeated="1022"/>
        </table:table-row>
        <table:table-row table:style-name="ro63">
          <table:table-cell office:value-type="string" calcext:value-type="string">
            <text:p>vikidia 8-13 (genero)</text:p>
          </table:table-cell>
          <table:table-cell office:value-type="string" calcext:value-type="string">
            <text:p><text:a xlink:href="https://en.vikidia.org/wiki/Main_Page" xlink:type="simple">https://en.vikidia.org/wiki/Main_Page</text:a></text:p>
          </table:table-cell>
          <table:table-cell table:number-columns-repeated="1022"/>
        </table:table-row>
        <table:table-row table:style-name="ro63">
          <table:table-cell office:value-type="string" calcext:value-type="string">
            <text:p>wikipedia</text:p>
          </table:table-cell>
          <table:table-cell table:number-columns-repeated="1023"/>
        </table:table-row>
        <table:table-row table:style-name="ro63">
          <table:table-cell office:value-type="string" calcext:value-type="string">
            <text:p>English-Corpora.org (kepa.bengoetxea@gmail.com/123123123)</text:p>
          </table:table-cell>
          <table:table-cell office:value-type="string" calcext:value-type="string">
            <text:p><text:a xlink:href="https://www.english-corpora.org/history.asp" xlink:type="simple">https://www.english-corpora.org/history.asp</text:a></text:p>
          </table:table-cell>
          <table:table-cell table:number-columns-repeated="1022"/>
        </table:table-row>
        <table:table-row table:style-name="ro63">
          <table:table-cell table:number-columns-repeated="1024"/>
        </table:table-row>
        <table:table-row table:style-name="ro65">
          <table:table-cell table:style-name="ce304" office:value-type="string" calcext:value-type="string">
            <text:p>Cambridge English Exams dataset</text:p>
          </table:table-cell>
          <table:table-cell table:style-name="ce155" office:value-type="string" calcext:value-type="string">
            <text:p> https://www.cl.cam.ac.uk/~mx223/cedata.html</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https://www.cervantes.es/lengua_y_ensenanza/tecnologia_espanol/caes.htm</text:p>
          </table:table-cell>
          <table:table-cell table:number-columns-repeated="1023"/>
        </table:table-row>
        <table:table-row table:style-name="ro63">
          <table:table-cell office:value-type="string" calcext:value-type="string">
            <text:p>Eta, ingelesezkoak... ba readabilityko lan bakoitzak berea erabiltzen du!</text:p>
          </table:table-cell>
          <table:table-cell table:number-columns-repeated="1023"/>
        </table:table-row>
        <table:table-row table:style-name="ro63">
          <table:table-cell office:value-type="string" calcext:value-type="string">
            <text:p>Orri hauetan corpus dezente daude: <text:s text:c="2"/></text:p>
          </table:table-cell>
          <table:table-cell table:number-columns-repeated="1023"/>
        </table:table-row>
        <table:table-row table:style-name="ro63">
          <table:table-cell office:value-type="string" calcext:value-type="string">
            <text:p>https://uclouvain.be/en/research-institutes/ilc/cecl/learner-corpora-around-the-world.html#Learner_corpus-based_datasets</text:p>
          </table:table-cell>
          <table:table-cell table:number-columns-repeated="1023"/>
        </table:table-row>
        <table:table-row table:style-name="ro63">
          <table:table-cell office:value-type="string" calcext:value-type="string">
            <text:p>https://cqpweb.lancs.ac.uk/</text:p>
          </table:table-cell>
          <table:table-cell table:number-columns-repeated="1023"/>
        </table:table-row>
        <table:table-row table:style-name="ro63" table:number-rows-repeated="1048517">
          <table:table-cell table:number-columns-repeated="1024"/>
        </table:table-row>
        <table:table-row table:style-name="ro63">
          <table:table-cell table:number-columns-repeated="1024"/>
        </table:table-row>
      </table:table>
      <table:table table:name="Sistemas" table:style-name="ta2">
        <table:table-column table:style-name="co51" table:default-cell-style-name="ce146"/>
        <table:table-column table:style-name="co17" table:default-cell-style-name="ce146"/>
        <table:table-column table:style-name="co52" table:default-cell-style-name="ce146"/>
        <table:table-column table:style-name="co53" table:default-cell-style-name="ce146"/>
        <table:table-column table:style-name="co23" table:number-columns-repeated="1020" table:default-cell-style-name="ce146"/>
        <table:table-row table:style-name="ro63">
          <table:table-cell office:value-type="string" calcext:value-type="string">
            <text:p>Sistemas base</text:p>
          </table:table-cell>
          <table:table-cell office:value-type="string" calcext:value-type="string">
            <text:p>Idioma</text:p>
          </table:table-cell>
          <table:table-cell office:value-type="string" calcext:value-type="string">
            <text:p>Ref</text:p>
          </table:table-cell>
          <table:table-cell table:number-columns-repeated="1021"/>
        </table:table-row>
        <table:table-row table:style-name="ro1">
          <table:table-cell table:number-columns-repeated="2"/>
          <table:table-cell office:value-type="string" calcext:value-type="string">
            <text:p>https://www.korpus.cz/calc/</text:p>
          </table:table-cell>
          <table:table-cell table:number-columns-repeated="1021"/>
        </table:table-row>
        <table:table-row table:style-name="ro63">
          <table:table-cell office:value-type="string" calcext:value-type="string">
            <text:p>Flesh</text:p>
          </table:table-cell>
          <table:table-cell office:value-type="string" calcext:value-type="string">
            <text:p>EU,ES,EN</text:p>
          </table:table-cell>
          <table:table-cell office:value-type="string" calcext:value-type="string">
            <text:p>Rudolph Flesch. A new readability yardstick. Journal of Applied Psychology,1948</text:p>
          </table:table-cell>
          <table:table-cell table:number-columns-repeated="1021"/>
        </table:table-row>
        <table:table-row table:style-name="ro63">
          <table:table-cell office:value-type="string" calcext:value-type="string">
            <text:p>Dale-Chall</text:p>
          </table:table-cell>
          <table:table-cell office:value-type="string" calcext:value-type="string">
            <text:p>EU,ES,EN</text:p>
          </table:table-cell>
          <table:table-cell office:value-type="string" calcext:value-type="string">
            <text:p>Chall J Dale E. A formula for predicting readability. 1948.</text:p>
          </table:table-cell>
          <table:table-cell table:number-columns-repeated="1021"/>
        </table:table-row>
        <table:table-row table:style-name="ro63">
          <table:table-cell office:value-type="string" calcext:value-type="string">
            <text:p>Smog</text:p>
          </table:table-cell>
          <table:table-cell office:value-type="string" calcext:value-type="string">
            <text:p>EU,ES,EN</text:p>
          </table:table-cell>
          <table:table-cell office:value-type="string" calcext:value-type="string">
            <text:p>G Harry Mc Laughlin. Smog grading-a new readability formula, 1969</text:p>
          </table:table-cell>
          <table:table-cell table:number-columns-repeated="1021"/>
        </table:table-row>
        <table:table-row table:style-name="ro63">
          <table:table-cell office:value-type="string" calcext:value-type="string">
            <text:p>Clereq et al,. System</text:p>
          </table:table-cell>
          <table:table-cell office:value-type="string" calcext:value-type="string">
            <text:p>EN , DUTCH</text:p>
          </table:table-cell>
          <table:table-cell office:value-type="string" calcext:value-type="string">
            <text:p>Orphée De Clercq and Veronique Hoste,2016</text:p>
          </table:table-cell>
          <table:table-cell table:number-columns-repeated="1021"/>
        </table:table-row>
        <table:table-row table:style-name="ro63">
          <table:table-cell office:value-type="string" calcext:value-type="string">
            <text:p>Lexile</text:p>
          </table:table-cell>
          <table:table-cell office:value-type="string" calcext:value-type="string">
            <text:p>US EN</text:p>
          </table:table-cell>
          <table:table-cell office:value-type="string" calcext:value-type="string">
            <text:p><text:span text:style-name="T1">Who are our publisher partners. lexile.</text:span>https://www.lexile.com/<text:span text:style-name="T1">about-lexile/how-to-get-lexile-measures/text-measure/publishers/about-lexile/how-to-get-lexile-measures/text-measure/publishers/</text:span></text:p>
          </table:table-cell>
          <table:table-cell table:number-columns-repeated="1021"/>
        </table:table-row>
        <table:table-row table:style-name="ro63">
          <table:table-cell office:value-type="string" calcext:value-type="string">
            <text:p>ARC</text:p>
          </table:table-cell>
          <table:table-cell office:value-type="string" calcext:value-type="string">
            <text:p>US EN</text:p>
          </table:table-cell>
          <table:table-cell table:number-columns-repeated="1022"/>
        </table:table-row>
        <table:table-row table:style-name="ro63">
          <table:table-cell office:value-type="string" calcext:value-type="string">
            <text:p>ErreXail</text:p>
          </table:table-cell>
          <table:table-cell office:value-type="string" calcext:value-type="string">
            <text:p>EU</text:p>
          </table:table-cell>
          <table:table-cell office:value-type="string" calcext:value-type="string">
            <text:p>Itziar Gonzalez</text:p>
          </table:table-cell>
          <table:table-cell table:number-columns-repeated="1021"/>
        </table:table-row>
        <table:table-row table:style-name="ro63">
          <table:table-cell office:value-type="string" calcext:value-type="string">
            <text:p>MultiRead</text:p>
          </table:table-cell>
          <table:table-cell office:value-type="string" calcext:value-type="string">
            <text:p>EU,ES,EN</text:p>
          </table:table-cell>
          <table:table-cell office:value-type="string" calcext:value-type="string">
            <text:p>Ion Madrazo (no disponible)</text:p>
          </table:table-cell>
          <table:table-cell table:number-columns-repeated="1021"/>
        </table:table-row>
        <table:table-row table:style-name="ro63">
          <table:table-cell office:value-type="string" calcext:value-type="string">
            <text:p>Coh-metrix</text:p>
          </table:table-cell>
          <table:table-cell table:number-columns-repeated="1023"/>
        </table:table-row>
        <table:table-row table:style-name="ro63">
          <table:table-cell office:value-type="string" calcext:value-type="string">
            <text:p>Dylan TextTool- ReadIt</text:p>
          </table:table-cell>
          <table:table-cell office:value-type="string" calcext:value-type="string">
            <text:p>IT,EN</text:p>
          </table:table-cell>
          <table:table-cell office:value-type="string" calcext:value-type="string">
            <text:p><text:a xlink:href="http://www.ilc.cnr.it/dylanlab/apps/texttools/" xlink:type="simple">http://www.ilc.cnr.it/dylanlab/apps/texttools/</text:a></text:p>
          </table:table-cell>
          <table:table-cell table:number-columns-repeated="1021"/>
        </table:table-row>
        <table:table-row table:style-name="ro64">
          <table:table-cell table:style-name="ce305" office:value-type="string" calcext:value-type="string">
            <text:p>L2 Syntactical Complexity Analyzer (L2SCA): https://aihaiyang.com</text:p>
          </table:table-cell>
          <table:table-cell office:value-type="string" calcext:value-type="string">
            <text:p>EN</text:p>
          </table:table-cell>
          <table:table-cell table:style-name="ce306" office:value-type="string" calcext:value-type="string">
            <text:p><text:span text:style-name="T23">developed by </text:span>Xiaofei Lu<text:span text:style-name="T23"> at the </text:span>Pennsylvania State University<text:span text:style-name="T23">,</text:span></text:p>
          </table:table-cell>
          <table:table-cell table:number-columns-repeated="1021"/>
        </table:table-row>
        <table:table-row table:style-name="ro63">
          <table:table-cell table:number-columns-repeated="1024"/>
        </table:table-row>
        <table:table-row table:style-name="ro63">
          <table:table-cell office:value-type="string" calcext:value-type="string">
            <text:p>Linguistic Inquiry and Word Count software(LIWC; Pennebaker, Booth, &amp; Francis, 2007)</text:p>
          </table:table-cell>
          <table:table-cell/>
          <table:table-cell office:value-type="string" calcext:value-type="string">
            <text:p>http://www.liwc.net/liwcespanol/liwcdescription.php</text:p>
          </table:table-cell>
          <table:table-cell table:number-columns-repeated="1021"/>
        </table:table-row>
        <table:table-row table:style-name="ro63" table:number-rows-repeated="2">
          <table:table-cell table:number-columns-repeated="1024"/>
        </table:table-row>
        <table:table-row table:style-name="ro68">
          <table:table-cell office:value-type="string" calcext:value-type="string">
            <text:p>Tools:</text:p>
          </table:table-cell>
          <table:table-cell table:style-name="ce155" office:value-type="string" calcext:value-type="string">
            <text:p>We strongly aim at the reusability of our proposals and, hence, all the resourcesand tools used in our work (corpora, databases and tools) are freely available. More-over, we provide the code we have created4under theCreative Commonslicence,international version (4.0) and NonCommercial attribution (CC 4.0 BY-NC).</text:p>
          </table:table-cell>
          <table:table-cell table:style-name="ce155" office:value-type="string" calcext:value-type="string">
            <text:p>https://github.com/dss2016eu/codefest/tree/master/nlplac</text:p>
          </table:table-cell>
          <table:table-cell table:number-columns-repeated="1021"/>
        </table:table-row>
        <table:table-row table:style-name="ro63">
          <table:table-cell office:value-type="string" calcext:value-type="string">
            <text:p>We also</text:p>
            <text:p>used the statistics library Common-Math (Andersen et al.,</text:p>
            <text:p>2011)</text:p>
          </table:table-cell>
          <table:table-cell table:number-columns-repeated="1023"/>
        </table:table-row>
        <table:table-row table:style-name="ro67">
          <table:table-cell office:value-type="string" calcext:value-type="string">
            <text:p>Parser for Basque</text:p>
          </table:table-cell>
          <table:table-cell table:style-name="ce155" office:value-type="string" calcext:value-type="string">
            <text:p>http://ixa2.si.ehu.es/ixa-pipes</text:p>
          </table:table-cell>
          <table:table-cell table:number-columns-repeated="1022"/>
        </table:table-row>
        <table:table-row table:style-name="ro67">
          <table:table-cell office:value-type="string" calcext:value-type="string">
            <text:p>Parser for Spanish, Portuguese:Freeling (Atserias et al., 2006) for most of our</text:p>
            <text:p>NLP needs.</text:p>
          </table:table-cell>
          <table:table-cell table:style-name="ce155" office:value-type="string" calcext:value-type="string">
            <text:p>http://nlp.lsi.upc.edu/freeling/node/1</text:p>
          </table:table-cell>
          <table:table-cell office:value-type="string" calcext:value-type="string">
            <text:p>Freeling (Atserias et al., 2006) for most of our</text:p>
            <text:p>NLP needs.</text:p>
          </table:table-cell>
          <table:table-cell office:value-type="string" calcext:value-type="string">
            <text:p>Freeling’s tokenizer and splitter to process plain</text:p>
            <text:p>text into word and sentence objects, and its morfological</text:p>
            <text:p>analyzer to detect and tag numbers, dates, multiwords, etc.</text:p>
            <text:p>Its PoS-tagger was also used to detect the morphosyntactic</text:p>
            <text:p>category of each word. This tagger has two engines, but</text:p>
            <text:p>we used the one based on HMMs (Brants, 2000) that has</text:p>
            <text:p>an accuracy of 97% (Padró and Stanilovsky, 2012). This</text:p>
            <text:p>module helped us detect adjectives, adverbs, determinants,</text:p>
            <text:p>pronouns and conjunctions.</text:p>
            <text:p>To detect syntactic structures (like nominal phrases and ver-</text:p>
            <text:p>bal phrases), we used Freeling’s chunker parser, which pro-</text:p>
            <text:p>duces a shallow parse tree for each sentence. This is a chart</text:p>
            <text:p>parser based on a set of rules. We used Freeling’s default</text:p>
            <text:p>list of rules that detect noun phrases and provide informa-</text:p>
            <text:p>tion about temporality.we elaborated a list of connectives and its</text:p>
            <text:p>categories, merging some online sources. Each connective</text:p>
            <text:p>was tagged as adversative, causal, temporal, logical and/or</text:p>
            <text:p>additive. This list was necessary because Freeling’s tagger</text:p>
            <text:p>doesn’t support this type of labeling.</text:p>
          </table:table-cell>
          <table:table-cell table:number-columns-repeated="1020"/>
        </table:table-row>
        <table:table-row table:style-name="ro63">
          <table:table-cell table:style-name="ce155" office:value-type="string" calcext:value-type="string">
            <text:p>Word Sense Disambiguation (WSD)[2]</text:p>
          </table:table-cell>
          <table:table-cell/>
          <table:table-cell office:value-type="string" calcext:value-type="string">
            <text:p>Agirre, E., Edmonds, P.: Word sense disambiguation: Algorithms and applications,vol. 33. Springer Science &amp; Business Media (2007)</text:p>
          </table:table-cell>
          <table:table-cell table:number-columns-repeated="1021"/>
        </table:table-row>
        <table:table-row table:style-name="ro69">
          <table:table-cell table:style-name="ce155" office:value-type="string" calcext:value-type="string">
            <text:p>it is a NLP task that aims toidentify the sense of a word in a sentence when that word has more than onesense. For example, given the sentenceWe took off thehood, the goal is to assesswhether the wordhoodrefers to the headdress or to the car cover. In orderto perform WSD in this work, we have used the state-of-the-art tool UKB [3],which is also integrated in Ixa-pipes, and works with English, Basque, Bulgarian,Portuguese and Spanish. As an output, UKB offers all the possible WordNetsynsets (reference) with a confidence value (confidenceattribute) as we show inFigure 4 for the wordhood.</text:p>
          </table:table-cell>
          <table:table-cell/>
          <table:table-cell table:style-name="ce155" office:value-type="string" calcext:value-type="string">
            <text:p>Agirre, E., L ́opez de Lacalle, O., Soroa, A.: The risk of sub-optimal use of Open SourceNLP Software: UKB is inadvertently state-of-the-art in knowledge-based WSD. In: Pro-ceedings of Workshop for NLP Open Source Software (NLP-OSS). pp. 29–33. Associationfor Computational Linguistics (2018), http://aclweb.org/anthology/W18-2505</text:p>
          </table:table-cell>
          <table:table-cell table:number-columns-repeated="1021"/>
        </table:table-row>
        <table:table-row table:style-name="ro70">
          <table:table-cell table:style-name="ce155" office:value-type="string" calcext:value-type="string">
            <text:p>Word clouds: working with global comprehension and vocabulary. In what regards the word cloud generation system, we have developed a prototypeof a word cloud generator by combining the packagesMatplotlibandNumpyinthe Python programming language. All words from the original text are shownin the word cloud, except digits, punctuation marks and the so-calledstop words(prepositions, determiners, conjunctions, etc.) that do not convey relevant informationon the topic, in order to focus on meaningful words. We generate word clouds withthe shape of an input image relevant to the tale we want to deal with so as to makethe word clouds more appealing to the language learner.</text:p>
          </table:table-cell>
          <table:table-cell table:number-columns-repeated="1023"/>
        </table:table-row>
        <table:table-row table:style-name="ro71">
          <table:table-cell office:value-type="string" calcext:value-type="string">
            <text:p>Pictotales: working on vocabulary with images</text:p>
            <text:p>Pictotalesare the tales in which nouns have been</text:p>
            <text:p>replaced with images from ImageNet. This is a</text:p>
            <text:p>single-language textual transformation approach in</text:p>
            <text:p>which some lemmashave been replaced for pictures.</text:p>
            <text:p>Furthermore,pictotalescan also be employed for</text:p>
            <text:p>performing vocabularyrevision and memory exercises,</text:p>
            <text:p>naming the elements that appear in the images,</text:p>
            <text:p>allwithin the context of the tale</text:p>
          </table:table-cell>
          <table:table-cell/>
          <table:table-cell table:style-name="ce155" office:value-type="string" calcext:value-type="string">
            <text:p>In order to combine text and images, the narratives havebeen converted to HyperText Mark-up Language (HTML), which allows displayingtext and images in web browsers and other visual interfaces. https://github.com/dss2016eu/codefest/tree/master/nlplac</text:p>
          </table:table-cell>
          <table:table-cell table:number-columns-repeated="1021"/>
        </table:table-row>
        <table:table-row table:style-name="ro63">
          <table:table-cell office:value-type="string" calcext:value-type="string">
            <text:p>n the Story Revolution experiment, we have aimed</text:p>
            <text:p>at vocabulary learning throughmeaning-based substitutions.</text:p>
            <text:p>That is to say, we have substituted nouns and adjectives</text:p>
            <text:p>in texts with their antonyms, hyponyms or hypernyms.</text:p>
          </table:table-cell>
          <table:table-cell table:number-columns-repeated="1023"/>
        </table:table-row>
        <table:table-row table:style-name="ro63" table:number-rows-repeated="1048549">
          <table:table-cell table:number-columns-repeated="1024"/>
        </table:table-row>
        <table:table-row table:style-name="ro63">
          <table:table-cell table:number-columns-repeated="1024"/>
        </table:table-row>
      </table:table>
      <table:table table:name="Aplicaciones-Revistas" table:style-name="ta2">
        <table:table-column table:style-name="co54" table:default-cell-style-name="ce146"/>
        <table:table-column table:style-name="co55" table:default-cell-style-name="ce146"/>
        <table:table-column table:style-name="co56" table:default-cell-style-name="ce146"/>
        <table:table-column table:style-name="co57" table:default-cell-style-name="ce146"/>
        <table:table-column table:style-name="co17" table:default-cell-style-name="ce146"/>
        <table:table-column table:style-name="co23" table:number-columns-repeated="1019" table:default-cell-style-name="ce146"/>
        <table:table-row table:style-name="ro63">
          <table:table-cell office:value-type="string" calcext:value-type="string">
            <text:p>Aplicaciones</text:p>
          </table:table-cell>
          <table:table-cell office:value-type="string" calcext:value-type="string">
            <text:p>Ref1</text:p>
          </table:table-cell>
          <table:table-cell office:value-type="string" calcext:value-type="string">
            <text:p>Ref2</text:p>
          </table:table-cell>
          <table:table-cell office:value-type="string" calcext:value-type="string">
            <text:p>Ref3</text:p>
          </table:table-cell>
          <table:table-cell office:value-type="string" calcext:value-type="string">
            <text:p>Revista</text:p>
          </table:table-cell>
          <table:table-cell table:number-columns-repeated="1019"/>
        </table:table-row>
        <table:table-row table:style-name="ro11">
          <table:table-cell office:value-type="string" calcext:value-type="string">
            <text:p>https://making.duolingo.com/</text:p>
          </table:table-cell>
          <table:table-cell table:style-name="ce160" office:value-type="string" calcext:value-type="string">
            <text:p>Hementxe aplikazioa (en, es): <text:a xlink:href="https://cefr.duolingo.com/" xlink:type="simple">https://cefr.duolingo.com/</text:a></text:p>
          </table:table-cell>
          <table:table-cell office:value-type="string" calcext:value-type="string">
            <text:p>https://making.duolingo.com/the-duolingo-cefr-checker-an-ai-tool-for-adapting-learning-content</text:p>
          </table:table-cell>
          <table:table-cell table:number-columns-repeated="1021"/>
        </table:table-row>
        <table:table-row table:style-name="ro1">
          <table:table-cell table:number-columns-repeated="1024"/>
        </table:table-row>
        <table:table-row table:style-name="ro63">
          <table:table-cell office:value-type="string" calcext:value-type="string">
            <text:p>Osakidetza o GV filtro para decir si los textos son leibles</text:p>
          </table:table-cell>
          <table:table-cell table:number-columns-repeated="1023"/>
        </table:table-row>
        <table:table-row table:style-name="ro63">
          <table:table-cell office:value-type="string" calcext:value-type="string">
            <text:p>CLIC</text:p>
          </table:table-cell>
          <table:table-cell table:number-columns-repeated="1023"/>
        </table:table-row>
        <table:table-row table:style-name="ro63">
          <table:table-cell office:value-type="string" calcext:value-type="string">
            <text:p>Resumenes de textos y Resumenes en medicina</text:p>
          </table:table-cell>
          <table:table-cell table:number-columns-repeated="1023"/>
        </table:table-row>
        <table:table-row table:style-name="ro63">
          <table:table-cell office:value-type="string" calcext:value-type="string">
            <text:p>Incluir nuevas caracteristicas: Pragmáticas o semánticas</text:p>
          </table:table-cell>
          <table:table-cell table:number-columns-repeated="1023"/>
        </table:table-row>
        <table:table-row table:style-name="ro63">
          <table:table-cell table:number-columns-repeated="1024"/>
        </table:table-row>
        <table:table-row table:style-name="ro63">
          <table:table-cell office:value-type="string" calcext:value-type="string">
            <text:p>Readabily Level: Ayuda al profesorado (Lexile y AR)</text:p>
          </table:table-cell>
          <table:table-cell office:value-type="string" calcext:value-type="string">
            <text:p>https://www.lexile.com/about-lexile/how-to-get-lexile-measures/text-measure/publishers/who-else-is-doing-it</text:p>
          </table:table-cell>
          <table:table-cell table:number-columns-repeated="1022"/>
        </table:table-row>
        <table:table-row table:style-name="ro63">
          <table:table-cell office:value-type="string" calcext:value-type="string">
            <text:p>Automatic book recommendation systems (Lexile y AR)</text:p>
          </table:table-cell>
          <table:table-cell office:value-type="string" calcext:value-type="string">
            <text:p>Maria Soledad Pera and Yiu-Kai Ng, 2014</text:p>
          </table:table-cell>
          <table:table-cell table:number-columns-repeated="1022"/>
        </table:table-row>
        <table:table-row table:style-name="ro63">
          <table:table-cell office:value-type="string" calcext:value-type="string">
            <text:p>Ayuda a los que tienen alguna incapacidad intelectual: Dyslexia</text:p>
          </table:table-cell>
          <table:table-cell office:value-type="string" calcext:value-type="string">
            <text:p>Sally E Shaywitz et al, 1992</text:p>
          </table:table-cell>
          <table:table-cell table:number-columns-repeated="1022"/>
        </table:table-row>
        <table:table-row table:style-name="ro63">
          <table:table-cell office:value-type="string" calcext:value-type="string">
            <text:p>Text-simplication (que sentencias necesitan de simplificación o hasta donde simplificar un texto)</text:p>
          </table:table-cell>
          <table:table-cell office:value-type="string" calcext:value-type="string">
            <text:p>Felice Dell’Orletta et al 2011</text:p>
          </table:table-cell>
          <table:table-cell office:value-type="string" calcext:value-type="string">
            <text:p>Lijun Feng, 2009</text:p>
          </table:table-cell>
          <table:table-cell office:value-type="string" calcext:value-type="string">
            <text:p>Sanja Štajner and Horacio Saggion, 2013</text:p>
          </table:table-cell>
          <table:table-cell table:number-columns-repeated="1020"/>
        </table:table-row>
        <table:table-row table:style-name="ro63">
          <table:table-cell office:value-type="string" calcext:value-type="string">
            <text:p>Readability web-page that do not speak fluent english (pluging)</text:p>
          </table:table-cell>
          <table:table-cell office:value-type="string" calcext:value-type="string">
            <text:p>Kevyn Collins-Thompson and James P Callan,2004</text:p>
          </table:table-cell>
          <table:table-cell table:number-columns-repeated="1022"/>
        </table:table-row>
        <table:table-row table:style-name="ro63">
          <table:table-cell office:value-type="string" calcext:value-type="string">
            <text:p>For search result summaries</text:p>
          </table:table-cell>
          <table:table-cell table:number-columns-repeated="1023"/>
        </table:table-row>
        <table:table-row table:style-name="ro63">
          <table:table-cell office:value-type="string" calcext:value-type="string">
            <text:p>Traductores- para medir el nivel de complejidad</text:p>
          </table:table-cell>
          <table:table-cell office:value-type="string" calcext:value-type="string">
            <text:p>Sandra Hale and Stuart Campbell, 2002</text:p>
          </table:table-cell>
          <table:table-cell table:number-columns-repeated="1022"/>
        </table:table-row>
        <table:table-row table:style-name="ro63">
          <table:table-cell office:value-type="string" calcext:value-type="string">
            <text:p>Medical Domain: Surgery documents</text:p>
          </table:table-cell>
          <table:table-cell office:value-type="string" calcext:value-type="string">
            <text:p>Jennifer Petkovic,et al 2015</text:p>
          </table:table-cell>
          <table:table-cell table:number-columns-repeated="1022"/>
        </table:table-row>
        <table:table-row table:style-name="ro63">
          <table:table-cell office:value-type="string" calcext:value-type="string">
            <text:p>Food diseases</text:p>
          </table:table-cell>
          <table:table-cell office:value-type="string" calcext:value-type="string">
            <text:p>Hillary Evans et al 2016</text:p>
          </table:table-cell>
          <table:table-cell table:number-columns-repeated="1022"/>
        </table:table-row>
        <table:table-row table:style-name="ro63">
          <table:table-cell office:value-type="string" calcext:value-type="string">
            <text:p>Instituions- Medical -by Law match redability level</text:p>
          </table:table-cell>
          <table:table-cell office:value-type="string" calcext:value-type="string">
            <text:p>Jennifer Petkovic,et al 2015</text:p>
          </table:table-cell>
          <table:table-cell office:value-type="string" calcext:value-type="string">
            <text:p>Chirag R Patel, et al 2015</text:p>
          </table:table-cell>
          <table:table-cell office:value-type="string" calcext:value-type="string">
            <text:p>Ahmed MS Ibrahim et al 2016</text:p>
          </table:table-cell>
          <table:table-cell table:number-columns-repeated="1020"/>
        </table:table-row>
        <table:table-row table:style-name="ro63">
          <table:table-cell office:value-type="string" calcext:value-type="string">
            <text:p>Summary</text:p>
          </table:table-cell>
          <table:table-cell office:value-type="string" calcext:value-type="string">
            <text:p>Tapas Kanungo and David Orr,2009</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Conferencias:http://www.wikicfp.com/cfp/call?conference=NLP&amp;page=3</text:p>
          </table:table-cell>
          <table:table-cell table:number-columns-repeated="1023"/>
        </table:table-row>
        <table:table-row table:style-name="ro63">
          <table:table-cell table:number-columns-repeated="1024"/>
        </table:table-row>
        <table:table-row table:style-name="ro63">
          <table:table-cell office:value-type="string" calcext:value-type="string">
            <text:p>Revista1:https://www.cambridge.org/core/journals/studies-in-second-language-acquisition/information/instructions-contributors</text:p>
          </table:table-cell>
          <table:table-cell table:number-columns-repeated="1023"/>
        </table:table-row>
        <table:table-row table:style-name="ro63">
          <table:table-cell office:value-type="string" calcext:value-type="string">
            <text:p>Revista2: https://journals.sagepub.com/home/ltr</text:p>
          </table:table-cell>
          <table:table-cell table:number-columns-repeated="1023"/>
        </table:table-row>
        <table:table-row table:style-name="ro63">
          <table:table-cell office:value-type="string" calcext:value-type="string">
            <text:p>Revista3: https://www.lltjournal.org/</text:p>
          </table:table-cell>
          <table:table-cell table:number-columns-repeated="1023"/>
        </table:table-row>
        <table:table-row table:style-name="ro63">
          <table:table-cell office:value-type="string" calcext:value-type="string">
            <text:p>Revista4: https://mc.manuscriptcentral.com/sla</text:p>
          </table:table-cell>
          <table:table-cell table:number-columns-repeated="1023"/>
        </table:table-row>
        <table:table-row table:style-name="ro63">
          <table:table-cell table:number-columns-repeated="1024"/>
        </table:table-row>
        <table:table-row table:style-name="ro63">
          <table:table-cell office:value-type="string" calcext:value-type="string">
            <text:p>Coh-Metrix to identify pedagogically valuable discourse features that can be applied</text:p>
            <text:p>in collaborative learning, intelligent tutoring systems (ITS), computer-mediated collaborative learning</text:p>
            <text:p>(CMCL), and MOOC environments.</text:p>
          </table:table-cell>
          <table:table-cell table:number-columns-repeated="1023"/>
        </table:table-row>
        <table:table-row table:style-name="ro63">
          <table:table-cell table:number-columns-repeated="1024"/>
        </table:table-row>
        <table:table-row table:style-name="ro63">
          <table:table-cell office:value-type="string" calcext:value-type="string">
            <text:p>En algunas personas la memoria de trabajo y los procesos relacionados pueden</text:p>
            <text:p>estar afectados por trastornos que dificultan el tratamiento de la información</text:p>
            <text:p>recibida por los sentidos. Por ejemplo, sabemos que en la dislexia, en TDAH y</text:p>
            <text:p>TEL (trastorno específico del lenguage) están alteradas las capacidades</text:p>
            <text:p>fonológicas o visuales, dificultando el procesamiento de la información.</text:p>
          </table:table-cell>
          <table:table-cell table:number-columns-repeated="1023"/>
        </table:table-row>
        <table:table-row table:style-name="ro63">
          <table:table-cell table:number-columns-repeated="1024"/>
        </table:table-row>
        <table:table-row table:style-name="ro63">
          <table:table-cell office:value-type="string" calcext:value-type="string">
            <text:p>Corpora Assisted Discourse Analysis (CADS)</text:p>
          </table:table-cell>
          <table:table-cell table:number-columns-repeated="1023"/>
        </table:table-row>
        <table:table-row table:style-name="ro63">
          <table:table-cell table:number-columns-repeated="1024"/>
        </table:table-row>
        <table:table-row table:style-name="ro63">
          <table:table-cell office:value-type="string" calcext:value-type="string">
            <text:p>Coh-Metrix</text:p>
          </table:table-cell>
          <table:table-cell office:value-type="string" calcext:value-type="string">
            <text:p><text:a xlink:href="http://cohmetrix.com/" xlink:type="simple">http://cohmetrix.com</text:a></text:p>
          </table:table-cell>
          <table:table-cell table:number-columns-repeated="1022"/>
        </table:table-row>
        <table:table-row table:style-name="ro63">
          <table:table-cell office:value-type="string" calcext:value-type="string">
            <text:p>(TEA) Text Easability Assessor</text:p>
          </table:table-cell>
          <table:table-cell office:value-type="string" calcext:value-type="string">
            <text:p>http://tea.cohmetrix.com</text:p>
          </table:table-cell>
          <table:table-cell table:number-columns-repeated="1022"/>
        </table:table-row>
        <table:table-row table:style-name="ro63">
          <table:table-cell table:number-columns-repeated="1024"/>
        </table:table-row>
        <table:table-row table:style-name="ro63">
          <table:table-cell office:value-type="string" calcext:value-type="string">
            <text:p>Language Teaching Research</text:p>
          </table:table-cell>
          <table:table-cell office:value-type="string" calcext:value-type="string">
            <text:p>Linguistics 16 out of 181 | Education &amp; Educational Research 50 out of 239</text:p>
          </table:table-cell>
          <table:table-cell office:value-type="string" calcext:value-type="string">
            <text:p>https://apps.clarivate.com/jif/home/?journal=LANG%20TEACH%20RES&amp;editions=SSCI&amp;year=2017&amp;pssid=H5-9TrWnnGslWgfJyJ6kYLMIUKlkZ8gysgGTbbq-udfvzcFTtq9tGZj3KkuOxps4nxFZww6PwH7SLBnk4mDgQ7Gnq3qqtpQatFU1sX7-WwpRYkX4Gz8e7T4uNl5SUQx3Dx3D-wBEj1mx2B0mykql8H4kstFLwx3Dx3D</text:p>
          </table:table-cell>
          <table:table-cell table:number-columns-repeated="1021"/>
        </table:table-row>
        <table:table-row table:style-name="ro63" table:number-rows-repeated="3">
          <table:table-cell table:number-columns-repeated="1024"/>
        </table:table-row>
        <table:table-row table:style-name="ro63">
          <table:table-cell table:style-name="ce155" office:value-type="string" calcext:value-type="string">
            <text:p>Aldizkari posible bat hau da:  </text:p>
          </table:table-cell>
          <table:table-cell table:number-columns-repeated="1023"/>
        </table:table-row>
        <table:table-row table:style-name="ro63">
          <table:table-cell table:style-name="ce155" office:value-type="string" calcext:value-type="string">
            <text:p><text:a xlink:href="https://www.journals.elsevier.com/computers-and-education/" xlink:type="simple">https://www.journals.elsevier.com/computers-and-education/</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Q1 COMPUTER SCIENCE, INTERDISCIPLINARY APPLICATIONS arloan.</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Corpusak, ba, euskarazkoak badauzkagu. Gaztelaniazkoa hau aurkitu dut,  </text:p>
          </table:table-cell>
          <table:table-cell table:number-columns-repeated="1023"/>
        </table:table-row>
        <table:table-row table:style-name="ro63">
          <table:table-cell table:style-name="ce155" office:value-type="string" calcext:value-type="string">
            <text:p>baina ez dakit jeitsi daitekeen:  </text:p>
          </table:table-cell>
          <table:table-cell table:number-columns-repeated="1023"/>
        </table:table-row>
        <table:table-row table:style-name="ro63">
          <table:table-cell table:style-name="ce155" office:value-type="string" calcext:value-type="string">
            <text:p><text:a xlink:href="https://www.cervantes.es/lengua_y_ensenanza/tecnologia_espanol/caes.htm" xlink:type="simple">https://www.cervantes.es/lengua_y_ensenanza/tecnologia_espanol/caes.htm</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Eta, ingelesezkoak... ba readabilityko lan bakoitzak berea erabiltzen du!</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Orri hauetan corpus dezente daude:   </text:p>
          </table:table-cell>
          <table:table-cell table:number-columns-repeated="1023"/>
        </table:table-row>
        <table:table-row table:style-name="ro63">
          <table:table-cell table:style-name="ce155" office:value-type="string" calcext:value-type="string">
            <text:p><text:a xlink:href="https://uclouvain.be/en/research-institutes/ilc/cecl/learner-corpora-around-the-world.html#Learner_corpus-based_datasets" xlink:type="simple">https://uclouvain.be/en/research-institutes/ilc/cecl/learner-corpora-around-the-world.html#Learner_corpus-based_datasets</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text:a xlink:href="https://cqpweb.lancs.ac.uk/" xlink:type="simple">https://cqpweb.lancs.ac.uk/</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Nire kontu zerbait egokia bilatzea!</text:p>
          </table:table-cell>
          <table:table-cell table:number-columns-repeated="1023"/>
        </table:table-row>
        <table:table-row table:style-name="ro63">
          <table:table-cell table:number-columns-repeated="1024"/>
        </table:table-row>
        <table:table-row table:style-name="ro63">
          <table:table-cell office:value-type="string" calcext:value-type="string">
            <text:p>Aplicación</text:p>
          </table:table-cell>
          <table:table-cell office:value-type="string" calcext:value-type="string">
            <text:p>Revista o conferencia</text:p>
          </table:table-cell>
          <table:table-cell table:number-columns-repeated="1022"/>
        </table:table-row>
        <table:table-row table:style-name="ro72">
          <table:table-cell office:value-type="string" calcext:value-type="string">
            <text:p>Coh-Metrix-Esp: A Complexity Analysis Tool for Documents Written in Spanish</text:p>
          </table:table-cell>
          <table:table-cell table:style-name="ce304" office:value-type="string" calcext:value-type="string">
            <text:p><text:a xlink:href="https://www.aclweb.org/anthology/L16-1" xlink:type="simple">Proceedings of the Tenth International Conference on Language Resources and Evaluation (LREC2016)</text:a></text:p>
          </table:table-cell>
          <table:table-cell table:number-columns-repeated="1022"/>
        </table:table-row>
        <table:table-row table:style-name="ro63" table:number-rows-repeated="2">
          <table:table-cell table:number-columns-repeated="1024"/>
        </table:table-row>
        <table:table-row table:style-name="ro1">
          <table:table-cell office:value-type="string" calcext:value-type="string">
            <text:p>https://www.korpus.cz/calc/</text:p>
          </table:table-cell>
          <table:table-cell table:number-columns-repeated="1023"/>
        </table:table-row>
        <table:table-row table:style-name="ro63" table:number-rows-repeated="1048511">
          <table:table-cell table:number-columns-repeated="1024"/>
        </table:table-row>
        <table:table-row table:style-name="ro63">
          <table:table-cell table:number-columns-repeated="1024"/>
        </table:table-row>
      </table:table>
      <table:table table:name="Text_Categories" table:style-name="ta2">
        <table:table-column table:style-name="co58" table:default-cell-style-name="ce146"/>
        <table:table-column table:style-name="co59" table:default-cell-style-name="ce146"/>
        <table:table-column table:style-name="co60" table:default-cell-style-name="ce146"/>
        <table:table-column table:style-name="co23" table:number-columns-repeated="1021" table:default-cell-style-name="ce146"/>
        <table:table-row table:style-name="ro63">
          <table:table-cell office:value-type="string" calcext:value-type="string">
            <text:p>Tradional Scheme of Brooks and Warren 1972 divides texts into:</text:p>
          </table:table-cell>
          <table:table-cell office:value-type="string" calcext:value-type="string">
            <text:p>Description</text:p>
          </table:table-cell>
          <table:table-cell office:value-type="string" calcext:value-type="string">
            <text:p>Example</text:p>
          </table:table-cell>
          <table:table-cell table:number-columns-repeated="1021"/>
        </table:table-row>
        <table:table-row table:style-name="ro63">
          <table:table-cell office:value-type="string" calcext:value-type="string">
            <text:p>Narrative</text:p>
          </table:table-cell>
          <table:table-cell office:value-type="string" calcext:value-type="string">
            <text:p>communicate events and actions performed by characters that happen over time</text:p>
          </table:table-cell>
          <table:table-cell office:value-type="string" calcext:value-type="string">
            <text:p>Folktales, drama and short stories</text:p>
          </table:table-cell>
          <table:table-cell table:number-columns-repeated="1021"/>
        </table:table-row>
        <table:table-row table:style-name="ro63">
          <table:table-cell office:value-type="string" calcext:value-type="string">
            <text:p>Expository</text:p>
          </table:table-cell>
          <table:table-cell office:value-type="string" calcext:value-type="string">
            <text:p>Explain the nature of mechanisms</text:p>
          </table:table-cell>
          <table:table-cell office:value-type="string" calcext:value-type="string">
            <text:p>Science texts or encyclopedia articles</text:p>
          </table:table-cell>
          <table:table-cell table:number-columns-repeated="1021"/>
        </table:table-row>
        <table:table-row table:style-name="ro63">
          <table:table-cell office:value-type="string" calcext:value-type="string">
            <text:p>Persuasive</text:p>
          </table:table-cell>
          <table:table-cell office:value-type="string" calcext:value-type="string">
            <text:p>Subcategories are: sermons, editorials and advertisements</text:p>
          </table:table-cell>
          <table:table-cell table:number-columns-repeated="1022"/>
        </table:table-row>
        <table:table-row table:style-name="ro63">
          <table:table-cell office:value-type="string" calcext:value-type="string">
            <text:p>Descriptive</text:p>
          </table:table-cell>
          <table:table-cell office:value-type="string" calcext:value-type="string">
            <text:p>Describe static entities (scenario, attributes of objects, personality of a person) or activities</text:p>
          </table:table-cell>
          <table:table-cell office:value-type="string" calcext:value-type="string">
            <text:p>tv program of the events at baseball game</text:p>
          </table:table-cell>
          <table:table-cell table:number-columns-repeated="1021"/>
        </table:table-row>
        <table:table-row table:style-name="ro63" table:number-rows-repeated="1048570">
          <table:table-cell table:number-columns-repeated="1024"/>
        </table:table-row>
        <table:table-row table:style-name="ro63">
          <table:table-cell table:number-columns-repeated="1024"/>
        </table:table-row>
      </table:table>
      <table:table table:name="coh-metrix" table:style-name="ta2">
        <table:table-column table:style-name="co61" table:default-cell-style-name="ce146"/>
        <table:table-column table:style-name="co62" table:default-cell-style-name="ce146"/>
        <table:table-column table:style-name="co63" table:default-cell-style-name="ce146"/>
        <table:table-column table:style-name="co64" table:default-cell-style-name="ce146"/>
        <table:table-column table:style-name="co17" table:number-columns-repeated="1019" table:default-cell-style-name="ce146"/>
        <table:table-column table:style-name="co23" table:default-cell-style-name="ce146"/>
        <table:table-row table:style-name="ro67">
          <table:table-cell table:style-name="ce155" office:value-type="string" calcext:value-type="string">
            <text:p>Coh-Metrix automatically analyzes discourse on five of the six levels commonly proposed: words, syntax,</text:p>
            <text:p>the explicit textbase, the situation model (or mental model), the discourse genre and rhetorical structure</text:p>
            <text:p>(Graesser &amp; McNamara, 2011; Kintsch, 1998; Snow, 2002).</text:p>
          </table:table-cell>
          <table:table-cell table:style-name="ce309" office:value-type="string" calcext:value-type="string">
            <text:p>Lee https://learning-analytics.info/journals/index.php/JLA/article/view/4330/5754</text:p>
          </table:table-cell>
          <table:table-cell table:number-columns-repeated="1022"/>
        </table:table-row>
        <table:table-row table:style-name="ro63">
          <table:table-cell office:value-type="string" calcext:value-type="string">
            <text:p>Words</text:p>
          </table:table-cell>
          <table:table-cell table:style-name="ce309" office:value-type="string" calcext:value-type="string">
            <text:p>Def:Vocabulary knowledge has a substantial impact on reading time and comprehension</text:p>
            <text:p>(Perfetti, 2007; Rayner et al., 2001; Stanovich, 1986). School texts contain increasingly more complex</text:p>
            <text:p>and unfamiliar words starting in the late elementary years (Adams, 1990; Beck, McKeown, &amp; Kucan, 2002).</text:p>
            <text:p>Readers with high-quality lexical representations are those with rich associations among the phonology,</text:p>
            <text:p>orthography, morphology and syllable structure of words (Perfetti, 2007). Beginning readers may benefit</text:p>
            <text:p>from texts with easy vocabulary tied to everyday oral language (Hiebert &amp; Fisher, 2007), whereas students</text:p>
            <text:p>in secondary school may benefit from texts with greater lexical diversity and repeated exposure to</text:p>
            <text:p>these words in different naturalistic contexts (Beck et al., 2002).</text:p>
            <text:p>Therefore, it is important to analyze words on multiple characteristics that have relevance to reading</text:p>
            <text:p>development and construction of meaning.</text:p>
            <text:p>-Parts of speech:Content words, function words, Pronouns, different categories of connectives, including causal (because, so), temporal (then, after, during), logical (therefore, if, or), additive (also, moreover), and adversative (on the other hand, however),</text:p>
            <text:p>-Word frequency:Words that occur with a higher frequency in the English language are more familiar to the</text:p>
            <text:p>reader, are processed more quickly, and are linked to richer bodies of world knowledge (Beck et al., 2002; Haberlandt &amp; Graesser, 1985; Perfetti, 2007).</text:p>
            <text:p>-Psychological ratings:age of acquisition, meaningfulness, concreteness, imagability, and familiarity.</text:p>
            <text:p>-Semantic Content: polysemy, WordNet classify the verbs as causal or intentional.,</text:p>
            <text:p/>
          </table:table-cell>
          <table:table-cell table:number-columns-repeated="1022"/>
        </table:table-row>
        <table:table-row table:style-name="ro63">
          <table:table-cell office:value-type="string" calcext:value-type="string">
            <text:p>Syntax</text:p>
          </table:table-cell>
          <table:table-cell table:style-name="ce309" office:value-type="string" calcext:value-type="string">
            <text:p>Def:Theories of syntax assign words to part-of-speech categories (e.g., nouns, verbs, adjectives,</text:p>
            <text:p>conjunctions), group words into phrases (noun phrases, verb phrases, prepositional phrases, clauses),</text:p>
            <text:p>and assign syntactic tree structures to sentences (Jurafsky &amp; Martin, 2008).</text:p>
            <text:p>-sentences are short or high number of words</text:p>
            <text:p>-embedded clauses</text:p>
            <text:p>-active rather than passive voice</text:p>
            <text:p>-dense noun phrases with many modifiers</text:p>
            <text:p>- high number of words (i.e., 16) before the main verb (i.e., “enrolled”) of the main clause</text:p>
            <text:p>- many combinations of meaning with logic-based words such as “and,” “or,” and “not.”</text:p>
            <text:p>- syntactic similarity, or similarity in syntactic structure between pairs of sentences in a paragraph, which facilitates reading speed and comprehension.</text:p>
            <text:p/>
            <text:p/>
          </table:table-cell>
          <table:table-cell table:number-columns-repeated="1022"/>
        </table:table-row>
        <table:table-row table:style-name="ro63">
          <table:table-cell office:value-type="string" calcext:value-type="string">
            <text:p>Textbase</text:p>
          </table:table-cell>
          <table:table-cell table:style-name="ce309" office:value-type="string" calcext:value-type="string">
            <text:p>Def:The textbase consists of the explicit ideas (or propositions) in the discourse, and so it is the meaning rather than the surface code of</text:p>
            <text:p>wording and syntax(Kintsch, 1998; van Dijk &amp; Kintsch, 1983). Co-reference is an important linguistic method</text:p>
            <text:p>of connecting propositions, clauses, and sentences in the textbase (Halliday &amp; Hasan, 1976; McNamara &amp;</text:p>
            <text:p>Kintsch, 1996). Referential cohesion occurs when a noun, pronoun, or noun phrase refers to another</text:p>
            <text:p>constituent in the text. For example, in the sentence “When the intestines absorb the nutrients,</text:p>
            <text:p>the absorption is facilitated by some forms of bacteria,” the word “absorption” in the second clause refers</text:p>
            <text:p>to the event associated with the verb “absorb” in the first clause. A referential cohesion gap occurs when</text:p>
            <text:p>the words in a sentence or clause do not connect to other sentences in the text. Such cohesion gaps at</text:p>
            <text:p>the textbase level increase reading time and may disrupt comprehension (McNamara &amp; Kintsch, 1996; O’Brien, Rizzella, Albrecht, &amp; Halleran, 1998).</text:p>
            <text:p>-Co-reference: content word overlap, noun overlap, argument overlap, and stem overlap.</text:p>
            <text:p>-Lexical diversity</text:p>
            <text:p>-Latent semantic analysis</text:p>
          </table:table-cell>
          <table:table-cell table:number-columns-repeated="1022"/>
        </table:table-row>
        <table:table-row table:style-name="ro63">
          <table:table-cell table:style-name="ce307" office:value-type="string" calcext:value-type="string">
            <text:p>Situation Model.</text:p>
          </table:table-cell>
          <table:table-cell table:style-name="ce311" office:value-type="string" calcext:value-type="string">
            <text:p>Def: The situation model is the subject matter content or narrative world described by,</text:p>
            <text:p>but not necessarily explicitly stated within the discourse; this includes any inferences readers/listeners</text:p>
            <text:p>generate. It is important to note that inferences are critical factors of situation models. Inferences allow</text:p>
            <text:p>students to make connections between different elements, which facilitate the construction of a</text:p>
            <text:p>coherent memory of what the discourse is about.</text:p>
            <text:p>Scholars in cognitive science and discourse processing use the expression situation</text:p>
            <text:p>model to refer to the level of conceptual representation for a text that goes beyond the explicit words</text:p>
            <text:p>and sentences (Graesser &amp; McNamara, 2011; Graesser et al., 1994; Kintsch, 1998; van Dijk &amp; Kintsch,</text:p>
            <text:p>1983; Zwaan &amp; Radvansky, 1998). The situational model is the subject matter content that the text is</text:p>
            <text:p>describing. In narrative text, this includes the characters, objects, spatial settings, actions, events,</text:p>
            <text:p>processes, plans, thoughts and emotions of characters, and other details about the story. In</text:p>
            <text:p>informational text, the situation model corresponds to the substantive subject matter (i.e., domain</text:p>
            <text:p>knowledge, topics) that the text describes. For example, the lead sentence in a recent Economist (2014)</text:p>
            <text:p>article stated, “The rise of online instruction will upend the economics of higher education.” This</text:p>
            <text:p>sentence would potentially activate the following background knowledge: (a) causal networks of the</text:p>
            <text:p>events, processes, and enabling states that explain the rise of online instruction, (b) properties of online</text:p>
            <text:p>instruction (and likely activation of MOOCs) and higher education, (c) the mechanisms of upending the</text:p>
            <text:p>economics of higher education, and (d) goal-oriented actions of online instructors. At least some world</text:p>
            <text:p>knowledge about the economics of traditional higher education and online instruction is needed to</text:p>
            <text:p>comprehend the example sentence. The situation model includes inferences activated by the explicit</text:p>
            <text:p>text and encoded in the meaning representation (Goldman, Braasch, Wiley, Graesser, &amp; Brodowinska,</text:p>
            <text:p>2012; Graesser et al., 1994; Kintsch, 1998; D. S. McNamara &amp; Kintsch, 1996; Wiley et al., 2009). Zwaan</text:p>
            <text:p>and Radvansky (1998) proposed five dimensions of the situational model that apply to the thread of</text:p>
            <text:p>deep comprehension: causation, intentionality (goals), time, space, and people. A break in text cohesion</text:p>
            <text:p>occurs when there is a discontinuity on one or more of these situation model dimensions. Such cohesion</text:p>
            <text:p>breaks result in an increase in reading time and generation of inferences (Rapp, van den Broek,</text:p>
            <text:p>McMaster, Kendeou, &amp; Espin, 2007; Zwaan &amp; Radvansky, 1998). When such discontinuities arise, it is</text:p>
            <text:p>important to have connectives, transitional phrases, adverbs, or other signalling devices that convey to</text:p>
            <text:p>the readers that there is a discontinuity. Coh-Metrix provides multiple measures of causal, temporal,</text:p>
            <text:p>and intention cohesion to capture the breath of situation model cohesion.</text:p>
          </table:table-cell>
          <table:table-cell table:number-columns-repeated="1022"/>
        </table:table-row>
        <table:table-row table:style-name="ro63">
          <table:table-cell table:style-name="ce307" office:value-type="string" calcext:value-type="string">
            <text:p>The discourse genre and rhetorical structure</text:p>
          </table:table-cell>
          <table:table-cell table:style-name="ce311" office:value-type="string" calcext:value-type="string">
            <text:p>Def:The discourse genre and rhetorical structure is the</text:p>
            <text:p>type of discourse and its structural composition (e.g., narration, exposition, and persuasion). We will</text:p>
            <text:p>elaborate on these levels later, and more information is available in previous journal publications and</text:p>
            <text:p>the Coh-Metrix book (Graesser et al., 2014; Graesser, McNamara, &amp; Kulikowich, 2011; Graesser &amp;</text:p>
            <text:p>McNamara, 2011; McNamara et al., 2014).</text:p>
          </table:table-cell>
          <table:table-cell table:number-columns-repeated="1022"/>
        </table:table-row>
        <table:table-row table:style-name="ro73">
          <table:table-cell table:style-name="ce308" office:value-type="string" calcext:value-type="string">
            <text:p>In order to measure the linguistic characteristics of the texts, we have used two different computational tools to obtain a set of metrics. Initially, we used Coh-Metrix (Graesser &amp; McNamara 2014), which analyses texts on multiple measures of language and discourse that are aligned with multilevel theoretical frameworks of comprehension. 108 measures funnel into five linguistic dimensions: narrativity, syntactic simplicity, word concreteness, referential cohesion, and situation model (corresponding to causal, verb, logical and temporal cohesion). To reduce the numbers of measures they assessed 53 Coh-Metrix measures for 37,520 texts in the TASA (Touchstone Applied Science Association) corpus, which represents what typical high school students have read throughout their lifetime (Graesser et al., 2011) . A PCA (Principal Component Analysis) followed the guidelines outlined by Der and Everitt (2002). Coh-metrix provides eight Componets in the form of z-scores and percentile scores: Narrativity (PC1), Referential cohesion (PC2), Syntactic simplicity (PC3), Word concreteness (PC4), Causal Cohesion (PC5), Verb Cohesion (PC6), Logical Cohesion (PC7) and Temporal Cohesion (PC8). Z score is a standard deviations an observation above the mean, where the mean is set at 0. Percentile score varies from 0 to 100, higher scores meaning the text is likely to be easier to read than other texts in the corpus. For example, a percentile score of 80% means that 80% of the texts in the corpus are more difficult and 20% are easier. A principal components analysis was conducted on the TASA corpus, yielding eight components that explained a striking 67.3% of the variability among texts; the top five components explained over 50% of the variance. Most importantly, the components aligned with the language-discourse levels previously proposed in multilevel theoretical frameworks of cognition and comprehension (Graesser &amp; McNamara, 2011; Kintsch, 1998; Snow, 2002). The main five linguistic dimensions are currently being used to analyze texts in K–12 for the Common Core literacy standards (CCSSONGA, 2010) and states throughout the U.S. The Common Core Standards provide clear and consistent learning goals to help prepare students for college, career, and life.In Graesser and colleagues (2014) also defined a composite formality score that increases with low narrativity, syntactic complexity, word abstractness, and high cohesion. This formality metric has a high correlation with unidimensional metrics of text difficulty as well as other psychological measures that reflect processing difficulty. The formality metric was derived from the following five principal components:</text:p>
          </table:table-cell>
          <table:table-cell table:style-name="ce309"/>
          <table:table-cell table:number-columns-repeated="1022"/>
        </table:table-row>
        <table:table-row table:style-name="ro74">
          <table:table-cell table:style-name="ce308" office:value-type="string" calcext:value-type="string">
            <text:p>The measures of Coh-Metrix are aligned with various</text:p>
            <text:p>language-discourse levels proposed in multilevel theoretical</text:p>
            <text:p>frameworks (Graesser &amp; McNamara, 2011; Kintsch, 1998; Snow,</text:p>
            <text:p>2002). These theoretical frameworks identify the representations,</text:p>
            <text:p>structures, strategies, and processes at different levels of language</text:p>
            <text:p>and discourse. Five levels have frequently been proposed in these</text:p>
            <text:p>frameworks: (1) words, (2) syntax, (3) the explicit textbase, (4) the</text:p>
            <text:p>situation model (sometimes called the mental model), and (5) the</text:p>
            <text:p>discourse genre and rhetorical structure (the type of discourse and</text:p>
            <text:p>its composition). A sixth level of pragmatic communication</text:p>
            <text:p>between speaker and listener, or writer and reader, is often also</text:p>
            <text:p>included, but this level is not tightly connected with text charac-</text:p>
            <text:p>teristics and will not be addressed in this article. The five levels are</text:p>
            <text:p>elaborated later and in Graesser and McNamara (2011).</text:p>
          </table:table-cell>
          <table:table-cell table:style-name="ce309"/>
          <table:table-cell table:number-columns-repeated="1022"/>
        </table:table-row>
        <table:table-row table:style-name="ro63">
          <table:table-cell office:value-type="string" calcext:value-type="string">
            <text:p>HEMEN!!!!! https://journals.sagepub.com/doi/10.3102/0013189X11413260</text:p>
          </table:table-cell>
          <table:table-cell table:style-name="ce309"/>
          <table:table-cell table:number-columns-repeated="1022"/>
        </table:table-row>
        <table:table-row table:style-name="ro63">
          <table:table-cell/>
          <table:table-cell table:style-name="ce309"/>
          <table:table-cell table:number-columns-repeated="1022"/>
        </table:table-row>
        <table:table-row table:style-name="ro63">
          <table:table-cell table:style-name="ce307" office:value-type="string" calcext:value-type="string">
            <text:p>Situation Model.</text:p>
          </table:table-cell>
          <table:table-cell table:style-name="ce311" office:value-type="string" calcext:value-type="string">
            <text:p>Def: Scholars in cognitive science and discourse processing use the expression situation</text:p>
            <text:p>model to refer to the level of conceptual representation for a text that goes beyond the explicit words</text:p>
            <text:p>and sentences (Graesser &amp; McNamara, 2011; Graesser et al., 1994; Kintsch, 1998; van Dijk &amp; Kintsch,</text:p>
            <text:p>1983; Zwaan &amp; Radvansky, 1998). The situational model is the subject matter content that the text is</text:p>
            <text:p>describing. In narrative text, this includes the characters, objects, spatial settings, actions, events,</text:p>
            <text:p>processes, plans, thoughts and emotions of characters, and other details about the story. In</text:p>
            <text:p>informational text, the situation model corresponds to the substantive subject matter (i.e., domain</text:p>
            <text:p>knowledge, topics) that the text describes. For example, the lead sentence in a recent Economist (2014)</text:p>
            <text:p>article stated, “The rise of online instruction will upend the economics of higher education.” This</text:p>
            <text:p>sentence would potentially activate the following background knowledge: (a) causal networks of the</text:p>
            <text:p>events, processes, and enabling states that explain the rise of online instruction, (b) properties of online</text:p>
            <text:p>instruction (and likely activation of MOOCs) and higher education, (c) the mechanisms of upending the</text:p>
            <text:p>economics of higher education, and (d) goal-oriented actions of online instructors. At least some world</text:p>
            <text:p>knowledge about the economics of traditional higher education and online instruction is needed to</text:p>
            <text:p>comprehend the example sentence. The situation model includes inferences activated by the explicit</text:p>
            <text:p>text and encoded in the meaning representation (Goldman, Braasch, Wiley, Graesser, &amp; Brodowinska,</text:p>
            <text:p>2012; Graesser et al., 1994; Kintsch, 1998; D. S. McNamara &amp; Kintsch, 1996; Wiley et al., 2009). Zwaan</text:p>
            <text:p>and Radvansky (1998) proposed five dimensions of the situational model that apply to the thread of</text:p>
            <text:p>deep comprehension: causation, intentionality (goals), time, space, and people. A break in text cohesion</text:p>
            <text:p>occurs when there is a discontinuity on one or more of these situation model dimensions. Such cohesion</text:p>
            <text:p>breaks result in an increase in reading time and generation of inferences (Rapp, van den Broek,</text:p>
            <text:p>McMaster, Kendeou, &amp; Espin, 2007; Zwaan &amp; Radvansky, 1998). When such discontinuities arise, it is</text:p>
            <text:p>important to have connectives, transitional phrases, adverbs, or other signalling devices that convey to</text:p>
            <text:p>the readers that there is a discontinuity. Coh-Metrix provides multiple measures of causal, temporal,</text:p>
            <text:p>and intention cohesion to capture the breath of situation model cohesion.</text:p>
          </table:table-cell>
          <table:table-cell table:number-columns-repeated="1022"/>
        </table:table-row>
        <table:table-row table:style-name="ro75">
          <table:table-cell table:style-name="ce308" office:value-type="string" calcext:value-type="string">
            <text:p>They analyses on 37520 texts in a corpus provided by TASA(Touchstone Applied Science Associates). This corpus is representative of the texts that are typical senior in high school from kindergarten(5-6 years old) through 12th grade(17-18 years old).TASA researchers provide measures that directly reflect text ease/difficulty.Each text has associated DRP(Degrees of Reading Power) of text difficulty (Koslin et al., 1987).Most of the texts are assigned to a category of language arts(16000texts), science(5349 texts) or social studies/history(10438) and others(5000 texts about business, health, home economy).They use DPR and genre measures as gold standard.</text:p>
          </table:table-cell>
          <table:table-cell table:style-name="ce309"/>
          <table:table-cell table:number-columns-repeated="1022"/>
        </table:table-row>
        <table:table-row table:style-name="ro67">
          <table:table-cell table:style-name="ce308" office:value-type="string" calcext:value-type="string">
            <text:p>In Coh-Metrix 3.0, they provide eight components in the form of z-scores and percentile scores.   A PCA (Principal Component Analysis) is use to reduce 53 measures to small number of functional dimensions.PCA followed the guidelines outlined by Der and Everitt(2002). Eight Componets:</text:p>
          </table:table-cell>
          <table:table-cell table:style-name="ce309"/>
          <table:table-cell table:number-columns-repeated="1022"/>
        </table:table-row>
        <table:table-row table:style-name="ro63">
          <table:table-cell office:value-type="string" calcext:value-type="string">
            <text:p>Z score:Z score is a standard deviations an observation above the mean, where the mean is set at 0.</text:p>
          </table:table-cell>
          <table:table-cell table:style-name="ce309"/>
          <table:table-cell table:number-columns-repeated="1022"/>
        </table:table-row>
        <table:table-row table:style-name="ro63">
          <table:table-cell office:value-type="string" calcext:value-type="string">
            <text:p>Percentile:Percentile score varies from 0 to 100, higher scores meaning the text is likely to be easier to read than other texts in the</text:p>
            <text:p>corpus. For example a percentile score of 80% means that 80% of the texts in the corpus are more difficult and 20% are easier.</text:p>
          </table:table-cell>
          <table:table-cell table:style-name="ce309"/>
          <table:table-cell table:number-columns-repeated="1022"/>
        </table:table-row>
        <table:table-row table:style-name="ro63">
          <table:table-cell table:number-columns-repeated="1024"/>
        </table:table-row>
        <table:table-row table:style-name="ro76">
          <table:table-cell table:number-columns-repeated="1024"/>
        </table:table-row>
        <table:table-row table:style-name="ro63">
          <table:table-cell office:value-type="string" calcext:value-type="string">
            <text:p>Text Easability Principal Components maps quite favorable onto the levels of multilevel theoretical framework:</text:p>
          </table:table-cell>
          <table:table-cell table:style-name="ce309"/>
          <table:table-cell table:number-columns-repeated="1022"/>
        </table:table-row>
        <table:table-row table:style-name="ro68">
          <table:table-cell table:style-name="ce309" office:value-type="string" calcext:value-type="string">
            <text:p>Genre:</text:p>
            <text:p>Text narrativity(PC1):Narrativity_Z score</text:p>
            <text:p>Def:<text:span text:style-name="T19">Narrative text tells a story, with characters, events, places, and things familiar to the reader.</text:span></text:p>
            <text:p><text:span text:style-name="T19">Narrative is closely affiliated with everyday oral conversation.</text:span></text:p>
            <text:p><text:span text:style-name="T19">This robust component is highly affiliated with word familiarity, world knowledge,</text:span></text:p>
            <text:p><text:span text:style-name="T19">And oral language. Informational expository texts on less familiar topics would lie at the opposite end of the continuum.</text:span></text:p>
          </table:table-cell>
          <table:table-cell table:style-name="ce352" office:value-type="string" calcext:value-type="string">
            <text:p>The features that contribute to the narrativity dimension include characteristics of words, sentences, and connections between sentences.Science and other informa-</text:p>
            <text:p>tional texts cover topics less familiar to readers than texts in language arts, which are predominately narrative.Narrativity captures the extent to which the</text:p>
            <text:p>text conveys a story, a procedure, or a sequence of episodes of</text:p>
            <text:p>actions and events with animate beings. This robust component</text:p>
            <text:p>is also affiliated with word familiarity, higher prior knowledge,</text:p>
            <text:p>and oral language. Informational texts on unfamiliar topics, typ-</text:p>
            <text:p>ically appearing in print, are at the opposite end of the contin-</text:p>
            <text:p>uum (Biber, 1988; Tannen, 1982). Seventeen Coh-Metrix</text:p>
            <text:p>measures were loaded onto this component as primary measures,</text:p>
            <text:p>with loadings ranging from /.53/ to /.92/. Of the 119 cross-</text:p>
            <text:p>loadings reported for the PCA solution (17 variables × 7 compo-</text:p>
            <text:p>nents), only 7 values exceeded |.30|. When an overall narrative</text:p>
            <text:p>score was computed, some variables were reverse-scored so that</text:p>
            <text:p>all loadings would be positive, reflecting higher narrativity and</text:p>
            <text:p>greater ease of comprehension.17 medidas: 1Syllables per word;2Nouns;3Verbs;4Adjectives;5Adverbs;6Pronouns;7First-person pronouns;8Third-person pronouns;9Word frequency (logarithm);10Content word frequency (logarithm);11Minimum word frequency per sentence;12Age of acquisition;</text:p>
            <text:p>13Familiarity;14Negations;S1Intentional actions, events, and particles;15Modifiers per noun phrase;s2Words before main verb of main clause;16Passive constructions;s3:Noun overlap—adjacent sentences;s4:Stem overlap—all sentences;s5:LSA overlap—adjacent sentences;s6:LSA overlap—all sentences;17:Dissimilarity of parts of speech between sentences.Some measures reflect the fact that narratives are</text:p>
            <text:p>replete with action descriptions: They tend to have more main</text:p>
            <text:p>verbs, adverbs, and intentional actions, events, and particles. In</text:p>
            <text:p>contrast, informational texts have more unfamiliar jargon that</text:p>
            <text:p>often takes the form of nouns. Many measures of narrativity cap-</text:p>
            <text:p>ture characteristics of oral language (Biber, 1988; Clark, 1996;</text:p>
            <text:p>Tannen, 1982), which tends to be on familiar topics, with speech</text:p>
            <text:p>participants co-present (as opposed to the decontextualized lan-</text:p>
            <text:p>guage of print), and tends to involve sentence constructions that</text:p>
            <text:p>are easy for the audience to comprehend. Familiarity would</text:p>
            <text:p>explain a narrative’s prevalence of short, high-frequency words</text:p>
            <text:p>representing an earlier age of acquisition. Co-presence would</text:p>
            <text:p>explain the prevalence of pronouns in narrative. The simpler syn-</text:p>
            <text:p>tactic constructions in narrative are characterized by shorter</text:p>
            <text:p>noun phrases, fewer words before the main verbs of main clauses,</text:p>
            <text:p>and fewer passive constructions. When we consider the measures</text:p>
            <text:p>affiliated with secondary loadings, we see that informational texts</text:p>
            <text:p>tend to have higher cohesion between sentences, as compared</text:p>
            <text:p>with narratives; cohesion apparently is one way to compensate for</text:p>
            <text:p>the greater difficulty of unfamiliar subject matter. The only mea-</text:p>
            <text:p>sure of narrativity that is somewhat unpredictable is the higher</text:p>
            <text:p>relative frequency of negations.</text:p>
          </table:table-cell>
          <table:table-cell table:style-name="ce352" office:value-type="string" calcext:value-type="string">
            <text:p>Values:In Social Science texts, text narrativity is also lower than English texts,</text:p>
            <text:p>which indicates Social Science texts have fewer familiar topics to the reader.</text:p>
            <text:p>We can highlight the result obtained in Social Science texts with</text:p>
            <text:p>a percentile score of 11% means that 11% of the texts in the corpus are</text:p>
            <text:p>less narrative and therefore, 89% are more narrative than the texts of</text:p>
            <text:p>Social Science what might indicate a potential comprehension problem.</text:p>
            <text:p>The grade levels are primarily correlated with narrativity and syntax. Texts at</text:p>
            <text:p>higher grade levels tend to have more complex syntax, as would</text:p>
            <text:p>be expected. Texts at higher grade levels are also less likely to</text:p>
            <text:p>be narrative texts and more likely to contain features typical of informational texts on science, social studies, and other technical topics. Texts in school systems shift from narrative to informa-</text:p>
            <text:p>tional texts as a function of grade, with Grades 3–5 spanning a</text:p>
            <text:p>critical period of transition from narrative to informational texts.</text:p>
            <text:p>Narrativity Percentile in English:42.841(6 mailan):59.8(7 mailan):53.5(8 mailan)</text:p>
            <text:p>Narrativity Percentile in History:11.4(6 mailan):13.36(7. Mailan): 7.15(8.mailan)</text:p>
            <text:p>Narrativity Z-score in English:-0.19(6 mailan):+0.27(7 mailan):+0.09(8 mailan)</text:p>
            <text:p>Narrativity Z-score in History:-1.25(6 mailan):-1.15(7. Mailan): -1.48(8.mailan)</text:p>
            <text:p>6-8 mailatan Coh-Metrix: Providing Multilevel Analyses of Text Characteristics</text:p>
            <text:p>of Arthur C. Graesser, Danielle S. McNamara, and Jonna M. Kulikowich artukuluan: Z-score:-0.5 bai Social Studies eta Science testuetan.Gure History testuak -0.5etik oso urrun daude.</text:p>
            <text:p>Syntactic Simplicity Percentile in English:74.25(6 mailan):63.87(7. Mailan):73.77(8. mailan)</text:p>
            <text:p>Syntactic Simplicity Percentile in History:72.33(6 mailan):75.6(7. mailan): 71.63(8.mailan)</text:p>
            <text:p>Syntactic Simplicity Z-score in English:+0.75(6 mailan):+0.38(7. mailan):+0.67(8 mailan)</text:p>
            <text:p>Syntactic Simplicity Z-score in History:+0.61(6 mailan):+0.71(7. mailan): +0.59(8.mailan)</text:p>
            <text:p>6-8 mailatan Coh-Metrix: Providing Multilevel Analyses of Text Characteristics</text:p>
            <text:p>of Arthur C. Graesser, Danielle S. McNamara, and Jonna M. Kulikowich artukuluan: Z-score:0 Social Studies eta +0.5 Science testuetan. Gure History testu guztiak sintaktikoki errazagoak dira.</text:p>
            <text:p>If we compare our results and Z-scores obtained in Graesser et al., 2011 on the 6-8 grade-level band and Social Science genre,the native corpus use more narrative texts which are easier to the reader.</text:p>
          </table:table-cell>
          <table:table-cell table:style-name="ce309"/>
          <table:table-cell table:number-columns-repeated="1020"/>
        </table:table-row>
        <table:table-row table:style-name="ro63">
          <table:table-cell table:style-name="ce309" office:value-type="string" calcext:value-type="string">
            <text:p>Textbase, corresponding to referential cohesion (PC2):</text:p>
            <text:p>Referential cohesion(PC2): This component includes Coh-Metrix indices that assess referential cohesion.</text:p>
            <text:p>High-cohesion text contains words and ideas that overlap across sentences and the entire text,</text:p>
            <text:p>forming explicit threads that connect the text for the reader. Low cohesion text is typically more</text:p>
            <text:p>difficult to process because there are fewer threads that tie the ideas together for the reader.</text:p>
          </table:table-cell>
          <table:table-cell table:style-name="ce309" office:value-type="string" calcext:value-type="string">
            <text:p>Def: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357" office:value-type="string" calcext:value-type="string">
            <text:p>As one example, common sense would predict that high-cohesion texts yield better comprehension than</text:p>
            <text:p>low-cohesion texts. However, researchers in discourse processing have discovered that the relationship</text:p>
            <text:p>between cohesion and comprehension is less straightforward than one might intuitively suspect.</text:p>
            <text:p>McNamara and her colleagues have documented that complex interactions occur between text</text:p>
            <text:p>cohesion and the readers’ prior knowledge (O’Reilly &amp; McNamara, 2007).A considerable amount of</text:p>
            <text:p>research has documented the benefits of increasing cohesion for readers with low knowledge</text:p>
            <text:p>(McNamara, Kintsch, Songer, &amp; Kintsch, 1996; McNamara &amp; Kintsch, 1996; O’Reilly &amp; McNamara, 2007).</text:p>
            <text:p>These studies substantiate that all types of cohesion can help these readers. The low knowledge readers</text:p>
            <text:p>are simply not equipped with enough background knowledge to generate the inferences needed to</text:p>
            <text:p>connect constituents in low cohesion texts. Their lack of prior knowledge makes it impossible to bridge</text:p>
            <text:p>the cohesion gaps without explicit text cues for cohesion, such as connectives and overlap of words</text:p>
            <text:p>in noun-phrases among sentences. Across several studies,</text:p>
            <text:p>Students with more background knowledge either do not benefit</text:p>
            <text:p>from cohesion, or actually profit from a lack of cohesion in the text (McNamara et al., 1996; McNamara</text:p>
            <text:p>&amp; Kintsch, 1996; O’Reilly &amp; McNamara, 2007).This phenomenon has been referred to as the expertise</text:p>
            <text:p>reversal effect.Metrics show that Social Science texts have less referential cohesion, what means</text:p>
            <text:p>that bonds between sections of the texts are not as present as in English texts.</text:p>
            <text:p>We can appreciate this in the following examples.</text:p>
            <text:p>Whereas in the English texts repetition of the key words in the beginning of</text:p>
            <text:p>an adjacent sentence is used as a cohesive device, in the Social Science sentences</text:p>
            <text:p>they use a more complex bond. High cohesion texts contain words and ideas</text:p>
            <text:p>that overlap across sentences and the entire text, forming explicit threads</text:p>
            <text:p>that connect the text for the reader and high cohesion makes reading more quickly</text:p>
            <text:p>and facilitates the memorization of words and sentences. We can highlight the result obtained</text:p>
            <text:p>in Social Science texts with a percentile score of 15% means that only 15% of the texts</text:p>
            <text:p>in the TASA corpus have less bonds when in the 6th grade of Primary students are likely</text:p>
            <text:p>to need more links between sentences to understand the text.</text:p>
            <text:p>Referential Cohesion Percentile in English:59(6 mailan):47(7 mailan):30.58(8 mailan)</text:p>
            <text:p>Referential Cohesion Percentile in History:15.7(6 mailan):53.43(7. Mailan): 25(8.mailan)</text:p>
            <text:p>Referential Cohesion Z-score in English:+0.34(6 mailan):-0.07(7 mailan):-0.57(8 mailan)</text:p>
            <text:p>Referential Cohesion Z-score in History:-1.05(6 mailan):+0.1(7. Mailan): -0.77(8.mailan)</text:p>
            <text:p>6-8 mailatan Coh-Metrix: Providing Multilevel Analyses of Text Characteristics</text:p>
            <text:p>of Arthur C. Graesser, Danielle S. McNamara, and Jonna M. Kulikowich artukuluan:</text:p>
            <text:p>Z-score:-0.25 Social Studies testuetan. 6.mailan cohesio gehiago behar duenean gutxien du, eta oso baxu natibo testuekiko.</text:p>
            <text:p/>
          </table:table-cell>
          <table:table-cell table:number-columns-repeated="1021"/>
        </table:table-row>
        <table:table-row table:style-name="ro63">
          <table:table-cell table:style-name="ce309" office:value-type="string" calcext:value-type="string">
            <text:p>Textbase:</text:p>
            <text:p>Co-referential Cohesion.PC2.</text:p>
            <text:p>Argument overlap-adjacent sentences (LOCAL)</text:p>
            <text:p>Argument overlap-all sentences (GLOBAL)</text:p>
            <text:p/>
            <text:p/>
          </table:table-cell>
          <table:table-cell table:style-name="ce140" office:value-type="string" calcext:value-type="string">
            <text:p>Argument overlap is the proportion of sentence pairs that share common nouns or pronouns</text:p>
            <text:p>(e.g., table/table, he/he, or table/tables).</text:p>
            <text:p>Some metrics consider only adjacent sentences in the text(LOCAL),</text:p>
            <text:p>whereas others compute co-reference of all possible pairs of sen-</text:p>
            <text:p>tences in a paragraph(GLOBAL).</text:p>
            <text:p>Low cohesion value in argument overlap:0.21 and hihg cohesion value:0.68</text:p>
          </table:table-cell>
          <table:table-cell table:number-columns-repeated="1022"/>
        </table:table-row>
        <table:table-row table:style-name="ro63">
          <table:table-cell table:style-name="ce309" office:value-type="string" calcext:value-type="string">
            <text:p>Textbase:</text:p>
            <text:p>Co-referential Cohesion.PC2.</text:p>
            <text:p>Content word overlap-adjacent sentences (LOCAL)</text:p>
            <text:p>Content word overlap-all sentences (GLOBAL)</text:p>
            <text:p/>
            <text:p/>
          </table:table-cell>
          <table:table-cell table:style-name="ce140" office:value-type="string" calcext:value-type="string">
            <text:p>Content word overlap is the proportion of content words that are the same between pairs of sentences</text:p>
            <text:p>that share common nouns, verbs, adverbs and adjectives (e.g., table/table, bad/bad, or quickly/quickly).</text:p>
            <text:p>Some metrics consider only adjacent sentences in the text(LOCAL),</text:p>
            <text:p>whereas others compute co-reference of all possible pairs of sen-</text:p>
            <text:p>tences in a paragraph(GLOBAL).</text:p>
            <text:p>Low cohesion value in argument overlap:0.21 and hihg cohesion value:0.68</text:p>
          </table:table-cell>
          <table:table-cell table:number-columns-repeated="1022"/>
        </table:table-row>
        <table:table-row table:style-name="ro69">
          <table:table-cell table:style-name="ce309" office:value-type="string" calcext:value-type="string">
            <text:p>Textbase:</text:p>
            <text:p>Co-referential Cohesion.PC2.</text:p>
            <text:p>LSA or Semantic overlap-adjacent sentences (LOCAL)</text:p>
            <text:p>LSA or Semantic overlap-all sentences (GLOBAL)</text:p>
            <text:p>LSA giveness versus newness</text:p>
            <text:p/>
            <text:p/>
          </table:table-cell>
          <table:table-cell table:style-name="ce354" office:value-type="string" calcext:value-type="string">
            <text:p>Semantic overlap between sentences is a measure of how consistent sentences are overlapped semantically.</text:p>
            <text:p>It computes the conceptual similarity between words, sentences, paragraphs or texts</text:p>
            <text:p>because it considers implicit knowledge.</text:p>
            <text:p>The intuition is that the meaning of a word is captured by the nature of other words that surround it,</text:p>
            <text:p>so a higher semantic overlap aids understanding.</text:p>
            <text:p>Def:Latent semantic analysis. Coh-Metrix measures conceptual overlap between sentences</text:p>
            <text:p>by a statistical model of word meaning called Latent Semantic Analysis (LSA; Landauer, McNamara,</text:p>
            <text:p>Dennis, &amp; Kintsch, 2007; Millis, Magliano, &amp; Todaro, 2006).</text:p>
            <text:p>LSA is an important method of computing similarity because</text:p>
            <text:p>it considers implicit knowledge in addition to the explicit words.</text:p>
            <text:p>LSA is a mathematical, statistical technique for representing word</text:p>
            <text:p>and world knowledge, based on a large corpus of texts. The</text:p>
            <text:p>central intuition is that the meaning of a word is captured</text:p>
            <text:p>by the company of other words that surround it in naturalistic docu-</text:p>
            <text:p>ments. Two words have similarity in meaning to the extent that</text:p>
            <text:p>they share similar surrounding words. For example, the word</text:p>
            <text:p>hammer is highly associated with words of the same functional</text:p>
            <text:p>context, such as screwdriver, pound, and construction. Meaning in</text:p>
            <text:p>this sense is very different from the meaning found by looking up</text:p>
            <text:p>words in a dictionary or thesaurus. LSA uses a statistical tech-</text:p>
            <text:p>nique called singular value decomposition to condense a very</text:p>
            <text:p>large corpus of texts to 100–500 statistical dimensions (Landauer</text:p>
            <text:p>et al., 2007). The conceptual similarity between any two text</text:p>
            <text:p>excerpts (e.g., word, clause, sentence, text) is computed by a for-</text:p>
            <text:p>mula that considers the values and weighted dimensions of the</text:p>
            <text:p>Words in the two text excerpts. LSA-based cohesion is measured</text:p>
            <text:p>in several ways in Coh-Metrix, but primarily in terms of the</text:p>
            <text:p>similarity between adjacent sentences and all possible pairs of</text:p>
            <text:p>sentences in a paragraph. Another LSA measure computes how</text:p>
            <text:p>much given information (as opposed to new information) exists</text:p>
            <text:p>in each sentence in a text, as compared with the content of prior</text:p>
            <text:p>text information, e.g., G/(N + G). Each of these measures varies</text:p>
            <text:p>from 0 (low cohesion) to 1 (high cohesion)</text:p>
          </table:table-cell>
          <table:table-cell table:style-name="ce308" office:value-type="string" calcext:value-type="string">
            <text:p>Semantic similarity or LSA (<text:span text:style-name="T29">Latent Semantic Analysis)</text:span> givenness/newness <text:span text:style-name="T30">computes how much given information (as opposed to new information) exists in each sentence in a text, as compared with the content of prior text information.</text:span> As it may be expected, it is higher in the Social Science texts, because surrounding words are expected to be narrating ideas on similar concepts whereas in English texts, we can find more semantically distant words in adjacent sentences. If we can think that semantically similar sentences might be easier to understand, this metric should be analysed together with word frequency, since the use of infrequent words can counteract this effect. In the example <text:span text:style-name="T31">“They give up their free time to help neighbours and charity organizations. Their actions improve many people's lives”</text:span> from the English texts we find semantically different but quite common words, which allows following the thread. On the contrary, “<text:span text:style-name="T32">The Romans built a great empire and conquered the (…). Here, they founded colonies called provinces with big cities and left a great cultural legacy.” </text:span><text:span text:style-name="T33">uses semantically close words that are infrequent.</text:span></text:p>
          </table:table-cell>
          <table:table-cell table:number-columns-repeated="1021"/>
        </table:table-row>
        <table:table-row table:style-name="ro24">
          <table:table-cell table:style-name="ce310" office:value-type="string" calcext:value-type="string">
            <text:p>Syntax:</text:p>
            <text:p>Syntactic simplicity (PC3)</text:p>
          </table:table-cell>
          <table:table-cell table:style-name="ce310" office:value-type="string" calcext:value-type="string">
            <text:p><text:span text:style-name="T21">Def:Syntactic simplicity (PC3). Scores are higher when sentences have fewer words and simpler,</text:span></text:p>
            <text:p><text:span text:style-name="T21">more familiar syntactic structures. At the opposite end of the continuum are structurally embedded</text:span></text:p>
            <text:p><text:span text:style-name="T21">sentences that require the reader to hold many words and ideas in working memory.</text:span></text:p>
            <text:p><text:span text:style-name="T21">Six variables were significantly loaded onto this component, with factor loadings that ranged from</text:span></text:p>
            <text:p><text:span text:style-name="T21">.52 to .85; only 2 of the 42 cross-loading values were greater than |.30|.</text:span></text:p>
            <text:p><text:span text:style-name="T21">Syntactic simplicity z-scores showed large decreases as a function of grade level and medium-to-large</text:span></text:p>
            <text:p><text:span text:style-name="T21">differences in genre, with a small interaction. Syntactic simplicity showed the following ordering:</text:span></text:p>
            <text:p><text:span text:style-name="T21">science &gt; social studies &gt; language arts. From the standpoint of genre, writers use simpler syntax</text:span></text:p>
            <text:p><text:span text:style-name="T21">on the informational texts in which readers have lower prior knowledge. Simple syntaxapparently compensates for the more unfamiliar and challenging subject matters in informational texts.</text:span></text:p>
          </table:table-cell>
          <table:table-cell table:style-name="ce309"/>
          <table:table-cell table:number-columns-repeated="1021"/>
        </table:table-row>
        <table:table-row table:style-name="ro63">
          <table:table-cell table:style-name="ce309" office:value-type="string" calcext:value-type="string">
            <text:p>Words:</text:p>
            <text:p>Word concreteness (PC4)</text:p>
          </table:table-cell>
          <table:table-cell table:style-name="ce309" office:value-type="string" calcext:value-type="string">
            <text:p>Def:Word concreteness (PC4). Scores are higher when a higher percentage of content words are concrete,</text:p>
            <text:p>are meaningful, and evoke mental images—as opposed to being abstract. Three variables were significantly</text:p>
            <text:p>loaded onto this component, with factor loadings of .72 to .90 and low cross-loadings with all other</text:p>
            <text:p>components. The z-scores for word concreteness showed medium effects of grade level and small effects</text:p>
            <text:p>of genre, with a small to medium interaction effect. Whereas science texts showed a decrease in word</text:p>
            <text:p>concreteness over grade level, there was a curvilinear function for language arts and social studies.</text:p>
            <text:p>Apparently, abstract words are used at early grade levels in the latter two genres. An exploration of the</text:p>
            <text:p>words in these earlier-grade-level texts would be worthwhile because the trend is somewhat counterintuitive.</text:p>
          </table:table-cell>
          <table:table-cell table:style-name="ce309" office:value-type="string" calcext:value-type="string">
            <text:p>Values: we find that English texts contain content words which are more concrete, meaningful, which evoke mental images are easier to process and understand. Social Science texts contain more abstract words that are more challenging to understand. Compared with the native corpus, 79% (in the case of English texts) and 65% (in the case of Social Science) of the texts in the TASA corpus use more abstract words. If we compare our results and Z-scores obtained in Graesser et al., 2011 on the 6-8 grade-level band and text genre, the native corpus use more abstract words. </text:p>
          </table:table-cell>
          <table:table-cell table:number-columns-repeated="1021"/>
        </table:table-row>
        <table:table-row table:style-name="ro63">
          <table:table-cell table:style-name="ce311" office:value-type="string" calcext:value-type="string">
            <text:p>situation model cohesion:</text:p>
            <text:p>Deep (Causal) cohesion (PC5):</text:p>
            <text:p>This dimension reflects the degree to which the text contains causal, intentional, and</text:p>
            <text:p>temporal connectives and conceptual links. These connectives help the reader to form a more</text:p>
            <text:p>coherent and deeper understanding of the causal events, processes, and actions in the text.</text:p>
            <text:p/>
          </table:table-cell>
          <table:table-cell office:value-type="string" calcext:value-type="string">
            <text:p>Def:Scores are higher to the extent that clauses and sentences in the text are linked with causal and</text:p>
            <text:p>intentional (goal-oriented) connectives. Six Coh-Metrix measures were loaded onto causal cohesion,</text:p>
            <text:p>with loadings ranging from .47 to .86. Of the 42 cross-loadings (6 variables × 7 components), only 2</text:p>
            <text:p>values exceeded |.30|.Causal cohesion z-scores showed a small increase over grade level, a small effect</text:p>
            <text:p>of genre, and a small interaction. The science texts had slightly lower causal cohesion scores than</text:p>
            <text:p>the other two genres, which were approximately the same. The trend of increased causal cohesion</text:p>
            <text:p>scores over grade level suggests that texts that are more difficult or involve less familiar topics</text:p>
            <text:p>can benefit from discourse devices that promote higher causal cohesion. However,</text:p>
            <text:p>this explanation does not account for the lower causal cohesion scores of science texts compared</text:p>
            <text:p>with language arts and social studies. The major conclusion is that different forms of cohesion are not</text:p>
            <text:p>always positively correlated with grade-level bands and that sometimes cohesion devices can</text:p>
            <text:p>compensate for difficult topics.</text:p>
          </table:table-cell>
          <table:table-cell office:value-type="string" calcext:value-type="string">
            <text:p>Values:Social Science texts help the reader to form a more coherent and deeper understanding of the causal events, processes, and actions in the text in a more degree than English texts. Taking the native corpus as a reference, 26% of the texts in the TASA corpus are less coherent, compared to English texts, and 40% in the case of Social Science. </text:p>
          </table:table-cell>
          <table:table-cell table:number-columns-repeated="1021"/>
        </table:table-row>
        <table:table-row table:style-name="ro63">
          <table:table-cell table:style-name="ce311" office:value-type="string" calcext:value-type="string">
            <text:p>situation model cohesion:</text:p>
            <text:p>verb cohesion(PC6)</text:p>
          </table:table-cell>
          <table:table-cell office:value-type="string" calcext:value-type="string">
            <text:p>Def:3 variables:</text:p>
            <text:p>Verb overlap adjacent sentences;</text:p>
            <text:p>LSA verb overlap adjacent sentences;</text:p>
            <text:p>polysemy</text:p>
          </table:table-cell>
          <table:table-cell table:number-columns-repeated="1022"/>
        </table:table-row>
        <table:table-row table:style-name="ro63">
          <table:table-cell table:style-name="ce311" office:value-type="string" calcext:value-type="string">
            <text:p>situation model cohesion:</text:p>
            <text:p>logical cohesion(PC7)</text:p>
          </table:table-cell>
          <table:table-cell office:value-type="string" calcext:value-type="string">
            <text:p>Def:2 variables:</text:p>
            <text:p>Additive connectives;</text:p>
            <text:p>Adversative connectives</text:p>
          </table:table-cell>
          <table:table-cell table:number-columns-repeated="1022"/>
        </table:table-row>
        <table:table-row table:style-name="ro63">
          <table:table-cell table:style-name="ce311" office:value-type="string" calcext:value-type="string">
            <text:p>situation model cohesion:</text:p>
            <text:p>temporal cohesion(PC8)</text:p>
          </table:table-cell>
          <table:table-cell office:value-type="string" calcext:value-type="string">
            <text:p>Def:3 variables:</text:p>
            <text:p>1.Temporal cohesion;</text:p>
            <text:p>2.Verb tense repetition;</text:p>
            <text:p>3Verb aspect repetition</text:p>
          </table:table-cell>
          <table:table-cell table:number-columns-repeated="1022"/>
        </table:table-row>
        <table:table-row table:style-name="ro63">
          <table:table-cell office:value-type="string" calcext:value-type="string">
            <text:p>Significant features:</text:p>
          </table:table-cell>
          <table:table-cell table:number-columns-repeated="1023"/>
        </table:table-row>
        <table:table-row table:style-name="ro63">
          <table:table-cell table:style-name="ce309" office:value-type="string" calcext:value-type="string">
            <text:p>Textbase:</text:p>
            <text:p>Co-referential Cohesion.PC2.</text:p>
            <text:p>Argument overlap-adjacent sentences (LOCAL)</text:p>
            <text:p/>
          </table:table-cell>
          <table:table-cell table:style-name="ce140" office:value-type="string" calcext:value-type="string">
            <text:p>Def:Co-reference. Coh-Metrix tracks different types of word co-</text:p>
            <text:p>reference: content word overlap, noun overlap, argument overlap,</text:p>
            <text:p>and stem overlap. Content word overlap is the proportion of con-</text:p>
            <text:p>tent words that are the same between pairs of sentences. Noun</text:p>
            <text:p>overlap is the proportion of sentence pairs that share one or more</text:p>
            <text:p>common nouns; argument overlap is the proportion of sentence</text:p>
            <text:p>pairs that share common nouns or pronouns (e.g., table/table, he/</text:p>
            <text:p>he, or table/tables). Stem overlap is the proportion of sentence</text:p>
            <text:p>pairs in which a noun in one sentence has a semantic unit in com-</text:p>
            <text:p>mon with any word in any grammatical category in the other</text:p>
            <text:p>sentence (e.g., the noun photograph and the verb photographed).</text:p>
            <text:p>Some metrics consider only adjacent sentences in the text(LOCAL),</text:p>
            <text:p>whereas others compute co-reference of all possible pairs of sen-</text:p>
            <text:p>tences in a paragraph(GLOBAL).</text:p>
          </table:table-cell>
          <table:table-cell office:value-type="string" calcext:value-type="string">
            <text:p>As one example, common sense would predict that high-cohesion texts yield better comprehension than</text:p>
            <text:p>low-cohesion texts. However, researchers in discourse processing have discovered that the relationship</text:p>
            <text:p>between cohesion and comprehension is less straightforward than one might intuitively suspect.</text:p>
            <text:p>McNamara and her colleagues have documented that complex interactions occur between text</text:p>
            <text:p>cohesion and the readers’ prior knowledge (O’Reilly &amp; McNamara, 2007).A considerable amount of</text:p>
            <text:p>research has documented the benefits of increasing cohesion for readers with low knowledge</text:p>
            <text:p>(McNamara, Kintsch, Songer, &amp; Kintsch, 1996; McNamara &amp; Kintsch, 1996; O’Reilly &amp; McNamara, 2007).</text:p>
            <text:p>These studies substantiate that all types of cohesion can help these readers. The low knowledge readers</text:p>
            <text:p>are simply not equipped with enough background knowledge to generate the inferences needed to</text:p>
            <text:p>connect constituents in low cohesion texts. Their lack of prior knowledge makes it impossible to bridge the cohesion gaps without explicit text cues for cohesion, such as connectives and overlap of words in</text:p>
            <text:p>noun-phrases among sentences.</text:p>
            <text:p>Across several studies, students with more background knowledge either do not benefit</text:p>
            <text:p>from cohesion, or actually profit from a lack of cohesion in the text (McNamara et al., 1996; McNamara</text:p>
            <text:p>&amp; Kintsch, 1996; O’Reilly &amp; McNamara, 2007).This phenomenon has been referred to as the expertise</text:p>
            <text:p>reversal effect.</text:p>
          </table:table-cell>
          <table:table-cell table:number-columns-repeated="1021"/>
        </table:table-row>
        <table:table-row table:style-name="ro63">
          <table:table-cell table:style-name="ce309" office:value-type="string" calcext:value-type="string">
            <text:p>Cohesion:</text:p>
            <text:p>Latent semantic analysis (LSA)</text:p>
          </table:table-cell>
          <table:table-cell table:style-name="ce140" office:value-type="string" calcext:value-type="string">
            <text:p>Def:Latent semantic analysis. Coh-Metrix measures conceptual over-</text:p>
            <text:p>lap between sentences by a statistical model of word meaning</text:p>
            <text:p>called Latent Semantic Analysis (LSA; Landauer, McNamara,</text:p>
            <text:p>Dennis, &amp; Kintsch, 2007; Millis, Magliano, &amp; Todaro, 2006).</text:p>
            <text:p>LSA is an important method of computing similarity because it</text:p>
            <text:p>considers implicit knowledge in addition to the explicit words.</text:p>
            <text:p>LSA is a mathematical, statistical technique for representing</text:p>
            <text:p>word and world knowledge, based on a large corpus of texts. The</text:p>
            <text:p>central intuition is that the meaning of a word is captured by the</text:p>
            <text:p>company of other words that surround it in naturalistic docu-</text:p>
            <text:p>ments. Two words have similarity in meaning to the extent that</text:p>
            <text:p>they share similar surrounding words. For example, the word</text:p>
            <text:p>hammer is highly associated with words of the same functional</text:p>
            <text:p>context, such as screwdriver, pound, and construction. Meaning in</text:p>
            <text:p>this sense is very different from the meaning found by looking up</text:p>
            <text:p>words in a dictionary or thesaurus. LSA uses a statistical tech-</text:p>
            <text:p>nique called singular value decomposition to condense a very</text:p>
            <text:p>large corpus of texts to 100–500 statistical dimensions (Landauer</text:p>
            <text:p>et al., 2007). The conceptual similarity between any two text</text:p>
            <text:p>excerpts (e.g., word, clause, sentence, text) is computed by a for-</text:p>
            <text:p>mula that considers the values and weighted dimensions of the</text:p>
            <text:p>Words in the two text excerpts. LSA-based cohesion is measured</text:p>
            <text:p>in several ways in Coh-Metrix, but primarily in terms of the</text:p>
            <text:p>similarity between adjacent sentences and all possible pairs of</text:p>
            <text:p>sentences in a paragraph. Another LSA measure computes how</text:p>
            <text:p>much given information (as opposed to new information) exists</text:p>
            <text:p>in each sentence in a text, as compared with the content of prior</text:p>
            <text:p>text information, e.g., G/(N + G). Each of these measures varies</text:p>
            <text:p>from 0 (low cohesion) to 1 (high cohesion)</text:p>
          </table:table-cell>
          <table:table-cell table:style-name="ce140"/>
          <table:table-cell table:number-columns-repeated="1021"/>
        </table:table-row>
        <table:table-row table:style-name="ro63">
          <table:table-cell table:style-name="ce309" office:value-type="string" calcext:value-type="string">
            <text:p>Cohesion:</text:p>
            <text:p>Lexical diversity.</text:p>
          </table:table-cell>
          <table:table-cell table:style-name="ce140" office:value-type="string" calcext:value-type="string">
            <text:p>Def:Lexical diversity. Lexical diversity is related to cohesion because a</text:p>
            <text:p>higher number of different words in a text means that new words</text:p>
            <text:p>need to be integrated into the discourse context. The most well-</text:p>
            <text:p>known lexical diversity index is type-token ratio, but a number of</text:p>
            <text:p>analogous measures are included in Coh-Metrix that control for</text:p>
            <text:p>text length (McCarthy &amp; Jarvis, 2007). Type-token ratio is the</text:p>
            <text:p>number of unique words in a text (i.e., types) divided by the</text:p>
            <text:p>overall number of words (i.e., tokens).</text:p>
          </table:table-cell>
          <table:table-cell table:style-name="ce140"/>
          <table:table-cell table:number-columns-repeated="1021"/>
        </table:table-row>
        <table:table-row table:style-name="ro63">
          <table:table-cell office:value-type="string" calcext:value-type="string">
            <text:p>Cohesion:</text:p>
            <text:p>Connectives.</text:p>
          </table:table-cell>
          <table:table-cell office:value-type="string" calcext:value-type="string">
            <text:p>Def: Connectives also represent an important category because they play a non-trivial role in</text:p>
            <text:p>establishing situation model cohesion (or Deep Cohesion). Coh-Metrix delivers a relative frequency</text:p>
            <text:p>(index) score (occurrence per 1000 words) for all connectives as well as different types of connectives.</text:p>
            <text:p>Indices are provided on five broad categories of connectives: causal (because, so), additive (and,</text:p>
            <text:p>moreover), temporal (first, until), logical (and, or), and adversative/contrastive (although, whereas)</text:p>
            <text:p>which Coh-Metrix classifies based on prior research (Halliday &amp; Hasan, 1976; Louwerse, 2001).</text:p>
            <text:p>Additionally, Coh-Metrix differentiates between positive connectives (also, moreover) and negative</text:p>
            <text:p>connectives (however, but).</text:p>
          </table:table-cell>
          <table:table-cell table:number-columns-repeated="1022"/>
        </table:table-row>
        <table:table-row table:style-name="ro66">
          <table:table-cell table:style-name="ce312" office:value-type="string" calcext:value-type="string">
            <text:p>Adversative and contrastive connective incidence</text:p>
          </table:table-cell>
          <table:table-cell table:style-name="ce355" office:value-type="string" calcext:value-type="string">
            <text:p>Def:<text:span text:style-name="T19">connective incidence is higher in Social Science texts, what means that ideas require cohesive links and that clauses provide clues about text organization. If those texts include connectives that are not so frequent in English texts, additional efforts should be made in the classroom to verify that students establish the right relationships between the ideas and that they understand all the connectors in the texts.</text:span></text:p>
          </table:table-cell>
          <table:table-cell table:number-columns-repeated="1022"/>
        </table:table-row>
        <table:table-row table:style-name="ro77">
          <table:table-cell table:style-name="ce313" office:value-type="string" calcext:value-type="string">
            <text:p>Temporal connectives incidence</text:p>
          </table:table-cell>
          <table:table-cell office:value-type="string" calcext:value-type="string">
            <text:p>Def:<text:span text:style-name="T24">Temporal connections</text:span><text:span text:style-name="T25"> appear more frequently in Social Science texts and, accordingly, these links require special attention too.</text:span></text:p>
          </table:table-cell>
          <table:table-cell table:number-columns-repeated="1022"/>
        </table:table-row>
        <table:table-row table:style-name="ro77">
          <table:table-cell table:style-name="ce313" office:value-type="string" calcext:value-type="string">
            <text:p>Ratio of intentional particles to intentional verbs</text:p>
          </table:table-cell>
          <table:table-cell office:value-type="string" calcext:value-type="string">
            <text:p>Def: Social Science texts show a tendency to have a higher ratio of <text:span text:style-name="T24">intentional particles (in order to, so that, by means of) to intentional verbs</text:span><text:span text:style-name="T25">, or verbs that signal state changes, events, actions and processes as opposed to states. In general, these findings demonstrate that intentional particles provide cohesion, which is positive, because the reader does not have to infer the relationships. However, as a result, students need to create a higher level of mental representation and teachers need to make sure that the relationships between intentional events/actions conveyed by each sentence are understood.</text:span></text:p>
          </table:table-cell>
          <table:table-cell table:number-columns-repeated="1022"/>
        </table:table-row>
        <table:table-row table:style-name="ro77">
          <table:table-cell office:value-type="string" calcext:value-type="string">
            <text:p>Negation density_incidence:the higher</text:p>
            <text:p>relative frequency of negations</text:p>
          </table:table-cell>
          <table:table-cell office:value-type="string" calcext:value-type="string">
            <text:p><text:span text:style-name="T26">However, the use of pronouns and frequency of negations</text:span><text:span text:style-name="T27"> </text:span><text:span text:style-name="T28">may threaten textual cohesion in ways that make comprehension more difficult.</text:span></text:p>
            <text:p>For example, negative emotion words would be diagnostic of gloomy texts.</text:p>
            <text:p>Total de verbos en negativo:NOT o  n't .Se calcula sumando las palabras con lema == 'not':</text:p>
          </table:table-cell>
          <table:table-cell table:number-columns-repeated="1022"/>
        </table:table-row>
        <table:table-row table:style-name="ro77">
          <table:table-cell office:value-type="string" calcext:value-type="string">
            <text:p>Pronoun incidence</text:p>
          </table:table-cell>
          <table:table-cell office:value-type="string" calcext:value-type="string">
            <text:p><text:span text:style-name="T19">Def:The pronoun incidence is higher in the English texts, which is a characteristic of face-to-face and pubic conversations (Louwerse et al, 2004)</text:span></text:p>
            <text:p><text:span text:style-name="T19">Another outstanding difference is that the adverb and pronoun incidence is higher in English. Pronouns as co-referent to</text:span></text:p>
            <text:p><text:span text:style-name="T19">a previous noun contribute to high levels of co-reference between sentences, and this enables readers to retain</text:span></text:p>
            <text:p><text:span text:style-name="T19">the relevant information, thereby diminishing the cognitive load. However,</text:span></text:p>
            <text:p><text:span text:style-name="T19">the use of pronouns may threaten textual cohesion in ways that make comprehension more difficult.</text:span></text:p>
            <text:p><text:span text:style-name="T19">Interestingly, LIWC researchers have documented that the function words</text:span></text:p>
            <text:p><text:span text:style-name="T19">(particularly pronouns; Pennebaker, 2011) are diagnostic of social status, personality,</text:span></text:p>
            <text:p><text:span text:style-name="T19">and various psychological states. There are gender, age, and social class differences in</text:span></text:p>
            <text:p><text:span text:style-name="T19">function word use. For example, first-person singular pronouns (e.g., I, me, my) have</text:span></text:p>
            <text:p><text:span text:style-name="T19">higher usage among women, young people, and people of lower social classes.</text:span></text:p>
            <text:p><text:span text:style-name="T19">Face-to-face conversations contain more first-person pronouns due to an interpersonal, involved style</text:span></text:p>
            <text:p><text:span text:style-name="T19">(Chafe, 1982).Pronouns are important</text:span></text:p>
            <text:p><text:span text:style-name="T19">for constructing cohesion in the textbase and situation model</text:span></text:p>
            <text:p><text:span text:style-name="T19">because it can be difficult to link a pronoun to another discourse</text:span></text:p>
            <text:p><text:span text:style-name="T19">unit or to the topic being discussed. This difficulty may threaten</text:span></text:p>
            <text:p><text:span text:style-name="T19">textual cohesion in ways that make comprehension more diffi-</text:span></text:p>
            <text:p><text:span text:style-name="T19">cult. Pronouns are segregated further into first-person pronouns</text:span></text:p>
            <text:p><text:span text:style-name="T19">(I, me, we, us) and third-person pronouns (he, she, it, that, those)</text:span></text:p>
            <text:p><text:span text:style-name="T19">because this distinction has repercussions at other levels of mean-</text:span></text:p>
            <text:p><text:span text:style-name="T19">ing (Pennebaker, Booth, &amp; Francis, 2007). Pronouns are more</text:span></text:p>
            <text:p><text:span text:style-name="T19">prevalent in oral discourse, which is generally easier than print</text:span></text:p>
            <text:p><text:span text:style-name="T19">(Biber, 1988; Tannen, 1982).</text:span></text:p>
            <text:p/>
          </table:table-cell>
          <table:table-cell table:number-columns-repeated="1022"/>
        </table:table-row>
        <table:table-row table:style-name="ro63" table:number-rows-repeated="3">
          <table:table-cell table:number-columns-repeated="1024"/>
        </table:table-row>
        <table:table-row table:style-name="ro63">
          <table:table-cell office:value-type="string" calcext:value-type="string">
            <text:p>Cohesion</text:p>
          </table:table-cell>
          <table:table-cell office:value-type="string" calcext:value-type="string">
            <text:p>Def: Propiedad que permite que cada frase de un texto sea</text:p>
            <text:p>Interpretado en relación con los demás. Manera de unión entre</text:p>
            <text:p>Palabras, oraciones y parrafos.</text:p>
            <text:p>Cohesion ties clauses and sentences at a semantic level.</text:p>
            <text:p>Low-cohesion text benefit to:</text:p>
            <text:p>-self-explanation process</text:p>
            <text:p>-High-knowledge and low-skilled readers in inference ideas process</text:p>
            <text:p>High-cohesion text benefit to:</text:p>
            <text:p><text:span text:style-name="T1">-All low-knowledge readers in inference ideas process</text:span></text:p>
            <text:p><text:span text:style-name="T1">-High-knowledge and high-skilled readers in inference ideas process</text:span></text:p>
            <text:p/>
          </table:table-cell>
          <table:table-cell table:number-columns-repeated="1022"/>
        </table:table-row>
        <table:table-row table:style-name="ro63">
          <table:table-cell office:value-type="string" calcext:value-type="string">
            <text:p>Coherence</text:p>
          </table:table-cell>
          <table:table-cell office:value-type="string" calcext:value-type="string">
            <text:p>Def: La forma de los textos bien estructurados que permite</text:p>
            <text:p>Concebirlo como entidades semánticamente unitarias</text:p>
            <text:p>Donde las diversas ideas secundarias aportan información</text:p>
            <text:p>Relevante para llegar a la idea principal o tema, de manera que el lector</text:p>
            <text:p>Pueda encontrar el significado global del texto.</text:p>
            <text:p>Mental representation of the text or connections constructed</text:p>
            <text:p>by the reader.How well the reader understands a text or discourse.</text:p>
            <text:p>Abstarct representation with nodes and links, where nodes are</text:p>
            <text:p>Objects, agents,...and links or connections are the relations between nodes.</text:p>
          </table:table-cell>
          <table:table-cell table:number-columns-repeated="1022"/>
        </table:table-row>
        <table:table-row table:style-name="ro63">
          <table:table-cell office:value-type="string" calcext:value-type="string">
            <text:p>Cohesive cue</text:p>
          </table:table-cell>
          <table:table-cell office:value-type="string" calcext:value-type="string">
            <text:p>Def: All the contributing element to the cohesion. The purpose is to tie different</text:p>
            <text:p>Parts of the text together.But cohesive cues operate at a higher level</text:p>
            <text:p>Than does syntax.Syntax ties together words and phrases at the sentence level</text:p>
            <text:p>And syntax adheres to rules.</text:p>
            <text:p>By contrast, cohesion ties together the clauses and sentences</text:p>
            <text:p>at a semantic level and thus helps understand the ideas of the text</text:p>
            <text:p>And cohesion cue can be manipulated or inferenced successfully or not.</text:p>
            <text:p>Potential cohesive cues: connectives such as: and, but, because …</text:p>
            <text:p/>
          </table:table-cell>
          <table:table-cell table:number-columns-repeated="1022"/>
        </table:table-row>
        <table:table-row table:style-name="ro63">
          <table:table-cell office:value-type="string" calcext:value-type="string">
            <text:p>Referential cohesion</text:p>
          </table:table-cell>
          <table:table-cell office:value-type="string" calcext:value-type="string">
            <text:p><text:span text:style-name="T1">Def: Referential cohesion </text:span>Is the overlap(coincidencia) in words,</text:p>
            <text:p>or semantic references between clauses, sentences and paragraphs.</text:p>
            <text:p>Cohmetrix focuses on sentences and paragraphs.</text:p>
            <text:p>Impacts reading more quickly and recall(memorize) of words and sentences.</text:p>
          </table:table-cell>
          <table:table-cell/>
          <table:table-cell office:value-type="string" calcext:value-type="string">
            <text:p>Irakurri: Britton and Gulgoz, 1991 and McNamara et al.,2010</text:p>
          </table:table-cell>
          <table:table-cell table:number-columns-repeated="1020"/>
        </table:table-row>
        <table:table-row table:style-name="ro63">
          <table:table-cell office:value-type="string" calcext:value-type="string">
            <text:p>Cohesion. Reverse Cohesion Effect</text:p>
          </table:table-cell>
          <table:table-cell office:value-type="string" calcext:value-type="string">
            <text:p>Def: Low-knowledge readers gain greatly from added cohesion</text:p>
            <text:p>Whereas high-knowledge can gain from lower cohesion.</text:p>
            <text:p>McNamara et al., 1996 found that low-knowledge readers benefited from the added cohesion according to comprehension and text recall measures</text:p>
            <text:p>But more knowledge showed better comprehension if they read the low-cohesion according to the bridging-inference questions, problem-solving questions, and the sorting task.According to their recall of the text and text-based questions showed a slight advantage from the highest-cohesion, but</text:p>
            <text:p>On questions tasks that depend in deeper understating showed large</text:p>
            <text:p><text:span text:style-name="T1">advantage from the low-cohesion.Conclusion: Reverse Cohesion Effect</text:span></text:p>
            <text:p><text:span text:style-name="T1">Occurred exclusively (only) for high-knowledge and less-skilled readers,</text:span></text:p>
            <text:p><text:span text:style-name="T1">because the less-skilled readers(poca habilidad lectora) need low cohesion in the text</text:span></text:p>
            <text:p><text:span text:style-name="T1">To induce inference processes (O’Reilly and McNamara 2007).</text:span></text:p>
          </table:table-cell>
          <table:table-cell table:number-columns-repeated="1022"/>
        </table:table-row>
        <table:table-row table:style-name="ro63">
          <table:table-cell office:value-type="string" calcext:value-type="string">
            <text:p>Construction-Integration theory</text:p>
            <text:p>of text comprenhension(Kintsch, 1998)</text:p>
          </table:table-cell>
          <table:table-cell office:value-type="string" calcext:value-type="string">
            <text:p>When readers generate inferences that link the text with prior knowledge, the reader’s situation model level of understanding is improved. This theory</text:p>
            <text:p>Distinguishes between the textbase and the situation model level of comprehension. The most important levels are: a) the surface structure(refers to the reader’s memory for the words and syntax of the text, for example: “The streets were wet because it was raining”), b) the propositional textbase level (Dijk and Kintsch, 1983), are links between explicit ideas or propositions, for example link 2 ideas such as the streets were wet from rain or propositions: proposition1=wet(street) and proposition2=cause(rain) c)the situation model level (Kintsch, 1998) is the resulting form knowledge-based inferences, for example: the reader might imagine that the streets were slick(resbaladizo) and the sky was gray. if readers make more inferences that link to prior knowledge, then the CI model predicts more stable understanding of the text.</text:p>
          </table:table-cell>
          <table:table-cell table:number-columns-repeated="1022"/>
        </table:table-row>
        <table:table-row table:style-name="ro63">
          <table:table-cell office:value-type="string" calcext:value-type="string">
            <text:p><text:span text:style-name="T1">Cohesion. Local level</text:span></text:p>
          </table:table-cell>
          <table:table-cell office:value-type="string" calcext:value-type="string">
            <text:p>i.e., replacing Pronouns with Noun Phrases,</text:p>
            <text:p>defining unfamiliar concepts,</text:p>
            <text:p>adding argument overlap between sentences and</text:p>
            <text:p>Adding connectives to clarify relationships between ideas.</text:p>
          </table:table-cell>
          <table:table-cell table:number-columns-repeated="1022"/>
        </table:table-row>
        <table:table-row table:style-name="ro63">
          <table:table-cell office:value-type="string" calcext:value-type="string">
            <text:p>Cohesion. Global or macro-level</text:p>
          </table:table-cell>
          <table:table-cell office:value-type="string" calcext:value-type="string">
            <text:p>i.e., adding topic headers to sections and</text:p>
            <text:p>Adding topic sentences to the beginnings of each paragragh.</text:p>
          </table:table-cell>
          <table:table-cell table:number-columns-repeated="1022"/>
        </table:table-row>
        <table:table-row table:style-name="ro63">
          <table:table-cell office:value-type="string" calcext:value-type="string">
            <text:p>Cohesion. Reading Skill</text:p>
          </table:table-cell>
          <table:table-cell office:value-type="string" calcext:value-type="string">
            <text:p>The effect of cohesion also depend on reading ability.</text:p>
            <text:p>The more skilled readers are more likely to generate inferences</text:p>
            <text:p>while reading: solving anaphoric reference(errepikapena esan nahi du.</text:p>
            <text:p>Funtsean lerroen hasieran edo esaldien hasieran hitz bat edo gehiago errepikatzea da, indarra emateko hitz-sortari); selecting the meaning of homographs(word spelled like another);processing garden-path sentences</text:p>
            <text:p>( gramatikalki zuzenak izanik, esanahi anbiguoa edo nahasia</text:p>
            <text:p>duten esaldiak dira. Horrela, hasieran, esanahi bat duela ematen du</text:p>
            <text:p>baina amaieran agertzen den beste elementu batek dena zalantzan</text:p>
            <text:p>uzten du:“Anderrek goizean irakurri duen liburua lapurtu dute liburutegian.”</text:p>
            <text:p>Zer lapurtu dute? Anderren liburua edo liburutegian zegoen</text:p>
            <text:p>Anderrena bezalako liburua? Hartzailearen buruak errazena ematen</text:p>
            <text:p>duen esanahia interpretatu egiten du baina gero hori ez dago hain garbi.</text:p>
            <text:p>Ondo ulertzeko esaldi osoa irakurri behar da, askotan behin baino gehiagotan.);and generating inferences between clauses, sentences and paragraphs while reading. Conclusion: The high-knowledge (mas conocimiento) and more-skilled (habilidad lectora) readers gained from the high-cohesion text. There was NO “reverse cohesion effect” on more-skilled readers.</text:p>
          </table:table-cell>
          <table:table-cell table:number-columns-repeated="1022"/>
        </table:table-row>
        <table:table-row table:style-name="ro63">
          <table:table-cell office:value-type="string" calcext:value-type="string">
            <text:p>Cohesion. Early Reading</text:p>
          </table:table-cell>
          <table:table-cell office:value-type="string" calcext:value-type="string">
            <text:p>McNamara et al.,2011 article works on young children’s comprenhension:</text:p>
            <text:p>-low and high text cohesion</text:p>
            <text:p>-text genre(narrative, science)</text:p>
            <text:p>-reader’s abilities</text:p>
            <text:p>-the fourth grade slump (critical period in reading development:</text:p>
            <text:p>moving from learning to read to reading to learn):In North America, the fourth grade(LH4)</text:p>
            <text:p>is the fifth school year of elementary school. Students are usually 9–10 years old.</text:p>
            <text:p>-Task: During this period some of the children display comprehension difficulties.</text:p>
            <text:p>-The comprehension of the text was evaluated using 3 measures:</text:p>
            <text:p>a)multiple-choice questions:Six of the questions were designed to tap local-level comprehension, and the other six were designed to tap global-level comprehension of the text. Whereas local-level questions requested information that was within five or fewer clauses (mostly within 2 sentences), global-level questions requested information that was located across six or more clauses. Each multiple-choice question had four answer options with only one being the correct answer.</text:p>
            <text:p>b)The free recall (memory) task:required children to report what they remembered about the passage they had just read.</text:p>
            <text:p>c)cued recall: which assessed major themes in the text, was used to evoke richer content from the children (Zinar, 1990).The cued recall task required children to respond to three directives. The directives were designed to assess comprehension of three major sections of the texts, and they essentially covered the entire text. For example, for the Orlando text, children were directed to (a) “Tell me everything that Salvador did after his mama told him they would have to sell Orlando,” (b) Tell me everything that Salvador’s mama said at first about what they needed to do with Orlando,” and (c) “Tell me everything that happened to Salvador and what he did after the storm began.”</text:p>
            <text:p>Conclusions:</text:p>
            <text:p><text:span text:style-name="T1">-The high-cohesion text improved comprenhension of the narrative texts by multiple choice questions- textbase level understanding</text:span></text:p>
            <text:p><text:span text:style-name="T1">-The low-cohesion text improved comprenhension of the narrative texts with high-</text:span>knowledge readers (as adults) to generate inferences while reading.</text:p>
            <text:p>-The reading ability depends less than prior knowledge in comprenhension</text:p>
            <text:p>-Clearly the young readers needed more cohesion and background information</text:p>
            <text:p>-Narrative text better than science texts.</text:p>
          </table:table-cell>
          <table:table-cell table:number-columns-repeated="1022"/>
        </table:table-row>
        <table:table-row table:style-name="ro63">
          <table:table-cell table:style-name="ce286" office:value-type="string" calcext:value-type="string">
            <text:p>How to increase cohesion:</text:p>
          </table:table-cell>
          <table:table-cell table:style-name="ce286" table:number-columns-repeated="1023"/>
        </table:table-row>
        <table:table-row table:style-name="ro63">
          <table:table-cell table:style-name="ce286" office:value-type="string" calcext:value-type="string">
            <text:p>Cohesion.Local.Elaboration relation cues. Clarifying terms</text:p>
          </table:table-cell>
          <table:table-cell table:style-name="ce286" office:value-type="string" calcext:value-type="string">
            <text:p>Adding descriptive elaborations, the addition of more detail concerning what has already been said or</text:p>
            <text:p>Link unfamiliar concepts with familiar concepts</text:p>
          </table:table-cell>
          <table:table-cell table:style-name="ce286" table:number-columns-repeated="1022"/>
        </table:table-row>
        <table:table-row table:style-name="ro63">
          <table:table-cell table:style-name="ce286" office:value-type="string" calcext:value-type="string">
            <text:p>Cohesion.Local.Replacing ambiguous pronouns with nouns</text:p>
          </table:table-cell>
          <table:table-cell table:style-name="ce286" office:value-type="string" calcext:value-type="string">
            <text:p>Replacing ambiguous pronouns with nouns or noun phrases.</text:p>
          </table:table-cell>
          <table:table-cell table:style-name="ce286" table:number-columns-repeated="1022"/>
        </table:table-row>
        <table:table-row table:style-name="ro63">
          <table:table-cell table:style-name="ce286" office:value-type="string" calcext:value-type="string">
            <text:p>Cohesion.Local.Adding connectives</text:p>
          </table:table-cell>
          <table:table-cell table:style-name="ce286" office:value-type="string" calcext:value-type="string">
            <text:p>Adding connectives between sentences or ideas. (e.g.,however,because, and therefore)</text:p>
          </table:table-cell>
          <table:table-cell table:style-name="ce286" table:number-columns-repeated="1022"/>
        </table:table-row>
        <table:table-row table:style-name="ro63">
          <table:table-cell table:style-name="ce286" office:value-type="string" calcext:value-type="string">
            <text:p>Cohesion.Local.Increase the conceptual overlap</text:p>
          </table:table-cell>
          <table:table-cell table:style-name="ce286" office:value-type="string" calcext:value-type="string">
            <text:p>Insert nouns to increase the conceptual overlap between adjacent sentences</text:p>
          </table:table-cell>
          <table:table-cell table:style-name="ce286" table:number-columns-repeated="1022"/>
        </table:table-row>
        <table:table-row table:style-name="ro63">
          <table:table-cell table:style-name="ce286" office:value-type="string" calcext:value-type="string">
            <text:p>Cohesion.Local.Adding relational pronouns</text:p>
          </table:table-cell>
          <table:table-cell table:style-name="ce286" office:value-type="string" calcext:value-type="string">
            <text:p>Adding relational pronouns (e.g.,which) to make explicit the relations between phrases in a sentenc</text:p>
          </table:table-cell>
          <table:table-cell table:style-name="ce286" table:number-columns-repeated="1022"/>
        </table:table-row>
        <table:table-row table:style-name="ro63">
          <table:table-cell table:style-name="ce286" office:value-type="string" calcext:value-type="string">
            <text:p>Cohesion.Global.Adding topic headers</text:p>
          </table:table-cell>
          <table:table-cell table:style-name="ce286" office:value-type="string" calcext:value-type="string">
            <text:p>Adding topic headers</text:p>
          </table:table-cell>
          <table:table-cell table:style-name="ce286" table:number-columns-repeated="1022"/>
        </table:table-row>
        <table:table-row table:style-name="ro63">
          <table:table-cell table:style-name="ce286" office:value-type="string" calcext:value-type="string">
            <text:p>Cohesion.Global.Adding thematic sentences</text:p>
          </table:table-cell>
          <table:table-cell table:style-name="ce286" office:value-type="string" calcext:value-type="string">
            <text:p>Adding thematic sentences that serve to link each paragraph</text:p>
            <text:p>To the rest of the text and overall topic</text:p>
          </table:table-cell>
          <table:table-cell table:style-name="ce286" table:number-columns-repeated="1022"/>
        </table:table-row>
        <table:table-row table:style-name="ro63">
          <table:table-cell table:style-name="ce286" office:value-type="string" calcext:value-type="string">
            <text:p>Cohesion.Global. Changing sentence structure</text:p>
          </table:table-cell>
          <table:table-cell table:style-name="ce286" office:value-type="string" calcext:value-type="string">
            <text:p>Rearranging sentences to increase temporal or referencial cohesion.</text:p>
            <text:p>Changing sentence structure to incorporate the additions and modifications.</text:p>
            <text:p>For example:Rearranging sentences in chronological order in narrative texts.</text:p>
          </table:table-cell>
          <table:table-cell table:style-name="ce286" table:number-columns-repeated="1022"/>
        </table:table-row>
        <table:table-row table:style-name="ro63">
          <table:table-cell table:style-name="ce314" office:value-type="string" calcext:value-type="string">
            <text:p>In Ozuru et al 2010 the text is monitored by Coh-Metrix (Graesser, McNamara, Louwerse, &amp; Cai, 2004) using:</text:p>
          </table:table-cell>
          <table:table-cell table:style-name="ce314" table:number-columns-repeated="1023"/>
        </table:table-row>
        <table:table-row table:style-name="ro67">
          <table:table-cell table:style-name="ce347" office:value-type="string" calcext:value-type="string">
            <text:p>Cohesion.LSA adjacent similarity coh-metrix</text:p>
          </table:table-cell>
          <table:table-cell table:style-name="ce356" office:value-type="string" calcext:value-type="string">
            <text:p><text:span text:style-name="T1">Latent Semantic Analysis(Se usa para calcular la similitud entre 2 sentencias o entre un texto entero y una sentencia).the latent se-mantic analysis cosine (Landauer &amp; Dumais, 1996) between adjacent sentences. Low Cohesion value: 0.15- High Cohesion:</text:span>0.28</text:p>
          </table:table-cell>
          <table:table-cell table:style-name="ce356" table:number-columns-repeated="2"/>
          <table:table-cell table:style-name="ce356" office:value-type="string" calcext:value-type="string">
            <text:p>no</text:p>
          </table:table-cell>
          <table:table-cell table:style-name="ce356"/>
          <table:table-cell table:style-name="ce314"/>
          <table:table-cell table:style-name="ce358"/>
          <table:table-cell table:style-name="ce360"/>
          <table:table-cell table:style-name="ce314" office:value-type="string" calcext:value-type="string">
            <text:p>Utilizar wordembeddings y coseno similitud. 2 métricas: Global(la media del valor coseno de todos los posibles pares de sentencias) o Local (es la media del valor del coseno entre pares de sentencias adjacentes en el texto)</text:p>
          </table:table-cell>
          <table:table-cell table:style-name="ce361"/>
          <table:table-cell table:style-name="ce347" table:number-columns-repeated="1013"/>
        </table:table-row>
        <table:table-row table:style-name="ro63">
          <table:table-cell table:style-name="ce314" office:value-type="string" calcext:value-type="string">
            <text:p>Cohesion.Local.Referential cohesion.Argument Overlap coh-metrix</text:p>
          </table:table-cell>
          <table:table-cell table:style-name="ce314" office:value-type="string" calcext:value-type="string">
            <text:p>Argument Overlap score between adjacent sentences (i.e., nouns, pronouns) .</text:p>
            <text:p>The argument overlap scores, which relate to the proportion of adjacent sentences that share one or more arguments (e.g., pronoun, noun or noun phrase),</text:p>
            <text:p>Low cohesion value:0.21 and hihg cohesion value:0.68</text:p>
          </table:table-cell>
          <table:table-cell table:style-name="ce314"/>
          <table:table-cell table:style-name="ce314" office:value-type="string" calcext:value-type="string">
            <text:p>CRF_AO1</text:p>
          </table:table-cell>
          <table:table-cell table:style-name="ce314" table:number-columns-repeated="1020"/>
        </table:table-row>
        <table:table-row table:style-name="ro63">
          <table:table-cell table:style-name="ce314" office:value-type="string" calcext:value-type="string">
            <text:p>Cohesion.Logical connectives</text:p>
          </table:table-cell>
          <table:table-cell table:style-name="ce314" office:value-type="string" calcext:value-type="string">
            <text:p>the number of logical connectives. Low Cohesion value:13.5 and High Cohesion:27.7</text:p>
          </table:table-cell>
          <table:table-cell table:style-name="ce314" table:number-columns-repeated="1022"/>
        </table:table-row>
        <table:table-row table:style-name="ro63">
          <table:table-cell table:style-name="ce314" office:value-type="string" calcext:value-type="string">
            <text:p>Cohesion.Causal connectives</text:p>
          </table:table-cell>
          <table:table-cell table:style-name="ce314" office:value-type="string" calcext:value-type="string">
            <text:p><text:span text:style-name="T1">the number of causal connectives. Low Cohesion value: 24.3 and High Cohesion </text:span>39.3</text:p>
          </table:table-cell>
          <table:table-cell table:style-name="ce314" table:number-columns-repeated="1022"/>
        </table:table-row>
        <table:table-row table:style-name="ro63">
          <table:table-cell office:value-type="string" calcext:value-type="string">
            <text:p>Referential cohesion</text:p>
          </table:table-cell>
          <table:table-cell office:value-type="string" calcext:value-type="string">
            <text:p>Easability Z-score</text:p>
          </table:table-cell>
          <table:table-cell/>
          <table:table-cell office:value-type="string" calcext:value-type="string">
            <text:p>ZREF</text:p>
          </table:table-cell>
          <table:table-cell table:number-columns-repeated="1020"/>
        </table:table-row>
        <table:table-row table:style-name="ro63">
          <table:table-cell table:style-name="ce140" office:value-type="string" calcext:value-type="string">
            <text:p>Koherentzia/kohesioa/Cohesion</text:p>
          </table:table-cell>
          <table:table-cell table:style-name="ce140" office:value-type="string" calcext:value-type="string">
            <text:p>Incidencia de conectores temporales (total)</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41"/>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temporale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table-cell table:style-name="ce156"/>
          <table:table-cell table:style-name="ce140" table:number-columns-repeated="1013"/>
        </table:table-row>
        <table:table-row table:style-name="ro24">
          <table:table-cell table:style-name="ce140"/>
          <table:table-cell table:style-name="ce140" office:value-type="string" calcext:value-type="string">
            <text:p>Incidencia de conectores causales (total)</text:p>
          </table:table-cell>
          <table:table-cell table:style-name="ce140" table:number-columns-repeated="2"/>
          <table:table-cell table:style-name="ce140" office:value-type="string" calcext:value-type="string">
            <text:p>Si</text:p>
          </table:table-cell>
          <table:table-cell table:style-name="ce166" office:value-type="string" calcext:value-type="string">
            <text:p>$kausLokKopurua</text:p>
          </table:table-cell>
          <table:table-cell table:style-name="ce140"/>
          <table:table-cell table:style-name="ce120" office:value-type="string" calcext:value-type="string">
            <text:p>BLOQUEADO</text:p>
          </table:table-cell>
          <table:table-cell table:style-name="ce188"/>
          <table:table-cell table:style-name="ce141"/>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causale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lógicos (total)</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41"/>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lógico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24">
          <table:table-cell table:style-name="ce140"/>
          <table:table-cell table:style-name="ce140" office:value-type="string" calcext:value-type="string">
            <text:p>Incidencia de conectores adversativos (total)</text:p>
          </table:table-cell>
          <table:table-cell table:style-name="ce140" table:number-columns-repeated="2"/>
          <table:table-cell table:style-name="ce140" office:value-type="string" calcext:value-type="string">
            <text:p>Si</text:p>
          </table:table-cell>
          <table:table-cell table:style-name="ce166" office:value-type="string" calcext:value-type="string">
            <text:p>$aurkLokKopurua</text:p>
          </table:table-cell>
          <table:table-cell table:style-name="ce140"/>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table:style-name="ce140" office:value-type="string" calcext:value-type="string">
            <text:p>Incidencia de conectores adversativo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24">
          <table:table-cell table:style-name="ce140"/>
          <table:table-cell table:style-name="ce140" office:value-type="string" calcext:value-type="string">
            <text:p>Incidencia de todos los conectores (suma) (total)</text:p>
          </table:table-cell>
          <table:table-cell table:style-name="ce140" table:number-columns-repeated="2"/>
          <table:table-cell table:style-name="ce140" office:value-type="string" calcext:value-type="string">
            <text:p>Si</text:p>
          </table:table-cell>
          <table:table-cell table:style-name="ce166" office:value-type="string" calcext:value-type="string">
            <text:p>$lokKopurua</text:p>
          </table:table-cell>
          <table:table-cell table:style-name="ce140"/>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table:style-name="ce140" office:value-type="string" calcext:value-type="string">
            <text:p>Incidencia de todos los conectores (suma)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5">
          <table:table-cell table:style-name="ce140"/>
          <table:table-cell table:style-name="ce155" office:value-type="string" calcext:value-type="string">
            <text:p>Causal cohesion: a ratio of causal particles (P) to causal verbs (V).Utilizando WordNet detectamos los causal verbs y causal particles de lista de conectores. ratio=(nº de conectores/numeros de verbos causales+1)*100</text:p>
          </table:table-cell>
          <table:table-cell table:style-name="ce155" table:number-columns-repeated="2"/>
          <table:table-cell table:style-name="ce155" office:value-type="string" calcext:value-type="string">
            <text:p>no</text:p>
          </table:table-cell>
          <table:table-cell table:style-name="ce155"/>
          <table:table-cell/>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Particular classes of cohesion:</text:p>
          </table:table-cell>
          <table:table-cell table:number-columns-repeated="5"/>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clarifying connectives:in other words, that is</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additive connectives: also, moreover</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temporal connectives: after, before, when</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causal connectives: because, so, consenquently</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adversative additive connectives:however, in constract</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adversative causal connectives: although</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number-rows-repeated="4">
          <table:table-cell table:style-name="ce140" table:number-columns-repeated="7"/>
          <table:table-cell table:style-name="ce120"/>
          <table:table-cell table:style-name="ce188"/>
          <table:table-cell table:style-name="ce156" table:number-columns-repeated="2"/>
          <table:table-cell table:style-name="ce140" table:number-columns-repeated="1013"/>
        </table:table-row>
        <table:table-row table:style-name="ro63">
          <table:table-cell table:style-name="ce309" office:value-type="string" calcext:value-type="string">
            <text:p>Expanded temporal connectives incidence</text:p>
          </table:table-cell>
          <table:table-cell table:style-name="ce309" office:value-type="string" calcext:value-type="string">
            <text:p>temporal connectives: then, after, during, first, until…</text:p>
            <text:p>Incidence score (per 1000 words)</text:p>
          </table:table-cell>
          <table:table-cell table:style-name="ce140"/>
          <table:table-cell table:style-name="ce140" office:value-type="string" calcext:value-type="string">
            <text:p>CNCTempx or CONTEMPEXi</text:p>
          </table:table-cell>
          <table:table-cell table:style-name="ce140" table:number-columns-repeated="3"/>
          <table:table-cell table:style-name="ce120"/>
          <table:table-cell table:style-name="ce188"/>
          <table:table-cell table:style-name="ce156" table:number-columns-repeated="2"/>
          <table:table-cell table:style-name="ce140" table:number-columns-repeated="1013"/>
        </table:table-row>
        <table:table-row table:style-name="ro63" table:number-rows-repeated="2">
          <table:table-cell table:number-columns-repeated="1024"/>
        </table:table-row>
        <table:table-row table:style-name="ro63">
          <table:table-cell office:value-type="string" calcext:value-type="string">
            <text:p>MED(Minimal Edit Distance)</text:p>
          </table:table-cell>
          <table:table-cell office:value-type="string" calcext:value-type="string">
            <text:p>Coh-Metrix assesses a combination of semantic and syntactic dissimilarity</text:p>
            <text:p>by measuring the uniformity and consistency of the sentence constructions in the text,</text:p>
            <text:p>Based on the notion of MED(McCarthy, Guess &amp; McNamara, 2009)</text:p>
            <text:p>Coh-metrix provides three variations on MED:</text:p>
            <text:p>SYNMEDpos, SYNMEDwrd and SYNMEDlem</text:p>
            <text:p>MED calculates the average minimal edit, or the distance that POS, words or lemmas</text:p>
            <text:p>Are from one another between consecutive sentences in a text. Consider the following sentences:</text:p>
            <text:p>“The dog chases the cat.” and “The cat chases the dog.” .</text:p>
            <text:p>SYNMEDpos os 0 because the syntax is teh same.</text:p>
            <text:p>By constrast, “cat” and “dog” are in different positions in each sentence,</text:p>
            <text:p>and SYNMEDwrd and SYNMEDlem both are 0.4. Considering these indice together indicates</text:p>
            <text:p>that they have the same syntax but different meanings.</text:p>
            <text:p>In essence, SYNMEDpos calculates the extent to which one sentence needs to be modified (edited)</text:p>
            <text:p>To make it have the same syntactic composition as a second sentence.</text:p>
            <text:p>The three MED indices tend to be moderately correlated</text:p>
            <text:p>with measures of referential and semantic cohesion, with correlations ranging between -.3 and -.7.</text:p>
            <text:p>For example, using the TASA corpus:</text:p>
            <text:p>Synmedwrd correlates -.75 with Ref Cohesion(PC2)</text:p>
            <text:p>SYSMEDwrd and SYSMEDlem correlates -.4 to -.7 with Ref and Semantic Cohesion</text:p>
            <text:p>SYSMEDpos correlates -.2 to -.6 with Ref and Semantic Cohesion and -.3 to -.6 PC3(SYNTAX)</text:p>
          </table:table-cell>
          <table:table-cell table:number-columns-repeated="1022"/>
        </table:table-row>
        <table:table-row table:style-name="ro76" table:number-rows-repeated="1048482">
          <table:table-cell table:number-columns-repeated="1024"/>
        </table:table-row>
        <table:table-row table:style-name="ro76">
          <table:table-cell table:number-columns-repeated="1024"/>
        </table:table-row>
        <calcext:conditional-formats>
          <calcext:conditional-format calcext:target-range-address="'coh-metrix'.H63:'coh-metrix'.H63 'coh-metrix'.H68:'coh-metrix'.H90">
            <calcext:condition calcext:apply-style-name="cf60" calcext:value="=&quot;TERMINADO&quot;" calcext:base-cell-address="'coh-metrix'.H63"/>
            <calcext:condition calcext:apply-style-name="cf59" calcext:value="=&quot;ESPERANDO&quot;" calcext:base-cell-address="'coh-metrix'.H63"/>
            <calcext:condition calcext:apply-style-name="cf58" calcext:value="=&quot;EN PROGRESO&quot;" calcext:base-cell-address="'coh-metrix'.H63"/>
            <calcext:condition calcext:apply-style-name="cf57" calcext:value="=&quot;BLOQUEADO&quot;" calcext:base-cell-address="'coh-metrix'.H63"/>
          </calcext:conditional-format>
        </calcext:conditional-formats>
      </table:table>
      <table:table table:name="Standards" table:style-name="ta2">
        <table:table-column table:style-name="co65" table:default-cell-style-name="ce146"/>
        <table:table-column table:style-name="co23" table:number-columns-repeated="1023" table:default-cell-style-name="ce146"/>
        <table:table-row table:style-name="ro63">
          <table:table-cell table:number-columns-repeated="1024"/>
        </table:table-row>
        <table:table-row table:style-name="ro63">
          <table:table-cell office:value-type="string" calcext:value-type="string">
            <text:p><text:a xlink:href="https://commoncore-espanol.sdcoe.net/CCSS-en-Espanol/SLA-Literacy" xlink:type="simple">https://commoncore-espanol.sdcoe.net/CCSS-en-Espanol/SLA-Literacy</text:a></text:p>
          </table:table-cell>
          <table:table-cell table:number-columns-repeated="1023"/>
        </table:table-row>
        <table:table-row table:style-name="ro63">
          <table:table-cell office:value-type="string" calcext:value-type="string">
            <text:p><text:a xlink:href="http://www.corestandards.org/read-the-standards/" xlink:type="simple">http://www.corestandards.org/read-the-standards/</text:a></text:p>
          </table:table-cell>
          <table:table-cell table:number-columns-repeated="1023"/>
        </table:table-row>
        <table:table-row table:style-name="ro63">
          <table:table-cell office:value-type="string" calcext:value-type="string">
            <text:p>Consider the types or</text:p>
            <text:p>combinations of texts that might be assigned depending on certain pedagogical goals:</text:p>
          </table:table-cell>
          <table:table-cell table:number-columns-repeated="1023"/>
        </table:table-row>
        <table:table-row table:style-name="ro63">
          <table:table-cell office:value-type="string" calcext:value-type="string">
            <text:p>Challenging texts with associated explanations.</text:p>
          </table:table-cell>
          <table:table-cell table:number-columns-repeated="1023"/>
        </table:table-row>
        <table:table-row table:style-name="ro63">
          <table:table-cell office:value-type="string" calcext:value-type="string">
            <text:p>Texts at the zone of proximal development. Some assigned texts are slightly above the difficulty level</text:p>
            <text:p>that students can handle.</text:p>
          </table:table-cell>
          <table:table-cell table:number-columns-repeated="1023"/>
        </table:table-row>
        <table:table-row table:style-name="ro63">
          <table:table-cell office:value-type="string" calcext:value-type="string">
            <text:p>Easy texts to build self-efficacy. Easy texts are assigned to build reading fluency and self-efficacy.</text:p>
            <text:p>Struggling readers can lose self-confidence, self-efficacy, and motivation when beset with a high</text:p>
            <text:p>density of texts that they can barely handle, if at all.</text:p>
          </table:table-cell>
          <table:table-cell table:number-columns-repeated="1023"/>
        </table:table-row>
        <table:table-row table:style-name="ro63">
          <table:table-cell office:value-type="string" calcext:value-type="string">
            <text:p>A balanced diet of texts at varying difficulty. Texts may be assigned according to a distribution of</text:p>
            <text:p>alternatives 1, 2, and 3 above, mostly in the zone of proximal development. The balanced diet</text:p>
            <text:p>benefits from exposure to challenging texts, texts that gradually push the envelope, and texts</text:p>
            <text:p>that build self-efficacy. This approach also includes texts in different genres.</text:p>
          </table:table-cell>
          <table:table-cell table:number-columns-repeated="1023"/>
        </table:table-row>
        <table:table-row table:style-name="ro63">
          <table:table-cell office:value-type="string" calcext:value-type="string">
            <text:p>Texts tailored to develop particular reading components. Texts may be assigned adaptively in a</text:p>
            <text:p>manner sensitive to the student’s complex profile of reading components. The texts attempt to</text:p>
            <text:p>rectify particular reading deficits or to advance particular reading skills.</text:p>
          </table:table-cell>
          <table:table-cell table:number-columns-repeated="1023"/>
        </table:table-row>
        <table:table-row table:style-name="ro63">
          <table:table-cell table:number-columns-repeated="1024"/>
        </table:table-row>
        <table:table-row table:style-name="ro63">
          <table:table-cell office:value-type="string" calcext:value-type="string">
            <text:p>the</text:p>
            <text:p>development of pedagogical environments at scale, such as intelligent tutoring systems (ITSs),</text:p>
            <text:p>computer-mediated collaborative learning (CMCL) environments, and massive open online courses</text:p>
            <text:p>(MOOCs).</text:p>
          </table:table-cell>
          <table:table-cell table:number-columns-repeated="1023"/>
        </table:table-row>
        <table:table-row table:style-name="ro63">
          <table:table-cell office:value-type="string" calcext:value-type="string">
            <text:p>The ITSs community has leveraged recent advances in affective computing to detect</text:p>
            <text:p>the learners’ affective states (Calvo &amp; D’Mello, 2010; D’Mello &amp; Kory, 2012; D’Mello, Dowell, &amp; Graesser,</text:p>
            <text:p>2013).</text:p>
          </table:table-cell>
          <table:table-cell table:number-columns-repeated="1023"/>
        </table:table-row>
        <table:table-row table:style-name="ro63">
          <table:table-cell office:value-type="string" calcext:value-type="string">
            <text:p>the language and discourse features of students and tutors are particularly good</text:p>
            <text:p>diagnostics of the learners’ affective states (D’Mello, Dowell, &amp; Graesser, 2009; D’Mello &amp; Graesser,</text:p>
            <text:p>2012; D’Mello &amp; Graesser, 2010).</text:p>
          </table:table-cell>
          <table:table-cell table:number-columns-repeated="1023"/>
        </table:table-row>
        <table:table-row table:style-name="ro63">
          <table:table-cell office:value-type="string" calcext:value-type="string">
            <text:p>For instance, D’Mello, Dowell, and Graesser (2009) explored the possibility of</text:p>
            <text:p>predicting learners’ affective states (boredom, flow/engagement, confusion, and frustration) by</text:p>
            <text:p>monitoring variations in the cohesiveness of tutorial dialogues during interactions with AutoTutor, an</text:p>
            <text:p>intelligent tutoring system with conversational dialogues. Multiple measures of cohesion (e.g.,</text:p>
            <text:p>pronouns, connectives, semantic overlap, causal cohesion, co-reference) were automatically computed</text:p>
            <text:p>using Coh-Metrix. Cohesion measures in multiple regression models predicted the proportional</text:p>
            <text:p>occurrence of each affective state, yielding medium to large effect sizes. Specifically, the findings</text:p>
            <text:p>indicated the incidence of negations, pronoun referential cohesion, causal cohesion, and co-reference</text:p>
            <text:p>cohesion were the most diagnostic predictors of the affective states.</text:p>
          </table:table-cell>
          <table:table-cell table:number-columns-repeated="1023"/>
        </table:table-row>
        <table:table-row table:style-name="ro63">
          <table:table-cell table:number-columns-repeated="1024"/>
        </table:table-row>
        <table:table-row table:style-name="ro63">
          <table:table-cell office:value-type="string" calcext:value-type="string">
            <text:p><text:a xlink:href="https://www.oxfordlearnersdictionaries.com/about/wordlists/cefr" xlink:type="simple">https://www.oxfordlearnersdictionaries.com/about/wordlists/cefr</text:a></text:p>
          </table:table-cell>
          <table:table-cell table:number-columns-repeated="1023"/>
        </table:table-row>
        <table:table-row table:style-name="ro63">
          <table:table-cell office:value-type="string" calcext:value-type="string">
            <text:p>CEFR stands for the ‘Common European Framework of Reference’ for languages, which is a description of the language abilities of students at different levels of learning. The CEFR can be used to compare standards in language learning and create teaching programmes.</text:p>
            <text:p/>
            <text:p>It grades language skills at six levels:</text:p>
            <text:p/>
            <text:p>A1 and A2 indicate elementary and pre-intermediate levels of ability.</text:p>
            <text:p/>
            <text:p>B1and B2 indicate lower- and upper-intermediate levels.</text:p>
            <text:p/>
            <text:p>C1 indicates advanced level.</text:p>
            <text:p/>
            <text:p>CEFR (Common European Framework of Reference for Languages.</text:p>
            <text:p>C2 indicates complete proficiency in the language.</text:p>
            <text:p/>
            <text:p>The CEFR grades language skills – what students can do in the language, for example ‘can understand the main ideas of complex text on both concrete and abstract topics’ (at B2). It does not grade specific grammar points or vocabulary items. However, we have aligned our core vocabulary lists, the Oxford 3000 and Oxford 5000, and the Oxford Phrase List, to the levels of the CEFR in order to guide learners of English on the most important words and phrases to learn at each level.</text:p>
            <text:p/>
            <text:p>The Oxford 3000 includes words from A1 to B2 level:</text:p>
            <text:p>https://www.oxfordlearnersdictionaries.com/external/pdf/wordlists/oxford-3000-5000/The%20Oxford%203000_by%20CEFR%20level.pdf</text:p>
            <text:p>the Oxford 5000 contains an additional 2000 words at B2 to C1 level:</text:p>
            <text:p>https://www.oxfordlearnersdictionaries.com/external/pdf/wordlists/oxford-3000-5000/The%20Oxford%205000_by%20CEFR%20level.pdf</text:p>
            <text:p>Oxford Phrase List includes phrases from A1 to C1 level:</text:p>
            <text:p>he Oxford 5000 is an expanded core word list for advanced learners of English. As well as the Oxford 3000, it includes an additional 2000 words for learners at B2-C1 level, which are listed here</text:p>
            <text:p/>
          </table:table-cell>
          <table:table-cell table:number-columns-repeated="1023"/>
        </table:table-row>
        <table:table-row table:style-name="ro63" table:number-rows-repeated="1048558">
          <table:table-cell table:number-columns-repeated="1024"/>
        </table:table-row>
        <table:table-row table:style-name="ro63">
          <table:table-cell table:number-columns-repeated="1024"/>
        </table:table-row>
      </table:table>
      <table:table table:name="reviewers" table:style-name="ta2">
        <table:table-column table:style-name="co66" table:default-cell-style-name="ce146"/>
        <table:table-column table:style-name="co23" table:number-columns-repeated="1023" table:default-cell-style-name="ce146"/>
        <table:table-row table:style-name="ro63">
          <table:table-cell office:value-type="string" calcext:value-type="string">
            <text:p>Bai, gehiago behar badira eta Scott Crossley eta Rebekah Benjamin ere!</text:p>
            <text:p/>
            <text:p>https://shared.cas.gsu.edu/profile/crossley-scott/</text:p>
            <text:p/>
            <text:p>https://www.huntington.edu/meet-the-faculty/rebekah-benjamin</text:p>
            <text:p/>
          </table:table-cell>
          <table:table-cell table:number-columns-repeated="1023"/>
        </table:table-row>
        <table:table-row table:style-name="ro63" table:number-rows-repeated="1048574">
          <table:table-cell table:number-columns-repeated="1024"/>
        </table:table-row>
        <table:table-row table:style-name="ro63">
          <table:table-cell table:number-columns-repeated="1024"/>
        </table:table-row>
      </table:table>
      <table:table table:name="borrador" table:style-name="ta2">
        <table:table-column table:style-name="co67" table:default-cell-style-name="ce146"/>
        <table:table-column table:style-name="co68" table:default-cell-style-name="ce146"/>
        <table:table-column table:style-name="co69" table:default-cell-style-name="ce146"/>
        <table:table-column table:style-name="co17" table:number-columns-repeated="13" table:default-cell-style-name="ce146"/>
        <table:table-column table:style-name="co23" table:number-columns-repeated="1008" table:default-cell-style-name="ce146"/>
        <table:table-row table:style-name="ro63">
          <table:table-cell office:value-type="string" calcext:value-type="string">
            <text:p>Semantic overlap.Referential cohesion:</text:p>
          </table:table-cell>
          <table:table-cell table:number-columns-repeated="8"/>
          <table:table-cell table:style-name="ce156"/>
          <table:table-cell table:number-columns-repeated="1014"/>
        </table:table-row>
        <table:table-row table:style-name="ro63">
          <table:table-cell office:value-type="string" calcext:value-type="string">
            <text:p>Semantic overlap.Referential cohesion:</text:p>
          </table:table-cell>
          <table:table-cell office:value-type="string" calcext:value-type="string">
            <text:p>Semantic Similarity between Given-New information (standard deviation)</text:p>
          </table:table-cell>
          <table:table-cell table:number-columns-repeated="7"/>
          <table:table-cell table:style-name="ce156"/>
          <table:table-cell table:number-columns-repeated="1014"/>
        </table:table-row>
        <table:table-row table:style-name="ro78">
          <table:table-cell office:value-type="string" calcext:value-type="string">
            <text:p>Semantic overlap.Referential cohesion:</text:p>
          </table:table-cell>
          <table:table-cell table:style-name="ce266" office:value-type="string" calcext:value-type="string">
            <text:p>Semantic overlap—all sentences;</text:p>
          </table:table-cell>
          <table:table-cell table:style-name="ce217" office:value-type="string" calcext:value-type="string">
            <text:p>global_similarity</text:p>
          </table:table-cell>
          <table:table-cell table:style-name="ce217"/>
          <table:table-cell table:style-name="ce217" office:value-type="string" calcext:value-type="string">
            <text:p>no</text:p>
          </table:table-cell>
          <table:table-cell table:style-name="ce217" table:number-columns-repeated="2"/>
          <table:table-cell table:style-name="ce363" office:value-type="string" calcext:value-type="string">
            <text:p>TERMINADO</text:p>
          </table:table-cell>
          <table:table-cell table:style-name="ce265" office:value-type="string" calcext:value-type="string">
            <text:p>Julen</text:p>
          </table:table-cell>
          <table:table-cell table:style-name="ce266" office:value-type="string" calcext:value-type="string">
            <text:p>Utilizar wordembeddings y coseno similitud. Local (es la media del valor del coseno entre pares de sentencias adjacentes en el texto)</text:p>
          </table:table-cell>
          <table:table-cell table:style-name="ce217" table:number-columns-repeated="6"/>
          <table:table-cell table:number-columns-repeated="1008"/>
        </table:table-row>
        <table:table-row table:style-name="ro78">
          <table:table-cell office:value-type="string" calcext:value-type="string">
            <text:p>Semantic overlap.Referential cohesion:</text:p>
          </table:table-cell>
          <table:table-cell table:style-name="ce266" office:value-type="string" calcext:value-type="string">
            <text:p>Semantic overlap—adjacent sentences;</text:p>
          </table:table-cell>
          <table:table-cell table:style-name="ce217" office:value-type="string" calcext:value-type="string">
            <text:p>local_similarity</text:p>
          </table:table-cell>
          <table:table-cell table:style-name="ce217"/>
          <table:table-cell table:style-name="ce217" office:value-type="string" calcext:value-type="string">
            <text:p>no</text:p>
          </table:table-cell>
          <table:table-cell table:style-name="ce217" table:number-columns-repeated="2"/>
          <table:table-cell table:style-name="ce363" office:value-type="string" calcext:value-type="string">
            <text:p>TERMINADO</text:p>
          </table:table-cell>
          <table:table-cell table:style-name="ce265" office:value-type="string" calcext:value-type="string">
            <text:p>Julen</text:p>
          </table:table-cell>
          <table:table-cell table:style-name="ce266" office:value-type="string" calcext:value-type="string">
            <text:p>Utilizar wordembeddings y coseno similitud. Local (es la media del valor del coseno entre pares de sentencias adjacentes en el texto)</text:p>
          </table:table-cell>
          <table:table-cell table:style-name="ce217" table:number-columns-repeated="6"/>
          <table:table-cell table:number-columns-repeated="1008"/>
        </table:table-row>
        <table:table-row table:style-name="ro63">
          <table:table-cell table:style-name="ce217" office:value-type="string" calcext:value-type="string">
            <text:p>Cohesion/Coherence</text:p>
          </table:table-cell>
          <table:table-cell table:style-name="ce217" office:value-type="string" calcext:value-type="string">
            <text:p>Content similarity between adjacent sentences https://stackoverflow.com/a/52059258</text:p>
          </table:table-cell>
          <table:table-cell table:style-name="ce217" office:value-type="string" calcext:value-type="string">
            <text:p>content_similarity</text:p>
          </table:table-cell>
          <table:table-cell table:style-name="ce217"/>
          <table:table-cell table:style-name="ce217" office:value-type="string" calcext:value-type="string">
            <text:p>no</text:p>
          </table:table-cell>
          <table:table-cell table:style-name="ce217" table:number-columns-repeated="2"/>
          <table:table-cell table:style-name="ce363" office:value-type="string" calcext:value-type="string">
            <text:p>TERMINADO</text:p>
          </table:table-cell>
          <table:table-cell table:style-name="ce265" office:value-type="string" calcext:value-type="string">
            <text:p>Julen</text:p>
          </table:table-cell>
          <table:table-cell table:style-name="ce217" office:value-type="string" calcext:value-type="string">
            <text:p>The similarity between sentences is computed using Jaccard method teniendo en cuenta lemas,</text:p>
            <text:p>quitando las stopwords:</text:p>
            <text:p>Cohesion(Texto)=Sumatorio por cada 2 sentencias adjacentes</text:p>
            <text:p>(nº palabras comunes entre ambas sentencias/nº palabras distintas entre ambas sentecias)/el número de pares de sentencias adjacentes</text:p>
          </table:table-cell>
          <table:table-cell table:style-name="ce217"/>
          <table:table-cell table:style-name="ce217" office:value-type="string" calcext:value-type="string">
            <text:p>As one example, common sense would predict that high-cohesion texts yield better comprehension than low-cohesion texts. However, researchers in discourse processing have discovered that the relationship between cohesion and comprehension is less straightforward than one might intuitively suspect. McNamara and her colleagues have documented that complex interactions occur between text cohesion and the readers’ prior knowledge (O’Reilly &amp; McNamara, 2007).</text:p>
          </table:table-cell>
          <table:table-cell table:style-name="ce217" table:number-columns-repeated="4"/>
          <table:table-cell table:number-columns-repeated="1008"/>
        </table:table-row>
        <table:table-row table:style-name="ro63" table:number-rows-repeated="6">
          <table:table-cell table:number-columns-repeated="1024"/>
        </table:table-row>
        <table:table-row table:style-name="ro24">
          <table:table-cell table:style-name="ce362" office:value-type="string" calcext:value-type="string">
            <text:p>Measure</text:p>
          </table:table-cell>
          <table:table-cell table:style-name="ce362" office:value-type="string" calcext:value-type="string">
            <text:p>Code</text:p>
          </table:table-cell>
          <table:table-cell table:style-name="ce362" office:value-type="string" calcext:value-type="string">
            <text:p>Definition</text:p>
          </table:table-cell>
          <table:table-cell table:number-columns-repeated="1021"/>
        </table:table-row>
        <table:table-row table:style-name="ro63">
          <table:table-cell table:style-name="ce155" office:value-type="string" calcext:value-type="string" table:number-columns-spanned="3" table:number-rows-spanned="1">
            <text:p>In linguistics, the term T-unit(Minimal Terminable Unit) was coined by Kellogg Hunt in 1965.[1] It is defined as the "shortest grammatically allowable sentences into which (writing can be split) or minimally terminable unit." Often, but not always, a T-unit is a sentence. More technically, a T-unit is a dominant clause and its dependent clauses: as Hunt said, it is "one main clause with all subordinate clauses attached to it" (Hunt 1965:20). T-units are often used in the analysis of written and spoken discourse, such as in studies on errors in second language writing. The number of error-free T-units may be counted, as in Robb et al. (1986),[2] or changes in accuracy per T-unit over drafts of compositions may be measured (Sachs and Polio, 2007).[3]. Young (1995)[4] gives some examples of what a T-unit is and is not:</text:p>
            <text:p>"The following elements were counted as one T-unit:</text:p>
            <text:p>a single clause,</text:p>
            <text:p>a matrix plus subordinate clause,</text:p>
            <text:p>two or more phrases in apposition, and fragments of clauses produced by ellipsis.</text:p>
            <text:p>Co-ordinate clauses were counted as two t-units.</text:p>
            <text:p>Elements not counted as t-units include back channel cues such as mhm and yeah, and discourse boundary markers such as okay, thanks or good.</text:p>
            <text:p>False starts were integrated into the following t-unit." (Young 1995:38)</text:p>
            <text:p/>
          </table:table-cell>
          <table:covered-table-cell table:number-columns-repeated="2"/>
          <table:table-cell table:number-columns-repeated="1021"/>
        </table:table-row>
        <table:table-row table:style-name="ro63">
          <table:table-cell table:style-name="ce155" office:value-type="string" calcext:value-type="string">
            <text:p> Mean length of clause</text:p>
          </table:table-cell>
          <table:table-cell table:style-name="ce155" office:value-type="string" calcext:value-type="string">
            <text:p>MLC</text:p>
          </table:table-cell>
          <table:table-cell table:style-name="ce155" office:value-type="string" calcext:value-type="string">
            <text:p># of words/# of clauses</text:p>
          </table:table-cell>
          <table:table-cell table:number-columns-repeated="1021"/>
        </table:table-row>
        <table:table-row table:style-name="ro63">
          <table:table-cell table:style-name="ce155" office:value-type="string" calcext:value-type="string">
            <text:p> Mean length of sentence</text:p>
          </table:table-cell>
          <table:table-cell table:style-name="ce155" office:value-type="string" calcext:value-type="string">
            <text:p>MLS</text:p>
          </table:table-cell>
          <table:table-cell table:style-name="ce155" office:value-type="string" calcext:value-type="string">
            <text:p># of words/# of sentences</text:p>
          </table:table-cell>
          <table:table-cell table:number-columns-repeated="1021"/>
        </table:table-row>
        <table:table-row table:style-name="ro63">
          <table:table-cell table:style-name="ce155" office:value-type="string" calcext:value-type="string">
            <text:p> Mean length of T-unit</text:p>
          </table:table-cell>
          <table:table-cell table:style-name="ce155" office:value-type="string" calcext:value-type="string">
            <text:p>MLT</text:p>
          </table:table-cell>
          <table:table-cell table:style-name="ce155" office:value-type="string" calcext:value-type="string">
            <text:p># of words/# of T-unit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Amount of subordination</text:p>
          </table:table-cell>
          <table:covered-table-cell table:number-columns-repeated="2"/>
          <table:table-cell table:number-columns-repeated="1021"/>
        </table:table-row>
        <table:table-row table:style-name="ro63">
          <table:table-cell table:style-name="ce155" office:value-type="string" calcext:value-type="string">
            <text:p> Clauses per T-unit</text:p>
          </table:table-cell>
          <table:table-cell table:style-name="ce155" office:value-type="string" calcext:value-type="string">
            <text:p>C/T</text:p>
          </table:table-cell>
          <table:table-cell table:style-name="ce155" office:value-type="string" calcext:value-type="string">
            <text:p># of clauses/# of T-unit</text:p>
          </table:table-cell>
          <table:table-cell table:number-columns-repeated="1021"/>
        </table:table-row>
        <table:table-row table:style-name="ro63">
          <table:table-cell table:style-name="ce155" office:value-type="string" calcext:value-type="string">
            <text:p> Complex T-units per T-unit</text:p>
          </table:table-cell>
          <table:table-cell table:style-name="ce155" office:value-type="string" calcext:value-type="string">
            <text:p>CT/T</text:p>
          </table:table-cell>
          <table:table-cell table:style-name="ce155" office:value-type="string" calcext:value-type="string">
            <text:p># of complex T-units/# of T-units</text:p>
          </table:table-cell>
          <table:table-cell table:number-columns-repeated="1021"/>
        </table:table-row>
        <table:table-row table:style-name="ro63">
          <table:table-cell table:style-name="ce155" office:value-type="string" calcext:value-type="string">
            <text:p> Dependent clauses per clause</text:p>
          </table:table-cell>
          <table:table-cell table:style-name="ce155" office:value-type="string" calcext:value-type="string">
            <text:p>DC/C</text:p>
          </table:table-cell>
          <table:table-cell table:style-name="ce155" office:value-type="string" calcext:value-type="string">
            <text:p># of dependent clauses/# of clauses</text:p>
          </table:table-cell>
          <table:table-cell table:number-columns-repeated="1021"/>
        </table:table-row>
        <table:table-row table:style-name="ro63">
          <table:table-cell table:style-name="ce155" office:value-type="string" calcext:value-type="string">
            <text:p> Dependent clauses per T-unit</text:p>
          </table:table-cell>
          <table:table-cell table:style-name="ce155" office:value-type="string" calcext:value-type="string">
            <text:p>DC/T</text:p>
          </table:table-cell>
          <table:table-cell table:style-name="ce155" office:value-type="string" calcext:value-type="string">
            <text:p># of dependent clauses/# of T-unit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Amount of coordination</text:p>
          </table:table-cell>
          <table:covered-table-cell table:number-columns-repeated="2"/>
          <table:table-cell table:number-columns-repeated="1021"/>
        </table:table-row>
        <table:table-row table:style-name="ro63">
          <table:table-cell table:style-name="ce155" office:value-type="string" calcext:value-type="string">
            <text:p> Coordinate phrases per clause</text:p>
          </table:table-cell>
          <table:table-cell table:style-name="ce155" office:value-type="string" calcext:value-type="string">
            <text:p>CP/C</text:p>
          </table:table-cell>
          <table:table-cell table:style-name="ce155" office:value-type="string" calcext:value-type="string">
            <text:p># of coordinate phrases/# of clauses</text:p>
          </table:table-cell>
          <table:table-cell table:number-columns-repeated="1021"/>
        </table:table-row>
        <table:table-row table:style-name="ro63">
          <table:table-cell table:style-name="ce155" office:value-type="string" calcext:value-type="string">
            <text:p> Coordinate phrases per T-unit</text:p>
          </table:table-cell>
          <table:table-cell table:style-name="ce155" office:value-type="string" calcext:value-type="string">
            <text:p>CP/T</text:p>
          </table:table-cell>
          <table:table-cell table:style-name="ce155" office:value-type="string" calcext:value-type="string">
            <text:p># of coordinate phrases/# of T-units</text:p>
          </table:table-cell>
          <table:table-cell table:number-columns-repeated="1021"/>
        </table:table-row>
        <table:table-row table:style-name="ro63">
          <table:table-cell table:style-name="ce155" office:value-type="string" calcext:value-type="string">
            <text:p> T-units per sentence</text:p>
          </table:table-cell>
          <table:table-cell table:style-name="ce155" office:value-type="string" calcext:value-type="string">
            <text:p>T/S</text:p>
          </table:table-cell>
          <table:table-cell table:style-name="ce155" office:value-type="string" calcext:value-type="string">
            <text:p># of T-units/# of sentence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Degree of phrasal sophistication</text:p>
          </table:table-cell>
          <table:covered-table-cell table:number-columns-repeated="2"/>
          <table:table-cell table:number-columns-repeated="1021"/>
        </table:table-row>
        <table:table-row table:style-name="ro63">
          <table:table-cell table:style-name="ce155" office:value-type="string" calcext:value-type="string">
            <text:p> Complex nominals per clause</text:p>
          </table:table-cell>
          <table:table-cell table:style-name="ce155" office:value-type="string" calcext:value-type="string">
            <text:p>CN/C</text:p>
          </table:table-cell>
          <table:table-cell table:style-name="ce155" office:value-type="string" calcext:value-type="string">
            <text:p># of complex nominals/# of clauses</text:p>
          </table:table-cell>
          <table:table-cell table:number-columns-repeated="1021"/>
        </table:table-row>
        <table:table-row table:style-name="ro63">
          <table:table-cell table:style-name="ce155" office:value-type="string" calcext:value-type="string">
            <text:p> Complex nominals per T-unit</text:p>
          </table:table-cell>
          <table:table-cell table:style-name="ce155" office:value-type="string" calcext:value-type="string">
            <text:p>CN/T</text:p>
          </table:table-cell>
          <table:table-cell table:style-name="ce155" office:value-type="string" calcext:value-type="string">
            <text:p># of complex nominals/# of T-units</text:p>
          </table:table-cell>
          <table:table-cell table:number-columns-repeated="1021"/>
        </table:table-row>
        <table:table-row table:style-name="ro63">
          <table:table-cell table:style-name="ce155" office:value-type="string" calcext:value-type="string">
            <text:p> Verb phrases per T-unit</text:p>
          </table:table-cell>
          <table:table-cell table:style-name="ce155" office:value-type="string" calcext:value-type="string">
            <text:p>VP/T</text:p>
          </table:table-cell>
          <table:table-cell table:style-name="ce155" office:value-type="string" calcext:value-type="string">
            <text:p># of verb phrases/# of T-unit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Overall sentence complexity</text:p>
          </table:table-cell>
          <table:covered-table-cell table:number-columns-repeated="2"/>
          <table:table-cell table:number-columns-repeated="1021"/>
        </table:table-row>
        <table:table-row table:style-name="ro63">
          <table:table-cell table:style-name="ce155" office:value-type="string" calcext:value-type="string">
            <text:p> Clauses per sentence</text:p>
          </table:table-cell>
          <table:table-cell table:style-name="ce155" office:value-type="string" calcext:value-type="string">
            <text:p>C/S</text:p>
          </table:table-cell>
          <table:table-cell table:style-name="ce155" office:value-type="string" calcext:value-type="string">
            <text:p># of clauses/# of sentences</text:p>
          </table:table-cell>
          <table:table-cell table:number-columns-repeated="1021"/>
        </table:table-row>
        <table:table-row table:style-name="ro63" table:number-rows-repeated="3">
          <table:table-cell table:number-columns-repeated="1024"/>
        </table:table-row>
        <table:table-row table:style-name="ro63">
          <table:table-cell office:value-type="string" calcext:value-type="string">
            <text:p>Balance of tree:</text:p>
          </table:table-cell>
          <table:table-cell table:number-columns-repeated="1023"/>
        </table:table-row>
        <table:table-row table:style-name="ro63">
          <table:table-cell office:value-type="string" calcext:value-type="string">
            <text:p>https://github.com/biocom-uib/Quartet_Index</text:p>
          </table:table-cell>
          <table:table-cell table:number-columns-repeated="1023"/>
        </table:table-row>
        <table:table-row table:style-name="ro63">
          <table:table-cell table:number-columns-repeated="1024"/>
        </table:table-row>
        <table:table-row table:style-name="ro63">
          <table:table-cell office:value-type="string" calcext:value-type="string">
            <text:p>http://etetoolkit.org/ipython_notebook/</text:p>
          </table:table-cell>
          <table:table-cell table:number-columns-repeated="1023"/>
        </table:table-row>
        <table:table-row table:style-name="ro63">
          <table:table-cell table:number-columns-repeated="1024"/>
        </table:table-row>
        <table:table-row table:style-name="ro79">
          <table:table-cell table:style-name="ce161"/>
          <table:table-cell office:value-type="string" calcext:value-type="string">
            <text:p>Mean of the number of levels of dependency tree(Resolution)</text:p>
          </table:table-cell>
          <table:table-cell/>
          <table:table-cell table:style-name="ce161" table:number-columns-repeated="4"/>
          <table:table-cell table:style-name="ce125"/>
          <table:table-cell table:style-name="ce365"/>
          <table:table-cell table:style-name="ce156" office:value-type="string" calcext:value-type="string">
            <text:p>The average of the number of branches occur in a dependency tree per sentence</text:p>
          </table:table-cell>
          <table:table-cell table:style-name="ce161" office:value-type="string" calcext:value-type="string">
            <text:p>The resolution of a tree describes how branches occur in a tree.</text:p>
            <text:p>A fully resoluted tree is one that has all branches given the number of nodes,</text:p>
            <text:p>while an unresolved tree is one that has all the leaves directly connected to the root by one branch</text:p>
          </table:table-cell>
          <table:table-cell table:style-name="ce216" office:value-type="string" calcext:value-type="string">
            <text:p>Ref: @article{madrazo2016towards,</text:p>
            <text:p>title={Towards Multipurpose Readability Assessment},</text:p>
            <text:p>author={Madrazo, Ion},</text:p>
            <text:p>year={2016}</text:p>
            <text:p>}</text:p>
            <text:p/>
          </table:table-cell>
          <table:table-cell table:style-name="ce216" table:number-columns-repeated="1012"/>
        </table:table-row>
        <table:table-row table:style-name="ro63">
          <table:table-cell table:style-name="ce161"/>
          <table:table-cell table:number-columns-repeated="2"/>
          <table:table-cell table:style-name="ce161" table:number-columns-repeated="4"/>
          <table:table-cell table:style-name="ce125"/>
          <table:table-cell table:style-name="ce365"/>
          <table:table-cell table:style-name="ce155"/>
          <table:table-cell table:style-name="ce161" office:value-type="string" calcext:value-type="string">
            <text:p>For</text:p>
            <text:p>calculating the resolution of a tree, we follow Colless’s (DH Colless. Congruence between morphometric and allozyme data for menidia</text:p>
            <text:p>species: a reappraisal. Systematic Zoology, 29(3):288–299, 1980.) formula, that simply</text:p>
            <text:p>divides the number of internal branches in a tree by the maximum possible</text:p>
            <text:p>internal branches that the tree could have.</text:p>
          </table:table-cell>
          <table:table-cell table:style-name="ce216" table:number-columns-repeated="1013"/>
        </table:table-row>
        <table:table-row table:style-name="ro63">
          <table:table-cell table:style-name="ce161"/>
          <table:table-cell table:number-columns-repeated="2"/>
          <table:table-cell table:style-name="ce161" table:number-columns-repeated="4"/>
          <table:table-cell table:style-name="ce125"/>
          <table:table-cell table:style-name="ce365"/>
          <table:table-cell table:style-name="ce155"/>
          <table:table-cell table:style-name="ce161"/>
          <table:table-cell table:style-name="ce216" table:number-columns-repeated="1013"/>
        </table:table-row>
        <table:table-row table:style-name="ro69">
          <table:table-cell office:value-type="string" calcext:value-type="string">
            <text:p>Syntactic Complexity</text:p>
          </table:table-cell>
          <table:table-cell office:value-type="string" calcext:value-type="string">
            <text:p>Average complexity of each denpendency tree</text:p>
          </table:table-cell>
          <table:table-cell table:number-columns-repeated="2"/>
          <table:table-cell office:value-type="string" calcext:value-type="string">
            <text:p>no</text:p>
          </table:table-cell>
          <table:table-cell table:number-columns-repeated="2"/>
          <table:table-cell table:style-name="ce125" office:value-type="string" calcext:value-type="string">
            <text:p>ESPERANDO</text:p>
          </table:table-cell>
          <table:table-cell table:style-name="ce188"/>
          <table:table-cell table:style-name="ce155" office:value-type="string" calcext:value-type="string">
            <text:p>SUM de sentencias(grado de complejidad del árbol medido por diferentes factores)/nº total de sentencias</text:p>
          </table:table-cell>
          <table:table-cell office:value-type="string" calcext:value-type="string">
            <text:p>Factores: Depth (la distancia máxima entre root y cualquiera de las hojas); Resolution (Cuantas ramificaciones ocurren en el árbol utilizando la fórmula Colless’s que divide el número de ramificaciones internas por el máximo de ramificaciones posibles); Imbalance (Si el árbol esta balanceado se mide usando la fórmula “imbalance fomula of Colless’s”;Branches per splitting point(El n.º de ramificaciones que cada punto de division tiene de media;Number of splitting points(el número de puntos de division en el árbol) <text:s/></text:p>
          </table:table-cell>
          <table:table-cell table:style-name="ce140" table:number-columns-repeated="1013"/>
        </table:table-row>
        <table:table-row table:style-name="ro63" table:number-rows-repeated="1048528">
          <table:table-cell table:number-columns-repeated="1024"/>
        </table:table-row>
        <table:table-row table:style-name="ro63">
          <table:table-cell table:number-columns-repeated="1024"/>
        </table:table-row>
        <calcext:conditional-formats>
          <calcext:conditional-format calcext:target-range-address="borrador.H3:borrador.H5 borrador.H44:borrador.H47">
            <calcext:condition calcext:apply-style-name="cf60" calcext:value="=&quot;TERMINADO&quot;" calcext:base-cell-address="borrador.H3"/>
            <calcext:condition calcext:apply-style-name="cf59" calcext:value="=&quot;ESPERANDO&quot;" calcext:base-cell-address="borrador.H3"/>
            <calcext:condition calcext:apply-style-name="cf58" calcext:value="=&quot;EN PROGRESO&quot;" calcext:base-cell-address="borrador.H3"/>
            <calcext:condition calcext:apply-style-name="cf57" calcext:value="=&quot;BLOQUEADO&quot;" calcext:base-cell-address="borrador.H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1"/>
    <style:font-face style:name="Liberation Sans1" svg:font-family="'Liberation Sans1'"/>
    <style:font-face style:name="Liberation Sans11" svg:font-family="'Liberation Sans11'"/>
    <style:font-face style:name="Liberation Serif" svg:font-family="'Liberation Serif'"/>
    <style:font-face style:name="LiberationSerif" svg:font-family="LiberationSerif"/>
    <style:font-face style:name="Times New Roman" svg:font-family="'Times New Roman'"/>
    <style:font-face style:name="Times New Roman1" svg:font-family="'Times New Roman1'"/>
    <style:font-face style:name="Ubuntu Mono" svg:font-family="'Ubuntu Mon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number:currency-style style:name="N10104" number:language="es" number:country="ES">
      <number:number number:decimal-places="2" loext:min-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1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1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1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1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9"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0"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2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2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3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3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9"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0"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4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4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4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4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5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5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5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5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5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Sin_20_título2" style:display-name="Sin título2" style:family="table-cell" style:parent-style-name="Default" style:data-style-name="N0">
      <style:table-cell-properties fo:background-color="#c2e0ae" style:vertical-align="automatic"/>
      <style:text-properties fo:color="#407927" fo:font-weight="bold" style:font-weight-asian="bold" style:font-weight-complex="bold"/>
    </style:style>
    <style:style style:name="Sin_20_título3" style:display-name="Sin título3"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Sin_20_título4" style:display-name="Sin título4"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Sin_20_título5" style:display-name="Sin título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Sin_20_título6" style:display-name="Sin título6" style:family="table-cell" style:parent-style-name="Default" style:data-style-name="N0">
      <style:table-cell-properties fo:background-color="#ffe5ca" style:vertical-align="automatic"/>
      <style:text-properties fo:color="#985006" fo:font-weight="bold" style:font-weight-asian="bold" style:font-weight-complex="bold"/>
    </style:style>
    <style:style style:name="Sin_20_título7" style:display-name="Sin título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Sin_20_título8" style:display-name="Sin título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Status"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Text"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57" style:family="table-cell" style:parent-style-name="Default">
      <style:table-cell-properties fo:background-color="#fcd4d1"/>
      <style:text-properties fo:color="#ba131a" fo:font-weight="bold" style:font-weight-asian="bold" style:font-weight-complex="bold"/>
    </style:style>
    <style:style style:name="cf58" style:family="table-cell" style:parent-style-name="Default">
      <style:table-cell-properties fo:background-color="#fff685"/>
      <style:text-properties fo:color="#9a6704" fo:font-weight="bold" style:font-weight-asian="bold" style:font-weight-complex="bold"/>
    </style:style>
    <style:style style:name="cf59" style:family="table-cell" style:parent-style-name="Default">
      <style:table-cell-properties fo:background-color="#adc5e7"/>
      <style:text-properties fo:color="#003d73" fo:font-weight="bold" style:font-weight-asian="bold" style:font-weight-complex="bold"/>
    </style:style>
    <style:style style:name="cf60" style:family="table-cell" style:parent-style-name="Default">
      <style:table-cell-properties fo:background-color="#c2e0ae"/>
      <style:text-properties fo:color="#2b511a"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6">00/00/0000</text:date>, <text:time style:data-style-name="N2" text:time-value="09:09:22.988625586">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
    <meta:creation-date>2019-01-24T20:04:49Z</meta:creation-date>
    <dc:date>2020-01-06T00:18:30.212662109</dc:date>
    <meta:editing-cycles>340</meta:editing-cycles>
    <meta:editing-duration>P1DT12H40M35S</meta:editing-duration>
    <meta:document-statistic meta:table-count="16" meta:cell-count="4028" meta:object-count="0"/>
  </office:meta>
</office:document-meta>
</file>